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5575in"/>
    </style:style>
    <style:style style:name="co6" style:family="table-column">
      <style:table-column-properties fo:break-before="auto" style:column-width="1.611in"/>
    </style:style>
    <style:style style:name="co7" style:family="table-column">
      <style:table-column-properties fo:break-before="auto" style:column-width="1.472in"/>
    </style:style>
    <style:style style:name="co8" style:family="table-column">
      <style:table-column-properties fo:break-before="auto" style:column-width="1.5362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5472in"/>
    </style:style>
    <style:style style:name="co11" style:family="table-column">
      <style:table-column-properties fo:break-before="auto" style:column-width="1.4075in"/>
    </style:style>
    <style:style style:name="co12" style:family="table-column">
      <style:table-column-properties fo:break-before="auto" style:column-width="1.3862in"/>
    </style:style>
    <style:style style:name="co13" style:family="table-column">
      <style:table-column-properties fo:break-before="auto" style:column-width="1.5689in"/>
    </style:style>
    <style:style style:name="co14" style:family="table-column">
      <style:table-column-properties fo:break-before="auto" style:column-width="1.4937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atDgait15" table:style-name="ta1">
        <table:shapes>
          <draw:frame draw:z-index="0" draw:style-name="gr1" draw:text-style-name="P1" svg:width="6.2984in" svg:height="3.5453in" svg:x="2.2972in" svg:y="3.8063in">
            <draw:object draw:notify-on-update-of-ranges="flatDgait15.A1:flatDgait15.A1 flatDgait15.B1:flatDgait15.NN1 flatDgait15.A6:flatDgait15.A6 flatDgait15.B6:flatDgait15.NN6 flatDgait15.A8:flatDgait15.A8 flatDgait15.B8:flatDgait15.NN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11" table:number-columns-repeated="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number-columns-repeated="5" table:default-cell-style-name="Default"/>
        <table:table-column table:style-name="co9" table:default-cell-style-name="Default"/>
        <table:table-column table:style-name="co11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1" table:number-columns-repeated="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number-columns-repeated="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12" table:default-cell-style-name="Default"/>
        <table:table-column table:style-name="co11" table:number-columns-repeated="13" table:default-cell-style-name="Default"/>
        <table:table-column table:style-name="co12" table:default-cell-style-name="Default"/>
        <table:table-column table:style-name="co11" table:number-columns-repeated="10" table:default-cell-style-name="Default"/>
        <table:table-column table:style-name="co9" table:default-cell-style-name="Default"/>
        <table:table-column table:style-name="co11" table:number-columns-repeated="6" table:default-cell-style-name="Default"/>
        <table:table-column table:style-name="co12" table:default-cell-style-name="Default"/>
        <table:table-column table:style-name="co11" table:number-columns-repeated="15" table:default-cell-style-name="Default"/>
        <table:table-column table:style-name="co2" table:default-cell-style-name="Default"/>
        <table:table-column table:style-name="co4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1" table:number-columns-repeated="3" table:default-cell-style-name="Default"/>
        <table:table-column table:style-name="co9" table:default-cell-style-name="Default"/>
        <table:table-column table:style-name="co11" table:number-columns-repeated="15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1" table:number-columns-repeated="5" table:default-cell-style-name="Default"/>
        <table:table-column table:style-name="co9" table:default-cell-style-name="Default"/>
        <table:table-column table:style-name="co11" table:number-columns-repeated="17" table:default-cell-style-name="Default"/>
        <table:table-column table:style-name="co2" table:default-cell-style-name="Default"/>
        <table:table-column table:style-name="co11" table:number-columns-repeated="3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1" table:number-columns-repeated="5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11" table:number-columns-repeated="12" table:default-cell-style-name="Default"/>
        <table:table-column table:style-name="co4" table:default-cell-style-name="Default"/>
        <table:table-column table:style-name="co11" table:number-columns-repeated="6" table:default-cell-style-name="Default"/>
        <table:table-column table:style-name="co2" table:default-cell-style-name="Default"/>
        <table:table-column table:style-name="co4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number-columns-repeated="8" table:default-cell-style-name="Default"/>
        <table:table-column table:style-name="co9" table:number-columns-repeated="2" table:default-cell-style-name="Default"/>
        <table:table-column table:style-name="co11" table:number-columns-repeated="7" table:default-cell-style-name="Default"/>
        <table:table-column table:style-name="co2" table:default-cell-style-name="Default"/>
        <table:table-column table:style-name="co9" table:default-cell-style-name="Default"/>
        <table:table-column table:style-name="co11" table:number-columns-repeated="17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11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number-columns-repeated="3" table:default-cell-style-name="Default"/>
        <table:table-column table:style-name="co2" table:number-columns-repeated="3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number-columns-repeated="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10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13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1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2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10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15" table:number-columns-repeated="466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333566665649414" calcext:value-type="float">
            <text:p>0.033356666564941</text:p>
          </table:table-cell>
          <table:table-cell office:value-type="float" office:value="0.100070238113403" calcext:value-type="float">
            <text:p>0.100070238113403</text:p>
          </table:table-cell>
          <table:table-cell office:value-type="float" office:value="0.133427143096924" calcext:value-type="float">
            <text:p>0.133427143096924</text:p>
          </table:table-cell>
          <table:table-cell office:value-type="float" office:value="0.166783809661865" calcext:value-type="float">
            <text:p>0.166783809661865</text:p>
          </table:table-cell>
          <table:table-cell office:value-type="float" office:value="0.233497619628906" calcext:value-type="float">
            <text:p>0.233497619628906</text:p>
          </table:table-cell>
          <table:table-cell office:value-type="float" office:value="0.266854524612427" calcext:value-type="float">
            <text:p>0.266854524612427</text:p>
          </table:table-cell>
          <table:table-cell office:value-type="float" office:value="0.300211668014526" calcext:value-type="float">
            <text:p>0.300211668014526</text:p>
          </table:table-cell>
          <table:table-cell office:value-type="float" office:value="0.333568572998047" calcext:value-type="float">
            <text:p>0.333568572998047</text:p>
          </table:table-cell>
          <table:table-cell office:value-type="float" office:value="0.400282621383667" calcext:value-type="float">
            <text:p>0.400282621383667</text:p>
          </table:table-cell>
          <table:table-cell office:value-type="float" office:value="0.433639526367188" calcext:value-type="float">
            <text:p>0.433639526367188</text:p>
          </table:table-cell>
          <table:table-cell office:value-type="float" office:value="0.466996431350708" calcext:value-type="float">
            <text:p>0.466996431350708</text:p>
          </table:table-cell>
          <table:table-cell office:value-type="float" office:value="0.500353336334229" calcext:value-type="float">
            <text:p>0.500353336334229</text:p>
          </table:table-cell>
          <table:table-cell office:value-type="float" office:value="0.567067384719849" calcext:value-type="float">
            <text:p>0.567067384719849</text:p>
          </table:table-cell>
          <table:table-cell office:value-type="float" office:value="0.600424289703369" calcext:value-type="float">
            <text:p>0.600424289703369</text:p>
          </table:table-cell>
          <table:table-cell office:value-type="float" office:value="0.63378119468689" calcext:value-type="float">
            <text:p>0.63378119468689</text:p>
          </table:table-cell>
          <table:table-cell office:value-type="float" office:value="0.700494766235352" calcext:value-type="float">
            <text:p>0.700494766235352</text:p>
          </table:table-cell>
          <table:table-cell office:value-type="float" office:value="0.733851671218872" calcext:value-type="float">
            <text:p>0.733851671218872</text:p>
          </table:table-cell>
          <table:table-cell office:value-type="float" office:value="0.767208576202393" calcext:value-type="float">
            <text:p>0.767208576202393</text:p>
          </table:table-cell>
          <table:table-cell office:value-type="float" office:value="0.800565481185913" calcext:value-type="float">
            <text:p>0.800565481185913</text:p>
          </table:table-cell>
          <table:table-cell office:value-type="float" office:value="0.833922386169434" calcext:value-type="float">
            <text:p>0.833922386169434</text:p>
          </table:table-cell>
          <table:table-cell office:value-type="float" office:value="0.867279529571533" calcext:value-type="float">
            <text:p>0.867279529571533</text:p>
          </table:table-cell>
          <table:table-cell office:value-type="float" office:value="0.933993101119995" calcext:value-type="float">
            <text:p>0.933993101119995</text:p>
          </table:table-cell>
          <table:table-cell office:value-type="float" office:value="1.00070691108704" calcext:value-type="float">
            <text:p>1.00070691108704</text:p>
          </table:table-cell>
          <table:table-cell office:value-type="float" office:value="1.03406381607056" calcext:value-type="float">
            <text:p>1.03406381607056</text:p>
          </table:table-cell>
          <table:table-cell office:value-type="float" office:value="1.06742072105408" calcext:value-type="float">
            <text:p>1.06742072105408</text:p>
          </table:table-cell>
          <table:table-cell office:value-type="float" office:value="1.13413429260254" calcext:value-type="float">
            <text:p>1.13413429260254</text:p>
          </table:table-cell>
          <table:table-cell office:value-type="float" office:value="1.20084810256958" calcext:value-type="float">
            <text:p>1.20084810256958</text:p>
          </table:table-cell>
          <table:table-cell office:value-type="float" office:value="1.26756477355957" calcext:value-type="float">
            <text:p>1.26756477355957</text:p>
          </table:table-cell>
          <table:table-cell office:value-type="float" office:value="1.33428168296814" calcext:value-type="float">
            <text:p>1.33428168296814</text:p>
          </table:table-cell>
          <table:table-cell office:value-type="float" office:value="1.40099811553955" calcext:value-type="float">
            <text:p>1.40099811553955</text:p>
          </table:table-cell>
          <table:table-cell office:value-type="float" office:value="1.46771502494812" calcext:value-type="float">
            <text:p>1.46771502494812</text:p>
          </table:table-cell>
          <table:table-cell office:value-type="float" office:value="1.53443169593811" calcext:value-type="float">
            <text:p>1.53443169593811</text:p>
          </table:table-cell>
          <table:table-cell office:value-type="float" office:value="1.60114860534668" calcext:value-type="float">
            <text:p>1.60114860534668</text:p>
          </table:table-cell>
          <table:table-cell office:value-type="float" office:value="1.66786527633667" calcext:value-type="float">
            <text:p>1.66786527633667</text:p>
          </table:table-cell>
          <table:table-cell office:value-type="float" office:value="1.73458218574524" calcext:value-type="float">
            <text:p>1.73458218574524</text:p>
          </table:table-cell>
          <table:table-cell office:value-type="float" office:value="1.76794052124023" calcext:value-type="float">
            <text:p>1.76794052124023</text:p>
          </table:table-cell>
          <table:table-cell office:value-type="float" office:value="1.80129885673523" calcext:value-type="float">
            <text:p>1.80129885673523</text:p>
          </table:table-cell>
          <table:table-cell office:value-type="float" office:value="1.8346574306488" calcext:value-type="float">
            <text:p>1.8346574306488</text:p>
          </table:table-cell>
          <table:table-cell office:value-type="float" office:value="1.90137434005737" calcext:value-type="float">
            <text:p>1.90137434005737</text:p>
          </table:table-cell>
          <table:table-cell office:value-type="float" office:value="1.96809124946594" calcext:value-type="float">
            <text:p>1.96809124946594</text:p>
          </table:table-cell>
          <table:table-cell office:value-type="float" office:value="2.00144958496094" calcext:value-type="float">
            <text:p>2.00144958496094</text:p>
          </table:table-cell>
          <table:table-cell office:value-type="float" office:value="2.03480792045593" calcext:value-type="float">
            <text:p>2.03480792045593</text:p>
          </table:table-cell>
          <table:table-cell office:value-type="float" office:value="2.10152506828308" calcext:value-type="float">
            <text:p>2.10152506828308</text:p>
          </table:table-cell>
          <table:table-cell office:value-type="float" office:value="2.13488340377808" calcext:value-type="float">
            <text:p>2.13488340377808</text:p>
          </table:table-cell>
          <table:table-cell office:value-type="float" office:value="2.16824197769165" calcext:value-type="float">
            <text:p>2.16824197769165</text:p>
          </table:table-cell>
          <table:table-cell office:value-type="float" office:value="2.20160055160522" calcext:value-type="float">
            <text:p>2.20160055160522</text:p>
          </table:table-cell>
          <table:table-cell office:value-type="float" office:value="2.26831412315369" calcext:value-type="float">
            <text:p>2.26831412315369</text:p>
          </table:table-cell>
          <table:table-cell office:value-type="float" office:value="2.30167102813721" calcext:value-type="float">
            <text:p>2.30167102813721</text:p>
          </table:table-cell>
          <table:table-cell office:value-type="float" office:value="2.36838483810425" calcext:value-type="float">
            <text:p>2.36838483810425</text:p>
          </table:table-cell>
          <table:table-cell office:value-type="float" office:value="2.40174174308777" calcext:value-type="float">
            <text:p>2.40174174308777</text:p>
          </table:table-cell>
          <table:table-cell office:value-type="float" office:value="2.46845555305481" calcext:value-type="float">
            <text:p>2.46845555305481</text:p>
          </table:table-cell>
          <table:table-cell office:value-type="float" office:value="2.53516936302185" calcext:value-type="float">
            <text:p>2.53516936302185</text:p>
          </table:table-cell>
          <table:table-cell office:value-type="float" office:value="2.56852626800537" calcext:value-type="float">
            <text:p>2.56852626800537</text:p>
          </table:table-cell>
          <table:table-cell office:value-type="float" office:value="2.60188293457031" calcext:value-type="float">
            <text:p>2.60188293457031</text:p>
          </table:table-cell>
          <table:table-cell office:value-type="float" office:value="2.66859674453735" calcext:value-type="float">
            <text:p>2.66859674453735</text:p>
          </table:table-cell>
          <table:table-cell office:value-type="float" office:value="2.73531031608582" calcext:value-type="float">
            <text:p>2.73531031608582</text:p>
          </table:table-cell>
          <table:table-cell office:value-type="float" office:value="2.76866745948791" calcext:value-type="float">
            <text:p>2.76866745948791</text:p>
          </table:table-cell>
          <table:table-cell office:value-type="float" office:value="2.80202436447144" calcext:value-type="float">
            <text:p>2.80202436447144</text:p>
          </table:table-cell>
          <table:table-cell office:value-type="float" office:value="2.8687379360199" calcext:value-type="float">
            <text:p>2.8687379360199</text:p>
          </table:table-cell>
          <table:table-cell office:value-type="float" office:value="2.90209484100342" calcext:value-type="float">
            <text:p>2.90209484100342</text:p>
          </table:table-cell>
          <table:table-cell office:value-type="float" office:value="3.0021653175354" calcext:value-type="float">
            <text:p>3.0021653175354</text:p>
          </table:table-cell>
          <table:table-cell office:value-type="float" office:value="3.20230650901794" calcext:value-type="float">
            <text:p>3.20230650901794</text:p>
          </table:table-cell>
          <table:table-cell office:value-type="float" office:value="3.26901936531067" calcext:value-type="float">
            <text:p>3.26901936531067</text:p>
          </table:table-cell>
          <table:table-cell office:value-type="float" office:value="3.30237579345703" calcext:value-type="float">
            <text:p>3.30237579345703</text:p>
          </table:table-cell>
          <table:table-cell office:value-type="float" office:value="3.33573222160339" calcext:value-type="float">
            <text:p>3.33573222160339</text:p>
          </table:table-cell>
          <table:table-cell office:value-type="float" office:value="3.50251460075378" calcext:value-type="float">
            <text:p>3.50251460075378</text:p>
          </table:table-cell>
          <table:table-cell office:value-type="float" office:value="3.53587102890015" calcext:value-type="float">
            <text:p>3.53587102890015</text:p>
          </table:table-cell>
          <table:table-cell office:value-type="float" office:value="3.60258388519287" calcext:value-type="float">
            <text:p>3.60258388519287</text:p>
          </table:table-cell>
          <table:table-cell office:value-type="float" office:value="3.83607840538025" calcext:value-type="float">
            <text:p>3.83607840538025</text:p>
          </table:table-cell>
          <table:table-cell office:value-type="float" office:value="3.86943483352661" calcext:value-type="float">
            <text:p>3.86943483352661</text:p>
          </table:table-cell>
          <table:table-cell office:value-type="float" office:value="3.93614768981934" calcext:value-type="float">
            <text:p>3.93614768981934</text:p>
          </table:table-cell>
          <table:table-cell office:value-type="float" office:value="4.00286030769348" calcext:value-type="float">
            <text:p>4.00286030769348</text:p>
          </table:table-cell>
          <table:table-cell office:value-type="float" office:value="4.03621649742126" calcext:value-type="float">
            <text:p>4.03621649742126</text:p>
          </table:table-cell>
          <table:table-cell office:value-type="float" office:value="4.06957292556763" calcext:value-type="float">
            <text:p>4.06957292556763</text:p>
          </table:table-cell>
          <table:table-cell office:value-type="float" office:value="4.10292911529541" calcext:value-type="float">
            <text:p>4.10292911529541</text:p>
          </table:table-cell>
          <table:table-cell office:value-type="float" office:value="4.16964173316956" calcext:value-type="float">
            <text:p>4.16964173316956</text:p>
          </table:table-cell>
          <table:table-cell office:value-type="float" office:value="4.20299792289734" calcext:value-type="float">
            <text:p>4.20299792289734</text:p>
          </table:table-cell>
          <table:table-cell office:value-type="float" office:value="4.23635458946228" calcext:value-type="float">
            <text:p>4.23635458946228</text:p>
          </table:table-cell>
          <table:table-cell office:value-type="float" office:value="4.30306792259216" calcext:value-type="float">
            <text:p>4.30306792259216</text:p>
          </table:table-cell>
          <table:table-cell office:value-type="float" office:value="4.70334720611572" calcext:value-type="float">
            <text:p>4.70334720611572</text:p>
          </table:table-cell>
          <table:table-cell office:value-type="float" office:value="4.77006053924561" calcext:value-type="float">
            <text:p>4.77006053924561</text:p>
          </table:table-cell>
          <table:table-cell office:value-type="float" office:value="4.83677363395691" calcext:value-type="float">
            <text:p>4.83677363395691</text:p>
          </table:table-cell>
          <table:table-cell office:value-type="float" office:value="4.87013006210327" calcext:value-type="float">
            <text:p>4.87013006210327</text:p>
          </table:table-cell>
          <table:table-cell office:value-type="float" office:value="4.90348672866821" calcext:value-type="float">
            <text:p>4.90348672866821</text:p>
          </table:table-cell>
          <table:table-cell office:value-type="float" office:value="4.93684315681458" calcext:value-type="float">
            <text:p>4.93684315681458</text:p>
          </table:table-cell>
          <table:table-cell office:value-type="float" office:value="4.97019958496094" calcext:value-type="float">
            <text:p>4.97019958496094</text:p>
          </table:table-cell>
          <table:table-cell office:value-type="float" office:value="5.00355625152588" calcext:value-type="float">
            <text:p>5.00355625152588</text:p>
          </table:table-cell>
          <table:table-cell office:value-type="float" office:value="5.0702691078186" calcext:value-type="float">
            <text:p>5.0702691078186</text:p>
          </table:table-cell>
          <table:table-cell office:value-type="float" office:value="5.10362577438355" calcext:value-type="float">
            <text:p>5.10362577438355</text:p>
          </table:table-cell>
          <table:table-cell office:value-type="float" office:value="5.13698220252991" calcext:value-type="float">
            <text:p>5.13698220252991</text:p>
          </table:table-cell>
          <table:table-cell office:value-type="float" office:value="5.17033886909485" calcext:value-type="float">
            <text:p>5.17033886909485</text:p>
          </table:table-cell>
          <table:table-cell office:value-type="float" office:value="5.20369529724121" calcext:value-type="float">
            <text:p>5.20369529724121</text:p>
          </table:table-cell>
          <table:table-cell office:value-type="float" office:value="5.27041292190552" calcext:value-type="float">
            <text:p>5.27041292190552</text:p>
          </table:table-cell>
          <table:table-cell office:value-type="float" office:value="5.3371307849884" calcext:value-type="float">
            <text:p>5.3371307849884</text:p>
          </table:table-cell>
          <table:table-cell office:value-type="float" office:value="5.43720746040344" calcext:value-type="float">
            <text:p>5.43720746040344</text:p>
          </table:table-cell>
          <table:table-cell office:value-type="float" office:value="5.50392508506775" calcext:value-type="float">
            <text:p>5.50392508506775</text:p>
          </table:table-cell>
          <table:table-cell office:value-type="float" office:value="5.7374382019043" calcext:value-type="float">
            <text:p>5.7374382019043</text:p>
          </table:table-cell>
          <table:table-cell office:value-type="float" office:value="5.80415606498718" calcext:value-type="float">
            <text:p>5.80415606498718</text:p>
          </table:table-cell>
          <table:table-cell office:value-type="float" office:value="5.87087416648865" calcext:value-type="float">
            <text:p>5.87087416648865</text:p>
          </table:table-cell>
          <table:table-cell office:value-type="float" office:value="5.93759250640869" calcext:value-type="float">
            <text:p>5.93759250640869</text:p>
          </table:table-cell>
          <table:table-cell office:value-type="float" office:value="6.00431036949158" calcext:value-type="float">
            <text:p>6.00431036949158</text:p>
          </table:table-cell>
          <table:table-cell office:value-type="float" office:value="6.07102870941162" calcext:value-type="float">
            <text:p>6.07102870941162</text:p>
          </table:table-cell>
          <table:table-cell office:value-type="float" office:value="6.13774704933167" calcext:value-type="float">
            <text:p>6.13774704933167</text:p>
          </table:table-cell>
          <table:table-cell office:value-type="float" office:value="6.20446515083313" calcext:value-type="float">
            <text:p>6.20446515083313</text:p>
          </table:table-cell>
          <table:table-cell office:value-type="float" office:value="6.47132611274719" calcext:value-type="float">
            <text:p>6.47132611274719</text:p>
          </table:table-cell>
          <table:table-cell office:value-type="float" office:value="6.50468373298645" calcext:value-type="float">
            <text:p>6.50468373298645</text:p>
          </table:table-cell>
          <table:table-cell office:value-type="float" office:value="6.53804135322571" calcext:value-type="float">
            <text:p>6.53804135322571</text:p>
          </table:table-cell>
          <table:table-cell office:value-type="float" office:value="6.83825969696045" calcext:value-type="float">
            <text:p>6.83825969696045</text:p>
          </table:table-cell>
          <table:table-cell office:value-type="float" office:value="7.17183566093445" calcext:value-type="float">
            <text:p>7.17183566093445</text:p>
          </table:table-cell>
          <table:table-cell office:value-type="float" office:value="7.20519328117371" calcext:value-type="float">
            <text:p>7.20519328117371</text:p>
          </table:table-cell>
          <table:table-cell office:value-type="float" office:value="7.40533399581909" calcext:value-type="float">
            <text:p>7.40533399581909</text:p>
          </table:table-cell>
          <table:table-cell office:value-type="float" office:value="7.47204804420471" calcext:value-type="float">
            <text:p>7.47204804420471</text:p>
          </table:table-cell>
          <table:table-cell office:value-type="float" office:value="7.57211828231812" calcext:value-type="float">
            <text:p>7.57211828231812</text:p>
          </table:table-cell>
          <table:table-cell office:value-type="float" office:value="7.63883185386658" calcext:value-type="float">
            <text:p>7.63883185386658</text:p>
          </table:table-cell>
          <table:table-cell office:value-type="float" office:value="7.67218852043152" calcext:value-type="float">
            <text:p>7.67218852043152</text:p>
          </table:table-cell>
          <table:table-cell office:value-type="float" office:value="7.73890233039856" calcext:value-type="float">
            <text:p>7.73890233039856</text:p>
          </table:table-cell>
          <table:table-cell office:value-type="float" office:value="7.7722589969635" calcext:value-type="float">
            <text:p>7.7722589969635</text:p>
          </table:table-cell>
          <table:table-cell office:value-type="float" office:value="7.80561566352844" calcext:value-type="float">
            <text:p>7.80561566352844</text:p>
          </table:table-cell>
          <table:table-cell office:value-type="float" office:value="7.83897233009338" calcext:value-type="float">
            <text:p>7.83897233009338</text:p>
          </table:table-cell>
          <table:table-cell office:value-type="float" office:value="7.8723292350769" calcext:value-type="float">
            <text:p>7.8723292350769</text:p>
          </table:table-cell>
          <table:table-cell office:value-type="float" office:value="7.93904256820679" calcext:value-type="float">
            <text:p>7.93904256820679</text:p>
          </table:table-cell>
          <table:table-cell office:value-type="float" office:value="7.97239923477173" calcext:value-type="float">
            <text:p>7.97239923477173</text:p>
          </table:table-cell>
          <table:table-cell office:value-type="float" office:value="8.00575590133667" calcext:value-type="float">
            <text:p>8.00575590133667</text:p>
          </table:table-cell>
          <table:table-cell office:value-type="float" office:value="8.03911256790161" calcext:value-type="float">
            <text:p>8.03911256790161</text:p>
          </table:table-cell>
          <table:table-cell office:value-type="float" office:value="8.07246947288513" calcext:value-type="float">
            <text:p>8.07246947288513</text:p>
          </table:table-cell>
          <table:table-cell office:value-type="float" office:value="8.13918280601501" calcext:value-type="float">
            <text:p>8.13918280601501</text:p>
          </table:table-cell>
          <table:table-cell office:value-type="float" office:value="8.23928332328796" calcext:value-type="float">
            <text:p>8.23928332328796</text:p>
          </table:table-cell>
          <table:table-cell office:value-type="float" office:value="8.30605792999268" calcext:value-type="float">
            <text:p>8.30605792999268</text:p>
          </table:table-cell>
          <table:table-cell office:value-type="float" office:value="8.3728334903717" calcext:value-type="float">
            <text:p>8.3728334903717</text:p>
          </table:table-cell>
          <table:table-cell office:value-type="float" office:value="8.43960976600647" calcext:value-type="float">
            <text:p>8.43960976600647</text:p>
          </table:table-cell>
          <table:table-cell office:value-type="float" office:value="8.47299814224243" calcext:value-type="float">
            <text:p>8.47299814224243</text:p>
          </table:table-cell>
          <table:table-cell office:value-type="float" office:value="8.50638675689697" calcext:value-type="float">
            <text:p>8.50638675689697</text:p>
          </table:table-cell>
          <table:table-cell office:value-type="float" office:value="8.57316470146179" calcext:value-type="float">
            <text:p>8.57316470146179</text:p>
          </table:table-cell>
          <table:table-cell office:value-type="float" office:value="8.63994336128235" calcext:value-type="float">
            <text:p>8.63994336128235</text:p>
          </table:table-cell>
          <table:table-cell office:value-type="float" office:value="8.70672249794006" calcext:value-type="float">
            <text:p>8.70672249794006</text:p>
          </table:table-cell>
          <table:table-cell office:value-type="float" office:value="8.7735025882721" calcext:value-type="float">
            <text:p>8.7735025882721</text:p>
          </table:table-cell>
          <table:table-cell office:value-type="float" office:value="8.84028339385986" calcext:value-type="float">
            <text:p>8.84028339385986</text:p>
          </table:table-cell>
          <table:table-cell office:value-type="float" office:value="8.94045615196228" calcext:value-type="float">
            <text:p>8.94045615196228</text:p>
          </table:table-cell>
          <table:table-cell office:value-type="float" office:value="8.97384762763977" calcext:value-type="float">
            <text:p>8.97384762763977</text:p>
          </table:table-cell>
          <table:table-cell office:value-type="float" office:value="9.00723886489868" calcext:value-type="float">
            <text:p>9.00723886489868</text:p>
          </table:table-cell>
          <table:table-cell office:value-type="float" office:value="9.0740225315094" calcext:value-type="float">
            <text:p>9.0740225315094</text:p>
          </table:table-cell>
          <table:table-cell office:value-type="float" office:value="9.10741472244263" calcext:value-type="float">
            <text:p>9.10741472244263</text:p>
          </table:table-cell>
          <table:table-cell office:value-type="float" office:value="9.17419934272766" calcext:value-type="float">
            <text:p>9.17419934272766</text:p>
          </table:table-cell>
          <table:table-cell office:value-type="float" office:value="9.2409451007843" calcext:value-type="float">
            <text:p>9.2409451007843</text:p>
          </table:table-cell>
          <table:table-cell office:value-type="float" office:value="9.30765295028687" calcext:value-type="float">
            <text:p>9.30765295028687</text:p>
          </table:table-cell>
          <table:table-cell office:value-type="float" office:value="9.34100675582886" calcext:value-type="float">
            <text:p>9.34100675582886</text:p>
          </table:table-cell>
          <table:table-cell office:value-type="float" office:value="9.37436056137085" calcext:value-type="float">
            <text:p>9.37436056137085</text:p>
          </table:table-cell>
          <table:table-cell office:value-type="float" office:value="9.47442173957825" calcext:value-type="float">
            <text:p>9.47442173957825</text:p>
          </table:table-cell>
          <table:table-cell office:value-type="float" office:value="9.54112935066223" calcext:value-type="float">
            <text:p>9.54112935066223</text:p>
          </table:table-cell>
          <table:table-cell office:value-type="float" office:value="9.57448267936707" calcext:value-type="float">
            <text:p>9.57448267936707</text:p>
          </table:table-cell>
          <table:table-cell office:value-type="float" office:value="9.64118981361389" calcext:value-type="float">
            <text:p>9.64118981361389</text:p>
          </table:table-cell>
          <table:table-cell office:value-type="float" office:value="9.87466382980347" calcext:value-type="float">
            <text:p>9.87466382980347</text:p>
          </table:table-cell>
          <table:table-cell office:value-type="float" office:value="9.94137048721314" calcext:value-type="float">
            <text:p>9.94137048721314</text:p>
          </table:table-cell>
          <table:table-cell office:value-type="float" office:value="9.97472381591797" calcext:value-type="float">
            <text:p>9.97472381591797</text:p>
          </table:table-cell>
          <table:table-cell office:value-type="float" office:value="10.0080771446228" calcext:value-type="float">
            <text:p>10.0080771446228</text:p>
          </table:table-cell>
          <table:table-cell office:value-type="float" office:value="10.0747833251953" calcext:value-type="float">
            <text:p>10.0747833251953</text:p>
          </table:table-cell>
          <table:table-cell office:value-type="float" office:value="10.1081364154816" calcext:value-type="float">
            <text:p>10.1081364154816</text:p>
          </table:table-cell>
          <table:table-cell office:value-type="float" office:value="10.1414892673492" calcext:value-type="float">
            <text:p>10.1414892673492</text:p>
          </table:table-cell>
          <table:table-cell office:value-type="float" office:value="10.2081956863403" calcext:value-type="float">
            <text:p>10.2081956863403</text:p>
          </table:table-cell>
          <table:table-cell office:value-type="float" office:value="10.2415497303009" calcext:value-type="float">
            <text:p>10.2415497303009</text:p>
          </table:table-cell>
          <table:table-cell office:value-type="float" office:value="10.2749035358429" calcext:value-type="float">
            <text:p>10.2749035358429</text:p>
          </table:table-cell>
          <table:table-cell office:value-type="float" office:value="10.3082573413849" calcext:value-type="float">
            <text:p>10.3082573413849</text:p>
          </table:table-cell>
          <table:table-cell office:value-type="float" office:value="10.3749649524689" calcext:value-type="float">
            <text:p>10.3749649524689</text:p>
          </table:table-cell>
          <table:table-cell office:value-type="float" office:value="10.4083187580109" calcext:value-type="float">
            <text:p>10.4083187580109</text:p>
          </table:table-cell>
          <table:table-cell office:value-type="float" office:value="10.4750263690948" calcext:value-type="float">
            <text:p>10.4750263690948</text:p>
          </table:table-cell>
          <table:table-cell office:value-type="float" office:value="10.5083799362183" calcext:value-type="float">
            <text:p>10.5083799362183</text:p>
          </table:table-cell>
          <table:table-cell office:value-type="float" office:value="10.5750873088837" calcext:value-type="float">
            <text:p>10.5750873088837</text:p>
          </table:table-cell>
          <table:table-cell office:value-type="float" office:value="10.6084408760071" calcext:value-type="float">
            <text:p>10.6084408760071</text:p>
          </table:table-cell>
          <table:table-cell office:value-type="float" office:value="10.6417944431305" calcext:value-type="float">
            <text:p>10.6417944431305</text:p>
          </table:table-cell>
          <table:table-cell office:value-type="float" office:value="10.7085015773773" calcext:value-type="float">
            <text:p>10.7085015773773</text:p>
          </table:table-cell>
          <table:table-cell office:value-type="float" office:value="10.7752084732056" calcext:value-type="float">
            <text:p>10.7752084732056</text:p>
          </table:table-cell>
          <table:table-cell office:value-type="float" office:value="10.8419151306152" calcext:value-type="float">
            <text:p>10.8419151306152</text:p>
          </table:table-cell>
          <table:table-cell office:value-type="float" office:value="10.9419751167297" calcext:value-type="float">
            <text:p>10.9419751167297</text:p>
          </table:table-cell>
          <table:table-cell office:value-type="float" office:value="10.9753284454346" calcext:value-type="float">
            <text:p>10.9753284454346</text:p>
          </table:table-cell>
          <table:table-cell office:value-type="float" office:value="11.0086817741394" calcext:value-type="float">
            <text:p>11.0086817741394</text:p>
          </table:table-cell>
          <table:table-cell office:value-type="float" office:value="11.0753879547119" calcext:value-type="float">
            <text:p>11.0753879547119</text:p>
          </table:table-cell>
          <table:table-cell office:value-type="float" office:value="11.1087412834167" calcext:value-type="float">
            <text:p>11.1087412834167</text:p>
          </table:table-cell>
          <table:table-cell office:value-type="float" office:value="11.1754474639893" calcext:value-type="float">
            <text:p>11.1754474639893</text:p>
          </table:table-cell>
          <table:table-cell office:value-type="float" office:value="11.2421555519104" calcext:value-type="float">
            <text:p>11.2421555519104</text:p>
          </table:table-cell>
          <table:table-cell office:value-type="float" office:value="11.2755103111267" calcext:value-type="float">
            <text:p>11.2755103111267</text:p>
          </table:table-cell>
          <table:table-cell office:value-type="float" office:value="11.3088653087616" calcext:value-type="float">
            <text:p>11.3088653087616</text:p>
          </table:table-cell>
          <table:table-cell office:value-type="float" office:value="11.3422200679779" calcext:value-type="float">
            <text:p>11.3422200679779</text:p>
          </table:table-cell>
          <table:table-cell office:value-type="float" office:value="11.4422843456268" calcext:value-type="float">
            <text:p>11.4422843456268</text:p>
          </table:table-cell>
          <table:table-cell office:value-type="float" office:value="11.4756391048431" calcext:value-type="float">
            <text:p>11.4756391048431</text:p>
          </table:table-cell>
          <table:table-cell office:value-type="float" office:value="11.5089938640595" calcext:value-type="float">
            <text:p>11.5089938640595</text:p>
          </table:table-cell>
          <table:table-cell office:value-type="float" office:value="11.5423486232758" calcext:value-type="float">
            <text:p>11.5423486232758</text:p>
          </table:table-cell>
          <table:table-cell office:value-type="float" office:value="11.5757031440735" calcext:value-type="float">
            <text:p>11.5757031440735</text:p>
          </table:table-cell>
          <table:table-cell office:value-type="float" office:value="11.6424124240875" calcext:value-type="float">
            <text:p>11.6424124240875</text:p>
          </table:table-cell>
          <table:table-cell office:value-type="float" office:value="11.7091217041016" calcext:value-type="float">
            <text:p>11.7091217041016</text:p>
          </table:table-cell>
          <table:table-cell office:value-type="float" office:value="11.775830745697" calcext:value-type="float">
            <text:p>11.775830745697</text:p>
          </table:table-cell>
          <table:table-cell office:value-type="float" office:value="11.8425397872925" calcext:value-type="float">
            <text:p>11.8425397872925</text:p>
          </table:table-cell>
          <table:table-cell office:value-type="float" office:value="11.8758940696716" calcext:value-type="float">
            <text:p>11.8758940696716</text:p>
          </table:table-cell>
          <table:table-cell office:value-type="float" office:value="11.9092485904694" calcext:value-type="float">
            <text:p>11.9092485904694</text:p>
          </table:table-cell>
          <table:table-cell office:value-type="float" office:value="11.9426028728485" calcext:value-type="float">
            <text:p>11.9426028728485</text:p>
          </table:table-cell>
          <table:table-cell office:value-type="float" office:value="11.9759573936462" calcext:value-type="float">
            <text:p>11.9759573936462</text:p>
          </table:table-cell>
          <table:table-cell office:value-type="float" office:value="12.009311914444" calcext:value-type="float">
            <text:p>12.009311914444</text:p>
          </table:table-cell>
          <table:table-cell office:value-type="float" office:value="12.4095678329468" calcext:value-type="float">
            <text:p>12.4095678329468</text:p>
          </table:table-cell>
          <table:table-cell office:value-type="float" office:value="12.5429873466492" calcext:value-type="float">
            <text:p>12.5429873466492</text:p>
          </table:table-cell>
          <table:table-cell office:value-type="float" office:value="12.6096971035004" calcext:value-type="float">
            <text:p>12.6096971035004</text:p>
          </table:table-cell>
          <table:table-cell office:value-type="float" office:value="12.6764068603516" calcext:value-type="float">
            <text:p>12.6764068603516</text:p>
          </table:table-cell>
          <table:table-cell office:value-type="float" office:value="12.7097616195679" calcext:value-type="float">
            <text:p>12.7097616195679</text:p>
          </table:table-cell>
          <table:table-cell office:value-type="float" office:value="12.7764711380005" calcext:value-type="float">
            <text:p>12.7764711380005</text:p>
          </table:table-cell>
          <table:table-cell office:value-type="float" office:value="12.8431806564331" calcext:value-type="float">
            <text:p>12.8431806564331</text:p>
          </table:table-cell>
          <table:table-cell office:value-type="float" office:value="12.9098899364471" calcext:value-type="float">
            <text:p>12.9098899364471</text:p>
          </table:table-cell>
          <table:table-cell office:value-type="float" office:value="12.9432446956635" calcext:value-type="float">
            <text:p>12.9432446956635</text:p>
          </table:table-cell>
          <table:table-cell office:value-type="float" office:value="12.9765992164612" calcext:value-type="float">
            <text:p>12.9765992164612</text:p>
          </table:table-cell>
          <table:table-cell office:value-type="float" office:value="13.0433084964752" calcext:value-type="float">
            <text:p>13.0433084964752</text:p>
          </table:table-cell>
          <table:table-cell office:value-type="float" office:value="13.0766632556915" calcext:value-type="float">
            <text:p>13.0766632556915</text:p>
          </table:table-cell>
          <table:table-cell office:value-type="float" office:value="13.1100177764893" calcext:value-type="float">
            <text:p>13.1100177764893</text:p>
          </table:table-cell>
          <table:table-cell office:value-type="float" office:value="13.1433725357056" calcext:value-type="float">
            <text:p>13.1433725357056</text:p>
          </table:table-cell>
          <table:table-cell office:value-type="float" office:value="13.1767268180847" calcext:value-type="float">
            <text:p>13.1767268180847</text:p>
          </table:table-cell>
          <table:table-cell office:value-type="float" office:value="13.2100813388824" calcext:value-type="float">
            <text:p>13.2100813388824</text:p>
          </table:table-cell>
          <table:table-cell office:value-type="float" office:value="13.2434360980988" calcext:value-type="float">
            <text:p>13.2434360980988</text:p>
          </table:table-cell>
          <table:table-cell office:value-type="float" office:value="13.3101453781128" calcext:value-type="float">
            <text:p>13.3101453781128</text:p>
          </table:table-cell>
          <table:table-cell office:value-type="float" office:value="13.3434998989105" calcext:value-type="float">
            <text:p>13.3434998989105</text:p>
          </table:table-cell>
          <table:table-cell office:value-type="float" office:value="13.5769810676575" calcext:value-type="float">
            <text:p>13.5769810676575</text:p>
          </table:table-cell>
          <table:table-cell office:value-type="float" office:value="13.6103355884552" calcext:value-type="float">
            <text:p>13.6103355884552</text:p>
          </table:table-cell>
          <table:table-cell office:value-type="float" office:value="13.6770441532135" calcext:value-type="float">
            <text:p>13.6770441532135</text:p>
          </table:table-cell>
          <table:table-cell office:value-type="float" office:value="13.7437527179718" calcext:value-type="float">
            <text:p>13.7437527179718</text:p>
          </table:table-cell>
          <table:table-cell office:value-type="float" office:value="13.8104612827301" calcext:value-type="float">
            <text:p>13.8104612827301</text:p>
          </table:table-cell>
          <table:table-cell office:value-type="float" office:value="13.8771698474884" calcext:value-type="float">
            <text:p>13.8771698474884</text:p>
          </table:table-cell>
          <table:table-cell office:value-type="float" office:value="13.9105241298676" calcext:value-type="float">
            <text:p>13.9105241298676</text:p>
          </table:table-cell>
          <table:table-cell office:value-type="float" office:value="14.077294588089" calcext:value-type="float">
            <text:p>14.077294588089</text:p>
          </table:table-cell>
          <table:table-cell office:value-type="float" office:value="14.1440026760101" calcext:value-type="float">
            <text:p>14.1440026760101</text:p>
          </table:table-cell>
          <table:table-cell office:value-type="float" office:value="14.2107107639313" calcext:value-type="float">
            <text:p>14.2107107639313</text:p>
          </table:table-cell>
          <table:table-cell office:value-type="float" office:value="14.2440650463104" calcext:value-type="float">
            <text:p>14.2440650463104</text:p>
          </table:table-cell>
          <table:table-cell office:value-type="float" office:value="14.3107738494873" calcext:value-type="float">
            <text:p>14.3107738494873</text:p>
          </table:table-cell>
          <table:table-cell office:value-type="float" office:value="14.3441281318665" calcext:value-type="float">
            <text:p>14.3441281318665</text:p>
          </table:table-cell>
          <table:table-cell office:value-type="float" office:value="14.3774824142456" calcext:value-type="float">
            <text:p>14.3774824142456</text:p>
          </table:table-cell>
          <table:table-cell office:value-type="float" office:value="14.4441905021667" calcext:value-type="float">
            <text:p>14.4441905021667</text:p>
          </table:table-cell>
          <table:table-cell office:value-type="float" office:value="14.5108988285065" calcext:value-type="float">
            <text:p>14.5108988285065</text:p>
          </table:table-cell>
          <table:table-cell office:value-type="float" office:value="14.5776071548462" calcext:value-type="float">
            <text:p>14.5776071548462</text:p>
          </table:table-cell>
          <table:table-cell office:value-type="float" office:value="14.6109609603882" calcext:value-type="float">
            <text:p>14.6109609603882</text:p>
          </table:table-cell>
          <table:table-cell office:value-type="float" office:value="14.6443150043488" calcext:value-type="float">
            <text:p>14.6443150043488</text:p>
          </table:table-cell>
          <table:table-cell office:value-type="float" office:value="15.0112071037292" calcext:value-type="float">
            <text:p>15.0112071037292</text:p>
          </table:table-cell>
          <table:table-cell office:value-type="float" office:value="15.1446216106415" calcext:value-type="float">
            <text:p>15.1446216106415</text:p>
          </table:table-cell>
          <table:table-cell office:value-type="float" office:value="15.1779751777649" calcext:value-type="float">
            <text:p>15.1779751777649</text:p>
          </table:table-cell>
          <table:table-cell office:value-type="float" office:value="15.2446851730347" calcext:value-type="float">
            <text:p>15.2446851730347</text:p>
          </table:table-cell>
          <table:table-cell office:value-type="float" office:value="15.278041601181" calcext:value-type="float">
            <text:p>15.278041601181</text:p>
          </table:table-cell>
          <table:table-cell office:value-type="float" office:value="15.3447542190552" calcext:value-type="float">
            <text:p>15.3447542190552</text:p>
          </table:table-cell>
          <table:table-cell office:value-type="float" office:value="15.3781106472015" calcext:value-type="float">
            <text:p>15.3781106472015</text:p>
          </table:table-cell>
          <table:table-cell office:value-type="float" office:value="15.4448232650757" calcext:value-type="float">
            <text:p>15.4448232650757</text:p>
          </table:table-cell>
          <table:table-cell office:value-type="float" office:value="15.5115358829498" calcext:value-type="float">
            <text:p>15.5115358829498</text:p>
          </table:table-cell>
          <table:table-cell office:value-type="float" office:value="15.5448923110962" calcext:value-type="float">
            <text:p>15.5448923110962</text:p>
          </table:table-cell>
          <table:table-cell office:value-type="float" office:value="15.6116046905518" calcext:value-type="float">
            <text:p>15.6116046905518</text:p>
          </table:table-cell>
          <table:table-cell office:value-type="float" office:value="15.6783170700073" calcext:value-type="float">
            <text:p>15.6783170700073</text:p>
          </table:table-cell>
          <table:table-cell office:value-type="float" office:value="15.7116732597351" calcext:value-type="float">
            <text:p>15.7116732597351</text:p>
          </table:table-cell>
          <table:table-cell office:value-type="float" office:value="15.7783856391907" calcext:value-type="float">
            <text:p>15.7783856391907</text:p>
          </table:table-cell>
          <table:table-cell office:value-type="float" office:value="15.8784539699554" calcext:value-type="float">
            <text:p>15.8784539699554</text:p>
          </table:table-cell>
          <table:table-cell office:value-type="float" office:value="15.9451661109924" calcext:value-type="float">
            <text:p>15.9451661109924</text:p>
          </table:table-cell>
          <table:table-cell office:value-type="float" office:value="15.9785223007202" calcext:value-type="float">
            <text:p>15.9785223007202</text:p>
          </table:table-cell>
          <table:table-cell office:value-type="float" office:value="16.0452342033386" calcext:value-type="float">
            <text:p>16.0452342033386</text:p>
          </table:table-cell>
          <table:table-cell office:value-type="float" office:value="16.1119463443756" calcext:value-type="float">
            <text:p>16.1119463443756</text:p>
          </table:table-cell>
          <table:table-cell office:value-type="float" office:value="16.1453022956848" calcext:value-type="float">
            <text:p>16.1453022956848</text:p>
          </table:table-cell>
          <table:table-cell office:value-type="float" office:value="16.2120144367218" calcext:value-type="float">
            <text:p>16.2120144367218</text:p>
          </table:table-cell>
          <table:table-cell office:value-type="float" office:value="16.2453694343567" calcext:value-type="float">
            <text:p>16.2453694343567</text:p>
          </table:table-cell>
          <table:table-cell office:value-type="float" office:value="16.2787244319916" calcext:value-type="float">
            <text:p>16.2787244319916</text:p>
          </table:table-cell>
          <table:table-cell office:value-type="float" office:value="16.3454341888428" calcext:value-type="float">
            <text:p>16.3454341888428</text:p>
          </table:table-cell>
          <table:table-cell office:value-type="float" office:value="16.4121441841126" calcext:value-type="float">
            <text:p>16.4121441841126</text:p>
          </table:table-cell>
          <table:table-cell office:value-type="float" office:value="16.4454989433289" calcext:value-type="float">
            <text:p>16.4454989433289</text:p>
          </table:table-cell>
          <table:table-cell office:value-type="float" office:value="16.678982257843" calcext:value-type="float">
            <text:p>16.678982257843</text:p>
          </table:table-cell>
          <table:table-cell office:value-type="float" office:value="16.7123370170593" calcext:value-type="float">
            <text:p>16.7123370170593</text:p>
          </table:table-cell>
          <table:table-cell office:value-type="float" office:value="16.7456915378571" calcext:value-type="float">
            <text:p>16.7456915378571</text:p>
          </table:table-cell>
          <table:table-cell office:value-type="float" office:value="16.8124008178711" calcext:value-type="float">
            <text:p>16.8124008178711</text:p>
          </table:table-cell>
          <table:table-cell office:value-type="float" office:value="16.8457553386688" calcext:value-type="float">
            <text:p>16.8457553386688</text:p>
          </table:table-cell>
          <table:table-cell office:value-type="float" office:value="16.8791100978851" calcext:value-type="float">
            <text:p>16.8791100978851</text:p>
          </table:table-cell>
          <table:table-cell office:value-type="float" office:value="16.945818901062" calcext:value-type="float">
            <text:p>16.945818901062</text:p>
          </table:table-cell>
          <table:table-cell office:value-type="float" office:value="17.0125277042389" calcext:value-type="float">
            <text:p>17.0125277042389</text:p>
          </table:table-cell>
          <table:table-cell office:value-type="float" office:value="17.0458822250366" calcext:value-type="float">
            <text:p>17.0458822250366</text:p>
          </table:table-cell>
          <table:table-cell office:value-type="float" office:value="17.1125910282135" calcext:value-type="float">
            <text:p>17.1125910282135</text:p>
          </table:table-cell>
          <table:table-cell office:value-type="float" office:value="17.1459455490112" calcext:value-type="float">
            <text:p>17.1459455490112</text:p>
          </table:table-cell>
          <table:table-cell office:value-type="float" office:value="17.1792995929718" calcext:value-type="float">
            <text:p>17.1792995929718</text:p>
          </table:table-cell>
          <table:table-cell office:value-type="float" office:value="17.2460086345673" calcext:value-type="float">
            <text:p>17.2460086345673</text:p>
          </table:table-cell>
          <table:table-cell office:value-type="float" office:value="17.279363155365" calcext:value-type="float">
            <text:p>17.279363155365</text:p>
          </table:table-cell>
          <table:table-cell office:value-type="float" office:value="17.3460721969605" calcext:value-type="float">
            <text:p>17.3460721969605</text:p>
          </table:table-cell>
          <table:table-cell office:value-type="float" office:value="17.4127812385559" calcext:value-type="float">
            <text:p>17.4127812385559</text:p>
          </table:table-cell>
          <table:table-cell office:value-type="float" office:value="17.4794898033142" calcext:value-type="float">
            <text:p>17.4794898033142</text:p>
          </table:table-cell>
          <table:table-cell office:value-type="float" office:value="17.5128443241119" calcext:value-type="float">
            <text:p>17.5128443241119</text:p>
          </table:table-cell>
          <table:table-cell office:value-type="float" office:value="17.5461986064911" calcext:value-type="float">
            <text:p>17.5461986064911</text:p>
          </table:table-cell>
          <table:table-cell office:value-type="float" office:value="17.612907409668" calcext:value-type="float">
            <text:p>17.612907409668</text:p>
          </table:table-cell>
          <table:table-cell office:value-type="float" office:value="17.6796157360077" calcext:value-type="float">
            <text:p>17.6796157360077</text:p>
          </table:table-cell>
          <table:table-cell office:value-type="float" office:value="17.7129700183868" calcext:value-type="float">
            <text:p>17.7129700183868</text:p>
          </table:table-cell>
          <table:table-cell office:value-type="float" office:value="17.8130328655243" calcext:value-type="float">
            <text:p>17.8130328655243</text:p>
          </table:table-cell>
          <table:table-cell office:value-type="float" office:value="17.8463869094849" calcext:value-type="float">
            <text:p>17.8463869094849</text:p>
          </table:table-cell>
          <table:table-cell office:value-type="float" office:value="17.879741191864" calcext:value-type="float">
            <text:p>17.879741191864</text:p>
          </table:table-cell>
          <table:table-cell office:value-type="float" office:value="17.9464492797852" calcext:value-type="float">
            <text:p>17.9464492797852</text:p>
          </table:table-cell>
          <table:table-cell office:value-type="float" office:value="17.9798033237457" calcext:value-type="float">
            <text:p>17.9798033237457</text:p>
          </table:table-cell>
          <table:table-cell office:value-type="float" office:value="18.0465114116669" calcext:value-type="float">
            <text:p>18.0465114116669</text:p>
          </table:table-cell>
          <table:table-cell office:value-type="float" office:value="18.0798654556274" calcext:value-type="float">
            <text:p>18.0798654556274</text:p>
          </table:table-cell>
          <table:table-cell office:value-type="float" office:value="18.1132192611694" calcext:value-type="float">
            <text:p>18.1132192611694</text:p>
          </table:table-cell>
          <table:table-cell office:value-type="float" office:value="18.1799273490906" calcext:value-type="float">
            <text:p>18.1799273490906</text:p>
          </table:table-cell>
          <table:table-cell office:value-type="float" office:value="18.2466354370117" calcext:value-type="float">
            <text:p>18.2466354370117</text:p>
          </table:table-cell>
          <table:table-cell office:value-type="float" office:value="18.2799894809723" calcext:value-type="float">
            <text:p>18.2799894809723</text:p>
          </table:table-cell>
          <table:table-cell office:value-type="float" office:value="18.3466973304749" calcext:value-type="float">
            <text:p>18.3466973304749</text:p>
          </table:table-cell>
          <table:table-cell office:value-type="float" office:value="18.3800511360168" calcext:value-type="float">
            <text:p>18.3800511360168</text:p>
          </table:table-cell>
          <table:table-cell office:value-type="float" office:value="18.4467589855194" calcext:value-type="float">
            <text:p>18.4467589855194</text:p>
          </table:table-cell>
          <table:table-cell office:value-type="float" office:value="18.4801127910614" calcext:value-type="float">
            <text:p>18.4801127910614</text:p>
          </table:table-cell>
          <table:table-cell office:value-type="float" office:value="18.5468201637268" calcext:value-type="float">
            <text:p>18.5468201637268</text:p>
          </table:table-cell>
          <table:table-cell office:value-type="float" office:value="18.5801739692688" calcext:value-type="float">
            <text:p>18.5801739692688</text:p>
          </table:table-cell>
          <table:table-cell office:value-type="float" office:value="18.6468813419342" calcext:value-type="float">
            <text:p>18.6468813419342</text:p>
          </table:table-cell>
          <table:table-cell office:value-type="float" office:value="18.713588476181" calcext:value-type="float">
            <text:p>18.713588476181</text:p>
          </table:table-cell>
          <table:table-cell office:value-type="float" office:value="18.7802958488464" calcext:value-type="float">
            <text:p>18.7802958488464</text:p>
          </table:table-cell>
          <table:table-cell office:value-type="float" office:value="18.8136494159699" calcext:value-type="float">
            <text:p>18.8136494159699</text:p>
          </table:table-cell>
          <table:table-cell office:value-type="float" office:value="18.8470025062561" calcext:value-type="float">
            <text:p>18.8470025062561</text:p>
          </table:table-cell>
          <table:table-cell office:value-type="float" office:value="18.9137096405029" calcext:value-type="float">
            <text:p>18.9137096405029</text:p>
          </table:table-cell>
          <table:table-cell office:value-type="float" office:value="18.9470629692078" calcext:value-type="float">
            <text:p>18.9470629692078</text:p>
          </table:table-cell>
          <table:table-cell office:value-type="float" office:value="18.980416059494" calcext:value-type="float">
            <text:p>18.980416059494</text:p>
          </table:table-cell>
          <table:table-cell office:value-type="float" office:value="19.0137696266174" calcext:value-type="float">
            <text:p>19.0137696266174</text:p>
          </table:table-cell>
          <table:table-cell office:value-type="float" office:value="19.0471229553223" calcext:value-type="float">
            <text:p>19.0471229553223</text:p>
          </table:table-cell>
          <table:table-cell office:value-type="float" office:value="19.1138291358948" calcext:value-type="float">
            <text:p>19.1138291358948</text:p>
          </table:table-cell>
          <table:table-cell office:value-type="float" office:value="19.1471824645996" calcext:value-type="float">
            <text:p>19.1471824645996</text:p>
          </table:table-cell>
          <table:table-cell office:value-type="float" office:value="19.2138888835907" calcext:value-type="float">
            <text:p>19.2138888835907</text:p>
          </table:table-cell>
          <table:table-cell office:value-type="float" office:value="19.2472424507141" calcext:value-type="float">
            <text:p>19.2472424507141</text:p>
          </table:table-cell>
          <table:table-cell office:value-type="float" office:value="19.3139500617981" calcext:value-type="float">
            <text:p>19.3139500617981</text:p>
          </table:table-cell>
          <table:table-cell office:value-type="float" office:value="19.3473036289215" calcext:value-type="float">
            <text:p>19.3473036289215</text:p>
          </table:table-cell>
          <table:table-cell office:value-type="float" office:value="19.4140107631683" calcext:value-type="float">
            <text:p>19.4140107631683</text:p>
          </table:table-cell>
          <table:table-cell office:value-type="float" office:value="19.4473643302917" calcext:value-type="float">
            <text:p>19.4473643302917</text:p>
          </table:table-cell>
          <table:table-cell office:value-type="float" office:value="19.4807178974152" calcext:value-type="float">
            <text:p>19.4807178974152</text:p>
          </table:table-cell>
          <table:table-cell office:value-type="float" office:value="19.547425031662" calcext:value-type="float">
            <text:p>19.547425031662</text:p>
          </table:table-cell>
          <table:table-cell office:value-type="float" office:value="19.6141316890717" calcext:value-type="float">
            <text:p>19.6141316890717</text:p>
          </table:table-cell>
          <table:table-cell office:value-type="float" office:value="19.6808385848999" calcext:value-type="float">
            <text:p>19.6808385848999</text:p>
          </table:table-cell>
          <table:table-cell office:value-type="float" office:value="19.747545003891" calcext:value-type="float">
            <text:p>19.747545003891</text:p>
          </table:table-cell>
          <table:table-cell office:value-type="float" office:value="19.7808983325958" calcext:value-type="float">
            <text:p>19.7808983325958</text:p>
          </table:table-cell>
          <table:table-cell office:value-type="float" office:value="19.8476045131683" calcext:value-type="float">
            <text:p>19.8476045131683</text:p>
          </table:table-cell>
          <table:table-cell office:value-type="float" office:value="19.8809576034546" calcext:value-type="float">
            <text:p>19.8809576034546</text:p>
          </table:table-cell>
          <table:table-cell office:value-type="float" office:value="19.9143106937408" calcext:value-type="float">
            <text:p>19.9143106937408</text:p>
          </table:table-cell>
          <table:table-cell office:value-type="float" office:value="19.9476637840271" calcext:value-type="float">
            <text:p>19.9476637840271</text:p>
          </table:table-cell>
          <table:table-cell office:value-type="float" office:value="20.014369726181" calcext:value-type="float">
            <text:p>20.014369726181</text:p>
          </table:table-cell>
          <table:table-cell office:value-type="float" office:value="20.0477228164673" calcext:value-type="float">
            <text:p>20.0477228164673</text:p>
          </table:table-cell>
          <table:table-cell office:value-type="float" office:value="20.1144285202026" calcext:value-type="float">
            <text:p>20.1144285202026</text:p>
          </table:table-cell>
          <table:table-cell office:value-type="float" office:value="20.1477813720703" calcext:value-type="float">
            <text:p>20.1477813720703</text:p>
          </table:table-cell>
          <table:table-cell office:value-type="float" office:value="20.2144870758057" calcext:value-type="float">
            <text:p>20.2144870758057</text:p>
          </table:table-cell>
          <table:table-cell office:value-type="float" office:value="20.247850894928" calcext:value-type="float">
            <text:p>20.247850894928</text:p>
          </table:table-cell>
          <table:table-cell office:value-type="float" office:value="20.2812149524689" calcext:value-type="float">
            <text:p>20.2812149524689</text:p>
          </table:table-cell>
          <table:table-cell office:value-type="float" office:value="20.3145790100098" calcext:value-type="float">
            <text:p>20.3145790100098</text:p>
          </table:table-cell>
          <table:table-cell office:value-type="float" office:value="20.3479430675507" calcext:value-type="float">
            <text:p>20.3479430675507</text:p>
          </table:table-cell>
          <table:table-cell office:value-type="float" office:value="20.3813071250916" calcext:value-type="float">
            <text:p>20.3813071250916</text:p>
          </table:table-cell>
          <table:table-cell office:value-type="float" office:value="20.4146711826324" calcext:value-type="float">
            <text:p>20.4146711826324</text:p>
          </table:table-cell>
          <table:table-cell office:value-type="float" office:value="20.4813995361328" calcext:value-type="float">
            <text:p>20.4813995361328</text:p>
          </table:table-cell>
          <table:table-cell office:value-type="float" office:value="20.5147635936737" calcext:value-type="float">
            <text:p>20.5147635936737</text:p>
          </table:table-cell>
          <table:table-cell office:value-type="float" office:value="20.5481278896332" calcext:value-type="float">
            <text:p>20.5481278896332</text:p>
          </table:table-cell>
          <table:table-cell office:value-type="float" office:value="20.5814921855927" calcext:value-type="float">
            <text:p>20.5814921855927</text:p>
          </table:table-cell>
          <table:table-cell office:value-type="float" office:value="20.648220539093" calcext:value-type="float">
            <text:p>20.648220539093</text:p>
          </table:table-cell>
          <table:table-cell office:value-type="float" office:value="20.6815850734711" calcext:value-type="float">
            <text:p>20.6815850734711</text:p>
          </table:table-cell>
          <table:table-cell office:value-type="float" office:value="20.7483139038086" calcext:value-type="float">
            <text:p>20.7483139038086</text:p>
          </table:table-cell>
          <table:table-cell office:value-type="float" office:value="20.7816784381866" calcext:value-type="float">
            <text:p>20.7816784381866</text:p>
          </table:table-cell>
          <table:table-cell office:value-type="float" office:value="20.8150424957275" calcext:value-type="float">
            <text:p>20.8150424957275</text:p>
          </table:table-cell>
          <table:table-cell office:value-type="float" office:value="20.8817718029022" calcext:value-type="float">
            <text:p>20.8817718029022</text:p>
          </table:table-cell>
          <table:table-cell office:value-type="float" office:value="20.9485008716583" calcext:value-type="float">
            <text:p>20.9485008716583</text:p>
          </table:table-cell>
          <table:table-cell office:value-type="float" office:value="21.015230178833" calcext:value-type="float">
            <text:p>21.015230178833</text:p>
          </table:table-cell>
          <table:table-cell office:value-type="float" office:value="21.0485949516296" calcext:value-type="float">
            <text:p>21.0485949516296</text:p>
          </table:table-cell>
          <table:table-cell office:value-type="float" office:value="21.1153242588043" calcext:value-type="float">
            <text:p>21.1153242588043</text:p>
          </table:table-cell>
          <table:table-cell office:value-type="float" office:value="21.1820540428162" calcext:value-type="float">
            <text:p>21.1820540428162</text:p>
          </table:table-cell>
          <table:table-cell office:value-type="float" office:value="21.2154185771942" calcext:value-type="float">
            <text:p>21.2154185771942</text:p>
          </table:table-cell>
          <table:table-cell office:value-type="float" office:value="21.2487721443176" calcext:value-type="float">
            <text:p>21.2487721443176</text:p>
          </table:table-cell>
          <table:table-cell office:value-type="float" office:value="21.2821254730225" calcext:value-type="float">
            <text:p>21.2821254730225</text:p>
          </table:table-cell>
          <table:table-cell office:value-type="float" office:value="21.3154785633087" calcext:value-type="float">
            <text:p>21.3154785633087</text:p>
          </table:table-cell>
          <table:table-cell office:value-type="float" office:value="21.3821852207184" calcext:value-type="float">
            <text:p>21.3821852207184</text:p>
          </table:table-cell>
          <table:table-cell office:value-type="float" office:value="21.4155385494232" calcext:value-type="float">
            <text:p>21.4155385494232</text:p>
          </table:table-cell>
          <table:table-cell office:value-type="float" office:value="21.4488916397095" calcext:value-type="float">
            <text:p>21.4488916397095</text:p>
          </table:table-cell>
          <table:table-cell office:value-type="float" office:value="21.4822449684143" calcext:value-type="float">
            <text:p>21.4822449684143</text:p>
          </table:table-cell>
          <table:table-cell office:value-type="float" office:value="21.5489511489868" calcext:value-type="float">
            <text:p>21.5489511489868</text:p>
          </table:table-cell>
          <table:table-cell office:value-type="float" office:value="21.5823042392731" calcext:value-type="float">
            <text:p>21.5823042392731</text:p>
          </table:table-cell>
          <table:table-cell office:value-type="float" office:value="21.649010181427" calcext:value-type="float">
            <text:p>21.649010181427</text:p>
          </table:table-cell>
          <table:table-cell office:value-type="float" office:value="21.7157161235809" calcext:value-type="float">
            <text:p>21.7157161235809</text:p>
          </table:table-cell>
          <table:table-cell office:value-type="float" office:value="21.815774679184" calcext:value-type="float">
            <text:p>21.815774679184</text:p>
          </table:table-cell>
          <table:table-cell office:value-type="float" office:value="21.8824803829193" calcext:value-type="float">
            <text:p>21.8824803829193</text:p>
          </table:table-cell>
          <table:table-cell office:value-type="float" office:value="21.9491858482361" calcext:value-type="float">
            <text:p>21.9491858482361</text:p>
          </table:table-cell>
          <table:table-cell office:value-type="float" office:value="21.9825387001038" calcext:value-type="float">
            <text:p>21.9825387001038</text:p>
          </table:table-cell>
          <table:table-cell office:value-type="float" office:value="22.0158913135529" calcext:value-type="float">
            <text:p>22.0158913135529</text:p>
          </table:table-cell>
          <table:table-cell office:value-type="float" office:value="22.049243927002" calcext:value-type="float">
            <text:p>22.049243927002</text:p>
          </table:table-cell>
          <table:table-cell office:value-type="float" office:value="22.1159491539001" calcext:value-type="float">
            <text:p>22.1159491539001</text:p>
          </table:table-cell>
          <table:table-cell office:value-type="float" office:value="22.1493015289307" calcext:value-type="float">
            <text:p>22.1493015289307</text:p>
          </table:table-cell>
          <table:table-cell office:value-type="float" office:value="22.2160067558289" calcext:value-type="float">
            <text:p>22.2160067558289</text:p>
          </table:table-cell>
          <table:table-cell office:value-type="float" office:value="22.2827138900757" calcext:value-type="float">
            <text:p>22.2827138900757</text:p>
          </table:table-cell>
          <table:table-cell office:value-type="float" office:value="22.3160674571991" calcext:value-type="float">
            <text:p>22.3160674571991</text:p>
          </table:table-cell>
          <table:table-cell table:number-columns-repeated="466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59084234776103" calcext:value-type="float">
            <text:p>0.159084234776103</text:p>
          </table:table-cell>
          <table:table-cell office:value-type="float" office:value="0.159236286210766" calcext:value-type="float">
            <text:p>0.159236286210766</text:p>
          </table:table-cell>
          <table:table-cell office:value-type="float" office:value="0.159190786895514" calcext:value-type="float">
            <text:p>0.159190786895514</text:p>
          </table:table-cell>
          <table:table-cell office:value-type="float" office:value="0.159617232069917" calcext:value-type="float">
            <text:p>0.159617232069917</text:p>
          </table:table-cell>
          <table:table-cell office:value-type="float" office:value="0.159500647753523" calcext:value-type="float">
            <text:p>0.159500647753523</text:p>
          </table:table-cell>
          <table:table-cell office:value-type="float" office:value="0.159620771221335" calcext:value-type="float">
            <text:p>0.159620771221335</text:p>
          </table:table-cell>
          <table:table-cell office:value-type="float" office:value="0.159638716833958" calcext:value-type="float">
            <text:p>0.159638716833958</text:p>
          </table:table-cell>
          <table:table-cell office:value-type="float" office:value="0.159832071415254" calcext:value-type="float">
            <text:p>0.159832071415254</text:p>
          </table:table-cell>
          <table:table-cell office:value-type="float" office:value="0.159563073309901" calcext:value-type="float">
            <text:p>0.159563073309901</text:p>
          </table:table-cell>
          <table:table-cell office:value-type="float" office:value="0.159769210898674" calcext:value-type="float">
            <text:p>0.159769210898674</text:p>
          </table:table-cell>
          <table:table-cell office:value-type="float" office:value="0.159555715973219" calcext:value-type="float">
            <text:p>0.159555715973219</text:p>
          </table:table-cell>
          <table:table-cell office:value-type="float" office:value="0.159521077134304" calcext:value-type="float">
            <text:p>0.159521077134304</text:p>
          </table:table-cell>
          <table:table-cell office:value-type="float" office:value="0.159526791660757" calcext:value-type="float">
            <text:p>0.159526791660757</text:p>
          </table:table-cell>
          <table:table-cell office:value-type="float" office:value="0.15955598323402" calcext:value-type="float">
            <text:p>0.15955598323402</text:p>
          </table:table-cell>
          <table:table-cell office:value-type="float" office:value="0.159604691633531" calcext:value-type="float">
            <text:p>0.159604691633531</text:p>
          </table:table-cell>
          <table:table-cell office:value-type="float" office:value="0.159317672377732" calcext:value-type="float">
            <text:p>0.159317672377732</text:p>
          </table:table-cell>
          <table:table-cell office:value-type="float" office:value="0.159309203593399" calcext:value-type="float">
            <text:p>0.159309203593399</text:p>
          </table:table-cell>
          <table:table-cell office:value-type="float" office:value="0.159219584891478" calcext:value-type="float">
            <text:p>0.159219584891478</text:p>
          </table:table-cell>
          <table:table-cell office:value-type="float" office:value="0.159520434894835" calcext:value-type="float">
            <text:p>0.159520434894835</text:p>
          </table:table-cell>
          <table:table-cell office:value-type="float" office:value="0.159699755086185" calcext:value-type="float">
            <text:p>0.159699755086185</text:p>
          </table:table-cell>
          <table:table-cell office:value-type="float" office:value="0.159722780900866" calcext:value-type="float">
            <text:p>0.159722780900866</text:p>
          </table:table-cell>
          <table:table-cell office:value-type="float" office:value="0.159517654131999" calcext:value-type="float">
            <text:p>0.159517654131999</text:p>
          </table:table-cell>
          <table:table-cell office:value-type="float" office:value="0.159410880657449" calcext:value-type="float">
            <text:p>0.159410880657449</text:p>
          </table:table-cell>
          <table:table-cell office:value-type="float" office:value="0.159820070124236" calcext:value-type="float">
            <text:p>0.159820070124236</text:p>
          </table:table-cell>
          <table:table-cell office:value-type="float" office:value="0.159834373100144" calcext:value-type="float">
            <text:p>0.159834373100144</text:p>
          </table:table-cell>
          <table:table-cell office:value-type="float" office:value="0.159692135929212" calcext:value-type="float">
            <text:p>0.159692135929212</text:p>
          </table:table-cell>
          <table:table-cell office:value-type="float" office:value="0.159124360117129" calcext:value-type="float">
            <text:p>0.159124360117129</text:p>
          </table:table-cell>
          <table:table-cell office:value-type="float" office:value="0.159827405914105" calcext:value-type="float">
            <text:p>0.159827405914105</text:p>
          </table:table-cell>
          <table:table-cell office:value-type="float" office:value="0.159465035823888" calcext:value-type="float">
            <text:p>0.159465035823888</text:p>
          </table:table-cell>
          <table:table-cell office:value-type="float" office:value="0.159762862409191" calcext:value-type="float">
            <text:p>0.159762862409191</text:p>
          </table:table-cell>
          <table:table-cell office:value-type="float" office:value="0.159663348620987" calcext:value-type="float">
            <text:p>0.159663348620987</text:p>
          </table:table-cell>
          <table:table-cell office:value-type="float" office:value="0.159611364533671" calcext:value-type="float">
            <text:p>0.159611364533671</text:p>
          </table:table-cell>
          <table:table-cell office:value-type="float" office:value="0.159441618880278" calcext:value-type="float">
            <text:p>0.159441618880278</text:p>
          </table:table-cell>
          <table:table-cell office:value-type="float" office:value="0.159458611336898" calcext:value-type="float">
            <text:p>0.159458611336898</text:p>
          </table:table-cell>
          <table:table-cell office:value-type="float" office:value="0.159733393086981" calcext:value-type="float">
            <text:p>0.159733393086981</text:p>
          </table:table-cell>
          <table:table-cell office:value-type="float" office:value="0.159644963811198" calcext:value-type="float">
            <text:p>0.159644963811198</text:p>
          </table:table-cell>
          <table:table-cell office:value-type="float" office:value="0.159880115859218" calcext:value-type="float">
            <text:p>0.159880115859218</text:p>
          </table:table-cell>
          <table:table-cell office:value-type="float" office:value="0.159486810539248" calcext:value-type="float">
            <text:p>0.159486810539248</text:p>
          </table:table-cell>
          <table:table-cell office:value-type="float" office:value="0.159616886596771" calcext:value-type="float">
            <text:p>0.159616886596771</text:p>
          </table:table-cell>
          <table:table-cell office:value-type="float" office:value="0.159796032042928" calcext:value-type="float">
            <text:p>0.159796032042928</text:p>
          </table:table-cell>
          <table:table-cell office:value-type="float" office:value="0.159344441649961" calcext:value-type="float">
            <text:p>0.159344441649961</text:p>
          </table:table-cell>
          <table:table-cell office:value-type="float" office:value="0.159706344349252" calcext:value-type="float">
            <text:p>0.159706344349252</text:p>
          </table:table-cell>
          <table:table-cell office:value-type="float" office:value="0.159780819411497" calcext:value-type="float">
            <text:p>0.159780819411497</text:p>
          </table:table-cell>
          <table:table-cell office:value-type="float" office:value="0.159595040945039" calcext:value-type="float">
            <text:p>0.159595040945039</text:p>
          </table:table-cell>
          <table:table-cell office:value-type="float" office:value="0.159602148257131" calcext:value-type="float">
            <text:p>0.159602148257131</text:p>
          </table:table-cell>
          <table:table-cell office:value-type="float" office:value="0.159326803849267" calcext:value-type="float">
            <text:p>0.159326803849267</text:p>
          </table:table-cell>
          <table:table-cell office:value-type="float" office:value="0.159829854362363" calcext:value-type="float">
            <text:p>0.159829854362363</text:p>
          </table:table-cell>
          <table:table-cell office:value-type="float" office:value="0.159158842314985" calcext:value-type="float">
            <text:p>0.159158842314985</text:p>
          </table:table-cell>
          <table:table-cell office:value-type="float" office:value="0.159757977195781" calcext:value-type="float">
            <text:p>0.159757977195781</text:p>
          </table:table-cell>
          <table:table-cell office:value-type="float" office:value="0.159396093962018" calcext:value-type="float">
            <text:p>0.159396093962018</text:p>
          </table:table-cell>
          <table:table-cell office:value-type="float" office:value="0.159298942878274" calcext:value-type="float">
            <text:p>0.159298942878274</text:p>
          </table:table-cell>
          <table:table-cell office:value-type="float" office:value="0.159502444310238" calcext:value-type="float">
            <text:p>0.159502444310238</text:p>
          </table:table-cell>
          <table:table-cell office:value-type="float" office:value="0.159113739502455" calcext:value-type="float">
            <text:p>0.159113739502455</text:p>
          </table:table-cell>
          <table:table-cell office:value-type="float" office:value="0.159312383131084" calcext:value-type="float">
            <text:p>0.159312383131084</text:p>
          </table:table-cell>
          <table:table-cell office:value-type="float" office:value="0.159600126363263" calcext:value-type="float">
            <text:p>0.159600126363263</text:p>
          </table:table-cell>
          <table:table-cell office:value-type="float" office:value="0.159110275874943" calcext:value-type="float">
            <text:p>0.159110275874943</text:p>
          </table:table-cell>
          <table:table-cell office:value-type="float" office:value="0.158039241764841" calcext:value-type="float">
            <text:p>0.158039241764841</text:p>
          </table:table-cell>
          <table:table-cell office:value-type="float" office:value="0.157709828964853" calcext:value-type="float">
            <text:p>0.157709828964853</text:p>
          </table:table-cell>
          <table:table-cell office:value-type="float" office:value="0.156687394354713" calcext:value-type="float">
            <text:p>0.156687394354713</text:p>
          </table:table-cell>
          <table:table-cell office:value-type="float" office:value="0.149407407704712" calcext:value-type="float">
            <text:p>0.149407407704712</text:p>
          </table:table-cell>
          <table:table-cell office:value-type="float" office:value="0.142568669046074" calcext:value-type="float">
            <text:p>0.142568669046074</text:p>
          </table:table-cell>
          <table:table-cell office:value-type="float" office:value="0.116714333487693" calcext:value-type="float">
            <text:p>0.116714333487693</text:p>
          </table:table-cell>
          <table:table-cell office:value-type="float" office:value="0.157967500608428" calcext:value-type="float">
            <text:p>0.157967500608428</text:p>
          </table:table-cell>
          <table:table-cell office:value-type="float" office:value="0.171315251399528" calcext:value-type="float">
            <text:p>0.171315251399528</text:p>
          </table:table-cell>
          <table:table-cell office:value-type="float" office:value="0.179054403388899" calcext:value-type="float">
            <text:p>0.179054403388899</text:p>
          </table:table-cell>
          <table:table-cell office:value-type="float" office:value="0.184054381076654" calcext:value-type="float">
            <text:p>0.184054381076654</text:p>
          </table:table-cell>
          <table:table-cell office:value-type="float" office:value="0.178258712203833" calcext:value-type="float">
            <text:p>0.178258712203833</text:p>
          </table:table-cell>
          <table:table-cell office:value-type="float" office:value="0.178162527095364" calcext:value-type="float">
            <text:p>0.178162527095364</text:p>
          </table:table-cell>
          <table:table-cell office:value-type="float" office:value="0.180208521718007" calcext:value-type="float">
            <text:p>0.180208521718007</text:p>
          </table:table-cell>
          <table:table-cell office:value-type="float" office:value="0.19166668223882" calcext:value-type="float">
            <text:p>0.19166668223882</text:p>
          </table:table-cell>
          <table:table-cell office:value-type="float" office:value="0.184378554130347" calcext:value-type="float">
            <text:p>0.184378554130347</text:p>
          </table:table-cell>
          <table:table-cell office:value-type="float" office:value="0.177822936213174" calcext:value-type="float">
            <text:p>0.177822936213174</text:p>
          </table:table-cell>
          <table:table-cell office:value-type="float" office:value="0.174116209674245" calcext:value-type="float">
            <text:p>0.174116209674245</text:p>
          </table:table-cell>
          <table:table-cell office:value-type="float" office:value="0.175199807936443" calcext:value-type="float">
            <text:p>0.175199807936443</text:p>
          </table:table-cell>
          <table:table-cell office:value-type="float" office:value="0.176543637519106" calcext:value-type="float">
            <text:p>0.176543637519106</text:p>
          </table:table-cell>
          <table:table-cell office:value-type="float" office:value="0.178253383352646" calcext:value-type="float">
            <text:p>0.178253383352646</text:p>
          </table:table-cell>
          <table:table-cell office:value-type="float" office:value="0.180208195642136" calcext:value-type="float">
            <text:p>0.180208195642136</text:p>
          </table:table-cell>
          <table:table-cell office:value-type="float" office:value="0.179128685906623" calcext:value-type="float">
            <text:p>0.179128685906623</text:p>
          </table:table-cell>
          <table:table-cell office:value-type="float" office:value="0.179014101777002" calcext:value-type="float">
            <text:p>0.179014101777002</text:p>
          </table:table-cell>
          <table:table-cell office:value-type="float" office:value="0.18207667975156" calcext:value-type="float">
            <text:p>0.18207667975156</text:p>
          </table:table-cell>
          <table:table-cell office:value-type="float" office:value="0.112978363067761" calcext:value-type="float">
            <text:p>0.112978363067761</text:p>
          </table:table-cell>
          <table:table-cell office:value-type="float" office:value="0.10636734186682" calcext:value-type="float">
            <text:p>0.10636734186682</text:p>
          </table:table-cell>
          <table:table-cell office:value-type="float" office:value="0.112029359989292" calcext:value-type="float">
            <text:p>0.112029359989292</text:p>
          </table:table-cell>
          <table:table-cell office:value-type="float" office:value="0.113331797162211" calcext:value-type="float">
            <text:p>0.113331797162211</text:p>
          </table:table-cell>
          <table:table-cell office:value-type="float" office:value="0.112858223913121" calcext:value-type="float">
            <text:p>0.112858223913121</text:p>
          </table:table-cell>
          <table:table-cell office:value-type="float" office:value="0.112233182848141" calcext:value-type="float">
            <text:p>0.112233182848141</text:p>
          </table:table-cell>
          <table:table-cell office:value-type="float" office:value="0.113691291516085" calcext:value-type="float">
            <text:p>0.113691291516085</text:p>
          </table:table-cell>
          <table:table-cell office:value-type="float" office:value="0.116921901523947" calcext:value-type="float">
            <text:p>0.116921901523947</text:p>
          </table:table-cell>
          <table:table-cell office:value-type="float" office:value="0.125775416582012" calcext:value-type="float">
            <text:p>0.125775416582012</text:p>
          </table:table-cell>
          <table:table-cell office:value-type="float" office:value="0.127331635720682" calcext:value-type="float">
            <text:p>0.127331635720682</text:p>
          </table:table-cell>
          <table:table-cell office:value-type="float" office:value="0.129145885814855" calcext:value-type="float">
            <text:p>0.129145885814855</text:p>
          </table:table-cell>
          <table:table-cell office:value-type="float" office:value="0.129961402863447" calcext:value-type="float">
            <text:p>0.129961402863447</text:p>
          </table:table-cell>
          <table:table-cell office:value-type="float" office:value="0.127839248432097" calcext:value-type="float">
            <text:p>0.127839248432097</text:p>
          </table:table-cell>
          <table:table-cell office:value-type="float" office:value="0.125901773743306" calcext:value-type="float">
            <text:p>0.125901773743306</text:p>
          </table:table-cell>
          <table:table-cell office:value-type="float" office:value="0.120235050130015" calcext:value-type="float">
            <text:p>0.120235050130015</text:p>
          </table:table-cell>
          <table:table-cell office:value-type="float" office:value="0.106145940602633" calcext:value-type="float">
            <text:p>0.106145940602633</text:p>
          </table:table-cell>
          <table:table-cell office:value-type="float" office:value="0.107392040530921" calcext:value-type="float">
            <text:p>0.107392040530921</text:p>
          </table:table-cell>
          <table:table-cell office:value-type="float" office:value="0.172696418577767" calcext:value-type="float">
            <text:p>0.172696418577767</text:p>
          </table:table-cell>
          <table:table-cell office:value-type="float" office:value="0.182944382292506" calcext:value-type="float">
            <text:p>0.182944382292506</text:p>
          </table:table-cell>
          <table:table-cell office:value-type="float" office:value="0.186957093075268" calcext:value-type="float">
            <text:p>0.186957093075268</text:p>
          </table:table-cell>
          <table:table-cell office:value-type="float" office:value="0.188893266613316" calcext:value-type="float">
            <text:p>0.188893266613316</text:p>
          </table:table-cell>
          <table:table-cell office:value-type="float" office:value="0.190686674977597" calcext:value-type="float">
            <text:p>0.190686674977597</text:p>
          </table:table-cell>
          <table:table-cell office:value-type="float" office:value="0.194945557446826" calcext:value-type="float">
            <text:p>0.194945557446826</text:p>
          </table:table-cell>
          <table:table-cell office:value-type="float" office:value="0.199256318428243" calcext:value-type="float">
            <text:p>0.199256318428243</text:p>
          </table:table-cell>
          <table:table-cell office:value-type="float" office:value="0.198984341893785" calcext:value-type="float">
            <text:p>0.198984341893785</text:p>
          </table:table-cell>
          <table:table-cell office:value-type="float" office:value="0.148352185518996" calcext:value-type="float">
            <text:p>0.148352185518996</text:p>
          </table:table-cell>
          <table:table-cell office:value-type="float" office:value="0.144685418422477" calcext:value-type="float">
            <text:p>0.144685418422477</text:p>
          </table:table-cell>
          <table:table-cell office:value-type="float" office:value="0.145230795091247" calcext:value-type="float">
            <text:p>0.145230795091247</text:p>
          </table:table-cell>
          <table:table-cell office:value-type="float" office:value="0.200325016364268" calcext:value-type="float">
            <text:p>0.200325016364268</text:p>
          </table:table-cell>
          <table:table-cell office:value-type="float" office:value="0.144973773824086" calcext:value-type="float">
            <text:p>0.144973773824086</text:p>
          </table:table-cell>
          <table:table-cell office:value-type="float" office:value="0.146191080905768" calcext:value-type="float">
            <text:p>0.146191080905768</text:p>
          </table:table-cell>
          <table:table-cell office:value-type="float" office:value="0.145015643974161" calcext:value-type="float">
            <text:p>0.145015643974161</text:p>
          </table:table-cell>
          <table:table-cell office:value-type="float" office:value="0.144388119954657" calcext:value-type="float">
            <text:p>0.144388119954657</text:p>
          </table:table-cell>
          <table:table-cell office:value-type="float" office:value="0.146161331950554" calcext:value-type="float">
            <text:p>0.146161331950554</text:p>
          </table:table-cell>
          <table:table-cell office:value-type="float" office:value="0.151315281020857" calcext:value-type="float">
            <text:p>0.151315281020857</text:p>
          </table:table-cell>
          <table:table-cell office:value-type="float" office:value="0.153068810912093" calcext:value-type="float">
            <text:p>0.153068810912093</text:p>
          </table:table-cell>
          <table:table-cell office:value-type="float" office:value="0.152342846691821" calcext:value-type="float">
            <text:p>0.152342846691821</text:p>
          </table:table-cell>
          <table:table-cell office:value-type="float" office:value="0.149927076922958" calcext:value-type="float">
            <text:p>0.149927076922958</text:p>
          </table:table-cell>
          <table:table-cell office:value-type="float" office:value="0.148436532085312" calcext:value-type="float">
            <text:p>0.148436532085312</text:p>
          </table:table-cell>
          <table:table-cell office:value-type="float" office:value="0.149281403946477" calcext:value-type="float">
            <text:p>0.149281403946477</text:p>
          </table:table-cell>
          <table:table-cell office:value-type="float" office:value="0.148756693812738" calcext:value-type="float">
            <text:p>0.148756693812738</text:p>
          </table:table-cell>
          <table:table-cell office:value-type="float" office:value="0.147220719749675" calcext:value-type="float">
            <text:p>0.147220719749675</text:p>
          </table:table-cell>
          <table:table-cell office:value-type="float" office:value="0.142657939915976" calcext:value-type="float">
            <text:p>0.142657939915976</text:p>
          </table:table-cell>
          <table:table-cell office:value-type="float" office:value="0.139993059819502" calcext:value-type="float">
            <text:p>0.139993059819502</text:p>
          </table:table-cell>
          <table:table-cell office:value-type="float" office:value="0.128836777483628" calcext:value-type="float">
            <text:p>0.128836777483628</text:p>
          </table:table-cell>
          <table:table-cell office:value-type="float" office:value="0.12101239856744" calcext:value-type="float">
            <text:p>0.12101239856744</text:p>
          </table:table-cell>
          <table:table-cell office:value-type="float" office:value="0.116364968310722" calcext:value-type="float">
            <text:p>0.116364968310722</text:p>
          </table:table-cell>
          <table:table-cell office:value-type="float" office:value="0.13903990830928" calcext:value-type="float">
            <text:p>0.13903990830928</text:p>
          </table:table-cell>
          <table:table-cell office:value-type="float" office:value="0.158061608851183" calcext:value-type="float">
            <text:p>0.158061608851183</text:p>
          </table:table-cell>
          <table:table-cell office:value-type="float" office:value="0.174440888530123" calcext:value-type="float">
            <text:p>0.174440888530123</text:p>
          </table:table-cell>
          <table:table-cell office:value-type="float" office:value="0.187634608934729" calcext:value-type="float">
            <text:p>0.187634608934729</text:p>
          </table:table-cell>
          <table:table-cell office:value-type="float" office:value="0.190192646904915" calcext:value-type="float">
            <text:p>0.190192646904915</text:p>
          </table:table-cell>
          <table:table-cell office:value-type="float" office:value="0.190559713707002" calcext:value-type="float">
            <text:p>0.190559713707002</text:p>
          </table:table-cell>
          <table:table-cell office:value-type="float" office:value="0.189350866403177" calcext:value-type="float">
            <text:p>0.189350866403177</text:p>
          </table:table-cell>
          <table:table-cell office:value-type="float" office:value="0.187480036019515" calcext:value-type="float">
            <text:p>0.187480036019515</text:p>
          </table:table-cell>
          <table:table-cell office:value-type="float" office:value="0.186330073756007" calcext:value-type="float">
            <text:p>0.186330073756007</text:p>
          </table:table-cell>
          <table:table-cell office:value-type="float" office:value="0.187530974968451" calcext:value-type="float">
            <text:p>0.187530974968451</text:p>
          </table:table-cell>
          <table:table-cell office:value-type="float" office:value="0.197400158537196" calcext:value-type="float">
            <text:p>0.197400158537196</text:p>
          </table:table-cell>
          <table:table-cell office:value-type="float" office:value="0.200942014150272" calcext:value-type="float">
            <text:p>0.200942014150272</text:p>
          </table:table-cell>
          <table:table-cell office:value-type="float" office:value="0.199553365810293" calcext:value-type="float">
            <text:p>0.199553365810293</text:p>
          </table:table-cell>
          <table:table-cell office:value-type="float" office:value="0.199361862956996" calcext:value-type="float">
            <text:p>0.199361862956996</text:p>
          </table:table-cell>
          <table:table-cell office:value-type="float" office:value="0.200371111765293" calcext:value-type="float">
            <text:p>0.200371111765293</text:p>
          </table:table-cell>
          <table:table-cell office:value-type="float" office:value="0.199423142270344" calcext:value-type="float">
            <text:p>0.199423142270344</text:p>
          </table:table-cell>
          <table:table-cell office:value-type="float" office:value="0.204054858817309" calcext:value-type="float">
            <text:p>0.204054858817309</text:p>
          </table:table-cell>
          <table:table-cell office:value-type="float" office:value="0.205127363121988" calcext:value-type="float">
            <text:p>0.205127363121988</text:p>
          </table:table-cell>
          <table:table-cell office:value-type="float" office:value="0.210170333105211" calcext:value-type="float">
            <text:p>0.210170333105211</text:p>
          </table:table-cell>
          <table:table-cell office:value-type="float" office:value="0.210109617299132" calcext:value-type="float">
            <text:p>0.210109617299132</text:p>
          </table:table-cell>
          <table:table-cell office:value-type="float" office:value="0.209737774496484" calcext:value-type="float">
            <text:p>0.209737774496484</text:p>
          </table:table-cell>
          <table:table-cell office:value-type="float" office:value="0.207217514609958" calcext:value-type="float">
            <text:p>0.207217514609958</text:p>
          </table:table-cell>
          <table:table-cell office:value-type="float" office:value="0.215568218988597" calcext:value-type="float">
            <text:p>0.215568218988597</text:p>
          </table:table-cell>
          <table:table-cell office:value-type="float" office:value="0.214648148979765" calcext:value-type="float">
            <text:p>0.214648148979765</text:p>
          </table:table-cell>
          <table:table-cell office:value-type="float" office:value="0.200337936024874" calcext:value-type="float">
            <text:p>0.200337936024874</text:p>
          </table:table-cell>
          <table:table-cell office:value-type="float" office:value="0.148980085267411" calcext:value-type="float">
            <text:p>0.148980085267411</text:p>
          </table:table-cell>
          <table:table-cell office:value-type="float" office:value="0.142973500507683" calcext:value-type="float">
            <text:p>0.142973500507683</text:p>
          </table:table-cell>
          <table:table-cell office:value-type="float" office:value="0.138922768900333" calcext:value-type="float">
            <text:p>0.138922768900333</text:p>
          </table:table-cell>
          <table:table-cell office:value-type="float" office:value="0.138421166197626" calcext:value-type="float">
            <text:p>0.138421166197626</text:p>
          </table:table-cell>
          <table:table-cell office:value-type="float" office:value="0.139105207872766" calcext:value-type="float">
            <text:p>0.139105207872766</text:p>
          </table:table-cell>
          <table:table-cell office:value-type="float" office:value="0.141611976481405" calcext:value-type="float">
            <text:p>0.141611976481405</text:p>
          </table:table-cell>
          <table:table-cell office:value-type="float" office:value="0.144014321346977" calcext:value-type="float">
            <text:p>0.144014321346977</text:p>
          </table:table-cell>
          <table:table-cell office:value-type="float" office:value="0.150710304771442" calcext:value-type="float">
            <text:p>0.150710304771442</text:p>
          </table:table-cell>
          <table:table-cell office:value-type="float" office:value="0.15431101275212" calcext:value-type="float">
            <text:p>0.15431101275212</text:p>
          </table:table-cell>
          <table:table-cell office:value-type="float" office:value="0.155220520782905" calcext:value-type="float">
            <text:p>0.155220520782905</text:p>
          </table:table-cell>
          <table:table-cell office:value-type="float" office:value="0.15365221407751" calcext:value-type="float">
            <text:p>0.15365221407751</text:p>
          </table:table-cell>
          <table:table-cell office:value-type="float" office:value="0.150608464470937" calcext:value-type="float">
            <text:p>0.150608464470937</text:p>
          </table:table-cell>
          <table:table-cell office:value-type="float" office:value="0.150292335199776" calcext:value-type="float">
            <text:p>0.150292335199776</text:p>
          </table:table-cell>
          <table:table-cell office:value-type="float" office:value="0.148237056204648" calcext:value-type="float">
            <text:p>0.148237056204648</text:p>
          </table:table-cell>
          <table:table-cell office:value-type="float" office:value="0.147702467105308" calcext:value-type="float">
            <text:p>0.147702467105308</text:p>
          </table:table-cell>
          <table:table-cell office:value-type="float" office:value="0.136604523602831" calcext:value-type="float">
            <text:p>0.136604523602831</text:p>
          </table:table-cell>
          <table:table-cell office:value-type="float" office:value="0.12882122565317" calcext:value-type="float">
            <text:p>0.12882122565317</text:p>
          </table:table-cell>
          <table:table-cell office:value-type="float" office:value="0.121051581198475" calcext:value-type="float">
            <text:p>0.121051581198475</text:p>
          </table:table-cell>
          <table:table-cell office:value-type="float" office:value="0.116240956996622" calcext:value-type="float">
            <text:p>0.116240956996622</text:p>
          </table:table-cell>
          <table:table-cell office:value-type="float" office:value="0.123525097423053" calcext:value-type="float">
            <text:p>0.123525097423053</text:p>
          </table:table-cell>
          <table:table-cell office:value-type="float" office:value="0.13375780265789" calcext:value-type="float">
            <text:p>0.13375780265789</text:p>
          </table:table-cell>
          <table:table-cell office:value-type="float" office:value="0.162297718117721" calcext:value-type="float">
            <text:p>0.162297718117721</text:p>
          </table:table-cell>
          <table:table-cell office:value-type="float" office:value="0.172757142666786" calcext:value-type="float">
            <text:p>0.172757142666786</text:p>
          </table:table-cell>
          <table:table-cell office:value-type="float" office:value="0.179294957446773" calcext:value-type="float">
            <text:p>0.179294957446773</text:p>
          </table:table-cell>
          <table:table-cell office:value-type="float" office:value="0.184614056170349" calcext:value-type="float">
            <text:p>0.184614056170349</text:p>
          </table:table-cell>
          <table:table-cell office:value-type="float" office:value="0.182857750036602" calcext:value-type="float">
            <text:p>0.182857750036602</text:p>
          </table:table-cell>
          <table:table-cell office:value-type="float" office:value="0.178520304630827" calcext:value-type="float">
            <text:p>0.178520304630827</text:p>
          </table:table-cell>
          <table:table-cell office:value-type="float" office:value="0.171935318253705" calcext:value-type="float">
            <text:p>0.171935318253705</text:p>
          </table:table-cell>
          <table:table-cell office:value-type="float" office:value="0.172592276390803" calcext:value-type="float">
            <text:p>0.172592276390803</text:p>
          </table:table-cell>
          <table:table-cell office:value-type="float" office:value="0.174045477553137" calcext:value-type="float">
            <text:p>0.174045477553137</text:p>
          </table:table-cell>
          <table:table-cell office:value-type="float" office:value="0.179665545076014" calcext:value-type="float">
            <text:p>0.179665545076014</text:p>
          </table:table-cell>
          <table:table-cell office:value-type="float" office:value="0.193043460550975" calcext:value-type="float">
            <text:p>0.193043460550975</text:p>
          </table:table-cell>
          <table:table-cell office:value-type="float" office:value="0.191441013562716" calcext:value-type="float">
            <text:p>0.191441013562716</text:p>
          </table:table-cell>
          <table:table-cell office:value-type="float" office:value="0.191443546124517" calcext:value-type="float">
            <text:p>0.191443546124517</text:p>
          </table:table-cell>
          <table:table-cell office:value-type="float" office:value="0.188428155286682" calcext:value-type="float">
            <text:p>0.188428155286682</text:p>
          </table:table-cell>
          <table:table-cell office:value-type="float" office:value="0.18706269155354" calcext:value-type="float">
            <text:p>0.18706269155354</text:p>
          </table:table-cell>
          <table:table-cell office:value-type="float" office:value="0.186420582473994" calcext:value-type="float">
            <text:p>0.186420582473994</text:p>
          </table:table-cell>
          <table:table-cell office:value-type="float" office:value="0.194240563932209" calcext:value-type="float">
            <text:p>0.194240563932209</text:p>
          </table:table-cell>
          <table:table-cell office:value-type="float" office:value="0.197081807752944" calcext:value-type="float">
            <text:p>0.197081807752944</text:p>
          </table:table-cell>
          <table:table-cell office:value-type="float" office:value="0.201494850905639" calcext:value-type="float">
            <text:p>0.201494850905639</text:p>
          </table:table-cell>
          <table:table-cell office:value-type="float" office:value="0.203713163108929" calcext:value-type="float">
            <text:p>0.203713163108929</text:p>
          </table:table-cell>
          <table:table-cell office:value-type="float" office:value="0.205215347502516" calcext:value-type="float">
            <text:p>0.205215347502516</text:p>
          </table:table-cell>
          <table:table-cell office:value-type="float" office:value="0.204445544355445" calcext:value-type="float">
            <text:p>0.204445544355445</text:p>
          </table:table-cell>
          <table:table-cell office:value-type="float" office:value="0.205163206237841" calcext:value-type="float">
            <text:p>0.205163206237841</text:p>
          </table:table-cell>
          <table:table-cell office:value-type="float" office:value="0.20486373417333" calcext:value-type="float">
            <text:p>0.20486373417333</text:p>
          </table:table-cell>
          <table:table-cell office:value-type="float" office:value="0.153230406241552" calcext:value-type="float">
            <text:p>0.153230406241552</text:p>
          </table:table-cell>
          <table:table-cell office:value-type="float" office:value="0.138925440064894" calcext:value-type="float">
            <text:p>0.138925440064894</text:p>
          </table:table-cell>
          <table:table-cell office:value-type="float" office:value="0.137056296960835" calcext:value-type="float">
            <text:p>0.137056296960835</text:p>
          </table:table-cell>
          <table:table-cell office:value-type="float" office:value="0.139972139400127" calcext:value-type="float">
            <text:p>0.139972139400127</text:p>
          </table:table-cell>
          <table:table-cell office:value-type="float" office:value="0.141641682377545" calcext:value-type="float">
            <text:p>0.141641682377545</text:p>
          </table:table-cell>
          <table:table-cell office:value-type="float" office:value="0.145711908095159" calcext:value-type="float">
            <text:p>0.145711908095159</text:p>
          </table:table-cell>
          <table:table-cell office:value-type="float" office:value="0.150808838601605" calcext:value-type="float">
            <text:p>0.150808838601605</text:p>
          </table:table-cell>
          <table:table-cell office:value-type="float" office:value="0.148036891186775" calcext:value-type="float">
            <text:p>0.148036891186775</text:p>
          </table:table-cell>
          <table:table-cell office:value-type="float" office:value="0.144582473489548" calcext:value-type="float">
            <text:p>0.144582473489548</text:p>
          </table:table-cell>
          <table:table-cell office:value-type="float" office:value="0.145576610376818" calcext:value-type="float">
            <text:p>0.145576610376818</text:p>
          </table:table-cell>
          <table:table-cell office:value-type="float" office:value="0.144337144382421" calcext:value-type="float">
            <text:p>0.144337144382421</text:p>
          </table:table-cell>
          <table:table-cell office:value-type="float" office:value="0.142786868220867" calcext:value-type="float">
            <text:p>0.142786868220867</text:p>
          </table:table-cell>
          <table:table-cell office:value-type="float" office:value="0.140939676064919" calcext:value-type="float">
            <text:p>0.140939676064919</text:p>
          </table:table-cell>
          <table:table-cell office:value-type="float" office:value="0.138406263372558" calcext:value-type="float">
            <text:p>0.138406263372558</text:p>
          </table:table-cell>
          <table:table-cell office:value-type="float" office:value="0.131923817083331" calcext:value-type="float">
            <text:p>0.131923817083331</text:p>
          </table:table-cell>
          <table:table-cell office:value-type="float" office:value="0.123637377483928" calcext:value-type="float">
            <text:p>0.123637377483928</text:p>
          </table:table-cell>
          <table:table-cell office:value-type="float" office:value="0.118520218392222" calcext:value-type="float">
            <text:p>0.118520218392222</text:p>
          </table:table-cell>
          <table:table-cell office:value-type="float" office:value="0.11284225796765" calcext:value-type="float">
            <text:p>0.11284225796765</text:p>
          </table:table-cell>
          <table:table-cell office:value-type="float" office:value="0.117921494310702" calcext:value-type="float">
            <text:p>0.117921494310702</text:p>
          </table:table-cell>
          <table:table-cell office:value-type="float" office:value="0.177671686724384" calcext:value-type="float">
            <text:p>0.177671686724384</text:p>
          </table:table-cell>
          <table:table-cell office:value-type="float" office:value="0.184692106424713" calcext:value-type="float">
            <text:p>0.184692106424713</text:p>
          </table:table-cell>
          <table:table-cell office:value-type="float" office:value="0.187813906681953" calcext:value-type="float">
            <text:p>0.187813906681953</text:p>
          </table:table-cell>
          <table:table-cell office:value-type="float" office:value="0.187272239098086" calcext:value-type="float">
            <text:p>0.187272239098086</text:p>
          </table:table-cell>
          <table:table-cell office:value-type="float" office:value="0.182688887421649" calcext:value-type="float">
            <text:p>0.182688887421649</text:p>
          </table:table-cell>
          <table:table-cell office:value-type="float" office:value="0.180446694478085" calcext:value-type="float">
            <text:p>0.180446694478085</text:p>
          </table:table-cell>
          <table:table-cell office:value-type="float" office:value="0.185593358163485" calcext:value-type="float">
            <text:p>0.185593358163485</text:p>
          </table:table-cell>
          <table:table-cell office:value-type="float" office:value="0.197551243155286" calcext:value-type="float">
            <text:p>0.197551243155286</text:p>
          </table:table-cell>
          <table:table-cell office:value-type="float" office:value="0.192386176106173" calcext:value-type="float">
            <text:p>0.192386176106173</text:p>
          </table:table-cell>
          <table:table-cell office:value-type="float" office:value="0.190237514111549" calcext:value-type="float">
            <text:p>0.190237514111549</text:p>
          </table:table-cell>
          <table:table-cell office:value-type="float" office:value="0.192071735093176" calcext:value-type="float">
            <text:p>0.192071735093176</text:p>
          </table:table-cell>
          <table:table-cell office:value-type="float" office:value="0.197110446357764" calcext:value-type="float">
            <text:p>0.197110446357764</text:p>
          </table:table-cell>
          <table:table-cell office:value-type="float" office:value="0.200051825375226" calcext:value-type="float">
            <text:p>0.200051825375226</text:p>
          </table:table-cell>
          <table:table-cell office:value-type="float" office:value="0.203192675075928" calcext:value-type="float">
            <text:p>0.203192675075928</text:p>
          </table:table-cell>
          <table:table-cell office:value-type="float" office:value="0.210739132339274" calcext:value-type="float">
            <text:p>0.210739132339274</text:p>
          </table:table-cell>
          <table:table-cell office:value-type="float" office:value="0.213101897086274" calcext:value-type="float">
            <text:p>0.213101897086274</text:p>
          </table:table-cell>
          <table:table-cell office:value-type="float" office:value="0.212356325550854" calcext:value-type="float">
            <text:p>0.212356325550854</text:p>
          </table:table-cell>
          <table:table-cell office:value-type="float" office:value="0.212239856842234" calcext:value-type="float">
            <text:p>0.212239856842234</text:p>
          </table:table-cell>
          <table:table-cell office:value-type="float" office:value="0.216621277130352" calcext:value-type="float">
            <text:p>0.216621277130352</text:p>
          </table:table-cell>
          <table:table-cell office:value-type="float" office:value="0.159133431014599" calcext:value-type="float">
            <text:p>0.159133431014599</text:p>
          </table:table-cell>
          <table:table-cell office:value-type="float" office:value="0.145537470998917" calcext:value-type="float">
            <text:p>0.145537470998917</text:p>
          </table:table-cell>
          <table:table-cell office:value-type="float" office:value="0.144804875625951" calcext:value-type="float">
            <text:p>0.144804875625951</text:p>
          </table:table-cell>
          <table:table-cell office:value-type="float" office:value="0.151458382264523" calcext:value-type="float">
            <text:p>0.151458382264523</text:p>
          </table:table-cell>
          <table:table-cell office:value-type="float" office:value="0.152880516568946" calcext:value-type="float">
            <text:p>0.152880516568946</text:p>
          </table:table-cell>
          <table:table-cell office:value-type="float" office:value="0.155256492850439" calcext:value-type="float">
            <text:p>0.155256492850439</text:p>
          </table:table-cell>
          <table:table-cell office:value-type="float" office:value="0.159507305302188" calcext:value-type="float">
            <text:p>0.159507305302188</text:p>
          </table:table-cell>
          <table:table-cell office:value-type="float" office:value="0.161269027432861" calcext:value-type="float">
            <text:p>0.161269027432861</text:p>
          </table:table-cell>
          <table:table-cell office:value-type="float" office:value="0.157641643347743" calcext:value-type="float">
            <text:p>0.157641643347743</text:p>
          </table:table-cell>
          <table:table-cell office:value-type="float" office:value="0.158322877253859" calcext:value-type="float">
            <text:p>0.158322877253859</text:p>
          </table:table-cell>
          <table:table-cell office:value-type="float" office:value="0.158250723329008" calcext:value-type="float">
            <text:p>0.158250723329008</text:p>
          </table:table-cell>
          <table:table-cell office:value-type="float" office:value="0.15579262978832" calcext:value-type="float">
            <text:p>0.15579262978832</text:p>
          </table:table-cell>
          <table:table-cell office:value-type="float" office:value="0.148118455865692" calcext:value-type="float">
            <text:p>0.148118455865692</text:p>
          </table:table-cell>
          <table:table-cell office:value-type="float" office:value="0.134795364405411" calcext:value-type="float">
            <text:p>0.134795364405411</text:p>
          </table:table-cell>
          <table:table-cell office:value-type="float" office:value="0.129070788355627" calcext:value-type="float">
            <text:p>0.129070788355627</text:p>
          </table:table-cell>
          <table:table-cell office:value-type="float" office:value="0.137027921574574" calcext:value-type="float">
            <text:p>0.137027921574574</text:p>
          </table:table-cell>
          <table:table-cell office:value-type="float" office:value="0.142672388993685" calcext:value-type="float">
            <text:p>0.142672388993685</text:p>
          </table:table-cell>
          <table:table-cell office:value-type="float" office:value="0.156873476644856" calcext:value-type="float">
            <text:p>0.156873476644856</text:p>
          </table:table-cell>
          <table:table-cell office:value-type="float" office:value="0.162865121964479" calcext:value-type="float">
            <text:p>0.162865121964479</text:p>
          </table:table-cell>
          <table:table-cell office:value-type="float" office:value="0.168935189808525" calcext:value-type="float">
            <text:p>0.168935189808525</text:p>
          </table:table-cell>
          <table:table-cell office:value-type="float" office:value="0.176725814923161" calcext:value-type="float">
            <text:p>0.176725814923161</text:p>
          </table:table-cell>
          <table:table-cell office:value-type="float" office:value="0.175261101451473" calcext:value-type="float">
            <text:p>0.175261101451473</text:p>
          </table:table-cell>
          <table:table-cell office:value-type="float" office:value="0.175013016174478" calcext:value-type="float">
            <text:p>0.175013016174478</text:p>
          </table:table-cell>
          <table:table-cell office:value-type="float" office:value="0.175614946437713" calcext:value-type="float">
            <text:p>0.175614946437713</text:p>
          </table:table-cell>
          <table:table-cell office:value-type="float" office:value="0.174917838137881" calcext:value-type="float">
            <text:p>0.174917838137881</text:p>
          </table:table-cell>
          <table:table-cell office:value-type="float" office:value="0.173404244786711" calcext:value-type="float">
            <text:p>0.173404244786711</text:p>
          </table:table-cell>
          <table:table-cell office:value-type="float" office:value="0.194338847985985" calcext:value-type="float">
            <text:p>0.194338847985985</text:p>
          </table:table-cell>
          <table:table-cell office:value-type="float" office:value="0.187631507407296" calcext:value-type="float">
            <text:p>0.187631507407296</text:p>
          </table:table-cell>
          <table:table-cell office:value-type="float" office:value="0.187914623283386" calcext:value-type="float">
            <text:p>0.187914623283386</text:p>
          </table:table-cell>
          <table:table-cell office:value-type="float" office:value="0.181107459544198" calcext:value-type="float">
            <text:p>0.181107459544198</text:p>
          </table:table-cell>
          <table:table-cell office:value-type="float" office:value="0.183055608955388" calcext:value-type="float">
            <text:p>0.183055608955388</text:p>
          </table:table-cell>
          <table:table-cell office:value-type="float" office:value="0.182384803864487" calcext:value-type="float">
            <text:p>0.182384803864487</text:p>
          </table:table-cell>
          <table:table-cell office:value-type="float" office:value="0.185224928049217" calcext:value-type="float">
            <text:p>0.185224928049217</text:p>
          </table:table-cell>
          <table:table-cell office:value-type="float" office:value="0.185867187901379" calcext:value-type="float">
            <text:p>0.185867187901379</text:p>
          </table:table-cell>
          <table:table-cell office:value-type="float" office:value="0.187197954685946" calcext:value-type="float">
            <text:p>0.187197954685946</text:p>
          </table:table-cell>
          <table:table-cell office:value-type="float" office:value="0.192106680079401" calcext:value-type="float">
            <text:p>0.192106680079401</text:p>
          </table:table-cell>
          <table:table-cell office:value-type="float" office:value="0.186582998134848" calcext:value-type="float">
            <text:p>0.186582998134848</text:p>
          </table:table-cell>
          <table:table-cell office:value-type="float" office:value="0.188175257480303" calcext:value-type="float">
            <text:p>0.188175257480303</text:p>
          </table:table-cell>
          <table:table-cell office:value-type="float" office:value="0.187578151191825" calcext:value-type="float">
            <text:p>0.187578151191825</text:p>
          </table:table-cell>
          <table:table-cell office:value-type="float" office:value="0.186671717327782" calcext:value-type="float">
            <text:p>0.186671717327782</text:p>
          </table:table-cell>
          <table:table-cell office:value-type="float" office:value="0.185880395586595" calcext:value-type="float">
            <text:p>0.185880395586595</text:p>
          </table:table-cell>
          <table:table-cell office:value-type="float" office:value="0.185148069337148" calcext:value-type="float">
            <text:p>0.185148069337148</text:p>
          </table:table-cell>
          <table:table-cell office:value-type="float" office:value="0.185359284513728" calcext:value-type="float">
            <text:p>0.185359284513728</text:p>
          </table:table-cell>
          <table:table-cell office:value-type="float" office:value="0.18503526677189" calcext:value-type="float">
            <text:p>0.18503526677189</text:p>
          </table:table-cell>
          <table:table-cell office:value-type="float" office:value="0.18488039955037" calcext:value-type="float">
            <text:p>0.18488039955037</text:p>
          </table:table-cell>
          <table:table-cell office:value-type="float" office:value="0.185087782340648" calcext:value-type="float">
            <text:p>0.185087782340648</text:p>
          </table:table-cell>
          <table:table-cell office:value-type="float" office:value="0.185135250764167" calcext:value-type="float">
            <text:p>0.185135250764167</text:p>
          </table:table-cell>
          <table:table-cell office:value-type="float" office:value="0.18505324912052" calcext:value-type="float">
            <text:p>0.18505324912052</text:p>
          </table:table-cell>
          <table:table-cell office:value-type="float" office:value="0.185197268941865" calcext:value-type="float">
            <text:p>0.185197268941865</text:p>
          </table:table-cell>
          <table:table-cell office:value-type="float" office:value="0.184785897446488" calcext:value-type="float">
            <text:p>0.184785897446488</text:p>
          </table:table-cell>
          <table:table-cell office:value-type="float" office:value="0.184690805891511" calcext:value-type="float">
            <text:p>0.184690805891511</text:p>
          </table:table-cell>
          <table:table-cell office:value-type="float" office:value="0.184999930089851" calcext:value-type="float">
            <text:p>0.184999930089851</text:p>
          </table:table-cell>
          <table:table-cell office:value-type="float" office:value="0.185179241152164" calcext:value-type="float">
            <text:p>0.185179241152164</text:p>
          </table:table-cell>
          <table:table-cell office:value-type="float" office:value="0.185252959961643" calcext:value-type="float">
            <text:p>0.185252959961643</text:p>
          </table:table-cell>
          <table:table-cell office:value-type="float" office:value="0.185104591186167" calcext:value-type="float">
            <text:p>0.185104591186167</text:p>
          </table:table-cell>
          <table:table-cell office:value-type="float" office:value="0.18537815986477" calcext:value-type="float">
            <text:p>0.18537815986477</text:p>
          </table:table-cell>
          <table:table-cell office:value-type="float" office:value="0.184873734827489" calcext:value-type="float">
            <text:p>0.184873734827489</text:p>
          </table:table-cell>
          <table:table-cell office:value-type="float" office:value="0.18491414095595" calcext:value-type="float">
            <text:p>0.18491414095595</text:p>
          </table:table-cell>
          <table:table-cell office:value-type="float" office:value="0.185048367104391" calcext:value-type="float">
            <text:p>0.185048367104391</text:p>
          </table:table-cell>
          <table:table-cell office:value-type="float" office:value="0.185264251821158" calcext:value-type="float">
            <text:p>0.185264251821158</text:p>
          </table:table-cell>
          <table:table-cell office:value-type="float" office:value="0.185008360668133" calcext:value-type="float">
            <text:p>0.185008360668133</text:p>
          </table:table-cell>
          <table:table-cell office:value-type="float" office:value="0.185129315235294" calcext:value-type="float">
            <text:p>0.185129315235294</text:p>
          </table:table-cell>
          <table:table-cell office:value-type="float" office:value="0.185074959350443" calcext:value-type="float">
            <text:p>0.185074959350443</text:p>
          </table:table-cell>
          <table:table-cell office:value-type="float" office:value="0.18510651693905" calcext:value-type="float">
            <text:p>0.18510651693905</text:p>
          </table:table-cell>
          <table:table-cell office:value-type="float" office:value="0.184946142214232" calcext:value-type="float">
            <text:p>0.184946142214232</text:p>
          </table:table-cell>
          <table:table-cell office:value-type="float" office:value="0.185051146244745" calcext:value-type="float">
            <text:p>0.185051146244745</text:p>
          </table:table-cell>
          <table:table-cell office:value-type="float" office:value="0.185012424865426" calcext:value-type="float">
            <text:p>0.185012424865426</text:p>
          </table:table-cell>
          <table:table-cell office:value-type="float" office:value="0.185059950251592" calcext:value-type="float">
            <text:p>0.185059950251592</text:p>
          </table:table-cell>
          <table:table-cell office:value-type="float" office:value="0.185075058827912" calcext:value-type="float">
            <text:p>0.185075058827912</text:p>
          </table:table-cell>
          <table:table-cell office:value-type="float" office:value="0.185138853836686" calcext:value-type="float">
            <text:p>0.185138853836686</text:p>
          </table:table-cell>
          <table:table-cell office:value-type="float" office:value="0.185261977138588" calcext:value-type="float">
            <text:p>0.185261977138588</text:p>
          </table:table-cell>
          <table:table-cell office:value-type="float" office:value="0.18525119140911" calcext:value-type="float">
            <text:p>0.18525119140911</text:p>
          </table:table-cell>
          <table:table-cell office:value-type="float" office:value="0.185302510877253" calcext:value-type="float">
            <text:p>0.185302510877253</text:p>
          </table:table-cell>
          <table:table-cell office:value-type="float" office:value="0.185229580767853" calcext:value-type="float">
            <text:p>0.185229580767853</text:p>
          </table:table-cell>
          <table:table-cell office:value-type="float" office:value="0.185123750787727" calcext:value-type="float">
            <text:p>0.185123750787727</text:p>
          </table:table-cell>
          <table:table-cell office:value-type="float" office:value="0.1851917003341" calcext:value-type="float">
            <text:p>0.1851917003341</text:p>
          </table:table-cell>
          <table:table-cell office:value-type="float" office:value="0.185041971487625" calcext:value-type="float">
            <text:p>0.185041971487625</text:p>
          </table:table-cell>
          <table:table-cell office:value-type="float" office:value="0.184893128086677" calcext:value-type="float">
            <text:p>0.184893128086677</text:p>
          </table:table-cell>
          <table:table-cell office:value-type="float" office:value="0.185136712766077" calcext:value-type="float">
            <text:p>0.185136712766077</text:p>
          </table:table-cell>
          <table:table-cell office:value-type="float" office:value="0.184883763534007" calcext:value-type="float">
            <text:p>0.184883763534007</text:p>
          </table:table-cell>
          <table:table-cell office:value-type="float" office:value="0.185180011666189" calcext:value-type="float">
            <text:p>0.185180011666189</text:p>
          </table:table-cell>
          <table:table-cell office:value-type="float" office:value="0.185016778772072" calcext:value-type="float">
            <text:p>0.185016778772072</text:p>
          </table:table-cell>
          <table:table-cell office:value-type="float" office:value="0.185206143518444" calcext:value-type="float">
            <text:p>0.185206143518444</text:p>
          </table:table-cell>
          <table:table-cell office:value-type="float" office:value="0.185092222614598" calcext:value-type="float">
            <text:p>0.185092222614598</text:p>
          </table:table-cell>
          <table:table-cell office:value-type="float" office:value="0.18524359442395" calcext:value-type="float">
            <text:p>0.18524359442395</text:p>
          </table:table-cell>
          <table:table-cell office:value-type="float" office:value="0.185175670033607" calcext:value-type="float">
            <text:p>0.185175670033607</text:p>
          </table:table-cell>
          <table:table-cell office:value-type="float" office:value="0.18524227634877" calcext:value-type="float">
            <text:p>0.18524227634877</text:p>
          </table:table-cell>
          <table:table-cell office:value-type="float" office:value="0.185303351843459" calcext:value-type="float">
            <text:p>0.185303351843459</text:p>
          </table:table-cell>
          <table:table-cell office:value-type="float" office:value="0.185336047746345" calcext:value-type="float">
            <text:p>0.185336047746345</text:p>
          </table:table-cell>
          <table:table-cell office:value-type="float" office:value="0.185203595686532" calcext:value-type="float">
            <text:p>0.185203595686532</text:p>
          </table:table-cell>
          <table:table-cell office:value-type="float" office:value="0.185009870445498" calcext:value-type="float">
            <text:p>0.185009870445498</text:p>
          </table:table-cell>
          <table:table-cell office:value-type="float" office:value="0.185155118936422" calcext:value-type="float">
            <text:p>0.185155118936422</text:p>
          </table:table-cell>
          <table:table-cell office:value-type="float" office:value="0.185296355372093" calcext:value-type="float">
            <text:p>0.185296355372093</text:p>
          </table:table-cell>
          <table:table-cell office:value-type="float" office:value="0.185174951404837" calcext:value-type="float">
            <text:p>0.185174951404837</text:p>
          </table:table-cell>
          <table:table-cell office:value-type="float" office:value="0.185348754234247" calcext:value-type="float">
            <text:p>0.185348754234247</text:p>
          </table:table-cell>
          <table:table-cell office:value-type="float" office:value="0.185330224393595" calcext:value-type="float">
            <text:p>0.185330224393595</text:p>
          </table:table-cell>
          <table:table-cell office:value-type="float" office:value="0.185208881968009" calcext:value-type="float">
            <text:p>0.185208881968009</text:p>
          </table:table-cell>
          <table:table-cell office:value-type="float" office:value="0.185116252949719" calcext:value-type="float">
            <text:p>0.185116252949719</text:p>
          </table:table-cell>
          <table:table-cell office:value-type="float" office:value="0.185090108673953" calcext:value-type="float">
            <text:p>0.185090108673953</text:p>
          </table:table-cell>
          <table:table-cell office:value-type="float" office:value="0.185517165339862" calcext:value-type="float">
            <text:p>0.185517165339862</text:p>
          </table:table-cell>
          <table:table-cell office:value-type="float" office:value="0.185333829822425" calcext:value-type="float">
            <text:p>0.185333829822425</text:p>
          </table:table-cell>
          <table:table-cell office:value-type="float" office:value="0.185265812901658" calcext:value-type="float">
            <text:p>0.185265812901658</text:p>
          </table:table-cell>
          <table:table-cell office:value-type="float" office:value="0.185316051414334" calcext:value-type="float">
            <text:p>0.185316051414334</text:p>
          </table:table-cell>
          <table:table-cell office:value-type="float" office:value="0.185213454213423" calcext:value-type="float">
            <text:p>0.185213454213423</text:p>
          </table:table-cell>
          <table:table-cell office:value-type="float" office:value="0.18543948721445" calcext:value-type="float">
            <text:p>0.18543948721445</text:p>
          </table:table-cell>
          <table:table-cell office:value-type="float" office:value="0.185193579743673" calcext:value-type="float">
            <text:p>0.185193579743673</text:p>
          </table:table-cell>
          <table:table-cell office:value-type="float" office:value="0.185103862967024" calcext:value-type="float">
            <text:p>0.185103862967024</text:p>
          </table:table-cell>
          <table:table-cell office:value-type="float" office:value="0.18511456223885" calcext:value-type="float">
            <text:p>0.18511456223885</text:p>
          </table:table-cell>
          <table:table-cell office:value-type="float" office:value="0.185302484024703" calcext:value-type="float">
            <text:p>0.185302484024703</text:p>
          </table:table-cell>
          <table:table-cell office:value-type="float" office:value="0.185078015698186" calcext:value-type="float">
            <text:p>0.185078015698186</text:p>
          </table:table-cell>
          <table:table-cell office:value-type="float" office:value="0.185138690434726" calcext:value-type="float">
            <text:p>0.185138690434726</text:p>
          </table:table-cell>
          <table:table-cell office:value-type="float" office:value="0.18517033339404" calcext:value-type="float">
            <text:p>0.18517033339404</text:p>
          </table:table-cell>
          <table:table-cell office:value-type="float" office:value="0.185314168105055" calcext:value-type="float">
            <text:p>0.185314168105055</text:p>
          </table:table-cell>
          <table:table-cell office:value-type="float" office:value="0.185049128802846" calcext:value-type="float">
            <text:p>0.185049128802846</text:p>
          </table:table-cell>
          <table:table-cell office:value-type="float" office:value="0.185349862667798" calcext:value-type="float">
            <text:p>0.185349862667798</text:p>
          </table:table-cell>
          <table:table-cell office:value-type="float" office:value="0.185121477984162" calcext:value-type="float">
            <text:p>0.185121477984162</text:p>
          </table:table-cell>
          <table:table-cell office:value-type="float" office:value="0.18521121142678" calcext:value-type="float">
            <text:p>0.18521121142678</text:p>
          </table:table-cell>
          <table:table-cell office:value-type="float" office:value="0.185359156454853" calcext:value-type="float">
            <text:p>0.185359156454853</text:p>
          </table:table-cell>
          <table:table-cell office:value-type="float" office:value="0.185178753463482" calcext:value-type="float">
            <text:p>0.185178753463482</text:p>
          </table:table-cell>
          <table:table-cell office:value-type="float" office:value="0.185258637800705" calcext:value-type="float">
            <text:p>0.185258637800705</text:p>
          </table:table-cell>
          <table:table-cell office:value-type="float" office:value="0.185432535029896" calcext:value-type="float">
            <text:p>0.185432535029896</text:p>
          </table:table-cell>
          <table:table-cell office:value-type="float" office:value="0.185105718325383" calcext:value-type="float">
            <text:p>0.185105718325383</text:p>
          </table:table-cell>
          <table:table-cell office:value-type="float" office:value="0.185143617499521" calcext:value-type="float">
            <text:p>0.185143617499521</text:p>
          </table:table-cell>
          <table:table-cell office:value-type="float" office:value="0.185221368221438" calcext:value-type="float">
            <text:p>0.185221368221438</text:p>
          </table:table-cell>
          <table:table-cell office:value-type="float" office:value="0.18488561462622" calcext:value-type="float">
            <text:p>0.18488561462622</text:p>
          </table:table-cell>
          <table:table-cell office:value-type="float" office:value="0.18521443122964" calcext:value-type="float">
            <text:p>0.18521443122964</text:p>
          </table:table-cell>
          <table:table-cell office:value-type="float" office:value="0.185363367047091" calcext:value-type="float">
            <text:p>0.185363367047091</text:p>
          </table:table-cell>
          <table:table-cell office:value-type="float" office:value="0.185556998239047" calcext:value-type="float">
            <text:p>0.185556998239047</text:p>
          </table:table-cell>
          <table:table-cell office:value-type="float" office:value="0.185309784898177" calcext:value-type="float">
            <text:p>0.185309784898177</text:p>
          </table:table-cell>
          <table:table-cell office:value-type="float" office:value="0.185384687820725" calcext:value-type="float">
            <text:p>0.185384687820725</text:p>
          </table:table-cell>
          <table:table-cell office:value-type="float" office:value="0.185487460051502" calcext:value-type="float">
            <text:p>0.185487460051502</text:p>
          </table:table-cell>
          <table:table-cell office:value-type="float" office:value="0.185315009479562" calcext:value-type="float">
            <text:p>0.185315009479562</text:p>
          </table:table-cell>
          <table:table-cell office:value-type="float" office:value="0.185117784578151" calcext:value-type="float">
            <text:p>0.185117784578151</text:p>
          </table:table-cell>
          <table:table-cell office:value-type="float" office:value="0.185320167368528" calcext:value-type="float">
            <text:p>0.185320167368528</text:p>
          </table:table-cell>
          <table:table-cell office:value-type="float" office:value="0.18541591816102" calcext:value-type="float">
            <text:p>0.18541591816102</text:p>
          </table:table-cell>
          <table:table-cell office:value-type="float" office:value="0.18524717508296" calcext:value-type="float">
            <text:p>0.18524717508296</text:p>
          </table:table-cell>
          <table:table-cell office:value-type="float" office:value="0.185369436792944" calcext:value-type="float">
            <text:p>0.185369436792944</text:p>
          </table:table-cell>
          <table:table-cell office:value-type="float" office:value="0.185197604885149" calcext:value-type="float">
            <text:p>0.185197604885149</text:p>
          </table:table-cell>
          <table:table-cell office:value-type="float" office:value="0.185315876791568" calcext:value-type="float">
            <text:p>0.185315876791568</text:p>
          </table:table-cell>
          <table:table-cell office:value-type="float" office:value="0.185220322754731" calcext:value-type="float">
            <text:p>0.185220322754731</text:p>
          </table:table-cell>
          <table:table-cell office:value-type="float" office:value="0.185351067512803" calcext:value-type="float">
            <text:p>0.185351067512803</text:p>
          </table:table-cell>
          <table:table-cell office:value-type="float" office:value="0.185149852323498" calcext:value-type="float">
            <text:p>0.185149852323498</text:p>
          </table:table-cell>
          <table:table-cell table:number-columns-repeated="466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77382355505808" calcext:value-type="float">
            <text:p>-0.017738235550581</text:p>
          </table:table-cell>
          <table:table-cell office:value-type="float" office:value="-0.017808422380361" calcext:value-type="float">
            <text:p>-0.017808422380361</text:p>
          </table:table-cell>
          <table:table-cell office:value-type="float" office:value="-0.0177818725584951" calcext:value-type="float">
            <text:p>-0.017781872558495</text:p>
          </table:table-cell>
          <table:table-cell office:value-type="float" office:value="-0.0178530677943548" calcext:value-type="float">
            <text:p>-0.017853067794355</text:p>
          </table:table-cell>
          <table:table-cell office:value-type="float" office:value="-0.0178463756836104" calcext:value-type="float">
            <text:p>-0.01784637568361</text:p>
          </table:table-cell>
          <table:table-cell office:value-type="float" office:value="-0.0178319334291942" calcext:value-type="float">
            <text:p>-0.017831933429194</text:p>
          </table:table-cell>
          <table:table-cell office:value-type="float" office:value="-0.0178454391017299" calcext:value-type="float">
            <text:p>-0.01784543910173</text:p>
          </table:table-cell>
          <table:table-cell office:value-type="float" office:value="-0.0178616159086732" calcext:value-type="float">
            <text:p>-0.017861615908673</text:p>
          </table:table-cell>
          <table:table-cell office:value-type="float" office:value="-0.0177874807018114" calcext:value-type="float">
            <text:p>-0.017787480701811</text:p>
          </table:table-cell>
          <table:table-cell office:value-type="float" office:value="-0.0178748076534011" calcext:value-type="float">
            <text:p>-0.017874807653401</text:p>
          </table:table-cell>
          <table:table-cell office:value-type="float" office:value="-0.017834854506766" calcext:value-type="float">
            <text:p>-0.017834854506766</text:p>
          </table:table-cell>
          <table:table-cell office:value-type="float" office:value="-0.0178449136550682" calcext:value-type="float">
            <text:p>-0.017844913655068</text:p>
          </table:table-cell>
          <table:table-cell office:value-type="float" office:value="-0.0178410994440884" calcext:value-type="float">
            <text:p>-0.017841099444088</text:p>
          </table:table-cell>
          <table:table-cell office:value-type="float" office:value="-0.0177850696183396" calcext:value-type="float">
            <text:p>-0.01778506961834</text:p>
          </table:table-cell>
          <table:table-cell office:value-type="float" office:value="-0.0177875726851655" calcext:value-type="float">
            <text:p>-0.017787572685166</text:p>
          </table:table-cell>
          <table:table-cell office:value-type="float" office:value="-0.017827159257365" calcext:value-type="float">
            <text:p>-0.017827159257365</text:p>
          </table:table-cell>
          <table:table-cell office:value-type="float" office:value="-0.0178398781675008" calcext:value-type="float">
            <text:p>-0.017839878167501</text:p>
          </table:table-cell>
          <table:table-cell office:value-type="float" office:value="-0.0178134923704311" calcext:value-type="float">
            <text:p>-0.017813492370431</text:p>
          </table:table-cell>
          <table:table-cell office:value-type="float" office:value="-0.0177915987340739" calcext:value-type="float">
            <text:p>-0.017791598734074</text:p>
          </table:table-cell>
          <table:table-cell office:value-type="float" office:value="-0.0178469747300522" calcext:value-type="float">
            <text:p>-0.017846974730052</text:p>
          </table:table-cell>
          <table:table-cell office:value-type="float" office:value="-0.0178625974350746" calcext:value-type="float">
            <text:p>-0.017862597435075</text:p>
          </table:table-cell>
          <table:table-cell office:value-type="float" office:value="-0.0178510439372501" calcext:value-type="float">
            <text:p>-0.01785104393725</text:p>
          </table:table-cell>
          <table:table-cell office:value-type="float" office:value="-0.0177699302030315" calcext:value-type="float">
            <text:p>-0.017769930203032</text:p>
          </table:table-cell>
          <table:table-cell office:value-type="float" office:value="-0.0178553803139576" calcext:value-type="float">
            <text:p>-0.017855380313958</text:p>
          </table:table-cell>
          <table:table-cell office:value-type="float" office:value="-0.017854821314824" calcext:value-type="float">
            <text:p>-0.017854821314824</text:p>
          </table:table-cell>
          <table:table-cell office:value-type="float" office:value="-0.017850558857831" calcext:value-type="float">
            <text:p>-0.017850558857831</text:p>
          </table:table-cell>
          <table:table-cell office:value-type="float" office:value="-0.0177473211400245" calcext:value-type="float">
            <text:p>-0.017747321140025</text:p>
          </table:table-cell>
          <table:table-cell office:value-type="float" office:value="-0.0178478280329681" calcext:value-type="float">
            <text:p>-0.017847828032968</text:p>
          </table:table-cell>
          <table:table-cell office:value-type="float" office:value="-0.0178401139779924" calcext:value-type="float">
            <text:p>-0.017840113977992</text:p>
          </table:table-cell>
          <table:table-cell office:value-type="float" office:value="-0.0178648308385531" calcext:value-type="float">
            <text:p>-0.017864830838553</text:p>
          </table:table-cell>
          <table:table-cell office:value-type="float" office:value="-0.0178420401731705" calcext:value-type="float">
            <text:p>-0.017842040173171</text:p>
          </table:table-cell>
          <table:table-cell office:value-type="float" office:value="-0.0178416176687732" calcext:value-type="float">
            <text:p>-0.017841617668773</text:p>
          </table:table-cell>
          <table:table-cell office:value-type="float" office:value="-0.0178460232899727" calcext:value-type="float">
            <text:p>-0.017846023289973</text:p>
          </table:table-cell>
          <table:table-cell office:value-type="float" office:value="-0.0177857489285087" calcext:value-type="float">
            <text:p>-0.017785748928509</text:p>
          </table:table-cell>
          <table:table-cell office:value-type="float" office:value="-0.0178505386931228" calcext:value-type="float">
            <text:p>-0.017850538693123</text:p>
          </table:table-cell>
          <table:table-cell office:value-type="float" office:value="-0.0178029526148624" calcext:value-type="float">
            <text:p>-0.017802952614862</text:p>
          </table:table-cell>
          <table:table-cell office:value-type="float" office:value="-0.0178166962412838" calcext:value-type="float">
            <text:p>-0.017816696241284</text:p>
          </table:table-cell>
          <table:table-cell office:value-type="float" office:value="-0.0177886036145153" calcext:value-type="float">
            <text:p>-0.017788603614515</text:p>
          </table:table-cell>
          <table:table-cell office:value-type="float" office:value="-0.0178395194112346" calcext:value-type="float">
            <text:p>-0.017839519411235</text:p>
          </table:table-cell>
          <table:table-cell office:value-type="float" office:value="-0.0178592602606829" calcext:value-type="float">
            <text:p>-0.017859260260683</text:p>
          </table:table-cell>
          <table:table-cell office:value-type="float" office:value="-0.0178328070898934" calcext:value-type="float">
            <text:p>-0.017832807089893</text:p>
          </table:table-cell>
          <table:table-cell office:value-type="float" office:value="-0.0178403443007826" calcext:value-type="float">
            <text:p>-0.017840344300783</text:p>
          </table:table-cell>
          <table:table-cell office:value-type="float" office:value="-0.0178604575586526" calcext:value-type="float">
            <text:p>-0.017860457558653</text:p>
          </table:table-cell>
          <table:table-cell office:value-type="float" office:value="-0.017858133450967" calcext:value-type="float">
            <text:p>-0.017858133450967</text:p>
          </table:table-cell>
          <table:table-cell office:value-type="float" office:value="-0.0177854500028205" calcext:value-type="float">
            <text:p>-0.017785450002821</text:p>
          </table:table-cell>
          <table:table-cell office:value-type="float" office:value="-0.0178307654642439" calcext:value-type="float">
            <text:p>-0.017830765464244</text:p>
          </table:table-cell>
          <table:table-cell office:value-type="float" office:value="-0.0178770836874338" calcext:value-type="float">
            <text:p>-0.017877083687434</text:p>
          </table:table-cell>
          <table:table-cell office:value-type="float" office:value="-0.0175354178085692" calcext:value-type="float">
            <text:p>-0.017535417808569</text:p>
          </table:table-cell>
          <table:table-cell office:value-type="float" office:value="-0.0164746214222571" calcext:value-type="float">
            <text:p>-0.016474621422257</text:p>
          </table:table-cell>
          <table:table-cell office:value-type="float" office:value="-0.0162227739994195" calcext:value-type="float">
            <text:p>-0.01622277399942</text:p>
          </table:table-cell>
          <table:table-cell office:value-type="float" office:value="-0.0162591557591258" calcext:value-type="float">
            <text:p>-0.016259155759126</text:p>
          </table:table-cell>
          <table:table-cell office:value-type="float" office:value="-0.0161334674081093" calcext:value-type="float">
            <text:p>-0.016133467408109</text:p>
          </table:table-cell>
          <table:table-cell office:value-type="float" office:value="-0.016083587584236" calcext:value-type="float">
            <text:p>-0.016083587584236</text:p>
          </table:table-cell>
          <table:table-cell office:value-type="float" office:value="-0.0159704058648299" calcext:value-type="float">
            <text:p>-0.01597040586483</text:p>
          </table:table-cell>
          <table:table-cell office:value-type="float" office:value="-0.015891321191386" calcext:value-type="float">
            <text:p>-0.015891321191386</text:p>
          </table:table-cell>
          <table:table-cell office:value-type="float" office:value="-0.0161832766648186" calcext:value-type="float">
            <text:p>-0.016183276664819</text:p>
          </table:table-cell>
          <table:table-cell office:value-type="float" office:value="-0.0185863186005486" calcext:value-type="float">
            <text:p>-0.018586318600549</text:p>
          </table:table-cell>
          <table:table-cell office:value-type="float" office:value="-0.0215935838608045" calcext:value-type="float">
            <text:p>-0.021593583860805</text:p>
          </table:table-cell>
          <table:table-cell office:value-type="float" office:value="-0.0256764095761074" calcext:value-type="float">
            <text:p>-0.025676409576107</text:p>
          </table:table-cell>
          <table:table-cell office:value-type="float" office:value="-0.0358361770652715" calcext:value-type="float">
            <text:p>-0.035836177065272</text:p>
          </table:table-cell>
          <table:table-cell office:value-type="float" office:value="-0.0392985616011225" calcext:value-type="float">
            <text:p>-0.039298561601123</text:p>
          </table:table-cell>
          <table:table-cell office:value-type="float" office:value="-0.0424582800015513" calcext:value-type="float">
            <text:p>-0.042458280001551</text:p>
          </table:table-cell>
          <table:table-cell office:value-type="float" office:value="-0.0557206563534293" calcext:value-type="float">
            <text:p>-0.055720656353429</text:p>
          </table:table-cell>
          <table:table-cell office:value-type="float" office:value="-0.0549845271379763" calcext:value-type="float">
            <text:p>-0.054984527137976</text:p>
          </table:table-cell>
          <table:table-cell office:value-type="float" office:value="-0.0550154408765082" calcext:value-type="float">
            <text:p>-0.055015440876508</text:p>
          </table:table-cell>
          <table:table-cell office:value-type="float" office:value="-0.0549630479580448" calcext:value-type="float">
            <text:p>-0.054963047958045</text:p>
          </table:table-cell>
          <table:table-cell office:value-type="float" office:value="-0.0552875026199193" calcext:value-type="float">
            <text:p>-0.055287502619919</text:p>
          </table:table-cell>
          <table:table-cell office:value-type="float" office:value="-0.0550745399027642" calcext:value-type="float">
            <text:p>-0.055074539902764</text:p>
          </table:table-cell>
          <table:table-cell office:value-type="float" office:value="-0.0520716020538459" calcext:value-type="float">
            <text:p>-0.052071602053846</text:p>
          </table:table-cell>
          <table:table-cell office:value-type="float" office:value="-0.0162930983051611" calcext:value-type="float">
            <text:p>-0.016293098305161</text:p>
          </table:table-cell>
          <table:table-cell office:value-type="float" office:value="-0.0140346055584094" calcext:value-type="float">
            <text:p>-0.014034605558409</text:p>
          </table:table-cell>
          <table:table-cell office:value-type="float" office:value="-0.0119691288060495" calcext:value-type="float">
            <text:p>-0.01196912880605</text:p>
          </table:table-cell>
          <table:table-cell office:value-type="float" office:value="-0.0114366194891457" calcext:value-type="float">
            <text:p>-0.011436619489146</text:p>
          </table:table-cell>
          <table:table-cell office:value-type="float" office:value="-0.0114328208336511" calcext:value-type="float">
            <text:p>-0.011432820833651</text:p>
          </table:table-cell>
          <table:table-cell office:value-type="float" office:value="-0.011798622843112" calcext:value-type="float">
            <text:p>-0.011798622843112</text:p>
          </table:table-cell>
          <table:table-cell office:value-type="float" office:value="-0.0122621152153318" calcext:value-type="float">
            <text:p>-0.012262115215332</text:p>
          </table:table-cell>
          <table:table-cell office:value-type="float" office:value="-0.0143566921381179" calcext:value-type="float">
            <text:p>-0.014356692138118</text:p>
          </table:table-cell>
          <table:table-cell office:value-type="float" office:value="-0.0149835820068015" calcext:value-type="float">
            <text:p>-0.014983582006802</text:p>
          </table:table-cell>
          <table:table-cell office:value-type="float" office:value="-0.0150676422022159" calcext:value-type="float">
            <text:p>-0.015067642202216</text:p>
          </table:table-cell>
          <table:table-cell office:value-type="float" office:value="-0.0114222398068941" calcext:value-type="float">
            <text:p>-0.011422239806894</text:p>
          </table:table-cell>
          <table:table-cell office:value-type="float" office:value="-0.0370194406786013" calcext:value-type="float">
            <text:p>-0.037019440678601</text:p>
          </table:table-cell>
          <table:table-cell office:value-type="float" office:value="-0.0269119292765082" calcext:value-type="float">
            <text:p>-0.026911929276508</text:p>
          </table:table-cell>
          <table:table-cell office:value-type="float" office:value="-0.0226167854361332" calcext:value-type="float">
            <text:p>-0.022616785436133</text:p>
          </table:table-cell>
          <table:table-cell office:value-type="float" office:value="-0.0212828075704393" calcext:value-type="float">
            <text:p>-0.021282807570439</text:p>
          </table:table-cell>
          <table:table-cell office:value-type="float" office:value="-0.017267368917688" calcext:value-type="float">
            <text:p>-0.017267368917688</text:p>
          </table:table-cell>
          <table:table-cell office:value-type="float" office:value="-0.0132226374859838" calcext:value-type="float">
            <text:p>-0.013222637485984</text:p>
          </table:table-cell>
          <table:table-cell office:value-type="float" office:value="-0.0112655992535773" calcext:value-type="float">
            <text:p>-0.011265599253577</text:p>
          </table:table-cell>
          <table:table-cell office:value-type="float" office:value="-0.0112015952532425" calcext:value-type="float">
            <text:p>-0.011201595253243</text:p>
          </table:table-cell>
          <table:table-cell office:value-type="float" office:value="-0.0127594469872565" calcext:value-type="float">
            <text:p>-0.012759446987257</text:p>
          </table:table-cell>
          <table:table-cell office:value-type="float" office:value="-0.0127007216504906" calcext:value-type="float">
            <text:p>-0.012700721650491</text:p>
          </table:table-cell>
          <table:table-cell office:value-type="float" office:value="-0.0119138289487354" calcext:value-type="float">
            <text:p>-0.011913828948735</text:p>
          </table:table-cell>
          <table:table-cell office:value-type="float" office:value="-0.011483408451641" calcext:value-type="float">
            <text:p>-0.011483408451641</text:p>
          </table:table-cell>
          <table:table-cell office:value-type="float" office:value="-0.0111817696647965" calcext:value-type="float">
            <text:p>-0.011181769664797</text:p>
          </table:table-cell>
          <table:table-cell office:value-type="float" office:value="-0.0106364605755819" calcext:value-type="float">
            <text:p>-0.010636460575582</text:p>
          </table:table-cell>
          <table:table-cell office:value-type="float" office:value="-0.0126764898692893" calcext:value-type="float">
            <text:p>-0.012676489869289</text:p>
          </table:table-cell>
          <table:table-cell office:value-type="float" office:value="-0.0176527219905699" calcext:value-type="float">
            <text:p>-0.01765272199057</text:p>
          </table:table-cell>
          <table:table-cell office:value-type="float" office:value="-0.0237278305316226" calcext:value-type="float">
            <text:p>-0.023727830531623</text:p>
          </table:table-cell>
          <table:table-cell office:value-type="float" office:value="-0.0324083250025041" calcext:value-type="float">
            <text:p>-0.032408325002504</text:p>
          </table:table-cell>
          <table:table-cell office:value-type="float" office:value="-0.0420208537218585" calcext:value-type="float">
            <text:p>-0.042020853721859</text:p>
          </table:table-cell>
          <table:table-cell office:value-type="float" office:value="-0.0422173615196418" calcext:value-type="float">
            <text:p>-0.042217361519642</text:p>
          </table:table-cell>
          <table:table-cell office:value-type="float" office:value="-0.0388024346347594" calcext:value-type="float">
            <text:p>-0.038802434634759</text:p>
          </table:table-cell>
          <table:table-cell office:value-type="float" office:value="-0.0375777233227878" calcext:value-type="float">
            <text:p>-0.037577723322788</text:p>
          </table:table-cell>
          <table:table-cell office:value-type="float" office:value="-0.0405733908952244" calcext:value-type="float">
            <text:p>-0.040573390895224</text:p>
          </table:table-cell>
          <table:table-cell office:value-type="float" office:value="-0.035962814500213" calcext:value-type="float">
            <text:p>-0.035962814500213</text:p>
          </table:table-cell>
          <table:table-cell office:value-type="float" office:value="-0.0199252020529906" calcext:value-type="float">
            <text:p>-0.019925202052991</text:p>
          </table:table-cell>
          <table:table-cell office:value-type="float" office:value="-0.0148500578724907" calcext:value-type="float">
            <text:p>-0.014850057872491</text:p>
          </table:table-cell>
          <table:table-cell office:value-type="float" office:value="-0.0147591758117114" calcext:value-type="float">
            <text:p>-0.014759175811711</text:p>
          </table:table-cell>
          <table:table-cell office:value-type="float" office:value="-0.0145259888150863" calcext:value-type="float">
            <text:p>-0.014525988815086</text:p>
          </table:table-cell>
          <table:table-cell office:value-type="float" office:value="-0.00452570321787871" calcext:value-type="float">
            <text:p>-0.004525703217879</text:p>
          </table:table-cell>
          <table:table-cell office:value-type="float" office:value="-0.04600462245439" calcext:value-type="float">
            <text:p>-0.04600462245439</text:p>
          </table:table-cell>
          <table:table-cell office:value-type="float" office:value="-0.0448585674290927" calcext:value-type="float">
            <text:p>-0.044858567429093</text:p>
          </table:table-cell>
          <table:table-cell office:value-type="float" office:value="-0.0132947673606912" calcext:value-type="float">
            <text:p>-0.013294767360691</text:p>
          </table:table-cell>
          <table:table-cell office:value-type="float" office:value="-0.00348249775681671" calcext:value-type="float">
            <text:p>-0.003482497756817</text:p>
          </table:table-cell>
          <table:table-cell office:value-type="float" office:value="-0.0133674675437555" calcext:value-type="float">
            <text:p>-0.013367467543756</text:p>
          </table:table-cell>
          <table:table-cell office:value-type="float" office:value="-0.0174338892047218" calcext:value-type="float">
            <text:p>-0.017433889204722</text:p>
          </table:table-cell>
          <table:table-cell office:value-type="float" office:value="-0.017832396040414" calcext:value-type="float">
            <text:p>-0.017832396040414</text:p>
          </table:table-cell>
          <table:table-cell office:value-type="float" office:value="-0.0165450872915255" calcext:value-type="float">
            <text:p>-0.016545087291526</text:p>
          </table:table-cell>
          <table:table-cell office:value-type="float" office:value="-0.016118604332542" calcext:value-type="float">
            <text:p>-0.016118604332542</text:p>
          </table:table-cell>
          <table:table-cell office:value-type="float" office:value="-0.0149018554301055" calcext:value-type="float">
            <text:p>-0.014901855430106</text:p>
          </table:table-cell>
          <table:table-cell office:value-type="float" office:value="-0.0152429194552824" calcext:value-type="float">
            <text:p>-0.015242919455282</text:p>
          </table:table-cell>
          <table:table-cell office:value-type="float" office:value="-0.0163910414397169" calcext:value-type="float">
            <text:p>-0.016391041439717</text:p>
          </table:table-cell>
          <table:table-cell office:value-type="float" office:value="-0.0212079661257672" calcext:value-type="float">
            <text:p>-0.021207966125767</text:p>
          </table:table-cell>
          <table:table-cell office:value-type="float" office:value="-0.0238583537598526" calcext:value-type="float">
            <text:p>-0.023858353759853</text:p>
          </table:table-cell>
          <table:table-cell office:value-type="float" office:value="-0.0271659121768544" calcext:value-type="float">
            <text:p>-0.027165912176854</text:p>
          </table:table-cell>
          <table:table-cell office:value-type="float" office:value="-0.0288911183665966" calcext:value-type="float">
            <text:p>-0.028891118366597</text:p>
          </table:table-cell>
          <table:table-cell office:value-type="float" office:value="-0.02797763256255" calcext:value-type="float">
            <text:p>-0.02797763256255</text:p>
          </table:table-cell>
          <table:table-cell office:value-type="float" office:value="-0.0369285895086833" calcext:value-type="float">
            <text:p>-0.036928589508683</text:p>
          </table:table-cell>
          <table:table-cell office:value-type="float" office:value="-0.034335589374886" calcext:value-type="float">
            <text:p>-0.034335589374886</text:p>
          </table:table-cell>
          <table:table-cell office:value-type="float" office:value="-0.0401966876678736" calcext:value-type="float">
            <text:p>-0.040196687667874</text:p>
          </table:table-cell>
          <table:table-cell office:value-type="float" office:value="-0.0483243806304976" calcext:value-type="float">
            <text:p>-0.048324380630498</text:p>
          </table:table-cell>
          <table:table-cell office:value-type="float" office:value="-0.0515688764562818" calcext:value-type="float">
            <text:p>-0.051568876456282</text:p>
          </table:table-cell>
          <table:table-cell office:value-type="float" office:value="-0.0505766437084004" calcext:value-type="float">
            <text:p>-0.0505766437084</text:p>
          </table:table-cell>
          <table:table-cell office:value-type="float" office:value="-0.0487913940223446" calcext:value-type="float">
            <text:p>-0.048791394022345</text:p>
          </table:table-cell>
          <table:table-cell office:value-type="float" office:value="-0.0479180923254369" calcext:value-type="float">
            <text:p>-0.047918092325437</text:p>
          </table:table-cell>
          <table:table-cell office:value-type="float" office:value="-0.0518251979526465" calcext:value-type="float">
            <text:p>-0.051825197952647</text:p>
          </table:table-cell>
          <table:table-cell office:value-type="float" office:value="-0.0492199829284566" calcext:value-type="float">
            <text:p>-0.049219982928457</text:p>
          </table:table-cell>
          <table:table-cell office:value-type="float" office:value="-0.0391954617032229" calcext:value-type="float">
            <text:p>-0.039195461703223</text:p>
          </table:table-cell>
          <table:table-cell office:value-type="float" office:value="-0.0265055163819008" calcext:value-type="float">
            <text:p>-0.026505516381901</text:p>
          </table:table-cell>
          <table:table-cell office:value-type="float" office:value="-0.0162849104201699" calcext:value-type="float">
            <text:p>-0.01628491042017</text:p>
          </table:table-cell>
          <table:table-cell office:value-type="float" office:value="-0.0153875007546311" calcext:value-type="float">
            <text:p>-0.015387500754631</text:p>
          </table:table-cell>
          <table:table-cell office:value-type="float" office:value="-0.0153114708969895" calcext:value-type="float">
            <text:p>-0.01531147089699</text:p>
          </table:table-cell>
          <table:table-cell office:value-type="float" office:value="-0.0153840691519478" calcext:value-type="float">
            <text:p>-0.015384069151948</text:p>
          </table:table-cell>
          <table:table-cell office:value-type="float" office:value="-0.0157859772644436" calcext:value-type="float">
            <text:p>-0.015785977264444</text:p>
          </table:table-cell>
          <table:table-cell office:value-type="float" office:value="-0.0175782335883989" calcext:value-type="float">
            <text:p>-0.017578233588399</text:p>
          </table:table-cell>
          <table:table-cell office:value-type="float" office:value="-0.0214513116143869" calcext:value-type="float">
            <text:p>-0.021451311614387</text:p>
          </table:table-cell>
          <table:table-cell office:value-type="float" office:value="-0.0254895397413224" calcext:value-type="float">
            <text:p>-0.025489539741322</text:p>
          </table:table-cell>
          <table:table-cell office:value-type="float" office:value="-0.0266975792470779" calcext:value-type="float">
            <text:p>-0.026697579247078</text:p>
          </table:table-cell>
          <table:table-cell office:value-type="float" office:value="-0.0273283508396996" calcext:value-type="float">
            <text:p>-0.0273283508397</text:p>
          </table:table-cell>
          <table:table-cell office:value-type="float" office:value="-0.0245651014114604" calcext:value-type="float">
            <text:p>-0.02456510141146</text:p>
          </table:table-cell>
          <table:table-cell office:value-type="float" office:value="-0.029379957057923" calcext:value-type="float">
            <text:p>-0.029379957057923</text:p>
          </table:table-cell>
          <table:table-cell office:value-type="float" office:value="-0.0369181744512691" calcext:value-type="float">
            <text:p>-0.036918174451269</text:p>
          </table:table-cell>
          <table:table-cell office:value-type="float" office:value="-0.0465526352813957" calcext:value-type="float">
            <text:p>-0.046552635281396</text:p>
          </table:table-cell>
          <table:table-cell office:value-type="float" office:value="-0.036904863980694" calcext:value-type="float">
            <text:p>-0.036904863980694</text:p>
          </table:table-cell>
          <table:table-cell office:value-type="float" office:value="-0.0250104515590837" calcext:value-type="float">
            <text:p>-0.025010451559084</text:p>
          </table:table-cell>
          <table:table-cell office:value-type="float" office:value="-0.0200942519641829" calcext:value-type="float">
            <text:p>-0.020094251964183</text:p>
          </table:table-cell>
          <table:table-cell office:value-type="float" office:value="-0.0155472664659981" calcext:value-type="float">
            <text:p>-0.015547266465998</text:p>
          </table:table-cell>
          <table:table-cell office:value-type="float" office:value="-0.00676127212972864" calcext:value-type="float">
            <text:p>-0.006761272129729</text:p>
          </table:table-cell>
          <table:table-cell office:value-type="float" office:value="-0.00799896259923843" calcext:value-type="float">
            <text:p>-0.007998962599238</text:p>
          </table:table-cell>
          <table:table-cell office:value-type="float" office:value="-0.0126097572243094" calcext:value-type="float">
            <text:p>-0.012609757224309</text:p>
          </table:table-cell>
          <table:table-cell office:value-type="float" office:value="-0.0171415033979582" calcext:value-type="float">
            <text:p>-0.017141503397958</text:p>
          </table:table-cell>
          <table:table-cell office:value-type="float" office:value="-0.0178785547844303" calcext:value-type="float">
            <text:p>-0.01787855478443</text:p>
          </table:table-cell>
          <table:table-cell office:value-type="float" office:value="-0.0180194290818999" calcext:value-type="float">
            <text:p>-0.0180194290819</text:p>
          </table:table-cell>
          <table:table-cell office:value-type="float" office:value="-0.0170401445053394" calcext:value-type="float">
            <text:p>-0.017040144505339</text:p>
          </table:table-cell>
          <table:table-cell office:value-type="float" office:value="-0.0153089321762519" calcext:value-type="float">
            <text:p>-0.015308932176252</text:p>
          </table:table-cell>
          <table:table-cell office:value-type="float" office:value="-0.0152760335866838" calcext:value-type="float">
            <text:p>-0.015276033586684</text:p>
          </table:table-cell>
          <table:table-cell office:value-type="float" office:value="-0.0174613591118128" calcext:value-type="float">
            <text:p>-0.017461359111813</text:p>
          </table:table-cell>
          <table:table-cell office:value-type="float" office:value="-0.0198224435277453" calcext:value-type="float">
            <text:p>-0.019822443527745</text:p>
          </table:table-cell>
          <table:table-cell office:value-type="float" office:value="-0.0245237400709083" calcext:value-type="float">
            <text:p>-0.024523740070908</text:p>
          </table:table-cell>
          <table:table-cell office:value-type="float" office:value="-0.0255696246506434" calcext:value-type="float">
            <text:p>-0.025569624650643</text:p>
          </table:table-cell>
          <table:table-cell office:value-type="float" office:value="-0.025372197976957" calcext:value-type="float">
            <text:p>-0.025372197976957</text:p>
          </table:table-cell>
          <table:table-cell office:value-type="float" office:value="-0.0360028199918503" calcext:value-type="float">
            <text:p>-0.03600281999185</text:p>
          </table:table-cell>
          <table:table-cell office:value-type="float" office:value="-0.0378411776514143" calcext:value-type="float">
            <text:p>-0.037841177651414</text:p>
          </table:table-cell>
          <table:table-cell office:value-type="float" office:value="-0.0342038627493366" calcext:value-type="float">
            <text:p>-0.034203862749337</text:p>
          </table:table-cell>
          <table:table-cell office:value-type="float" office:value="-0.0480193449588389" calcext:value-type="float">
            <text:p>-0.048019344958839</text:p>
          </table:table-cell>
          <table:table-cell office:value-type="float" office:value="-0.0491878562310262" calcext:value-type="float">
            <text:p>-0.049187856231026</text:p>
          </table:table-cell>
          <table:table-cell office:value-type="float" office:value="-0.0496297943006763" calcext:value-type="float">
            <text:p>-0.049629794300676</text:p>
          </table:table-cell>
          <table:table-cell office:value-type="float" office:value="-0.0505321917291437" calcext:value-type="float">
            <text:p>-0.050532191729144</text:p>
          </table:table-cell>
          <table:table-cell office:value-type="float" office:value="-0.0496108033437306" calcext:value-type="float">
            <text:p>-0.049610803343731</text:p>
          </table:table-cell>
          <table:table-cell office:value-type="float" office:value="-0.0498609289788315" calcext:value-type="float">
            <text:p>-0.049860928978832</text:p>
          </table:table-cell>
          <table:table-cell office:value-type="float" office:value="-0.0510350334559698" calcext:value-type="float">
            <text:p>-0.05103503345597</text:p>
          </table:table-cell>
          <table:table-cell office:value-type="float" office:value="-0.04918704843247" calcext:value-type="float">
            <text:p>-0.04918704843247</text:p>
          </table:table-cell>
          <table:table-cell office:value-type="float" office:value="-0.0457258106513183" calcext:value-type="float">
            <text:p>-0.045725810651318</text:p>
          </table:table-cell>
          <table:table-cell office:value-type="float" office:value="-0.0419682094081507" calcext:value-type="float">
            <text:p>-0.041968209408151</text:p>
          </table:table-cell>
          <table:table-cell office:value-type="float" office:value="-0.022889647644156" calcext:value-type="float">
            <text:p>-0.022889647644156</text:p>
          </table:table-cell>
          <table:table-cell office:value-type="float" office:value="-0.0194801442266008" calcext:value-type="float">
            <text:p>-0.019480144226601</text:p>
          </table:table-cell>
          <table:table-cell office:value-type="float" office:value="-0.0164419350815385" calcext:value-type="float">
            <text:p>-0.016441935081539</text:p>
          </table:table-cell>
          <table:table-cell office:value-type="float" office:value="-0.0148360753103631" calcext:value-type="float">
            <text:p>-0.014836075310363</text:p>
          </table:table-cell>
          <table:table-cell office:value-type="float" office:value="-0.0149647396182488" calcext:value-type="float">
            <text:p>-0.014964739618249</text:p>
          </table:table-cell>
          <table:table-cell office:value-type="float" office:value="-0.0141897065874786" calcext:value-type="float">
            <text:p>-0.014189706587479</text:p>
          </table:table-cell>
          <table:table-cell office:value-type="float" office:value="-0.0141120795197376" calcext:value-type="float">
            <text:p>-0.014112079519738</text:p>
          </table:table-cell>
          <table:table-cell office:value-type="float" office:value="-0.0159766473323616" calcext:value-type="float">
            <text:p>-0.015976647332362</text:p>
          </table:table-cell>
          <table:table-cell office:value-type="float" office:value="-0.0201918730382612" calcext:value-type="float">
            <text:p>-0.020191873038261</text:p>
          </table:table-cell>
          <table:table-cell office:value-type="float" office:value="-0.0210652636245005" calcext:value-type="float">
            <text:p>-0.021065263624501</text:p>
          </table:table-cell>
          <table:table-cell office:value-type="float" office:value="-0.0220783021741172" calcext:value-type="float">
            <text:p>-0.022078302174117</text:p>
          </table:table-cell>
          <table:table-cell office:value-type="float" office:value="-0.0217116575290975" calcext:value-type="float">
            <text:p>-0.021711657529098</text:p>
          </table:table-cell>
          <table:table-cell office:value-type="float" office:value="-0.0216644066106142" calcext:value-type="float">
            <text:p>-0.021664406610614</text:p>
          </table:table-cell>
          <table:table-cell office:value-type="float" office:value="-0.0201005626980798" calcext:value-type="float">
            <text:p>-0.02010056269808</text:p>
          </table:table-cell>
          <table:table-cell office:value-type="float" office:value="-0.040247410634942" calcext:value-type="float">
            <text:p>-0.040247410634942</text:p>
          </table:table-cell>
          <table:table-cell office:value-type="float" office:value="-0.0160643522639863" calcext:value-type="float">
            <text:p>-0.016064352263986</text:p>
          </table:table-cell>
          <table:table-cell office:value-type="float" office:value="-0.0062518529237564" calcext:value-type="float">
            <text:p>-0.006251852923756</text:p>
          </table:table-cell>
          <table:table-cell office:value-type="float" office:value="-0.00556527855974187" calcext:value-type="float">
            <text:p>-0.005565278559742</text:p>
          </table:table-cell>
          <table:table-cell office:value-type="float" office:value="-0.0109338884121398" calcext:value-type="float">
            <text:p>-0.01093388841214</text:p>
          </table:table-cell>
          <table:table-cell office:value-type="float" office:value="-0.0156917111338469" calcext:value-type="float">
            <text:p>-0.015691711133847</text:p>
          </table:table-cell>
          <table:table-cell office:value-type="float" office:value="-0.0163883991981172" calcext:value-type="float">
            <text:p>-0.016388399198117</text:p>
          </table:table-cell>
          <table:table-cell office:value-type="float" office:value="-0.0146510587307342" calcext:value-type="float">
            <text:p>-0.014651058730734</text:p>
          </table:table-cell>
          <table:table-cell office:value-type="float" office:value="-0.0138444110803981" calcext:value-type="float">
            <text:p>-0.013844411080398</text:p>
          </table:table-cell>
          <table:table-cell office:value-type="float" office:value="-0.0136459242958112" calcext:value-type="float">
            <text:p>-0.013645924295811</text:p>
          </table:table-cell>
          <table:table-cell office:value-type="float" office:value="-0.015572725516574" calcext:value-type="float">
            <text:p>-0.015572725516574</text:p>
          </table:table-cell>
          <table:table-cell office:value-type="float" office:value="-0.0180884580452459" calcext:value-type="float">
            <text:p>-0.018088458045246</text:p>
          </table:table-cell>
          <table:table-cell office:value-type="float" office:value="-0.0209307886374369" calcext:value-type="float">
            <text:p>-0.020930788637437</text:p>
          </table:table-cell>
          <table:table-cell office:value-type="float" office:value="-0.0242128151999715" calcext:value-type="float">
            <text:p>-0.024212815199972</text:p>
          </table:table-cell>
          <table:table-cell office:value-type="float" office:value="-0.0275020236007332" calcext:value-type="float">
            <text:p>-0.027502023600733</text:p>
          </table:table-cell>
          <table:table-cell office:value-type="float" office:value="-0.0279954264537718" calcext:value-type="float">
            <text:p>-0.027995426453772</text:p>
          </table:table-cell>
          <table:table-cell office:value-type="float" office:value="-0.0290692018232196" calcext:value-type="float">
            <text:p>-0.02906920182322</text:p>
          </table:table-cell>
          <table:table-cell office:value-type="float" office:value="-0.0363739045344253" calcext:value-type="float">
            <text:p>-0.036373904534425</text:p>
          </table:table-cell>
          <table:table-cell office:value-type="float" office:value="-0.0365794329078472" calcext:value-type="float">
            <text:p>-0.036579432907847</text:p>
          </table:table-cell>
          <table:table-cell office:value-type="float" office:value="-0.0484381097238228" calcext:value-type="float">
            <text:p>-0.048438109723823</text:p>
          </table:table-cell>
          <table:table-cell office:value-type="float" office:value="-0.0493004757106037" calcext:value-type="float">
            <text:p>-0.049300475710604</text:p>
          </table:table-cell>
          <table:table-cell office:value-type="float" office:value="-0.0476502340752174" calcext:value-type="float">
            <text:p>-0.047650234075217</text:p>
          </table:table-cell>
          <table:table-cell office:value-type="float" office:value="-0.0477523873866669" calcext:value-type="float">
            <text:p>-0.047752387386667</text:p>
          </table:table-cell>
          <table:table-cell office:value-type="float" office:value="-0.0502445092726528" calcext:value-type="float">
            <text:p>-0.050244509272653</text:p>
          </table:table-cell>
          <table:table-cell office:value-type="float" office:value="-0.045394894187241" calcext:value-type="float">
            <text:p>-0.045394894187241</text:p>
          </table:table-cell>
          <table:table-cell office:value-type="float" office:value="-0.0430985871093091" calcext:value-type="float">
            <text:p>-0.043098587109309</text:p>
          </table:table-cell>
          <table:table-cell office:value-type="float" office:value="-0.017327052277224" calcext:value-type="float">
            <text:p>-0.017327052277224</text:p>
          </table:table-cell>
          <table:table-cell office:value-type="float" office:value="-0.0136956365762435" calcext:value-type="float">
            <text:p>-0.013695636576244</text:p>
          </table:table-cell>
          <table:table-cell office:value-type="float" office:value="-0.0128050517261046" calcext:value-type="float">
            <text:p>-0.012805051726105</text:p>
          </table:table-cell>
          <table:table-cell office:value-type="float" office:value="-0.012789263534817" calcext:value-type="float">
            <text:p>-0.012789263534817</text:p>
          </table:table-cell>
          <table:table-cell office:value-type="float" office:value="-0.0128814368600879" calcext:value-type="float">
            <text:p>-0.012881436860088</text:p>
          </table:table-cell>
          <table:table-cell office:value-type="float" office:value="-0.0147103167577583" calcext:value-type="float">
            <text:p>-0.014710316757758</text:p>
          </table:table-cell>
          <table:table-cell office:value-type="float" office:value="-0.0163515169029904" calcext:value-type="float">
            <text:p>-0.01635151690299</text:p>
          </table:table-cell>
          <table:table-cell office:value-type="float" office:value="-0.0205781183254941" calcext:value-type="float">
            <text:p>-0.020578118325494</text:p>
          </table:table-cell>
          <table:table-cell office:value-type="float" office:value="-0.0221399326275333" calcext:value-type="float">
            <text:p>-0.022139932627533</text:p>
          </table:table-cell>
          <table:table-cell office:value-type="float" office:value="-0.0215616967995995" calcext:value-type="float">
            <text:p>-0.0215616967996</text:p>
          </table:table-cell>
          <table:table-cell office:value-type="float" office:value="-0.019382228953279" calcext:value-type="float">
            <text:p>-0.019382228953279</text:p>
          </table:table-cell>
          <table:table-cell office:value-type="float" office:value="-0.0159738790897639" calcext:value-type="float">
            <text:p>-0.015973879089764</text:p>
          </table:table-cell>
          <table:table-cell office:value-type="float" office:value="-0.0335959093805254" calcext:value-type="float">
            <text:p>-0.033595909380525</text:p>
          </table:table-cell>
          <table:table-cell office:value-type="float" office:value="-0.0110349733701897" calcext:value-type="float">
            <text:p>-0.01103497337019</text:p>
          </table:table-cell>
          <table:table-cell office:value-type="float" office:value="-0.00655736547739778" calcext:value-type="float">
            <text:p>-0.006557365477398</text:p>
          </table:table-cell>
          <table:table-cell office:value-type="float" office:value="-0.00574100833455808" calcext:value-type="float">
            <text:p>-0.005741008334558</text:p>
          </table:table-cell>
          <table:table-cell office:value-type="float" office:value="-0.0097972566382482" calcext:value-type="float">
            <text:p>-0.009797256638248</text:p>
          </table:table-cell>
          <table:table-cell office:value-type="float" office:value="-0.0152027556745185" calcext:value-type="float">
            <text:p>-0.015202755674519</text:p>
          </table:table-cell>
          <table:table-cell office:value-type="float" office:value="-0.0156911707561074" calcext:value-type="float">
            <text:p>-0.015691170756107</text:p>
          </table:table-cell>
          <table:table-cell office:value-type="float" office:value="-0.0149241181777022" calcext:value-type="float">
            <text:p>-0.014924118177702</text:p>
          </table:table-cell>
          <table:table-cell office:value-type="float" office:value="-0.0136964190772219" calcext:value-type="float">
            <text:p>-0.013696419077222</text:p>
          </table:table-cell>
          <table:table-cell office:value-type="float" office:value="-0.0125145450584934" calcext:value-type="float">
            <text:p>-0.012514545058493</text:p>
          </table:table-cell>
          <table:table-cell office:value-type="float" office:value="-0.01471972760777" calcext:value-type="float">
            <text:p>-0.01471972760777</text:p>
          </table:table-cell>
          <table:table-cell office:value-type="float" office:value="-0.0176261609074237" calcext:value-type="float">
            <text:p>-0.017626160907424</text:p>
          </table:table-cell>
          <table:table-cell office:value-type="float" office:value="-0.0199395983764007" calcext:value-type="float">
            <text:p>-0.019939598376401</text:p>
          </table:table-cell>
          <table:table-cell office:value-type="float" office:value="-0.0228533296042146" calcext:value-type="float">
            <text:p>-0.022853329604215</text:p>
          </table:table-cell>
          <table:table-cell office:value-type="float" office:value="-0.0373868023960535" calcext:value-type="float">
            <text:p>-0.037386802396054</text:p>
          </table:table-cell>
          <table:table-cell office:value-type="float" office:value="-0.0373420070767711" calcext:value-type="float">
            <text:p>-0.037342007076771</text:p>
          </table:table-cell>
          <table:table-cell office:value-type="float" office:value="-0.0351416114771849" calcext:value-type="float">
            <text:p>-0.035141611477185</text:p>
          </table:table-cell>
          <table:table-cell office:value-type="float" office:value="-0.0425439018772558" calcext:value-type="float">
            <text:p>-0.042543901877256</text:p>
          </table:table-cell>
          <table:table-cell office:value-type="float" office:value="-0.0482537428862912" calcext:value-type="float">
            <text:p>-0.048253742886291</text:p>
          </table:table-cell>
          <table:table-cell office:value-type="float" office:value="-0.0483898143478199" calcext:value-type="float">
            <text:p>-0.04838981434782</text:p>
          </table:table-cell>
          <table:table-cell office:value-type="float" office:value="-0.049579235522737" calcext:value-type="float">
            <text:p>-0.049579235522737</text:p>
          </table:table-cell>
          <table:table-cell office:value-type="float" office:value="-0.0483927587430216" calcext:value-type="float">
            <text:p>-0.048392758743022</text:p>
          </table:table-cell>
          <table:table-cell office:value-type="float" office:value="-0.0487102890322013" calcext:value-type="float">
            <text:p>-0.048710289032201</text:p>
          </table:table-cell>
          <table:table-cell office:value-type="float" office:value="-0.0519941384747405" calcext:value-type="float">
            <text:p>-0.051994138474741</text:p>
          </table:table-cell>
          <table:table-cell office:value-type="float" office:value="-0.0522291895297455" calcext:value-type="float">
            <text:p>-0.052229189529746</text:p>
          </table:table-cell>
          <table:table-cell office:value-type="float" office:value="-0.0500716136459811" calcext:value-type="float">
            <text:p>-0.050071613645981</text:p>
          </table:table-cell>
          <table:table-cell office:value-type="float" office:value="-0.0230428152478779" calcext:value-type="float">
            <text:p>-0.023042815247878</text:p>
          </table:table-cell>
          <table:table-cell office:value-type="float" office:value="-0.0209776853974853" calcext:value-type="float">
            <text:p>-0.020977685397485</text:p>
          </table:table-cell>
          <table:table-cell office:value-type="float" office:value="-0.0194014558704036" calcext:value-type="float">
            <text:p>-0.019401455870404</text:p>
          </table:table-cell>
          <table:table-cell office:value-type="float" office:value="-0.0165475050144639" calcext:value-type="float">
            <text:p>-0.016547505014464</text:p>
          </table:table-cell>
          <table:table-cell office:value-type="float" office:value="-0.01603375176408" calcext:value-type="float">
            <text:p>-0.01603375176408</text:p>
          </table:table-cell>
          <table:table-cell office:value-type="float" office:value="-0.0168890293137369" calcext:value-type="float">
            <text:p>-0.016889029313737</text:p>
          </table:table-cell>
          <table:table-cell office:value-type="float" office:value="-0.0182518188145691" calcext:value-type="float">
            <text:p>-0.018251818814569</text:p>
          </table:table-cell>
          <table:table-cell office:value-type="float" office:value="-0.0194473915760788" calcext:value-type="float">
            <text:p>-0.019447391576079</text:p>
          </table:table-cell>
          <table:table-cell office:value-type="float" office:value="-0.0185899482612503" calcext:value-type="float">
            <text:p>-0.01858994826125</text:p>
          </table:table-cell>
          <table:table-cell office:value-type="float" office:value="-0.0123785240787545" calcext:value-type="float">
            <text:p>-0.012378524078755</text:p>
          </table:table-cell>
          <table:table-cell office:value-type="float" office:value="-0.00954741721142494" calcext:value-type="float">
            <text:p>-0.009547417211425</text:p>
          </table:table-cell>
          <table:table-cell office:value-type="float" office:value="-0.00913344869596973" calcext:value-type="float">
            <text:p>-0.00913344869597</text:p>
          </table:table-cell>
          <table:table-cell office:value-type="float" office:value="-0.00827016269053198" calcext:value-type="float">
            <text:p>-0.008270162690532</text:p>
          </table:table-cell>
          <table:table-cell office:value-type="float" office:value="-0.00813421521714258" calcext:value-type="float">
            <text:p>-0.008134215217143</text:p>
          </table:table-cell>
          <table:table-cell office:value-type="float" office:value="-0.00803861005638696" calcext:value-type="float">
            <text:p>-0.008038610056387</text:p>
          </table:table-cell>
          <table:table-cell office:value-type="float" office:value="-0.0081658688952725" calcext:value-type="float">
            <text:p>-0.008165868895273</text:p>
          </table:table-cell>
          <table:table-cell office:value-type="float" office:value="-0.00815239066479611" calcext:value-type="float">
            <text:p>-0.008152390664796</text:p>
          </table:table-cell>
          <table:table-cell office:value-type="float" office:value="-0.00804398304439336" calcext:value-type="float">
            <text:p>-0.008043983044393</text:p>
          </table:table-cell>
          <table:table-cell office:value-type="float" office:value="-0.00803765364770436" calcext:value-type="float">
            <text:p>-0.008037653647704</text:p>
          </table:table-cell>
          <table:table-cell office:value-type="float" office:value="-0.00799380611760459" calcext:value-type="float">
            <text:p>-0.007993806117605</text:p>
          </table:table-cell>
          <table:table-cell office:value-type="float" office:value="-0.00795967486189294" calcext:value-type="float">
            <text:p>-0.007959674861893</text:p>
          </table:table-cell>
          <table:table-cell office:value-type="float" office:value="-0.00799447764495834" calcext:value-type="float">
            <text:p>-0.007994477644958</text:p>
          </table:table-cell>
          <table:table-cell office:value-type="float" office:value="-0.00813004719074056" calcext:value-type="float">
            <text:p>-0.008130047190741</text:p>
          </table:table-cell>
          <table:table-cell office:value-type="float" office:value="-0.00816994570467359" calcext:value-type="float">
            <text:p>-0.008169945704674</text:p>
          </table:table-cell>
          <table:table-cell office:value-type="float" office:value="-0.00822411710353803" calcext:value-type="float">
            <text:p>-0.008224117103538</text:p>
          </table:table-cell>
          <table:table-cell office:value-type="float" office:value="-0.0082175313370611" calcext:value-type="float">
            <text:p>-0.008217531337061</text:p>
          </table:table-cell>
          <table:table-cell office:value-type="float" office:value="-0.00817231668832436" calcext:value-type="float">
            <text:p>-0.008172316688324</text:p>
          </table:table-cell>
          <table:table-cell office:value-type="float" office:value="-0.00813793613359035" calcext:value-type="float">
            <text:p>-0.00813793613359</text:p>
          </table:table-cell>
          <table:table-cell office:value-type="float" office:value="-0.00812351195291699" calcext:value-type="float">
            <text:p>-0.008123511952917</text:p>
          </table:table-cell>
          <table:table-cell office:value-type="float" office:value="-0.00814266023136059" calcext:value-type="float">
            <text:p>-0.008142660231361</text:p>
          </table:table-cell>
          <table:table-cell office:value-type="float" office:value="-0.00816532387470778" calcext:value-type="float">
            <text:p>-0.008165323874708</text:p>
          </table:table-cell>
          <table:table-cell office:value-type="float" office:value="-0.00813564235338561" calcext:value-type="float">
            <text:p>-0.008135642353386</text:p>
          </table:table-cell>
          <table:table-cell office:value-type="float" office:value="-0.00813811629361175" calcext:value-type="float">
            <text:p>-0.008138116293612</text:p>
          </table:table-cell>
          <table:table-cell office:value-type="float" office:value="-0.00815744764129992" calcext:value-type="float">
            <text:p>-0.0081574476413</text:p>
          </table:table-cell>
          <table:table-cell office:value-type="float" office:value="-0.00815353993560821" calcext:value-type="float">
            <text:p>-0.008153539935608</text:p>
          </table:table-cell>
          <table:table-cell office:value-type="float" office:value="-0.00815664268487231" calcext:value-type="float">
            <text:p>-0.008156642684872</text:p>
          </table:table-cell>
          <table:table-cell office:value-type="float" office:value="-0.00814843703506476" calcext:value-type="float">
            <text:p>-0.008148437035065</text:p>
          </table:table-cell>
          <table:table-cell office:value-type="float" office:value="-0.00813427593482053" calcext:value-type="float">
            <text:p>-0.008134275934821</text:p>
          </table:table-cell>
          <table:table-cell office:value-type="float" office:value="-0.0081520645844862" calcext:value-type="float">
            <text:p>-0.008152064584486</text:p>
          </table:table-cell>
          <table:table-cell office:value-type="float" office:value="-0.00814869601059553" calcext:value-type="float">
            <text:p>-0.008148696010596</text:p>
          </table:table-cell>
          <table:table-cell office:value-type="float" office:value="-0.00811999416697429" calcext:value-type="float">
            <text:p>-0.008119994166974</text:p>
          </table:table-cell>
          <table:table-cell office:value-type="float" office:value="-0.00815629048441054" calcext:value-type="float">
            <text:p>-0.008156290484411</text:p>
          </table:table-cell>
          <table:table-cell office:value-type="float" office:value="-0.00814837153558595" calcext:value-type="float">
            <text:p>-0.008148371535586</text:p>
          </table:table-cell>
          <table:table-cell office:value-type="float" office:value="-0.00815653012523551" calcext:value-type="float">
            <text:p>-0.008156530125236</text:p>
          </table:table-cell>
          <table:table-cell office:value-type="float" office:value="-0.00814700882992968" calcext:value-type="float">
            <text:p>-0.00814700882993</text:p>
          </table:table-cell>
          <table:table-cell office:value-type="float" office:value="-0.00813144389648996" calcext:value-type="float">
            <text:p>-0.00813144389649</text:p>
          </table:table-cell>
          <table:table-cell office:value-type="float" office:value="-0.00813411026661591" calcext:value-type="float">
            <text:p>-0.008134110266616</text:p>
          </table:table-cell>
          <table:table-cell office:value-type="float" office:value="-0.00815380360666622" calcext:value-type="float">
            <text:p>-0.008153803606666</text:p>
          </table:table-cell>
          <table:table-cell office:value-type="float" office:value="-0.00815671274340381" calcext:value-type="float">
            <text:p>-0.008156712743404</text:p>
          </table:table-cell>
          <table:table-cell office:value-type="float" office:value="-0.00814701703454595" calcext:value-type="float">
            <text:p>-0.008147017034546</text:p>
          </table:table-cell>
          <table:table-cell office:value-type="float" office:value="-0.00812566742794196" calcext:value-type="float">
            <text:p>-0.008125667427942</text:p>
          </table:table-cell>
          <table:table-cell office:value-type="float" office:value="-0.00812719196095976" calcext:value-type="float">
            <text:p>-0.00812719196096</text:p>
          </table:table-cell>
          <table:table-cell office:value-type="float" office:value="-0.00814670499329428" calcext:value-type="float">
            <text:p>-0.008146704993294</text:p>
          </table:table-cell>
          <table:table-cell office:value-type="float" office:value="-0.00815573639072446" calcext:value-type="float">
            <text:p>-0.008155736390724</text:p>
          </table:table-cell>
          <table:table-cell office:value-type="float" office:value="-0.00813847890914948" calcext:value-type="float">
            <text:p>-0.008138478909149</text:p>
          </table:table-cell>
          <table:table-cell office:value-type="float" office:value="-0.00814295237030177" calcext:value-type="float">
            <text:p>-0.008142952370302</text:p>
          </table:table-cell>
          <table:table-cell office:value-type="float" office:value="-0.00813701460110464" calcext:value-type="float">
            <text:p>-0.008137014601105</text:p>
          </table:table-cell>
          <table:table-cell office:value-type="float" office:value="-0.00813771875201948" calcext:value-type="float">
            <text:p>-0.008137718752019</text:p>
          </table:table-cell>
          <table:table-cell office:value-type="float" office:value="-0.00814733307539925" calcext:value-type="float">
            <text:p>-0.008147333075399</text:p>
          </table:table-cell>
          <table:table-cell office:value-type="float" office:value="-0.00813995146175792" calcext:value-type="float">
            <text:p>-0.008139951461758</text:p>
          </table:table-cell>
          <table:table-cell office:value-type="float" office:value="-0.00813370222398198" calcext:value-type="float">
            <text:p>-0.008133702223982</text:p>
          </table:table-cell>
          <table:table-cell office:value-type="float" office:value="-0.0081304298987971" calcext:value-type="float">
            <text:p>-0.008130429898797</text:p>
          </table:table-cell>
          <table:table-cell office:value-type="float" office:value="-0.00815230193141089" calcext:value-type="float">
            <text:p>-0.008152301931411</text:p>
          </table:table-cell>
          <table:table-cell office:value-type="float" office:value="-0.00814255642572717" calcext:value-type="float">
            <text:p>-0.008142556425727</text:p>
          </table:table-cell>
          <table:table-cell office:value-type="float" office:value="-0.00813914974452594" calcext:value-type="float">
            <text:p>-0.008139149744526</text:p>
          </table:table-cell>
          <table:table-cell office:value-type="float" office:value="-0.00813675761724564" calcext:value-type="float">
            <text:p>-0.008136757617246</text:p>
          </table:table-cell>
          <table:table-cell office:value-type="float" office:value="-0.00813964919244576" calcext:value-type="float">
            <text:p>-0.008139649192446</text:p>
          </table:table-cell>
          <table:table-cell office:value-type="float" office:value="-0.00813380232160361" calcext:value-type="float">
            <text:p>-0.008133802321604</text:p>
          </table:table-cell>
          <table:table-cell office:value-type="float" office:value="-0.00813239402403775" calcext:value-type="float">
            <text:p>-0.008132394024038</text:p>
          </table:table-cell>
          <table:table-cell office:value-type="float" office:value="-0.00813108860920304" calcext:value-type="float">
            <text:p>-0.008131088609203</text:p>
          </table:table-cell>
          <table:table-cell office:value-type="float" office:value="-0.00816660580143485" calcext:value-type="float">
            <text:p>-0.008166605801435</text:p>
          </table:table-cell>
          <table:table-cell office:value-type="float" office:value="-0.00815556742146576" calcext:value-type="float">
            <text:p>-0.008155567421466</text:p>
          </table:table-cell>
          <table:table-cell office:value-type="float" office:value="-0.00812103200610857" calcext:value-type="float">
            <text:p>-0.008121032006109</text:p>
          </table:table-cell>
          <table:table-cell office:value-type="float" office:value="-0.00813270352116411" calcext:value-type="float">
            <text:p>-0.008132703521164</text:p>
          </table:table-cell>
          <table:table-cell office:value-type="float" office:value="-0.00815687525418509" calcext:value-type="float">
            <text:p>-0.008156875254185</text:p>
          </table:table-cell>
          <table:table-cell office:value-type="float" office:value="-0.00815047607468757" calcext:value-type="float">
            <text:p>-0.008150476074688</text:p>
          </table:table-cell>
          <table:table-cell office:value-type="float" office:value="-0.00814938226167622" calcext:value-type="float">
            <text:p>-0.008149382261676</text:p>
          </table:table-cell>
          <table:table-cell office:value-type="float" office:value="-0.00815949500704173" calcext:value-type="float">
            <text:p>-0.008159495007042</text:p>
          </table:table-cell>
          <table:table-cell office:value-type="float" office:value="-0.00813782225552827" calcext:value-type="float">
            <text:p>-0.008137822255528</text:p>
          </table:table-cell>
          <table:table-cell office:value-type="float" office:value="-0.00814290841402478" calcext:value-type="float">
            <text:p>-0.008142908414025</text:p>
          </table:table-cell>
          <table:table-cell office:value-type="float" office:value="-0.00812267621770601" calcext:value-type="float">
            <text:p>-0.008122676217706</text:p>
          </table:table-cell>
          <table:table-cell office:value-type="float" office:value="-0.00815105936785125" calcext:value-type="float">
            <text:p>-0.008151059367851</text:p>
          </table:table-cell>
          <table:table-cell office:value-type="float" office:value="-0.00815088029292424" calcext:value-type="float">
            <text:p>-0.008150880292924</text:p>
          </table:table-cell>
          <table:table-cell office:value-type="float" office:value="-0.00815066843564599" calcext:value-type="float">
            <text:p>-0.008150668435646</text:p>
          </table:table-cell>
          <table:table-cell office:value-type="float" office:value="-0.00814984951345577" calcext:value-type="float">
            <text:p>-0.008149849513456</text:p>
          </table:table-cell>
          <table:table-cell office:value-type="float" office:value="-0.00814902217590937" calcext:value-type="float">
            <text:p>-0.008149022175909</text:p>
          </table:table-cell>
          <table:table-cell office:value-type="float" office:value="-0.00814755503777317" calcext:value-type="float">
            <text:p>-0.008147555037773</text:p>
          </table:table-cell>
          <table:table-cell office:value-type="float" office:value="-0.00813936153609433" calcext:value-type="float">
            <text:p>-0.008139361536094</text:p>
          </table:table-cell>
          <table:table-cell office:value-type="float" office:value="-0.00815508237380256" calcext:value-type="float">
            <text:p>-0.008155082373803</text:p>
          </table:table-cell>
          <table:table-cell office:value-type="float" office:value="-0.00815712177824206" calcext:value-type="float">
            <text:p>-0.008157121778242</text:p>
          </table:table-cell>
          <table:table-cell office:value-type="float" office:value="-0.008147393934666" calcext:value-type="float">
            <text:p>-0.008147393934666</text:p>
          </table:table-cell>
          <table:table-cell office:value-type="float" office:value="-0.00813649036692109" calcext:value-type="float">
            <text:p>-0.008136490366921</text:p>
          </table:table-cell>
          <table:table-cell office:value-type="float" office:value="-0.00814263493975485" calcext:value-type="float">
            <text:p>-0.008142634939755</text:p>
          </table:table-cell>
          <table:table-cell office:value-type="float" office:value="-0.00815480590627639" calcext:value-type="float">
            <text:p>-0.008154805906276</text:p>
          </table:table-cell>
          <table:table-cell office:value-type="float" office:value="-0.00814428892548495" calcext:value-type="float">
            <text:p>-0.008144288925485</text:p>
          </table:table-cell>
          <table:table-cell office:value-type="float" office:value="-0.00815904163087629" calcext:value-type="float">
            <text:p>-0.008159041630876</text:p>
          </table:table-cell>
          <table:table-cell office:value-type="float" office:value="-0.00815519841053187" calcext:value-type="float">
            <text:p>-0.008155198410532</text:p>
          </table:table-cell>
          <table:table-cell office:value-type="float" office:value="-0.00814326200475997" calcext:value-type="float">
            <text:p>-0.00814326200476</text:p>
          </table:table-cell>
          <table:table-cell office:value-type="float" office:value="-0.00815082420609263" calcext:value-type="float">
            <text:p>-0.008150824206093</text:p>
          </table:table-cell>
          <table:table-cell office:value-type="float" office:value="-0.00814580700962746" calcext:value-type="float">
            <text:p>-0.008145807009627</text:p>
          </table:table-cell>
          <table:table-cell office:value-type="float" office:value="-0.00814260606993586" calcext:value-type="float">
            <text:p>-0.008142606069936</text:p>
          </table:table-cell>
          <table:table-cell office:value-type="float" office:value="-0.00815897213108631" calcext:value-type="float">
            <text:p>-0.008158972131086</text:p>
          </table:table-cell>
          <table:table-cell office:value-type="float" office:value="-0.00815683385164404" calcext:value-type="float">
            <text:p>-0.008156833851644</text:p>
          </table:table-cell>
          <table:table-cell office:value-type="float" office:value="-0.00814910774276159" calcext:value-type="float">
            <text:p>-0.008149107742762</text:p>
          </table:table-cell>
          <table:table-cell office:value-type="float" office:value="-0.00815534042207405" calcext:value-type="float">
            <text:p>-0.008155340422074</text:p>
          </table:table-cell>
          <table:table-cell office:value-type="float" office:value="-0.00814964482321696" calcext:value-type="float">
            <text:p>-0.008149644823217</text:p>
          </table:table-cell>
          <table:table-cell office:value-type="float" office:value="-0.0081487305352082" calcext:value-type="float">
            <text:p>-0.008148730535208</text:p>
          </table:table-cell>
          <table:table-cell office:value-type="float" office:value="-0.00815570406972521" calcext:value-type="float">
            <text:p>-0.008155704069725</text:p>
          </table:table-cell>
          <table:table-cell office:value-type="float" office:value="-0.00813831977887665" calcext:value-type="float">
            <text:p>-0.008138319778877</text:p>
          </table:table-cell>
          <table:table-cell office:value-type="float" office:value="-0.00814127413563092" calcext:value-type="float">
            <text:p>-0.008141274135631</text:p>
          </table:table-cell>
          <table:table-cell office:value-type="float" office:value="-0.00814819987661661" calcext:value-type="float">
            <text:p>-0.008148199876617</text:p>
          </table:table-cell>
          <table:table-cell office:value-type="float" office:value="-0.008155964039533" calcext:value-type="float">
            <text:p>-0.008155964039533</text:p>
          </table:table-cell>
          <table:table-cell office:value-type="float" office:value="-0.00814495108325564" calcext:value-type="float">
            <text:p>-0.008144951083256</text:p>
          </table:table-cell>
          <table:table-cell office:value-type="float" office:value="-0.00814341654650684" calcext:value-type="float">
            <text:p>-0.008143416546507</text:p>
          </table:table-cell>
          <table:table-cell office:value-type="float" office:value="-0.00816773333063706" calcext:value-type="float">
            <text:p>-0.008167733330637</text:p>
          </table:table-cell>
          <table:table-cell office:value-type="float" office:value="-0.00816384886073654" calcext:value-type="float">
            <text:p>-0.008163848860737</text:p>
          </table:table-cell>
          <table:table-cell table:number-columns-repeated="466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99519222065568" calcext:value-type="float">
            <text:p>0.599519222065568</text:p>
          </table:table-cell>
          <table:table-cell office:value-type="float" office:value="0.600086291215514" calcext:value-type="float">
            <text:p>0.600086291215514</text:p>
          </table:table-cell>
          <table:table-cell office:value-type="float" office:value="0.599891609763289" calcext:value-type="float">
            <text:p>0.599891609763289</text:p>
          </table:table-cell>
          <table:table-cell office:value-type="float" office:value="0.601561555001387" calcext:value-type="float">
            <text:p>0.601561555001387</text:p>
          </table:table-cell>
          <table:table-cell office:value-type="float" office:value="0.601014021196028" calcext:value-type="float">
            <text:p>0.601014021196028</text:p>
          </table:table-cell>
          <table:table-cell office:value-type="float" office:value="0.601480669588767" calcext:value-type="float">
            <text:p>0.601480669588767</text:p>
          </table:table-cell>
          <table:table-cell office:value-type="float" office:value="0.601613512909935" calcext:value-type="float">
            <text:p>0.601613512909935</text:p>
          </table:table-cell>
          <table:table-cell office:value-type="float" office:value="0.602321611838871" calcext:value-type="float">
            <text:p>0.602321611838871</text:p>
          </table:table-cell>
          <table:table-cell office:value-type="float" office:value="0.60124516585271" calcext:value-type="float">
            <text:p>0.60124516585271</text:p>
          </table:table-cell>
          <table:table-cell office:value-type="float" office:value="0.60210080365904" calcext:value-type="float">
            <text:p>0.60210080365904</text:p>
          </table:table-cell>
          <table:table-cell office:value-type="float" office:value="0.601259856407202" calcext:value-type="float">
            <text:p>0.601259856407202</text:p>
          </table:table-cell>
          <table:table-cell office:value-type="float" office:value="0.601122275161106" calcext:value-type="float">
            <text:p>0.601122275161106</text:p>
          </table:table-cell>
          <table:table-cell office:value-type="float" office:value="0.601202670636205" calcext:value-type="float">
            <text:p>0.601202670636205</text:p>
          </table:table-cell>
          <table:table-cell office:value-type="float" office:value="0.601239157624465" calcext:value-type="float">
            <text:p>0.601239157624465</text:p>
          </table:table-cell>
          <table:table-cell office:value-type="float" office:value="0.601435851972009" calcext:value-type="float">
            <text:p>0.601435851972009</text:p>
          </table:table-cell>
          <table:table-cell office:value-type="float" office:value="0.600378470381808" calcext:value-type="float">
            <text:p>0.600378470381808</text:p>
          </table:table-cell>
          <table:table-cell office:value-type="float" office:value="0.600352844281836" calcext:value-type="float">
            <text:p>0.600352844281836</text:p>
          </table:table-cell>
          <table:table-cell office:value-type="float" office:value="0.600032672143181" calcext:value-type="float">
            <text:p>0.600032672143181</text:p>
          </table:table-cell>
          <table:table-cell office:value-type="float" office:value="0.60109156029081" calcext:value-type="float">
            <text:p>0.60109156029081</text:p>
          </table:table-cell>
          <table:table-cell office:value-type="float" office:value="0.601834242569907" calcext:value-type="float">
            <text:p>0.601834242569907</text:p>
          </table:table-cell>
          <table:table-cell office:value-type="float" office:value="0.601906698713572" calcext:value-type="float">
            <text:p>0.601906698713572</text:p>
          </table:table-cell>
          <table:table-cell office:value-type="float" office:value="0.601141872790423" calcext:value-type="float">
            <text:p>0.601141872790423</text:p>
          </table:table-cell>
          <table:table-cell office:value-type="float" office:value="0.600756389449085" calcext:value-type="float">
            <text:p>0.600756389449085</text:p>
          </table:table-cell>
          <table:table-cell office:value-type="float" office:value="0.602293820820545" calcext:value-type="float">
            <text:p>0.602293820820545</text:p>
          </table:table-cell>
          <table:table-cell office:value-type="float" office:value="0.602369103547714" calcext:value-type="float">
            <text:p>0.602369103547714</text:p>
          </table:table-cell>
          <table:table-cell office:value-type="float" office:value="0.601830257703441" calcext:value-type="float">
            <text:p>0.601830257703441</text:p>
          </table:table-cell>
          <table:table-cell office:value-type="float" office:value="0.599648016519079" calcext:value-type="float">
            <text:p>0.599648016519079</text:p>
          </table:table-cell>
          <table:table-cell office:value-type="float" office:value="0.602286893515868" calcext:value-type="float">
            <text:p>0.602286893515868</text:p>
          </table:table-cell>
          <table:table-cell office:value-type="float" office:value="0.600926062295731" calcext:value-type="float">
            <text:p>0.600926062295731</text:p>
          </table:table-cell>
          <table:table-cell office:value-type="float" office:value="0.602076145381964" calcext:value-type="float">
            <text:p>0.602076145381964</text:p>
          </table:table-cell>
          <table:table-cell office:value-type="float" office:value="0.601715572501303" calcext:value-type="float">
            <text:p>0.601715572501303</text:p>
          </table:table-cell>
          <table:table-cell office:value-type="float" office:value="0.601482529814026" calcext:value-type="float">
            <text:p>0.601482529814026</text:p>
          </table:table-cell>
          <table:table-cell office:value-type="float" office:value="0.600834869560981" calcext:value-type="float">
            <text:p>0.600834869560981</text:p>
          </table:table-cell>
          <table:table-cell office:value-type="float" office:value="0.600926660018049" calcext:value-type="float">
            <text:p>0.600926660018049</text:p>
          </table:table-cell>
          <table:table-cell office:value-type="float" office:value="0.60194343413247" calcext:value-type="float">
            <text:p>0.60194343413247</text:p>
          </table:table-cell>
          <table:table-cell office:value-type="float" office:value="0.601577108249931" calcext:value-type="float">
            <text:p>0.601577108249931</text:p>
          </table:table-cell>
          <table:table-cell office:value-type="float" office:value="0.602493849395644" calcext:value-type="float">
            <text:p>0.602493849395644</text:p>
          </table:table-cell>
          <table:table-cell office:value-type="float" office:value="0.601063564122693" calcext:value-type="float">
            <text:p>0.601063564122693</text:p>
          </table:table-cell>
          <table:table-cell office:value-type="float" office:value="0.601583486379262" calcext:value-type="float">
            <text:p>0.601583486379262</text:p>
          </table:table-cell>
          <table:table-cell office:value-type="float" office:value="0.602250568829637" calcext:value-type="float">
            <text:p>0.602250568829637</text:p>
          </table:table-cell>
          <table:table-cell office:value-type="float" office:value="0.600501518427379" calcext:value-type="float">
            <text:p>0.600501518427379</text:p>
          </table:table-cell>
          <table:table-cell office:value-type="float" office:value="0.601841571964483" calcext:value-type="float">
            <text:p>0.601841571964483</text:p>
          </table:table-cell>
          <table:table-cell office:value-type="float" office:value="0.60208518807565" calcext:value-type="float">
            <text:p>0.60208518807565</text:p>
          </table:table-cell>
          <table:table-cell office:value-type="float" office:value="0.601443143904175" calcext:value-type="float">
            <text:p>0.601443143904175</text:p>
          </table:table-cell>
          <table:table-cell office:value-type="float" office:value="0.601398878957337" calcext:value-type="float">
            <text:p>0.601398878957337</text:p>
          </table:table-cell>
          <table:table-cell office:value-type="float" office:value="0.600353928845929" calcext:value-type="float">
            <text:p>0.600353928845929</text:p>
          </table:table-cell>
          <table:table-cell office:value-type="float" office:value="0.60231480450197" calcext:value-type="float">
            <text:p>0.60231480450197</text:p>
          </table:table-cell>
          <table:table-cell office:value-type="float" office:value="0.59987689863459" calcext:value-type="float">
            <text:p>0.59987689863459</text:p>
          </table:table-cell>
          <table:table-cell office:value-type="float" office:value="0.601734681153127" calcext:value-type="float">
            <text:p>0.601734681153127</text:p>
          </table:table-cell>
          <table:table-cell office:value-type="float" office:value="0.600815751624643" calcext:value-type="float">
            <text:p>0.600815751624643</text:p>
          </table:table-cell>
          <table:table-cell office:value-type="float" office:value="0.600809667158855" calcext:value-type="float">
            <text:p>0.600809667158855</text:p>
          </table:table-cell>
          <table:table-cell office:value-type="float" office:value="0.600803955548928" calcext:value-type="float">
            <text:p>0.600803955548928</text:p>
          </table:table-cell>
          <table:table-cell office:value-type="float" office:value="0.599736892683488" calcext:value-type="float">
            <text:p>0.599736892683488</text:p>
          </table:table-cell>
          <table:table-cell office:value-type="float" office:value="0.600591711772583" calcext:value-type="float">
            <text:p>0.600591711772583</text:p>
          </table:table-cell>
          <table:table-cell office:value-type="float" office:value="0.601754053138853" calcext:value-type="float">
            <text:p>0.601754053138853</text:p>
          </table:table-cell>
          <table:table-cell office:value-type="float" office:value="0.600574242965957" calcext:value-type="float">
            <text:p>0.600574242965957</text:p>
          </table:table-cell>
          <table:table-cell office:value-type="float" office:value="0.602196489289809" calcext:value-type="float">
            <text:p>0.602196489289809</text:p>
          </table:table-cell>
          <table:table-cell office:value-type="float" office:value="0.605263897780907" calcext:value-type="float">
            <text:p>0.605263897780907</text:p>
          </table:table-cell>
          <table:table-cell office:value-type="float" office:value="0.609063202474061" calcext:value-type="float">
            <text:p>0.609063202474061</text:p>
          </table:table-cell>
          <table:table-cell office:value-type="float" office:value="0.611817270448607" calcext:value-type="float">
            <text:p>0.611817270448607</text:p>
          </table:table-cell>
          <table:table-cell office:value-type="float" office:value="0.602792949168745" calcext:value-type="float">
            <text:p>0.602792949168745</text:p>
          </table:table-cell>
          <table:table-cell office:value-type="float" office:value="0.564568235552318" calcext:value-type="float">
            <text:p>0.564568235552318</text:p>
          </table:table-cell>
          <table:table-cell office:value-type="float" office:value="0.584499394734508" calcext:value-type="float">
            <text:p>0.584499394734508</text:p>
          </table:table-cell>
          <table:table-cell office:value-type="float" office:value="0.608771153553124" calcext:value-type="float">
            <text:p>0.608771153553124</text:p>
          </table:table-cell>
          <table:table-cell office:value-type="float" office:value="0.627175212113409" calcext:value-type="float">
            <text:p>0.627175212113409</text:p>
          </table:table-cell>
          <table:table-cell office:value-type="float" office:value="0.647605716122201" calcext:value-type="float">
            <text:p>0.647605716122201</text:p>
          </table:table-cell>
          <table:table-cell office:value-type="float" office:value="0.634291588197304" calcext:value-type="float">
            <text:p>0.634291588197304</text:p>
          </table:table-cell>
          <table:table-cell office:value-type="float" office:value="0.641830699576988" calcext:value-type="float">
            <text:p>0.641830699576988</text:p>
          </table:table-cell>
          <table:table-cell office:value-type="float" office:value="0.64009186114413" calcext:value-type="float">
            <text:p>0.64009186114413</text:p>
          </table:table-cell>
          <table:table-cell office:value-type="float" office:value="0.591841529199332" calcext:value-type="float">
            <text:p>0.591841529199332</text:p>
          </table:table-cell>
          <table:table-cell office:value-type="float" office:value="0.572460505689806" calcext:value-type="float">
            <text:p>0.572460505689806</text:p>
          </table:table-cell>
          <table:table-cell office:value-type="float" office:value="0.567905418069627" calcext:value-type="float">
            <text:p>0.567905418069627</text:p>
          </table:table-cell>
          <table:table-cell office:value-type="float" office:value="0.563029009779293" calcext:value-type="float">
            <text:p>0.563029009779293</text:p>
          </table:table-cell>
          <table:table-cell office:value-type="float" office:value="0.560445559581534" calcext:value-type="float">
            <text:p>0.560445559581534</text:p>
          </table:table-cell>
          <table:table-cell office:value-type="float" office:value="0.559441927962308" calcext:value-type="float">
            <text:p>0.559441927962308</text:p>
          </table:table-cell>
          <table:table-cell office:value-type="float" office:value="0.556039351339051" calcext:value-type="float">
            <text:p>0.556039351339051</text:p>
          </table:table-cell>
          <table:table-cell office:value-type="float" office:value="0.552331942590924" calcext:value-type="float">
            <text:p>0.552331942590924</text:p>
          </table:table-cell>
          <table:table-cell office:value-type="float" office:value="0.546883529641625" calcext:value-type="float">
            <text:p>0.546883529641625</text:p>
          </table:table-cell>
          <table:table-cell office:value-type="float" office:value="0.543172291997933" calcext:value-type="float">
            <text:p>0.543172291997933</text:p>
          </table:table-cell>
          <table:table-cell office:value-type="float" office:value="0.548611010751832" calcext:value-type="float">
            <text:p>0.548611010751832</text:p>
          </table:table-cell>
          <table:table-cell office:value-type="float" office:value="0.566110707279429" calcext:value-type="float">
            <text:p>0.566110707279429</text:p>
          </table:table-cell>
          <table:table-cell office:value-type="float" office:value="0.52436950479512" calcext:value-type="float">
            <text:p>0.52436950479512</text:p>
          </table:table-cell>
          <table:table-cell office:value-type="float" office:value="0.509195441825599" calcext:value-type="float">
            <text:p>0.509195441825599</text:p>
          </table:table-cell>
          <table:table-cell office:value-type="float" office:value="0.5013199211296" calcext:value-type="float">
            <text:p>0.5013199211296</text:p>
          </table:table-cell>
          <table:table-cell office:value-type="float" office:value="0.498999349969001" calcext:value-type="float">
            <text:p>0.498999349969001</text:p>
          </table:table-cell>
          <table:table-cell office:value-type="float" office:value="0.498760104492094" calcext:value-type="float">
            <text:p>0.498760104492094</text:p>
          </table:table-cell>
          <table:table-cell office:value-type="float" office:value="0.503124398232091" calcext:value-type="float">
            <text:p>0.503124398232091</text:p>
          </table:table-cell>
          <table:table-cell office:value-type="float" office:value="0.512078420908666" calcext:value-type="float">
            <text:p>0.512078420908666</text:p>
          </table:table-cell>
          <table:table-cell office:value-type="float" office:value="0.530291920978419" calcext:value-type="float">
            <text:p>0.530291920978419</text:p>
          </table:table-cell>
          <table:table-cell office:value-type="float" office:value="0.535521827362946" calcext:value-type="float">
            <text:p>0.535521827362946</text:p>
          </table:table-cell>
          <table:table-cell office:value-type="float" office:value="0.542835076755125" calcext:value-type="float">
            <text:p>0.542835076755125</text:p>
          </table:table-cell>
          <table:table-cell office:value-type="float" office:value="0.557104455736599" calcext:value-type="float">
            <text:p>0.557104455736599</text:p>
          </table:table-cell>
          <table:table-cell office:value-type="float" office:value="0.553762180909865" calcext:value-type="float">
            <text:p>0.553762180909865</text:p>
          </table:table-cell>
          <table:table-cell office:value-type="float" office:value="0.565362080486219" calcext:value-type="float">
            <text:p>0.565362080486219</text:p>
          </table:table-cell>
          <table:table-cell office:value-type="float" office:value="0.566905801755801" calcext:value-type="float">
            <text:p>0.566905801755801</text:p>
          </table:table-cell>
          <table:table-cell office:value-type="float" office:value="0.555405815285134" calcext:value-type="float">
            <text:p>0.555405815285134</text:p>
          </table:table-cell>
          <table:table-cell office:value-type="float" office:value="0.557142527264279" calcext:value-type="float">
            <text:p>0.557142527264279</text:p>
          </table:table-cell>
          <table:table-cell office:value-type="float" office:value="0.582026802886643" calcext:value-type="float">
            <text:p>0.582026802886643</text:p>
          </table:table-cell>
          <table:table-cell office:value-type="float" office:value="0.585694093874361" calcext:value-type="float">
            <text:p>0.585694093874361</text:p>
          </table:table-cell>
          <table:table-cell office:value-type="float" office:value="0.595929316695361" calcext:value-type="float">
            <text:p>0.595929316695361</text:p>
          </table:table-cell>
          <table:table-cell office:value-type="float" office:value="0.610093418039031" calcext:value-type="float">
            <text:p>0.610093418039031</text:p>
          </table:table-cell>
          <table:table-cell office:value-type="float" office:value="0.612532774827326" calcext:value-type="float">
            <text:p>0.612532774827326</text:p>
          </table:table-cell>
          <table:table-cell office:value-type="float" office:value="0.613945335152248" calcext:value-type="float">
            <text:p>0.613945335152248</text:p>
          </table:table-cell>
          <table:table-cell office:value-type="float" office:value="0.609682405582561" calcext:value-type="float">
            <text:p>0.609682405582561</text:p>
          </table:table-cell>
          <table:table-cell office:value-type="float" office:value="0.585825023331092" calcext:value-type="float">
            <text:p>0.585825023331092</text:p>
          </table:table-cell>
          <table:table-cell office:value-type="float" office:value="0.598175258323774" calcext:value-type="float">
            <text:p>0.598175258323774</text:p>
          </table:table-cell>
          <table:table-cell office:value-type="float" office:value="0.588557831283998" calcext:value-type="float">
            <text:p>0.588557831283998</text:p>
          </table:table-cell>
          <table:table-cell office:value-type="float" office:value="0.586931915349043" calcext:value-type="float">
            <text:p>0.586931915349043</text:p>
          </table:table-cell>
          <table:table-cell office:value-type="float" office:value="0.549123431570439" calcext:value-type="float">
            <text:p>0.549123431570439</text:p>
          </table:table-cell>
          <table:table-cell office:value-type="float" office:value="0.605057585531926" calcext:value-type="float">
            <text:p>0.605057585531926</text:p>
          </table:table-cell>
          <table:table-cell office:value-type="float" office:value="0.607337276675932" calcext:value-type="float">
            <text:p>0.607337276675932</text:p>
          </table:table-cell>
          <table:table-cell office:value-type="float" office:value="0.540386073785605" calcext:value-type="float">
            <text:p>0.540386073785605</text:p>
          </table:table-cell>
          <table:table-cell office:value-type="float" office:value="0.541439601737904" calcext:value-type="float">
            <text:p>0.541439601737904</text:p>
          </table:table-cell>
          <table:table-cell office:value-type="float" office:value="0.555912546250254" calcext:value-type="float">
            <text:p>0.555912546250254</text:p>
          </table:table-cell>
          <table:table-cell office:value-type="float" office:value="0.570047568325556" calcext:value-type="float">
            <text:p>0.570047568325556</text:p>
          </table:table-cell>
          <table:table-cell office:value-type="float" office:value="0.578552907450615" calcext:value-type="float">
            <text:p>0.578552907450615</text:p>
          </table:table-cell>
          <table:table-cell office:value-type="float" office:value="0.594456170505015" calcext:value-type="float">
            <text:p>0.594456170505015</text:p>
          </table:table-cell>
          <table:table-cell office:value-type="float" office:value="0.596835881352317" calcext:value-type="float">
            <text:p>0.596835881352317</text:p>
          </table:table-cell>
          <table:table-cell office:value-type="float" office:value="0.59154922426156" calcext:value-type="float">
            <text:p>0.59154922426156</text:p>
          </table:table-cell>
          <table:table-cell office:value-type="float" office:value="0.595067178199986" calcext:value-type="float">
            <text:p>0.595067178199986</text:p>
          </table:table-cell>
          <table:table-cell office:value-type="float" office:value="0.591858942054382" calcext:value-type="float">
            <text:p>0.591858942054382</text:p>
          </table:table-cell>
          <table:table-cell office:value-type="float" office:value="0.597702636245787" calcext:value-type="float">
            <text:p>0.597702636245787</text:p>
          </table:table-cell>
          <table:table-cell office:value-type="float" office:value="0.59141482085855" calcext:value-type="float">
            <text:p>0.59141482085855</text:p>
          </table:table-cell>
          <table:table-cell office:value-type="float" office:value="0.597633538143469" calcext:value-type="float">
            <text:p>0.597633538143469</text:p>
          </table:table-cell>
          <table:table-cell office:value-type="float" office:value="0.571901847474216" calcext:value-type="float">
            <text:p>0.571901847474216</text:p>
          </table:table-cell>
          <table:table-cell office:value-type="float" office:value="0.559212547337207" calcext:value-type="float">
            <text:p>0.559212547337207</text:p>
          </table:table-cell>
          <table:table-cell office:value-type="float" office:value="0.552734285311846" calcext:value-type="float">
            <text:p>0.552734285311846</text:p>
          </table:table-cell>
          <table:table-cell office:value-type="float" office:value="0.55899171526694" calcext:value-type="float">
            <text:p>0.55899171526694</text:p>
          </table:table-cell>
          <table:table-cell office:value-type="float" office:value="0.587758623309886" calcext:value-type="float">
            <text:p>0.587758623309886</text:p>
          </table:table-cell>
          <table:table-cell office:value-type="float" office:value="0.597660736675796" calcext:value-type="float">
            <text:p>0.597660736675796</text:p>
          </table:table-cell>
          <table:table-cell office:value-type="float" office:value="0.624604696906102" calcext:value-type="float">
            <text:p>0.624604696906102</text:p>
          </table:table-cell>
          <table:table-cell office:value-type="float" office:value="0.632114700999171" calcext:value-type="float">
            <text:p>0.632114700999171</text:p>
          </table:table-cell>
          <table:table-cell office:value-type="float" office:value="0.632601098897093" calcext:value-type="float">
            <text:p>0.632601098897093</text:p>
          </table:table-cell>
          <table:table-cell office:value-type="float" office:value="0.634003714562829" calcext:value-type="float">
            <text:p>0.634003714562829</text:p>
          </table:table-cell>
          <table:table-cell office:value-type="float" office:value="0.63536316406958" calcext:value-type="float">
            <text:p>0.63536316406958</text:p>
          </table:table-cell>
          <table:table-cell office:value-type="float" office:value="0.64156133905441" calcext:value-type="float">
            <text:p>0.64156133905441</text:p>
          </table:table-cell>
          <table:table-cell office:value-type="float" office:value="0.628240292312926" calcext:value-type="float">
            <text:p>0.628240292312926</text:p>
          </table:table-cell>
          <table:table-cell office:value-type="float" office:value="0.610381318453731" calcext:value-type="float">
            <text:p>0.610381318453731</text:p>
          </table:table-cell>
          <table:table-cell office:value-type="float" office:value="0.573926295102508" calcext:value-type="float">
            <text:p>0.573926295102508</text:p>
          </table:table-cell>
          <table:table-cell office:value-type="float" office:value="0.568990390008551" calcext:value-type="float">
            <text:p>0.568990390008551</text:p>
          </table:table-cell>
          <table:table-cell office:value-type="float" office:value="0.572451090976364" calcext:value-type="float">
            <text:p>0.572451090976364</text:p>
          </table:table-cell>
          <table:table-cell office:value-type="float" office:value="0.581235568135855" calcext:value-type="float">
            <text:p>0.581235568135855</text:p>
          </table:table-cell>
          <table:table-cell office:value-type="float" office:value="0.583402583128585" calcext:value-type="float">
            <text:p>0.583402583128585</text:p>
          </table:table-cell>
          <table:table-cell office:value-type="float" office:value="0.595557765931266" calcext:value-type="float">
            <text:p>0.595557765931266</text:p>
          </table:table-cell>
          <table:table-cell office:value-type="float" office:value="0.590541698561828" calcext:value-type="float">
            <text:p>0.590541698561828</text:p>
          </table:table-cell>
          <table:table-cell office:value-type="float" office:value="0.583800481303023" calcext:value-type="float">
            <text:p>0.583800481303023</text:p>
          </table:table-cell>
          <table:table-cell office:value-type="float" office:value="0.574214191406308" calcext:value-type="float">
            <text:p>0.574214191406308</text:p>
          </table:table-cell>
          <table:table-cell office:value-type="float" office:value="0.567678807627948" calcext:value-type="float">
            <text:p>0.567678807627948</text:p>
          </table:table-cell>
          <table:table-cell office:value-type="float" office:value="0.560254821061933" calcext:value-type="float">
            <text:p>0.560254821061933</text:p>
          </table:table-cell>
          <table:table-cell office:value-type="float" office:value="0.584129200466328" calcext:value-type="float">
            <text:p>0.584129200466328</text:p>
          </table:table-cell>
          <table:table-cell office:value-type="float" office:value="0.593690170235881" calcext:value-type="float">
            <text:p>0.593690170235881</text:p>
          </table:table-cell>
          <table:table-cell office:value-type="float" office:value="0.584188806910773" calcext:value-type="float">
            <text:p>0.584188806910773</text:p>
          </table:table-cell>
          <table:table-cell office:value-type="float" office:value="0.584870121151357" calcext:value-type="float">
            <text:p>0.584870121151357</text:p>
          </table:table-cell>
          <table:table-cell office:value-type="float" office:value="0.554965026956613" calcext:value-type="float">
            <text:p>0.554965026956613</text:p>
          </table:table-cell>
          <table:table-cell office:value-type="float" office:value="0.528554272906345" calcext:value-type="float">
            <text:p>0.528554272906345</text:p>
          </table:table-cell>
          <table:table-cell office:value-type="float" office:value="0.520933862581068" calcext:value-type="float">
            <text:p>0.520933862581068</text:p>
          </table:table-cell>
          <table:table-cell office:value-type="float" office:value="0.514501448164408" calcext:value-type="float">
            <text:p>0.514501448164408</text:p>
          </table:table-cell>
          <table:table-cell office:value-type="float" office:value="0.518893782220831" calcext:value-type="float">
            <text:p>0.518893782220831</text:p>
          </table:table-cell>
          <table:table-cell office:value-type="float" office:value="0.52962841672773" calcext:value-type="float">
            <text:p>0.52962841672773</text:p>
          </table:table-cell>
          <table:table-cell office:value-type="float" office:value="0.552931318513024" calcext:value-type="float">
            <text:p>0.552931318513024</text:p>
          </table:table-cell>
          <table:table-cell office:value-type="float" office:value="0.568785040032617" calcext:value-type="float">
            <text:p>0.568785040032617</text:p>
          </table:table-cell>
          <table:table-cell office:value-type="float" office:value="0.580953185589552" calcext:value-type="float">
            <text:p>0.580953185589552</text:p>
          </table:table-cell>
          <table:table-cell office:value-type="float" office:value="0.590534843432883" calcext:value-type="float">
            <text:p>0.590534843432883</text:p>
          </table:table-cell>
          <table:table-cell office:value-type="float" office:value="0.589703786224831" calcext:value-type="float">
            <text:p>0.589703786224831</text:p>
          </table:table-cell>
          <table:table-cell office:value-type="float" office:value="0.587224224383473" calcext:value-type="float">
            <text:p>0.587224224383473</text:p>
          </table:table-cell>
          <table:table-cell office:value-type="float" office:value="0.586332070484851" calcext:value-type="float">
            <text:p>0.586332070484851</text:p>
          </table:table-cell>
          <table:table-cell office:value-type="float" office:value="0.593204386472341" calcext:value-type="float">
            <text:p>0.593204386472341</text:p>
          </table:table-cell>
          <table:table-cell office:value-type="float" office:value="0.575823600738738" calcext:value-type="float">
            <text:p>0.575823600738738</text:p>
          </table:table-cell>
          <table:table-cell office:value-type="float" office:value="0.562210361549443" calcext:value-type="float">
            <text:p>0.562210361549443</text:p>
          </table:table-cell>
          <table:table-cell office:value-type="float" office:value="0.549074119467177" calcext:value-type="float">
            <text:p>0.549074119467177</text:p>
          </table:table-cell>
          <table:table-cell office:value-type="float" office:value="0.539776513700894" calcext:value-type="float">
            <text:p>0.539776513700894</text:p>
          </table:table-cell>
          <table:table-cell office:value-type="float" office:value="0.538674448350153" calcext:value-type="float">
            <text:p>0.538674448350153</text:p>
          </table:table-cell>
          <table:table-cell office:value-type="float" office:value="0.541892699182477" calcext:value-type="float">
            <text:p>0.541892699182477</text:p>
          </table:table-cell>
          <table:table-cell office:value-type="float" office:value="0.584605414790702" calcext:value-type="float">
            <text:p>0.584605414790702</text:p>
          </table:table-cell>
          <table:table-cell office:value-type="float" office:value="0.603027715846888" calcext:value-type="float">
            <text:p>0.603027715846888</text:p>
          </table:table-cell>
          <table:table-cell office:value-type="float" office:value="0.613290088088576" calcext:value-type="float">
            <text:p>0.613290088088576</text:p>
          </table:table-cell>
          <table:table-cell office:value-type="float" office:value="0.64065525297444" calcext:value-type="float">
            <text:p>0.64065525297444</text:p>
          </table:table-cell>
          <table:table-cell office:value-type="float" office:value="0.642328483745195" calcext:value-type="float">
            <text:p>0.642328483745195</text:p>
          </table:table-cell>
          <table:table-cell office:value-type="float" office:value="0.644342779778018" calcext:value-type="float">
            <text:p>0.644342779778018</text:p>
          </table:table-cell>
          <table:table-cell office:value-type="float" office:value="0.633975352413007" calcext:value-type="float">
            <text:p>0.633975352413007</text:p>
          </table:table-cell>
          <table:table-cell office:value-type="float" office:value="0.638403805039984" calcext:value-type="float">
            <text:p>0.638403805039984</text:p>
          </table:table-cell>
          <table:table-cell office:value-type="float" office:value="0.639283797293846" calcext:value-type="float">
            <text:p>0.639283797293846</text:p>
          </table:table-cell>
          <table:table-cell office:value-type="float" office:value="0.63995836153079" calcext:value-type="float">
            <text:p>0.63995836153079</text:p>
          </table:table-cell>
          <table:table-cell office:value-type="float" office:value="0.609923062267247" calcext:value-type="float">
            <text:p>0.609923062267247</text:p>
          </table:table-cell>
          <table:table-cell office:value-type="float" office:value="0.589901799549021" calcext:value-type="float">
            <text:p>0.589901799549021</text:p>
          </table:table-cell>
          <table:table-cell office:value-type="float" office:value="0.57902081995586" calcext:value-type="float">
            <text:p>0.57902081995586</text:p>
          </table:table-cell>
          <table:table-cell office:value-type="float" office:value="0.572030501144261" calcext:value-type="float">
            <text:p>0.572030501144261</text:p>
          </table:table-cell>
          <table:table-cell office:value-type="float" office:value="0.57126846167374" calcext:value-type="float">
            <text:p>0.57126846167374</text:p>
          </table:table-cell>
          <table:table-cell office:value-type="float" office:value="0.578082615901144" calcext:value-type="float">
            <text:p>0.578082615901144</text:p>
          </table:table-cell>
          <table:table-cell office:value-type="float" office:value="0.599068634893481" calcext:value-type="float">
            <text:p>0.599068634893481</text:p>
          </table:table-cell>
          <table:table-cell office:value-type="float" office:value="0.595839316654413" calcext:value-type="float">
            <text:p>0.595839316654413</text:p>
          </table:table-cell>
          <table:table-cell office:value-type="float" office:value="0.595005372113799" calcext:value-type="float">
            <text:p>0.595005372113799</text:p>
          </table:table-cell>
          <table:table-cell office:value-type="float" office:value="0.594421260281777" calcext:value-type="float">
            <text:p>0.594421260281777</text:p>
          </table:table-cell>
          <table:table-cell office:value-type="float" office:value="0.584116921317089" calcext:value-type="float">
            <text:p>0.584116921317089</text:p>
          </table:table-cell>
          <table:table-cell office:value-type="float" office:value="0.576282956667465" calcext:value-type="float">
            <text:p>0.576282956667465</text:p>
          </table:table-cell>
          <table:table-cell office:value-type="float" office:value="0.572330690766312" calcext:value-type="float">
            <text:p>0.572330690766312</text:p>
          </table:table-cell>
          <table:table-cell office:value-type="float" office:value="0.575044611328202" calcext:value-type="float">
            <text:p>0.575044611328202</text:p>
          </table:table-cell>
          <table:table-cell office:value-type="float" office:value="0.617439590185015" calcext:value-type="float">
            <text:p>0.617439590185015</text:p>
          </table:table-cell>
          <table:table-cell office:value-type="float" office:value="0.543147846840744" calcext:value-type="float">
            <text:p>0.543147846840744</text:p>
          </table:table-cell>
          <table:table-cell office:value-type="float" office:value="0.521642870827288" calcext:value-type="float">
            <text:p>0.521642870827288</text:p>
          </table:table-cell>
          <table:table-cell office:value-type="float" office:value="0.527118753684312" calcext:value-type="float">
            <text:p>0.527118753684312</text:p>
          </table:table-cell>
          <table:table-cell office:value-type="float" office:value="0.53671110765967" calcext:value-type="float">
            <text:p>0.53671110765967</text:p>
          </table:table-cell>
          <table:table-cell office:value-type="float" office:value="0.554143714666511" calcext:value-type="float">
            <text:p>0.554143714666511</text:p>
          </table:table-cell>
          <table:table-cell office:value-type="float" office:value="0.578145525937531" calcext:value-type="float">
            <text:p>0.578145525937531</text:p>
          </table:table-cell>
          <table:table-cell office:value-type="float" office:value="0.587552391317283" calcext:value-type="float">
            <text:p>0.587552391317283</text:p>
          </table:table-cell>
          <table:table-cell office:value-type="float" office:value="0.581210196782509" calcext:value-type="float">
            <text:p>0.581210196782509</text:p>
          </table:table-cell>
          <table:table-cell office:value-type="float" office:value="0.582817462497504" calcext:value-type="float">
            <text:p>0.582817462497504</text:p>
          </table:table-cell>
          <table:table-cell office:value-type="float" office:value="0.582544101117457" calcext:value-type="float">
            <text:p>0.582544101117457</text:p>
          </table:table-cell>
          <table:table-cell office:value-type="float" office:value="0.586700950178819" calcext:value-type="float">
            <text:p>0.586700950178819</text:p>
          </table:table-cell>
          <table:table-cell office:value-type="float" office:value="0.587017873972359" calcext:value-type="float">
            <text:p>0.587017873972359</text:p>
          </table:table-cell>
          <table:table-cell office:value-type="float" office:value="0.592195424817242" calcext:value-type="float">
            <text:p>0.592195424817242</text:p>
          </table:table-cell>
          <table:table-cell office:value-type="float" office:value="0.585005328626631" calcext:value-type="float">
            <text:p>0.585005328626631</text:p>
          </table:table-cell>
          <table:table-cell office:value-type="float" office:value="0.56705995306208" calcext:value-type="float">
            <text:p>0.56705995306208</text:p>
          </table:table-cell>
          <table:table-cell office:value-type="float" office:value="0.571366513605127" calcext:value-type="float">
            <text:p>0.571366513605127</text:p>
          </table:table-cell>
          <table:table-cell office:value-type="float" office:value="0.542153889756011" calcext:value-type="float">
            <text:p>0.542153889756011</text:p>
          </table:table-cell>
          <table:table-cell office:value-type="float" office:value="0.547480299076524" calcext:value-type="float">
            <text:p>0.547480299076524</text:p>
          </table:table-cell>
          <table:table-cell office:value-type="float" office:value="0.608501397071991" calcext:value-type="float">
            <text:p>0.608501397071991</text:p>
          </table:table-cell>
          <table:table-cell office:value-type="float" office:value="0.621088287582421" calcext:value-type="float">
            <text:p>0.621088287582421</text:p>
          </table:table-cell>
          <table:table-cell office:value-type="float" office:value="0.634494562103327" calcext:value-type="float">
            <text:p>0.634494562103327</text:p>
          </table:table-cell>
          <table:table-cell office:value-type="float" office:value="0.638351384610254" calcext:value-type="float">
            <text:p>0.638351384610254</text:p>
          </table:table-cell>
          <table:table-cell office:value-type="float" office:value="0.633686854697061" calcext:value-type="float">
            <text:p>0.633686854697061</text:p>
          </table:table-cell>
          <table:table-cell office:value-type="float" office:value="0.631152129672399" calcext:value-type="float">
            <text:p>0.631152129672399</text:p>
          </table:table-cell>
          <table:table-cell office:value-type="float" office:value="0.634502213937928" calcext:value-type="float">
            <text:p>0.634502213937928</text:p>
          </table:table-cell>
          <table:table-cell office:value-type="float" office:value="0.576422669779741" calcext:value-type="float">
            <text:p>0.576422669779741</text:p>
          </table:table-cell>
          <table:table-cell office:value-type="float" office:value="0.56067513788634" calcext:value-type="float">
            <text:p>0.56067513788634</text:p>
          </table:table-cell>
          <table:table-cell office:value-type="float" office:value="0.55874517507383" calcext:value-type="float">
            <text:p>0.55874517507383</text:p>
          </table:table-cell>
          <table:table-cell office:value-type="float" office:value="0.563254911966196" calcext:value-type="float">
            <text:p>0.563254911966196</text:p>
          </table:table-cell>
          <table:table-cell office:value-type="float" office:value="0.571873780269306" calcext:value-type="float">
            <text:p>0.571873780269306</text:p>
          </table:table-cell>
          <table:table-cell office:value-type="float" office:value="0.578538566345538" calcext:value-type="float">
            <text:p>0.578538566345538</text:p>
          </table:table-cell>
          <table:table-cell office:value-type="float" office:value="0.581034421581725" calcext:value-type="float">
            <text:p>0.581034421581725</text:p>
          </table:table-cell>
          <table:table-cell office:value-type="float" office:value="0.585491858583718" calcext:value-type="float">
            <text:p>0.585491858583718</text:p>
          </table:table-cell>
          <table:table-cell office:value-type="float" office:value="0.572646416738817" calcext:value-type="float">
            <text:p>0.572646416738817</text:p>
          </table:table-cell>
          <table:table-cell office:value-type="float" office:value="0.568282991940454" calcext:value-type="float">
            <text:p>0.568282991940454</text:p>
          </table:table-cell>
          <table:table-cell office:value-type="float" office:value="0.568698166727845" calcext:value-type="float">
            <text:p>0.568698166727845</text:p>
          </table:table-cell>
          <table:table-cell office:value-type="float" office:value="0.572945290006381" calcext:value-type="float">
            <text:p>0.572945290006381</text:p>
          </table:table-cell>
          <table:table-cell office:value-type="float" office:value="0.609616206466335" calcext:value-type="float">
            <text:p>0.609616206466335</text:p>
          </table:table-cell>
          <table:table-cell office:value-type="float" office:value="0.527508000510573" calcext:value-type="float">
            <text:p>0.527508000510573</text:p>
          </table:table-cell>
          <table:table-cell office:value-type="float" office:value="0.518599649062516" calcext:value-type="float">
            <text:p>0.518599649062516</text:p>
          </table:table-cell>
          <table:table-cell office:value-type="float" office:value="0.530630933962003" calcext:value-type="float">
            <text:p>0.530630933962003</text:p>
          </table:table-cell>
          <table:table-cell office:value-type="float" office:value="0.53635744507601" calcext:value-type="float">
            <text:p>0.53635744507601</text:p>
          </table:table-cell>
          <table:table-cell office:value-type="float" office:value="0.5527325888112" calcext:value-type="float">
            <text:p>0.5527325888112</text:p>
          </table:table-cell>
          <table:table-cell office:value-type="float" office:value="0.566076913806383" calcext:value-type="float">
            <text:p>0.566076913806383</text:p>
          </table:table-cell>
          <table:table-cell office:value-type="float" office:value="0.587735824450339" calcext:value-type="float">
            <text:p>0.587735824450339</text:p>
          </table:table-cell>
          <table:table-cell office:value-type="float" office:value="0.590093958286226" calcext:value-type="float">
            <text:p>0.590093958286226</text:p>
          </table:table-cell>
          <table:table-cell office:value-type="float" office:value="0.59113438413263" calcext:value-type="float">
            <text:p>0.59113438413263</text:p>
          </table:table-cell>
          <table:table-cell office:value-type="float" office:value="0.596369633536631" calcext:value-type="float">
            <text:p>0.596369633536631</text:p>
          </table:table-cell>
          <table:table-cell office:value-type="float" office:value="0.603612302781243" calcext:value-type="float">
            <text:p>0.603612302781243</text:p>
          </table:table-cell>
          <table:table-cell office:value-type="float" office:value="0.591336971963693" calcext:value-type="float">
            <text:p>0.591336971963693</text:p>
          </table:table-cell>
          <table:table-cell office:value-type="float" office:value="0.574271389750324" calcext:value-type="float">
            <text:p>0.574271389750324</text:p>
          </table:table-cell>
          <table:table-cell office:value-type="float" office:value="0.567233864654356" calcext:value-type="float">
            <text:p>0.567233864654356</text:p>
          </table:table-cell>
          <table:table-cell office:value-type="float" office:value="0.565540083320984" calcext:value-type="float">
            <text:p>0.565540083320984</text:p>
          </table:table-cell>
          <table:table-cell office:value-type="float" office:value="0.570293600307583" calcext:value-type="float">
            <text:p>0.570293600307583</text:p>
          </table:table-cell>
          <table:table-cell office:value-type="float" office:value="0.611886436276159" calcext:value-type="float">
            <text:p>0.611886436276159</text:p>
          </table:table-cell>
          <table:table-cell office:value-type="float" office:value="0.611309547068355" calcext:value-type="float">
            <text:p>0.611309547068355</text:p>
          </table:table-cell>
          <table:table-cell office:value-type="float" office:value="0.622612467103865" calcext:value-type="float">
            <text:p>0.622612467103865</text:p>
          </table:table-cell>
          <table:table-cell office:value-type="float" office:value="0.646816514486632" calcext:value-type="float">
            <text:p>0.646816514486632</text:p>
          </table:table-cell>
          <table:table-cell office:value-type="float" office:value="0.64482992354943" calcext:value-type="float">
            <text:p>0.64482992354943</text:p>
          </table:table-cell>
          <table:table-cell office:value-type="float" office:value="0.643644131462427" calcext:value-type="float">
            <text:p>0.643644131462427</text:p>
          </table:table-cell>
          <table:table-cell office:value-type="float" office:value="0.647217446229102" calcext:value-type="float">
            <text:p>0.647217446229102</text:p>
          </table:table-cell>
          <table:table-cell office:value-type="float" office:value="0.648375176924406" calcext:value-type="float">
            <text:p>0.648375176924406</text:p>
          </table:table-cell>
          <table:table-cell office:value-type="float" office:value="0.639478727251064" calcext:value-type="float">
            <text:p>0.639478727251064</text:p>
          </table:table-cell>
          <table:table-cell office:value-type="float" office:value="0.593027746766528" calcext:value-type="float">
            <text:p>0.593027746766528</text:p>
          </table:table-cell>
          <table:table-cell office:value-type="float" office:value="0.580401202004939" calcext:value-type="float">
            <text:p>0.580401202004939</text:p>
          </table:table-cell>
          <table:table-cell office:value-type="float" office:value="0.591994588811837" calcext:value-type="float">
            <text:p>0.591994588811837</text:p>
          </table:table-cell>
          <table:table-cell office:value-type="float" office:value="0.578597253802233" calcext:value-type="float">
            <text:p>0.578597253802233</text:p>
          </table:table-cell>
          <table:table-cell office:value-type="float" office:value="0.577245544556816" calcext:value-type="float">
            <text:p>0.577245544556816</text:p>
          </table:table-cell>
          <table:table-cell office:value-type="float" office:value="0.578771707821091" calcext:value-type="float">
            <text:p>0.578771707821091</text:p>
          </table:table-cell>
          <table:table-cell office:value-type="float" office:value="0.57702052889714" calcext:value-type="float">
            <text:p>0.57702052889714</text:p>
          </table:table-cell>
          <table:table-cell office:value-type="float" office:value="0.56423927985585" calcext:value-type="float">
            <text:p>0.56423927985585</text:p>
          </table:table-cell>
          <table:table-cell office:value-type="float" office:value="0.561766671295635" calcext:value-type="float">
            <text:p>0.561766671295635</text:p>
          </table:table-cell>
          <table:table-cell office:value-type="float" office:value="0.567075371947024" calcext:value-type="float">
            <text:p>0.567075371947024</text:p>
          </table:table-cell>
          <table:table-cell office:value-type="float" office:value="0.551730548772265" calcext:value-type="float">
            <text:p>0.551730548772265</text:p>
          </table:table-cell>
          <table:table-cell office:value-type="float" office:value="0.552917060538061" calcext:value-type="float">
            <text:p>0.552917060538061</text:p>
          </table:table-cell>
          <table:table-cell office:value-type="float" office:value="0.559283413086419" calcext:value-type="float">
            <text:p>0.559283413086419</text:p>
          </table:table-cell>
          <table:table-cell office:value-type="float" office:value="0.562449197976282" calcext:value-type="float">
            <text:p>0.562449197976282</text:p>
          </table:table-cell>
          <table:table-cell office:value-type="float" office:value="0.566730108919522" calcext:value-type="float">
            <text:p>0.566730108919522</text:p>
          </table:table-cell>
          <table:table-cell office:value-type="float" office:value="0.568090331715335" calcext:value-type="float">
            <text:p>0.568090331715335</text:p>
          </table:table-cell>
          <table:table-cell office:value-type="float" office:value="0.568229095385518" calcext:value-type="float">
            <text:p>0.568229095385518</text:p>
          </table:table-cell>
          <table:table-cell office:value-type="float" office:value="0.566779356149465" calcext:value-type="float">
            <text:p>0.566779356149465</text:p>
          </table:table-cell>
          <table:table-cell office:value-type="float" office:value="0.566618538281333" calcext:value-type="float">
            <text:p>0.566618538281333</text:p>
          </table:table-cell>
          <table:table-cell office:value-type="float" office:value="0.566247509939806" calcext:value-type="float">
            <text:p>0.566247509939806</text:p>
          </table:table-cell>
          <table:table-cell office:value-type="float" office:value="0.56641562467071" calcext:value-type="float">
            <text:p>0.56641562467071</text:p>
          </table:table-cell>
          <table:table-cell office:value-type="float" office:value="0.566308297768028" calcext:value-type="float">
            <text:p>0.566308297768028</text:p>
          </table:table-cell>
          <table:table-cell office:value-type="float" office:value="0.566425795174387" calcext:value-type="float">
            <text:p>0.566425795174387</text:p>
          </table:table-cell>
          <table:table-cell office:value-type="float" office:value="0.565126905844634" calcext:value-type="float">
            <text:p>0.565126905844634</text:p>
          </table:table-cell>
          <table:table-cell office:value-type="float" office:value="0.564790138451466" calcext:value-type="float">
            <text:p>0.564790138451466</text:p>
          </table:table-cell>
          <table:table-cell office:value-type="float" office:value="0.565743524578888" calcext:value-type="float">
            <text:p>0.565743524578888</text:p>
          </table:table-cell>
          <table:table-cell office:value-type="float" office:value="0.566245734999406" calcext:value-type="float">
            <text:p>0.566245734999406</text:p>
          </table:table-cell>
          <table:table-cell office:value-type="float" office:value="0.566479574275116" calcext:value-type="float">
            <text:p>0.566479574275116</text:p>
          </table:table-cell>
          <table:table-cell office:value-type="float" office:value="0.566092053266869" calcext:value-type="float">
            <text:p>0.566092053266869</text:p>
          </table:table-cell>
          <table:table-cell office:value-type="float" office:value="0.566851668150349" calcext:value-type="float">
            <text:p>0.566851668150349</text:p>
          </table:table-cell>
          <table:table-cell office:value-type="float" office:value="0.565202882040512" calcext:value-type="float">
            <text:p>0.565202882040512</text:p>
          </table:table-cell>
          <table:table-cell office:value-type="float" office:value="0.565419885633955" calcext:value-type="float">
            <text:p>0.565419885633955</text:p>
          </table:table-cell>
          <table:table-cell office:value-type="float" office:value="0.565879653175881" calcext:value-type="float">
            <text:p>0.565879653175881</text:p>
          </table:table-cell>
          <table:table-cell office:value-type="float" office:value="0.566462158195317" calcext:value-type="float">
            <text:p>0.566462158195317</text:p>
          </table:table-cell>
          <table:table-cell office:value-type="float" office:value="0.56564583410574" calcext:value-type="float">
            <text:p>0.56564583410574</text:p>
          </table:table-cell>
          <table:table-cell office:value-type="float" office:value="0.566046033845628" calcext:value-type="float">
            <text:p>0.566046033845628</text:p>
          </table:table-cell>
          <table:table-cell office:value-type="float" office:value="0.565860134200335" calcext:value-type="float">
            <text:p>0.565860134200335</text:p>
          </table:table-cell>
          <table:table-cell office:value-type="float" office:value="0.565920894771175" calcext:value-type="float">
            <text:p>0.565920894771175</text:p>
          </table:table-cell>
          <table:table-cell office:value-type="float" office:value="0.565371403276513" calcext:value-type="float">
            <text:p>0.565371403276513</text:p>
          </table:table-cell>
          <table:table-cell office:value-type="float" office:value="0.565746996596276" calcext:value-type="float">
            <text:p>0.565746996596276</text:p>
          </table:table-cell>
          <table:table-cell office:value-type="float" office:value="0.565587966238472" calcext:value-type="float">
            <text:p>0.565587966238472</text:p>
          </table:table-cell>
          <table:table-cell office:value-type="float" office:value="0.565745911818781" calcext:value-type="float">
            <text:p>0.565745911818781</text:p>
          </table:table-cell>
          <table:table-cell office:value-type="float" office:value="0.565800168601088" calcext:value-type="float">
            <text:p>0.565800168601088</text:p>
          </table:table-cell>
          <table:table-cell office:value-type="float" office:value="0.565915314219892" calcext:value-type="float">
            <text:p>0.565915314219892</text:p>
          </table:table-cell>
          <table:table-cell office:value-type="float" office:value="0.56634284974239" calcext:value-type="float">
            <text:p>0.56634284974239</text:p>
          </table:table-cell>
          <table:table-cell office:value-type="float" office:value="0.566276034312215" calcext:value-type="float">
            <text:p>0.566276034312215</text:p>
          </table:table-cell>
          <table:table-cell office:value-type="float" office:value="0.566487087338658" calcext:value-type="float">
            <text:p>0.566487087338658</text:p>
          </table:table-cell>
          <table:table-cell office:value-type="float" office:value="0.566245648514655" calcext:value-type="float">
            <text:p>0.566245648514655</text:p>
          </table:table-cell>
          <table:table-cell office:value-type="float" office:value="0.565877491823635" calcext:value-type="float">
            <text:p>0.565877491823635</text:p>
          </table:table-cell>
          <table:table-cell office:value-type="float" office:value="0.566062271924871" calcext:value-type="float">
            <text:p>0.566062271924871</text:p>
          </table:table-cell>
          <table:table-cell office:value-type="float" office:value="0.565571799233898" calcext:value-type="float">
            <text:p>0.565571799233898</text:p>
          </table:table-cell>
          <table:table-cell office:value-type="float" office:value="0.56510275190348" calcext:value-type="float">
            <text:p>0.56510275190348</text:p>
          </table:table-cell>
          <table:table-cell office:value-type="float" office:value="0.565864511199231" calcext:value-type="float">
            <text:p>0.565864511199231</text:p>
          </table:table-cell>
          <table:table-cell office:value-type="float" office:value="0.565082325357273" calcext:value-type="float">
            <text:p>0.565082325357273</text:p>
          </table:table-cell>
          <table:table-cell office:value-type="float" office:value="0.566022436700925" calcext:value-type="float">
            <text:p>0.566022436700925</text:p>
          </table:table-cell>
          <table:table-cell office:value-type="float" office:value="0.565474828245201" calcext:value-type="float">
            <text:p>0.565474828245201</text:p>
          </table:table-cell>
          <table:table-cell office:value-type="float" office:value="0.565991803571545" calcext:value-type="float">
            <text:p>0.565991803571545</text:p>
          </table:table-cell>
          <table:table-cell office:value-type="float" office:value="0.56565271555327" calcext:value-type="float">
            <text:p>0.56565271555327</text:p>
          </table:table-cell>
          <table:table-cell office:value-type="float" office:value="0.566111964151451" calcext:value-type="float">
            <text:p>0.566111964151451</text:p>
          </table:table-cell>
          <table:table-cell office:value-type="float" office:value="0.565882662053513" calcext:value-type="float">
            <text:p>0.565882662053513</text:p>
          </table:table-cell>
          <table:table-cell office:value-type="float" office:value="0.566035102700819" calcext:value-type="float">
            <text:p>0.566035102700819</text:p>
          </table:table-cell>
          <table:table-cell office:value-type="float" office:value="0.566240308424361" calcext:value-type="float">
            <text:p>0.566240308424361</text:p>
          </table:table-cell>
          <table:table-cell office:value-type="float" office:value="0.566302441366046" calcext:value-type="float">
            <text:p>0.566302441366046</text:p>
          </table:table-cell>
          <table:table-cell office:value-type="float" office:value="0.565852157455204" calcext:value-type="float">
            <text:p>0.565852157455204</text:p>
          </table:table-cell>
          <table:table-cell office:value-type="float" office:value="0.565238234400986" calcext:value-type="float">
            <text:p>0.565238234400986</text:p>
          </table:table-cell>
          <table:table-cell office:value-type="float" office:value="0.565677218858524" calcext:value-type="float">
            <text:p>0.565677218858524</text:p>
          </table:table-cell>
          <table:table-cell office:value-type="float" office:value="0.566074256507329" calcext:value-type="float">
            <text:p>0.566074256507329</text:p>
          </table:table-cell>
          <table:table-cell office:value-type="float" office:value="0.565608637393671" calcext:value-type="float">
            <text:p>0.565608637393671</text:p>
          </table:table-cell>
          <table:table-cell office:value-type="float" office:value="0.566113356630328" calcext:value-type="float">
            <text:p>0.566113356630328</text:p>
          </table:table-cell>
          <table:table-cell office:value-type="float" office:value="0.565910342815454" calcext:value-type="float">
            <text:p>0.565910342815454</text:p>
          </table:table-cell>
          <table:table-cell office:value-type="float" office:value="0.565425706149609" calcext:value-type="float">
            <text:p>0.565425706149609</text:p>
          </table:table-cell>
          <table:table-cell office:value-type="float" office:value="0.56511852011731" calcext:value-type="float">
            <text:p>0.56511852011731</text:p>
          </table:table-cell>
          <table:table-cell office:value-type="float" office:value="0.564966611538593" calcext:value-type="float">
            <text:p>0.564966611538593</text:p>
          </table:table-cell>
          <table:table-cell office:value-type="float" office:value="0.566267841807021" calcext:value-type="float">
            <text:p>0.566267841807021</text:p>
          </table:table-cell>
          <table:table-cell office:value-type="float" office:value="0.565783657533565" calcext:value-type="float">
            <text:p>0.565783657533565</text:p>
          </table:table-cell>
          <table:table-cell office:value-type="float" office:value="0.565521440455122" calcext:value-type="float">
            <text:p>0.565521440455122</text:p>
          </table:table-cell>
          <table:table-cell office:value-type="float" office:value="0.56566142249101" calcext:value-type="float">
            <text:p>0.56566142249101</text:p>
          </table:table-cell>
          <table:table-cell office:value-type="float" office:value="0.565331586966833" calcext:value-type="float">
            <text:p>0.565331586966833</text:p>
          </table:table-cell>
          <table:table-cell office:value-type="float" office:value="0.566005745358421" calcext:value-type="float">
            <text:p>0.566005745358421</text:p>
          </table:table-cell>
          <table:table-cell office:value-type="float" office:value="0.565259874489269" calcext:value-type="float">
            <text:p>0.565259874489269</text:p>
          </table:table-cell>
          <table:table-cell office:value-type="float" office:value="0.564972205651758" calcext:value-type="float">
            <text:p>0.564972205651758</text:p>
          </table:table-cell>
          <table:table-cell office:value-type="float" office:value="0.565050656424585" calcext:value-type="float">
            <text:p>0.565050656424585</text:p>
          </table:table-cell>
          <table:table-cell office:value-type="float" office:value="0.565617169437837" calcext:value-type="float">
            <text:p>0.565617169437837</text:p>
          </table:table-cell>
          <table:table-cell office:value-type="float" office:value="0.564939528139856" calcext:value-type="float">
            <text:p>0.564939528139856</text:p>
          </table:table-cell>
          <table:table-cell office:value-type="float" office:value="0.565088419891848" calcext:value-type="float">
            <text:p>0.565088419891848</text:p>
          </table:table-cell>
          <table:table-cell office:value-type="float" office:value="0.56521940051721" calcext:value-type="float">
            <text:p>0.56521940051721</text:p>
          </table:table-cell>
          <table:table-cell office:value-type="float" office:value="0.565638454114372" calcext:value-type="float">
            <text:p>0.565638454114372</text:p>
          </table:table-cell>
          <table:table-cell office:value-type="float" office:value="0.564806457732866" calcext:value-type="float">
            <text:p>0.564806457732866</text:p>
          </table:table-cell>
          <table:table-cell office:value-type="float" office:value="0.565737990097734" calcext:value-type="float">
            <text:p>0.565737990097734</text:p>
          </table:table-cell>
          <table:table-cell office:value-type="float" office:value="0.56501172401387" calcext:value-type="float">
            <text:p>0.56501172401387</text:p>
          </table:table-cell>
          <table:table-cell office:value-type="float" office:value="0.565309803809322" calcext:value-type="float">
            <text:p>0.565309803809322</text:p>
          </table:table-cell>
          <table:table-cell office:value-type="float" office:value="0.565769561380957" calcext:value-type="float">
            <text:p>0.565769561380957</text:p>
          </table:table-cell>
          <table:table-cell office:value-type="float" office:value="0.565203081828985" calcext:value-type="float">
            <text:p>0.565203081828985</text:p>
          </table:table-cell>
          <table:table-cell office:value-type="float" office:value="0.565428902056074" calcext:value-type="float">
            <text:p>0.565428902056074</text:p>
          </table:table-cell>
          <table:table-cell office:value-type="float" office:value="0.565977145751848" calcext:value-type="float">
            <text:p>0.565977145751848</text:p>
          </table:table-cell>
          <table:table-cell office:value-type="float" office:value="0.564973468062552" calcext:value-type="float">
            <text:p>0.564973468062552</text:p>
          </table:table-cell>
          <table:table-cell office:value-type="float" office:value="0.565115851456404" calcext:value-type="float">
            <text:p>0.565115851456404</text:p>
          </table:table-cell>
          <table:table-cell office:value-type="float" office:value="0.565331436623871" calcext:value-type="float">
            <text:p>0.565331436623871</text:p>
          </table:table-cell>
          <table:table-cell office:value-type="float" office:value="0.564328387448793" calcext:value-type="float">
            <text:p>0.564328387448793</text:p>
          </table:table-cell>
          <table:table-cell office:value-type="float" office:value="0.565309242630255" calcext:value-type="float">
            <text:p>0.565309242630255</text:p>
          </table:table-cell>
          <table:table-cell office:value-type="float" office:value="0.565794301467644" calcext:value-type="float">
            <text:p>0.565794301467644</text:p>
          </table:table-cell>
          <table:table-cell office:value-type="float" office:value="0.566328202402551" calcext:value-type="float">
            <text:p>0.566328202402551</text:p>
          </table:table-cell>
          <table:table-cell office:value-type="float" office:value="0.565568548117006" calcext:value-type="float">
            <text:p>0.565568548117006</text:p>
          </table:table-cell>
          <table:table-cell office:value-type="float" office:value="0.565834681765788" calcext:value-type="float">
            <text:p>0.565834681765788</text:p>
          </table:table-cell>
          <table:table-cell office:value-type="float" office:value="0.566117101991247" calcext:value-type="float">
            <text:p>0.566117101991247</text:p>
          </table:table-cell>
          <table:table-cell office:value-type="float" office:value="0.565606475413714" calcext:value-type="float">
            <text:p>0.565606475413714</text:p>
          </table:table-cell>
          <table:table-cell office:value-type="float" office:value="0.564992431179529" calcext:value-type="float">
            <text:p>0.564992431179529</text:p>
          </table:table-cell>
          <table:table-cell office:value-type="float" office:value="0.565587144761145" calcext:value-type="float">
            <text:p>0.565587144761145</text:p>
          </table:table-cell>
          <table:table-cell office:value-type="float" office:value="0.565914954843853" calcext:value-type="float">
            <text:p>0.565914954843853</text:p>
          </table:table-cell>
          <table:table-cell office:value-type="float" office:value="0.565394282076604" calcext:value-type="float">
            <text:p>0.565394282076604</text:p>
          </table:table-cell>
          <table:table-cell office:value-type="float" office:value="0.565731247727792" calcext:value-type="float">
            <text:p>0.565731247727792</text:p>
          </table:table-cell>
          <table:table-cell office:value-type="float" office:value="0.56524248797399" calcext:value-type="float">
            <text:p>0.56524248797399</text:p>
          </table:table-cell>
          <table:table-cell office:value-type="float" office:value="0.565613336670085" calcext:value-type="float">
            <text:p>0.565613336670085</text:p>
          </table:table-cell>
          <table:table-cell office:value-type="float" office:value="0.565290906371427" calcext:value-type="float">
            <text:p>0.565290906371427</text:p>
          </table:table-cell>
          <table:table-cell office:value-type="float" office:value="0.565686100138919" calcext:value-type="float">
            <text:p>0.565686100138919</text:p>
          </table:table-cell>
          <table:table-cell office:value-type="float" office:value="0.565072126300696" calcext:value-type="float">
            <text:p>0.565072126300696</text:p>
          </table:table-cell>
          <table:table-cell table:number-columns-repeated="466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22120349788529" calcext:value-type="float">
            <text:p>-0.222120349788529</text:p>
          </table:table-cell>
          <table:table-cell office:value-type="float" office:value="-0.222265089000109" calcext:value-type="float">
            <text:p>-0.222265089000109</text:p>
          </table:table-cell>
          <table:table-cell office:value-type="float" office:value="-0.222217981919734" calcext:value-type="float">
            <text:p>-0.222217981919734</text:p>
          </table:table-cell>
          <table:table-cell office:value-type="float" office:value="-0.22263638246888" calcext:value-type="float">
            <text:p>-0.22263638246888</text:p>
          </table:table-cell>
          <table:table-cell office:value-type="float" office:value="-0.222533904490058" calcext:value-type="float">
            <text:p>-0.222533904490058</text:p>
          </table:table-cell>
          <table:table-cell office:value-type="float" office:value="-0.222644699478201" calcext:value-type="float">
            <text:p>-0.222644699478201</text:p>
          </table:table-cell>
          <table:table-cell office:value-type="float" office:value="-0.222681011329126" calcext:value-type="float">
            <text:p>-0.222681011329126</text:p>
          </table:table-cell>
          <table:table-cell office:value-type="float" office:value="-0.222860996113603" calcext:value-type="float">
            <text:p>-0.222860996113603</text:p>
          </table:table-cell>
          <table:table-cell office:value-type="float" office:value="-0.222596157241756" calcext:value-type="float">
            <text:p>-0.222596157241756</text:p>
          </table:table-cell>
          <table:table-cell office:value-type="float" office:value="-0.222790134246859" calcext:value-type="float">
            <text:p>-0.222790134246859</text:p>
          </table:table-cell>
          <table:table-cell office:value-type="float" office:value="-0.222587458510787" calcext:value-type="float">
            <text:p>-0.222587458510787</text:p>
          </table:table-cell>
          <table:table-cell office:value-type="float" office:value="-0.22252690611906" calcext:value-type="float">
            <text:p>-0.22252690611906</text:p>
          </table:table-cell>
          <table:table-cell office:value-type="float" office:value="-0.222566783520122" calcext:value-type="float">
            <text:p>-0.222566783520122</text:p>
          </table:table-cell>
          <table:table-cell office:value-type="float" office:value="-0.222582676435399" calcext:value-type="float">
            <text:p>-0.222582676435399</text:p>
          </table:table-cell>
          <table:table-cell office:value-type="float" office:value="-0.222612570653588" calcext:value-type="float">
            <text:p>-0.222612570653588</text:p>
          </table:table-cell>
          <table:table-cell office:value-type="float" office:value="-0.222354254158741" calcext:value-type="float">
            <text:p>-0.222354254158741</text:p>
          </table:table-cell>
          <table:table-cell office:value-type="float" office:value="-0.222317426138657" calcext:value-type="float">
            <text:p>-0.222317426138657</text:p>
          </table:table-cell>
          <table:table-cell office:value-type="float" office:value="-0.222220200589789" calcext:value-type="float">
            <text:p>-0.222220200589789</text:p>
          </table:table-cell>
          <table:table-cell office:value-type="float" office:value="-0.222544714778964" calcext:value-type="float">
            <text:p>-0.222544714778964</text:p>
          </table:table-cell>
          <table:table-cell office:value-type="float" office:value="-0.222719191222094" calcext:value-type="float">
            <text:p>-0.222719191222094</text:p>
          </table:table-cell>
          <table:table-cell office:value-type="float" office:value="-0.222740859427695" calcext:value-type="float">
            <text:p>-0.222740859427695</text:p>
          </table:table-cell>
          <table:table-cell office:value-type="float" office:value="-0.222553483602077" calcext:value-type="float">
            <text:p>-0.222553483602077</text:p>
          </table:table-cell>
          <table:table-cell office:value-type="float" office:value="-0.222443313849716" calcext:value-type="float">
            <text:p>-0.222443313849716</text:p>
          </table:table-cell>
          <table:table-cell office:value-type="float" office:value="-0.222846563325996" calcext:value-type="float">
            <text:p>-0.222846563325996</text:p>
          </table:table-cell>
          <table:table-cell office:value-type="float" office:value="-0.222869705855794" calcext:value-type="float">
            <text:p>-0.222869705855794</text:p>
          </table:table-cell>
          <table:table-cell office:value-type="float" office:value="-0.222723161675497" calcext:value-type="float">
            <text:p>-0.222723161675497</text:p>
          </table:table-cell>
          <table:table-cell office:value-type="float" office:value="-0.222151035302232" calcext:value-type="float">
            <text:p>-0.222151035302232</text:p>
          </table:table-cell>
          <table:table-cell office:value-type="float" office:value="-0.22284027050416" calcext:value-type="float">
            <text:p>-0.22284027050416</text:p>
          </table:table-cell>
          <table:table-cell office:value-type="float" office:value="-0.222485142030812" calcext:value-type="float">
            <text:p>-0.222485142030812</text:p>
          </table:table-cell>
          <table:table-cell office:value-type="float" office:value="-0.222791262473306" calcext:value-type="float">
            <text:p>-0.222791262473306</text:p>
          </table:table-cell>
          <table:table-cell office:value-type="float" office:value="-0.222687816837198" calcext:value-type="float">
            <text:p>-0.222687816837198</text:p>
          </table:table-cell>
          <table:table-cell office:value-type="float" office:value="-0.222621735480421" calcext:value-type="float">
            <text:p>-0.222621735480421</text:p>
          </table:table-cell>
          <table:table-cell office:value-type="float" office:value="-0.222467792892608" calcext:value-type="float">
            <text:p>-0.222467792892608</text:p>
          </table:table-cell>
          <table:table-cell office:value-type="float" office:value="-0.222497963184239" calcext:value-type="float">
            <text:p>-0.222497963184239</text:p>
          </table:table-cell>
          <table:table-cell office:value-type="float" office:value="-0.222772702227068" calcext:value-type="float">
            <text:p>-0.222772702227068</text:p>
          </table:table-cell>
          <table:table-cell office:value-type="float" office:value="-0.22267370716829" calcext:value-type="float">
            <text:p>-0.22267370716829</text:p>
          </table:table-cell>
          <table:table-cell office:value-type="float" office:value="-0.222905844775508" calcext:value-type="float">
            <text:p>-0.222905844775508</text:p>
          </table:table-cell>
          <table:table-cell office:value-type="float" office:value="-0.222520364805382" calcext:value-type="float">
            <text:p>-0.222520364805382</text:p>
          </table:table-cell>
          <table:table-cell office:value-type="float" office:value="-0.222653834446401" calcext:value-type="float">
            <text:p>-0.222653834446401</text:p>
          </table:table-cell>
          <table:table-cell office:value-type="float" office:value="-0.222838020867533" calcext:value-type="float">
            <text:p>-0.222838020867533</text:p>
          </table:table-cell>
          <table:table-cell office:value-type="float" office:value="-0.222393032735666" calcext:value-type="float">
            <text:p>-0.222393032735666</text:p>
          </table:table-cell>
          <table:table-cell office:value-type="float" office:value="-0.222719228803179" calcext:value-type="float">
            <text:p>-0.222719228803179</text:p>
          </table:table-cell>
          <table:table-cell office:value-type="float" office:value="-0.222812926749284" calcext:value-type="float">
            <text:p>-0.222812926749284</text:p>
          </table:table-cell>
          <table:table-cell office:value-type="float" office:value="-0.222623891288688" calcext:value-type="float">
            <text:p>-0.222623891288688</text:p>
          </table:table-cell>
          <table:table-cell office:value-type="float" office:value="-0.222617456018673" calcext:value-type="float">
            <text:p>-0.222617456018673</text:p>
          </table:table-cell>
          <table:table-cell office:value-type="float" office:value="-0.222345440976481" calcext:value-type="float">
            <text:p>-0.222345440976481</text:p>
          </table:table-cell>
          <table:table-cell office:value-type="float" office:value="-0.222864243497604" calcext:value-type="float">
            <text:p>-0.222864243497604</text:p>
          </table:table-cell>
          <table:table-cell office:value-type="float" office:value="-0.222194925418658" calcext:value-type="float">
            <text:p>-0.222194925418658</text:p>
          </table:table-cell>
          <table:table-cell office:value-type="float" office:value="-0.222784318065339" calcext:value-type="float">
            <text:p>-0.222784318065339</text:p>
          </table:table-cell>
          <table:table-cell office:value-type="float" office:value="-0.222435523936489" calcext:value-type="float">
            <text:p>-0.222435523936489</text:p>
          </table:table-cell>
          <table:table-cell office:value-type="float" office:value="-0.222321532975976" calcext:value-type="float">
            <text:p>-0.222321532975976</text:p>
          </table:table-cell>
          <table:table-cell office:value-type="float" office:value="-0.222540794805008" calcext:value-type="float">
            <text:p>-0.222540794805008</text:p>
          </table:table-cell>
          <table:table-cell office:value-type="float" office:value="-0.222158191872514" calcext:value-type="float">
            <text:p>-0.222158191872514</text:p>
          </table:table-cell>
          <table:table-cell office:value-type="float" office:value="-0.22234875797528" calcext:value-type="float">
            <text:p>-0.22234875797528</text:p>
          </table:table-cell>
          <table:table-cell office:value-type="float" office:value="-0.22263560180145" calcext:value-type="float">
            <text:p>-0.22263560180145</text:p>
          </table:table-cell>
          <table:table-cell office:value-type="float" office:value="-0.222135280065326" calcext:value-type="float">
            <text:p>-0.222135280065326</text:p>
          </table:table-cell>
          <table:table-cell office:value-type="float" office:value="-0.221077817196194" calcext:value-type="float">
            <text:p>-0.221077817196194</text:p>
          </table:table-cell>
          <table:table-cell office:value-type="float" office:value="-0.220736797133447" calcext:value-type="float">
            <text:p>-0.220736797133447</text:p>
          </table:table-cell>
          <table:table-cell office:value-type="float" office:value="-0.219702908225" calcext:value-type="float">
            <text:p>-0.219702908225</text:p>
          </table:table-cell>
          <table:table-cell office:value-type="float" office:value="-0.212425597392274" calcext:value-type="float">
            <text:p>-0.212425597392274</text:p>
          </table:table-cell>
          <table:table-cell office:value-type="float" office:value="-0.205602193179009" calcext:value-type="float">
            <text:p>-0.205602193179009</text:p>
          </table:table-cell>
          <table:table-cell office:value-type="float" office:value="-0.179777677673101" calcext:value-type="float">
            <text:p>-0.179777677673101</text:p>
          </table:table-cell>
          <table:table-cell office:value-type="float" office:value="-0.221017877085307" calcext:value-type="float">
            <text:p>-0.221017877085307</text:p>
          </table:table-cell>
          <table:table-cell office:value-type="float" office:value="-0.234359755512308" calcext:value-type="float">
            <text:p>-0.234359755512308</text:p>
          </table:table-cell>
          <table:table-cell office:value-type="float" office:value="-0.242122894340852" calcext:value-type="float">
            <text:p>-0.242122894340852</text:p>
          </table:table-cell>
          <table:table-cell office:value-type="float" office:value="-0.247110700750569" calcext:value-type="float">
            <text:p>-0.247110700750569</text:p>
          </table:table-cell>
          <table:table-cell office:value-type="float" office:value="-0.241306299108894" calcext:value-type="float">
            <text:p>-0.241306299108894</text:p>
          </table:table-cell>
          <table:table-cell office:value-type="float" office:value="-0.241221559799489" calcext:value-type="float">
            <text:p>-0.241221559799489</text:p>
          </table:table-cell>
          <table:table-cell office:value-type="float" office:value="-0.243246770251919" calcext:value-type="float">
            <text:p>-0.243246770251919</text:p>
          </table:table-cell>
          <table:table-cell office:value-type="float" office:value="-0.254713903633693" calcext:value-type="float">
            <text:p>-0.254713903633693</text:p>
          </table:table-cell>
          <table:table-cell office:value-type="float" office:value="-0.247444956644241" calcext:value-type="float">
            <text:p>-0.247444956644241</text:p>
          </table:table-cell>
          <table:table-cell office:value-type="float" office:value="-0.240877885697267" calcext:value-type="float">
            <text:p>-0.240877885697267</text:p>
          </table:table-cell>
          <table:table-cell office:value-type="float" office:value="-0.237177615234378" calcext:value-type="float">
            <text:p>-0.237177615234378</text:p>
          </table:table-cell>
          <table:table-cell office:value-type="float" office:value="-0.238241541453743" calcext:value-type="float">
            <text:p>-0.238241541453743</text:p>
          </table:table-cell>
          <table:table-cell office:value-type="float" office:value="-0.239607108009383" calcext:value-type="float">
            <text:p>-0.239607108009383</text:p>
          </table:table-cell>
          <table:table-cell office:value-type="float" office:value="-0.241296886679879" calcext:value-type="float">
            <text:p>-0.241296886679879</text:p>
          </table:table-cell>
          <table:table-cell office:value-type="float" office:value="-0.243247872633847" calcext:value-type="float">
            <text:p>-0.243247872633847</text:p>
          </table:table-cell>
          <table:table-cell office:value-type="float" office:value="-0.242179741093012" calcext:value-type="float">
            <text:p>-0.242179741093012</text:p>
          </table:table-cell>
          <table:table-cell office:value-type="float" office:value="-0.242072766987733" calcext:value-type="float">
            <text:p>-0.242072766987733</text:p>
          </table:table-cell>
          <table:table-cell office:value-type="float" office:value="-0.245121454321965" calcext:value-type="float">
            <text:p>-0.245121454321965</text:p>
          </table:table-cell>
          <table:table-cell office:value-type="float" office:value="-0.176037812252955" calcext:value-type="float">
            <text:p>-0.176037812252955</text:p>
          </table:table-cell>
          <table:table-cell office:value-type="float" office:value="-0.169400484769882" calcext:value-type="float">
            <text:p>-0.169400484769882</text:p>
          </table:table-cell>
          <table:table-cell office:value-type="float" office:value="-0.175059999425464" calcext:value-type="float">
            <text:p>-0.175059999425464</text:p>
          </table:table-cell>
          <table:table-cell office:value-type="float" office:value="-0.176387780356064" calcext:value-type="float">
            <text:p>-0.176387780356064</text:p>
          </table:table-cell>
          <table:table-cell office:value-type="float" office:value="-0.175903786862339" calcext:value-type="float">
            <text:p>-0.175903786862339</text:p>
          </table:table-cell>
          <table:table-cell office:value-type="float" office:value="-0.175290584496067" calcext:value-type="float">
            <text:p>-0.175290584496067</text:p>
          </table:table-cell>
          <table:table-cell office:value-type="float" office:value="-0.176760111525431" calcext:value-type="float">
            <text:p>-0.176760111525431</text:p>
          </table:table-cell>
          <table:table-cell office:value-type="float" office:value="-0.179988980423879" calcext:value-type="float">
            <text:p>-0.179988980423879</text:p>
          </table:table-cell>
          <table:table-cell office:value-type="float" office:value="-0.188823990486371" calcext:value-type="float">
            <text:p>-0.188823990486371</text:p>
          </table:table-cell>
          <table:table-cell office:value-type="float" office:value="-0.19039311015336" calcext:value-type="float">
            <text:p>-0.19039311015336</text:p>
          </table:table-cell>
          <table:table-cell office:value-type="float" office:value="-0.192206641827137" calcext:value-type="float">
            <text:p>-0.192206641827137</text:p>
          </table:table-cell>
          <table:table-cell office:value-type="float" office:value="-0.193005838134503" calcext:value-type="float">
            <text:p>-0.193005838134503</text:p>
          </table:table-cell>
          <table:table-cell office:value-type="float" office:value="-0.19089804243584" calcext:value-type="float">
            <text:p>-0.19089804243584</text:p>
          </table:table-cell>
          <table:table-cell office:value-type="float" office:value="-0.188961688082124" calcext:value-type="float">
            <text:p>-0.188961688082124</text:p>
          </table:table-cell>
          <table:table-cell office:value-type="float" office:value="-0.183266786817245" calcext:value-type="float">
            <text:p>-0.183266786817245</text:p>
          </table:table-cell>
          <table:table-cell office:value-type="float" office:value="-0.169182772585229" calcext:value-type="float">
            <text:p>-0.169182772585229</text:p>
          </table:table-cell>
          <table:table-cell office:value-type="float" office:value="-0.170450207184197" calcext:value-type="float">
            <text:p>-0.170450207184197</text:p>
          </table:table-cell>
          <table:table-cell office:value-type="float" office:value="-0.235749780405197" calcext:value-type="float">
            <text:p>-0.235749780405197</text:p>
          </table:table-cell>
          <table:table-cell office:value-type="float" office:value="-0.245989226676982" calcext:value-type="float">
            <text:p>-0.245989226676982</text:p>
          </table:table-cell>
          <table:table-cell office:value-type="float" office:value="-0.250017027534933" calcext:value-type="float">
            <text:p>-0.250017027534933</text:p>
          </table:table-cell>
          <table:table-cell office:value-type="float" office:value="-0.251946798339495" calcext:value-type="float">
            <text:p>-0.251946798339495</text:p>
          </table:table-cell>
          <table:table-cell office:value-type="float" office:value="-0.253748425570021" calcext:value-type="float">
            <text:p>-0.253748425570021</text:p>
          </table:table-cell>
          <table:table-cell office:value-type="float" office:value="-0.257993863553936" calcext:value-type="float">
            <text:p>-0.257993863553936</text:p>
          </table:table-cell>
          <table:table-cell office:value-type="float" office:value="-0.262305736715381" calcext:value-type="float">
            <text:p>-0.262305736715381</text:p>
          </table:table-cell>
          <table:table-cell office:value-type="float" office:value="-0.262046084807559" calcext:value-type="float">
            <text:p>-0.262046084807559</text:p>
          </table:table-cell>
          <table:table-cell office:value-type="float" office:value="-0.211388562427029" calcext:value-type="float">
            <text:p>-0.211388562427029</text:p>
          </table:table-cell>
          <table:table-cell office:value-type="float" office:value="-0.20772172805623" calcext:value-type="float">
            <text:p>-0.20772172805623</text:p>
          </table:table-cell>
          <table:table-cell office:value-type="float" office:value="-0.208261355131067" calcext:value-type="float">
            <text:p>-0.208261355131067</text:p>
          </table:table-cell>
          <table:table-cell office:value-type="float" office:value="-0.263372406915779" calcext:value-type="float">
            <text:p>-0.263372406915779</text:p>
          </table:table-cell>
          <table:table-cell office:value-type="float" office:value="-0.208008101464388" calcext:value-type="float">
            <text:p>-0.208008101464388</text:p>
          </table:table-cell>
          <table:table-cell office:value-type="float" office:value="-0.209242772455495" calcext:value-type="float">
            <text:p>-0.209242772455495</text:p>
          </table:table-cell>
          <table:table-cell office:value-type="float" office:value="-0.20805380558271" calcext:value-type="float">
            <text:p>-0.20805380558271</text:p>
          </table:table-cell>
          <table:table-cell office:value-type="float" office:value="-0.207426636530138" calcext:value-type="float">
            <text:p>-0.207426636530138</text:p>
          </table:table-cell>
          <table:table-cell office:value-type="float" office:value="-0.209217936605674" calcext:value-type="float">
            <text:p>-0.209217936605674</text:p>
          </table:table-cell>
          <table:table-cell office:value-type="float" office:value="-0.214364019801146" calcext:value-type="float">
            <text:p>-0.214364019801146</text:p>
          </table:table-cell>
          <table:table-cell office:value-type="float" office:value="-0.216119694043206" calcext:value-type="float">
            <text:p>-0.216119694043206</text:p>
          </table:table-cell>
          <table:table-cell office:value-type="float" office:value="-0.215381418727862" calcext:value-type="float">
            <text:p>-0.215381418727862</text:p>
          </table:table-cell>
          <table:table-cell office:value-type="float" office:value="-0.212956175364014" calcext:value-type="float">
            <text:p>-0.212956175364014</text:p>
          </table:table-cell>
          <table:table-cell office:value-type="float" office:value="-0.21147486719975" calcext:value-type="float">
            <text:p>-0.21147486719975</text:p>
          </table:table-cell>
          <table:table-cell office:value-type="float" office:value="-0.212316282806648" calcext:value-type="float">
            <text:p>-0.212316282806648</text:p>
          </table:table-cell>
          <table:table-cell office:value-type="float" office:value="-0.211802389474857" calcext:value-type="float">
            <text:p>-0.211802389474857</text:p>
          </table:table-cell>
          <table:table-cell office:value-type="float" office:value="-0.210271781871135" calcext:value-type="float">
            <text:p>-0.210271781871135</text:p>
          </table:table-cell>
          <table:table-cell office:value-type="float" office:value="-0.205702695481252" calcext:value-type="float">
            <text:p>-0.205702695481252</text:p>
          </table:table-cell>
          <table:table-cell office:value-type="float" office:value="-0.203022317108195" calcext:value-type="float">
            <text:p>-0.203022317108195</text:p>
          </table:table-cell>
          <table:table-cell office:value-type="float" office:value="-0.191864904498975" calcext:value-type="float">
            <text:p>-0.191864904498975</text:p>
          </table:table-cell>
          <table:table-cell office:value-type="float" office:value="-0.184041360085173" calcext:value-type="float">
            <text:p>-0.184041360085173</text:p>
          </table:table-cell>
          <table:table-cell office:value-type="float" office:value="-0.179398933772941" calcext:value-type="float">
            <text:p>-0.179398933772941</text:p>
          </table:table-cell>
          <table:table-cell office:value-type="float" office:value="-0.202084273537238" calcext:value-type="float">
            <text:p>-0.202084273537238</text:p>
          </table:table-cell>
          <table:table-cell office:value-type="float" office:value="-0.221105833269256" calcext:value-type="float">
            <text:p>-0.221105833269256</text:p>
          </table:table-cell>
          <table:table-cell office:value-type="float" office:value="-0.237481069849358" calcext:value-type="float">
            <text:p>-0.237481069849358</text:p>
          </table:table-cell>
          <table:table-cell office:value-type="float" office:value="-0.250680346365049" calcext:value-type="float">
            <text:p>-0.250680346365049</text:p>
          </table:table-cell>
          <table:table-cell office:value-type="float" office:value="-0.253233461095985" calcext:value-type="float">
            <text:p>-0.253233461095985</text:p>
          </table:table-cell>
          <table:table-cell office:value-type="float" office:value="-0.253615750634301" calcext:value-type="float">
            <text:p>-0.253615750634301</text:p>
          </table:table-cell>
          <table:table-cell office:value-type="float" office:value="-0.252399136157354" calcext:value-type="float">
            <text:p>-0.252399136157354</text:p>
          </table:table-cell>
          <table:table-cell office:value-type="float" office:value="-0.250518398810855" calcext:value-type="float">
            <text:p>-0.250518398810855</text:p>
          </table:table-cell>
          <table:table-cell office:value-type="float" office:value="-0.24937133050208" calcext:value-type="float">
            <text:p>-0.24937133050208</text:p>
          </table:table-cell>
          <table:table-cell office:value-type="float" office:value="-0.250572491351275" calcext:value-type="float">
            <text:p>-0.250572491351275</text:p>
          </table:table-cell>
          <table:table-cell office:value-type="float" office:value="-0.260452856953531" calcext:value-type="float">
            <text:p>-0.260452856953531</text:p>
          </table:table-cell>
          <table:table-cell office:value-type="float" office:value="-0.263986809151899" calcext:value-type="float">
            <text:p>-0.263986809151899</text:p>
          </table:table-cell>
          <table:table-cell office:value-type="float" office:value="-0.262610757941862" calcext:value-type="float">
            <text:p>-0.262610757941862</text:p>
          </table:table-cell>
          <table:table-cell office:value-type="float" office:value="-0.262403013520458" calcext:value-type="float">
            <text:p>-0.262403013520458</text:p>
          </table:table-cell>
          <table:table-cell office:value-type="float" office:value="-0.263416284789265" calcext:value-type="float">
            <text:p>-0.263416284789265</text:p>
          </table:table-cell>
          <table:table-cell office:value-type="float" office:value="-0.262461429922191" calcext:value-type="float">
            <text:p>-0.262461429922191</text:p>
          </table:table-cell>
          <table:table-cell office:value-type="float" office:value="-0.267088833835849" calcext:value-type="float">
            <text:p>-0.267088833835849</text:p>
          </table:table-cell>
          <table:table-cell office:value-type="float" office:value="-0.268168583695817" calcext:value-type="float">
            <text:p>-0.268168583695817</text:p>
          </table:table-cell>
          <table:table-cell office:value-type="float" office:value="-0.273196898189057" calcext:value-type="float">
            <text:p>-0.273196898189057</text:p>
          </table:table-cell>
          <table:table-cell office:value-type="float" office:value="-0.273130280419439" calcext:value-type="float">
            <text:p>-0.273130280419439</text:p>
          </table:table-cell>
          <table:table-cell office:value-type="float" office:value="-0.272764980252193" calcext:value-type="float">
            <text:p>-0.272764980252193</text:p>
          </table:table-cell>
          <table:table-cell office:value-type="float" office:value="-0.270276318503414" calcext:value-type="float">
            <text:p>-0.270276318503414</text:p>
          </table:table-cell>
          <table:table-cell office:value-type="float" office:value="-0.278614724931608" calcext:value-type="float">
            <text:p>-0.278614724931608</text:p>
          </table:table-cell>
          <table:table-cell office:value-type="float" office:value="-0.277685316703696" calcext:value-type="float">
            <text:p>-0.277685316703696</text:p>
          </table:table-cell>
          <table:table-cell office:value-type="float" office:value="-0.263379101064587" calcext:value-type="float">
            <text:p>-0.263379101064587</text:p>
          </table:table-cell>
          <table:table-cell office:value-type="float" office:value="-0.212034647547468" calcext:value-type="float">
            <text:p>-0.212034647547468</text:p>
          </table:table-cell>
          <table:table-cell office:value-type="float" office:value="-0.206019710811532" calcext:value-type="float">
            <text:p>-0.206019710811532</text:p>
          </table:table-cell>
          <table:table-cell office:value-type="float" office:value="-0.20194415488346" calcext:value-type="float">
            <text:p>-0.20194415488346</text:p>
          </table:table-cell>
          <table:table-cell office:value-type="float" office:value="-0.201456386139256" calcext:value-type="float">
            <text:p>-0.201456386139256</text:p>
          </table:table-cell>
          <table:table-cell office:value-type="float" office:value="-0.20215100383058" calcext:value-type="float">
            <text:p>-0.20215100383058</text:p>
          </table:table-cell>
          <table:table-cell office:value-type="float" office:value="-0.204661620673642" calcext:value-type="float">
            <text:p>-0.204661620673642</text:p>
          </table:table-cell>
          <table:table-cell office:value-type="float" office:value="-0.20705115457303" calcext:value-type="float">
            <text:p>-0.20705115457303</text:p>
          </table:table-cell>
          <table:table-cell office:value-type="float" office:value="-0.213746977309862" calcext:value-type="float">
            <text:p>-0.213746977309862</text:p>
          </table:table-cell>
          <table:table-cell office:value-type="float" office:value="-0.217367481417018" calcext:value-type="float">
            <text:p>-0.217367481417018</text:p>
          </table:table-cell>
          <table:table-cell office:value-type="float" office:value="-0.218266033325301" calcext:value-type="float">
            <text:p>-0.218266033325301</text:p>
          </table:table-cell>
          <table:table-cell office:value-type="float" office:value="-0.216696269307831" calcext:value-type="float">
            <text:p>-0.216696269307831</text:p>
          </table:table-cell>
          <table:table-cell office:value-type="float" office:value="-0.213637017798595" calcext:value-type="float">
            <text:p>-0.213637017798595</text:p>
          </table:table-cell>
          <table:table-cell office:value-type="float" office:value="-0.213329669926333" calcext:value-type="float">
            <text:p>-0.213329669926333</text:p>
          </table:table-cell>
          <table:table-cell office:value-type="float" office:value="-0.211264350508528" calcext:value-type="float">
            <text:p>-0.211264350508528</text:p>
          </table:table-cell>
          <table:table-cell office:value-type="float" office:value="-0.210749737062604" calcext:value-type="float">
            <text:p>-0.210749737062604</text:p>
          </table:table-cell>
          <table:table-cell office:value-type="float" office:value="-0.199650126399799" calcext:value-type="float">
            <text:p>-0.199650126399799</text:p>
          </table:table-cell>
          <table:table-cell office:value-type="float" office:value="-0.19185846742013" calcext:value-type="float">
            <text:p>-0.19185846742013</text:p>
          </table:table-cell>
          <table:table-cell office:value-type="float" office:value="-0.184085125781418" calcext:value-type="float">
            <text:p>-0.184085125781418</text:p>
          </table:table-cell>
          <table:table-cell office:value-type="float" office:value="-0.179275713541388" calcext:value-type="float">
            <text:p>-0.179275713541388</text:p>
          </table:table-cell>
          <table:table-cell office:value-type="float" office:value="-0.186579869880196" calcext:value-type="float">
            <text:p>-0.186579869880196</text:p>
          </table:table-cell>
          <table:table-cell office:value-type="float" office:value="-0.19680167352657" calcext:value-type="float">
            <text:p>-0.19680167352657</text:p>
          </table:table-cell>
          <table:table-cell office:value-type="float" office:value="-0.225344003758118" calcext:value-type="float">
            <text:p>-0.225344003758118</text:p>
          </table:table-cell>
          <table:table-cell office:value-type="float" office:value="-0.235821579200723" calcext:value-type="float">
            <text:p>-0.235821579200723</text:p>
          </table:table-cell>
          <table:table-cell office:value-type="float" office:value="-0.242344621664797" calcext:value-type="float">
            <text:p>-0.242344621664797</text:p>
          </table:table-cell>
          <table:table-cell office:value-type="float" office:value="-0.24766404509406" calcext:value-type="float">
            <text:p>-0.24766404509406</text:p>
          </table:table-cell>
          <table:table-cell office:value-type="float" office:value="-0.245904326009643" calcext:value-type="float">
            <text:p>-0.245904326009643</text:p>
          </table:table-cell>
          <table:table-cell office:value-type="float" office:value="-0.241576306823473" calcext:value-type="float">
            <text:p>-0.241576306823473</text:p>
          </table:table-cell>
          <table:table-cell office:value-type="float" office:value="-0.234986334950545" calcext:value-type="float">
            <text:p>-0.234986334950545</text:p>
          </table:table-cell>
          <table:table-cell office:value-type="float" office:value="-0.235640956715009" calcext:value-type="float">
            <text:p>-0.235640956715009</text:p>
          </table:table-cell>
          <table:table-cell office:value-type="float" office:value="-0.237089668701744" calcext:value-type="float">
            <text:p>-0.237089668701744</text:p>
          </table:table-cell>
          <table:table-cell office:value-type="float" office:value="-0.24271707184981" calcext:value-type="float">
            <text:p>-0.24271707184981</text:p>
          </table:table-cell>
          <table:table-cell office:value-type="float" office:value="-0.256096098980541" calcext:value-type="float">
            <text:p>-0.256096098980541</text:p>
          </table:table-cell>
          <table:table-cell office:value-type="float" office:value="-0.254496211315383" calcext:value-type="float">
            <text:p>-0.254496211315383</text:p>
          </table:table-cell>
          <table:table-cell office:value-type="float" office:value="-0.254481471782969" calcext:value-type="float">
            <text:p>-0.254481471782969</text:p>
          </table:table-cell>
          <table:table-cell office:value-type="float" office:value="-0.251479347226744" calcext:value-type="float">
            <text:p>-0.251479347226744</text:p>
          </table:table-cell>
          <table:table-cell office:value-type="float" office:value="-0.250111280917841" calcext:value-type="float">
            <text:p>-0.250111280917841</text:p>
          </table:table-cell>
          <table:table-cell office:value-type="float" office:value="-0.249461098687746" calcext:value-type="float">
            <text:p>-0.249461098687746</text:p>
          </table:table-cell>
          <table:table-cell office:value-type="float" office:value="-0.257274587384621" calcext:value-type="float">
            <text:p>-0.257274587384621</text:p>
          </table:table-cell>
          <table:table-cell office:value-type="float" office:value="-0.260117098127927" calcext:value-type="float">
            <text:p>-0.260117098127927</text:p>
          </table:table-cell>
          <table:table-cell office:value-type="float" office:value="-0.264545907021276" calcext:value-type="float">
            <text:p>-0.264545907021276</text:p>
          </table:table-cell>
          <table:table-cell office:value-type="float" office:value="-0.266751990801164" calcext:value-type="float">
            <text:p>-0.266751990801164</text:p>
          </table:table-cell>
          <table:table-cell office:value-type="float" office:value="-0.268253052021654" calcext:value-type="float">
            <text:p>-0.268253052021654</text:p>
          </table:table-cell>
          <table:table-cell office:value-type="float" office:value="-0.267481864791242" calcext:value-type="float">
            <text:p>-0.267481864791242</text:p>
          </table:table-cell>
          <table:table-cell office:value-type="float" office:value="-0.268187357668939" calcext:value-type="float">
            <text:p>-0.268187357668939</text:p>
          </table:table-cell>
          <table:table-cell office:value-type="float" office:value="-0.267911871143085" calcext:value-type="float">
            <text:p>-0.267911871143085</text:p>
          </table:table-cell>
          <table:table-cell office:value-type="float" office:value="-0.216283535900035" calcext:value-type="float">
            <text:p>-0.216283535900035</text:p>
          </table:table-cell>
          <table:table-cell office:value-type="float" office:value="-0.201956161281342" calcext:value-type="float">
            <text:p>-0.201956161281342</text:p>
          </table:table-cell>
          <table:table-cell office:value-type="float" office:value="-0.200100217478491" calcext:value-type="float">
            <text:p>-0.200100217478491</text:p>
          </table:table-cell>
          <table:table-cell office:value-type="float" office:value="-0.203020212698496" calcext:value-type="float">
            <text:p>-0.203020212698496</text:p>
          </table:table-cell>
          <table:table-cell office:value-type="float" office:value="-0.204703682090351" calcext:value-type="float">
            <text:p>-0.204703682090351</text:p>
          </table:table-cell>
          <table:table-cell office:value-type="float" office:value="-0.208753885965713" calcext:value-type="float">
            <text:p>-0.208753885965713</text:p>
          </table:table-cell>
          <table:table-cell office:value-type="float" office:value="-0.213852037889188" calcext:value-type="float">
            <text:p>-0.213852037889188</text:p>
          </table:table-cell>
          <table:table-cell office:value-type="float" office:value="-0.21106836361979" calcext:value-type="float">
            <text:p>-0.21106836361979</text:p>
          </table:table-cell>
          <table:table-cell office:value-type="float" office:value="-0.207610976843861" calcext:value-type="float">
            <text:p>-0.207610976843861</text:p>
          </table:table-cell>
          <table:table-cell office:value-type="float" office:value="-0.208590522452706" calcext:value-type="float">
            <text:p>-0.208590522452706</text:p>
          </table:table-cell>
          <table:table-cell office:value-type="float" office:value="-0.207364912407028" calcext:value-type="float">
            <text:p>-0.207364912407028</text:p>
          </table:table-cell>
          <table:table-cell office:value-type="float" office:value="-0.205824475190818" calcext:value-type="float">
            <text:p>-0.205824475190818</text:p>
          </table:table-cell>
          <table:table-cell office:value-type="float" office:value="-0.20398220464584" calcext:value-type="float">
            <text:p>-0.20398220464584</text:p>
          </table:table-cell>
          <table:table-cell office:value-type="float" office:value="-0.2014342794739" calcext:value-type="float">
            <text:p>-0.2014342794739</text:p>
          </table:table-cell>
          <table:table-cell office:value-type="float" office:value="-0.194952749667118" calcext:value-type="float">
            <text:p>-0.194952749667118</text:p>
          </table:table-cell>
          <table:table-cell office:value-type="float" office:value="-0.186676283860471" calcext:value-type="float">
            <text:p>-0.186676283860471</text:p>
          </table:table-cell>
          <table:table-cell office:value-type="float" office:value="-0.181584204958984" calcext:value-type="float">
            <text:p>-0.181584204958984</text:p>
          </table:table-cell>
          <table:table-cell office:value-type="float" office:value="-0.175884662938571" calcext:value-type="float">
            <text:p>-0.175884662938571</text:p>
          </table:table-cell>
          <table:table-cell office:value-type="float" office:value="-0.180946687055763" calcext:value-type="float">
            <text:p>-0.180946687055763</text:p>
          </table:table-cell>
          <table:table-cell office:value-type="float" office:value="-0.240723788889363" calcext:value-type="float">
            <text:p>-0.240723788889363</text:p>
          </table:table-cell>
          <table:table-cell office:value-type="float" office:value="-0.247743774198768" calcext:value-type="float">
            <text:p>-0.247743774198768</text:p>
          </table:table-cell>
          <table:table-cell office:value-type="float" office:value="-0.250861303379842" calcext:value-type="float">
            <text:p>-0.250861303379842</text:p>
          </table:table-cell>
          <table:table-cell office:value-type="float" office:value="-0.250314770489345" calcext:value-type="float">
            <text:p>-0.250314770489345</text:p>
          </table:table-cell>
          <table:table-cell office:value-type="float" office:value="-0.245732845072704" calcext:value-type="float">
            <text:p>-0.245732845072704</text:p>
          </table:table-cell>
          <table:table-cell office:value-type="float" office:value="-0.243481852023222" calcext:value-type="float">
            <text:p>-0.243481852023222</text:p>
          </table:table-cell>
          <table:table-cell office:value-type="float" office:value="-0.248634257898459" calcext:value-type="float">
            <text:p>-0.248634257898459</text:p>
          </table:table-cell>
          <table:table-cell office:value-type="float" office:value="-0.260567952006022" calcext:value-type="float">
            <text:p>-0.260567952006022</text:p>
          </table:table-cell>
          <table:table-cell office:value-type="float" office:value="-0.255415218996902" calcext:value-type="float">
            <text:p>-0.255415218996902</text:p>
          </table:table-cell>
          <table:table-cell office:value-type="float" office:value="-0.253268665618956" calcext:value-type="float">
            <text:p>-0.253268665618956</text:p>
          </table:table-cell>
          <table:table-cell office:value-type="float" office:value="-0.255107357478486" calcext:value-type="float">
            <text:p>-0.255107357478486</text:p>
          </table:table-cell>
          <table:table-cell office:value-type="float" office:value="-0.260133884571194" calcext:value-type="float">
            <text:p>-0.260133884571194</text:p>
          </table:table-cell>
          <table:table-cell office:value-type="float" office:value="-0.263088658704734" calcext:value-type="float">
            <text:p>-0.263088658704734</text:p>
          </table:table-cell>
          <table:table-cell office:value-type="float" office:value="-0.266215443900831" calcext:value-type="float">
            <text:p>-0.266215443900831</text:p>
          </table:table-cell>
          <table:table-cell office:value-type="float" office:value="-0.273765217221374" calcext:value-type="float">
            <text:p>-0.273765217221374</text:p>
          </table:table-cell>
          <table:table-cell office:value-type="float" office:value="-0.276133869873192" calcext:value-type="float">
            <text:p>-0.276133869873192</text:p>
          </table:table-cell>
          <table:table-cell office:value-type="float" office:value="-0.275389495011329" calcext:value-type="float">
            <text:p>-0.275389495011329</text:p>
          </table:table-cell>
          <table:table-cell office:value-type="float" office:value="-0.275281828896721" calcext:value-type="float">
            <text:p>-0.275281828896721</text:p>
          </table:table-cell>
          <table:table-cell office:value-type="float" office:value="-0.279662381936686" calcext:value-type="float">
            <text:p>-0.279662381936686</text:p>
          </table:table-cell>
          <table:table-cell office:value-type="float" office:value="-0.222156299091551" calcext:value-type="float">
            <text:p>-0.222156299091551</text:p>
          </table:table-cell>
          <table:table-cell office:value-type="float" office:value="-0.208555457033516" calcext:value-type="float">
            <text:p>-0.208555457033516</text:p>
          </table:table-cell>
          <table:table-cell office:value-type="float" office:value="-0.207835533738972" calcext:value-type="float">
            <text:p>-0.207835533738972</text:p>
          </table:table-cell>
          <table:table-cell office:value-type="float" office:value="-0.214475385461843" calcext:value-type="float">
            <text:p>-0.214475385461843</text:p>
          </table:table-cell>
          <table:table-cell office:value-type="float" office:value="-0.215914674618543" calcext:value-type="float">
            <text:p>-0.215914674618543</text:p>
          </table:table-cell>
          <table:table-cell office:value-type="float" office:value="-0.218287464267709" calcext:value-type="float">
            <text:p>-0.218287464267709</text:p>
          </table:table-cell>
          <table:table-cell office:value-type="float" office:value="-0.222531864296153" calcext:value-type="float">
            <text:p>-0.222531864296153</text:p>
          </table:table-cell>
          <table:table-cell office:value-type="float" office:value="-0.2243080976246" calcext:value-type="float">
            <text:p>-0.2243080976246</text:p>
          </table:table-cell>
          <table:table-cell office:value-type="float" office:value="-0.220674000219413" calcext:value-type="float">
            <text:p>-0.220674000219413</text:p>
          </table:table-cell>
          <table:table-cell office:value-type="float" office:value="-0.221341543064702" calcext:value-type="float">
            <text:p>-0.221341543064702</text:p>
          </table:table-cell>
          <table:table-cell office:value-type="float" office:value="-0.221275308569472" calcext:value-type="float">
            <text:p>-0.221275308569472</text:p>
          </table:table-cell>
          <table:table-cell office:value-type="float" office:value="-0.21881573186347" calcext:value-type="float">
            <text:p>-0.21881573186347</text:p>
          </table:table-cell>
          <table:table-cell office:value-type="float" office:value="-0.211133491250273" calcext:value-type="float">
            <text:p>-0.211133491250273</text:p>
          </table:table-cell>
          <table:table-cell office:value-type="float" office:value="-0.197809561210071" calcext:value-type="float">
            <text:p>-0.197809561210071</text:p>
          </table:table-cell>
          <table:table-cell office:value-type="float" office:value="-0.192106211680287" calcext:value-type="float">
            <text:p>-0.192106211680287</text:p>
          </table:table-cell>
          <table:table-cell office:value-type="float" office:value="-0.200068989043881" calcext:value-type="float">
            <text:p>-0.200068989043881</text:p>
          </table:table-cell>
          <table:table-cell office:value-type="float" office:value="-0.205697403167152" calcext:value-type="float">
            <text:p>-0.205697403167152</text:p>
          </table:table-cell>
          <table:table-cell office:value-type="float" office:value="-0.219908920339156" calcext:value-type="float">
            <text:p>-0.219908920339156</text:p>
          </table:table-cell>
          <table:table-cell office:value-type="float" office:value="-0.225903767364658" calcext:value-type="float">
            <text:p>-0.225903767364658</text:p>
          </table:table-cell>
          <table:table-cell office:value-type="float" office:value="-0.231963418981614" calcext:value-type="float">
            <text:p>-0.231963418981614</text:p>
          </table:table-cell>
          <table:table-cell office:value-type="float" office:value="-0.239753765660967" calcext:value-type="float">
            <text:p>-0.239753765660967</text:p>
          </table:table-cell>
          <table:table-cell office:value-type="float" office:value="-0.238274326041673" calcext:value-type="float">
            <text:p>-0.238274326041673</text:p>
          </table:table-cell>
          <table:table-cell office:value-type="float" office:value="-0.238038117132602" calcext:value-type="float">
            <text:p>-0.238038117132602</text:p>
          </table:table-cell>
          <table:table-cell office:value-type="float" office:value="-0.238639888814751" calcext:value-type="float">
            <text:p>-0.238639888814751</text:p>
          </table:table-cell>
          <table:table-cell office:value-type="float" office:value="-0.237930143049223" calcext:value-type="float">
            <text:p>-0.237930143049223</text:p>
          </table:table-cell>
          <table:table-cell office:value-type="float" office:value="-0.236434081497452" calcext:value-type="float">
            <text:p>-0.236434081497452</text:p>
          </table:table-cell>
          <table:table-cell office:value-type="float" office:value="-0.257364644500069" calcext:value-type="float">
            <text:p>-0.257364644500069</text:p>
          </table:table-cell>
          <table:table-cell office:value-type="float" office:value="-0.25065415140791" calcext:value-type="float">
            <text:p>-0.25065415140791</text:p>
          </table:table-cell>
          <table:table-cell office:value-type="float" office:value="-0.250953516092911" calcext:value-type="float">
            <text:p>-0.250953516092911</text:p>
          </table:table-cell>
          <table:table-cell office:value-type="float" office:value="-0.244137746470951" calcext:value-type="float">
            <text:p>-0.244137746470951</text:p>
          </table:table-cell>
          <table:table-cell office:value-type="float" office:value="-0.246084131230964" calcext:value-type="float">
            <text:p>-0.246084131230964</text:p>
          </table:table-cell>
          <table:table-cell office:value-type="float" office:value="-0.245414649088054" calcext:value-type="float">
            <text:p>-0.245414649088054</text:p>
          </table:table-cell>
          <table:table-cell office:value-type="float" office:value="-0.248259949382859" calcext:value-type="float">
            <text:p>-0.248259949382859</text:p>
          </table:table-cell>
          <table:table-cell office:value-type="float" office:value="-0.248906563571428" calcext:value-type="float">
            <text:p>-0.248906563571428</text:p>
          </table:table-cell>
          <table:table-cell office:value-type="float" office:value="-0.250238554111463" calcext:value-type="float">
            <text:p>-0.250238554111463</text:p>
          </table:table-cell>
          <table:table-cell office:value-type="float" office:value="-0.255142413018408" calcext:value-type="float">
            <text:p>-0.255142413018408</text:p>
          </table:table-cell>
          <table:table-cell office:value-type="float" office:value="-0.249603680693177" calcext:value-type="float">
            <text:p>-0.249603680693177</text:p>
          </table:table-cell>
          <table:table-cell office:value-type="float" office:value="-0.251196680187897" calcext:value-type="float">
            <text:p>-0.251196680187897</text:p>
          </table:table-cell>
          <table:table-cell office:value-type="float" office:value="-0.25061624842897" calcext:value-type="float">
            <text:p>-0.25061624842897</text:p>
          </table:table-cell>
          <table:table-cell office:value-type="float" office:value="-0.249719239002094" calcext:value-type="float">
            <text:p>-0.249719239002094</text:p>
          </table:table-cell>
          <table:table-cell office:value-type="float" office:value="-0.248922938860281" calcext:value-type="float">
            <text:p>-0.248922938860281</text:p>
          </table:table-cell>
          <table:table-cell office:value-type="float" office:value="-0.248181630050277" calcext:value-type="float">
            <text:p>-0.248181630050277</text:p>
          </table:table-cell>
          <table:table-cell office:value-type="float" office:value="-0.248399294841118" calcext:value-type="float">
            <text:p>-0.248399294841118</text:p>
          </table:table-cell>
          <table:table-cell office:value-type="float" office:value="-0.24806368105744" calcext:value-type="float">
            <text:p>-0.24806368105744</text:p>
          </table:table-cell>
          <table:table-cell office:value-type="float" office:value="-0.247909576757589" calcext:value-type="float">
            <text:p>-0.247909576757589</text:p>
          </table:table-cell>
          <table:table-cell office:value-type="float" office:value="-0.248127776575575" calcext:value-type="float">
            <text:p>-0.248127776575575</text:p>
          </table:table-cell>
          <table:table-cell office:value-type="float" office:value="-0.248161497072864" calcext:value-type="float">
            <text:p>-0.248161497072864</text:p>
          </table:table-cell>
          <table:table-cell office:value-type="float" office:value="-0.248077170941595" calcext:value-type="float">
            <text:p>-0.248077170941595</text:p>
          </table:table-cell>
          <table:table-cell office:value-type="float" office:value="-0.248238721955312" calcext:value-type="float">
            <text:p>-0.248238721955312</text:p>
          </table:table-cell>
          <table:table-cell office:value-type="float" office:value="-0.247812052850568" calcext:value-type="float">
            <text:p>-0.247812052850568</text:p>
          </table:table-cell>
          <table:table-cell office:value-type="float" office:value="-0.247711269858128" calcext:value-type="float">
            <text:p>-0.247711269858128</text:p>
          </table:table-cell>
          <table:table-cell office:value-type="float" office:value="-0.248027912751591" calcext:value-type="float">
            <text:p>-0.248027912751591</text:p>
          </table:table-cell>
          <table:table-cell office:value-type="float" office:value="-0.248204748733896" calcext:value-type="float">
            <text:p>-0.248204748733896</text:p>
          </table:table-cell>
          <table:table-cell office:value-type="float" office:value="-0.248296032026617" calcext:value-type="float">
            <text:p>-0.248296032026617</text:p>
          </table:table-cell>
          <table:table-cell office:value-type="float" office:value="-0.248135963035238" calcext:value-type="float">
            <text:p>-0.248135963035238</text:p>
          </table:table-cell>
          <table:table-cell office:value-type="float" office:value="-0.248413719021961" calcext:value-type="float">
            <text:p>-0.248413719021961</text:p>
          </table:table-cell>
          <table:table-cell office:value-type="float" office:value="-0.24788679475968" calcext:value-type="float">
            <text:p>-0.24788679475968</text:p>
          </table:table-cell>
          <table:table-cell office:value-type="float" office:value="-0.247959575367789" calcext:value-type="float">
            <text:p>-0.247959575367789</text:p>
          </table:table-cell>
          <table:table-cell office:value-type="float" office:value="-0.248082120873452" calcext:value-type="float">
            <text:p>-0.248082120873452</text:p>
          </table:table-cell>
          <table:table-cell office:value-type="float" office:value="-0.248287675788906" calcext:value-type="float">
            <text:p>-0.248287675788906</text:p>
          </table:table-cell>
          <table:table-cell office:value-type="float" office:value="-0.248040977490069" calcext:value-type="float">
            <text:p>-0.248040977490069</text:p>
          </table:table-cell>
          <table:table-cell office:value-type="float" office:value="-0.248164743332002" calcext:value-type="float">
            <text:p>-0.248164743332002</text:p>
          </table:table-cell>
          <table:table-cell office:value-type="float" office:value="-0.248109050798846" calcext:value-type="float">
            <text:p>-0.248109050798846</text:p>
          </table:table-cell>
          <table:table-cell office:value-type="float" office:value="-0.248138594601383" calcext:value-type="float">
            <text:p>-0.248138594601383</text:p>
          </table:table-cell>
          <table:table-cell office:value-type="float" office:value="-0.24796661524537" calcext:value-type="float">
            <text:p>-0.24796661524537</text:p>
          </table:table-cell>
          <table:table-cell office:value-type="float" office:value="-0.24806635997973" calcext:value-type="float">
            <text:p>-0.24806635997973</text:p>
          </table:table-cell>
          <table:table-cell office:value-type="float" office:value="-0.248038131554232" calcext:value-type="float">
            <text:p>-0.248038131554232</text:p>
          </table:table-cell>
          <table:table-cell office:value-type="float" office:value="-0.248095461418108" calcext:value-type="float">
            <text:p>-0.248095461418108</text:p>
          </table:table-cell>
          <table:table-cell office:value-type="float" office:value="-0.248102834759196" calcext:value-type="float">
            <text:p>-0.248102834759196</text:p>
          </table:table-cell>
          <table:table-cell office:value-type="float" office:value="-0.248161140930075" calcext:value-type="float">
            <text:p>-0.248161140930075</text:p>
          </table:table-cell>
          <table:table-cell office:value-type="float" office:value="-0.248298399240312" calcext:value-type="float">
            <text:p>-0.248298399240312</text:p>
          </table:table-cell>
          <table:table-cell office:value-type="float" office:value="-0.248282857897585" calcext:value-type="float">
            <text:p>-0.248282857897585</text:p>
          </table:table-cell>
          <table:table-cell office:value-type="float" office:value="-0.248328767808656" calcext:value-type="float">
            <text:p>-0.248328767808656</text:p>
          </table:table-cell>
          <table:table-cell office:value-type="float" office:value="-0.248254336384111" calcext:value-type="float">
            <text:p>-0.248254336384111</text:p>
          </table:table-cell>
          <table:table-cell office:value-type="float" office:value="-0.248150691423318" calcext:value-type="float">
            <text:p>-0.248150691423318</text:p>
          </table:table-cell>
          <table:table-cell office:value-type="float" office:value="-0.248222360707377" calcext:value-type="float">
            <text:p>-0.248222360707377</text:p>
          </table:table-cell>
          <table:table-cell office:value-type="float" office:value="-0.248057443806357" calcext:value-type="float">
            <text:p>-0.248057443806357</text:p>
          </table:table-cell>
          <table:table-cell office:value-type="float" office:value="-0.247917451923874" calcext:value-type="float">
            <text:p>-0.247917451923874</text:p>
          </table:table-cell>
          <table:table-cell office:value-type="float" office:value="-0.248168337631251" calcext:value-type="float">
            <text:p>-0.248168337631251</text:p>
          </table:table-cell>
          <table:table-cell office:value-type="float" office:value="-0.247915532278736" calcext:value-type="float">
            <text:p>-0.247915532278736</text:p>
          </table:table-cell>
          <table:table-cell office:value-type="float" office:value="-0.248217378237381" calcext:value-type="float">
            <text:p>-0.248217378237381</text:p>
          </table:table-cell>
          <table:table-cell office:value-type="float" office:value="-0.248031048240521" calcext:value-type="float">
            <text:p>-0.248031048240521</text:p>
          </table:table-cell>
          <table:table-cell office:value-type="float" office:value="-0.248241521420402" calcext:value-type="float">
            <text:p>-0.248241521420402</text:p>
          </table:table-cell>
          <table:table-cell office:value-type="float" office:value="-0.248121197085024" calcext:value-type="float">
            <text:p>-0.248121197085024</text:p>
          </table:table-cell>
          <table:table-cell office:value-type="float" office:value="-0.248261297726074" calcext:value-type="float">
            <text:p>-0.248261297726074</text:p>
          </table:table-cell>
          <table:table-cell office:value-type="float" office:value="-0.248188105521399" calcext:value-type="float">
            <text:p>-0.248188105521399</text:p>
          </table:table-cell>
          <table:table-cell office:value-type="float" office:value="-0.248272489339932" calcext:value-type="float">
            <text:p>-0.248272489339932</text:p>
          </table:table-cell>
          <table:table-cell office:value-type="float" office:value="-0.248326538323721" calcext:value-type="float">
            <text:p>-0.248326538323721</text:p>
          </table:table-cell>
          <table:table-cell office:value-type="float" office:value="-0.248352552163196" calcext:value-type="float">
            <text:p>-0.248352552163196</text:p>
          </table:table-cell>
          <table:table-cell office:value-type="float" office:value="-0.248219196062127" calcext:value-type="float">
            <text:p>-0.248219196062127</text:p>
          </table:table-cell>
          <table:table-cell office:value-type="float" office:value="-0.248040554551362" calcext:value-type="float">
            <text:p>-0.248040554551362</text:p>
          </table:table-cell>
          <table:table-cell office:value-type="float" office:value="-0.248179975838977" calcext:value-type="float">
            <text:p>-0.248179975838977</text:p>
          </table:table-cell>
          <table:table-cell office:value-type="float" office:value="-0.24832978231388" calcext:value-type="float">
            <text:p>-0.24832978231388</text:p>
          </table:table-cell>
          <table:table-cell office:value-type="float" office:value="-0.248209234533632" calcext:value-type="float">
            <text:p>-0.248209234533632</text:p>
          </table:table-cell>
          <table:table-cell office:value-type="float" office:value="-0.248361755922393" calcext:value-type="float">
            <text:p>-0.248361755922393</text:p>
          </table:table-cell>
          <table:table-cell office:value-type="float" office:value="-0.248343603998678" calcext:value-type="float">
            <text:p>-0.248343603998678</text:p>
          </table:table-cell>
          <table:table-cell office:value-type="float" office:value="-0.248231764635246" calcext:value-type="float">
            <text:p>-0.248231764635246</text:p>
          </table:table-cell>
          <table:table-cell office:value-type="float" office:value="-0.248145723686593" calcext:value-type="float">
            <text:p>-0.248145723686593</text:p>
          </table:table-cell>
          <table:table-cell office:value-type="float" office:value="-0.248120689061258" calcext:value-type="float">
            <text:p>-0.248120689061258</text:p>
          </table:table-cell>
          <table:table-cell office:value-type="float" office:value="-0.248543092508552" calcext:value-type="float">
            <text:p>-0.248543092508552</text:p>
          </table:table-cell>
          <table:table-cell office:value-type="float" office:value="-0.248364935951419" calcext:value-type="float">
            <text:p>-0.248364935951419</text:p>
          </table:table-cell>
          <table:table-cell office:value-type="float" office:value="-0.248293885437722" calcext:value-type="float">
            <text:p>-0.248293885437722</text:p>
          </table:table-cell>
          <table:table-cell office:value-type="float" office:value="-0.248347579440559" calcext:value-type="float">
            <text:p>-0.248347579440559</text:p>
          </table:table-cell>
          <table:table-cell office:value-type="float" office:value="-0.248240401439514" calcext:value-type="float">
            <text:p>-0.248240401439514</text:p>
          </table:table-cell>
          <table:table-cell office:value-type="float" office:value="-0.248464765977047" calcext:value-type="float">
            <text:p>-0.248464765977047</text:p>
          </table:table-cell>
          <table:table-cell office:value-type="float" office:value="-0.248220936730587" calcext:value-type="float">
            <text:p>-0.248220936730587</text:p>
          </table:table-cell>
          <table:table-cell office:value-type="float" office:value="-0.248125362265941" calcext:value-type="float">
            <text:p>-0.248125362265941</text:p>
          </table:table-cell>
          <table:table-cell office:value-type="float" office:value="-0.248113850934319" calcext:value-type="float">
            <text:p>-0.248113850934319</text:p>
          </table:table-cell>
          <table:table-cell office:value-type="float" office:value="-0.248322421580661" calcext:value-type="float">
            <text:p>-0.248322421580661</text:p>
          </table:table-cell>
          <table:table-cell office:value-type="float" office:value="-0.248101220512042" calcext:value-type="float">
            <text:p>-0.248101220512042</text:p>
          </table:table-cell>
          <table:table-cell office:value-type="float" office:value="-0.24815785475192" calcext:value-type="float">
            <text:p>-0.24815785475192</text:p>
          </table:table-cell>
          <table:table-cell office:value-type="float" office:value="-0.248186365472306" calcext:value-type="float">
            <text:p>-0.248186365472306</text:p>
          </table:table-cell>
          <table:table-cell office:value-type="float" office:value="-0.248344768712616" calcext:value-type="float">
            <text:p>-0.248344768712616</text:p>
          </table:table-cell>
          <table:table-cell office:value-type="float" office:value="-0.248068732263488" calcext:value-type="float">
            <text:p>-0.248068732263488</text:p>
          </table:table-cell>
          <table:table-cell office:value-type="float" office:value="-0.248368127424255" calcext:value-type="float">
            <text:p>-0.248368127424255</text:p>
          </table:table-cell>
          <table:table-cell office:value-type="float" office:value="-0.248141489043915" calcext:value-type="float">
            <text:p>-0.248141489043915</text:p>
          </table:table-cell>
          <table:table-cell office:value-type="float" office:value="-0.248224956012764" calcext:value-type="float">
            <text:p>-0.248224956012764</text:p>
          </table:table-cell>
          <table:table-cell office:value-type="float" office:value="-0.248377449946622" calcext:value-type="float">
            <text:p>-0.248377449946622</text:p>
          </table:table-cell>
          <table:table-cell office:value-type="float" office:value="-0.24818688174056" calcext:value-type="float">
            <text:p>-0.24818688174056</text:p>
          </table:table-cell>
          <table:table-cell office:value-type="float" office:value="-0.248287037041603" calcext:value-type="float">
            <text:p>-0.248287037041603</text:p>
          </table:table-cell>
          <table:table-cell office:value-type="float" office:value="-0.248436835786279" calcext:value-type="float">
            <text:p>-0.248436835786279</text:p>
          </table:table-cell>
          <table:table-cell office:value-type="float" office:value="-0.248116549045324" calcext:value-type="float">
            <text:p>-0.248116549045324</text:p>
          </table:table-cell>
          <table:table-cell office:value-type="float" office:value="-0.248160663990719" calcext:value-type="float">
            <text:p>-0.248160663990719</text:p>
          </table:table-cell>
          <table:table-cell office:value-type="float" office:value="-0.24824171422995" calcext:value-type="float">
            <text:p>-0.24824171422995</text:p>
          </table:table-cell>
          <table:table-cell office:value-type="float" office:value="-0.247904105349459" calcext:value-type="float">
            <text:p>-0.247904105349459</text:p>
          </table:table-cell>
          <table:table-cell office:value-type="float" office:value="-0.248224026997363" calcext:value-type="float">
            <text:p>-0.248224026997363</text:p>
          </table:table-cell>
          <table:table-cell office:value-type="float" office:value="-0.248379604328081" calcext:value-type="float">
            <text:p>-0.248379604328081</text:p>
          </table:table-cell>
          <table:table-cell office:value-type="float" office:value="-0.248572000677251" calcext:value-type="float">
            <text:p>-0.248572000677251</text:p>
          </table:table-cell>
          <table:table-cell office:value-type="float" office:value="-0.248343016145274" calcext:value-type="float">
            <text:p>-0.248343016145274</text:p>
          </table:table-cell>
          <table:table-cell office:value-type="float" office:value="-0.248418757204464" calcext:value-type="float">
            <text:p>-0.248418757204464</text:p>
          </table:table-cell>
          <table:table-cell office:value-type="float" office:value="-0.248518627846021" calcext:value-type="float">
            <text:p>-0.248518627846021</text:p>
          </table:table-cell>
          <table:table-cell office:value-type="float" office:value="-0.248334520912074" calcext:value-type="float">
            <text:p>-0.248334520912074</text:p>
          </table:table-cell>
          <table:table-cell office:value-type="float" office:value="-0.248135919374762" calcext:value-type="float">
            <text:p>-0.248135919374762</text:p>
          </table:table-cell>
          <table:table-cell office:value-type="float" office:value="-0.248356000325823" calcext:value-type="float">
            <text:p>-0.248356000325823</text:p>
          </table:table-cell>
          <table:table-cell office:value-type="float" office:value="-0.248425897307463" calcext:value-type="float">
            <text:p>-0.248425897307463</text:p>
          </table:table-cell>
          <table:table-cell office:value-type="float" office:value="-0.248276151745229" calcext:value-type="float">
            <text:p>-0.248276151745229</text:p>
          </table:table-cell>
          <table:table-cell office:value-type="float" office:value="-0.248400842960545" calcext:value-type="float">
            <text:p>-0.248400842960545</text:p>
          </table:table-cell>
          <table:table-cell office:value-type="float" office:value="-0.248205743028043" calcext:value-type="float">
            <text:p>-0.248205743028043</text:p>
          </table:table-cell>
          <table:table-cell office:value-type="float" office:value="-0.248353293005226" calcext:value-type="float">
            <text:p>-0.248353293005226</text:p>
          </table:table-cell>
          <table:table-cell office:value-type="float" office:value="-0.248236354449058" calcext:value-type="float">
            <text:p>-0.248236354449058</text:p>
          </table:table-cell>
          <table:table-cell office:value-type="float" office:value="-0.248356359461296" calcext:value-type="float">
            <text:p>-0.248356359461296</text:p>
          </table:table-cell>
          <table:table-cell office:value-type="float" office:value="-0.248168261599047" calcext:value-type="float">
            <text:p>-0.248168261599047</text:p>
          </table:table-cell>
          <table:table-cell table:number-columns-repeated="466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3913474372131" calcext:value-type="float">
            <text:p>0.303913474372131</text:p>
          </table:table-cell>
          <table:table-cell office:value-type="float" office:value="0.303969420311766" calcext:value-type="float">
            <text:p>0.303969420311766</text:p>
          </table:table-cell>
          <table:table-cell office:value-type="float" office:value="0.303939255878831" calcext:value-type="float">
            <text:p>0.303939255878831</text:p>
          </table:table-cell>
          <table:table-cell office:value-type="float" office:value="0.30401791712205" calcext:value-type="float">
            <text:p>0.30401791712205</text:p>
          </table:table-cell>
          <table:table-cell office:value-type="float" office:value="0.304012049808383" calcext:value-type="float">
            <text:p>0.304012049808383</text:p>
          </table:table-cell>
          <table:table-cell office:value-type="float" office:value="0.304002089602875" calcext:value-type="float">
            <text:p>0.304002089602875</text:p>
          </table:table-cell>
          <table:table-cell office:value-type="float" office:value="0.304016260716275" calcext:value-type="float">
            <text:p>0.304016260716275</text:p>
          </table:table-cell>
          <table:table-cell office:value-type="float" office:value="0.304027663211833" calcext:value-type="float">
            <text:p>0.304027663211833</text:p>
          </table:table-cell>
          <table:table-cell office:value-type="float" office:value="0.303952119216161" calcext:value-type="float">
            <text:p>0.303952119216161</text:p>
          </table:table-cell>
          <table:table-cell office:value-type="float" office:value="0.304042773336395" calcext:value-type="float">
            <text:p>0.304042773336395</text:p>
          </table:table-cell>
          <table:table-cell office:value-type="float" office:value="0.304002572355433" calcext:value-type="float">
            <text:p>0.304002572355433</text:p>
          </table:table-cell>
          <table:table-cell office:value-type="float" office:value="0.30399563966299" calcext:value-type="float">
            <text:p>0.30399563966299</text:p>
          </table:table-cell>
          <table:table-cell office:value-type="float" office:value="0.304014842814378" calcext:value-type="float">
            <text:p>0.304014842814378</text:p>
          </table:table-cell>
          <table:table-cell office:value-type="float" office:value="0.303955887755845" calcext:value-type="float">
            <text:p>0.303955887755845</text:p>
          </table:table-cell>
          <table:table-cell office:value-type="float" office:value="0.303946172501796" calcext:value-type="float">
            <text:p>0.303946172501796</text:p>
          </table:table-cell>
          <table:table-cell office:value-type="float" office:value="0.303991914872472" calcext:value-type="float">
            <text:p>0.303991914872472</text:p>
          </table:table-cell>
          <table:table-cell office:value-type="float" office:value="0.30399792043099" calcext:value-type="float">
            <text:p>0.30399792043099</text:p>
          </table:table-cell>
          <table:table-cell office:value-type="float" office:value="0.30396575871657" calcext:value-type="float">
            <text:p>0.30396575871657</text:p>
          </table:table-cell>
          <table:table-cell office:value-type="float" office:value="0.303956701828571" calcext:value-type="float">
            <text:p>0.303956701828571</text:p>
          </table:table-cell>
          <table:table-cell office:value-type="float" office:value="0.304010806268781" calcext:value-type="float">
            <text:p>0.304010806268781</text:p>
          </table:table-cell>
          <table:table-cell office:value-type="float" office:value="0.304026056507553" calcext:value-type="float">
            <text:p>0.304026056507553</text:p>
          </table:table-cell>
          <table:table-cell office:value-type="float" office:value="0.304026334108494" calcext:value-type="float">
            <text:p>0.304026334108494</text:p>
          </table:table-cell>
          <table:table-cell office:value-type="float" office:value="0.303943286231282" calcext:value-type="float">
            <text:p>0.303943286231282</text:p>
          </table:table-cell>
          <table:table-cell office:value-type="float" office:value="0.304025654713623" calcext:value-type="float">
            <text:p>0.304025654713623</text:p>
          </table:table-cell>
          <table:table-cell office:value-type="float" office:value="0.304028937084049" calcext:value-type="float">
            <text:p>0.304028937084049</text:p>
          </table:table-cell>
          <table:table-cell office:value-type="float" office:value="0.304022913000693" calcext:value-type="float">
            <text:p>0.304022913000693</text:p>
          </table:table-cell>
          <table:table-cell office:value-type="float" office:value="0.303918852999296" calcext:value-type="float">
            <text:p>0.303918852999296</text:p>
          </table:table-cell>
          <table:table-cell office:value-type="float" office:value="0.304018444624434" calcext:value-type="float">
            <text:p>0.304018444624434</text:p>
          </table:table-cell>
          <table:table-cell office:value-type="float" office:value="0.304006775406588" calcext:value-type="float">
            <text:p>0.304006775406588</text:p>
          </table:table-cell>
          <table:table-cell office:value-type="float" office:value="0.304033387608239" calcext:value-type="float">
            <text:p>0.304033387608239</text:p>
          </table:table-cell>
          <table:table-cell office:value-type="float" office:value="0.304011544532221" calcext:value-type="float">
            <text:p>0.304011544532221</text:p>
          </table:table-cell>
          <table:table-cell office:value-type="float" office:value="0.303999179562819" calcext:value-type="float">
            <text:p>0.303999179562819</text:p>
          </table:table-cell>
          <table:table-cell office:value-type="float" office:value="0.304012221304386" calcext:value-type="float">
            <text:p>0.304012221304386</text:p>
          </table:table-cell>
          <table:table-cell office:value-type="float" office:value="0.303957821695282" calcext:value-type="float">
            <text:p>0.303957821695282</text:p>
          </table:table-cell>
          <table:table-cell office:value-type="float" office:value="0.304026744374958" calcext:value-type="float">
            <text:p>0.304026744374958</text:p>
          </table:table-cell>
          <table:table-cell office:value-type="float" office:value="0.303969623622522" calcext:value-type="float">
            <text:p>0.303969623622522</text:p>
          </table:table-cell>
          <table:table-cell office:value-type="float" office:value="0.303999285416012" calcext:value-type="float">
            <text:p>0.303999285416012</text:p>
          </table:table-cell>
          <table:table-cell office:value-type="float" office:value="0.303966132384737" calcext:value-type="float">
            <text:p>0.303966132384737</text:p>
          </table:table-cell>
          <table:table-cell office:value-type="float" office:value="0.304004452526694" calcext:value-type="float">
            <text:p>0.304004452526694</text:p>
          </table:table-cell>
          <table:table-cell office:value-type="float" office:value="0.304028820295901" calcext:value-type="float">
            <text:p>0.304028820295901</text:p>
          </table:table-cell>
          <table:table-cell office:value-type="float" office:value="0.304005373581771" calcext:value-type="float">
            <text:p>0.304005373581771</text:p>
          </table:table-cell>
          <table:table-cell office:value-type="float" office:value="0.304001776853442" calcext:value-type="float">
            <text:p>0.304001776853442</text:p>
          </table:table-cell>
          <table:table-cell office:value-type="float" office:value="0.304031407678302" calcext:value-type="float">
            <text:p>0.304031407678302</text:p>
          </table:table-cell>
          <table:table-cell office:value-type="float" office:value="0.304025834727593" calcext:value-type="float">
            <text:p>0.304025834727593</text:p>
          </table:table-cell>
          <table:table-cell office:value-type="float" office:value="0.303949192020402" calcext:value-type="float">
            <text:p>0.303949192020402</text:p>
          </table:table-cell>
          <table:table-cell office:value-type="float" office:value="0.304003485781494" calcext:value-type="float">
            <text:p>0.304003485781494</text:p>
          </table:table-cell>
          <table:table-cell office:value-type="float" office:value="0.304053987504545" calcext:value-type="float">
            <text:p>0.304053987504545</text:p>
          </table:table-cell>
          <table:table-cell office:value-type="float" office:value="0.303707482697739" calcext:value-type="float">
            <text:p>0.303707482697739</text:p>
          </table:table-cell>
          <table:table-cell office:value-type="float" office:value="0.3026480185462" calcext:value-type="float">
            <text:p>0.3026480185462</text:p>
          </table:table-cell>
          <table:table-cell office:value-type="float" office:value="0.302391675542081" calcext:value-type="float">
            <text:p>0.302391675542081</text:p>
          </table:table-cell>
          <table:table-cell office:value-type="float" office:value="0.302431304003761" calcext:value-type="float">
            <text:p>0.302431304003761</text:p>
          </table:table-cell>
          <table:table-cell office:value-type="float" office:value="0.302315660275926" calcext:value-type="float">
            <text:p>0.302315660275926</text:p>
          </table:table-cell>
          <table:table-cell office:value-type="float" office:value="0.302253617333735" calcext:value-type="float">
            <text:p>0.302253617333735</text:p>
          </table:table-cell>
          <table:table-cell office:value-type="float" office:value="0.302149513492966" calcext:value-type="float">
            <text:p>0.302149513492966</text:p>
          </table:table-cell>
          <table:table-cell office:value-type="float" office:value="0.302059969238628" calcext:value-type="float">
            <text:p>0.302059969238628</text:p>
          </table:table-cell>
          <table:table-cell office:value-type="float" office:value="0.302354679292715" calcext:value-type="float">
            <text:p>0.302354679292715</text:p>
          </table:table-cell>
          <table:table-cell office:value-type="float" office:value="0.304761399688013" calcext:value-type="float">
            <text:p>0.304761399688013</text:p>
          </table:table-cell>
          <table:table-cell office:value-type="float" office:value="0.307763337508103" calcext:value-type="float">
            <text:p>0.307763337508103</text:p>
          </table:table-cell>
          <table:table-cell office:value-type="float" office:value="0.311836846491114" calcext:value-type="float">
            <text:p>0.311836846491114</text:p>
          </table:table-cell>
          <table:table-cell office:value-type="float" office:value="0.322003841751477" calcext:value-type="float">
            <text:p>0.322003841751477</text:p>
          </table:table-cell>
          <table:table-cell office:value-type="float" office:value="0.325462528058785" calcext:value-type="float">
            <text:p>0.325462528058785</text:p>
          </table:table-cell>
          <table:table-cell office:value-type="float" office:value="0.32862835255188" calcext:value-type="float">
            <text:p>0.32862835255188</text:p>
          </table:table-cell>
          <table:table-cell office:value-type="float" office:value="0.341905017475411" calcext:value-type="float">
            <text:p>0.341905017475411</text:p>
          </table:table-cell>
          <table:table-cell office:value-type="float" office:value="0.341184118248713" calcext:value-type="float">
            <text:p>0.341184118248713</text:p>
          </table:table-cell>
          <table:table-cell office:value-type="float" office:value="0.341210754120424" calcext:value-type="float">
            <text:p>0.341210754120424</text:p>
          </table:table-cell>
          <table:table-cell office:value-type="float" office:value="0.341161922304661" calcext:value-type="float">
            <text:p>0.341161922304661</text:p>
          </table:table-cell>
          <table:table-cell office:value-type="float" office:value="0.341470881967588" calcext:value-type="float">
            <text:p>0.341470881967588</text:p>
          </table:table-cell>
          <table:table-cell office:value-type="float" office:value="0.341268043198962" calcext:value-type="float">
            <text:p>0.341268043198962</text:p>
          </table:table-cell>
          <table:table-cell office:value-type="float" office:value="0.338252261121438" calcext:value-type="float">
            <text:p>0.338252261121438</text:p>
          </table:table-cell>
          <table:table-cell office:value-type="float" office:value="0.302494669742718" calcext:value-type="float">
            <text:p>0.302494669742718</text:p>
          </table:table-cell>
          <table:table-cell office:value-type="float" office:value="0.300227904237698" calcext:value-type="float">
            <text:p>0.300227904237698</text:p>
          </table:table-cell>
          <table:table-cell office:value-type="float" office:value="0.29816335946791" calcext:value-type="float">
            <text:p>0.29816335946791</text:p>
          </table:table-cell>
          <table:table-cell office:value-type="float" office:value="0.297625384238389" calcext:value-type="float">
            <text:p>0.297625384238389</text:p>
          </table:table-cell>
          <table:table-cell office:value-type="float" office:value="0.297613582967836" calcext:value-type="float">
            <text:p>0.297613582967836</text:p>
          </table:table-cell>
          <table:table-cell office:value-type="float" office:value="0.297988340003212" calcext:value-type="float">
            <text:p>0.297988340003212</text:p>
          </table:table-cell>
          <table:table-cell office:value-type="float" office:value="0.298431573904523" calcext:value-type="float">
            <text:p>0.298431573904523</text:p>
          </table:table-cell>
          <table:table-cell office:value-type="float" office:value="0.300527040290617" calcext:value-type="float">
            <text:p>0.300527040290617</text:p>
          </table:table-cell>
          <table:table-cell office:value-type="float" office:value="0.301170667678678" calcext:value-type="float">
            <text:p>0.301170667678678</text:p>
          </table:table-cell>
          <table:table-cell office:value-type="float" office:value="0.301242261469042" calcext:value-type="float">
            <text:p>0.301242261469042</text:p>
          </table:table-cell>
          <table:table-cell office:value-type="float" office:value="0.297591183434522" calcext:value-type="float">
            <text:p>0.297591183434522</text:p>
          </table:table-cell>
          <table:table-cell office:value-type="float" office:value="0.323206732550473" calcext:value-type="float">
            <text:p>0.323206732550473</text:p>
          </table:table-cell>
          <table:table-cell office:value-type="float" office:value="0.313065906408232" calcext:value-type="float">
            <text:p>0.313065906408232</text:p>
          </table:table-cell>
          <table:table-cell office:value-type="float" office:value="0.308759626601288" calcext:value-type="float">
            <text:p>0.308759626601288</text:p>
          </table:table-cell>
          <table:table-cell office:value-type="float" office:value="0.30742948398195" calcext:value-type="float">
            <text:p>0.30742948398195</text:p>
          </table:table-cell>
          <table:table-cell office:value-type="float" office:value="0.303424867166809" calcext:value-type="float">
            <text:p>0.303424867166809</text:p>
          </table:table-cell>
          <table:table-cell office:value-type="float" office:value="0.299392921764878" calcext:value-type="float">
            <text:p>0.299392921764878</text:p>
          </table:table-cell>
          <table:table-cell office:value-type="float" office:value="0.297444077446139" calcext:value-type="float">
            <text:p>0.297444077446139</text:p>
          </table:table-cell>
          <table:table-cell office:value-type="float" office:value="0.297380150488598" calcext:value-type="float">
            <text:p>0.297380150488598</text:p>
          </table:table-cell>
          <table:table-cell office:value-type="float" office:value="0.298932116694685" calcext:value-type="float">
            <text:p>0.298932116694685</text:p>
          </table:table-cell>
          <table:table-cell office:value-type="float" office:value="0.29888773347159" calcext:value-type="float">
            <text:p>0.29888773347159</text:p>
          </table:table-cell>
          <table:table-cell office:value-type="float" office:value="0.298085525399494" calcext:value-type="float">
            <text:p>0.298085525399494</text:p>
          </table:table-cell>
          <table:table-cell office:value-type="float" office:value="0.297659123589041" calcext:value-type="float">
            <text:p>0.297659123589041</text:p>
          </table:table-cell>
          <table:table-cell office:value-type="float" office:value="0.297353446159662" calcext:value-type="float">
            <text:p>0.297353446159662</text:p>
          </table:table-cell>
          <table:table-cell office:value-type="float" office:value="0.296796108140131" calcext:value-type="float">
            <text:p>0.296796108140131</text:p>
          </table:table-cell>
          <table:table-cell office:value-type="float" office:value="0.298820459902858" calcext:value-type="float">
            <text:p>0.298820459902858</text:p>
          </table:table-cell>
          <table:table-cell office:value-type="float" office:value="0.303802380750046" calcext:value-type="float">
            <text:p>0.303802380750046</text:p>
          </table:table-cell>
          <table:table-cell office:value-type="float" office:value="0.309893761286584" calcext:value-type="float">
            <text:p>0.309893761286584</text:p>
          </table:table-cell>
          <table:table-cell office:value-type="float" office:value="0.318566431240242" calcext:value-type="float">
            <text:p>0.318566431240242</text:p>
          </table:table-cell>
          <table:table-cell office:value-type="float" office:value="0.32817568473152" calcext:value-type="float">
            <text:p>0.32817568473152</text:p>
          </table:table-cell>
          <table:table-cell office:value-type="float" office:value="0.328381344251535" calcext:value-type="float">
            <text:p>0.328381344251535</text:p>
          </table:table-cell>
          <table:table-cell office:value-type="float" office:value="0.324953341725369" calcext:value-type="float">
            <text:p>0.324953341725369</text:p>
          </table:table-cell>
          <table:table-cell office:value-type="float" office:value="0.323737482660057" calcext:value-type="float">
            <text:p>0.323737482660057</text:p>
          </table:table-cell>
          <table:table-cell office:value-type="float" office:value="0.326725454693778" calcext:value-type="float">
            <text:p>0.326725454693778</text:p>
          </table:table-cell>
          <table:table-cell office:value-type="float" office:value="0.322118056301746" calcext:value-type="float">
            <text:p>0.322118056301746</text:p>
          </table:table-cell>
          <table:table-cell office:value-type="float" office:value="0.306089961505705" calcext:value-type="float">
            <text:p>0.306089961505705</text:p>
          </table:table-cell>
          <table:table-cell office:value-type="float" office:value="0.301003833892784" calcext:value-type="float">
            <text:p>0.301003833892784</text:p>
          </table:table-cell>
          <table:table-cell office:value-type="float" office:value="0.300903406282188" calcext:value-type="float">
            <text:p>0.300903406282188</text:p>
          </table:table-cell>
          <table:table-cell office:value-type="float" office:value="0.300666283879613" calcext:value-type="float">
            <text:p>0.300666283879613</text:p>
          </table:table-cell>
          <table:table-cell office:value-type="float" office:value="0.290675164456318" calcext:value-type="float">
            <text:p>0.290675164456318</text:p>
          </table:table-cell>
          <table:table-cell office:value-type="float" office:value="0.33215455857502" calcext:value-type="float">
            <text:p>0.33215455857502</text:p>
          </table:table-cell>
          <table:table-cell office:value-type="float" office:value="0.331022072079579" calcext:value-type="float">
            <text:p>0.331022072079579</text:p>
          </table:table-cell>
          <table:table-cell office:value-type="float" office:value="0.299436397311123" calcext:value-type="float">
            <text:p>0.299436397311123</text:p>
          </table:table-cell>
          <table:table-cell office:value-type="float" office:value="0.289630434316065" calcext:value-type="float">
            <text:p>0.289630434316065</text:p>
          </table:table-cell>
          <table:table-cell office:value-type="float" office:value="0.299536914370099" calcext:value-type="float">
            <text:p>0.299536914370099</text:p>
          </table:table-cell>
          <table:table-cell office:value-type="float" office:value="0.303591007246025" calcext:value-type="float">
            <text:p>0.303591007246025</text:p>
          </table:table-cell>
          <table:table-cell office:value-type="float" office:value="0.303994987991887" calcext:value-type="float">
            <text:p>0.303994987991887</text:p>
          </table:table-cell>
          <table:table-cell office:value-type="float" office:value="0.302697525687163" calcext:value-type="float">
            <text:p>0.302697525687163</text:p>
          </table:table-cell>
          <table:table-cell office:value-type="float" office:value="0.302268757311029" calcext:value-type="float">
            <text:p>0.302268757311029</text:p>
          </table:table-cell>
          <table:table-cell office:value-type="float" office:value="0.301048192033416" calcext:value-type="float">
            <text:p>0.301048192033416</text:p>
          </table:table-cell>
          <table:table-cell office:value-type="float" office:value="0.301394884429072" calcext:value-type="float">
            <text:p>0.301394884429072</text:p>
          </table:table-cell>
          <table:table-cell office:value-type="float" office:value="0.302546615055195" calcext:value-type="float">
            <text:p>0.302546615055195</text:p>
          </table:table-cell>
          <table:table-cell office:value-type="float" office:value="0.307358335356086" calcext:value-type="float">
            <text:p>0.307358335356086</text:p>
          </table:table-cell>
          <table:table-cell office:value-type="float" office:value="0.310007659881813" calcext:value-type="float">
            <text:p>0.310007659881813</text:p>
          </table:table-cell>
          <table:table-cell office:value-type="float" office:value="0.313303555230325" calcext:value-type="float">
            <text:p>0.313303555230325</text:p>
          </table:table-cell>
          <table:table-cell office:value-type="float" office:value="0.315021163910142" calcext:value-type="float">
            <text:p>0.315021163910142</text:p>
          </table:table-cell>
          <table:table-cell office:value-type="float" office:value="0.314112014935932" calcext:value-type="float">
            <text:p>0.314112014935932</text:p>
          </table:table-cell>
          <table:table-cell office:value-type="float" office:value="0.32305795944219" calcext:value-type="float">
            <text:p>0.32305795944219</text:p>
          </table:table-cell>
          <table:table-cell office:value-type="float" office:value="0.32048067227771" calcext:value-type="float">
            <text:p>0.32048067227771</text:p>
          </table:table-cell>
          <table:table-cell office:value-type="float" office:value="0.326339061753869" calcext:value-type="float">
            <text:p>0.326339061753869</text:p>
          </table:table-cell>
          <table:table-cell office:value-type="float" office:value="0.334474524008946" calcext:value-type="float">
            <text:p>0.334474524008946</text:p>
          </table:table-cell>
          <table:table-cell office:value-type="float" office:value="0.337733569141987" calcext:value-type="float">
            <text:p>0.337733569141987</text:p>
          </table:table-cell>
          <table:table-cell office:value-type="float" office:value="0.33671722106467" calcext:value-type="float">
            <text:p>0.33671722106467</text:p>
          </table:table-cell>
          <table:table-cell office:value-type="float" office:value="0.334947961372574" calcext:value-type="float">
            <text:p>0.334947961372574</text:p>
          </table:table-cell>
          <table:table-cell office:value-type="float" office:value="0.334067513808547" calcext:value-type="float">
            <text:p>0.334067513808547</text:p>
          </table:table-cell>
          <table:table-cell office:value-type="float" office:value="0.337968536645687" calcext:value-type="float">
            <text:p>0.337968536645687</text:p>
          </table:table-cell>
          <table:table-cell office:value-type="float" office:value="0.335379417381192" calcext:value-type="float">
            <text:p>0.335379417381192</text:p>
          </table:table-cell>
          <table:table-cell office:value-type="float" office:value="0.325348703664139" calcext:value-type="float">
            <text:p>0.325348703664139</text:p>
          </table:table-cell>
          <table:table-cell office:value-type="float" office:value="0.312656075679694" calcext:value-type="float">
            <text:p>0.312656075679694</text:p>
          </table:table-cell>
          <table:table-cell office:value-type="float" office:value="0.302434641213597" calcext:value-type="float">
            <text:p>0.302434641213597</text:p>
          </table:table-cell>
          <table:table-cell office:value-type="float" office:value="0.301542136575324" calcext:value-type="float">
            <text:p>0.301542136575324</text:p>
          </table:table-cell>
          <table:table-cell office:value-type="float" office:value="0.301471543027707" calcext:value-type="float">
            <text:p>0.301471543027707</text:p>
          </table:table-cell>
          <table:table-cell office:value-type="float" office:value="0.301547430866836" calcext:value-type="float">
            <text:p>0.301547430866836</text:p>
          </table:table-cell>
          <table:table-cell office:value-type="float" office:value="0.301932544491644" calcext:value-type="float">
            <text:p>0.301932544491644</text:p>
          </table:table-cell>
          <table:table-cell office:value-type="float" office:value="0.303734325838925" calcext:value-type="float">
            <text:p>0.303734325838925</text:p>
          </table:table-cell>
          <table:table-cell office:value-type="float" office:value="0.307599350174904" calcext:value-type="float">
            <text:p>0.307599350174904</text:p>
          </table:table-cell>
          <table:table-cell office:value-type="float" office:value="0.311634680855897" calcext:value-type="float">
            <text:p>0.311634680855897</text:p>
          </table:table-cell>
          <table:table-cell office:value-type="float" office:value="0.312832035531164" calcext:value-type="float">
            <text:p>0.312832035531164</text:p>
          </table:table-cell>
          <table:table-cell office:value-type="float" office:value="0.313461906879709" calcext:value-type="float">
            <text:p>0.313461906879709</text:p>
          </table:table-cell>
          <table:table-cell office:value-type="float" office:value="0.31072143286682" calcext:value-type="float">
            <text:p>0.31072143286682</text:p>
          </table:table-cell>
          <table:table-cell office:value-type="float" office:value="0.315537640832875" calcext:value-type="float">
            <text:p>0.315537640832875</text:p>
          </table:table-cell>
          <table:table-cell office:value-type="float" office:value="0.32306855482119" calcext:value-type="float">
            <text:p>0.32306855482119</text:p>
          </table:table-cell>
          <table:table-cell office:value-type="float" office:value="0.332704392481899" calcext:value-type="float">
            <text:p>0.332704392481899</text:p>
          </table:table-cell>
          <table:table-cell office:value-type="float" office:value="0.323056042542752" calcext:value-type="float">
            <text:p>0.323056042542752</text:p>
          </table:table-cell>
          <table:table-cell office:value-type="float" office:value="0.311150995412354" calcext:value-type="float">
            <text:p>0.311150995412354</text:p>
          </table:table-cell>
          <table:table-cell office:value-type="float" office:value="0.306221049350028" calcext:value-type="float">
            <text:p>0.306221049350028</text:p>
          </table:table-cell>
          <table:table-cell office:value-type="float" office:value="0.301674892613774" calcext:value-type="float">
            <text:p>0.301674892613774</text:p>
          </table:table-cell>
          <table:table-cell office:value-type="float" office:value="0.292908781195447" calcext:value-type="float">
            <text:p>0.292908781195447</text:p>
          </table:table-cell>
          <table:table-cell office:value-type="float" office:value="0.294159540883651" calcext:value-type="float">
            <text:p>0.294159540883651</text:p>
          </table:table-cell>
          <table:table-cell office:value-type="float" office:value="0.298764694686879" calcext:value-type="float">
            <text:p>0.298764694686879</text:p>
          </table:table-cell>
          <table:table-cell office:value-type="float" office:value="0.303291671314236" calcext:value-type="float">
            <text:p>0.303291671314236</text:p>
          </table:table-cell>
          <table:table-cell office:value-type="float" office:value="0.304040124527983" calcext:value-type="float">
            <text:p>0.304040124527983</text:p>
          </table:table-cell>
          <table:table-cell office:value-type="float" office:value="0.304176579892192" calcext:value-type="float">
            <text:p>0.304176579892192</text:p>
          </table:table-cell>
          <table:table-cell office:value-type="float" office:value="0.303190049066887" calcext:value-type="float">
            <text:p>0.303190049066887</text:p>
          </table:table-cell>
          <table:table-cell office:value-type="float" office:value="0.301455940497682" calcext:value-type="float">
            <text:p>0.301455940497682</text:p>
          </table:table-cell>
          <table:table-cell office:value-type="float" office:value="0.301415807776344" calcext:value-type="float">
            <text:p>0.301415807776344</text:p>
          </table:table-cell>
          <table:table-cell office:value-type="float" office:value="0.303598197370494" calcext:value-type="float">
            <text:p>0.303598197370494</text:p>
          </table:table-cell>
          <table:table-cell office:value-type="float" office:value="0.305965371192499" calcext:value-type="float">
            <text:p>0.305965371192499</text:p>
          </table:table-cell>
          <table:table-cell office:value-type="float" office:value="0.310663115565003" calcext:value-type="float">
            <text:p>0.310663115565003</text:p>
          </table:table-cell>
          <table:table-cell office:value-type="float" office:value="0.311700744051174" calcext:value-type="float">
            <text:p>0.311700744051174</text:p>
          </table:table-cell>
          <table:table-cell office:value-type="float" office:value="0.311502066294837" calcext:value-type="float">
            <text:p>0.311502066294837</text:p>
          </table:table-cell>
          <table:table-cell office:value-type="float" office:value="0.322143061312894" calcext:value-type="float">
            <text:p>0.322143061312894</text:p>
          </table:table-cell>
          <table:table-cell office:value-type="float" office:value="0.32398160386938" calcext:value-type="float">
            <text:p>0.32398160386938</text:p>
          </table:table-cell>
          <table:table-cell office:value-type="float" office:value="0.320345655166941" calcext:value-type="float">
            <text:p>0.320345655166941</text:p>
          </table:table-cell>
          <table:table-cell office:value-type="float" office:value="0.334164968675847" calcext:value-type="float">
            <text:p>0.334164968675847</text:p>
          </table:table-cell>
          <table:table-cell office:value-type="float" office:value="0.335346817224637" calcext:value-type="float">
            <text:p>0.335346817224637</text:p>
          </table:table-cell>
          <table:table-cell office:value-type="float" office:value="0.335781173657968" calcext:value-type="float">
            <text:p>0.335781173657968</text:p>
          </table:table-cell>
          <table:table-cell office:value-type="float" office:value="0.336680609814904" calcext:value-type="float">
            <text:p>0.336680609814904</text:p>
          </table:table-cell>
          <table:table-cell office:value-type="float" office:value="0.335759086797004" calcext:value-type="float">
            <text:p>0.335759086797004</text:p>
          </table:table-cell>
          <table:table-cell office:value-type="float" office:value="0.33600095487688" calcext:value-type="float">
            <text:p>0.33600095487688</text:p>
          </table:table-cell>
          <table:table-cell office:value-type="float" office:value="0.337180426650715" calcext:value-type="float">
            <text:p>0.337180426650715</text:p>
          </table:table-cell>
          <table:table-cell office:value-type="float" office:value="0.335336886210498" calcext:value-type="float">
            <text:p>0.335336886210498</text:p>
          </table:table-cell>
          <table:table-cell office:value-type="float" office:value="0.331877179681208" calcext:value-type="float">
            <text:p>0.331877179681208</text:p>
          </table:table-cell>
          <table:table-cell office:value-type="float" office:value="0.328131033008456" calcext:value-type="float">
            <text:p>0.328131033008456</text:p>
          </table:table-cell>
          <table:table-cell office:value-type="float" office:value="0.309047841705674" calcext:value-type="float">
            <text:p>0.309047841705674</text:p>
          </table:table-cell>
          <table:table-cell office:value-type="float" office:value="0.305624385812094" calcext:value-type="float">
            <text:p>0.305624385812094</text:p>
          </table:table-cell>
          <table:table-cell office:value-type="float" office:value="0.302586355592132" calcext:value-type="float">
            <text:p>0.302586355592132</text:p>
          </table:table-cell>
          <table:table-cell office:value-type="float" office:value="0.30098957137392" calcext:value-type="float">
            <text:p>0.30098957137392</text:p>
          </table:table-cell>
          <table:table-cell office:value-type="float" office:value="0.301114502204588" calcext:value-type="float">
            <text:p>0.301114502204588</text:p>
          </table:table-cell>
          <table:table-cell office:value-type="float" office:value="0.300334552316855" calcext:value-type="float">
            <text:p>0.300334552316855</text:p>
          </table:table-cell>
          <table:table-cell office:value-type="float" office:value="0.300255005964501" calcext:value-type="float">
            <text:p>0.300255005964501</text:p>
          </table:table-cell>
          <table:table-cell office:value-type="float" office:value="0.302113761680983" calcext:value-type="float">
            <text:p>0.302113761680983</text:p>
          </table:table-cell>
          <table:table-cell office:value-type="float" office:value="0.306322869879323" calcext:value-type="float">
            <text:p>0.306322869879323</text:p>
          </table:table-cell>
          <table:table-cell office:value-type="float" office:value="0.307206958908588" calcext:value-type="float">
            <text:p>0.307206958908588</text:p>
          </table:table-cell>
          <table:table-cell office:value-type="float" office:value="0.308207478695886" calcext:value-type="float">
            <text:p>0.308207478695886</text:p>
          </table:table-cell>
          <table:table-cell office:value-type="float" office:value="0.307849125137239" calcext:value-type="float">
            <text:p>0.307849125137239</text:p>
          </table:table-cell>
          <table:table-cell office:value-type="float" office:value="0.307792143149098" calcext:value-type="float">
            <text:p>0.307792143149098</text:p>
          </table:table-cell>
          <table:table-cell office:value-type="float" office:value="0.306245615434572" calcext:value-type="float">
            <text:p>0.306245615434572</text:p>
          </table:table-cell>
          <table:table-cell office:value-type="float" office:value="0.3263930409077" calcext:value-type="float">
            <text:p>0.3263930409077</text:p>
          </table:table-cell>
          <table:table-cell office:value-type="float" office:value="0.302199373783179" calcext:value-type="float">
            <text:p>0.302199373783179</text:p>
          </table:table-cell>
          <table:table-cell office:value-type="float" office:value="0.292393821280586" calcext:value-type="float">
            <text:p>0.292393821280586</text:p>
          </table:table-cell>
          <table:table-cell office:value-type="float" office:value="0.291717080581326" calcext:value-type="float">
            <text:p>0.291717080581326</text:p>
          </table:table-cell>
          <table:table-cell office:value-type="float" office:value="0.297087792056682" calcext:value-type="float">
            <text:p>0.297087792056682</text:p>
          </table:table-cell>
          <table:table-cell office:value-type="float" office:value="0.301843831645346" calcext:value-type="float">
            <text:p>0.301843831645346</text:p>
          </table:table-cell>
          <table:table-cell office:value-type="float" office:value="0.302537252149119" calcext:value-type="float">
            <text:p>0.302537252149119</text:p>
          </table:table-cell>
          <table:table-cell office:value-type="float" office:value="0.300788546196117" calcext:value-type="float">
            <text:p>0.300788546196117</text:p>
          </table:table-cell>
          <table:table-cell office:value-type="float" office:value="0.299986364863726" calcext:value-type="float">
            <text:p>0.299986364863726</text:p>
          </table:table-cell>
          <table:table-cell office:value-type="float" office:value="0.299780764587305" calcext:value-type="float">
            <text:p>0.299780764587305</text:p>
          </table:table-cell>
          <table:table-cell office:value-type="float" office:value="0.301706426038552" calcext:value-type="float">
            <text:p>0.301706426038552</text:p>
          </table:table-cell>
          <table:table-cell office:value-type="float" office:value="0.304220282775383" calcext:value-type="float">
            <text:p>0.304220282775383</text:p>
          </table:table-cell>
          <table:table-cell office:value-type="float" office:value="0.307058883471142" calcext:value-type="float">
            <text:p>0.307058883471142</text:p>
          </table:table-cell>
          <table:table-cell office:value-type="float" office:value="0.310338693676051" calcext:value-type="float">
            <text:p>0.310338693676051</text:p>
          </table:table-cell>
          <table:table-cell office:value-type="float" office:value="0.313623575443794" calcext:value-type="float">
            <text:p>0.313623575443794</text:p>
          </table:table-cell>
          <table:table-cell office:value-type="float" office:value="0.314122784741296" calcext:value-type="float">
            <text:p>0.314122784741296</text:p>
          </table:table-cell>
          <table:table-cell office:value-type="float" office:value="0.315221041391662" calcext:value-type="float">
            <text:p>0.315221041391662</text:p>
          </table:table-cell>
          <table:table-cell office:value-type="float" office:value="0.322514147698653" calcext:value-type="float">
            <text:p>0.322514147698653</text:p>
          </table:table-cell>
          <table:table-cell office:value-type="float" office:value="0.322699406446029" calcext:value-type="float">
            <text:p>0.322699406446029</text:p>
          </table:table-cell>
          <table:table-cell office:value-type="float" office:value="0.334593039447333" calcext:value-type="float">
            <text:p>0.334593039447333</text:p>
          </table:table-cell>
          <table:table-cell office:value-type="float" office:value="0.335453625651604" calcext:value-type="float">
            <text:p>0.335453625651604</text:p>
          </table:table-cell>
          <table:table-cell office:value-type="float" office:value="0.333792405726796" calcext:value-type="float">
            <text:p>0.333792405726796</text:p>
          </table:table-cell>
          <table:table-cell office:value-type="float" office:value="0.333890354794993" calcext:value-type="float">
            <text:p>0.333890354794993</text:p>
          </table:table-cell>
          <table:table-cell office:value-type="float" office:value="0.336374803026831" calcext:value-type="float">
            <text:p>0.336374803026831</text:p>
          </table:table-cell>
          <table:table-cell office:value-type="float" office:value="0.331525233431578" calcext:value-type="float">
            <text:p>0.331525233431578</text:p>
          </table:table-cell>
          <table:table-cell office:value-type="float" office:value="0.329235992996667" calcext:value-type="float">
            <text:p>0.329235992996667</text:p>
          </table:table-cell>
          <table:table-cell office:value-type="float" office:value="0.303462095088845" calcext:value-type="float">
            <text:p>0.303462095088845</text:p>
          </table:table-cell>
          <table:table-cell office:value-type="float" office:value="0.299832985283818" calcext:value-type="float">
            <text:p>0.299832985283818</text:p>
          </table:table-cell>
          <table:table-cell office:value-type="float" office:value="0.298948910069376" calcext:value-type="float">
            <text:p>0.298948910069376</text:p>
          </table:table-cell>
          <table:table-cell office:value-type="float" office:value="0.298921725397316" calcext:value-type="float">
            <text:p>0.298921725397316</text:p>
          </table:table-cell>
          <table:table-cell office:value-type="float" office:value="0.299011220617548" calcext:value-type="float">
            <text:p>0.299011220617548</text:p>
          </table:table-cell>
          <table:table-cell office:value-type="float" office:value="0.30085820815261" calcext:value-type="float">
            <text:p>0.30085820815261</text:p>
          </table:table-cell>
          <table:table-cell office:value-type="float" office:value="0.30247743356854" calcext:value-type="float">
            <text:p>0.30247743356854</text:p>
          </table:table-cell>
          <table:table-cell office:value-type="float" office:value="0.306706045731182" calcext:value-type="float">
            <text:p>0.306706045731182</text:p>
          </table:table-cell>
          <table:table-cell office:value-type="float" office:value="0.308277634632032" calcext:value-type="float">
            <text:p>0.308277634632032</text:p>
          </table:table-cell>
          <table:table-cell office:value-type="float" office:value="0.307697689763221" calcext:value-type="float">
            <text:p>0.307697689763221</text:p>
          </table:table-cell>
          <table:table-cell office:value-type="float" office:value="0.305526375100428" calcext:value-type="float">
            <text:p>0.305526375100428</text:p>
          </table:table-cell>
          <table:table-cell office:value-type="float" office:value="0.302118115112871" calcext:value-type="float">
            <text:p>0.302118115112871</text:p>
          </table:table-cell>
          <table:table-cell office:value-type="float" office:value="0.31973636890985" calcext:value-type="float">
            <text:p>0.31973636890985</text:p>
          </table:table-cell>
          <table:table-cell office:value-type="float" office:value="0.297156070198598" calcext:value-type="float">
            <text:p>0.297156070198598</text:p>
          </table:table-cell>
          <table:table-cell office:value-type="float" office:value="0.292686690579033" calcext:value-type="float">
            <text:p>0.292686690579033</text:p>
          </table:table-cell>
          <table:table-cell office:value-type="float" office:value="0.291879439749535" calcext:value-type="float">
            <text:p>0.291879439749535</text:p>
          </table:table-cell>
          <table:table-cell office:value-type="float" office:value="0.295942927615528" calcext:value-type="float">
            <text:p>0.295942927615528</text:p>
          </table:table-cell>
          <table:table-cell office:value-type="float" office:value="0.301351127244135" calcext:value-type="float">
            <text:p>0.301351127244135</text:p>
          </table:table-cell>
          <table:table-cell office:value-type="float" office:value="0.301833931957103" calcext:value-type="float">
            <text:p>0.301833931957103</text:p>
          </table:table-cell>
          <table:table-cell office:value-type="float" office:value="0.301068676565029" calcext:value-type="float">
            <text:p>0.301068676565029</text:p>
          </table:table-cell>
          <table:table-cell office:value-type="float" office:value="0.299839679068134" calcext:value-type="float">
            <text:p>0.299839679068134</text:p>
          </table:table-cell>
          <table:table-cell office:value-type="float" office:value="0.298655555222727" calcext:value-type="float">
            <text:p>0.298655555222727</text:p>
          </table:table-cell>
          <table:table-cell office:value-type="float" office:value="0.300860325035487" calcext:value-type="float">
            <text:p>0.300860325035487</text:p>
          </table:table-cell>
          <table:table-cell office:value-type="float" office:value="0.303757691179841" calcext:value-type="float">
            <text:p>0.303757691179841</text:p>
          </table:table-cell>
          <table:table-cell office:value-type="float" office:value="0.306066417342781" calcext:value-type="float">
            <text:p>0.306066417342781</text:p>
          </table:table-cell>
          <table:table-cell office:value-type="float" office:value="0.308975422957154" calcext:value-type="float">
            <text:p>0.308975422957154</text:p>
          </table:table-cell>
          <table:table-cell office:value-type="float" office:value="0.323530893177964" calcext:value-type="float">
            <text:p>0.323530893177964</text:p>
          </table:table-cell>
          <table:table-cell office:value-type="float" office:value="0.323489526944701" calcext:value-type="float">
            <text:p>0.323489526944701</text:p>
          </table:table-cell>
          <table:table-cell office:value-type="float" office:value="0.321278846192851" calcext:value-type="float">
            <text:p>0.321278846192851</text:p>
          </table:table-cell>
          <table:table-cell office:value-type="float" office:value="0.32868348989352" calcext:value-type="float">
            <text:p>0.32868348989352</text:p>
          </table:table-cell>
          <table:table-cell office:value-type="float" office:value="0.334392025929487" calcext:value-type="float">
            <text:p>0.334392025929487</text:p>
          </table:table-cell>
          <table:table-cell office:value-type="float" office:value="0.334546818867013" calcext:value-type="float">
            <text:p>0.334546818867013</text:p>
          </table:table-cell>
          <table:table-cell office:value-type="float" office:value="0.335736607799722" calcext:value-type="float">
            <text:p>0.335736607799722</text:p>
          </table:table-cell>
          <table:table-cell office:value-type="float" office:value="0.334526116720628" calcext:value-type="float">
            <text:p>0.334526116720628</text:p>
          </table:table-cell>
          <table:table-cell office:value-type="float" office:value="0.334848290972097" calcext:value-type="float">
            <text:p>0.334848290972097</text:p>
          </table:table-cell>
          <table:table-cell office:value-type="float" office:value="0.338130642662285" calcext:value-type="float">
            <text:p>0.338130642662285</text:p>
          </table:table-cell>
          <table:table-cell office:value-type="float" office:value="0.338361548721371" calcext:value-type="float">
            <text:p>0.338361548721371</text:p>
          </table:table-cell>
          <table:table-cell office:value-type="float" office:value="0.336211205110168" calcext:value-type="float">
            <text:p>0.336211205110168</text:p>
          </table:table-cell>
          <table:table-cell office:value-type="float" office:value="0.309176478074722" calcext:value-type="float">
            <text:p>0.309176478074722</text:p>
          </table:table-cell>
          <table:table-cell office:value-type="float" office:value="0.30710715770686" calcext:value-type="float">
            <text:p>0.30710715770686</text:p>
          </table:table-cell>
          <table:table-cell office:value-type="float" office:value="0.305538426031822" calcext:value-type="float">
            <text:p>0.305538426031822</text:p>
          </table:table-cell>
          <table:table-cell office:value-type="float" office:value="0.302709855753657" calcext:value-type="float">
            <text:p>0.302709855753657</text:p>
          </table:table-cell>
          <table:table-cell office:value-type="float" office:value="0.302168910841611" calcext:value-type="float">
            <text:p>0.302168910841611</text:p>
          </table:table-cell>
          <table:table-cell office:value-type="float" office:value="0.303041433650312" calcext:value-type="float">
            <text:p>0.303041433650312</text:p>
          </table:table-cell>
          <table:table-cell office:value-type="float" office:value="0.304402676742729" calcext:value-type="float">
            <text:p>0.304402676742729</text:p>
          </table:table-cell>
          <table:table-cell office:value-type="float" office:value="0.305597311835223" calcext:value-type="float">
            <text:p>0.305597311835223</text:p>
          </table:table-cell>
          <table:table-cell office:value-type="float" office:value="0.304735713027401" calcext:value-type="float">
            <text:p>0.304735713027401</text:p>
          </table:table-cell>
          <table:table-cell office:value-type="float" office:value="0.298509774713431" calcext:value-type="float">
            <text:p>0.298509774713431</text:p>
          </table:table-cell>
          <table:table-cell office:value-type="float" office:value="0.295682505694605" calcext:value-type="float">
            <text:p>0.295682505694605</text:p>
          </table:table-cell>
          <table:table-cell office:value-type="float" office:value="0.295276648776135" calcext:value-type="float">
            <text:p>0.295276648776135</text:p>
          </table:table-cell>
          <table:table-cell office:value-type="float" office:value="0.294427159500745" calcext:value-type="float">
            <text:p>0.294427159500745</text:p>
          </table:table-cell>
          <table:table-cell office:value-type="float" office:value="0.294285001401293" calcext:value-type="float">
            <text:p>0.294285001401293</text:p>
          </table:table-cell>
          <table:table-cell office:value-type="float" office:value="0.294181192987299" calcext:value-type="float">
            <text:p>0.294181192987299</text:p>
          </table:table-cell>
          <table:table-cell office:value-type="float" office:value="0.294307903088765" calcext:value-type="float">
            <text:p>0.294307903088765</text:p>
          </table:table-cell>
          <table:table-cell office:value-type="float" office:value="0.294299069986828" calcext:value-type="float">
            <text:p>0.294299069986828</text:p>
          </table:table-cell>
          <table:table-cell office:value-type="float" office:value="0.294180659019239" calcext:value-type="float">
            <text:p>0.294180659019239</text:p>
          </table:table-cell>
          <table:table-cell office:value-type="float" office:value="0.294165285259347" calcext:value-type="float">
            <text:p>0.294165285259347</text:p>
          </table:table-cell>
          <table:table-cell office:value-type="float" office:value="0.294139515518438" calcext:value-type="float">
            <text:p>0.294139515518438</text:p>
          </table:table-cell>
          <table:table-cell office:value-type="float" office:value="0.294100041084865" calcext:value-type="float">
            <text:p>0.294100041084865</text:p>
          </table:table-cell>
          <table:table-cell office:value-type="float" office:value="0.29413437844333" calcext:value-type="float">
            <text:p>0.29413437844333</text:p>
          </table:table-cell>
          <table:table-cell office:value-type="float" office:value="0.294267859111716" calcext:value-type="float">
            <text:p>0.294267859111716</text:p>
          </table:table-cell>
          <table:table-cell office:value-type="float" office:value="0.294308063705823" calcext:value-type="float">
            <text:p>0.294308063705823</text:p>
          </table:table-cell>
          <table:table-cell office:value-type="float" office:value="0.294356155968822" calcext:value-type="float">
            <text:p>0.294356155968822</text:p>
          </table:table-cell>
          <table:table-cell office:value-type="float" office:value="0.294360103982666" calcext:value-type="float">
            <text:p>0.294360103982666</text:p>
          </table:table-cell>
          <table:table-cell office:value-type="float" office:value="0.294306811315153" calcext:value-type="float">
            <text:p>0.294306811315153</text:p>
          </table:table-cell>
          <table:table-cell office:value-type="float" office:value="0.294283070107049" calcext:value-type="float">
            <text:p>0.294283070107049</text:p>
          </table:table-cell>
          <table:table-cell office:value-type="float" office:value="0.294267249857249" calcext:value-type="float">
            <text:p>0.294267249857249</text:p>
          </table:table-cell>
          <table:table-cell office:value-type="float" office:value="0.294277849957537" calcext:value-type="float">
            <text:p>0.294277849957537</text:p>
          </table:table-cell>
          <table:table-cell office:value-type="float" office:value="0.294294486867991" calcext:value-type="float">
            <text:p>0.294294486867991</text:p>
          </table:table-cell>
          <table:table-cell office:value-type="float" office:value="0.294281349265194" calcext:value-type="float">
            <text:p>0.294281349265194</text:p>
          </table:table-cell>
          <table:table-cell office:value-type="float" office:value="0.294284842538181" calcext:value-type="float">
            <text:p>0.294284842538181</text:p>
          </table:table-cell>
          <table:table-cell office:value-type="float" office:value="0.294288817822744" calcext:value-type="float">
            <text:p>0.294288817822744</text:p>
          </table:table-cell>
          <table:table-cell office:value-type="float" office:value="0.294292218524766" calcext:value-type="float">
            <text:p>0.294292218524766</text:p>
          </table:table-cell>
          <table:table-cell office:value-type="float" office:value="0.29430126106695" calcext:value-type="float">
            <text:p>0.29430126106695</text:p>
          </table:table-cell>
          <table:table-cell office:value-type="float" office:value="0.294285014893005" calcext:value-type="float">
            <text:p>0.294285014893005</text:p>
          </table:table-cell>
          <table:table-cell office:value-type="float" office:value="0.29426575493133" calcext:value-type="float">
            <text:p>0.29426575493133</text:p>
          </table:table-cell>
          <table:table-cell office:value-type="float" office:value="0.294286389706002" calcext:value-type="float">
            <text:p>0.294286389706002</text:p>
          </table:table-cell>
          <table:table-cell office:value-type="float" office:value="0.29428318612372" calcext:value-type="float">
            <text:p>0.29428318612372</text:p>
          </table:table-cell>
          <table:table-cell office:value-type="float" office:value="0.294259212824759" calcext:value-type="float">
            <text:p>0.294259212824759</text:p>
          </table:table-cell>
          <table:table-cell office:value-type="float" office:value="0.294297437887195" calcext:value-type="float">
            <text:p>0.294297437887195</text:p>
          </table:table-cell>
          <table:table-cell office:value-type="float" office:value="0.294294606085716" calcext:value-type="float">
            <text:p>0.294294606085716</text:p>
          </table:table-cell>
          <table:table-cell office:value-type="float" office:value="0.294294063774949" calcext:value-type="float">
            <text:p>0.294294063774949</text:p>
          </table:table-cell>
          <table:table-cell office:value-type="float" office:value="0.294287643749272" calcext:value-type="float">
            <text:p>0.294287643749272</text:p>
          </table:table-cell>
          <table:table-cell office:value-type="float" office:value="0.294265754484722" calcext:value-type="float">
            <text:p>0.294265754484722</text:p>
          </table:table-cell>
          <table:table-cell office:value-type="float" office:value="0.294267517271095" calcext:value-type="float">
            <text:p>0.294267517271095</text:p>
          </table:table-cell>
          <table:table-cell office:value-type="float" office:value="0.294286435063809" calcext:value-type="float">
            <text:p>0.294286435063809</text:p>
          </table:table-cell>
          <table:table-cell office:value-type="float" office:value="0.29428992718846" calcext:value-type="float">
            <text:p>0.29428992718846</text:p>
          </table:table-cell>
          <table:table-cell office:value-type="float" office:value="0.294285218124591" calcext:value-type="float">
            <text:p>0.294285218124591</text:p>
          </table:table-cell>
          <table:table-cell office:value-type="float" office:value="0.294250143482812" calcext:value-type="float">
            <text:p>0.294250143482812</text:p>
          </table:table-cell>
          <table:table-cell office:value-type="float" office:value="0.29426778586559" calcext:value-type="float">
            <text:p>0.29426778586559</text:p>
          </table:table-cell>
          <table:table-cell office:value-type="float" office:value="0.294286125308186" calcext:value-type="float">
            <text:p>0.294286125308186</text:p>
          </table:table-cell>
          <table:table-cell office:value-type="float" office:value="0.29429583331818" calcext:value-type="float">
            <text:p>0.29429583331818</text:p>
          </table:table-cell>
          <table:table-cell office:value-type="float" office:value="0.294279822958262" calcext:value-type="float">
            <text:p>0.294279822958262</text:p>
          </table:table-cell>
          <table:table-cell office:value-type="float" office:value="0.294273224516408" calcext:value-type="float">
            <text:p>0.294273224516408</text:p>
          </table:table-cell>
          <table:table-cell office:value-type="float" office:value="0.294277053552741" calcext:value-type="float">
            <text:p>0.294277053552741</text:p>
          </table:table-cell>
          <table:table-cell office:value-type="float" office:value="0.294268569797373" calcext:value-type="float">
            <text:p>0.294268569797373</text:p>
          </table:table-cell>
          <table:table-cell office:value-type="float" office:value="0.294270848158205" calcext:value-type="float">
            <text:p>0.294270848158205</text:p>
          </table:table-cell>
          <table:table-cell office:value-type="float" office:value="0.294274020645609" calcext:value-type="float">
            <text:p>0.294274020645609</text:p>
          </table:table-cell>
          <table:table-cell office:value-type="float" office:value="0.294273107664597" calcext:value-type="float">
            <text:p>0.294273107664597</text:p>
          </table:table-cell>
          <table:table-cell office:value-type="float" office:value="0.294258758660914" calcext:value-type="float">
            <text:p>0.294258758660914</text:p>
          </table:table-cell>
          <table:table-cell office:value-type="float" office:value="0.294277422868987" calcext:value-type="float">
            <text:p>0.294277422868987</text:p>
          </table:table-cell>
          <table:table-cell office:value-type="float" office:value="0.294274780803969" calcext:value-type="float">
            <text:p>0.294274780803969</text:p>
          </table:table-cell>
          <table:table-cell office:value-type="float" office:value="0.294273679125668" calcext:value-type="float">
            <text:p>0.294273679125668</text:p>
          </table:table-cell>
          <table:table-cell office:value-type="float" office:value="0.294280068199848" calcext:value-type="float">
            <text:p>0.294280068199848</text:p>
          </table:table-cell>
          <table:table-cell office:value-type="float" office:value="0.294277044931812" calcext:value-type="float">
            <text:p>0.294277044931812</text:p>
          </table:table-cell>
          <table:table-cell office:value-type="float" office:value="0.294274095322687" calcext:value-type="float">
            <text:p>0.294274095322687</text:p>
          </table:table-cell>
          <table:table-cell office:value-type="float" office:value="0.294269337220213" calcext:value-type="float">
            <text:p>0.294269337220213</text:p>
          </table:table-cell>
          <table:table-cell office:value-type="float" office:value="0.294263199619808" calcext:value-type="float">
            <text:p>0.294263199619808</text:p>
          </table:table-cell>
          <table:table-cell office:value-type="float" office:value="0.294299868302478" calcext:value-type="float">
            <text:p>0.294299868302478</text:p>
          </table:table-cell>
          <table:table-cell office:value-type="float" office:value="0.294289917916405" calcext:value-type="float">
            <text:p>0.294289917916405</text:p>
          </table:table-cell>
          <table:table-cell office:value-type="float" office:value="0.294255254884095" calcext:value-type="float">
            <text:p>0.294255254884095</text:p>
          </table:table-cell>
          <table:table-cell office:value-type="float" office:value="0.294268940178217" calcext:value-type="float">
            <text:p>0.294268940178217</text:p>
          </table:table-cell>
          <table:table-cell office:value-type="float" office:value="0.29428886221638" calcext:value-type="float">
            <text:p>0.29428886221638</text:p>
          </table:table-cell>
          <table:table-cell office:value-type="float" office:value="0.294291178855682" calcext:value-type="float">
            <text:p>0.294291178855682</text:p>
          </table:table-cell>
          <table:table-cell office:value-type="float" office:value="0.29428939822385" calcext:value-type="float">
            <text:p>0.29428939822385</text:p>
          </table:table-cell>
          <table:table-cell office:value-type="float" office:value="0.294285063871063" calcext:value-type="float">
            <text:p>0.294285063871063</text:p>
          </table:table-cell>
          <table:table-cell office:value-type="float" office:value="0.294281710577346" calcext:value-type="float">
            <text:p>0.294281710577346</text:p>
          </table:table-cell>
          <table:table-cell office:value-type="float" office:value="0.294276496694096" calcext:value-type="float">
            <text:p>0.294276496694096</text:p>
          </table:table-cell>
          <table:table-cell office:value-type="float" office:value="0.294252080877074" calcext:value-type="float">
            <text:p>0.294252080877074</text:p>
          </table:table-cell>
          <table:table-cell office:value-type="float" office:value="0.294269241789058" calcext:value-type="float">
            <text:p>0.294269241789058</text:p>
          </table:table-cell>
          <table:table-cell office:value-type="float" office:value="0.294285003933264" calcext:value-type="float">
            <text:p>0.294285003933264</text:p>
          </table:table-cell>
          <table:table-cell office:value-type="float" office:value="0.294283636687426" calcext:value-type="float">
            <text:p>0.294283636687426</text:p>
          </table:table-cell>
          <table:table-cell office:value-type="float" office:value="0.294287104419585" calcext:value-type="float">
            <text:p>0.294287104419585</text:p>
          </table:table-cell>
          <table:table-cell office:value-type="float" office:value="0.294280050916828" calcext:value-type="float">
            <text:p>0.294280050916828</text:p>
          </table:table-cell>
          <table:table-cell office:value-type="float" office:value="0.294286633417689" calcext:value-type="float">
            <text:p>0.294286633417689</text:p>
          </table:table-cell>
          <table:table-cell office:value-type="float" office:value="0.294277839944122" calcext:value-type="float">
            <text:p>0.294277839944122</text:p>
          </table:table-cell>
          <table:table-cell office:value-type="float" office:value="0.294293757855186" calcext:value-type="float">
            <text:p>0.294293757855186</text:p>
          </table:table-cell>
          <table:table-cell office:value-type="float" office:value="0.294295961997522" calcext:value-type="float">
            <text:p>0.294295961997522</text:p>
          </table:table-cell>
          <table:table-cell office:value-type="float" office:value="0.2942825641706" calcext:value-type="float">
            <text:p>0.2942825641706</text:p>
          </table:table-cell>
          <table:table-cell office:value-type="float" office:value="0.294270398658305" calcext:value-type="float">
            <text:p>0.294270398658305</text:p>
          </table:table-cell>
          <table:table-cell office:value-type="float" office:value="0.294267855828357" calcext:value-type="float">
            <text:p>0.294267855828357</text:p>
          </table:table-cell>
          <table:table-cell office:value-type="float" office:value="0.294288721734473" calcext:value-type="float">
            <text:p>0.294288721734473</text:p>
          </table:table-cell>
          <table:table-cell office:value-type="float" office:value="0.294271960331534" calcext:value-type="float">
            <text:p>0.294271960331534</text:p>
          </table:table-cell>
          <table:table-cell office:value-type="float" office:value="0.294281455313596" calcext:value-type="float">
            <text:p>0.294281455313596</text:p>
          </table:table-cell>
          <table:table-cell office:value-type="float" office:value="0.294283152373184" calcext:value-type="float">
            <text:p>0.294283152373184</text:p>
          </table:table-cell>
          <table:table-cell office:value-type="float" office:value="0.294276078085864" calcext:value-type="float">
            <text:p>0.294276078085864</text:p>
          </table:table-cell>
          <table:table-cell office:value-type="float" office:value="0.294276507520473" calcext:value-type="float">
            <text:p>0.294276507520473</text:p>
          </table:table-cell>
          <table:table-cell office:value-type="float" office:value="0.294268212269235" calcext:value-type="float">
            <text:p>0.294268212269235</text:p>
          </table:table-cell>
          <table:table-cell office:value-type="float" office:value="0.294283011102015" calcext:value-type="float">
            <text:p>0.294283011102015</text:p>
          </table:table-cell>
          <table:table-cell office:value-type="float" office:value="0.294285201124772" calcext:value-type="float">
            <text:p>0.294285201124772</text:p>
          </table:table-cell>
          <table:table-cell office:value-type="float" office:value="0.294298901123493" calcext:value-type="float">
            <text:p>0.294298901123493</text:p>
          </table:table-cell>
          <table:table-cell office:value-type="float" office:value="0.294287523048107" calcext:value-type="float">
            <text:p>0.294287523048107</text:p>
          </table:table-cell>
          <table:table-cell office:value-type="float" office:value="0.294290060953666" calcext:value-type="float">
            <text:p>0.294290060953666</text:p>
          </table:table-cell>
          <table:table-cell office:value-type="float" office:value="0.294278204901962" calcext:value-type="float">
            <text:p>0.294278204901962</text:p>
          </table:table-cell>
          <table:table-cell office:value-type="float" office:value="0.294275007970864" calcext:value-type="float">
            <text:p>0.294275007970864</text:p>
          </table:table-cell>
          <table:table-cell office:value-type="float" office:value="0.294289668124726" calcext:value-type="float">
            <text:p>0.294289668124726</text:p>
          </table:table-cell>
          <table:table-cell office:value-type="float" office:value="0.294268782458614" calcext:value-type="float">
            <text:p>0.294268782458614</text:p>
          </table:table-cell>
          <table:table-cell office:value-type="float" office:value="0.294269427808144" calcext:value-type="float">
            <text:p>0.294269427808144</text:p>
          </table:table-cell>
          <table:table-cell office:value-type="float" office:value="0.294283719608146" calcext:value-type="float">
            <text:p>0.294283719608146</text:p>
          </table:table-cell>
          <table:table-cell office:value-type="float" office:value="0.294276022445906" calcext:value-type="float">
            <text:p>0.294276022445906</text:p>
          </table:table-cell>
          <table:table-cell office:value-type="float" office:value="0.294292122157485" calcext:value-type="float">
            <text:p>0.294292122157485</text:p>
          </table:table-cell>
          <table:table-cell office:value-type="float" office:value="0.294271577094097" calcext:value-type="float">
            <text:p>0.294271577094097</text:p>
          </table:table-cell>
          <table:table-cell office:value-type="float" office:value="0.294291326429401" calcext:value-type="float">
            <text:p>0.294291326429401</text:p>
          </table:table-cell>
          <table:table-cell office:value-type="float" office:value="0.294292408834523" calcext:value-type="float">
            <text:p>0.294292408834523</text:p>
          </table:table-cell>
          <table:table-cell table:number-columns-repeated="466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98544118340937" calcext:value-type="float">
            <text:p>-0.398544118340937</text:p>
          </table:table-cell>
          <table:table-cell office:value-type="float" office:value="-0.399128291017961" calcext:value-type="float">
            <text:p>-0.399128291017961</text:p>
          </table:table-cell>
          <table:table-cell office:value-type="float" office:value="-0.398939796169759" calcext:value-type="float">
            <text:p>-0.398939796169759</text:p>
          </table:table-cell>
          <table:table-cell office:value-type="float" office:value="-0.400607881598675" calcext:value-type="float">
            <text:p>-0.400607881598675</text:p>
          </table:table-cell>
          <table:table-cell office:value-type="float" office:value="-0.400026636641601" calcext:value-type="float">
            <text:p>-0.400026636641601</text:p>
          </table:table-cell>
          <table:table-cell office:value-type="float" office:value="-0.400522254017713" calcext:value-type="float">
            <text:p>-0.400522254017713</text:p>
          </table:table-cell>
          <table:table-cell office:value-type="float" office:value="-0.40060772021096" calcext:value-type="float">
            <text:p>-0.40060772021096</text:p>
          </table:table-cell>
          <table:table-cell office:value-type="float" office:value="-0.40135291648771" calcext:value-type="float">
            <text:p>-0.40135291648771</text:p>
          </table:table-cell>
          <table:table-cell office:value-type="float" office:value="-0.400265053378512" calcext:value-type="float">
            <text:p>-0.400265053378512</text:p>
          </table:table-cell>
          <table:table-cell office:value-type="float" office:value="-0.401138476394466" calcext:value-type="float">
            <text:p>-0.401138476394466</text:p>
          </table:table-cell>
          <table:table-cell office:value-type="float" office:value="-0.400295650760637" calcext:value-type="float">
            <text:p>-0.400295650760637</text:p>
          </table:table-cell>
          <table:table-cell office:value-type="float" office:value="-0.400225073754115" calcext:value-type="float">
            <text:p>-0.400225073754115</text:p>
          </table:table-cell>
          <table:table-cell office:value-type="float" office:value="-0.400212814168671" calcext:value-type="float">
            <text:p>-0.400212814168671</text:p>
          </table:table-cell>
          <table:table-cell office:value-type="float" office:value="-0.400281357399493" calcext:value-type="float">
            <text:p>-0.400281357399493</text:p>
          </table:table-cell>
          <table:table-cell office:value-type="float" office:value="-0.400527595847475" calcext:value-type="float">
            <text:p>-0.400527595847475</text:p>
          </table:table-cell>
          <table:table-cell office:value-type="float" office:value="-0.399398071517458" calcext:value-type="float">
            <text:p>-0.399398071517458</text:p>
          </table:table-cell>
          <table:table-cell office:value-type="float" office:value="-0.399437968736365" calcext:value-type="float">
            <text:p>-0.399437968736365</text:p>
          </table:table-cell>
          <table:table-cell office:value-type="float" office:value="-0.399150889120683" calcext:value-type="float">
            <text:p>-0.399150889120683</text:p>
          </table:table-cell>
          <table:table-cell office:value-type="float" office:value="-0.400142539977823" calcext:value-type="float">
            <text:p>-0.400142539977823</text:p>
          </table:table-cell>
          <table:table-cell office:value-type="float" office:value="-0.400879040009628" calcext:value-type="float">
            <text:p>-0.400879040009628</text:p>
          </table:table-cell>
          <table:table-cell office:value-type="float" office:value="-0.400959964919625" calcext:value-type="float">
            <text:p>-0.400959964919625</text:p>
          </table:table-cell>
          <table:table-cell office:value-type="float" office:value="-0.400130472512369" calcext:value-type="float">
            <text:p>-0.400130472512369</text:p>
          </table:table-cell>
          <table:table-cell office:value-type="float" office:value="-0.399774386130297" calcext:value-type="float">
            <text:p>-0.399774386130297</text:p>
          </table:table-cell>
          <table:table-cell office:value-type="float" office:value="-0.401329955768253" calcext:value-type="float">
            <text:p>-0.401329955768253</text:p>
          </table:table-cell>
          <table:table-cell office:value-type="float" office:value="-0.401382715504457" calcext:value-type="float">
            <text:p>-0.401382715504457</text:p>
          </table:table-cell>
          <table:table-cell office:value-type="float" office:value="-0.400872948947634" calcext:value-type="float">
            <text:p>-0.400872948947634</text:p>
          </table:table-cell>
          <table:table-cell office:value-type="float" office:value="-0.398685515939705" calcext:value-type="float">
            <text:p>-0.398685515939705</text:p>
          </table:table-cell>
          <table:table-cell office:value-type="float" office:value="-0.401351592851252" calcext:value-type="float">
            <text:p>-0.401351592851252</text:p>
          </table:table-cell>
          <table:table-cell office:value-type="float" office:value="-0.399976593935076" calcext:value-type="float">
            <text:p>-0.399976593935076</text:p>
          </table:table-cell>
          <table:table-cell office:value-type="float" office:value="-0.401105425672778" calcext:value-type="float">
            <text:p>-0.401105425672778</text:p>
          </table:table-cell>
          <table:table-cell office:value-type="float" office:value="-0.400752325959578" calcext:value-type="float">
            <text:p>-0.400752325959578</text:p>
          </table:table-cell>
          <table:table-cell office:value-type="float" office:value="-0.400562165278587" calcext:value-type="float">
            <text:p>-0.400562165278587</text:p>
          </table:table-cell>
          <table:table-cell office:value-type="float" office:value="-0.399874855583865" calcext:value-type="float">
            <text:p>-0.399874855583865</text:p>
          </table:table-cell>
          <table:table-cell office:value-type="float" office:value="-0.399929715485918" calcext:value-type="float">
            <text:p>-0.399929715485918</text:p>
          </table:table-cell>
          <table:table-cell office:value-type="float" office:value="-0.400943583571017" calcext:value-type="float">
            <text:p>-0.400943583571017</text:p>
          </table:table-cell>
          <table:table-cell office:value-type="float" office:value="-0.400608032123629" calcext:value-type="float">
            <text:p>-0.400608032123629</text:p>
          </table:table-cell>
          <table:table-cell office:value-type="float" office:value="-0.401497307284216" calcext:value-type="float">
            <text:p>-0.401497307284216</text:p>
          </table:table-cell>
          <table:table-cell office:value-type="float" office:value="-0.400073489092074" calcext:value-type="float">
            <text:p>-0.400073489092074</text:p>
          </table:table-cell>
          <table:table-cell office:value-type="float" office:value="-0.400595934832918" calcext:value-type="float">
            <text:p>-0.400595934832918</text:p>
          </table:table-cell>
          <table:table-cell office:value-type="float" office:value="-0.401248296544901" calcext:value-type="float">
            <text:p>-0.401248296544901</text:p>
          </table:table-cell>
          <table:table-cell office:value-type="float" office:value="-0.399490083895808" calcext:value-type="float">
            <text:p>-0.399490083895808</text:p>
          </table:table-cell>
          <table:table-cell office:value-type="float" office:value="-0.400928932180258" calcext:value-type="float">
            <text:p>-0.400928932180258</text:p>
          </table:table-cell>
          <table:table-cell office:value-type="float" office:value="-0.401098445850681" calcext:value-type="float">
            <text:p>-0.401098445850681</text:p>
          </table:table-cell>
          <table:table-cell office:value-type="float" office:value="-0.400490820835055" calcext:value-type="float">
            <text:p>-0.400490820835055</text:p>
          </table:table-cell>
          <table:table-cell office:value-type="float" office:value="-0.400478083738376" calcext:value-type="float">
            <text:p>-0.400478083738376</text:p>
          </table:table-cell>
          <table:table-cell office:value-type="float" office:value="-0.399403567177129" calcext:value-type="float">
            <text:p>-0.399403567177129</text:p>
          </table:table-cell>
          <table:table-cell office:value-type="float" office:value="-0.401328537391918" calcext:value-type="float">
            <text:p>-0.401328537391918</text:p>
          </table:table-cell>
          <table:table-cell office:value-type="float" office:value="-0.398890044216456" calcext:value-type="float">
            <text:p>-0.398890044216456</text:p>
          </table:table-cell>
          <table:table-cell office:value-type="float" office:value="-0.400776706351288" calcext:value-type="float">
            <text:p>-0.400776706351288</text:p>
          </table:table-cell>
          <table:table-cell office:value-type="float" office:value="-0.399816467034148" calcext:value-type="float">
            <text:p>-0.399816467034148</text:p>
          </table:table-cell>
          <table:table-cell office:value-type="float" office:value="-0.399851673994349" calcext:value-type="float">
            <text:p>-0.399851673994349</text:p>
          </table:table-cell>
          <table:table-cell office:value-type="float" office:value="-0.39979538158428" calcext:value-type="float">
            <text:p>-0.39979538158428</text:p>
          </table:table-cell>
          <table:table-cell office:value-type="float" office:value="-0.398752165595887" calcext:value-type="float">
            <text:p>-0.398752165595887</text:p>
          </table:table-cell>
          <table:table-cell office:value-type="float" office:value="-0.399587566452184" calcext:value-type="float">
            <text:p>-0.399587566452184</text:p>
          </table:table-cell>
          <table:table-cell office:value-type="float" office:value="-0.40077655887332" calcext:value-type="float">
            <text:p>-0.40077655887332</text:p>
          </table:table-cell>
          <table:table-cell office:value-type="float" office:value="-0.399624526198312" calcext:value-type="float">
            <text:p>-0.399624526198312</text:p>
          </table:table-cell>
          <table:table-cell office:value-type="float" office:value="-0.401198014610898" calcext:value-type="float">
            <text:p>-0.401198014610898</text:p>
          </table:table-cell>
          <table:table-cell office:value-type="float" office:value="-0.404305990881779" calcext:value-type="float">
            <text:p>-0.404305990881779</text:p>
          </table:table-cell>
          <table:table-cell office:value-type="float" office:value="-0.408110060805361" calcext:value-type="float">
            <text:p>-0.408110060805361</text:p>
          </table:table-cell>
          <table:table-cell office:value-type="float" office:value="-0.410862597700338" calcext:value-type="float">
            <text:p>-0.410862597700338</text:p>
          </table:table-cell>
          <table:table-cell office:value-type="float" office:value="-0.401771352172547" calcext:value-type="float">
            <text:p>-0.401771352172547</text:p>
          </table:table-cell>
          <table:table-cell office:value-type="float" office:value="-0.363517610468079" calcext:value-type="float">
            <text:p>-0.363517610468079</text:p>
          </table:table-cell>
          <table:table-cell office:value-type="float" office:value="-0.38351005222614" calcext:value-type="float">
            <text:p>-0.38351005222614</text:p>
          </table:table-cell>
          <table:table-cell office:value-type="float" office:value="-0.407821280673935" calcext:value-type="float">
            <text:p>-0.407821280673935</text:p>
          </table:table-cell>
          <table:table-cell office:value-type="float" office:value="-0.426199710753276" calcext:value-type="float">
            <text:p>-0.426199710753276</text:p>
          </table:table-cell>
          <table:table-cell office:value-type="float" office:value="-0.446665627846737" calcext:value-type="float">
            <text:p>-0.446665627846737</text:p>
          </table:table-cell>
          <table:table-cell office:value-type="float" office:value="-0.433263356845046" calcext:value-type="float">
            <text:p>-0.433263356845046</text:p>
          </table:table-cell>
          <table:table-cell office:value-type="float" office:value="-0.44080471962395" calcext:value-type="float">
            <text:p>-0.44080471962395</text:p>
          </table:table-cell>
          <table:table-cell office:value-type="float" office:value="-0.439152270806411" calcext:value-type="float">
            <text:p>-0.439152270806411</text:p>
          </table:table-cell>
          <table:table-cell office:value-type="float" office:value="-0.390913499334721" calcext:value-type="float">
            <text:p>-0.390913499334721</text:p>
          </table:table-cell>
          <table:table-cell office:value-type="float" office:value="-0.37153106432107" calcext:value-type="float">
            <text:p>-0.37153106432107</text:p>
          </table:table-cell>
          <table:table-cell office:value-type="float" office:value="-0.366977729985421" calcext:value-type="float">
            <text:p>-0.366977729985421</text:p>
          </table:table-cell>
          <table:table-cell office:value-type="float" office:value="-0.362060808993834" calcext:value-type="float">
            <text:p>-0.362060808993834</text:p>
          </table:table-cell>
          <table:table-cell office:value-type="float" office:value="-0.359494396321701" calcext:value-type="float">
            <text:p>-0.359494396321701</text:p>
          </table:table-cell>
          <table:table-cell office:value-type="float" office:value="-0.358440249481652" calcext:value-type="float">
            <text:p>-0.358440249481652</text:p>
          </table:table-cell>
          <table:table-cell office:value-type="float" office:value="-0.355107144587546" calcext:value-type="float">
            <text:p>-0.355107144587546</text:p>
          </table:table-cell>
          <table:table-cell office:value-type="float" office:value="-0.351373601810149" calcext:value-type="float">
            <text:p>-0.351373601810149</text:p>
          </table:table-cell>
          <table:table-cell office:value-type="float" office:value="-0.345897499642187" calcext:value-type="float">
            <text:p>-0.345897499642187</text:p>
          </table:table-cell>
          <table:table-cell office:value-type="float" office:value="-0.342178612014055" calcext:value-type="float">
            <text:p>-0.342178612014055</text:p>
          </table:table-cell>
          <table:table-cell office:value-type="float" office:value="-0.347633270783056" calcext:value-type="float">
            <text:p>-0.347633270783056</text:p>
          </table:table-cell>
          <table:table-cell office:value-type="float" office:value="-0.365131219910501" calcext:value-type="float">
            <text:p>-0.365131219910501</text:p>
          </table:table-cell>
          <table:table-cell office:value-type="float" office:value="-0.323421910998386" calcext:value-type="float">
            <text:p>-0.323421910998386</text:p>
          </table:table-cell>
          <table:table-cell office:value-type="float" office:value="-0.308233004058019" calcext:value-type="float">
            <text:p>-0.308233004058019</text:p>
          </table:table-cell>
          <table:table-cell office:value-type="float" office:value="-0.30034359095645" calcext:value-type="float">
            <text:p>-0.30034359095645</text:p>
          </table:table-cell>
          <table:table-cell office:value-type="float" office:value="-0.298052344421236" calcext:value-type="float">
            <text:p>-0.298052344421236</text:p>
          </table:table-cell>
          <table:table-cell office:value-type="float" office:value="-0.29780086710474" calcext:value-type="float">
            <text:p>-0.29780086710474</text:p>
          </table:table-cell>
          <table:table-cell office:value-type="float" office:value="-0.302153458060945" calcext:value-type="float">
            <text:p>-0.302153458060945</text:p>
          </table:table-cell>
          <table:table-cell office:value-type="float" office:value="-0.311151556450824" calcext:value-type="float">
            <text:p>-0.311151556450824</text:p>
          </table:table-cell>
          <table:table-cell office:value-type="float" office:value="-0.329379016560951" calcext:value-type="float">
            <text:p>-0.329379016560951</text:p>
          </table:table-cell>
          <table:table-cell office:value-type="float" office:value="-0.3345836306924" calcext:value-type="float">
            <text:p>-0.3345836306924</text:p>
          </table:table-cell>
          <table:table-cell office:value-type="float" office:value="-0.341903178732535" calcext:value-type="float">
            <text:p>-0.341903178732535</text:p>
          </table:table-cell>
          <table:table-cell office:value-type="float" office:value="-0.356185719541331" calcext:value-type="float">
            <text:p>-0.356185719541331</text:p>
          </table:table-cell>
          <table:table-cell office:value-type="float" office:value="-0.35280238401385" calcext:value-type="float">
            <text:p>-0.35280238401385</text:p>
          </table:table-cell>
          <table:table-cell office:value-type="float" office:value="-0.364397315695781" calcext:value-type="float">
            <text:p>-0.364397315695781</text:p>
          </table:table-cell>
          <table:table-cell office:value-type="float" office:value="-0.365974774729019" calcext:value-type="float">
            <text:p>-0.365974774729019</text:p>
          </table:table-cell>
          <table:table-cell office:value-type="float" office:value="-0.354458502242161" calcext:value-type="float">
            <text:p>-0.354458502242161</text:p>
          </table:table-cell>
          <table:table-cell office:value-type="float" office:value="-0.356124516774505" calcext:value-type="float">
            <text:p>-0.356124516774505</text:p>
          </table:table-cell>
          <table:table-cell office:value-type="float" office:value="-0.381037912847405" calcext:value-type="float">
            <text:p>-0.381037912847405</text:p>
          </table:table-cell>
          <table:table-cell office:value-type="float" office:value="-0.384721619414508" calcext:value-type="float">
            <text:p>-0.384721619414508</text:p>
          </table:table-cell>
          <table:table-cell office:value-type="float" office:value="-0.394935706329881" calcext:value-type="float">
            <text:p>-0.394935706329881</text:p>
          </table:table-cell>
          <table:table-cell office:value-type="float" office:value="-0.409136461204691" calcext:value-type="float">
            <text:p>-0.409136461204691</text:p>
          </table:table-cell>
          <table:table-cell office:value-type="float" office:value="-0.411544226695351" calcext:value-type="float">
            <text:p>-0.411544226695351</text:p>
          </table:table-cell>
          <table:table-cell office:value-type="float" office:value="-0.413002178293604" calcext:value-type="float">
            <text:p>-0.413002178293604</text:p>
          </table:table-cell>
          <table:table-cell office:value-type="float" office:value="-0.408716113028082" calcext:value-type="float">
            <text:p>-0.408716113028082</text:p>
          </table:table-cell>
          <table:table-cell office:value-type="float" office:value="-0.384850778599695" calcext:value-type="float">
            <text:p>-0.384850778599695</text:p>
          </table:table-cell>
          <table:table-cell office:value-type="float" office:value="-0.39725691461597" calcext:value-type="float">
            <text:p>-0.39725691461597</text:p>
          </table:table-cell>
          <table:table-cell office:value-type="float" office:value="-0.387631279865678" calcext:value-type="float">
            <text:p>-0.387631279865678</text:p>
          </table:table-cell>
          <table:table-cell office:value-type="float" office:value="-0.386011148339012" calcext:value-type="float">
            <text:p>-0.386011148339012</text:p>
          </table:table-cell>
          <table:table-cell office:value-type="float" office:value="-0.348125484028321" calcext:value-type="float">
            <text:p>-0.348125484028321</text:p>
          </table:table-cell>
          <table:table-cell office:value-type="float" office:value="-0.404153626826291" calcext:value-type="float">
            <text:p>-0.404153626826291</text:p>
          </table:table-cell>
          <table:table-cell office:value-type="float" office:value="-0.406347313538707" calcext:value-type="float">
            <text:p>-0.406347313538707</text:p>
          </table:table-cell>
          <table:table-cell office:value-type="float" office:value="-0.339360615694727" calcext:value-type="float">
            <text:p>-0.339360615694727</text:p>
          </table:table-cell>
          <table:table-cell office:value-type="float" office:value="-0.340512385510799" calcext:value-type="float">
            <text:p>-0.340512385510799</text:p>
          </table:table-cell>
          <table:table-cell office:value-type="float" office:value="-0.354980639292291" calcext:value-type="float">
            <text:p>-0.354980639292291</text:p>
          </table:table-cell>
          <table:table-cell office:value-type="float" office:value="-0.369127935125814" calcext:value-type="float">
            <text:p>-0.369127935125814</text:p>
          </table:table-cell>
          <table:table-cell office:value-type="float" office:value="-0.377611824521316" calcext:value-type="float">
            <text:p>-0.377611824521316</text:p>
          </table:table-cell>
          <table:table-cell office:value-type="float" office:value="-0.393505218741151" calcext:value-type="float">
            <text:p>-0.393505218741151</text:p>
          </table:table-cell>
          <table:table-cell office:value-type="float" office:value="-0.395959381291018" calcext:value-type="float">
            <text:p>-0.395959381291018</text:p>
          </table:table-cell>
          <table:table-cell office:value-type="float" office:value="-0.39062390214789" calcext:value-type="float">
            <text:p>-0.39062390214789</text:p>
          </table:table-cell>
          <table:table-cell office:value-type="float" office:value="-0.394128260575442" calcext:value-type="float">
            <text:p>-0.394128260575442</text:p>
          </table:table-cell>
          <table:table-cell office:value-type="float" office:value="-0.390863586390717" calcext:value-type="float">
            <text:p>-0.390863586390717</text:p>
          </table:table-cell>
          <table:table-cell office:value-type="float" office:value="-0.396685752820988" calcext:value-type="float">
            <text:p>-0.396685752820988</text:p>
          </table:table-cell>
          <table:table-cell office:value-type="float" office:value="-0.390431515674337" calcext:value-type="float">
            <text:p>-0.390431515674337</text:p>
          </table:table-cell>
          <table:table-cell office:value-type="float" office:value="-0.396656317159556" calcext:value-type="float">
            <text:p>-0.396656317159556</text:p>
          </table:table-cell>
          <table:table-cell office:value-type="float" office:value="-0.37096515510366" calcext:value-type="float">
            <text:p>-0.37096515510366</text:p>
          </table:table-cell>
          <table:table-cell office:value-type="float" office:value="-0.358250617502336" calcext:value-type="float">
            <text:p>-0.358250617502336</text:p>
          </table:table-cell>
          <table:table-cell office:value-type="float" office:value="-0.351784529289519" calcext:value-type="float">
            <text:p>-0.351784529289519</text:p>
          </table:table-cell>
          <table:table-cell office:value-type="float" office:value="-0.358009913386883" calcext:value-type="float">
            <text:p>-0.358009913386883</text:p>
          </table:table-cell>
          <table:table-cell office:value-type="float" office:value="-0.386808497620093" calcext:value-type="float">
            <text:p>-0.386808497620093</text:p>
          </table:table-cell>
          <table:table-cell office:value-type="float" office:value="-0.396721855873238" calcext:value-type="float">
            <text:p>-0.396721855873238</text:p>
          </table:table-cell>
          <table:table-cell office:value-type="float" office:value="-0.423646557411042" calcext:value-type="float">
            <text:p>-0.423646557411042</text:p>
          </table:table-cell>
          <table:table-cell office:value-type="float" office:value="-0.431128840784673" calcext:value-type="float">
            <text:p>-0.431128840784673</text:p>
          </table:table-cell>
          <table:table-cell office:value-type="float" office:value="-0.431608460884467" calcext:value-type="float">
            <text:p>-0.431608460884467</text:p>
          </table:table-cell>
          <table:table-cell office:value-type="float" office:value="-0.433010398117881" calcext:value-type="float">
            <text:p>-0.433010398117881</text:p>
          </table:table-cell>
          <table:table-cell office:value-type="float" office:value="-0.434422904627906" calcext:value-type="float">
            <text:p>-0.434422904627906</text:p>
          </table:table-cell>
          <table:table-cell office:value-type="float" office:value="-0.44059717876521" calcext:value-type="float">
            <text:p>-0.44059717876521</text:p>
          </table:table-cell>
          <table:table-cell office:value-type="float" office:value="-0.427346330007214" calcext:value-type="float">
            <text:p>-0.427346330007214</text:p>
          </table:table-cell>
          <table:table-cell office:value-type="float" office:value="-0.409458115310567" calcext:value-type="float">
            <text:p>-0.409458115310567</text:p>
          </table:table-cell>
          <table:table-cell office:value-type="float" office:value="-0.373032259747261" calcext:value-type="float">
            <text:p>-0.373032259747261</text:p>
          </table:table-cell>
          <table:table-cell office:value-type="float" office:value="-0.368033550484084" calcext:value-type="float">
            <text:p>-0.368033550484084</text:p>
          </table:table-cell>
          <table:table-cell office:value-type="float" office:value="-0.371509612961596" calcext:value-type="float">
            <text:p>-0.371509612961596</text:p>
          </table:table-cell>
          <table:table-cell office:value-type="float" office:value="-0.380265042907187" calcext:value-type="float">
            <text:p>-0.380265042907187</text:p>
          </table:table-cell>
          <table:table-cell office:value-type="float" office:value="-0.382501049715606" calcext:value-type="float">
            <text:p>-0.382501049715606</text:p>
          </table:table-cell>
          <table:table-cell office:value-type="float" office:value="-0.394646556645516" calcext:value-type="float">
            <text:p>-0.394646556645516</text:p>
          </table:table-cell>
          <table:table-cell office:value-type="float" office:value="-0.389574689799642" calcext:value-type="float">
            <text:p>-0.389574689799642</text:p>
          </table:table-cell>
          <table:table-cell office:value-type="float" office:value="-0.38284458482629" calcext:value-type="float">
            <text:p>-0.38284458482629</text:p>
          </table:table-cell>
          <table:table-cell office:value-type="float" office:value="-0.37328459449716" calcext:value-type="float">
            <text:p>-0.37328459449716</text:p>
          </table:table-cell>
          <table:table-cell office:value-type="float" office:value="-0.366744002757368" calcext:value-type="float">
            <text:p>-0.366744002757368</text:p>
          </table:table-cell>
          <table:table-cell office:value-type="float" office:value="-0.359241098667105" calcext:value-type="float">
            <text:p>-0.359241098667105</text:p>
          </table:table-cell>
          <table:table-cell office:value-type="float" office:value="-0.383152061411326" calcext:value-type="float">
            <text:p>-0.383152061411326</text:p>
          </table:table-cell>
          <table:table-cell office:value-type="float" office:value="-0.392741440866824" calcext:value-type="float">
            <text:p>-0.392741440866824</text:p>
          </table:table-cell>
          <table:table-cell office:value-type="float" office:value="-0.383252467461242" calcext:value-type="float">
            <text:p>-0.383252467461242</text:p>
          </table:table-cell>
          <table:table-cell office:value-type="float" office:value="-0.383925024564592" calcext:value-type="float">
            <text:p>-0.383925024564592</text:p>
          </table:table-cell>
          <table:table-cell office:value-type="float" office:value="-0.353969966516439" calcext:value-type="float">
            <text:p>-0.353969966516439</text:p>
          </table:table-cell>
          <table:table-cell office:value-type="float" office:value="-0.3276047036685" calcext:value-type="float">
            <text:p>-0.3276047036685</text:p>
          </table:table-cell>
          <table:table-cell office:value-type="float" office:value="-0.319997619645177" calcext:value-type="float">
            <text:p>-0.319997619645177</text:p>
          </table:table-cell>
          <table:table-cell office:value-type="float" office:value="-0.313525499860728" calcext:value-type="float">
            <text:p>-0.313525499860728</text:p>
          </table:table-cell>
          <table:table-cell office:value-type="float" office:value="-0.317953511368003" calcext:value-type="float">
            <text:p>-0.317953511368003</text:p>
          </table:table-cell>
          <table:table-cell office:value-type="float" office:value="-0.328755391907629" calcext:value-type="float">
            <text:p>-0.328755391907629</text:p>
          </table:table-cell>
          <table:table-cell office:value-type="float" office:value="-0.352071581528172" calcext:value-type="float">
            <text:p>-0.352071581528172</text:p>
          </table:table-cell>
          <table:table-cell office:value-type="float" office:value="-0.367875869300988" calcext:value-type="float">
            <text:p>-0.367875869300988</text:p>
          </table:table-cell>
          <table:table-cell office:value-type="float" office:value="-0.380064158119459" calcext:value-type="float">
            <text:p>-0.380064158119459</text:p>
          </table:table-cell>
          <table:table-cell office:value-type="float" office:value="-0.38962077200949" calcext:value-type="float">
            <text:p>-0.38962077200949</text:p>
          </table:table-cell>
          <table:table-cell office:value-type="float" office:value="-0.388827239535633" calcext:value-type="float">
            <text:p>-0.388827239535633</text:p>
          </table:table-cell>
          <table:table-cell office:value-type="float" office:value="-0.386310678086804" calcext:value-type="float">
            <text:p>-0.386310678086804</text:p>
          </table:table-cell>
          <table:table-cell office:value-type="float" office:value="-0.385425558540953" calcext:value-type="float">
            <text:p>-0.385425558540953</text:p>
          </table:table-cell>
          <table:table-cell office:value-type="float" office:value="-0.392231477345891" calcext:value-type="float">
            <text:p>-0.392231477345891</text:p>
          </table:table-cell>
          <table:table-cell office:value-type="float" office:value="-0.374863888610708" calcext:value-type="float">
            <text:p>-0.374863888610708</text:p>
          </table:table-cell>
          <table:table-cell office:value-type="float" office:value="-0.361230513604106" calcext:value-type="float">
            <text:p>-0.361230513604106</text:p>
          </table:table-cell>
          <table:table-cell office:value-type="float" office:value="-0.348100128516304" calcext:value-type="float">
            <text:p>-0.348100128516304</text:p>
          </table:table-cell>
          <table:table-cell office:value-type="float" office:value="-0.338849767437599" calcext:value-type="float">
            <text:p>-0.338849767437599</text:p>
          </table:table-cell>
          <table:table-cell office:value-type="float" office:value="-0.337709228044068" calcext:value-type="float">
            <text:p>-0.337709228044068</text:p>
          </table:table-cell>
          <table:table-cell office:value-type="float" office:value="-0.340937938357893" calcext:value-type="float">
            <text:p>-0.340937938357893</text:p>
          </table:table-cell>
          <table:table-cell office:value-type="float" office:value="-0.38364386766884" calcext:value-type="float">
            <text:p>-0.38364386766884</text:p>
          </table:table-cell>
          <table:table-cell office:value-type="float" office:value="-0.402018758801029" calcext:value-type="float">
            <text:p>-0.402018758801029</text:p>
          </table:table-cell>
          <table:table-cell office:value-type="float" office:value="-0.412345570010133" calcext:value-type="float">
            <text:p>-0.412345570010133</text:p>
          </table:table-cell>
          <table:table-cell office:value-type="float" office:value="-0.439685843077706" calcext:value-type="float">
            <text:p>-0.439685843077706</text:p>
          </table:table-cell>
          <table:table-cell office:value-type="float" office:value="-0.441355035842601" calcext:value-type="float">
            <text:p>-0.441355035842601</text:p>
          </table:table-cell>
          <table:table-cell office:value-type="float" office:value="-0.443348986923516" calcext:value-type="float">
            <text:p>-0.443348986923516</text:p>
          </table:table-cell>
          <table:table-cell office:value-type="float" office:value="-0.432995529269916" calcext:value-type="float">
            <text:p>-0.432995529269916</text:p>
          </table:table-cell>
          <table:table-cell office:value-type="float" office:value="-0.437467651201361" calcext:value-type="float">
            <text:p>-0.437467651201361</text:p>
          </table:table-cell>
          <table:table-cell office:value-type="float" office:value="-0.43838753834666" calcext:value-type="float">
            <text:p>-0.43838753834666</text:p>
          </table:table-cell>
          <table:table-cell office:value-type="float" office:value="-0.438988993484728" calcext:value-type="float">
            <text:p>-0.438988993484728</text:p>
          </table:table-cell>
          <table:table-cell office:value-type="float" office:value="-0.408974153408201" calcext:value-type="float">
            <text:p>-0.408974153408201</text:p>
          </table:table-cell>
          <table:table-cell office:value-type="float" office:value="-0.388956364227536" calcext:value-type="float">
            <text:p>-0.388956364227536</text:p>
          </table:table-cell>
          <table:table-cell office:value-type="float" office:value="-0.378114786032237" calcext:value-type="float">
            <text:p>-0.378114786032237</text:p>
          </table:table-cell>
          <table:table-cell office:value-type="float" office:value="-0.371069160557421" calcext:value-type="float">
            <text:p>-0.371069160557421</text:p>
          </table:table-cell>
          <table:table-cell office:value-type="float" office:value="-0.370311417548912" calcext:value-type="float">
            <text:p>-0.370311417548912</text:p>
          </table:table-cell>
          <table:table-cell office:value-type="float" office:value="-0.377186219218613" calcext:value-type="float">
            <text:p>-0.377186219218613</text:p>
          </table:table-cell>
          <table:table-cell office:value-type="float" office:value="-0.398161383113088" calcext:value-type="float">
            <text:p>-0.398161383113088</text:p>
          </table:table-cell>
          <table:table-cell office:value-type="float" office:value="-0.394929727574533" calcext:value-type="float">
            <text:p>-0.394929727574533</text:p>
          </table:table-cell>
          <table:table-cell office:value-type="float" office:value="-0.394066564796677" calcext:value-type="float">
            <text:p>-0.394066564796677</text:p>
          </table:table-cell>
          <table:table-cell office:value-type="float" office:value="-0.39346148141052" calcext:value-type="float">
            <text:p>-0.39346148141052</text:p>
          </table:table-cell>
          <table:table-cell office:value-type="float" office:value="-0.383175719170395" calcext:value-type="float">
            <text:p>-0.383175719170395</text:p>
          </table:table-cell>
          <table:table-cell office:value-type="float" office:value="-0.375330096950156" calcext:value-type="float">
            <text:p>-0.375330096950156</text:p>
          </table:table-cell>
          <table:table-cell office:value-type="float" office:value="-0.37139368292836" calcext:value-type="float">
            <text:p>-0.37139368292836</text:p>
          </table:table-cell>
          <table:table-cell office:value-type="float" office:value="-0.374070698091426" calcext:value-type="float">
            <text:p>-0.374070698091426</text:p>
          </table:table-cell>
          <table:table-cell office:value-type="float" office:value="-0.416529066258687" calcext:value-type="float">
            <text:p>-0.416529066258687</text:p>
          </table:table-cell>
          <table:table-cell office:value-type="float" office:value="-0.342230615466837" calcext:value-type="float">
            <text:p>-0.342230615466837</text:p>
          </table:table-cell>
          <table:table-cell office:value-type="float" office:value="-0.320693729036614" calcext:value-type="float">
            <text:p>-0.320693729036614</text:p>
          </table:table-cell>
          <table:table-cell office:value-type="float" office:value="-0.326219567916355" calcext:value-type="float">
            <text:p>-0.326219567916355</text:p>
          </table:table-cell>
          <table:table-cell office:value-type="float" office:value="-0.335811811381012" calcext:value-type="float">
            <text:p>-0.335811811381012</text:p>
          </table:table-cell>
          <table:table-cell office:value-type="float" office:value="-0.353252745569051" calcext:value-type="float">
            <text:p>-0.353252745569051</text:p>
          </table:table-cell>
          <table:table-cell office:value-type="float" office:value="-0.377250748332409" calcext:value-type="float">
            <text:p>-0.377250748332409</text:p>
          </table:table-cell>
          <table:table-cell office:value-type="float" office:value="-0.386665177715097" calcext:value-type="float">
            <text:p>-0.386665177715097</text:p>
          </table:table-cell>
          <table:table-cell office:value-type="float" office:value="-0.380309954348344" calcext:value-type="float">
            <text:p>-0.380309954348344</text:p>
          </table:table-cell>
          <table:table-cell office:value-type="float" office:value="-0.381957893819305" calcext:value-type="float">
            <text:p>-0.381957893819305</text:p>
          </table:table-cell>
          <table:table-cell office:value-type="float" office:value="-0.381626202284886" calcext:value-type="float">
            <text:p>-0.381626202284886</text:p>
          </table:table-cell>
          <table:table-cell office:value-type="float" office:value="-0.385757774850547" calcext:value-type="float">
            <text:p>-0.385757774850547</text:p>
          </table:table-cell>
          <table:table-cell office:value-type="float" office:value="-0.386057230034839" calcext:value-type="float">
            <text:p>-0.386057230034839</text:p>
          </table:table-cell>
          <table:table-cell office:value-type="float" office:value="-0.391268245658388" calcext:value-type="float">
            <text:p>-0.391268245658388</text:p>
          </table:table-cell>
          <table:table-cell office:value-type="float" office:value="-0.38412157255974" calcext:value-type="float">
            <text:p>-0.38412157255974</text:p>
          </table:table-cell>
          <table:table-cell office:value-type="float" office:value="-0.366086135816028" calcext:value-type="float">
            <text:p>-0.366086135816028</text:p>
          </table:table-cell>
          <table:table-cell office:value-type="float" office:value="-0.370363467214127" calcext:value-type="float">
            <text:p>-0.370363467214127</text:p>
          </table:table-cell>
          <table:table-cell office:value-type="float" office:value="-0.341186906540187" calcext:value-type="float">
            <text:p>-0.341186906540187</text:p>
          </table:table-cell>
          <table:table-cell office:value-type="float" office:value="-0.346597724892952" calcext:value-type="float">
            <text:p>-0.346597724892952</text:p>
          </table:table-cell>
          <table:table-cell office:value-type="float" office:value="-0.407537547533379" calcext:value-type="float">
            <text:p>-0.407537547533379</text:p>
          </table:table-cell>
          <table:table-cell office:value-type="float" office:value="-0.420150819708762" calcext:value-type="float">
            <text:p>-0.420150819708762</text:p>
          </table:table-cell>
          <table:table-cell office:value-type="float" office:value="-0.433562790001895" calcext:value-type="float">
            <text:p>-0.433562790001895</text:p>
          </table:table-cell>
          <table:table-cell office:value-type="float" office:value="-0.437419090875912" calcext:value-type="float">
            <text:p>-0.437419090875912</text:p>
          </table:table-cell>
          <table:table-cell office:value-type="float" office:value="-0.432732082567794" calcext:value-type="float">
            <text:p>-0.432732082567794</text:p>
          </table:table-cell>
          <table:table-cell office:value-type="float" office:value="-0.430233656845415" calcext:value-type="float">
            <text:p>-0.430233656845415</text:p>
          </table:table-cell>
          <table:table-cell office:value-type="float" office:value="-0.433601963693" calcext:value-type="float">
            <text:p>-0.433601963693</text:p>
          </table:table-cell>
          <table:table-cell office:value-type="float" office:value="-0.375594600428622" calcext:value-type="float">
            <text:p>-0.375594600428622</text:p>
          </table:table-cell>
          <table:table-cell office:value-type="float" office:value="-0.359804702854125" calcext:value-type="float">
            <text:p>-0.359804702854125</text:p>
          </table:table-cell>
          <table:table-cell office:value-type="float" office:value="-0.357814629154128" calcext:value-type="float">
            <text:p>-0.357814629154128</text:p>
          </table:table-cell>
          <table:table-cell office:value-type="float" office:value="-0.362351848090045" calcext:value-type="float">
            <text:p>-0.362351848090045</text:p>
          </table:table-cell>
          <table:table-cell office:value-type="float" office:value="-0.370990440693033" calcext:value-type="float">
            <text:p>-0.370990440693033</text:p>
          </table:table-cell>
          <table:table-cell office:value-type="float" office:value="-0.377624304065005" calcext:value-type="float">
            <text:p>-0.377624304065005</text:p>
          </table:table-cell>
          <table:table-cell office:value-type="float" office:value="-0.380173248939734" calcext:value-type="float">
            <text:p>-0.380173248939734</text:p>
          </table:table-cell>
          <table:table-cell office:value-type="float" office:value="-0.384614035042788" calcext:value-type="float">
            <text:p>-0.384614035042788</text:p>
          </table:table-cell>
          <table:table-cell office:value-type="float" office:value="-0.371718519761089" calcext:value-type="float">
            <text:p>-0.371718519761089</text:p>
          </table:table-cell>
          <table:table-cell office:value-type="float" office:value="-0.367329529762028" calcext:value-type="float">
            <text:p>-0.367329529762028</text:p>
          </table:table-cell>
          <table:table-cell office:value-type="float" office:value="-0.367738097892957" calcext:value-type="float">
            <text:p>-0.367738097892957</text:p>
          </table:table-cell>
          <table:table-cell office:value-type="float" office:value="-0.371974083945151" calcext:value-type="float">
            <text:p>-0.371974083945151</text:p>
          </table:table-cell>
          <table:table-cell office:value-type="float" office:value="-0.408766785857069" calcext:value-type="float">
            <text:p>-0.408766785857069</text:p>
          </table:table-cell>
          <table:table-cell office:value-type="float" office:value="-0.326604979933443" calcext:value-type="float">
            <text:p>-0.326604979933443</text:p>
          </table:table-cell>
          <table:table-cell office:value-type="float" office:value="-0.317679842303515" calcext:value-type="float">
            <text:p>-0.317679842303515</text:p>
          </table:table-cell>
          <table:table-cell office:value-type="float" office:value="-0.329795644737849" calcext:value-type="float">
            <text:p>-0.329795644737849</text:p>
          </table:table-cell>
          <table:table-cell office:value-type="float" office:value="-0.335487728476889" calcext:value-type="float">
            <text:p>-0.335487728476889</text:p>
          </table:table-cell>
          <table:table-cell office:value-type="float" office:value="-0.351874760835323" calcext:value-type="float">
            <text:p>-0.351874760835323</text:p>
          </table:table-cell>
          <table:table-cell office:value-type="float" office:value="-0.365213943530512" calcext:value-type="float">
            <text:p>-0.365213943530512</text:p>
          </table:table-cell>
          <table:table-cell office:value-type="float" office:value="-0.386843600766162" calcext:value-type="float">
            <text:p>-0.386843600766162</text:p>
          </table:table-cell>
          <table:table-cell office:value-type="float" office:value="-0.389197921349858" calcext:value-type="float">
            <text:p>-0.389197921349858</text:p>
          </table:table-cell>
          <table:table-cell office:value-type="float" office:value="-0.39026984346035" calcext:value-type="float">
            <text:p>-0.39026984346035</text:p>
          </table:table-cell>
          <table:table-cell office:value-type="float" office:value="-0.395489334818684" calcext:value-type="float">
            <text:p>-0.395489334818684</text:p>
          </table:table-cell>
          <table:table-cell office:value-type="float" office:value="-0.402669232532654" calcext:value-type="float">
            <text:p>-0.402669232532654</text:p>
          </table:table-cell>
          <table:table-cell office:value-type="float" office:value="-0.390450630056969" calcext:value-type="float">
            <text:p>-0.390450630056969</text:p>
          </table:table-cell>
          <table:table-cell office:value-type="float" office:value="-0.373404620699079" calcext:value-type="float">
            <text:p>-0.373404620699079</text:p>
          </table:table-cell>
          <table:table-cell office:value-type="float" office:value="-0.366281836468976" calcext:value-type="float">
            <text:p>-0.366281836468976</text:p>
          </table:table-cell>
          <table:table-cell office:value-type="float" office:value="-0.364592965553597" calcext:value-type="float">
            <text:p>-0.364592965553597</text:p>
          </table:table-cell>
          <table:table-cell office:value-type="float" office:value="-0.369368395472812" calcext:value-type="float">
            <text:p>-0.369368395472812</text:p>
          </table:table-cell>
          <table:table-cell office:value-type="float" office:value="-0.410982224986258" calcext:value-type="float">
            <text:p>-0.410982224986258</text:p>
          </table:table-cell>
          <table:table-cell office:value-type="float" office:value="-0.410416673319086" calcext:value-type="float">
            <text:p>-0.410416673319086</text:p>
          </table:table-cell>
          <table:table-cell office:value-type="float" office:value="-0.421740291929487" calcext:value-type="float">
            <text:p>-0.421740291929487</text:p>
          </table:table-cell>
          <table:table-cell office:value-type="float" office:value="-0.445963572377899" calcext:value-type="float">
            <text:p>-0.445963572377899</text:p>
          </table:table-cell>
          <table:table-cell office:value-type="float" office:value="-0.444005127532624" calcext:value-type="float">
            <text:p>-0.444005127532624</text:p>
          </table:table-cell>
          <table:table-cell office:value-type="float" office:value="-0.442766497139061" calcext:value-type="float">
            <text:p>-0.442766497139061</text:p>
          </table:table-cell>
          <table:table-cell office:value-type="float" office:value="-0.446321096228313" calcext:value-type="float">
            <text:p>-0.446321096228313</text:p>
          </table:table-cell>
          <table:table-cell office:value-type="float" office:value="-0.447544921478807" calcext:value-type="float">
            <text:p>-0.447544921478807</text:p>
          </table:table-cell>
          <table:table-cell office:value-type="float" office:value="-0.438573664106648" calcext:value-type="float">
            <text:p>-0.438573664106648</text:p>
          </table:table-cell>
          <table:table-cell office:value-type="float" office:value="-0.392107391873197" calcext:value-type="float">
            <text:p>-0.392107391873197</text:p>
          </table:table-cell>
          <table:table-cell office:value-type="float" office:value="-0.37952256672657" calcext:value-type="float">
            <text:p>-0.37952256672657</text:p>
          </table:table-cell>
          <table:table-cell office:value-type="float" office:value="-0.391088499460193" calcext:value-type="float">
            <text:p>-0.391088499460193</text:p>
          </table:table-cell>
          <table:table-cell office:value-type="float" office:value="-0.377697677659809" calcext:value-type="float">
            <text:p>-0.377697677659809</text:p>
          </table:table-cell>
          <table:table-cell office:value-type="float" office:value="-0.376368849484333" calcext:value-type="float">
            <text:p>-0.376368849484333</text:p>
          </table:table-cell>
          <table:table-cell office:value-type="float" office:value="-0.377881689934853" calcext:value-type="float">
            <text:p>-0.377881689934853</text:p>
          </table:table-cell>
          <table:table-cell office:value-type="float" office:value="-0.376103431340207" calcext:value-type="float">
            <text:p>-0.376103431340207</text:p>
          </table:table-cell>
          <table:table-cell office:value-type="float" office:value="-0.363278846217248" calcext:value-type="float">
            <text:p>-0.363278846217248</text:p>
          </table:table-cell>
          <table:table-cell office:value-type="float" office:value="-0.360842259426897" calcext:value-type="float">
            <text:p>-0.360842259426897</text:p>
          </table:table-cell>
          <table:table-cell office:value-type="float" office:value="-0.366170720930273" calcext:value-type="float">
            <text:p>-0.366170720930273</text:p>
          </table:table-cell>
          <table:table-cell office:value-type="float" office:value="-0.350863653316454" calcext:value-type="float">
            <text:p>-0.350863653316454</text:p>
          </table:table-cell>
          <table:table-cell office:value-type="float" office:value="-0.352058706439195" calcext:value-type="float">
            <text:p>-0.352058706439195</text:p>
          </table:table-cell>
          <table:table-cell office:value-type="float" office:value="-0.358384789257393" calcext:value-type="float">
            <text:p>-0.358384789257393</text:p>
          </table:table-cell>
          <table:table-cell office:value-type="float" office:value="-0.361526218348134" calcext:value-type="float">
            <text:p>-0.361526218348134</text:p>
          </table:table-cell>
          <table:table-cell office:value-type="float" office:value="-0.365817458321298" calcext:value-type="float">
            <text:p>-0.365817458321298</text:p>
          </table:table-cell>
          <table:table-cell office:value-type="float" office:value="-0.367195270177052" calcext:value-type="float">
            <text:p>-0.367195270177052</text:p>
          </table:table-cell>
          <table:table-cell office:value-type="float" office:value="-0.367298754377832" calcext:value-type="float">
            <text:p>-0.367298754377832</text:p>
          </table:table-cell>
          <table:table-cell office:value-type="float" office:value="-0.365878155687394" calcext:value-type="float">
            <text:p>-0.365878155687394</text:p>
          </table:table-cell>
          <table:table-cell office:value-type="float" office:value="-0.36575037387376" calcext:value-type="float">
            <text:p>-0.36575037387376</text:p>
          </table:table-cell>
          <table:table-cell office:value-type="float" office:value="-0.365330549391447" calcext:value-type="float">
            <text:p>-0.365330549391447</text:p>
          </table:table-cell>
          <table:table-cell office:value-type="float" office:value="-0.365538867322286" calcext:value-type="float">
            <text:p>-0.365538867322286</text:p>
          </table:table-cell>
          <table:table-cell office:value-type="float" office:value="-0.365434310261458" calcext:value-type="float">
            <text:p>-0.365434310261458</text:p>
          </table:table-cell>
          <table:table-cell office:value-type="float" office:value="-0.365492733078898" calcext:value-type="float">
            <text:p>-0.365492733078898</text:p>
          </table:table-cell>
          <table:table-cell office:value-type="float" office:value="-0.364243928785619" calcext:value-type="float">
            <text:p>-0.364243928785619</text:p>
          </table:table-cell>
          <table:table-cell office:value-type="float" office:value="-0.363931823632649" calcext:value-type="float">
            <text:p>-0.363931823632649</text:p>
          </table:table-cell>
          <table:table-cell office:value-type="float" office:value="-0.364853697312992" calcext:value-type="float">
            <text:p>-0.364853697312992</text:p>
          </table:table-cell>
          <table:table-cell office:value-type="float" office:value="-0.365358210341908" calcext:value-type="float">
            <text:p>-0.365358210341908</text:p>
          </table:table-cell>
          <table:table-cell office:value-type="float" office:value="-0.365537670229543" calcext:value-type="float">
            <text:p>-0.365537670229543</text:p>
          </table:table-cell>
          <table:table-cell office:value-type="float" office:value="-0.365189512362804" calcext:value-type="float">
            <text:p>-0.365189512362804</text:p>
          </table:table-cell>
          <table:table-cell office:value-type="float" office:value="-0.365944457238713" calcext:value-type="float">
            <text:p>-0.365944457238713</text:p>
          </table:table-cell>
          <table:table-cell office:value-type="float" office:value="-0.364368893415492" calcext:value-type="float">
            <text:p>-0.364368893415492</text:p>
          </table:table-cell>
          <table:table-cell office:value-type="float" office:value="-0.364465939925728" calcext:value-type="float">
            <text:p>-0.364465939925728</text:p>
          </table:table-cell>
          <table:table-cell office:value-type="float" office:value="-0.364948108603666" calcext:value-type="float">
            <text:p>-0.364948108603666</text:p>
          </table:table-cell>
          <table:table-cell office:value-type="float" office:value="-0.365585606752718" calcext:value-type="float">
            <text:p>-0.365585606752718</text:p>
          </table:table-cell>
          <table:table-cell office:value-type="float" office:value="-0.364746397376902" calcext:value-type="float">
            <text:p>-0.364746397376902</text:p>
          </table:table-cell>
          <table:table-cell office:value-type="float" office:value="-0.365120699404112" calcext:value-type="float">
            <text:p>-0.365120699404112</text:p>
          </table:table-cell>
          <table:table-cell office:value-type="float" office:value="-0.36493833149512" calcext:value-type="float">
            <text:p>-0.36493833149512</text:p>
          </table:table-cell>
          <table:table-cell office:value-type="float" office:value="-0.365017519868885" calcext:value-type="float">
            <text:p>-0.365017519868885</text:p>
          </table:table-cell>
          <table:table-cell office:value-type="float" office:value="-0.364503139642924" calcext:value-type="float">
            <text:p>-0.364503139642924</text:p>
          </table:table-cell>
          <table:table-cell office:value-type="float" office:value="-0.364883686076118" calcext:value-type="float">
            <text:p>-0.364883686076118</text:p>
          </table:table-cell>
          <table:table-cell office:value-type="float" office:value="-0.364690694072901" calcext:value-type="float">
            <text:p>-0.364690694072901</text:p>
          </table:table-cell>
          <table:table-cell office:value-type="float" office:value="-0.364832456837944" calcext:value-type="float">
            <text:p>-0.364832456837944</text:p>
          </table:table-cell>
          <table:table-cell office:value-type="float" office:value="-0.36490216695742" calcext:value-type="float">
            <text:p>-0.36490216695742</text:p>
          </table:table-cell>
          <table:table-cell office:value-type="float" office:value="-0.365047300062405" calcext:value-type="float">
            <text:p>-0.365047300062405</text:p>
          </table:table-cell>
          <table:table-cell office:value-type="float" office:value="-0.365447052301916" calcext:value-type="float">
            <text:p>-0.365447052301916</text:p>
          </table:table-cell>
          <table:table-cell office:value-type="float" office:value="-0.365387036044506" calcext:value-type="float">
            <text:p>-0.365387036044506</text:p>
          </table:table-cell>
          <table:table-cell office:value-type="float" office:value="-0.365600350418029" calcext:value-type="float">
            <text:p>-0.365600350418029</text:p>
          </table:table-cell>
          <table:table-cell office:value-type="float" office:value="-0.365354287806985" calcext:value-type="float">
            <text:p>-0.365354287806985</text:p>
          </table:table-cell>
          <table:table-cell office:value-type="float" office:value="-0.364979824701338" calcext:value-type="float">
            <text:p>-0.364979824701338</text:p>
          </table:table-cell>
          <table:table-cell office:value-type="float" office:value="-0.365160952392589" calcext:value-type="float">
            <text:p>-0.365160952392589</text:p>
          </table:table-cell>
          <table:table-cell office:value-type="float" office:value="-0.364718657417397" calcext:value-type="float">
            <text:p>-0.364718657417397</text:p>
          </table:table-cell>
          <table:table-cell office:value-type="float" office:value="-0.364195834634085" calcext:value-type="float">
            <text:p>-0.364195834634085</text:p>
          </table:table-cell>
          <table:table-cell office:value-type="float" office:value="-0.364968719404929" calcext:value-type="float">
            <text:p>-0.364968719404929</text:p>
          </table:table-cell>
          <table:table-cell office:value-type="float" office:value="-0.36417280812518" calcext:value-type="float">
            <text:p>-0.36417280812518</text:p>
          </table:table-cell>
          <table:table-cell office:value-type="float" office:value="-0.365124190761006" calcext:value-type="float">
            <text:p>-0.365124190761006</text:p>
          </table:table-cell>
          <table:table-cell office:value-type="float" office:value="-0.364607693625366" calcext:value-type="float">
            <text:p>-0.364607693625366</text:p>
          </table:table-cell>
          <table:table-cell office:value-type="float" office:value="-0.365078420942678" calcext:value-type="float">
            <text:p>-0.365078420942678</text:p>
          </table:table-cell>
          <table:table-cell office:value-type="float" office:value="-0.36475993393685" calcext:value-type="float">
            <text:p>-0.36475993393685</text:p>
          </table:table-cell>
          <table:table-cell office:value-type="float" office:value="-0.36525586081383" calcext:value-type="float">
            <text:p>-0.36525586081383</text:p>
          </table:table-cell>
          <table:table-cell office:value-type="float" office:value="-0.365028278014419" calcext:value-type="float">
            <text:p>-0.365028278014419</text:p>
          </table:table-cell>
          <table:table-cell office:value-type="float" office:value="-0.365139448721669" calcext:value-type="float">
            <text:p>-0.365139448721669</text:p>
          </table:table-cell>
          <table:table-cell office:value-type="float" office:value="-0.365357407447581" calcext:value-type="float">
            <text:p>-0.365357407447581</text:p>
          </table:table-cell>
          <table:table-cell office:value-type="float" office:value="-0.365449564698952" calcext:value-type="float">
            <text:p>-0.365449564698952</text:p>
          </table:table-cell>
          <table:table-cell office:value-type="float" office:value="-0.364975044867207" calcext:value-type="float">
            <text:p>-0.364975044867207</text:p>
          </table:table-cell>
          <table:table-cell office:value-type="float" office:value="-0.364327310727872" calcext:value-type="float">
            <text:p>-0.364327310727872</text:p>
          </table:table-cell>
          <table:table-cell office:value-type="float" office:value="-0.364762171941197" calcext:value-type="float">
            <text:p>-0.364762171941197</text:p>
          </table:table-cell>
          <table:table-cell office:value-type="float" office:value="-0.365160725471686" calcext:value-type="float">
            <text:p>-0.365160725471686</text:p>
          </table:table-cell>
          <table:table-cell office:value-type="float" office:value="-0.364685130275239" calcext:value-type="float">
            <text:p>-0.364685130275239</text:p>
          </table:table-cell>
          <table:table-cell office:value-type="float" office:value="-0.365249869170302" calcext:value-type="float">
            <text:p>-0.365249869170302</text:p>
          </table:table-cell>
          <table:table-cell office:value-type="float" office:value="-0.365053302506518" calcext:value-type="float">
            <text:p>-0.365053302506518</text:p>
          </table:table-cell>
          <table:table-cell office:value-type="float" office:value="-0.364551269666721" calcext:value-type="float">
            <text:p>-0.364551269666721</text:p>
          </table:table-cell>
          <table:table-cell office:value-type="float" office:value="-0.364238703530178" calcext:value-type="float">
            <text:p>-0.364238703530178</text:p>
          </table:table-cell>
          <table:table-cell office:value-type="float" office:value="-0.364068041338517" calcext:value-type="float">
            <text:p>-0.364068041338517</text:p>
          </table:table-cell>
          <table:table-cell office:value-type="float" office:value="-0.365388198273864" calcext:value-type="float">
            <text:p>-0.365388198273864</text:p>
          </table:table-cell>
          <table:table-cell office:value-type="float" office:value="-0.364903252114452" calcext:value-type="float">
            <text:p>-0.364903252114452</text:p>
          </table:table-cell>
          <table:table-cell office:value-type="float" office:value="-0.364608765531869" calcext:value-type="float">
            <text:p>-0.364608765531869</text:p>
          </table:table-cell>
          <table:table-cell office:value-type="float" office:value="-0.364759795952028" calcext:value-type="float">
            <text:p>-0.364759795952028</text:p>
          </table:table-cell>
          <table:table-cell office:value-type="float" office:value="-0.364449691398537" calcext:value-type="float">
            <text:p>-0.364449691398537</text:p>
          </table:table-cell>
          <table:table-cell office:value-type="float" office:value="-0.36511859246565" calcext:value-type="float">
            <text:p>-0.36511859246565</text:p>
          </table:table-cell>
          <table:table-cell office:value-type="float" office:value="-0.364379340694946" calcext:value-type="float">
            <text:p>-0.364379340694946</text:p>
          </table:table-cell>
          <table:table-cell office:value-type="float" office:value="-0.364118489478766" calcext:value-type="float">
            <text:p>-0.364118489478766</text:p>
          </table:table-cell>
          <table:table-cell office:value-type="float" office:value="-0.364248899301553" calcext:value-type="float">
            <text:p>-0.364248899301553</text:p>
          </table:table-cell>
          <table:table-cell office:value-type="float" office:value="-0.364762268991924" calcext:value-type="float">
            <text:p>-0.364762268991924</text:p>
          </table:table-cell>
          <table:table-cell office:value-type="float" office:value="-0.364057761029104" calcext:value-type="float">
            <text:p>-0.364057761029104</text:p>
          </table:table-cell>
          <table:table-cell office:value-type="float" office:value="-0.364211800933543" calcext:value-type="float">
            <text:p>-0.364211800933543</text:p>
          </table:table-cell>
          <table:table-cell office:value-type="float" office:value="-0.364363310113045" calcext:value-type="float">
            <text:p>-0.364363310113045</text:p>
          </table:table-cell>
          <table:table-cell office:value-type="float" office:value="-0.36475219180645" calcext:value-type="float">
            <text:p>-0.36475219180645</text:p>
          </table:table-cell>
          <table:table-cell office:value-type="float" office:value="-0.363919352532404" calcext:value-type="float">
            <text:p>-0.363919352532404</text:p>
          </table:table-cell>
          <table:table-cell office:value-type="float" office:value="-0.36487135902046" calcext:value-type="float">
            <text:p>-0.36487135902046</text:p>
          </table:table-cell>
          <table:table-cell office:value-type="float" office:value="-0.364124291643874" calcext:value-type="float">
            <text:p>-0.364124291643874</text:p>
          </table:table-cell>
          <table:table-cell office:value-type="float" office:value="-0.364421225648031" calcext:value-type="float">
            <text:p>-0.364421225648031</text:p>
          </table:table-cell>
          <table:table-cell office:value-type="float" office:value="-0.36490267967217" calcext:value-type="float">
            <text:p>-0.36490267967217</text:p>
          </table:table-cell>
          <table:table-cell office:value-type="float" office:value="-0.36439138259125" calcext:value-type="float">
            <text:p>-0.36439138259125</text:p>
          </table:table-cell>
          <table:table-cell office:value-type="float" office:value="-0.364545504000887" calcext:value-type="float">
            <text:p>-0.364545504000887</text:p>
          </table:table-cell>
          <table:table-cell office:value-type="float" office:value="-0.365138980387714" calcext:value-type="float">
            <text:p>-0.365138980387714</text:p>
          </table:table-cell>
          <table:table-cell office:value-type="float" office:value="-0.364125062844897" calcext:value-type="float">
            <text:p>-0.364125062844897</text:p>
          </table:table-cell>
          <table:table-cell office:value-type="float" office:value="-0.364267124423056" calcext:value-type="float">
            <text:p>-0.364267124423056</text:p>
          </table:table-cell>
          <table:table-cell office:value-type="float" office:value="-0.364461689676932" calcext:value-type="float">
            <text:p>-0.364461689676932</text:p>
          </table:table-cell>
          <table:table-cell office:value-type="float" office:value="-0.363481307931975" calcext:value-type="float">
            <text:p>-0.363481307931975</text:p>
          </table:table-cell>
          <table:table-cell office:value-type="float" office:value="-0.364455884538936" calcext:value-type="float">
            <text:p>-0.364455884538936</text:p>
          </table:table-cell>
          <table:table-cell office:value-type="float" office:value="-0.36492113042609" calcext:value-type="float">
            <text:p>-0.36492113042609</text:p>
          </table:table-cell>
          <table:table-cell office:value-type="float" office:value="-0.36548009871981" calcext:value-type="float">
            <text:p>-0.36548009871981</text:p>
          </table:table-cell>
          <table:table-cell office:value-type="float" office:value="-0.364658090645317" calcext:value-type="float">
            <text:p>-0.364658090645317</text:p>
          </table:table-cell>
          <table:table-cell office:value-type="float" office:value="-0.36490029815609" calcext:value-type="float">
            <text:p>-0.36490029815609</text:p>
          </table:table-cell>
          <table:table-cell office:value-type="float" office:value="-0.365210925744997" calcext:value-type="float">
            <text:p>-0.365210925744997</text:p>
          </table:table-cell>
          <table:table-cell office:value-type="float" office:value="-0.364748423961933" calcext:value-type="float">
            <text:p>-0.364748423961933</text:p>
          </table:table-cell>
          <table:table-cell office:value-type="float" office:value="-0.364132868704543" calcext:value-type="float">
            <text:p>-0.364132868704543</text:p>
          </table:table-cell>
          <table:table-cell office:value-type="float" office:value="-0.364655272191524" calcext:value-type="float">
            <text:p>-0.364655272191524</text:p>
          </table:table-cell>
          <table:table-cell office:value-type="float" office:value="-0.365063717478709" calcext:value-type="float">
            <text:p>-0.365063717478709</text:p>
          </table:table-cell>
          <table:table-cell office:value-type="float" office:value="-0.36450684954707" calcext:value-type="float">
            <text:p>-0.36450684954707</text:p>
          </table:table-cell>
          <table:table-cell office:value-type="float" office:value="-0.364821058075311" calcext:value-type="float">
            <text:p>-0.364821058075311</text:p>
          </table:table-cell>
          <table:table-cell office:value-type="float" office:value="-0.364409834235168" calcext:value-type="float">
            <text:p>-0.364409834235168</text:p>
          </table:table-cell>
          <table:table-cell office:value-type="float" office:value="-0.364678568846023" calcext:value-type="float">
            <text:p>-0.364678568846023</text:p>
          </table:table-cell>
          <table:table-cell office:value-type="float" office:value="-0.364441249044509" calcext:value-type="float">
            <text:p>-0.364441249044509</text:p>
          </table:table-cell>
          <table:table-cell office:value-type="float" office:value="-0.364862121703923" calcext:value-type="float">
            <text:p>-0.364862121703923</text:p>
          </table:table-cell>
          <table:table-cell office:value-type="float" office:value="-0.364212773391638" calcext:value-type="float">
            <text:p>-0.364212773391638</text:p>
          </table:table-cell>
          <table:table-cell table:number-columns-repeated="466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386764137524365" calcext:value-type="float">
            <text:p>-3.86764137524365E-05</text:p>
          </table:table-cell>
          <table:table-cell office:value-type="float" office:value="0.000055945939634261" calcext:value-type="float">
            <text:p>5.5945939634261E-05</text:p>
          </table:table-cell>
          <table:table-cell office:value-type="float" office:value="-0.0000301644329342432" calcext:value-type="float">
            <text:p>-3.01644329342432E-05</text:p>
          </table:table-cell>
          <table:table-cell office:value-type="float" office:value="0.0000786612432180922" calcext:value-type="float">
            <text:p>7.86612432180922E-05</text:p>
          </table:table-cell>
          <table:table-cell office:value-type="float" office:value="-0.00000586731366697402" calcext:value-type="float">
            <text:p>-5.86731366697402E-06</text:p>
          </table:table-cell>
          <table:table-cell office:value-type="float" office:value="-0.00000996020550725341" calcext:value-type="float">
            <text:p>-9.96020550725341E-06</text:p>
          </table:table-cell>
          <table:table-cell office:value-type="float" office:value="0.0000141711133998523" calcext:value-type="float">
            <text:p>1.41711133998523E-05</text:p>
          </table:table-cell>
          <table:table-cell office:value-type="float" office:value="0.0000114024955578662" calcext:value-type="float">
            <text:p>1.14024955578662E-05</text:p>
          </table:table-cell>
          <table:table-cell office:value-type="float" office:value="-0.0000755439956725001" calcext:value-type="float">
            <text:p>-7.55439956725001E-05</text:p>
          </table:table-cell>
          <table:table-cell office:value-type="float" office:value="0.0000906541202340128" calcext:value-type="float">
            <text:p>9.06541202340128E-05</text:p>
          </table:table-cell>
          <table:table-cell office:value-type="float" office:value="-0.0000402009809611359" calcext:value-type="float">
            <text:p>-4.02009809611359E-05</text:p>
          </table:table-cell>
          <table:table-cell office:value-type="float" office:value="-0.00000693269244328443" calcext:value-type="float">
            <text:p>-6.93269244328443E-06</text:p>
          </table:table-cell>
          <table:table-cell office:value-type="float" office:value="0.0000192031513878144" calcext:value-type="float">
            <text:p>1.92031513878144E-05</text:p>
          </table:table-cell>
          <table:table-cell office:value-type="float" office:value="-0.00005895505853315" calcext:value-type="float">
            <text:p>-5.895505853315E-05</text:p>
          </table:table-cell>
          <table:table-cell office:value-type="float" office:value="-0.00000971525404891427" calcext:value-type="float">
            <text:p>-9.71525404891427E-06</text:p>
          </table:table-cell>
          <table:table-cell office:value-type="float" office:value="0.0000457423706760052" calcext:value-type="float">
            <text:p>4.57423706760052E-05</text:p>
          </table:table-cell>
          <table:table-cell office:value-type="float" office:value="0.00000600555851859586" calcext:value-type="float">
            <text:p>6.00555851859586E-06</text:p>
          </table:table-cell>
          <table:table-cell office:value-type="float" office:value="-0.0000321617144203312" calcext:value-type="float">
            <text:p>-3.21617144203312E-05</text:p>
          </table:table-cell>
          <table:table-cell office:value-type="float" office:value="-0.00000905688799934801" calcext:value-type="float">
            <text:p>-9.05688799934801E-06</text:p>
          </table:table-cell>
          <table:table-cell office:value-type="float" office:value="0.0000541044402096458" calcext:value-type="float">
            <text:p>5.41044402096458E-05</text:p>
          </table:table-cell>
          <table:table-cell office:value-type="float" office:value="0.000015250238772857" calcext:value-type="float">
            <text:p>1.5250238772857E-05</text:p>
          </table:table-cell>
          <table:table-cell office:value-type="float" office:value="0.000000277600940568057" calcext:value-type="float">
            <text:p>2.77600940568057E-07</text:p>
          </table:table-cell>
          <table:table-cell office:value-type="float" office:value="-0.000083047877211806" calcext:value-type="float">
            <text:p>-8.3047877211806E-05</text:p>
          </table:table-cell>
          <table:table-cell office:value-type="float" office:value="0.0000823684823408333" calcext:value-type="float">
            <text:p>8.23684823408333E-05</text:p>
          </table:table-cell>
          <table:table-cell office:value-type="float" office:value="0.00000328237042618307" calcext:value-type="float">
            <text:p>3.28237042618307E-06</text:p>
          </table:table-cell>
          <table:table-cell office:value-type="float" office:value="-0.00000602408335603766" calcext:value-type="float">
            <text:p>-6.02408335603766E-06</text:p>
          </table:table-cell>
          <table:table-cell office:value-type="float" office:value="-0.00010406000139751" calcext:value-type="float">
            <text:p>-0.000104060001398</text:p>
          </table:table-cell>
          <table:table-cell office:value-type="float" office:value="0.0000995916251387285" calcext:value-type="float">
            <text:p>9.95916251387285E-05</text:p>
          </table:table-cell>
          <table:table-cell office:value-type="float" office:value="-0.000011669217846122" calcext:value-type="float">
            <text:p>-1.1669217846122E-05</text:p>
          </table:table-cell>
          <table:table-cell office:value-type="float" office:value="0.0000266122016510106" calcext:value-type="float">
            <text:p>2.66122016510106E-05</text:p>
          </table:table-cell>
          <table:table-cell office:value-type="float" office:value="-0.0000218430760184907" calcext:value-type="float">
            <text:p>-2.18430760184907E-05</text:p>
          </table:table-cell>
          <table:table-cell office:value-type="float" office:value="-0.000012364969401546" calcext:value-type="float">
            <text:p>-1.2364969401546E-05</text:p>
          </table:table-cell>
          <table:table-cell office:value-type="float" office:value="0.0000130417415669659" calcext:value-type="float">
            <text:p>1.30417415669659E-05</text:p>
          </table:table-cell>
          <table:table-cell office:value-type="float" office:value="-0.0000543996091041388" calcext:value-type="float">
            <text:p>-5.43996091041388E-05</text:p>
          </table:table-cell>
          <table:table-cell office:value-type="float" office:value="0.0000689226796761755" calcext:value-type="float">
            <text:p>6.89226796761755E-05</text:p>
          </table:table-cell>
          <table:table-cell office:value-type="float" office:value="-0.0000571207524356354" calcext:value-type="float">
            <text:p>-5.71207524356354E-05</text:p>
          </table:table-cell>
          <table:table-cell office:value-type="float" office:value="0.000029661793489788" calcext:value-type="float">
            <text:p>2.9661793489788E-05</text:p>
          </table:table-cell>
          <table:table-cell office:value-type="float" office:value="-0.0000331530312748796" calcext:value-type="float">
            <text:p>-3.31530312748796E-05</text:p>
          </table:table-cell>
          <table:table-cell office:value-type="float" office:value="0.0000383201419569823" calcext:value-type="float">
            <text:p>3.83201419569823E-05</text:p>
          </table:table-cell>
          <table:table-cell office:value-type="float" office:value="0.000024367769206779" calcext:value-type="float">
            <text:p>2.4367769206779E-05</text:p>
          </table:table-cell>
          <table:table-cell office:value-type="float" office:value="-0.0000234467141304595" calcext:value-type="float">
            <text:p>-2.34467141304595E-05</text:p>
          </table:table-cell>
          <table:table-cell office:value-type="float" office:value="-0.00000359672832855873" calcext:value-type="float">
            <text:p>-3.59672832855873E-06</text:p>
          </table:table-cell>
          <table:table-cell office:value-type="float" office:value="0.0000296308248597388" calcext:value-type="float">
            <text:p>2.96308248597388E-05</text:p>
          </table:table-cell>
          <table:table-cell office:value-type="float" office:value="-0.00000557295070857666" calcext:value-type="float">
            <text:p>-5.57295070857666E-06</text:p>
          </table:table-cell>
          <table:table-cell office:value-type="float" office:value="-0.0000766427071913767" calcext:value-type="float">
            <text:p>-7.66427071913767E-05</text:p>
          </table:table-cell>
          <table:table-cell office:value-type="float" office:value="0.0000542937610916172" calcext:value-type="float">
            <text:p>5.42937610916172E-05</text:p>
          </table:table-cell>
          <table:table-cell office:value-type="float" office:value="0.0000505017230517102" calcext:value-type="float">
            <text:p>5.05017230517102E-05</text:p>
          </table:table-cell>
          <table:table-cell office:value-type="float" office:value="-0.000346504806806258" calcext:value-type="float">
            <text:p>-0.000346504806806</text:p>
          </table:table-cell>
          <table:table-cell office:value-type="float" office:value="-0.00105946415153907" calcext:value-type="float">
            <text:p>-0.001059464151539</text:p>
          </table:table-cell>
          <table:table-cell office:value-type="float" office:value="-0.000256343004119086" calcext:value-type="float">
            <text:p>-0.000256343004119</text:p>
          </table:table-cell>
          <table:table-cell office:value-type="float" office:value="0.0000396284616804299" calcext:value-type="float">
            <text:p>3.96284616804299E-05</text:p>
          </table:table-cell>
          <table:table-cell office:value-type="float" office:value="-0.000115643727835346" calcext:value-type="float">
            <text:p>-0.000115643727835</text:p>
          </table:table-cell>
          <table:table-cell office:value-type="float" office:value="-0.0000620429421909208" calcext:value-type="float">
            <text:p>-6.20429421909208E-05</text:p>
          </table:table-cell>
          <table:table-cell office:value-type="float" office:value="-0.000104103840768532" calcext:value-type="float">
            <text:p>-0.000104103840769</text:p>
          </table:table-cell>
          <table:table-cell office:value-type="float" office:value="-0.0000895442543379921" calcext:value-type="float">
            <text:p>-8.95442543379921E-05</text:p>
          </table:table-cell>
          <table:table-cell office:value-type="float" office:value="0.000294710054086711" calcext:value-type="float">
            <text:p>0.000294710054087</text:p>
          </table:table-cell>
          <table:table-cell office:value-type="float" office:value="0.00240672039529832" calcext:value-type="float">
            <text:p>0.002406720395298</text:p>
          </table:table-cell>
          <table:table-cell office:value-type="float" office:value="0.00300193782008928" calcext:value-type="float">
            <text:p>0.003001937820089</text:p>
          </table:table-cell>
          <table:table-cell office:value-type="float" office:value="0.00407350898301156" calcext:value-type="float">
            <text:p>0.004073508983012</text:p>
          </table:table-cell>
          <table:table-cell office:value-type="float" office:value="0.0101669952603629" calcext:value-type="float">
            <text:p>0.010166995260363</text:p>
          </table:table-cell>
          <table:table-cell office:value-type="float" office:value="0.00345868630730761" calcext:value-type="float">
            <text:p>0.003458686307308</text:p>
          </table:table-cell>
          <table:table-cell office:value-type="float" office:value="0.00316582449309566" calcext:value-type="float">
            <text:p>0.003165824493096</text:p>
          </table:table-cell>
          <table:table-cell office:value-type="float" office:value="0.0132766649235306" calcext:value-type="float">
            <text:p>0.013276664923531</text:p>
          </table:table-cell>
          <table:table-cell office:value-type="float" office:value="-0.00072089922669788" calcext:value-type="float">
            <text:p>-0.000720899226698</text:p>
          </table:table-cell>
          <table:table-cell office:value-type="float" office:value="0.0000266358717103676" calcext:value-type="float">
            <text:p>2.66358717103676E-05</text:p>
          </table:table-cell>
          <table:table-cell office:value-type="float" office:value="-0.0000488318157628731" calcext:value-type="float">
            <text:p>-4.88318157628731E-05</text:p>
          </table:table-cell>
          <table:table-cell office:value-type="float" office:value="0.000308959662927377" calcext:value-type="float">
            <text:p>0.000308959662927</text:p>
          </table:table-cell>
          <table:table-cell office:value-type="float" office:value="-0.000202838768626312" calcext:value-type="float">
            <text:p>-0.000202838768626</text:p>
          </table:table-cell>
          <table:table-cell office:value-type="float" office:value="-0.00301578207752329" calcext:value-type="float">
            <text:p>-0.003015782077523</text:p>
          </table:table-cell>
          <table:table-cell office:value-type="float" office:value="-0.0357575913787201" calcext:value-type="float">
            <text:p>-0.03575759137872</text:p>
          </table:table-cell>
          <table:table-cell office:value-type="float" office:value="-0.00226676550502031" calcext:value-type="float">
            <text:p>-0.00226676550502</text:p>
          </table:table-cell>
          <table:table-cell office:value-type="float" office:value="-0.00206454476978779" calcext:value-type="float">
            <text:p>-0.002064544769788</text:p>
          </table:table-cell>
          <table:table-cell office:value-type="float" office:value="-0.000537975229521648" calcext:value-type="float">
            <text:p>-0.000537975229522</text:p>
          </table:table-cell>
          <table:table-cell office:value-type="float" office:value="-0.0000118012705521142" calcext:value-type="float">
            <text:p>-1.18012705521142E-05</text:p>
          </table:table-cell>
          <table:table-cell office:value-type="float" office:value="0.000374757035374984" calcext:value-type="float">
            <text:p>0.000374757035375</text:p>
          </table:table-cell>
          <table:table-cell office:value-type="float" office:value="0.000443233901311901" calcext:value-type="float">
            <text:p>0.000443233901312</text:p>
          </table:table-cell>
          <table:table-cell office:value-type="float" office:value="0.00209546638609348" calcext:value-type="float">
            <text:p>0.002095466386093</text:p>
          </table:table-cell>
          <table:table-cell office:value-type="float" office:value="0.000643627388060841" calcext:value-type="float">
            <text:p>0.000643627388061</text:p>
          </table:table-cell>
          <table:table-cell office:value-type="float" office:value="0.0000715937903643105" calcext:value-type="float">
            <text:p>7.15937903643105E-05</text:p>
          </table:table-cell>
          <table:table-cell office:value-type="float" office:value="-0.00365107803451981" calcext:value-type="float">
            <text:p>-0.00365107803452</text:p>
          </table:table-cell>
          <table:table-cell office:value-type="float" office:value="0.0256155491159505" calcext:value-type="float">
            <text:p>0.025615549115951</text:p>
          </table:table-cell>
          <table:table-cell office:value-type="float" office:value="-0.010140826142241" calcext:value-type="float">
            <text:p>-0.010140826142241</text:p>
          </table:table-cell>
          <table:table-cell office:value-type="float" office:value="-0.00430627980694404" calcext:value-type="float">
            <text:p>-0.004306279806944</text:p>
          </table:table-cell>
          <table:table-cell office:value-type="float" office:value="-0.0013301426193375" calcext:value-type="float">
            <text:p>-0.001330142619338</text:p>
          </table:table-cell>
          <table:table-cell office:value-type="float" office:value="-0.00400461681514114" calcext:value-type="float">
            <text:p>-0.004004616815141</text:p>
          </table:table-cell>
          <table:table-cell office:value-type="float" office:value="-0.00403194540193108" calcext:value-type="float">
            <text:p>-0.004031945401931</text:p>
          </table:table-cell>
          <table:table-cell office:value-type="float" office:value="-0.00194884431873943" calcext:value-type="float">
            <text:p>-0.001948844318739</text:p>
          </table:table-cell>
          <table:table-cell office:value-type="float" office:value="-0.0000639269575405943" calcext:value-type="float">
            <text:p>-6.39269575405943E-05</text:p>
          </table:table-cell>
          <table:table-cell office:value-type="float" office:value="0.00155196620608733" calcext:value-type="float">
            <text:p>0.001551966206087</text:p>
          </table:table-cell>
          <table:table-cell office:value-type="float" office:value="-0.0000443832230956898" calcext:value-type="float">
            <text:p>-4.43832230956898E-05</text:p>
          </table:table-cell>
          <table:table-cell office:value-type="float" office:value="-0.0008022080720958" calcext:value-type="float">
            <text:p>-0.000802208072096</text:p>
          </table:table-cell>
          <table:table-cell office:value-type="float" office:value="-0.000426401810453225" calcext:value-type="float">
            <text:p>-0.000426401810453</text:p>
          </table:table-cell>
          <table:table-cell office:value-type="float" office:value="-0.000305677429378037" calcext:value-type="float">
            <text:p>-0.000305677429378</text:p>
          </table:table-cell>
          <table:table-cell office:value-type="float" office:value="-0.000557338019531062" calcext:value-type="float">
            <text:p>-0.000557338019531</text:p>
          </table:table-cell>
          <table:table-cell office:value-type="float" office:value="0.00202435176272692" calcext:value-type="float">
            <text:p>0.002024351762727</text:p>
          </table:table-cell>
          <table:table-cell office:value-type="float" office:value="0.00498192084718785" calcext:value-type="float">
            <text:p>0.004981920847188</text:p>
          </table:table-cell>
          <table:table-cell office:value-type="float" office:value="0.00609138053653785" calcext:value-type="float">
            <text:p>0.006091380536538</text:p>
          </table:table-cell>
          <table:table-cell office:value-type="float" office:value="0.00867266995365817" calcext:value-type="float">
            <text:p>0.008672669953658</text:p>
          </table:table-cell>
          <table:table-cell office:value-type="float" office:value="0.00960925349127728" calcext:value-type="float">
            <text:p>0.009609253491277</text:p>
          </table:table-cell>
          <table:table-cell office:value-type="float" office:value="0.000205659520015611" calcext:value-type="float">
            <text:p>0.000205659520016</text:p>
          </table:table-cell>
          <table:table-cell office:value-type="float" office:value="-0.00342800252616598" calcext:value-type="float">
            <text:p>-0.003428002526166</text:p>
          </table:table-cell>
          <table:table-cell office:value-type="float" office:value="-0.00121585906531219" calcext:value-type="float">
            <text:p>-0.001215859065312</text:p>
          </table:table-cell>
          <table:table-cell office:value-type="float" office:value="0.00298797203372098" calcext:value-type="float">
            <text:p>0.002987972033721</text:p>
          </table:table-cell>
          <table:table-cell office:value-type="float" office:value="-0.00460739839203145" calcext:value-type="float">
            <text:p>-0.004607398392031</text:p>
          </table:table-cell>
          <table:table-cell office:value-type="float" office:value="-0.016028094796041" calcext:value-type="float">
            <text:p>-0.016028094796041</text:p>
          </table:table-cell>
          <table:table-cell office:value-type="float" office:value="-0.00508612761292143" calcext:value-type="float">
            <text:p>-0.005086127612921</text:p>
          </table:table-cell>
          <table:table-cell office:value-type="float" office:value="-0.000100427610596088" calcext:value-type="float">
            <text:p>-0.000100427610596</text:p>
          </table:table-cell>
          <table:table-cell office:value-type="float" office:value="-0.000237122402574952" calcext:value-type="float">
            <text:p>-0.000237122402575</text:p>
          </table:table-cell>
          <table:table-cell office:value-type="float" office:value="-0.009991119423295" calcext:value-type="float">
            <text:p>-0.009991119423295</text:p>
          </table:table-cell>
          <table:table-cell office:value-type="float" office:value="0.0414793941187019" calcext:value-type="float">
            <text:p>0.041479394118702</text:p>
          </table:table-cell>
          <table:table-cell office:value-type="float" office:value="-0.00113248649544057" calcext:value-type="float">
            <text:p>-0.001132486495441</text:p>
          </table:table-cell>
          <table:table-cell office:value-type="float" office:value="-0.0315856747684564" calcext:value-type="float">
            <text:p>-0.031585674768456</text:p>
          </table:table-cell>
          <table:table-cell office:value-type="float" office:value="-0.00980596299505815" calcext:value-type="float">
            <text:p>-0.009805962995058</text:p>
          </table:table-cell>
          <table:table-cell office:value-type="float" office:value="0.00990648005403389" calcext:value-type="float">
            <text:p>0.009906480054034</text:p>
          </table:table-cell>
          <table:table-cell office:value-type="float" office:value="0.00405409287592617" calcext:value-type="float">
            <text:p>0.004054092875926</text:p>
          </table:table-cell>
          <table:table-cell office:value-type="float" office:value="0.000403980745862065" calcext:value-type="float">
            <text:p>0.000403980745862</text:p>
          </table:table-cell>
          <table:table-cell office:value-type="float" office:value="-0.00129746230472433" calcext:value-type="float">
            <text:p>-0.001297462304724</text:p>
          </table:table-cell>
          <table:table-cell office:value-type="float" office:value="-0.000428768376133426" calcext:value-type="float">
            <text:p>-0.000428768376133</text:p>
          </table:table-cell>
          <table:table-cell office:value-type="float" office:value="-0.00122056527761294" calcext:value-type="float">
            <text:p>-0.001220565277613</text:p>
          </table:table-cell>
          <table:table-cell office:value-type="float" office:value="0.000346692395656156" calcext:value-type="float">
            <text:p>0.000346692395656</text:p>
          </table:table-cell>
          <table:table-cell office:value-type="float" office:value="0.00115173062612295" calcext:value-type="float">
            <text:p>0.001151730626123</text:p>
          </table:table-cell>
          <table:table-cell office:value-type="float" office:value="0.00481172030089028" calcext:value-type="float">
            <text:p>0.00481172030089</text:p>
          </table:table-cell>
          <table:table-cell office:value-type="float" office:value="0.00264932452572752" calcext:value-type="float">
            <text:p>0.002649324525728</text:p>
          </table:table-cell>
          <table:table-cell office:value-type="float" office:value="0.00329589534851182" calcext:value-type="float">
            <text:p>0.003295895348512</text:p>
          </table:table-cell>
          <table:table-cell office:value-type="float" office:value="0.00171760867981707" calcext:value-type="float">
            <text:p>0.001717608679817</text:p>
          </table:table-cell>
          <table:table-cell office:value-type="float" office:value="-0.000909148974210183" calcext:value-type="float">
            <text:p>-0.00090914897421</text:p>
          </table:table-cell>
          <table:table-cell office:value-type="float" office:value="0.0089459445062583" calcext:value-type="float">
            <text:p>0.008945944506258</text:p>
          </table:table-cell>
          <table:table-cell office:value-type="float" office:value="-0.0025772871644798" calcext:value-type="float">
            <text:p>-0.00257728716448</text:p>
          </table:table-cell>
          <table:table-cell office:value-type="float" office:value="0.0058583894761583" calcext:value-type="float">
            <text:p>0.005858389476158</text:p>
          </table:table-cell>
          <table:table-cell office:value-type="float" office:value="0.008135462255077" calcext:value-type="float">
            <text:p>0.008135462255077</text:p>
          </table:table-cell>
          <table:table-cell office:value-type="float" office:value="0.00325904513304165" calcext:value-type="float">
            <text:p>0.003259045133042</text:p>
          </table:table-cell>
          <table:table-cell office:value-type="float" office:value="-0.00101634807731743" calcext:value-type="float">
            <text:p>-0.001016348077317</text:p>
          </table:table-cell>
          <table:table-cell office:value-type="float" office:value="-0.0017692596920959" calcext:value-type="float">
            <text:p>-0.001769259692096</text:p>
          </table:table-cell>
          <table:table-cell office:value-type="float" office:value="-0.00088044756402672" calcext:value-type="float">
            <text:p>-0.000880447564027</text:p>
          </table:table-cell>
          <table:table-cell office:value-type="float" office:value="0.00390102283713972" calcext:value-type="float">
            <text:p>0.00390102283714</text:p>
          </table:table-cell>
          <table:table-cell office:value-type="float" office:value="-0.00258911926449529" calcext:value-type="float">
            <text:p>-0.002589119264495</text:p>
          </table:table-cell>
          <table:table-cell office:value-type="float" office:value="-0.0100307137170523" calcext:value-type="float">
            <text:p>-0.010030713717052</text:p>
          </table:table-cell>
          <table:table-cell office:value-type="float" office:value="-0.0126926279844456" calcext:value-type="float">
            <text:p>-0.012692627984446</text:p>
          </table:table-cell>
          <table:table-cell office:value-type="float" office:value="-0.0102214344660967" calcext:value-type="float">
            <text:p>-0.010221434466097</text:p>
          </table:table-cell>
          <table:table-cell office:value-type="float" office:value="-0.000892504638273173" calcext:value-type="float">
            <text:p>-0.000892504638273</text:p>
          </table:table-cell>
          <table:table-cell office:value-type="float" office:value="-0.0000705935476166264" calcext:value-type="float">
            <text:p>-7.05935476166264E-05</text:p>
          </table:table-cell>
          <table:table-cell office:value-type="float" office:value="0.0000758878391290407" calcext:value-type="float">
            <text:p>7.58878391290407E-05</text:p>
          </table:table-cell>
          <table:table-cell office:value-type="float" office:value="0.000385113624807698" calcext:value-type="float">
            <text:p>0.000385113624808</text:p>
          </table:table-cell>
          <table:table-cell office:value-type="float" office:value="0.00180178134728093" calcext:value-type="float">
            <text:p>0.001801781347281</text:p>
          </table:table-cell>
          <table:table-cell office:value-type="float" office:value="0.00386502433597902" calcext:value-type="float">
            <text:p>0.003865024335979</text:p>
          </table:table-cell>
          <table:table-cell office:value-type="float" office:value="0.00403533068099282" calcext:value-type="float">
            <text:p>0.004035330680993</text:p>
          </table:table-cell>
          <table:table-cell office:value-type="float" office:value="0.00119735467526688" calcext:value-type="float">
            <text:p>0.001197354675267</text:p>
          </table:table-cell>
          <table:table-cell office:value-type="float" office:value="0.000629871348545308" calcext:value-type="float">
            <text:p>0.000629871348545</text:p>
          </table:table-cell>
          <table:table-cell office:value-type="float" office:value="-0.00274047401288868" calcext:value-type="float">
            <text:p>-0.002740474012889</text:p>
          </table:table-cell>
          <table:table-cell office:value-type="float" office:value="0.00481620796605453" calcext:value-type="float">
            <text:p>0.004816207966055</text:p>
          </table:table-cell>
          <table:table-cell office:value-type="float" office:value="0.00753091398831518" calcext:value-type="float">
            <text:p>0.007530913988315</text:p>
          </table:table-cell>
          <table:table-cell office:value-type="float" office:value="0.00963583766070869" calcext:value-type="float">
            <text:p>0.009635837660709</text:p>
          </table:table-cell>
          <table:table-cell office:value-type="float" office:value="-0.00964834993914676" calcext:value-type="float">
            <text:p>-0.009648349939147</text:p>
          </table:table-cell>
          <table:table-cell office:value-type="float" office:value="-0.0119050471303979" calcext:value-type="float">
            <text:p>-0.011905047130398</text:p>
          </table:table-cell>
          <table:table-cell office:value-type="float" office:value="-0.00492994606232644" calcext:value-type="float">
            <text:p>-0.004929946062326</text:p>
          </table:table-cell>
          <table:table-cell office:value-type="float" office:value="-0.0045461567362533" calcext:value-type="float">
            <text:p>-0.004546156736253</text:p>
          </table:table-cell>
          <table:table-cell office:value-type="float" office:value="-0.00876611141832751" calcext:value-type="float">
            <text:p>-0.008766111418328</text:p>
          </table:table-cell>
          <table:table-cell office:value-type="float" office:value="0.00125075968820393" calcext:value-type="float">
            <text:p>0.001250759688204</text:p>
          </table:table-cell>
          <table:table-cell office:value-type="float" office:value="0.0046051538032284" calcext:value-type="float">
            <text:p>0.004605153803228</text:p>
          </table:table-cell>
          <table:table-cell office:value-type="float" office:value="0.00452697662735724" calcext:value-type="float">
            <text:p>0.004526976627357</text:p>
          </table:table-cell>
          <table:table-cell office:value-type="float" office:value="0.000748453213746891" calcext:value-type="float">
            <text:p>0.000748453213747</text:p>
          </table:table-cell>
          <table:table-cell office:value-type="float" office:value="0.000136455364208199" calcext:value-type="float">
            <text:p>0.000136455364208</text:p>
          </table:table-cell>
          <table:table-cell office:value-type="float" office:value="-0.000986530825304588" calcext:value-type="float">
            <text:p>-0.000986530825305</text:p>
          </table:table-cell>
          <table:table-cell office:value-type="float" office:value="-0.0017341085692047" calcext:value-type="float">
            <text:p>-0.001734108569205</text:p>
          </table:table-cell>
          <table:table-cell office:value-type="float" office:value="-0.0000401327213377933" calcext:value-type="float">
            <text:p>-4.01327213377933E-05</text:p>
          </table:table-cell>
          <table:table-cell office:value-type="float" office:value="0.00218238959414974" calcext:value-type="float">
            <text:p>0.00218238959415</text:p>
          </table:table-cell>
          <table:table-cell office:value-type="float" office:value="0.00236717382200496" calcext:value-type="float">
            <text:p>0.002367173822005</text:p>
          </table:table-cell>
          <table:table-cell office:value-type="float" office:value="0.00469774437250342" calcext:value-type="float">
            <text:p>0.004697744372503</text:p>
          </table:table-cell>
          <table:table-cell office:value-type="float" office:value="0.00103762848617101" calcext:value-type="float">
            <text:p>0.001037628486171</text:p>
          </table:table-cell>
          <table:table-cell office:value-type="float" office:value="-0.00019867775633664" calcext:value-type="float">
            <text:p>-0.000198677756337</text:p>
          </table:table-cell>
          <table:table-cell office:value-type="float" office:value="0.0106409950180566" calcext:value-type="float">
            <text:p>0.010640995018057</text:p>
          </table:table-cell>
          <table:table-cell office:value-type="float" office:value="0.00183854255648624" calcext:value-type="float">
            <text:p>0.001838542556486</text:p>
          </table:table-cell>
          <table:table-cell office:value-type="float" office:value="-0.00363594870243894" calcext:value-type="float">
            <text:p>-0.003635948702439</text:p>
          </table:table-cell>
          <table:table-cell office:value-type="float" office:value="0.0138193135089064" calcext:value-type="float">
            <text:p>0.013819313508906</text:p>
          </table:table-cell>
          <table:table-cell office:value-type="float" office:value="0.00118184854878983" calcext:value-type="float">
            <text:p>0.00118184854879</text:p>
          </table:table-cell>
          <table:table-cell office:value-type="float" office:value="0.000434356433330785" calcext:value-type="float">
            <text:p>0.000434356433331</text:p>
          </table:table-cell>
          <table:table-cell office:value-type="float" office:value="0.000899436156935884" calcext:value-type="float">
            <text:p>0.000899436156936</text:p>
          </table:table-cell>
          <table:table-cell office:value-type="float" office:value="-0.000921523017899384" calcext:value-type="float">
            <text:p>-0.000921523017899</text:p>
          </table:table-cell>
          <table:table-cell office:value-type="float" office:value="0.000241868079875251" calcext:value-type="float">
            <text:p>0.000241868079875</text:p>
          </table:table-cell>
          <table:table-cell office:value-type="float" office:value="0.00117947177383532" calcext:value-type="float">
            <text:p>0.001179471773835</text:p>
          </table:table-cell>
          <table:table-cell office:value-type="float" office:value="-0.00184354044021673" calcext:value-type="float">
            <text:p>-0.001843540440217</text:p>
          </table:table-cell>
          <table:table-cell office:value-type="float" office:value="-0.00345970652929067" calcext:value-type="float">
            <text:p>-0.003459706529291</text:p>
          </table:table-cell>
          <table:table-cell office:value-type="float" office:value="-0.00374614667275197" calcext:value-type="float">
            <text:p>-0.003746146672752</text:p>
          </table:table-cell>
          <table:table-cell office:value-type="float" office:value="-0.0190831913027819" calcext:value-type="float">
            <text:p>-0.019083191302782</text:p>
          </table:table-cell>
          <table:table-cell office:value-type="float" office:value="-0.0034234558935794" calcext:value-type="float">
            <text:p>-0.003423455893579</text:p>
          </table:table-cell>
          <table:table-cell office:value-type="float" office:value="-0.00303803021996263" calcext:value-type="float">
            <text:p>-0.003038030219963</text:p>
          </table:table-cell>
          <table:table-cell office:value-type="float" office:value="-0.0015967842182118" calcext:value-type="float">
            <text:p>-0.001596784218212</text:p>
          </table:table-cell>
          <table:table-cell office:value-type="float" office:value="0.000124930830667835" calcext:value-type="float">
            <text:p>0.000124930830668</text:p>
          </table:table-cell>
          <table:table-cell office:value-type="float" office:value="-0.000779949887732889" calcext:value-type="float">
            <text:p>-0.000779949887733</text:p>
          </table:table-cell>
          <table:table-cell office:value-type="float" office:value="-0.0000795463523539097" calcext:value-type="float">
            <text:p>-7.95463523539097E-05</text:p>
          </table:table-cell>
          <table:table-cell office:value-type="float" office:value="0.00185875571648192" calcext:value-type="float">
            <text:p>0.001858755716482</text:p>
          </table:table-cell>
          <table:table-cell office:value-type="float" office:value="0.00420910819833997" calcext:value-type="float">
            <text:p>0.00420910819834</text:p>
          </table:table-cell>
          <table:table-cell office:value-type="float" office:value="0.000884089029265234" calcext:value-type="float">
            <text:p>0.000884089029265</text:p>
          </table:table-cell>
          <table:table-cell office:value-type="float" office:value="0.00100051978729798" calcext:value-type="float">
            <text:p>0.001000519787298</text:p>
          </table:table-cell>
          <table:table-cell office:value-type="float" office:value="-0.000358353558646884" calcext:value-type="float">
            <text:p>-0.000358353558647</text:p>
          </table:table-cell>
          <table:table-cell office:value-type="float" office:value="-0.0000569819881409694" calcext:value-type="float">
            <text:p>-5.69819881409694E-05</text:p>
          </table:table-cell>
          <table:table-cell office:value-type="float" office:value="-0.00154652771452579" calcext:value-type="float">
            <text:p>-0.001546527714526</text:p>
          </table:table-cell>
          <table:table-cell office:value-type="float" office:value="0.0201474254731277" calcext:value-type="float">
            <text:p>0.020147425473128</text:p>
          </table:table-cell>
          <table:table-cell office:value-type="float" office:value="-0.0241936671245215" calcext:value-type="float">
            <text:p>-0.024193667124522</text:p>
          </table:table-cell>
          <table:table-cell office:value-type="float" office:value="-0.00980555250259258" calcext:value-type="float">
            <text:p>-0.009805552502593</text:p>
          </table:table-cell>
          <table:table-cell office:value-type="float" office:value="-0.000676740699259604" calcext:value-type="float">
            <text:p>-0.00067674069926</text:p>
          </table:table-cell>
          <table:table-cell office:value-type="float" office:value="0.00537071147535545" calcext:value-type="float">
            <text:p>0.005370711475355</text:p>
          </table:table-cell>
          <table:table-cell office:value-type="float" office:value="0.00475603958866433" calcext:value-type="float">
            <text:p>0.004756039588664</text:p>
          </table:table-cell>
          <table:table-cell office:value-type="float" office:value="0.000693420503772857" calcext:value-type="float">
            <text:p>0.000693420503773</text:p>
          </table:table-cell>
          <table:table-cell office:value-type="float" office:value="-0.00174870595300242" calcext:value-type="float">
            <text:p>-0.001748705953002</text:p>
          </table:table-cell>
          <table:table-cell office:value-type="float" office:value="-0.000802181332391016" calcext:value-type="float">
            <text:p>-0.000802181332391</text:p>
          </table:table-cell>
          <table:table-cell office:value-type="float" office:value="-0.000205600276420748" calcext:value-type="float">
            <text:p>-0.000205600276421</text:p>
          </table:table-cell>
          <table:table-cell office:value-type="float" office:value="0.00192566145124762" calcext:value-type="float">
            <text:p>0.001925661451248</text:p>
          </table:table-cell>
          <table:table-cell office:value-type="float" office:value="0.00251385673683036" calcext:value-type="float">
            <text:p>0.00251385673683</text:p>
          </table:table-cell>
          <table:table-cell office:value-type="float" office:value="0.00283860069575914" calcext:value-type="float">
            <text:p>0.002838600695759</text:p>
          </table:table-cell>
          <table:table-cell office:value-type="float" office:value="0.0032798102049087" calcext:value-type="float">
            <text:p>0.003279810204909</text:p>
          </table:table-cell>
          <table:table-cell office:value-type="float" office:value="0.00328488176774339" calcext:value-type="float">
            <text:p>0.003284881767743</text:p>
          </table:table-cell>
          <table:table-cell office:value-type="float" office:value="0.000499209297502468" calcext:value-type="float">
            <text:p>0.000499209297502</text:p>
          </table:table-cell>
          <table:table-cell office:value-type="float" office:value="0.00109825665036567" calcext:value-type="float">
            <text:p>0.001098256650366</text:p>
          </table:table-cell>
          <table:table-cell office:value-type="float" office:value="0.00729310630699054" calcext:value-type="float">
            <text:p>0.007293106306991</text:p>
          </table:table-cell>
          <table:table-cell office:value-type="float" office:value="0.00018525874737646" calcext:value-type="float">
            <text:p>0.000185258747376</text:p>
          </table:table-cell>
          <table:table-cell office:value-type="float" office:value="0.0118936330013041" calcext:value-type="float">
            <text:p>0.011893633001304</text:p>
          </table:table-cell>
          <table:table-cell office:value-type="float" office:value="0.000860586204270264" calcext:value-type="float">
            <text:p>0.00086058620427</text:p>
          </table:table-cell>
          <table:table-cell office:value-type="float" office:value="-0.00166121992480778" calcext:value-type="float">
            <text:p>-0.001661219924808</text:p>
          </table:table-cell>
          <table:table-cell office:value-type="float" office:value="0.0000979490681969342" calcext:value-type="float">
            <text:p>9.79490681969342E-05</text:p>
          </table:table-cell>
          <table:table-cell office:value-type="float" office:value="0.00248444823183835" calcext:value-type="float">
            <text:p>0.002484448231838</text:p>
          </table:table-cell>
          <table:table-cell office:value-type="float" office:value="-0.00484956959525323" calcext:value-type="float">
            <text:p>-0.004849569595253</text:p>
          </table:table-cell>
          <table:table-cell office:value-type="float" office:value="-0.00228924043491036" calcext:value-type="float">
            <text:p>-0.00228924043491</text:p>
          </table:table-cell>
          <table:table-cell office:value-type="float" office:value="-0.0257738979078225" calcext:value-type="float">
            <text:p>-0.025773897907823</text:p>
          </table:table-cell>
          <table:table-cell office:value-type="float" office:value="-0.00362910980502668" calcext:value-type="float">
            <text:p>-0.003629109805027</text:p>
          </table:table-cell>
          <table:table-cell office:value-type="float" office:value="-0.000884075214442226" calcext:value-type="float">
            <text:p>-0.000884075214442</text:p>
          </table:table-cell>
          <table:table-cell office:value-type="float" office:value="-0.0000271846720603652" calcext:value-type="float">
            <text:p>-2.71846720603652E-05</text:p>
          </table:table-cell>
          <table:table-cell office:value-type="float" office:value="0.0000894952202327715" calcext:value-type="float">
            <text:p>8.94952202327715E-05</text:p>
          </table:table-cell>
          <table:table-cell office:value-type="float" office:value="0.00184698753506196" calcext:value-type="float">
            <text:p>0.001846987535062</text:p>
          </table:table-cell>
          <table:table-cell office:value-type="float" office:value="0.0016192254159294" calcext:value-type="float">
            <text:p>0.001619225415929</text:p>
          </table:table-cell>
          <table:table-cell office:value-type="float" office:value="0.00422861216264209" calcext:value-type="float">
            <text:p>0.004228612162642</text:p>
          </table:table-cell>
          <table:table-cell office:value-type="float" office:value="0.00157158890084985" calcext:value-type="float">
            <text:p>0.00157158890085</text:p>
          </table:table-cell>
          <table:table-cell office:value-type="float" office:value="-0.000579944868810911" calcext:value-type="float">
            <text:p>-0.000579944868811</text:p>
          </table:table-cell>
          <table:table-cell office:value-type="float" office:value="-0.00217131466279313" calcext:value-type="float">
            <text:p>-0.002171314662793</text:p>
          </table:table-cell>
          <table:table-cell office:value-type="float" office:value="-0.00340825998755717" calcext:value-type="float">
            <text:p>-0.003408259987557</text:p>
          </table:table-cell>
          <table:table-cell office:value-type="float" office:value="0.0176182537969791" calcext:value-type="float">
            <text:p>0.017618253796979</text:p>
          </table:table-cell>
          <table:table-cell office:value-type="float" office:value="-0.0225802987112516" calcext:value-type="float">
            <text:p>-0.022580298711252</text:p>
          </table:table-cell>
          <table:table-cell office:value-type="float" office:value="-0.00446937961956484" calcext:value-type="float">
            <text:p>-0.004469379619565</text:p>
          </table:table-cell>
          <table:table-cell office:value-type="float" office:value="-0.00080725082949773" calcext:value-type="float">
            <text:p>-0.000807250829498</text:p>
          </table:table-cell>
          <table:table-cell office:value-type="float" office:value="0.00406348786599292" calcext:value-type="float">
            <text:p>0.004063487865993</text:p>
          </table:table-cell>
          <table:table-cell office:value-type="float" office:value="0.00540819962860661" calcext:value-type="float">
            <text:p>0.005408199628607</text:p>
          </table:table-cell>
          <table:table-cell office:value-type="float" office:value="0.000482804712968354" calcext:value-type="float">
            <text:p>0.000482804712968</text:p>
          </table:table-cell>
          <table:table-cell office:value-type="float" office:value="-0.000765255392074115" calcext:value-type="float">
            <text:p>-0.000765255392074</text:p>
          </table:table-cell>
          <table:table-cell office:value-type="float" office:value="-0.00122899749689537" calcext:value-type="float">
            <text:p>-0.001228997496895</text:p>
          </table:table-cell>
          <table:table-cell office:value-type="float" office:value="-0.00118412384540645" calcext:value-type="float">
            <text:p>-0.001184123845406</text:p>
          </table:table-cell>
          <table:table-cell office:value-type="float" office:value="0.00220476981275936" calcext:value-type="float">
            <text:p>0.002204769812759</text:p>
          </table:table-cell>
          <table:table-cell office:value-type="float" office:value="0.00289736614435398" calcext:value-type="float">
            <text:p>0.002897366144354</text:p>
          </table:table-cell>
          <table:table-cell office:value-type="float" office:value="0.00230872616294048" calcext:value-type="float">
            <text:p>0.00230872616294</text:p>
          </table:table-cell>
          <table:table-cell office:value-type="float" office:value="0.00290900561437263" calcext:value-type="float">
            <text:p>0.002909005614373</text:p>
          </table:table-cell>
          <table:table-cell office:value-type="float" office:value="0.0145554702208106" calcext:value-type="float">
            <text:p>0.014555470220811</text:p>
          </table:table-cell>
          <table:table-cell office:value-type="float" office:value="-0.0000413662332633402" calcext:value-type="float">
            <text:p>-4.13662332633402E-05</text:p>
          </table:table-cell>
          <table:table-cell office:value-type="float" office:value="-0.00221068075185049" calcext:value-type="float">
            <text:p>-0.00221068075185</text:p>
          </table:table-cell>
          <table:table-cell office:value-type="float" office:value="0.00740464370066962" calcext:value-type="float">
            <text:p>0.00740464370067</text:p>
          </table:table-cell>
          <table:table-cell office:value-type="float" office:value="0.00570853603596661" calcext:value-type="float">
            <text:p>0.005708536035967</text:p>
          </table:table-cell>
          <table:table-cell office:value-type="float" office:value="0.000154792937525905" calcext:value-type="float">
            <text:p>0.000154792937526</text:p>
          </table:table-cell>
          <table:table-cell office:value-type="float" office:value="0.00118978893270971" calcext:value-type="float">
            <text:p>0.00118978893271</text:p>
          </table:table-cell>
          <table:table-cell office:value-type="float" office:value="-0.00121049107909454" calcext:value-type="float">
            <text:p>-0.001210491079095</text:p>
          </table:table-cell>
          <table:table-cell office:value-type="float" office:value="0.000322174251469187" calcext:value-type="float">
            <text:p>0.000322174251469</text:p>
          </table:table-cell>
          <table:table-cell office:value-type="float" office:value="0.00328235169018803" calcext:value-type="float">
            <text:p>0.003282351690188</text:p>
          </table:table-cell>
          <table:table-cell office:value-type="float" office:value="0.000230906059086322" calcext:value-type="float">
            <text:p>0.000230906059086</text:p>
          </table:table-cell>
          <table:table-cell office:value-type="float" office:value="-0.00215034361120348" calcext:value-type="float">
            <text:p>-0.002150343611203</text:p>
          </table:table-cell>
          <table:table-cell office:value-type="float" office:value="-0.0270347270354463" calcext:value-type="float">
            <text:p>-0.027034727035446</text:p>
          </table:table-cell>
          <table:table-cell office:value-type="float" office:value="-0.002069320367862" calcext:value-type="float">
            <text:p>-0.002069320367862</text:p>
          </table:table-cell>
          <table:table-cell office:value-type="float" office:value="-0.00156873167503807" calcext:value-type="float">
            <text:p>-0.001568731675038</text:p>
          </table:table-cell>
          <table:table-cell office:value-type="float" office:value="-0.00282857027816419" calcext:value-type="float">
            <text:p>-0.002828570278164</text:p>
          </table:table-cell>
          <table:table-cell office:value-type="float" office:value="-0.000540944912046093" calcext:value-type="float">
            <text:p>-0.000540944912046</text:p>
          </table:table-cell>
          <table:table-cell office:value-type="float" office:value="0.00087252280870076" calcext:value-type="float">
            <text:p>0.000872522808701</text:p>
          </table:table-cell>
          <table:table-cell office:value-type="float" office:value="0.00136124309241664" calcext:value-type="float">
            <text:p>0.001361243092417</text:p>
          </table:table-cell>
          <table:table-cell office:value-type="float" office:value="0.00119463509249396" calcext:value-type="float">
            <text:p>0.001194635092494</text:p>
          </table:table-cell>
          <table:table-cell office:value-type="float" office:value="-0.000861598807821606" calcext:value-type="float">
            <text:p>-0.000861598807822</text:p>
          </table:table-cell>
          <table:table-cell office:value-type="float" office:value="-0.00622593831397034" calcext:value-type="float">
            <text:p>-0.00622593831397</text:p>
          </table:table-cell>
          <table:table-cell office:value-type="float" office:value="-0.0028272690188253" calcext:value-type="float">
            <text:p>-0.002827269018825</text:p>
          </table:table-cell>
          <table:table-cell office:value-type="float" office:value="-0.000405856918470449" calcext:value-type="float">
            <text:p>-0.00040585691847</text:p>
          </table:table-cell>
          <table:table-cell office:value-type="float" office:value="-0.000849489275389526" calcext:value-type="float">
            <text:p>-0.00084948927539</text:p>
          </table:table-cell>
          <table:table-cell office:value-type="float" office:value="-0.000142158099452228" calcext:value-type="float">
            <text:p>-0.000142158099452</text:p>
          </table:table-cell>
          <table:table-cell office:value-type="float" office:value="-0.000103808413994544" calcext:value-type="float">
            <text:p>-0.000103808413995</text:p>
          </table:table-cell>
          <table:table-cell office:value-type="float" office:value="0.000126710101465866" calcext:value-type="float">
            <text:p>0.000126710101466</text:p>
          </table:table-cell>
          <table:table-cell office:value-type="float" office:value="-0.0000088331019361676" calcext:value-type="float">
            <text:p>-8.8331019361676E-06</text:p>
          </table:table-cell>
          <table:table-cell office:value-type="float" office:value="-0.000118410967589189" calcext:value-type="float">
            <text:p>-0.000118410967589</text:p>
          </table:table-cell>
          <table:table-cell office:value-type="float" office:value="-0.000015373759892523" calcext:value-type="float">
            <text:p>-1.5373759892523E-05</text:p>
          </table:table-cell>
          <table:table-cell office:value-type="float" office:value="-0.0000257697409089541" calcext:value-type="float">
            <text:p>-2.57697409089541E-05</text:p>
          </table:table-cell>
          <table:table-cell office:value-type="float" office:value="-0.0000394744335725505" calcext:value-type="float">
            <text:p>-3.94744335725505E-05</text:p>
          </table:table-cell>
          <table:table-cell office:value-type="float" office:value="0.0000343373584650863" calcext:value-type="float">
            <text:p>3.43373584650863E-05</text:p>
          </table:table-cell>
          <table:table-cell office:value-type="float" office:value="0.000133480668385477" calcext:value-type="float">
            <text:p>0.000133480668385</text:p>
          </table:table-cell>
          <table:table-cell office:value-type="float" office:value="0.0000402045941074181" calcext:value-type="float">
            <text:p>4.02045941074181E-05</text:p>
          </table:table-cell>
          <table:table-cell office:value-type="float" office:value="0.0000480922629991776" calcext:value-type="float">
            <text:p>4.80922629991776E-05</text:p>
          </table:table-cell>
          <table:table-cell office:value-type="float" office:value="0.00000394801384329124" calcext:value-type="float">
            <text:p>3.94801384329124E-06</text:p>
          </table:table-cell>
          <table:table-cell office:value-type="float" office:value="-0.0000532926675120837" calcext:value-type="float">
            <text:p>-5.32926675120837E-05</text:p>
          </table:table-cell>
          <table:table-cell office:value-type="float" office:value="-0.0000237412081046662" calcext:value-type="float">
            <text:p>-2.37412081046662E-05</text:p>
          </table:table-cell>
          <table:table-cell office:value-type="float" office:value="-0.0000158202497997362" calcext:value-type="float">
            <text:p>-1.58202497997362E-05</text:p>
          </table:table-cell>
          <table:table-cell office:value-type="float" office:value="0.0000106001002875278" calcext:value-type="float">
            <text:p>1.06001002875278E-05</text:p>
          </table:table-cell>
          <table:table-cell office:value-type="float" office:value="0.0000166369104548369" calcext:value-type="float">
            <text:p>1.66369104548369E-05</text:p>
          </table:table-cell>
          <table:table-cell office:value-type="float" office:value="-0.000013137602797697" calcext:value-type="float">
            <text:p>-1.3137602797697E-05</text:p>
          </table:table-cell>
          <table:table-cell office:value-type="float" office:value="0.00000349327298759805" calcext:value-type="float">
            <text:p>3.49327298759805E-06</text:p>
          </table:table-cell>
          <table:table-cell office:value-type="float" office:value="0.00000397528456269614" calcext:value-type="float">
            <text:p>3.97528456269614E-06</text:p>
          </table:table-cell>
          <table:table-cell office:value-type="float" office:value="0.00000340070202192733" calcext:value-type="float">
            <text:p>3.40070202192733E-06</text:p>
          </table:table-cell>
          <table:table-cell office:value-type="float" office:value="0.00000904254218436762" calcext:value-type="float">
            <text:p>9.04254218436762E-06</text:p>
          </table:table-cell>
          <table:table-cell office:value-type="float" office:value="-0.0000162461739459108" calcext:value-type="float">
            <text:p>-1.62461739459108E-05</text:p>
          </table:table-cell>
          <table:table-cell office:value-type="float" office:value="-0.0000192599616744005" calcext:value-type="float">
            <text:p>-1.92599616744005E-05</text:p>
          </table:table-cell>
          <table:table-cell office:value-type="float" office:value="0.0000206347746719571" calcext:value-type="float">
            <text:p>2.06347746719571E-05</text:p>
          </table:table-cell>
          <table:table-cell office:value-type="float" office:value="-0.00000320358228239614" calcext:value-type="float">
            <text:p>-3.20358228239614E-06</text:p>
          </table:table-cell>
          <table:table-cell office:value-type="float" office:value="-0.0000239732989603114" calcext:value-type="float">
            <text:p>-2.39732989603114E-05</text:p>
          </table:table-cell>
          <table:table-cell office:value-type="float" office:value="0.000038225062435282" calcext:value-type="float">
            <text:p>3.8225062435282E-05</text:p>
          </table:table-cell>
          <table:table-cell office:value-type="float" office:value="-0.00000283180147814255" calcext:value-type="float">
            <text:p>-2.83180147814255E-06</text:p>
          </table:table-cell>
          <table:table-cell office:value-type="float" office:value="-0.000000542310767681631" calcext:value-type="float">
            <text:p>-5.42310767681631E-07</text:p>
          </table:table-cell>
          <table:table-cell office:value-type="float" office:value="-0.000006420025676801" calcext:value-type="float">
            <text:p>-6.420025676801E-06</text:p>
          </table:table-cell>
          <table:table-cell office:value-type="float" office:value="-0.0000218892645494906" calcext:value-type="float">
            <text:p>-2.18892645494906E-05</text:p>
          </table:table-cell>
          <table:table-cell office:value-type="float" office:value="0.0000017627863725389" calcext:value-type="float">
            <text:p>1.7627863725389E-06</text:p>
          </table:table-cell>
          <table:table-cell office:value-type="float" office:value="0.0000189177927141238" calcext:value-type="float">
            <text:p>1.89177927141238E-05</text:p>
          </table:table-cell>
          <table:table-cell office:value-type="float" office:value="0.00000349212465050597" calcext:value-type="float">
            <text:p>3.49212465050597E-06</text:p>
          </table:table-cell>
          <table:table-cell office:value-type="float" office:value="-0.00000470906386917935" calcext:value-type="float">
            <text:p>-4.70906386917935E-06</text:p>
          </table:table-cell>
          <table:table-cell office:value-type="float" office:value="-0.00003507464177821" calcext:value-type="float">
            <text:p>-3.507464177821E-05</text:p>
          </table:table-cell>
          <table:table-cell office:value-type="float" office:value="0.0000176423827776828" calcext:value-type="float">
            <text:p>1.76423827776828E-05</text:p>
          </table:table-cell>
          <table:table-cell office:value-type="float" office:value="0.0000183394425962713" calcext:value-type="float">
            <text:p>1.83394425962713E-05</text:p>
          </table:table-cell>
          <table:table-cell office:value-type="float" office:value="0.00000970800999389176" calcext:value-type="float">
            <text:p>9.70800999389176E-06</text:p>
          </table:table-cell>
          <table:table-cell office:value-type="float" office:value="-0.000016010359917773" calcext:value-type="float">
            <text:p>-1.6010359917773E-05</text:p>
          </table:table-cell>
          <table:table-cell office:value-type="float" office:value="-0.00000659844185435521" calcext:value-type="float">
            <text:p>-6.59844185435521E-06</text:p>
          </table:table-cell>
          <table:table-cell office:value-type="float" office:value="0.00000382903633272536" calcext:value-type="float">
            <text:p>3.82903633272536E-06</text:p>
          </table:table-cell>
          <table:table-cell office:value-type="float" office:value="-0.00000848375536799395" calcext:value-type="float">
            <text:p>-8.48375536799395E-06</text:p>
          </table:table-cell>
          <table:table-cell office:value-type="float" office:value="0.00000227836083233068" calcext:value-type="float">
            <text:p>2.27836083233068E-06</text:p>
          </table:table-cell>
          <table:table-cell office:value-type="float" office:value="0.00000317248740444587" calcext:value-type="float">
            <text:p>3.17248740444587E-06</text:p>
          </table:table-cell>
          <table:table-cell office:value-type="float" office:value="-0.000000912981012457514" calcext:value-type="float">
            <text:p>-9.12981012457514E-07</text:p>
          </table:table-cell>
          <table:table-cell office:value-type="float" office:value="-0.0000143490036827454" calcext:value-type="float">
            <text:p>-1.43490036827454E-05</text:p>
          </table:table-cell>
          <table:table-cell office:value-type="float" office:value="0.0000186642080723942" calcext:value-type="float">
            <text:p>1.86642080723942E-05</text:p>
          </table:table-cell>
          <table:table-cell office:value-type="float" office:value="-0.00000264206501821018" calcext:value-type="float">
            <text:p>-2.64206501821018E-06</text:p>
          </table:table-cell>
          <table:table-cell office:value-type="float" office:value="-0.00000110167830064123" calcext:value-type="float">
            <text:p>-1.10167830064123E-06</text:p>
          </table:table-cell>
          <table:table-cell office:value-type="float" office:value="0.00000638907418015755" calcext:value-type="float">
            <text:p>6.38907418015755E-06</text:p>
          </table:table-cell>
          <table:table-cell office:value-type="float" office:value="-0.00000302326803597319" calcext:value-type="float">
            <text:p>-3.02326803597319E-06</text:p>
          </table:table-cell>
          <table:table-cell office:value-type="float" office:value="-0.00000294960912472497" calcext:value-type="float">
            <text:p>-2.94960912472497E-06</text:p>
          </table:table-cell>
          <table:table-cell office:value-type="float" office:value="-0.00000475810247463349" calcext:value-type="float">
            <text:p>-4.75810247463349E-06</text:p>
          </table:table-cell>
          <table:table-cell office:value-type="float" office:value="-0.00000613760040463207" calcext:value-type="float">
            <text:p>-6.13760040463207E-06</text:p>
          </table:table-cell>
          <table:table-cell office:value-type="float" office:value="0.000036668682669716" calcext:value-type="float">
            <text:p>3.6668682669716E-05</text:p>
          </table:table-cell>
          <table:table-cell office:value-type="float" office:value="-0.00000995038607226606" calcext:value-type="float">
            <text:p>-9.95038607226606E-06</text:p>
          </table:table-cell>
          <table:table-cell office:value-type="float" office:value="-0.000034663032310589" calcext:value-type="float">
            <text:p>-3.4663032310589E-05</text:p>
          </table:table-cell>
          <table:table-cell office:value-type="float" office:value="0.0000136852941218235" calcext:value-type="float">
            <text:p>1.36852941218235E-05</text:p>
          </table:table-cell>
          <table:table-cell office:value-type="float" office:value="0.0000199220381637555" calcext:value-type="float">
            <text:p>1.99220381637555E-05</text:p>
          </table:table-cell>
          <table:table-cell office:value-type="float" office:value="0.00000231663930116976" calcext:value-type="float">
            <text:p>2.31663930116976E-06</text:p>
          </table:table-cell>
          <table:table-cell office:value-type="float" office:value="-0.00000178063183187138" calcext:value-type="float">
            <text:p>-1.78063183187138E-06</text:p>
          </table:table-cell>
          <table:table-cell office:value-type="float" office:value="-0.00000433435278696104" calcext:value-type="float">
            <text:p>-4.33435278696104E-06</text:p>
          </table:table-cell>
          <table:table-cell office:value-type="float" office:value="-0.00000335329371708992" calcext:value-type="float">
            <text:p>-3.35329371708992E-06</text:p>
          </table:table-cell>
          <table:table-cell office:value-type="float" office:value="-0.00000521388324953298" calcext:value-type="float">
            <text:p>-5.21388324953298E-06</text:p>
          </table:table-cell>
          <table:table-cell office:value-type="float" office:value="-0.0000244158170221165" calcext:value-type="float">
            <text:p>-2.44158170221165E-05</text:p>
          </table:table-cell>
          <table:table-cell office:value-type="float" office:value="0.0000171609119840599" calcext:value-type="float">
            <text:p>1.71609119840599E-05</text:p>
          </table:table-cell>
          <table:table-cell office:value-type="float" office:value="0.0000157621442056222" calcext:value-type="float">
            <text:p>1.57621442056222E-05</text:p>
          </table:table-cell>
          <table:table-cell office:value-type="float" office:value="-0.00000136724583721382" calcext:value-type="float">
            <text:p>-1.36724583721382E-06</text:p>
          </table:table-cell>
          <table:table-cell office:value-type="float" office:value="0.00000346773215853524" calcext:value-type="float">
            <text:p>3.46773215853524E-06</text:p>
          </table:table-cell>
          <table:table-cell office:value-type="float" office:value="-0.0000070535027569818" calcext:value-type="float">
            <text:p>-7.0535027569818E-06</text:p>
          </table:table-cell>
          <table:table-cell office:value-type="float" office:value="0.00000658250086055245" calcext:value-type="float">
            <text:p>6.58250086055245E-06</text:p>
          </table:table-cell>
          <table:table-cell office:value-type="float" office:value="-0.00000879347356647076" calcext:value-type="float">
            <text:p>-8.79347356647076E-06</text:p>
          </table:table-cell>
          <table:table-cell office:value-type="float" office:value="0.000015917911064256" calcext:value-type="float">
            <text:p>1.5917911064256E-05</text:p>
          </table:table-cell>
          <table:table-cell office:value-type="float" office:value="0.00000220414233548238" calcext:value-type="float">
            <text:p>2.20414233548238E-06</text:p>
          </table:table-cell>
          <table:table-cell office:value-type="float" office:value="-0.000013397826922279" calcext:value-type="float">
            <text:p>-1.3397826922279E-05</text:p>
          </table:table-cell>
          <table:table-cell office:value-type="float" office:value="-0.0000121655122949926" calcext:value-type="float">
            <text:p>-1.21655122949926E-05</text:p>
          </table:table-cell>
          <table:table-cell office:value-type="float" office:value="-0.00000254282994710531" calcext:value-type="float">
            <text:p>-2.54282994710531E-06</text:p>
          </table:table-cell>
          <table:table-cell office:value-type="float" office:value="0.0000208659061159966" calcext:value-type="float">
            <text:p>2.08659061159966E-05</text:p>
          </table:table-cell>
          <table:table-cell office:value-type="float" office:value="-0.0000167614029394914" calcext:value-type="float">
            <text:p>-1.67614029394914E-05</text:p>
          </table:table-cell>
          <table:table-cell office:value-type="float" office:value="0.00000949498206204158" calcext:value-type="float">
            <text:p>9.49498206204158E-06</text:p>
          </table:table-cell>
          <table:table-cell office:value-type="float" office:value="0.00000169705958824595" calcext:value-type="float">
            <text:p>1.69705958824595E-06</text:p>
          </table:table-cell>
          <table:table-cell office:value-type="float" office:value="-0.00000707428731988591" calcext:value-type="float">
            <text:p>-7.07428731988591E-06</text:p>
          </table:table-cell>
          <table:table-cell office:value-type="float" office:value="0.000000429434608206769" calcext:value-type="float">
            <text:p>4.29434608206769E-07</text:p>
          </table:table-cell>
          <table:table-cell office:value-type="float" office:value="-0.00000829525123757779" calcext:value-type="float">
            <text:p>-8.29525123757779E-06</text:p>
          </table:table-cell>
          <table:table-cell office:value-type="float" office:value="0.0000147988327801607" calcext:value-type="float">
            <text:p>1.47988327801607E-05</text:p>
          </table:table-cell>
          <table:table-cell office:value-type="float" office:value="0.00000219002275669844" calcext:value-type="float">
            <text:p>2.19002275669844E-06</text:p>
          </table:table-cell>
          <table:table-cell office:value-type="float" office:value="0.0000136999987208619" calcext:value-type="float">
            <text:p>1.36999987208619E-05</text:p>
          </table:table-cell>
          <table:table-cell office:value-type="float" office:value="-0.000011378075385704" calcext:value-type="float">
            <text:p>-1.1378075385704E-05</text:p>
          </table:table-cell>
          <table:table-cell office:value-type="float" office:value="0.00000253790555848621" calcext:value-type="float">
            <text:p>2.53790555848621E-06</text:p>
          </table:table-cell>
          <table:table-cell office:value-type="float" office:value="-0.0000118560517035626" calcext:value-type="float">
            <text:p>-1.18560517035626E-05</text:p>
          </table:table-cell>
          <table:table-cell office:value-type="float" office:value="-0.00000319693109779307" calcext:value-type="float">
            <text:p>-3.19693109779307E-06</text:p>
          </table:table-cell>
          <table:table-cell office:value-type="float" office:value="0.0000146601538618119" calcext:value-type="float">
            <text:p>1.46601538618119E-05</text:p>
          </table:table-cell>
          <table:table-cell office:value-type="float" office:value="-0.000020885666112358" calcext:value-type="float">
            <text:p>-2.0885666112358E-05</text:p>
          </table:table-cell>
          <table:table-cell office:value-type="float" office:value="0.000000645349530647987" calcext:value-type="float">
            <text:p>6.45349530647987E-07</text:p>
          </table:table-cell>
          <table:table-cell office:value-type="float" office:value="0.0000142918000018422" calcext:value-type="float">
            <text:p>1.42918000018422E-05</text:p>
          </table:table-cell>
          <table:table-cell office:value-type="float" office:value="-0.00000769716224058303" calcext:value-type="float">
            <text:p>-7.69716224058303E-06</text:p>
          </table:table-cell>
          <table:table-cell office:value-type="float" office:value="0.0000160997115790096" calcext:value-type="float">
            <text:p>1.60997115790096E-05</text:p>
          </table:table-cell>
          <table:table-cell office:value-type="float" office:value="-0.0000205450633877224" calcext:value-type="float">
            <text:p>-2.05450633877224E-05</text:p>
          </table:table-cell>
          <table:table-cell office:value-type="float" office:value="0.0000197493353045752" calcext:value-type="float">
            <text:p>1.97493353045752E-05</text:p>
          </table:table-cell>
          <table:table-cell office:value-type="float" office:value="0.00000108240512192159" calcext:value-type="float">
            <text:p>1.08240512192159E-06</text:p>
          </table:table-cell>
          <table:table-cell table:number-columns-repeated="466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917397975940479" calcext:value-type="float">
            <text:p>0.917397975940479</text:p>
          </table:table-cell>
          <table:table-cell table:formula="of:=[.B9]*9.8" office:value-type="float" office:value="8.9905001642167" calcext:value-type="float">
            <text:p>8.9905001642167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329492221509805" calcext:value-type="float">
            <text:p>3.29492221509805E-05</text:p>
          </table:table-cell>
          <table:table-cell table:formula="of:=0.5*[.D12]*(([.D5]-[.C5])/([.D1]-[.C1]))^2" office:value-type="float" office:value="0.00000087253336305365" calcext:value-type="float">
            <text:p>8.7253336305365E-07</text:p>
          </table:table-cell>
          <table:table-cell table:formula="of:=0.5*[.E12]*(([.E5]-[.D5])/([.E1]-[.D1]))^2" office:value-type="float" office:value="0.000275328421357981" calcext:value-type="float">
            <text:p>0.000275328421358</text:p>
          </table:table-cell>
          <table:table-cell table:formula="of:=0.5*[.F12]*(([.F5]-[.E5])/([.F1]-[.E1]))^2" office:value-type="float" office:value="0.0000165171024899341" calcext:value-type="float">
            <text:p>1.65171024899341E-05</text:p>
          </table:table-cell>
          <table:table-cell table:formula="of:=0.5*[.G12]*(([.G5]-[.F5])/([.G1]-[.F1]))^2" office:value-type="float" office:value="0.00000482666094488234" calcext:value-type="float">
            <text:p>4.82666094488234E-06</text:p>
          </table:table-cell>
          <table:table-cell table:formula="of:=0.5*[.H12]*(([.H5]-[.G5])/([.H1]-[.G1]))^2" office:value-type="float" office:value="0.00000207378307884521" calcext:value-type="float">
            <text:p>2.07378307884521E-06</text:p>
          </table:table-cell>
          <table:table-cell table:formula="of:=0.5*[.I12]*(([.I5]-[.H5])/([.I1]-[.H1]))^2" office:value-type="float" office:value="0.0000509485618420812" calcext:value-type="float">
            <text:p>5.09485618420812E-05</text:p>
          </table:table-cell>
          <table:table-cell table:formula="of:=0.5*[.J12]*(([.J5]-[.I5])/([.J1]-[.I1]))^2" office:value-type="float" office:value="0.000110313842243278" calcext:value-type="float">
            <text:p>0.000110313842243</text:p>
          </table:table-cell>
          <table:table-cell table:formula="of:=0.5*[.K12]*(([.K5]-[.J5])/([.K1]-[.J1]))^2" office:value-type="float" office:value="0.0000147946248468887" calcext:value-type="float">
            <text:p>1.47946248468887E-05</text:p>
          </table:table-cell>
          <table:table-cell table:formula="of:=0.5*[.L12]*(([.L5]-[.K5])/([.L1]-[.K1]))^2" office:value-type="float" office:value="0.0000646055861146509" calcext:value-type="float">
            <text:p>6.46055861146509E-05</text:p>
          </table:table-cell>
          <table:table-cell table:formula="of:=0.5*[.M12]*(([.M5]-[.L5])/([.M1]-[.L1]))^2" office:value-type="float" office:value="0.00000576672387100124" calcext:value-type="float">
            <text:p>5.76672387100124E-06</text:p>
          </table:table-cell>
          <table:table-cell table:formula="of:=0.5*[.N12]*(([.N5]-[.M5])/([.N1]-[.M1]))^2" office:value-type="float" office:value="0.00000250103774097603" calcext:value-type="float">
            <text:p>2.50103774097603E-06</text:p>
          </table:table-cell>
          <table:table-cell table:formula="of:=0.5*[.O12]*(([.O5]-[.N5])/([.O1]-[.N1]))^2" office:value-type="float" office:value="0.0000000993140274291974" calcext:value-type="float">
            <text:p>9.93140274291974E-08</text:p>
          </table:table-cell>
          <table:table-cell table:formula="of:=0.5*[.P12]*(([.P5]-[.O5])/([.P1]-[.O1]))^2" office:value-type="float" office:value="0.00000140553269642787" calcext:value-type="float">
            <text:p>1.40553269642787E-06</text:p>
          </table:table-cell>
          <table:table-cell table:formula="of:=0.5*[.Q12]*(([.Q5]-[.P5])/([.Q1]-[.P1]))^2" office:value-type="float" office:value="0.000104947193935762" calcext:value-type="float">
            <text:p>0.000104947193936</text:p>
          </table:table-cell>
          <table:table-cell table:formula="of:=0.5*[.R12]*(([.R5]-[.Q5])/([.R1]-[.Q1]))^2" office:value-type="float" office:value="0.000000533293644927688" calcext:value-type="float">
            <text:p>5.33293644927688E-07</text:p>
          </table:table-cell>
          <table:table-cell table:formula="of:=0.5*[.S12]*(([.S5]-[.R5])/([.S1]-[.R1]))^2" office:value-type="float" office:value="0.0000148671375680435" calcext:value-type="float">
            <text:p>1.48671375680435E-05</text:p>
          </table:table-cell>
          <table:table-cell table:formula="of:=0.5*[.T12]*(([.T5]-[.S5])/([.T1]-[.S1]))^2" office:value-type="float" office:value="0.000165628067450959" calcext:value-type="float">
            <text:p>0.000165628067451</text:p>
          </table:table-cell>
          <table:table-cell table:formula="of:=0.5*[.U12]*(([.U5]-[.T5])/([.U1]-[.T1]))^2" office:value-type="float" office:value="0.0000478784576041285" calcext:value-type="float">
            <text:p>4.78784576041285E-05</text:p>
          </table:table-cell>
          <table:table-cell table:formula="of:=0.5*[.V12]*(([.V5]-[.U5])/([.V1]-[.U1]))^2" office:value-type="float" office:value="0.000000738435298422498" calcext:value-type="float">
            <text:p>7.38435298422498E-07</text:p>
          </table:table-cell>
          <table:table-cell table:formula="of:=0.5*[.W12]*(([.W5]-[.V5])/([.W1]-[.V1]))^2" office:value-type="float" office:value="0.0000552188634706179" calcext:value-type="float">
            <text:p>5.52188634706179E-05</text:p>
          </table:table-cell>
          <table:table-cell table:formula="of:=0.5*[.X12]*(([.X5]-[.W5])/([.X1]-[.W1]))^2" office:value-type="float" office:value="0.00000477237335387894" calcext:value-type="float">
            <text:p>4.77237335387894E-06</text:p>
          </table:table-cell>
          <table:table-cell table:formula="of:=0.5*[.Y12]*(([.Y5]-[.X5])/([.Y1]-[.X1]))^2" office:value-type="float" office:value="0.0000639372842618564" calcext:value-type="float">
            <text:p>6.39372842618564E-05</text:p>
          </table:table-cell>
          <table:table-cell table:formula="of:=0.5*[.Z12]*(([.Z5]-[.Y5])/([.Z1]-[.Y1]))^2" office:value-type="float" office:value="0.000000842341535564394" calcext:value-type="float">
            <text:p>8.42341535564394E-07</text:p>
          </table:table-cell>
          <table:table-cell table:formula="of:=0.5*[.AA12]*(([.AA5]-[.Z5])/([.AA1]-[.Z1]))^2" office:value-type="float" office:value="0.0000337756491697086" calcext:value-type="float">
            <text:p>3.37756491697086E-05</text:p>
          </table:table-cell>
          <table:table-cell table:formula="of:=0.5*[.AB12]*(([.AB5]-[.AA5])/([.AB1]-[.AA1]))^2" office:value-type="float" office:value="0.000128704461388384" calcext:value-type="float">
            <text:p>0.000128704461388</text:p>
          </table:table-cell>
          <table:table-cell table:formula="of:=0.5*[.AC12]*(([.AC5]-[.AB5])/([.AC1]-[.AB1]))^2" office:value-type="float" office:value="0.000186784770238801" calcext:value-type="float">
            <text:p>0.000186784770239</text:p>
          </table:table-cell>
          <table:table-cell table:formula="of:=0.5*[.AD12]*(([.AD5]-[.AC5])/([.AD1]-[.AC1]))^2" office:value-type="float" office:value="0.0000495838564678914" calcext:value-type="float">
            <text:p>4.95838564678914E-05</text:p>
          </table:table-cell>
          <table:table-cell table:formula="of:=0.5*[.AE12]*(([.AE5]-[.AD5])/([.AE1]-[.AD1]))^2" office:value-type="float" office:value="0.0000368426511418122" calcext:value-type="float">
            <text:p>3.68426511418122E-05</text:p>
          </table:table-cell>
          <table:table-cell table:formula="of:=0.5*[.AF12]*(([.AF5]-[.AE5])/([.AF1]-[.AE1]))^2" office:value-type="float" office:value="0.00000420723495414967" calcext:value-type="float">
            <text:p>4.20723495414967E-06</text:p>
          </table:table-cell>
          <table:table-cell table:formula="of:=0.5*[.AG12]*(([.AG5]-[.AF5])/([.AG1]-[.AF1]))^2" office:value-type="float" office:value="0.0000017168174211391" calcext:value-type="float">
            <text:p>1.7168174211391E-06</text:p>
          </table:table-cell>
          <table:table-cell table:formula="of:=0.5*[.AH12]*(([.AH5]-[.AG5])/([.AH1]-[.AG1]))^2" office:value-type="float" office:value="0.00000931723133758814" calcext:value-type="float">
            <text:p>9.31723133758814E-06</text:p>
          </table:table-cell>
          <table:table-cell table:formula="of:=0.5*[.AI12]*(([.AI5]-[.AH5])/([.AI1]-[.AH1]))^2" office:value-type="float" office:value="0.000000357869943954762" calcext:value-type="float">
            <text:p>3.57869943954762E-07</text:p>
          </table:table-cell>
          <table:table-cell table:formula="of:=0.5*[.AJ12]*(([.AJ5]-[.AI5])/([.AJ1]-[.AI1]))^2" office:value-type="float" office:value="0.000029676321998674" calcext:value-type="float">
            <text:p>2.9676321998674E-05</text:p>
          </table:table-cell>
          <table:table-cell table:formula="of:=0.5*[.AK12]*(([.AK5]-[.AJ5])/([.AK1]-[.AJ1]))^2" office:value-type="float" office:value="0.00000385294885976343" calcext:value-type="float">
            <text:p>3.85294885976343E-06</text:p>
          </table:table-cell>
          <table:table-cell table:formula="of:=0.5*[.AL12]*(([.AL5]-[.AK5])/([.AL1]-[.AK1]))^2" office:value-type="float" office:value="0.0000847462151864272" calcext:value-type="float">
            <text:p>8.47462151864272E-05</text:p>
          </table:table-cell>
          <table:table-cell table:formula="of:=0.5*[.AM12]*(([.AM5]-[.AL5])/([.AM1]-[.AL1]))^2" office:value-type="float" office:value="0.000233686130628924" calcext:value-type="float">
            <text:p>0.000233686130629</text:p>
          </table:table-cell>
          <table:table-cell table:formula="of:=0.5*[.AN12]*(([.AN5]-[.AM5])/([.AN1]-[.AM1]))^2" office:value-type="float" office:value="0.000028014835785423" calcext:value-type="float">
            <text:p>2.8014835785423E-05</text:p>
          </table:table-cell>
          <table:table-cell table:formula="of:=0.5*[.AO12]*(([.AO5]-[.AN5])/([.AO1]-[.AN1]))^2" office:value-type="float" office:value="0.0000133377148295553" calcext:value-type="float">
            <text:p>1.33377148295553E-05</text:p>
          </table:table-cell>
          <table:table-cell table:formula="of:=0.5*[.AP12]*(([.AP5]-[.AO5])/([.AP1]-[.AO1]))^2" office:value-type="float" office:value="0.0000778507974236403" calcext:value-type="float">
            <text:p>7.78507974236403E-05</text:p>
          </table:table-cell>
          <table:table-cell table:formula="of:=0.5*[.AQ12]*(([.AQ5]-[.AP5])/([.AQ1]-[.AP1]))^2" office:value-type="float" office:value="0.000167334983954499" calcext:value-type="float">
            <text:p>0.000167334983955</text:p>
          </table:table-cell>
          <table:table-cell table:formula="of:=0.5*[.AR12]*(([.AR5]-[.AQ5])/([.AR1]-[.AQ1]))^2" office:value-type="float" office:value="0.0000138066859520158" calcext:value-type="float">
            <text:p>1.38066859520158E-05</text:p>
          </table:table-cell>
          <table:table-cell table:formula="of:=0.5*[.AS12]*(([.AS5]-[.AR5])/([.AS1]-[.AR1]))^2" office:value-type="float" office:value="0.0000140491375530877" calcext:value-type="float">
            <text:p>1.40491375530877E-05</text:p>
          </table:table-cell>
          <table:table-cell table:formula="of:=0.5*[.AT12]*(([.AT5]-[.AS5])/([.AT1]-[.AS1]))^2" office:value-type="float" office:value="0.0000000651272667734228" calcext:value-type="float">
            <text:p>6.51272667734228E-08</text:p>
          </table:table-cell>
          <table:table-cell table:formula="of:=0.5*[.AU12]*(([.AU5]-[.AT5])/([.AU1]-[.AT1]))^2" office:value-type="float" office:value="0.000116361400032163" calcext:value-type="float">
            <text:p>0.000116361400032</text:p>
          </table:table-cell>
          <table:table-cell table:formula="of:=0.5*[.AV12]*(([.AV5]-[.AU5])/([.AV1]-[.AU1]))^2" office:value-type="float" office:value="0.000423279516145029" calcext:value-type="float">
            <text:p>0.000423279516145</text:p>
          </table:table-cell>
          <table:table-cell table:formula="of:=0.5*[.AW12]*(([.AW5]-[.AV5])/([.AW1]-[.AV1]))^2" office:value-type="float" office:value="0.000176146807952497" calcext:value-type="float">
            <text:p>0.000176146807952</text:p>
          </table:table-cell>
          <table:table-cell table:formula="of:=0.5*[.AX12]*(([.AX5]-[.AW5])/([.AX1]-[.AW1]))^2" office:value-type="float" office:value="0.000546356330410547" calcext:value-type="float">
            <text:p>0.000546356330411</text:p>
          </table:table-cell>
          <table:table-cell table:formula="of:=0.5*[.AY12]*(([.AY5]-[.AX5])/([.AY1]-[.AX1]))^2" office:value-type="float" office:value="0.0000478349025503716" calcext:value-type="float">
            <text:p>4.78349025503716E-05</text:p>
          </table:table-cell>
          <table:table-cell table:formula="of:=0.5*[.AZ12]*(([.AZ5]-[.AY5])/([.AZ1]-[.AY1]))^2" office:value-type="float" office:value="0.0000204365404504625" calcext:value-type="float">
            <text:p>2.04365404504625E-05</text:p>
          </table:table-cell>
          <table:table-cell table:formula="of:=0.5*[.BA12]*(([.BA5]-[.AZ5])/([.BA1]-[.AZ1]))^2" office:value-type="float" office:value="0.0000189030823693572" calcext:value-type="float">
            <text:p>1.89030823693572E-05</text:p>
          </table:table-cell>
          <table:table-cell table:formula="of:=0.5*[.BB12]*(([.BB5]-[.BA5])/([.BB1]-[.BA1]))^2" office:value-type="float" office:value="0.0000575576627786353" calcext:value-type="float">
            <text:p>5.75576627786353E-05</text:p>
          </table:table-cell>
          <table:table-cell table:formula="of:=0.5*[.BC12]*(([.BC5]-[.BB5])/([.BC1]-[.BB1]))^2" office:value-type="float" office:value="0.0000571160095720675" calcext:value-type="float">
            <text:p>5.71160095720675E-05</text:p>
          </table:table-cell>
          <table:table-cell table:formula="of:=0.5*[.BD12]*(([.BD5]-[.BC5])/([.BD1]-[.BC1]))^2" office:value-type="float" office:value="0.000129408789538413" calcext:value-type="float">
            <text:p>0.000129408789538</text:p>
          </table:table-cell>
          <table:table-cell table:formula="of:=0.5*[.BE12]*(([.BE5]-[.BD5])/([.BE1]-[.BD1]))^2" office:value-type="float" office:value="0.0000984249727973737" calcext:value-type="float">
            <text:p>9.84249727973737E-05</text:p>
          </table:table-cell>
          <table:table-cell table:formula="of:=0.5*[.BF12]*(([.BF5]-[.BE5])/([.BF1]-[.BE1]))^2" office:value-type="float" office:value="0.000439683248216113" calcext:value-type="float">
            <text:p>0.000439683248216</text:p>
          </table:table-cell>
          <table:table-cell table:formula="of:=0.5*[.BG12]*(([.BG5]-[.BF5])/([.BG1]-[.BF1]))^2" office:value-type="float" office:value="0.000182902737106873" calcext:value-type="float">
            <text:p>0.000182902737107</text:p>
          </table:table-cell>
          <table:table-cell table:formula="of:=0.5*[.BH12]*(([.BH5]-[.BG5])/([.BH1]-[.BG1]))^2" office:value-type="float" office:value="0.00168118035073995" calcext:value-type="float">
            <text:p>0.00168118035074</text:p>
          </table:table-cell>
          <table:table-cell table:formula="of:=0.5*[.BI12]*(([.BI5]-[.BH5])/([.BI1]-[.BH1]))^2" office:value-type="float" office:value="0.0208233939785772" calcext:value-type="float">
            <text:p>0.020823393978577</text:p>
          </table:table-cell>
          <table:table-cell table:formula="of:=0.5*[.BJ12]*(([.BJ5]-[.BI5])/([.BJ1]-[.BI1]))^2" office:value-type="float" office:value="0.0732265800682269" calcext:value-type="float">
            <text:p>0.073226580068227</text:p>
          </table:table-cell>
          <table:table-cell table:formula="of:=0.5*[.BK12]*(([.BK5]-[.BJ5])/([.BK1]-[.BJ1]))^2" office:value-type="float" office:value="0.116544149758355" calcext:value-type="float">
            <text:p>0.116544149758355</text:p>
          </table:table-cell>
          <table:table-cell table:formula="of:=0.5*[.BL12]*(([.BL5]-[.BK5])/([.BL1]-[.BK1]))^2" office:value-type="float" office:value="0.0743030429818831" calcext:value-type="float">
            <text:p>0.074303042981883</text:p>
          </table:table-cell>
          <table:table-cell table:formula="of:=0.5*[.BM12]*(([.BM5]-[.BL5])/([.BM1]-[.BL1]))^2" office:value-type="float" office:value="0.0699927304942891" calcext:value-type="float">
            <text:p>0.069992730494289</text:p>
          </table:table-cell>
          <table:table-cell table:formula="of:=0.5*[.BN12]*(([.BN5]-[.BM5])/([.BN1]-[.BM1]))^2" office:value-type="float" office:value="0.0947880687772464" calcext:value-type="float">
            <text:p>0.094788068777246</text:p>
          </table:table-cell>
          <table:table-cell table:formula="of:=0.5*[.BO12]*(([.BO5]-[.BN5])/([.BO1]-[.BN1]))^2" office:value-type="float" office:value="0.0391289458053445" calcext:value-type="float">
            <text:p>0.039128945805345</text:p>
          </table:table-cell>
          <table:table-cell table:formula="of:=0.5*[.BP12]*(([.BP5]-[.BO5])/([.BP1]-[.BO1]))^2" office:value-type="float" office:value="0.00211959375714735" calcext:value-type="float">
            <text:p>0.002119593757147</text:p>
          </table:table-cell>
          <table:table-cell table:formula="of:=0.5*[.BQ12]*(([.BQ5]-[.BP5])/([.BQ1]-[.BP1]))^2" office:value-type="float" office:value="0.0000112940267019139" calcext:value-type="float">
            <text:p>1.12940267019139E-05</text:p>
          </table:table-cell>
          <table:table-cell table:formula="of:=0.5*[.BR12]*(([.BR5]-[.BQ5])/([.BR1]-[.BQ1]))^2" office:value-type="float" office:value="0.00161272121319576" calcext:value-type="float">
            <text:p>0.001612721213196</text:p>
          </table:table-cell>
          <table:table-cell table:formula="of:=0.5*[.BS12]*(([.BS5]-[.BR5])/([.BS1]-[.BR1]))^2" office:value-type="float" office:value="0.00422079628388172" calcext:value-type="float">
            <text:p>0.004220796283882</text:p>
          </table:table-cell>
          <table:table-cell table:formula="of:=0.5*[.BT12]*(([.BT5]-[.BS5])/([.BT1]-[.BS1]))^2" office:value-type="float" office:value="0.0831040085932448" calcext:value-type="float">
            <text:p>0.083104008593245</text:p>
          </table:table-cell>
          <table:table-cell table:formula="of:=0.5*[.BU12]*(([.BU5]-[.BT5])/([.BU1]-[.BT1]))^2" office:value-type="float" office:value="0.0169575222104229" calcext:value-type="float">
            <text:p>0.016957522210423</text:p>
          </table:table-cell>
          <table:table-cell table:formula="of:=0.5*[.BV12]*(([.BV5]-[.BU5])/([.BV1]-[.BU1]))^2" office:value-type="float" office:value="0.00538380126718199" calcext:value-type="float">
            <text:p>0.005383801267182</text:p>
          </table:table-cell>
          <table:table-cell table:formula="of:=0.5*[.BW12]*(([.BW5]-[.BV5])/([.BW1]-[.BV1]))^2" office:value-type="float" office:value="0.00178036152959616" calcext:value-type="float">
            <text:p>0.001780361529596</text:p>
          </table:table-cell>
          <table:table-cell table:formula="of:=0.5*[.BX12]*(([.BX5]-[.BW5])/([.BX1]-[.BW1]))^2" office:value-type="float" office:value="0.00293295036383309" calcext:value-type="float">
            <text:p>0.002932950363833</text:p>
          </table:table-cell>
          <table:table-cell table:formula="of:=0.5*[.BY12]*(([.BY5]-[.BX5])/([.BY1]-[.BX1]))^2" office:value-type="float" office:value="0.00449101830882668" calcext:value-type="float">
            <text:p>0.004491018308827</text:p>
          </table:table-cell>
          <table:table-cell table:formula="of:=0.5*[.BZ12]*(([.BZ5]-[.BY5])/([.BZ1]-[.BY1]))^2" office:value-type="float" office:value="0.00149668486796056" calcext:value-type="float">
            <text:p>0.001496684867961</text:p>
          </table:table-cell>
          <table:table-cell table:formula="of:=0.5*[.CA12]*(([.CA5]-[.BZ5])/([.CA1]-[.BZ1]))^2" office:value-type="float" office:value="0.001794463615128" calcext:value-type="float">
            <text:p>0.001794463615128</text:p>
          </table:table-cell>
          <table:table-cell table:formula="of:=0.5*[.CB12]*(([.CB5]-[.CA5])/([.CB1]-[.CA1]))^2" office:value-type="float" office:value="0.0000179982419923811" calcext:value-type="float">
            <text:p>1.79982419923811E-05</text:p>
          </table:table-cell>
          <table:table-cell table:formula="of:=0.5*[.CC12]*(([.CC5]-[.CB5])/([.CC1]-[.CB1]))^2" office:value-type="float" office:value="0.00365458900134707" calcext:value-type="float">
            <text:p>0.003654589001347</text:p>
          </table:table-cell>
          <table:table-cell table:formula="of:=0.5*[.CD12]*(([.CD5]-[.CC5])/([.CD1]-[.CC1]))^2" office:value-type="float" office:value="0.0521269448707821" calcext:value-type="float">
            <text:p>0.052126944870782</text:p>
          </table:table-cell>
          <table:table-cell table:formula="of:=0.5*[.CE12]*(([.CE5]-[.CD5])/([.CE1]-[.CD1]))^2" office:value-type="float" office:value="0.0173220489707204" calcext:value-type="float">
            <text:p>0.017322048970721</text:p>
          </table:table-cell>
          <table:table-cell table:formula="of:=0.5*[.CF12]*(([.CF5]-[.CE5])/([.CF1]-[.CE1]))^2" office:value-type="float" office:value="0.0125943063126155" calcext:value-type="float">
            <text:p>0.012594306312616</text:p>
          </table:table-cell>
          <table:table-cell table:formula="of:=0.5*[.CG12]*(([.CG5]-[.CF5])/([.CG1]-[.CF1]))^2" office:value-type="float" office:value="0.00277288477806558" calcext:value-type="float">
            <text:p>0.002772884778066</text:p>
          </table:table-cell>
          <table:table-cell table:formula="of:=0.5*[.CH12]*(([.CH5]-[.CG5])/([.CH1]-[.CG1]))^2" office:value-type="float" office:value="0.000368427304094981" calcext:value-type="float">
            <text:p>0.000368427304095</text:p>
          </table:table-cell>
          <table:table-cell table:formula="of:=0.5*[.CI12]*(([.CI5]-[.CH5])/([.CI1]-[.CH1]))^2" office:value-type="float" office:value="0.000591407208422887" calcext:value-type="float">
            <text:p>0.000591407208423</text:p>
          </table:table-cell>
          <table:table-cell table:formula="of:=0.5*[.CJ12]*(([.CJ5]-[.CI5])/([.CJ1]-[.CI1]))^2" office:value-type="float" office:value="0.00339651961223339" calcext:value-type="float">
            <text:p>0.003396519612233</text:p>
          </table:table-cell>
          <table:table-cell table:formula="of:=0.5*[.CK12]*(([.CK5]-[.CJ5])/([.CK1]-[.CJ1]))^2" office:value-type="float" office:value="0.01639734690209" calcext:value-type="float">
            <text:p>0.01639734690209</text:p>
          </table:table-cell>
          <table:table-cell table:formula="of:=0.5*[.CL12]*(([.CL5]-[.CK5])/([.CL1]-[.CK1]))^2" office:value-type="float" office:value="0.0306925572884425" calcext:value-type="float">
            <text:p>0.030692557288443</text:p>
          </table:table-cell>
          <table:table-cell table:formula="of:=0.5*[.CM12]*(([.CM5]-[.CL5])/([.CM1]-[.CL1]))^2" office:value-type="float" office:value="0.0038724417414128" calcext:value-type="float">
            <text:p>0.003872441741413</text:p>
          </table:table-cell>
          <table:table-cell table:formula="of:=0.5*[.CN12]*(([.CN5]-[.CM5])/([.CN1]-[.CM1]))^2" office:value-type="float" office:value="0.0051728425495464" calcext:value-type="float">
            <text:p>0.005172842549546</text:p>
          </table:table-cell>
          <table:table-cell table:formula="of:=0.5*[.CO12]*(([.CO5]-[.CN5])/([.CO1]-[.CN1]))^2" office:value-type="float" office:value="0.00100456882942505" calcext:value-type="float">
            <text:p>0.001004568829425</text:p>
          </table:table-cell>
          <table:table-cell table:formula="of:=0.5*[.CP12]*(([.CP5]-[.CO5])/([.CP1]-[.CO1]))^2" office:value-type="float" office:value="0.00698772809323108" calcext:value-type="float">
            <text:p>0.006987728093231</text:p>
          </table:table-cell>
          <table:table-cell table:formula="of:=0.5*[.CQ12]*(([.CQ5]-[.CP5])/([.CQ1]-[.CP1]))^2" office:value-type="float" office:value="0.00147409872228167" calcext:value-type="float">
            <text:p>0.001474098722282</text:p>
          </table:table-cell>
          <table:table-cell table:formula="of:=0.5*[.CR12]*(([.CR5]-[.CQ5])/([.CR1]-[.CQ1]))^2" office:value-type="float" office:value="0.0127504699186574" calcext:value-type="float">
            <text:p>0.012750469918657</text:p>
          </table:table-cell>
          <table:table-cell table:formula="of:=0.5*[.CS12]*(([.CS5]-[.CR5])/([.CS1]-[.CR1]))^2" office:value-type="float" office:value="0.0346597335893017" calcext:value-type="float">
            <text:p>0.034659733589302</text:p>
          </table:table-cell>
          <table:table-cell table:formula="of:=0.5*[.CT12]*(([.CT5]-[.CS5])/([.CT1]-[.CS1]))^2" office:value-type="float" office:value="0.000631550399369403" calcext:value-type="float">
            <text:p>0.000631550399369</text:p>
          </table:table-cell>
          <table:table-cell table:formula="of:=0.5*[.CU12]*(([.CU5]-[.CT5])/([.CU1]-[.CT1]))^2" office:value-type="float" office:value="0.136847281061168" calcext:value-type="float">
            <text:p>0.136847281061168</text:p>
          </table:table-cell>
          <table:table-cell table:formula="of:=0.5*[.CV12]*(([.CV5]-[.CU5])/([.CV1]-[.CU1]))^2" office:value-type="float" office:value="0.0412198812414438" calcext:value-type="float">
            <text:p>0.041219881241444</text:p>
          </table:table-cell>
          <table:table-cell table:formula="of:=0.5*[.CW12]*(([.CW5]-[.CV5])/([.CW1]-[.CV1]))^2" office:value-type="float" office:value="0.0063780316404605" calcext:value-type="float">
            <text:p>0.006378031640461</text:p>
          </table:table-cell>
          <table:table-cell table:formula="of:=0.5*[.CX12]*(([.CX5]-[.CW5])/([.CX1]-[.CW1]))^2" office:value-type="float" office:value="0.00146406058448586" calcext:value-type="float">
            <text:p>0.001464060584486</text:p>
          </table:table-cell>
          <table:table-cell table:formula="of:=0.5*[.CY12]*(([.CY5]-[.CX5])/([.CY1]-[.CX1]))^2" office:value-type="float" office:value="0.0012760969416009" calcext:value-type="float">
            <text:p>0.001276096941601</text:p>
          </table:table-cell>
          <table:table-cell table:formula="of:=0.5*[.CZ12]*(([.CZ5]-[.CY5])/([.CZ1]-[.CY1]))^2" office:value-type="float" office:value="0.00708586033141842" calcext:value-type="float">
            <text:p>0.007085860331418</text:p>
          </table:table-cell>
          <table:table-cell table:formula="of:=0.5*[.DA12]*(([.DA5]-[.CZ5])/([.DA1]-[.CZ1]))^2" office:value-type="float" office:value="0.00730936315212098" calcext:value-type="float">
            <text:p>0.007309363152121</text:p>
          </table:table-cell>
          <table:table-cell table:formula="of:=0.5*[.DB12]*(([.DB5]-[.DA5])/([.DB1]-[.DA1]))^2" office:value-type="float" office:value="0.0000265053610932162" calcext:value-type="float">
            <text:p>2.65053610932162E-05</text:p>
          </table:table-cell>
          <table:table-cell table:formula="of:=0.5*[.DC12]*(([.DC5]-[.DB5])/([.DC1]-[.DB1]))^2" office:value-type="float" office:value="0.0630602726829133" calcext:value-type="float">
            <text:p>0.063060272682913</text:p>
          </table:table-cell>
          <table:table-cell table:formula="of:=0.5*[.DD12]*(([.DD5]-[.DC5])/([.DD1]-[.DC1]))^2" office:value-type="float" office:value="0.0211461113841478" calcext:value-type="float">
            <text:p>0.021146111384148</text:p>
          </table:table-cell>
          <table:table-cell table:formula="of:=0.5*[.DE12]*(([.DE5]-[.DD5])/([.DE1]-[.DD1]))^2" office:value-type="float" office:value="0.000457968272276407" calcext:value-type="float">
            <text:p>0.000457968272276</text:p>
          </table:table-cell>
          <table:table-cell table:formula="of:=0.5*[.DF12]*(([.DF5]-[.DE5])/([.DF1]-[.DE1]))^2" office:value-type="float" office:value="0.0589713402824809" calcext:value-type="float">
            <text:p>0.058971340282481</text:p>
          </table:table-cell>
          <table:table-cell table:formula="of:=0.5*[.DG12]*(([.DG5]-[.DF5])/([.DG1]-[.DF1]))^2" office:value-type="float" office:value="0.0482067952953032" calcext:value-type="float">
            <text:p>0.048206795295303</text:p>
          </table:table-cell>
          <table:table-cell table:formula="of:=0.5*[.DH12]*(([.DH5]-[.DG5])/([.DH1]-[.DG1]))^2" office:value-type="float" office:value="0.00239745474044515" calcext:value-type="float">
            <text:p>0.002397454740445</text:p>
          </table:table-cell>
          <table:table-cell table:formula="of:=0.5*[.DI12]*(([.DI5]-[.DH5])/([.DI1]-[.DH1]))^2" office:value-type="float" office:value="0.000061759911512811" calcext:value-type="float">
            <text:p>6.1759911512811E-05</text:p>
          </table:table-cell>
          <table:table-cell table:formula="of:=0.5*[.DJ12]*(([.DJ5]-[.DI5])/([.DJ1]-[.DI1]))^2" office:value-type="float" office:value="0.000154658109688226" calcext:value-type="float">
            <text:p>0.000154658109688</text:p>
          </table:table-cell>
          <table:table-cell table:formula="of:=0.5*[.DK12]*(([.DK5]-[.DJ5])/([.DK1]-[.DJ1]))^2" office:value-type="float" office:value="0.000560744304030085" calcext:value-type="float">
            <text:p>0.00056074430403</text:p>
          </table:table-cell>
          <table:table-cell table:formula="of:=0.5*[.DL12]*(([.DL5]-[.DK5])/([.DL1]-[.DK1]))^2" office:value-type="float" office:value="0.0104126979798143" calcext:value-type="float">
            <text:p>0.010412697979814</text:p>
          </table:table-cell>
          <table:table-cell table:formula="of:=0.5*[.DM12]*(([.DM5]-[.DL5])/([.DM1]-[.DL1]))^2" office:value-type="float" office:value="0.00484797795463188" calcext:value-type="float">
            <text:p>0.004847977954632</text:p>
          </table:table-cell>
          <table:table-cell table:formula="of:=0.5*[.DN12]*(([.DN5]-[.DM5])/([.DN1]-[.DM1]))^2" office:value-type="float" office:value="0.000214310405078591" calcext:value-type="float">
            <text:p>0.000214310405079</text:p>
          </table:table-cell>
          <table:table-cell table:formula="of:=0.5*[.DO12]*(([.DO5]-[.DN5])/([.DO1]-[.DN1]))^2" office:value-type="float" office:value="0.00925088774460033" calcext:value-type="float">
            <text:p>0.0092508877446</text:p>
          </table:table-cell>
          <table:table-cell table:formula="of:=0.5*[.DP12]*(([.DP5]-[.DO5])/([.DP1]-[.DO1]))^2" office:value-type="float" office:value="0.00345114807979142" calcext:value-type="float">
            <text:p>0.003451148079791</text:p>
          </table:table-cell>
          <table:table-cell table:formula="of:=0.5*[.DQ12]*(([.DQ5]-[.DP5])/([.DQ1]-[.DP1]))^2" office:value-type="float" office:value="0.00111350940008362" calcext:value-type="float">
            <text:p>0.001113509400084</text:p>
          </table:table-cell>
          <table:table-cell table:formula="of:=0.5*[.DR12]*(([.DR5]-[.DQ5])/([.DR1]-[.DQ1]))^2" office:value-type="float" office:value="0.00041534837692526" calcext:value-type="float">
            <text:p>0.000415348376925</text:p>
          </table:table-cell>
          <table:table-cell table:formula="of:=0.5*[.DS12]*(([.DS5]-[.DR5])/([.DS1]-[.DR1]))^2" office:value-type="float" office:value="0.000921171521022723" calcext:value-type="float">
            <text:p>0.000921171521023</text:p>
          </table:table-cell>
          <table:table-cell table:formula="of:=0.5*[.DT12]*(([.DT5]-[.DS5])/([.DT1]-[.DS1]))^2" office:value-type="float" office:value="0.0328345826360994" calcext:value-type="float">
            <text:p>0.032834582636099</text:p>
          </table:table-cell>
          <table:table-cell table:formula="of:=0.5*[.DU12]*(([.DU5]-[.DT5])/([.DU1]-[.DT1]))^2" office:value-type="float" office:value="0.0112996494737596" calcext:value-type="float">
            <text:p>0.01129964947376</text:p>
          </table:table-cell>
          <table:table-cell table:formula="of:=0.5*[.DV12]*(([.DV5]-[.DU5])/([.DV1]-[.DU1]))^2" office:value-type="float" office:value="0.195794166831685" calcext:value-type="float">
            <text:p>0.195794166831685</text:p>
          </table:table-cell>
          <table:table-cell table:formula="of:=0.5*[.DW12]*(([.DW5]-[.DV5])/([.DW1]-[.DV1]))^2" office:value-type="float" office:value="0.0962661620549961" calcext:value-type="float">
            <text:p>0.096266162054996</text:p>
          </table:table-cell>
          <table:table-cell table:formula="of:=0.5*[.DX12]*(([.DX5]-[.DW5])/([.DX1]-[.DW1]))^2" office:value-type="float" office:value="0.00847427997030284" calcext:value-type="float">
            <text:p>0.008474279970303</text:p>
          </table:table-cell>
          <table:table-cell table:formula="of:=0.5*[.DY12]*(([.DY5]-[.DX5])/([.DY1]-[.DX1]))^2" office:value-type="float" office:value="0.0898785343246621" calcext:value-type="float">
            <text:p>0.089878534324662</text:p>
          </table:table-cell>
          <table:table-cell table:formula="of:=0.5*[.DZ12]*(([.DZ5]-[.DY5])/([.DZ1]-[.DY1]))^2" office:value-type="float" office:value="0.142006303273001" calcext:value-type="float">
            <text:p>0.142006303273001</text:p>
          </table:table-cell>
          <table:table-cell table:formula="of:=0.5*[.EA12]*(([.EA5]-[.DZ5])/([.EA1]-[.DZ1]))^2" office:value-type="float" office:value="0.105239344024381" calcext:value-type="float">
            <text:p>0.105239344024381</text:p>
          </table:table-cell>
          <table:table-cell table:formula="of:=0.5*[.EB12]*(([.EB5]-[.EA5])/([.EB1]-[.EA1]))^2" office:value-type="float" office:value="0.0683744611344619" calcext:value-type="float">
            <text:p>0.068374461134462</text:p>
          </table:table-cell>
          <table:table-cell table:formula="of:=0.5*[.EC12]*(([.EC5]-[.EB5])/([.EC1]-[.EB1]))^2" office:value-type="float" office:value="0.0102326498692926" calcext:value-type="float">
            <text:p>0.010232649869293</text:p>
          </table:table-cell>
          <table:table-cell table:formula="of:=0.5*[.ED12]*(([.ED5]-[.EC5])/([.ED1]-[.EC1]))^2" office:value-type="float" office:value="0.000229417253165697" calcext:value-type="float">
            <text:p>0.000229417253166</text:p>
          </table:table-cell>
          <table:table-cell table:formula="of:=0.5*[.EE12]*(([.EE5]-[.ED5])/([.EE1]-[.ED1]))^2" office:value-type="float" office:value="0.000580868618257365" calcext:value-type="float">
            <text:p>0.000580868618257</text:p>
          </table:table-cell>
          <table:table-cell table:formula="of:=0.5*[.EF12]*(([.EF5]-[.EE5])/([.EF1]-[.EE1]))^2" office:value-type="float" office:value="0.00138809422677679" calcext:value-type="float">
            <text:p>0.001388094226777</text:p>
          </table:table-cell>
          <table:table-cell table:formula="of:=0.5*[.EG12]*(([.EG5]-[.EF5])/([.EG1]-[.EF1]))^2" office:value-type="float" office:value="0.00051633909716126" calcext:value-type="float">
            <text:p>0.000516339097161</text:p>
          </table:table-cell>
          <table:table-cell table:formula="of:=0.5*[.EH12]*(([.EH5]-[.EG5])/([.EH1]-[.EG1]))^2" office:value-type="float" office:value="0.000566169384053611" calcext:value-type="float">
            <text:p>0.000566169384054</text:p>
          </table:table-cell>
          <table:table-cell table:formula="of:=0.5*[.EI12]*(([.EI5]-[.EH5])/([.EI1]-[.EH1]))^2" office:value-type="float" office:value="0.0383072319498934" calcext:value-type="float">
            <text:p>0.038307231949893</text:p>
          </table:table-cell>
          <table:table-cell table:formula="of:=0.5*[.EJ12]*(([.EJ5]-[.EI5])/([.EJ1]-[.EI1]))^2" office:value-type="float" office:value="0.00217801129224972" calcext:value-type="float">
            <text:p>0.00217801129225</text:p>
          </table:table-cell>
          <table:table-cell table:formula="of:=0.5*[.EK12]*(([.EK5]-[.EJ5])/([.EK1]-[.EJ1]))^2" office:value-type="float" office:value="0.00297191248940786" calcext:value-type="float">
            <text:p>0.002971912489408</text:p>
          </table:table-cell>
          <table:table-cell table:formula="of:=0.5*[.EL12]*(([.EL5]-[.EK5])/([.EL1]-[.EK1]))^2" office:value-type="float" office:value="0.0000677379059392702" calcext:value-type="float">
            <text:p>6.77379059392702E-05</text:p>
          </table:table-cell>
          <table:table-cell table:formula="of:=0.5*[.EM12]*(([.EM5]-[.EL5])/([.EM1]-[.EL1]))^2" office:value-type="float" office:value="0.000402855212103461" calcext:value-type="float">
            <text:p>0.000402855212103</text:p>
          </table:table-cell>
          <table:table-cell table:formula="of:=0.5*[.EN12]*(([.EN5]-[.EM5])/([.EN1]-[.EM1]))^2" office:value-type="float" office:value="0.00143094503124929" calcext:value-type="float">
            <text:p>0.001430945031249</text:p>
          </table:table-cell>
          <table:table-cell table:formula="of:=0.5*[.EO12]*(([.EO5]-[.EN5])/([.EO1]-[.EN1]))^2" office:value-type="float" office:value="0.00840156023996316" calcext:value-type="float">
            <text:p>0.008401560239963</text:p>
          </table:table-cell>
          <table:table-cell table:formula="of:=0.5*[.EP12]*(([.EP5]-[.EO5])/([.EP1]-[.EO1]))^2" office:value-type="float" office:value="0.000457969991462329" calcext:value-type="float">
            <text:p>0.000457969991462</text:p>
          </table:table-cell>
          <table:table-cell table:formula="of:=0.5*[.EQ12]*(([.EQ5]-[.EP5])/([.EQ1]-[.EP1]))^2" office:value-type="float" office:value="0.00994326544017526" calcext:value-type="float">
            <text:p>0.009943265440175</text:p>
          </table:table-cell>
          <table:table-cell table:formula="of:=0.5*[.ER12]*(([.ER5]-[.EQ5])/([.ER1]-[.EQ1]))^2" office:value-type="float" office:value="0.00000698115756931631" calcext:value-type="float">
            <text:p>6.98115756931631E-06</text:p>
          </table:table-cell>
          <table:table-cell table:formula="of:=0.5*[.ES12]*(([.ES5]-[.ER5])/([.ES1]-[.ER1]))^2" office:value-type="float" office:value="0.000209916707500373" calcext:value-type="float">
            <text:p>0.0002099167075</text:p>
          </table:table-cell>
          <table:table-cell table:formula="of:=0.5*[.ET12]*(([.ET5]-[.ES5])/([.ET1]-[.ES1]))^2" office:value-type="float" office:value="0.0010825265815916" calcext:value-type="float">
            <text:p>0.001082526581592</text:p>
          </table:table-cell>
          <table:table-cell table:formula="of:=0.5*[.EU12]*(([.EU5]-[.ET5])/([.EU1]-[.ET1]))^2" office:value-type="float" office:value="0.0273434551495791" calcext:value-type="float">
            <text:p>0.027343455149579</text:p>
          </table:table-cell>
          <table:table-cell table:formula="of:=0.5*[.EV12]*(([.EV5]-[.EU5])/([.EV1]-[.EU1]))^2" office:value-type="float" office:value="0.00135885371916689" calcext:value-type="float">
            <text:p>0.001358853719167</text:p>
          </table:table-cell>
          <table:table-cell table:formula="of:=0.5*[.EW12]*(([.EW5]-[.EV5])/([.EW1]-[.EV1]))^2" office:value-type="float" office:value="0.0804902016096936" calcext:value-type="float">
            <text:p>0.080490201609694</text:p>
          </table:table-cell>
          <table:table-cell table:formula="of:=0.5*[.EX12]*(([.EX5]-[.EW5])/([.EX1]-[.EW1]))^2" office:value-type="float" office:value="0.0846346129084103" calcext:value-type="float">
            <text:p>0.08463461290841</text:p>
          </table:table-cell>
          <table:table-cell table:formula="of:=0.5*[.EY12]*(([.EY5]-[.EX5])/([.EY1]-[.EX1]))^2" office:value-type="float" office:value="0.0142285884506747" calcext:value-type="float">
            <text:p>0.014228588450675</text:p>
          </table:table-cell>
          <table:table-cell table:formula="of:=0.5*[.EZ12]*(([.EZ5]-[.EY5])/([.EZ1]-[.EY1]))^2" office:value-type="float" office:value="0.0261296381818095" calcext:value-type="float">
            <text:p>0.02612963818181</text:p>
          </table:table-cell>
          <table:table-cell table:formula="of:=0.5*[.FA12]*(([.FA5]-[.EZ5])/([.FA1]-[.EZ1]))^2" office:value-type="float" office:value="0.000374272240395284" calcext:value-type="float">
            <text:p>0.000374272240395</text:p>
          </table:table-cell>
          <table:table-cell table:formula="of:=0.5*[.FB12]*(([.FB5]-[.FA5])/([.FB1]-[.FA1]))^2" office:value-type="float" office:value="0.000189756901231168" calcext:value-type="float">
            <text:p>0.000189756901231</text:p>
          </table:table-cell>
          <table:table-cell table:formula="of:=0.5*[.FC12]*(([.FC5]-[.FB5])/([.FC1]-[.FB1]))^2" office:value-type="float" office:value="0.00991577735269645" calcext:value-type="float">
            <text:p>0.009915777352696</text:p>
          </table:table-cell>
          <table:table-cell table:formula="of:=0.5*[.FD12]*(([.FD5]-[.FC5])/([.FD1]-[.FC1]))^2" office:value-type="float" office:value="0.00898252617911707" calcext:value-type="float">
            <text:p>0.008982526179117</text:p>
          </table:table-cell>
          <table:table-cell table:formula="of:=0.5*[.FE12]*(([.FE5]-[.FD5])/([.FE1]-[.FD1]))^2" office:value-type="float" office:value="0.0176323699859069" calcext:value-type="float">
            <text:p>0.017632369985907</text:p>
          </table:table-cell>
          <table:table-cell table:formula="of:=0.5*[.FF12]*(([.FF5]-[.FE5])/([.FF1]-[.FE1]))^2" office:value-type="float" office:value="0.0206195481476696" calcext:value-type="float">
            <text:p>0.02061954814767</text:p>
          </table:table-cell>
          <table:table-cell table:formula="of:=0.5*[.FG12]*(([.FG5]-[.FF5])/([.FG1]-[.FF1]))^2" office:value-type="float" office:value="0.0012700873939829" calcext:value-type="float">
            <text:p>0.001270087393983</text:p>
          </table:table-cell>
          <table:table-cell table:formula="of:=0.5*[.FH12]*(([.FH5]-[.FG5])/([.FH1]-[.FG1]))^2" office:value-type="float" office:value="0.00387628770372642" calcext:value-type="float">
            <text:p>0.003876287703726</text:p>
          </table:table-cell>
          <table:table-cell table:formula="of:=0.5*[.FI12]*(([.FI5]-[.FH5])/([.FI1]-[.FH1]))^2" office:value-type="float" office:value="0.00368059166621894" calcext:value-type="float">
            <text:p>0.003680591666219</text:p>
          </table:table-cell>
          <table:table-cell table:formula="of:=0.5*[.FJ12]*(([.FJ5]-[.FI5])/([.FJ1]-[.FI1]))^2" office:value-type="float" office:value="0.000148596193881964" calcext:value-type="float">
            <text:p>0.000148596193882</text:p>
          </table:table-cell>
          <table:table-cell table:formula="of:=0.5*[.FK12]*(([.FK5]-[.FJ5])/([.FK1]-[.FJ1]))^2" office:value-type="float" office:value="0.00167749691041075" calcext:value-type="float">
            <text:p>0.001677496910411</text:p>
          </table:table-cell>
          <table:table-cell table:formula="of:=0.5*[.FL12]*(([.FL5]-[.FK5])/([.FL1]-[.FK1]))^2" office:value-type="float" office:value="0.000416596609788341" calcext:value-type="float">
            <text:p>0.000416596609788</text:p>
          </table:table-cell>
          <table:table-cell table:formula="of:=0.5*[.FM12]*(([.FM5]-[.FL5])/([.FM1]-[.FL1]))^2" office:value-type="float" office:value="0.0484513483865112" calcext:value-type="float">
            <text:p>0.048451348386511</text:p>
          </table:table-cell>
          <table:table-cell table:formula="of:=0.5*[.FN12]*(([.FN5]-[.FM5])/([.FN1]-[.FM1]))^2" office:value-type="float" office:value="0.0955021932383414" calcext:value-type="float">
            <text:p>0.095502193238341</text:p>
          </table:table-cell>
          <table:table-cell table:formula="of:=0.5*[.FO12]*(([.FO5]-[.FN5])/([.FO1]-[.FN1]))^2" office:value-type="float" office:value="0.0950536905564015" calcext:value-type="float">
            <text:p>0.095053690556402</text:p>
          </table:table-cell>
          <table:table-cell table:formula="of:=0.5*[.FP12]*(([.FP5]-[.FO5])/([.FP1]-[.FO1]))^2" office:value-type="float" office:value="0.00909656631716585" calcext:value-type="float">
            <text:p>0.009096566317166</text:p>
          </table:table-cell>
          <table:table-cell table:formula="of:=0.5*[.FQ12]*(([.FQ5]-[.FP5])/([.FQ1]-[.FP1]))^2" office:value-type="float" office:value="0.020981508359942" calcext:value-type="float">
            <text:p>0.020981508359942</text:p>
          </table:table-cell>
          <table:table-cell table:formula="of:=0.5*[.FR12]*(([.FR5]-[.FQ5])/([.FR1]-[.FQ1]))^2" office:value-type="float" office:value="0.0410917614895527" calcext:value-type="float">
            <text:p>0.041091761489553</text:p>
          </table:table-cell>
          <table:table-cell table:formula="of:=0.5*[.FS12]*(([.FS5]-[.FR5])/([.FS1]-[.FR1]))^2" office:value-type="float" office:value="0.142395421433464" calcext:value-type="float">
            <text:p>0.142395421433464</text:p>
          </table:table-cell>
          <table:table-cell table:formula="of:=0.5*[.FT12]*(([.FT5]-[.FS5])/([.FT1]-[.FS1]))^2" office:value-type="float" office:value="0.172695600865804" calcext:value-type="float">
            <text:p>0.172695600865804</text:p>
          </table:table-cell>
          <table:table-cell table:formula="of:=0.5*[.FU12]*(([.FU5]-[.FT5])/([.FU1]-[.FT1]))^2" office:value-type="float" office:value="0.0669360519470578" calcext:value-type="float">
            <text:p>0.066936051947058</text:p>
          </table:table-cell>
          <table:table-cell table:formula="of:=0.5*[.FV12]*(([.FV5]-[.FU5])/([.FV1]-[.FU1]))^2" office:value-type="float" office:value="0.0111284588121201" calcext:value-type="float">
            <text:p>0.01112845881212</text:p>
          </table:table-cell>
          <table:table-cell table:formula="of:=0.5*[.FW12]*(([.FW5]-[.FV5])/([.FW1]-[.FV1]))^2" office:value-type="float" office:value="0.00487131674815951" calcext:value-type="float">
            <text:p>0.00487131674816</text:p>
          </table:table-cell>
          <table:table-cell table:formula="of:=0.5*[.FX12]*(([.FX5]-[.FW5])/([.FX1]-[.FW1]))^2" office:value-type="float" office:value="0.00736689116501811" calcext:value-type="float">
            <text:p>0.007366891165018</text:p>
          </table:table-cell>
          <table:table-cell table:formula="of:=0.5*[.FY12]*(([.FY5]-[.FX5])/([.FY1]-[.FX1]))^2" office:value-type="float" office:value="0.0170784395018069" calcext:value-type="float">
            <text:p>0.017078439501807</text:p>
          </table:table-cell>
          <table:table-cell table:formula="of:=0.5*[.FZ12]*(([.FZ5]-[.FY5])/([.FZ1]-[.FY1]))^2" office:value-type="float" office:value="0.000674067378029207" calcext:value-type="float">
            <text:p>0.000674067378029</text:p>
          </table:table-cell>
          <table:table-cell table:formula="of:=0.5*[.GA12]*(([.GA5]-[.FZ5])/([.GA1]-[.FZ1]))^2" office:value-type="float" office:value="0.00330126454238715" calcext:value-type="float">
            <text:p>0.003301264542387</text:p>
          </table:table-cell>
          <table:table-cell table:formula="of:=0.5*[.GB12]*(([.GB5]-[.GA5])/([.GB1]-[.GA1]))^2" office:value-type="float" office:value="0.049812517040367" calcext:value-type="float">
            <text:p>0.049812517040367</text:p>
          </table:table-cell>
          <table:table-cell table:formula="of:=0.5*[.GC12]*(([.GC5]-[.GB5])/([.GC1]-[.GB1]))^2" office:value-type="float" office:value="0.0312844834324564" calcext:value-type="float">
            <text:p>0.031284483432456</text:p>
          </table:table-cell>
          <table:table-cell table:formula="of:=0.5*[.GD12]*(([.GD5]-[.GC5])/([.GD1]-[.GC1]))^2" office:value-type="float" office:value="0.00402625622309921" calcext:value-type="float">
            <text:p>0.004026256223099</text:p>
          </table:table-cell>
          <table:table-cell table:formula="of:=0.5*[.GE12]*(([.GE5]-[.GD5])/([.GE1]-[.GD1]))^2" office:value-type="float" office:value="0.000000341735299831882" calcext:value-type="float">
            <text:p>3.41735299831882E-07</text:p>
          </table:table-cell>
          <table:table-cell table:formula="of:=0.5*[.GF12]*(([.GF5]-[.GE5])/([.GF1]-[.GE1]))^2" office:value-type="float" office:value="0.0141768532122684" calcext:value-type="float">
            <text:p>0.014176853212269</text:p>
          </table:table-cell>
          <table:table-cell table:formula="of:=0.5*[.GG12]*(([.GG5]-[.GF5])/([.GG1]-[.GF1]))^2" office:value-type="float" office:value="0.00294403475791571" calcext:value-type="float">
            <text:p>0.002944034757916</text:p>
          </table:table-cell>
          <table:table-cell table:formula="of:=0.5*[.GH12]*(([.GH5]-[.GG5])/([.GH1]-[.GG1]))^2" office:value-type="float" office:value="0.000166240077798321" calcext:value-type="float">
            <text:p>0.000166240077798</text:p>
          </table:table-cell>
          <table:table-cell table:formula="of:=0.5*[.GI12]*(([.GI5]-[.GH5])/([.GI1]-[.GH1]))^2" office:value-type="float" office:value="0.0240079743477104" calcext:value-type="float">
            <text:p>0.02400797434771</text:p>
          </table:table-cell>
          <table:table-cell table:formula="of:=0.5*[.GJ12]*(([.GJ5]-[.GI5])/([.GJ1]-[.GI1]))^2" office:value-type="float" office:value="0.00317740720369424" calcext:value-type="float">
            <text:p>0.003177407203694</text:p>
          </table:table-cell>
          <table:table-cell table:formula="of:=0.5*[.GK12]*(([.GK5]-[.GJ5])/([.GK1]-[.GJ1]))^2" office:value-type="float" office:value="0.00771334092467724" calcext:value-type="float">
            <text:p>0.007713340924677</text:p>
          </table:table-cell>
          <table:table-cell table:formula="of:=0.5*[.GL12]*(([.GL5]-[.GK5])/([.GL1]-[.GK1]))^2" office:value-type="float" office:value="0.00765559322297297" calcext:value-type="float">
            <text:p>0.007655593222973</text:p>
          </table:table-cell>
          <table:table-cell table:formula="of:=0.5*[.GM12]*(([.GM5]-[.GL5])/([.GM1]-[.GL1]))^2" office:value-type="float" office:value="0.00354425897695125" calcext:value-type="float">
            <text:p>0.003544258976951</text:p>
          </table:table-cell>
          <table:table-cell table:formula="of:=0.5*[.GN12]*(([.GN5]-[.GM5])/([.GN1]-[.GM1]))^2" office:value-type="float" office:value="0.000935523078894841" calcext:value-type="float">
            <text:p>0.000935523078895</text:p>
          </table:table-cell>
          <table:table-cell table:formula="of:=0.5*[.GO12]*(([.GO5]-[.GN5])/([.GO1]-[.GN1]))^2" office:value-type="float" office:value="0.000782913722051561" calcext:value-type="float">
            <text:p>0.000782913722052</text:p>
          </table:table-cell>
          <table:table-cell table:formula="of:=0.5*[.GP12]*(([.GP5]-[.GO5])/([.GP1]-[.GO1]))^2" office:value-type="float" office:value="0.00011937939180649" calcext:value-type="float">
            <text:p>0.000119379391806</text:p>
          </table:table-cell>
          <table:table-cell table:formula="of:=0.5*[.GQ12]*(([.GQ5]-[.GP5])/([.GQ1]-[.GP1]))^2" office:value-type="float" office:value="0.029116473047697" calcext:value-type="float">
            <text:p>0.029116473047697</text:p>
          </table:table-cell>
          <table:table-cell table:formula="of:=0.5*[.GR12]*(([.GR5]-[.GQ5])/([.GR1]-[.GQ1]))^2" office:value-type="float" office:value="0.0201805303331342" calcext:value-type="float">
            <text:p>0.020180530333134</text:p>
          </table:table-cell>
          <table:table-cell table:formula="of:=0.5*[.GS12]*(([.GS5]-[.GR5])/([.GS1]-[.GR1]))^2" office:value-type="float" office:value="0.00135453108776968" calcext:value-type="float">
            <text:p>0.00135453108777</text:p>
          </table:table-cell>
          <table:table-cell table:formula="of:=0.5*[.GT12]*(([.GT5]-[.GS5])/([.GT1]-[.GS1]))^2" office:value-type="float" office:value="0.00335292326518668" calcext:value-type="float">
            <text:p>0.003352923265187</text:p>
          </table:table-cell>
          <table:table-cell table:formula="of:=0.5*[.GU12]*(([.GU5]-[.GT5])/([.GU1]-[.GT1]))^2" office:value-type="float" office:value="0.00445792623727338" calcext:value-type="float">
            <text:p>0.004457926237273</text:p>
          </table:table-cell>
          <table:table-cell table:formula="of:=0.5*[.GV12]*(([.GV5]-[.GU5])/([.GV1]-[.GU1]))^2" office:value-type="float" office:value="0.00645083906573811" calcext:value-type="float">
            <text:p>0.006450839065738</text:p>
          </table:table-cell>
          <table:table-cell table:formula="of:=0.5*[.GW12]*(([.GW5]-[.GV5])/([.GW1]-[.GV1]))^2" office:value-type="float" office:value="0.0102208728111129" calcext:value-type="float">
            <text:p>0.010220872811113</text:p>
          </table:table-cell>
          <table:table-cell table:formula="of:=0.5*[.GX12]*(([.GX5]-[.GW5])/([.GX1]-[.GW1]))^2" office:value-type="float" office:value="0.0030472099105561" calcext:value-type="float">
            <text:p>0.003047209910556</text:p>
          </table:table-cell>
          <table:table-cell table:formula="of:=0.5*[.GY12]*(([.GY5]-[.GX5])/([.GY1]-[.GX1]))^2" office:value-type="float" office:value="0.0188026196940561" calcext:value-type="float">
            <text:p>0.018802619694056</text:p>
          </table:table-cell>
          <table:table-cell table:formula="of:=0.5*[.GZ12]*(([.GZ5]-[.GY5])/([.GZ1]-[.GY1]))^2" office:value-type="float" office:value="0.00150930830495375" calcext:value-type="float">
            <text:p>0.001509308304954</text:p>
          </table:table-cell>
          <table:table-cell table:formula="of:=0.5*[.HA12]*(([.HA5]-[.GZ5])/([.HA1]-[.GZ1]))^2" office:value-type="float" office:value="0.000590704345694518" calcext:value-type="float">
            <text:p>0.000590704345695</text:p>
          </table:table-cell>
          <table:table-cell table:formula="of:=0.5*[.HB12]*(([.HB5]-[.HA5])/([.HB1]-[.HA1]))^2" office:value-type="float" office:value="0.00373259125094691" calcext:value-type="float">
            <text:p>0.003732591250947</text:p>
          </table:table-cell>
          <table:table-cell table:formula="of:=0.5*[.HC12]*(([.HC5]-[.HB5])/([.HC1]-[.HB1]))^2" office:value-type="float" office:value="0.0053386992314619" calcext:value-type="float">
            <text:p>0.005338699231462</text:p>
          </table:table-cell>
          <table:table-cell table:formula="of:=0.5*[.HD12]*(([.HD5]-[.HC5])/([.HD1]-[.HC1]))^2" office:value-type="float" office:value="0.0102116463923535" calcext:value-type="float">
            <text:p>0.010211646392354</text:p>
          </table:table-cell>
          <table:table-cell table:formula="of:=0.5*[.HE12]*(([.HE5]-[.HD5])/([.HE1]-[.HD1]))^2" office:value-type="float" office:value="0.066083021426377" calcext:value-type="float">
            <text:p>0.066083021426377</text:p>
          </table:table-cell>
          <table:table-cell table:formula="of:=0.5*[.HF12]*(([.HF5]-[.HE5])/([.HF1]-[.HE1]))^2" office:value-type="float" office:value="0.10775029997004" calcext:value-type="float">
            <text:p>0.10775029997004</text:p>
          </table:table-cell>
          <table:table-cell table:formula="of:=0.5*[.HG12]*(([.HG5]-[.HF5])/([.HG1]-[.HF1]))^2" office:value-type="float" office:value="0.0407861467699223" calcext:value-type="float">
            <text:p>0.040786146769922</text:p>
          </table:table-cell>
          <table:table-cell table:formula="of:=0.5*[.HH12]*(([.HH5]-[.HG5])/([.HH1]-[.HG1]))^2" office:value-type="float" office:value="0.0127745456228418" calcext:value-type="float">
            <text:p>0.012774545622842</text:p>
          </table:table-cell>
          <table:table-cell table:formula="of:=0.5*[.HI12]*(([.HI5]-[.HH5])/([.HI1]-[.HH1]))^2" office:value-type="float" office:value="0.0403066827878441" calcext:value-type="float">
            <text:p>0.040306682787844</text:p>
          </table:table-cell>
          <table:table-cell table:formula="of:=0.5*[.HJ12]*(([.HJ5]-[.HI5])/([.HJ1]-[.HI1]))^2" office:value-type="float" office:value="0.1147107296417" calcext:value-type="float">
            <text:p>0.1147107296417</text:p>
          </table:table-cell>
          <table:table-cell table:formula="of:=0.5*[.HK12]*(([.HK5]-[.HJ5])/([.HK1]-[.HJ1]))^2" office:value-type="float" office:value="0.0775177295806702" calcext:value-type="float">
            <text:p>0.07751772958067</text:p>
          </table:table-cell>
          <table:table-cell table:formula="of:=0.5*[.HL12]*(([.HL5]-[.HK5])/([.HL1]-[.HK1]))^2" office:value-type="float" office:value="0.0038220459990991" calcext:value-type="float">
            <text:p>0.003822045999099</text:p>
          </table:table-cell>
          <table:table-cell table:formula="of:=0.5*[.HM12]*(([.HM5]-[.HL5])/([.HM1]-[.HL1]))^2" office:value-type="float" office:value="0.000117464723577188" calcext:value-type="float">
            <text:p>0.000117464723577</text:p>
          </table:table-cell>
          <table:table-cell table:formula="of:=0.5*[.HN12]*(([.HN5]-[.HM5])/([.HN1]-[.HM1]))^2" office:value-type="float" office:value="0.00825602284720483" calcext:value-type="float">
            <text:p>0.008256022847205</text:p>
          </table:table-cell>
          <table:table-cell table:formula="of:=0.5*[.HO12]*(([.HO5]-[.HN5])/([.HO1]-[.HN1]))^2" office:value-type="float" office:value="0.00199261393417515" calcext:value-type="float">
            <text:p>0.001992613934175</text:p>
          </table:table-cell>
          <table:table-cell table:formula="of:=0.5*[.HP12]*(([.HP5]-[.HO5])/([.HP1]-[.HO1]))^2" office:value-type="float" office:value="0.0417594701701459" calcext:value-type="float">
            <text:p>0.041759470170146</text:p>
          </table:table-cell>
          <table:table-cell table:formula="of:=0.5*[.HQ12]*(([.HQ5]-[.HP5])/([.HQ1]-[.HP1]))^2" office:value-type="float" office:value="0.00896085825623902" calcext:value-type="float">
            <text:p>0.008960858256239</text:p>
          </table:table-cell>
          <table:table-cell table:formula="of:=0.5*[.HR12]*(([.HR5]-[.HQ5])/([.HR1]-[.HQ1]))^2" office:value-type="float" office:value="0.0104413425402397" calcext:value-type="float">
            <text:p>0.01044134254024</text:p>
          </table:table-cell>
          <table:table-cell table:formula="of:=0.5*[.HS12]*(([.HS5]-[.HR5])/([.HS1]-[.HR1]))^2" office:value-type="float" office:value="0.00181202609913382" calcext:value-type="float">
            <text:p>0.001812026099134</text:p>
          </table:table-cell>
          <table:table-cell table:formula="of:=0.5*[.HT12]*(([.HT5]-[.HS5])/([.HT1]-[.HS1]))^2" office:value-type="float" office:value="0.00531805412296744" calcext:value-type="float">
            <text:p>0.005318054122967</text:p>
          </table:table-cell>
          <table:table-cell table:formula="of:=0.5*[.HU12]*(([.HU5]-[.HT5])/([.HU1]-[.HT1]))^2" office:value-type="float" office:value="0.00993591359317069" calcext:value-type="float">
            <text:p>0.009935913593171</text:p>
          </table:table-cell>
          <table:table-cell table:formula="of:=0.5*[.HV12]*(([.HV5]-[.HU5])/([.HV1]-[.HU1]))^2" office:value-type="float" office:value="0.0137335692990498" calcext:value-type="float">
            <text:p>0.01373356929905</text:p>
          </table:table-cell>
          <table:table-cell table:formula="of:=0.5*[.HW12]*(([.HW5]-[.HV5])/([.HW1]-[.HV1]))^2" office:value-type="float" office:value="0.0153791006950478" calcext:value-type="float">
            <text:p>0.015379100695048</text:p>
          </table:table-cell>
          <table:table-cell table:formula="of:=0.5*[.HX12]*(([.HX5]-[.HW5])/([.HX1]-[.HW1]))^2" office:value-type="float" office:value="0.022415523617752" calcext:value-type="float">
            <text:p>0.022415523617752</text:p>
          </table:table-cell>
          <table:table-cell table:formula="of:=0.5*[.HY12]*(([.HY5]-[.HX5])/([.HY1]-[.HX1]))^2" office:value-type="float" office:value="0.00220638205659244" calcext:value-type="float">
            <text:p>0.002206382056592</text:p>
          </table:table-cell>
          <table:table-cell table:formula="of:=0.5*[.HZ12]*(([.HZ5]-[.HY5])/([.HZ1]-[.HY1]))^2" office:value-type="float" office:value="0.000217902069936784" calcext:value-type="float">
            <text:p>0.000217902069937</text:p>
          </table:table-cell>
          <table:table-cell table:formula="of:=0.5*[.IA12]*(([.IA5]-[.HZ5])/([.IA1]-[.HZ1]))^2" office:value-type="float" office:value="0.0000182349822698201" calcext:value-type="float">
            <text:p>1.82349822698201E-05</text:p>
          </table:table-cell>
          <table:table-cell table:formula="of:=0.5*[.IB12]*(([.IB5]-[.IA5])/([.IB1]-[.IA1]))^2" office:value-type="float" office:value="0.0301855394340152" calcext:value-type="float">
            <text:p>0.030185539434015</text:p>
          </table:table-cell>
          <table:table-cell table:formula="of:=0.5*[.IC12]*(([.IC5]-[.IB5])/([.IC1]-[.IB1]))^2" office:value-type="float" office:value="0.0429921238733044" calcext:value-type="float">
            <text:p>0.042992123873304</text:p>
          </table:table-cell>
          <table:table-cell table:formula="of:=0.5*[.ID12]*(([.ID5]-[.IC5])/([.ID1]-[.IC1]))^2" office:value-type="float" office:value="0.0181871032553904" calcext:value-type="float">
            <text:p>0.018187103255391</text:p>
          </table:table-cell>
          <table:table-cell table:formula="of:=0.5*[.IE12]*(([.IE5]-[.ID5])/([.IE1]-[.ID1]))^2" office:value-type="float" office:value="0.000815315925000975" calcext:value-type="float">
            <text:p>0.000815315925001</text:p>
          </table:table-cell>
          <table:table-cell table:formula="of:=0.5*[.IF12]*(([.IF5]-[.IE5])/([.IF1]-[.IE1]))^2" office:value-type="float" office:value="0.0173369617542206" calcext:value-type="float">
            <text:p>0.017336961754221</text:p>
          </table:table-cell>
          <table:table-cell table:formula="of:=0.5*[.IG12]*(([.IG5]-[.IF5])/([.IG1]-[.IF1]))^2" office:value-type="float" office:value="0.00325818002310603" calcext:value-type="float">
            <text:p>0.003258180023106</text:p>
          </table:table-cell>
          <table:table-cell table:formula="of:=0.5*[.IH12]*(([.IH5]-[.IG5])/([.IH1]-[.IG1]))^2" office:value-type="float" office:value="0.00221381110012099" calcext:value-type="float">
            <text:p>0.002213811100121</text:p>
          </table:table-cell>
          <table:table-cell table:formula="of:=0.5*[.II12]*(([.II5]-[.IH5])/([.II1]-[.IH1]))^2" office:value-type="float" office:value="0.0283342412308048" calcext:value-type="float">
            <text:p>0.028334241230805</text:p>
          </table:table-cell>
          <table:table-cell table:formula="of:=0.5*[.IJ12]*(([.IJ5]-[.II5])/([.IJ1]-[.II1]))^2" office:value-type="float" office:value="0.0012405723912361" calcext:value-type="float">
            <text:p>0.001240572391236</text:p>
          </table:table-cell>
          <table:table-cell table:formula="of:=0.5*[.IK12]*(([.IK5]-[.IJ5])/([.IK1]-[.IJ1]))^2" office:value-type="float" office:value="0.00519296277604568" calcext:value-type="float">
            <text:p>0.005192962776046</text:p>
          </table:table-cell>
          <table:table-cell table:formula="of:=0.5*[.IL12]*(([.IL5]-[.IK5])/([.IL1]-[.IK1]))^2" office:value-type="float" office:value="0.000700869660548574" calcext:value-type="float">
            <text:p>0.000700869660549</text:p>
          </table:table-cell>
          <table:table-cell table:formula="of:=0.5*[.IM12]*(([.IM5]-[.IL5])/([.IM1]-[.IL1]))^2" office:value-type="float" office:value="0.00000172501806844553" calcext:value-type="float">
            <text:p>1.72501806844553E-06</text:p>
          </table:table-cell>
          <table:table-cell table:formula="of:=0.5*[.IN12]*(([.IN5]-[.IM5])/([.IN1]-[.IM1]))^2" office:value-type="float" office:value="0.00237873426851723" calcext:value-type="float">
            <text:p>0.002378734268517</text:p>
          </table:table-cell>
          <table:table-cell table:formula="of:=0.5*[.IO12]*(([.IO5]-[.IN5])/([.IO1]-[.IN1]))^2" office:value-type="float" office:value="0.0928241516524947" calcext:value-type="float">
            <text:p>0.092824151652495</text:p>
          </table:table-cell>
          <table:table-cell table:formula="of:=0.5*[.IP12]*(([.IP5]-[.IO5])/([.IP1]-[.IO1]))^2" office:value-type="float" office:value="0.0698055372438409" calcext:value-type="float">
            <text:p>0.069805537243841</text:p>
          </table:table-cell>
          <table:table-cell table:formula="of:=0.5*[.IQ12]*(([.IQ5]-[.IP5])/([.IQ1]-[.IP1]))^2" office:value-type="float" office:value="0.00568466287385849" calcext:value-type="float">
            <text:p>0.005684662873859</text:p>
          </table:table-cell>
          <table:table-cell table:formula="of:=0.5*[.IR12]*(([.IR5]-[.IQ5])/([.IR1]-[.IQ1]))^2" office:value-type="float" office:value="0.02493201830556" calcext:value-type="float">
            <text:p>0.02493201830556</text:p>
          </table:table-cell>
          <table:table-cell table:formula="of:=0.5*[.IS12]*(([.IS5]-[.IR5])/([.IS1]-[.IR1]))^2" office:value-type="float" office:value="0.0498261425452322" calcext:value-type="float">
            <text:p>0.049826142545232</text:p>
          </table:table-cell>
          <table:table-cell table:formula="of:=0.5*[.IT12]*(([.IT5]-[.IS5])/([.IT1]-[.IS1]))^2" office:value-type="float" office:value="0.0794167816292606" calcext:value-type="float">
            <text:p>0.079416781629261</text:p>
          </table:table-cell>
          <table:table-cell table:formula="of:=0.5*[.IU12]*(([.IU5]-[.IT5])/([.IU1]-[.IT1]))^2" office:value-type="float" office:value="0.014131377610765" calcext:value-type="float">
            <text:p>0.014131377610765</text:p>
          </table:table-cell>
          <table:table-cell table:formula="of:=0.5*[.IV12]*(([.IV5]-[.IU5])/([.IV1]-[.IU1]))^2" office:value-type="float" office:value="0.057754615765772" calcext:value-type="float">
            <text:p>0.057754615765772</text:p>
          </table:table-cell>
          <table:table-cell table:formula="of:=0.5*[.IW12]*(([.IW5]-[.IV5])/([.IW1]-[.IV1]))^2" office:value-type="float" office:value="0.0238639241589584" calcext:value-type="float">
            <text:p>0.023863924158958</text:p>
          </table:table-cell>
          <table:table-cell table:formula="of:=0.5*[.IX12]*(([.IX5]-[.IW5])/([.IX1]-[.IW1]))^2" office:value-type="float" office:value="0.00344279140520494" calcext:value-type="float">
            <text:p>0.003442791405205</text:p>
          </table:table-cell>
          <table:table-cell table:formula="of:=0.5*[.IY12]*(([.IY5]-[.IX5])/([.IY1]-[.IX1]))^2" office:value-type="float" office:value="0.0000877624559308814" calcext:value-type="float">
            <text:p>8.77624559308814E-05</text:p>
          </table:table-cell>
          <table:table-cell table:formula="of:=0.5*[.IZ12]*(([.IZ5]-[.IY5])/([.IZ1]-[.IY1]))^2" office:value-type="float" office:value="0.000142404209538103" calcext:value-type="float">
            <text:p>0.000142404209538</text:p>
          </table:table-cell>
          <table:table-cell table:formula="of:=0.5*[.JA12]*(([.JA5]-[.IZ5])/([.JA1]-[.IZ1]))^2" office:value-type="float" office:value="0.000198089679453136" calcext:value-type="float">
            <text:p>0.000198089679453</text:p>
          </table:table-cell>
          <table:table-cell table:formula="of:=0.5*[.JB12]*(([.JB5]-[.JA5])/([.JB1]-[.JA1]))^2" office:value-type="float" office:value="0.00352063784147849" calcext:value-type="float">
            <text:p>0.003520637841478</text:p>
          </table:table-cell>
          <table:table-cell table:formula="of:=0.5*[.JC12]*(([.JC5]-[.JB5])/([.JC1]-[.JB1]))^2" office:value-type="float" office:value="0.0140633300639371" calcext:value-type="float">
            <text:p>0.014063330063937</text:p>
          </table:table-cell>
          <table:table-cell table:formula="of:=0.5*[.JD12]*(([.JD5]-[.JC5])/([.JD1]-[.JC1]))^2" office:value-type="float" office:value="0.0708322921960032" calcext:value-type="float">
            <text:p>0.070832292196003</text:p>
          </table:table-cell>
          <table:table-cell table:formula="of:=0.5*[.JE12]*(([.JE5]-[.JD5])/([.JE1]-[.JD1]))^2" office:value-type="float" office:value="0.000140970997001424" calcext:value-type="float">
            <text:p>0.000140970997001</text:p>
          </table:table-cell>
          <table:table-cell table:formula="of:=0.5*[.JF12]*(([.JF5]-[.JE5])/([.JF1]-[.JE1]))^2" office:value-type="float" office:value="0.0182681827273001" calcext:value-type="float">
            <text:p>0.0182681827273</text:p>
          </table:table-cell>
          <table:table-cell table:formula="of:=0.5*[.JG12]*(([.JG5]-[.JF5])/([.JG1]-[.JF1]))^2" office:value-type="float" office:value="0.00595917347941091" calcext:value-type="float">
            <text:p>0.005959173479411</text:p>
          </table:table-cell>
          <table:table-cell table:formula="of:=0.5*[.JH12]*(([.JH5]-[.JG5])/([.JH1]-[.JG1]))^2" office:value-type="float" office:value="0.000705018355255947" calcext:value-type="float">
            <text:p>0.000705018355256</text:p>
          </table:table-cell>
          <table:table-cell table:formula="of:=0.5*[.JI12]*(([.JI5]-[.JH5])/([.JI1]-[.JH1]))^2" office:value-type="float" office:value="0.00318366943757843" calcext:value-type="float">
            <text:p>0.003183669437578</text:p>
          </table:table-cell>
          <table:table-cell table:formula="of:=0.5*[.JJ12]*(([.JJ5]-[.JI5])/([.JJ1]-[.JI1]))^2" office:value-type="float" office:value="0.000164422864757089" calcext:value-type="float">
            <text:p>0.000164422864757</text:p>
          </table:table-cell>
          <table:table-cell table:formula="of:=0.5*[.JK12]*(([.JK5]-[.JJ5])/([.JK1]-[.JJ1]))^2" office:value-type="float" office:value="0.0027908141639419" calcext:value-type="float">
            <text:p>0.002790814163942</text:p>
          </table:table-cell>
          <table:table-cell table:formula="of:=0.5*[.JL12]*(([.JL5]-[.JK5])/([.JL1]-[.JK1]))^2" office:value-type="float" office:value="0.00945687575044124" calcext:value-type="float">
            <text:p>0.009456875750441</text:p>
          </table:table-cell>
          <table:table-cell table:formula="of:=0.5*[.JM12]*(([.JM5]-[.JL5])/([.JM1]-[.JL1]))^2" office:value-type="float" office:value="0.0482557857779424" calcext:value-type="float">
            <text:p>0.048255785777943</text:p>
          </table:table-cell>
          <table:table-cell table:formula="of:=0.5*[.JN12]*(([.JN5]-[.JM5])/([.JN1]-[.JM1]))^2" office:value-type="float" office:value="0.00399183269698867" calcext:value-type="float">
            <text:p>0.003991832696989</text:p>
          </table:table-cell>
          <table:table-cell table:formula="of:=0.5*[.JO12]*(([.JO5]-[.JN5])/([.JO1]-[.JN1]))^2" office:value-type="float" office:value="0.000132486302834693" calcext:value-type="float">
            <text:p>0.000132486302835</text:p>
          </table:table-cell>
          <table:table-cell table:formula="of:=0.5*[.JP12]*(([.JP5]-[.JO5])/([.JP1]-[.JO1]))^2" office:value-type="float" office:value="0.00126567631158849" calcext:value-type="float">
            <text:p>0.001265676311588</text:p>
          </table:table-cell>
          <table:table-cell table:formula="of:=0.5*[.JQ12]*(([.JQ5]-[.JP5])/([.JQ1]-[.JP1]))^2" office:value-type="float" office:value="0.000249357383580192" calcext:value-type="float">
            <text:p>0.00024935738358</text:p>
          </table:table-cell>
          <table:table-cell table:formula="of:=0.5*[.JR12]*(([.JR5]-[.JQ5])/([.JR1]-[.JQ1]))^2" office:value-type="float" office:value="0.000216106071824655" calcext:value-type="float">
            <text:p>0.000216106071825</text:p>
          </table:table-cell>
          <table:table-cell table:formula="of:=0.5*[.JS12]*(([.JS5]-[.JR5])/([.JS1]-[.JR1]))^2" office:value-type="float" office:value="0.0000186316459400974" calcext:value-type="float">
            <text:p>1.86316459400974E-05</text:p>
          </table:table-cell>
          <table:table-cell table:formula="of:=0.5*[.JT12]*(([.JT5]-[.JS5])/([.JT1]-[.JS1]))^2" office:value-type="float" office:value="0.00017717735565923" calcext:value-type="float">
            <text:p>0.000177177355659</text:p>
          </table:table-cell>
          <table:table-cell table:formula="of:=0.5*[.JU12]*(([.JU5]-[.JT5])/([.JU1]-[.JT1]))^2" office:value-type="float" office:value="0.0000373563434512779" calcext:value-type="float">
            <text:p>3.73563434512779E-05</text:p>
          </table:table-cell>
          <table:table-cell table:formula="of:=0.5*[.JV12]*(([.JV5]-[.JU5])/([.JV1]-[.JU1]))^2" office:value-type="float" office:value="0.0000187232190611162" calcext:value-type="float">
            <text:p>1.87232190611162E-05</text:p>
          </table:table-cell>
          <table:table-cell table:formula="of:=0.5*[.JW12]*(([.JW5]-[.JV5])/([.JW1]-[.JV1]))^2" office:value-type="float" office:value="0.000000447163040761636" calcext:value-type="float">
            <text:p>4.47163040761636E-07</text:p>
          </table:table-cell>
          <table:table-cell table:formula="of:=0.5*[.JX12]*(([.JX5]-[.JW5])/([.JX1]-[.JW1]))^2" office:value-type="float" office:value="0.0000111855977792753" calcext:value-type="float">
            <text:p>1.11855977792753E-05</text:p>
          </table:table-cell>
          <table:table-cell table:formula="of:=0.5*[.JY12]*(([.JY5]-[.JX5])/([.JY1]-[.JX1]))^2" office:value-type="float" office:value="0.00000456154235647931" calcext:value-type="float">
            <text:p>4.56154235647931E-06</text:p>
          </table:table-cell>
          <table:table-cell table:formula="of:=0.5*[.JZ12]*(([.JZ5]-[.JY5])/([.JZ1]-[.JY1]))^2" office:value-type="float" office:value="0.000286367315433038" calcext:value-type="float">
            <text:p>0.000286367315433</text:p>
          </table:table-cell>
          <table:table-cell table:formula="of:=0.5*[.KA12]*(([.KA5]-[.JZ5])/([.KA1]-[.JZ1]))^2" office:value-type="float" office:value="0.0000159775190776787" calcext:value-type="float">
            <text:p>1.59775190776787E-05</text:p>
          </table:table-cell>
          <table:table-cell table:formula="of:=0.5*[.KB12]*(([.KB5]-[.KA5])/([.KB1]-[.KA1]))^2" office:value-type="float" office:value="0.0000394294350586772" calcext:value-type="float">
            <text:p>3.94294350586772E-05</text:p>
          </table:table-cell>
          <table:table-cell table:formula="of:=0.5*[.KC12]*(([.KC5]-[.KB5])/([.KC1]-[.KB1]))^2" office:value-type="float" office:value="0.000049190624194423" calcext:value-type="float">
            <text:p>4.9190624194423E-05</text:p>
          </table:table-cell>
          <table:table-cell table:formula="of:=0.5*[.KD12]*(([.KD5]-[.KC5])/([.KD1]-[.KC1]))^2" office:value-type="float" office:value="0.00000327690354624922" calcext:value-type="float">
            <text:p>3.27690354624922E-06</text:p>
          </table:table-cell>
          <table:table-cell table:formula="of:=0.5*[.KE12]*(([.KE5]-[.KD5])/([.KE1]-[.KD1]))^2" office:value-type="float" office:value="0.000040304679481224" calcext:value-type="float">
            <text:p>4.0304679481224E-05</text:p>
          </table:table-cell>
          <table:table-cell table:formula="of:=0.5*[.KF12]*(([.KF5]-[.KE5])/([.KF1]-[.KE1]))^2" office:value-type="float" office:value="0.000121359595637916" calcext:value-type="float">
            <text:p>0.000121359595638</text:p>
          </table:table-cell>
          <table:table-cell table:formula="of:=0.5*[.KG12]*(([.KG5]-[.KF5])/([.KG1]-[.KF1]))^2" office:value-type="float" office:value="0.000109188639844374" calcext:value-type="float">
            <text:p>0.000109188639844</text:p>
          </table:table-cell>
          <table:table-cell table:formula="of:=0.5*[.KH12]*(([.KH5]-[.KG5])/([.KH1]-[.KG1]))^2" office:value-type="float" office:value="0.00000208311105460872" calcext:value-type="float">
            <text:p>2.08311105460872E-06</text:p>
          </table:table-cell>
          <table:table-cell table:formula="of:=0.5*[.KI12]*(([.KI5]-[.KH5])/([.KI1]-[.KH1]))^2" office:value-type="float" office:value="0.0000236230425081035" calcext:value-type="float">
            <text:p>2.36230425081035E-05</text:p>
          </table:table-cell>
          <table:table-cell table:formula="of:=0.5*[.KJ12]*(([.KJ5]-[.KI5])/([.KJ1]-[.KI1]))^2" office:value-type="float" office:value="0.0000166165133662272" calcext:value-type="float">
            <text:p>1.66165133662272E-05</text:p>
          </table:table-cell>
          <table:table-cell table:formula="of:=0.5*[.KK12]*(([.KK5]-[.KJ5])/([.KK1]-[.KJ1]))^2" office:value-type="float" office:value="0.0000957369468556776" calcext:value-type="float">
            <text:p>9.57369468556776E-05</text:p>
          </table:table-cell>
          <table:table-cell table:formula="of:=0.5*[.KL12]*(([.KL5]-[.KK5])/([.KL1]-[.KK1]))^2" office:value-type="float" office:value="0.00000602401117935266" calcext:value-type="float">
            <text:p>6.02401117935266E-06</text:p>
          </table:table-cell>
          <table:table-cell table:formula="of:=0.5*[.KM12]*(([.KM5]-[.KL5])/([.KM1]-[.KL1]))^2" office:value-type="float" office:value="0.0000048791167245546" calcext:value-type="float">
            <text:p>4.8791167245546E-06</text:p>
          </table:table-cell>
          <table:table-cell table:formula="of:=0.5*[.KN12]*(([.KN5]-[.KM5])/([.KN1]-[.KM1]))^2" office:value-type="float" office:value="0.000000343259970489065" calcext:value-type="float">
            <text:p>3.43259970489065E-07</text:p>
          </table:table-cell>
          <table:table-cell table:formula="of:=0.5*[.KO12]*(([.KO5]-[.KN5])/([.KO1]-[.KN1]))^2" office:value-type="float" office:value="0.000046526448259854" calcext:value-type="float">
            <text:p>4.6526448259854E-05</text:p>
          </table:table-cell>
          <table:table-cell table:formula="of:=0.5*[.KP12]*(([.KP5]-[.KO5])/([.KP1]-[.KO1]))^2" office:value-type="float" office:value="0.00000391264398666796" calcext:value-type="float">
            <text:p>3.91264398666796E-06</text:p>
          </table:table-cell>
          <table:table-cell table:formula="of:=0.5*[.KQ12]*(([.KQ5]-[.KP5])/([.KQ1]-[.KP1]))^2" office:value-type="float" office:value="0.000000313376763952352" calcext:value-type="float">
            <text:p>3.13376763952352E-07</text:p>
          </table:table-cell>
          <table:table-cell table:formula="of:=0.5*[.KR12]*(([.KR5]-[.KQ5])/([.KR1]-[.KQ1]))^2" office:value-type="float" office:value="0.00000129256442307357" calcext:value-type="float">
            <text:p>1.29256442307357E-06</text:p>
          </table:table-cell>
          <table:table-cell table:formula="of:=0.5*[.KS12]*(([.KS5]-[.KR5])/([.KS1]-[.KR1]))^2" office:value-type="float" office:value="0.0000000855228415238822" calcext:value-type="float">
            <text:p>8.55228415238822E-08</text:p>
          </table:table-cell>
          <table:table-cell table:formula="of:=0.5*[.KT12]*(([.KT5]-[.KS5])/([.KT1]-[.KS1]))^2" office:value-type="float" office:value="0.00000534804351964048" calcext:value-type="float">
            <text:p>5.34804351964048E-06</text:p>
          </table:table-cell>
          <table:table-cell table:formula="of:=0.5*[.KU12]*(([.KU5]-[.KT5])/([.KU1]-[.KT1]))^2" office:value-type="float" office:value="0.00000740919077766205" calcext:value-type="float">
            <text:p>7.40919077766205E-06</text:p>
          </table:table-cell>
          <table:table-cell table:formula="of:=0.5*[.KV12]*(([.KV5]-[.KU5])/([.KV1]-[.KU1]))^2" office:value-type="float" office:value="0.000000379959018641283" calcext:value-type="float">
            <text:p>3.79959018641283E-07</text:p>
          </table:table-cell>
          <table:table-cell table:formula="of:=0.5*[.KW12]*(([.KW5]-[.KV5])/([.KW1]-[.KV1]))^2" office:value-type="float" office:value="0.00000331572721210705" calcext:value-type="float">
            <text:p>3.31572721210705E-06</text:p>
          </table:table-cell>
          <table:table-cell table:formula="of:=0.5*[.KX12]*(([.KX5]-[.KW5])/([.KX1]-[.KW1]))^2" office:value-type="float" office:value="0.000008714974782302" calcext:value-type="float">
            <text:p>8.714974782302E-06</text:p>
          </table:table-cell>
          <table:table-cell table:formula="of:=0.5*[.KY12]*(([.KY5]-[.KX5])/([.KY1]-[.KX1]))^2" office:value-type="float" office:value="0.0000168988077318683" calcext:value-type="float">
            <text:p>1.68988077318683E-05</text:p>
          </table:table-cell>
          <table:table-cell table:formula="of:=0.5*[.KZ12]*(([.KZ5]-[.KY5])/([.KZ1]-[.KY1]))^2" office:value-type="float" office:value="0.00000202009610549169" calcext:value-type="float">
            <text:p>2.02009610549169E-06</text:p>
          </table:table-cell>
          <table:table-cell table:formula="of:=0.5*[.LA12]*(([.LA5]-[.KZ5])/([.LA1]-[.KZ1]))^2" office:value-type="float" office:value="0.0000427848498478467" calcext:value-type="float">
            <text:p>4.27848498478467E-05</text:p>
          </table:table-cell>
          <table:table-cell table:formula="of:=0.5*[.LB12]*(([.LB5]-[.LA5])/([.LB1]-[.LA1]))^2" office:value-type="float" office:value="0.00000770741070455826" calcext:value-type="float">
            <text:p>7.70741070455826E-06</text:p>
          </table:table-cell>
          <table:table-cell table:formula="of:=0.5*[.LC12]*(([.LC5]-[.LB5])/([.LC1]-[.LB1]))^2" office:value-type="float" office:value="0.0000990159855076954" calcext:value-type="float">
            <text:p>9.90159855076954E-05</text:p>
          </table:table-cell>
          <table:table-cell table:formula="of:=0.5*[.LD12]*(([.LD5]-[.LC5])/([.LD1]-[.LC1]))^2" office:value-type="float" office:value="0.0000251338953284684" calcext:value-type="float">
            <text:p>2.51338953284684E-05</text:p>
          </table:table-cell>
          <table:table-cell table:formula="of:=0.5*[.LE12]*(([.LE5]-[.LD5])/([.LE1]-[.LD1]))^2" office:value-type="float" office:value="0.000143325743640634" calcext:value-type="float">
            <text:p>0.000143325743641</text:p>
          </table:table-cell>
          <table:table-cell table:formula="of:=0.5*[.LF12]*(([.LF5]-[.LE5])/([.LF1]-[.LE1]))^2" office:value-type="float" office:value="0.0000136539728404064" calcext:value-type="float">
            <text:p>1.36539728404064E-05</text:p>
          </table:table-cell>
          <table:table-cell table:formula="of:=0.5*[.LG12]*(([.LG5]-[.LF5])/([.LG1]-[.LF1]))^2" office:value-type="float" office:value="0.0000696862344572225" calcext:value-type="float">
            <text:p>6.96862344572225E-05</text:p>
          </table:table-cell>
          <table:table-cell table:formula="of:=0.5*[.LH12]*(([.LH5]-[.LG5])/([.LH1]-[.LG1]))^2" office:value-type="float" office:value="0.0000227751064571891" calcext:value-type="float">
            <text:p>2.27751064571891E-05</text:p>
          </table:table-cell>
          <table:table-cell table:formula="of:=0.5*[.LI12]*(([.LI5]-[.LH5])/([.LI1]-[.LH1]))^2" office:value-type="float" office:value="0.00000771922546838056" calcext:value-type="float">
            <text:p>7.71922546838056E-06</text:p>
          </table:table-cell>
          <table:table-cell table:formula="of:=0.5*[.LJ12]*(([.LJ5]-[.LI5])/([.LJ1]-[.LI1]))^2" office:value-type="float" office:value="0.00000210682929424219" calcext:value-type="float">
            <text:p>2.10682929424219E-06</text:p>
          </table:table-cell>
          <table:table-cell table:formula="of:=0.5*[.LK12]*(([.LK5]-[.LJ5])/([.LK1]-[.LJ1]))^2" office:value-type="float" office:value="0.00000280036688981919" calcext:value-type="float">
            <text:p>2.80036688981919E-06</text:p>
          </table:table-cell>
          <table:table-cell table:formula="of:=0.5*[.LL12]*(([.LL5]-[.LK5])/([.LL1]-[.LK1]))^2" office:value-type="float" office:value="0.0000011488884423187" calcext:value-type="float">
            <text:p>1.1488884423187E-06</text:p>
          </table:table-cell>
          <table:table-cell table:formula="of:=0.5*[.LM12]*(([.LM5]-[.LL5])/([.LM1]-[.LL1]))^2" office:value-type="float" office:value="0.00000106455619980192" calcext:value-type="float">
            <text:p>1.06455619980192E-06</text:p>
          </table:table-cell>
          <table:table-cell table:formula="of:=0.5*[.LN12]*(([.LN5]-[.LM5])/([.LN1]-[.LM1]))^2" office:value-type="float" office:value="0.00000699409743607695" calcext:value-type="float">
            <text:p>6.99409743607695E-06</text:p>
          </table:table-cell>
          <table:table-cell table:formula="of:=0.5*[.LO12]*(([.LO5]-[.LN5])/([.LO1]-[.LN1]))^2" office:value-type="float" office:value="0.0000502031139850059" calcext:value-type="float">
            <text:p>5.02031139850059E-05</text:p>
          </table:table-cell>
          <table:table-cell table:formula="of:=0.5*[.LP12]*(([.LP5]-[.LO5])/([.LP1]-[.LO1]))^2" office:value-type="float" office:value="0.0000305790556381789" calcext:value-type="float">
            <text:p>3.05790556381789E-05</text:p>
          </table:table-cell>
          <table:table-cell table:formula="of:=0.5*[.LQ12]*(([.LQ5]-[.LP5])/([.LQ1]-[.LP1]))^2" office:value-type="float" office:value="0.0000353042557048214" calcext:value-type="float">
            <text:p>3.53042557048214E-05</text:p>
          </table:table-cell>
          <table:table-cell table:formula="of:=0.5*[.LR12]*(([.LR5]-[.LQ5])/([.LR1]-[.LQ1]))^2" office:value-type="float" office:value="0.0000057151474437096" calcext:value-type="float">
            <text:p>5.7151474437096E-06</text:p>
          </table:table-cell>
          <table:table-cell table:formula="of:=0.5*[.LS12]*(([.LS5]-[.LR5])/([.LS1]-[.LR1]))^2" office:value-type="float" office:value="0.000036595475335368" calcext:value-type="float">
            <text:p>3.6595475335368E-05</text:p>
          </table:table-cell>
          <table:table-cell table:formula="of:=0.5*[.LT12]*(([.LT5]-[.LS5])/([.LT1]-[.LS1]))^2" office:value-type="float" office:value="0.000000129585802802733" calcext:value-type="float">
            <text:p>1.29585802802733E-07</text:p>
          </table:table-cell>
          <table:table-cell table:formula="of:=0.5*[.LU12]*(([.LU5]-[.LT5])/([.LU1]-[.LT1]))^2" office:value-type="float" office:value="0.000019677117204173" calcext:value-type="float">
            <text:p>1.9677117204173E-05</text:p>
          </table:table-cell>
          <table:table-cell table:formula="of:=0.5*[.LV12]*(([.LV5]-[.LU5])/([.LV1]-[.LU1]))^2" office:value-type="float" office:value="0.0000029115381719928" calcext:value-type="float">
            <text:p>2.9115381719928E-06</text:p>
          </table:table-cell>
          <table:table-cell table:formula="of:=0.5*[.LW12]*(([.LW5]-[.LV5])/([.LW1]-[.LV1]))^2" office:value-type="float" office:value="0.000000985300549392587" calcext:value-type="float">
            <text:p>9.85300549392587E-07</text:p>
          </table:table-cell>
          <table:table-cell table:formula="of:=0.5*[.LX12]*(([.LX5]-[.LW5])/([.LX1]-[.LW1]))^2" office:value-type="float" office:value="0.000280501529309373" calcext:value-type="float">
            <text:p>0.000280501529309</text:p>
          </table:table-cell>
          <table:table-cell table:formula="of:=0.5*[.LY12]*(([.LY5]-[.LX5])/([.LY1]-[.LX1]))^2" office:value-type="float" office:value="0.0000498980930335094" calcext:value-type="float">
            <text:p>4.98980930335094E-05</text:p>
          </table:table-cell>
          <table:table-cell table:formula="of:=0.5*[.LZ12]*(([.LZ5]-[.LY5])/([.LZ1]-[.LY1]))^2" office:value-type="float" office:value="0.00000793623958435289" calcext:value-type="float">
            <text:p>7.93623958435289E-06</text:p>
          </table:table-cell>
          <table:table-cell table:formula="of:=0.5*[.MA12]*(([.MA5]-[.LZ5])/([.MA1]-[.LZ1]))^2" office:value-type="float" office:value="0.00000453243817160474" calcext:value-type="float">
            <text:p>4.53243817160474E-06</text:p>
          </table:table-cell>
          <table:table-cell table:formula="of:=0.5*[.MB12]*(([.MB5]-[.MA5])/([.MB1]-[.MA1]))^2" office:value-type="float" office:value="0.000018058914063289" calcext:value-type="float">
            <text:p>1.8058914063289E-05</text:p>
          </table:table-cell>
          <table:table-cell table:formula="of:=0.5*[.MC12]*(([.MC5]-[.MB5])/([.MC1]-[.MB1]))^2" office:value-type="float" office:value="0.0000197845264622834" calcext:value-type="float">
            <text:p>1.97845264622834E-05</text:p>
          </table:table-cell>
          <table:table-cell table:formula="of:=0.5*[.MD12]*(([.MD5]-[.MC5])/([.MD1]-[.MC1]))^2" office:value-type="float" office:value="0.0000934656259071842" calcext:value-type="float">
            <text:p>9.34656259071842E-05</text:p>
          </table:table-cell>
          <table:table-cell table:formula="of:=0.5*[.ME12]*(([.ME5]-[.MD5])/([.ME1]-[.MD1]))^2" office:value-type="float" office:value="0.0000143601133111396" calcext:value-type="float">
            <text:p>1.43601133111396E-05</text:p>
          </table:table-cell>
          <table:table-cell table:formula="of:=0.5*[.MF12]*(([.MF5]-[.ME5])/([.MF1]-[.ME1]))^2" office:value-type="float" office:value="0.000000208317257544242" calcext:value-type="float">
            <text:p>2.08317257544242E-07</text:p>
          </table:table-cell>
          <table:table-cell table:formula="of:=0.5*[.MG12]*(([.MG5]-[.MF5])/([.MG1]-[.MF1]))^2" office:value-type="float" office:value="0.0000170971453892746" calcext:value-type="float">
            <text:p>1.70971453892746E-05</text:p>
          </table:table-cell>
          <table:table-cell table:formula="of:=0.5*[.MH12]*(([.MH5]-[.MG5])/([.MH1]-[.MG1]))^2" office:value-type="float" office:value="0.0000769205451175251" calcext:value-type="float">
            <text:p>7.69205451175251E-05</text:p>
          </table:table-cell>
          <table:table-cell table:formula="of:=0.5*[.MI12]*(([.MI5]-[.MH5])/([.MI1]-[.MH1]))^2" office:value-type="float" office:value="0.00000126057641083325" calcext:value-type="float">
            <text:p>1.26057641083325E-06</text:p>
          </table:table-cell>
          <table:table-cell table:formula="of:=0.5*[.MJ12]*(([.MJ5]-[.MI5])/([.MJ1]-[.MI1]))^2" office:value-type="float" office:value="0.00000127786299443603" calcext:value-type="float">
            <text:p>1.27786299443603E-06</text:p>
          </table:table-cell>
          <table:table-cell table:formula="of:=0.5*[.MK12]*(([.MK5]-[.MJ5])/([.MK1]-[.MJ1]))^2" office:value-type="float" office:value="0.0000394464975459825" calcext:value-type="float">
            <text:p>3.94464975459825E-05</text:p>
          </table:table-cell>
          <table:table-cell table:formula="of:=0.5*[.ML12]*(([.ML5]-[.MK5])/([.ML1]-[.MK1]))^2" office:value-type="float" office:value="0.0000299459214709165" calcext:value-type="float">
            <text:p>2.99459214709165E-05</text:p>
          </table:table-cell>
          <table:table-cell table:formula="of:=0.5*[.MM12]*(([.MM5]-[.ML5])/([.MM1]-[.ML1]))^2" office:value-type="float" office:value="0.0000352287694464605" calcext:value-type="float">
            <text:p>3.52287694464605E-05</text:p>
          </table:table-cell>
          <table:table-cell table:formula="of:=0.5*[.MN12]*(([.MN5]-[.MM5])/([.MN1]-[.MM1]))^2" office:value-type="float" office:value="0.0000201869976696987" calcext:value-type="float">
            <text:p>2.01869976696987E-05</text:p>
          </table:table-cell>
          <table:table-cell table:formula="of:=0.5*[.MO12]*(([.MO5]-[.MN5])/([.MO1]-[.MN1]))^2" office:value-type="float" office:value="0.0000109519383233617" calcext:value-type="float">
            <text:p>1.09519383233617E-05</text:p>
          </table:table-cell>
          <table:table-cell table:formula="of:=0.5*[.MP12]*(([.MP5]-[.MO5])/([.MP1]-[.MO1]))^2" office:value-type="float" office:value="0.00000913923728356691" calcext:value-type="float">
            <text:p>9.13923728356691E-06</text:p>
          </table:table-cell>
          <table:table-cell table:formula="of:=0.5*[.MQ12]*(([.MQ5]-[.MP5])/([.MQ1]-[.MP1]))^2" office:value-type="float" office:value="0.0000142724819291332" calcext:value-type="float">
            <text:p>1.42724819291332E-05</text:p>
          </table:table-cell>
          <table:table-cell table:formula="of:=0.5*[.MR12]*(([.MR5]-[.MQ5])/([.MR1]-[.MQ1]))^2" office:value-type="float" office:value="0.0000157694226509697" calcext:value-type="float">
            <text:p>1.57694226509697E-05</text:p>
          </table:table-cell>
          <table:table-cell table:formula="of:=0.5*[.MS12]*(([.MS5]-[.MR5])/([.MS1]-[.MR1]))^2" office:value-type="float" office:value="0.0000352996029607104" calcext:value-type="float">
            <text:p>3.52996029607104E-05</text:p>
          </table:table-cell>
          <table:table-cell table:formula="of:=0.5*[.MT12]*(([.MT5]-[.MS5])/([.MT1]-[.MS1]))^2" office:value-type="float" office:value="0.000161375500525731" calcext:value-type="float">
            <text:p>0.000161375500526</text:p>
          </table:table-cell>
          <table:table-cell table:formula="of:=0.5*[.MU12]*(([.MU5]-[.MT5])/([.MU1]-[.MT1]))^2" office:value-type="float" office:value="0.00000306152198508836" calcext:value-type="float">
            <text:p>3.06152198508836E-06</text:p>
          </table:table-cell>
          <table:table-cell table:formula="of:=0.5*[.MV12]*(([.MV5]-[.MU5])/([.MV1]-[.MU1]))^2" office:value-type="float" office:value="0.00000258349896783468" calcext:value-type="float">
            <text:p>2.58349896783468E-06</text:p>
          </table:table-cell>
          <table:table-cell table:formula="of:=0.5*[.MW12]*(([.MW5]-[.MV5])/([.MW1]-[.MV1]))^2" office:value-type="float" office:value="0.000179302937743649" calcext:value-type="float">
            <text:p>0.000179302937744</text:p>
          </table:table-cell>
          <table:table-cell table:formula="of:=0.5*[.MX12]*(([.MX5]-[.MW5])/([.MX1]-[.MW1]))^2" office:value-type="float" office:value="0.000161010110042521" calcext:value-type="float">
            <text:p>0.000161010110043</text:p>
          </table:table-cell>
          <table:table-cell table:formula="of:=0.5*[.MY12]*(([.MY5]-[.MX5])/([.MY1]-[.MX1]))^2" office:value-type="float" office:value="0.0000380760872559417" calcext:value-type="float">
            <text:p>3.80760872559417E-05</text:p>
          </table:table-cell>
          <table:table-cell table:formula="of:=0.5*[.MZ12]*(([.MZ5]-[.MY5])/([.MZ1]-[.MY1]))^2" office:value-type="float" office:value="0.0000145579275181796" calcext:value-type="float">
            <text:p>1.45579275181796E-05</text:p>
          </table:table-cell>
          <table:table-cell table:formula="of:=0.5*[.NA12]*(([.NA5]-[.MZ5])/([.NA1]-[.MZ1]))^2" office:value-type="float" office:value="0.0000824856086834899" calcext:value-type="float">
            <text:p>8.24856086834899E-05</text:p>
          </table:table-cell>
          <table:table-cell table:formula="of:=0.5*[.NB12]*(([.NB5]-[.NA5])/([.NB1]-[.NA1]))^2" office:value-type="float" office:value="0.00000225616964566668" calcext:value-type="float">
            <text:p>2.25616964566668E-06</text:p>
          </table:table-cell>
          <table:table-cell table:formula="of:=0.5*[.NC12]*(([.NC5]-[.NB5])/([.NC1]-[.NB1]))^2" office:value-type="float" office:value="0.00000392269627576931" calcext:value-type="float">
            <text:p>3.92269627576931E-06</text:p>
          </table:table-cell>
          <table:table-cell table:formula="of:=0.5*[.ND12]*(([.ND5]-[.NC5])/([.ND1]-[.NC1]))^2" office:value-type="float" office:value="0.00000592474797202115" calcext:value-type="float">
            <text:p>5.92474797202115E-06</text:p>
          </table:table-cell>
          <table:table-cell table:formula="of:=0.5*[.NE12]*(([.NE5]-[.ND5])/([.NE1]-[.ND1]))^2" office:value-type="float" office:value="0.0000155123401752369" calcext:value-type="float">
            <text:p>1.55123401752369E-05</text:p>
          </table:table-cell>
          <table:table-cell table:formula="of:=0.5*[.NF12]*(([.NF5]-[.NE5])/([.NF1]-[.NE1]))^2" office:value-type="float" office:value="0.0000190493482296547" calcext:value-type="float">
            <text:p>1.90493482296547E-05</text:p>
          </table:table-cell>
          <table:table-cell table:formula="of:=0.5*[.NG12]*(([.NG5]-[.NF5])/([.NG1]-[.NF1]))^2" office:value-type="float" office:value="0.00000768579760119746" calcext:value-type="float">
            <text:p>7.68579760119746E-06</text:p>
          </table:table-cell>
          <table:table-cell table:formula="of:=0.5*[.NH12]*(([.NH5]-[.NG5])/([.NH1]-[.NG1]))^2" office:value-type="float" office:value="0.0000352765601472145" calcext:value-type="float">
            <text:p>3.52765601472145E-05</text:p>
          </table:table-cell>
          <table:table-cell table:formula="of:=0.5*[.NI12]*(([.NI5]-[.NH5])/([.NI1]-[.NH1]))^2" office:value-type="float" office:value="0.0000244596379416902" calcext:value-type="float">
            <text:p>2.44596379416902E-05</text:p>
          </table:table-cell>
          <table:table-cell table:formula="of:=0.5*[.NJ12]*(([.NJ5]-[.NI5])/([.NJ1]-[.NI1]))^2" office:value-type="float" office:value="0.000014970370729878" calcext:value-type="float">
            <text:p>1.4970370729878E-05</text:p>
          </table:table-cell>
          <table:table-cell table:formula="of:=0.5*[.NK12]*(([.NK5]-[.NJ5])/([.NK1]-[.NJ1]))^2" office:value-type="float" office:value="0.000034250176266513" calcext:value-type="float">
            <text:p>3.4250176266513E-05</text:p>
          </table:table-cell>
          <table:table-cell table:formula="of:=0.5*[.NL12]*(([.NL5]-[.NK5])/([.NL1]-[.NK1]))^2" office:value-type="float" office:value="0.00000537816066259147" calcext:value-type="float">
            <text:p>5.37816066259147E-06</text:p>
          </table:table-cell>
          <table:table-cell table:formula="of:=0.5*[.NM12]*(([.NM5]-[.NL5])/([.NM1]-[.NL1]))^2" office:value-type="float" office:value="0.00000566359581901239" calcext:value-type="float">
            <text:p>5.66359581901239E-06</text:p>
          </table:table-cell>
          <table:table-cell table:formula="of:=0.5*[.NN12]*(([.NN5]-[.NM5])/([.NN1]-[.NM1]))^2" office:value-type="float" office:value="0.0000556571792590721" calcext:value-type="float">
            <text:p>5.56571792590721E-05</text:p>
          </table:table-cell>
          <table:table-cell table:formula="of:=0.5*[.NO12]*(([.NO5]-[.NN5])/([.NO1]-[.NN1]))^2" office:value-type="float" office:value="0.000216418904655577" calcext:value-type="float">
            <text:p>0.000216418904656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492277408877822" calcext:value-type="float">
            <text:p>4.92277408877822E-06</text:p>
          </table:table-cell>
          <table:table-cell table:formula="of:=0.5*[.D12]*(([.D6]-[.C6])/([.D1]-[.C1]))^2" office:value-type="float" office:value="0.000000357766767039652" calcext:value-type="float">
            <text:p>3.57766767039652E-07</text:p>
          </table:table-cell>
          <table:table-cell table:formula="of:=0.5*[.E12]*(([.E6]-[.D6])/([.E1]-[.D1]))^2" office:value-type="float" office:value="0.00000973168773321917" calcext:value-type="float">
            <text:p>9.73168773321917E-06</text:p>
          </table:table-cell>
          <table:table-cell table:formula="of:=0.5*[.F12]*(([.F6]-[.E6])/([.F1]-[.E1]))^2" office:value-type="float" office:value="0.0000000541441292441267" calcext:value-type="float">
            <text:p>5.41441292441267E-08</text:p>
          </table:table-cell>
          <table:table-cell table:formula="of:=0.5*[.G12]*(([.G6]-[.F6])/([.G1]-[.F1]))^2" office:value-type="float" office:value="0.000000039007054773985" calcext:value-type="float">
            <text:p>3.9007054773985E-08</text:p>
          </table:table-cell>
          <table:table-cell table:formula="of:=0.5*[.H12]*(([.H6]-[.G6])/([.H1]-[.G1]))^2" office:value-type="float" office:value="0.000000315845358898441" calcext:value-type="float">
            <text:p>3.15845358898441E-07</text:p>
          </table:table-cell>
          <table:table-cell table:formula="of:=0.5*[.I12]*(([.I6]-[.H6])/([.I1]-[.H1]))^2" office:value-type="float" office:value="0.000000204484393713665" calcext:value-type="float">
            <text:p>2.04484393713665E-07</text:p>
          </table:table-cell>
          <table:table-cell table:formula="of:=0.5*[.J12]*(([.J6]-[.I6])/([.J1]-[.I1]))^2" office:value-type="float" office:value="0.00000897566131200173" calcext:value-type="float">
            <text:p>8.97566131200173E-06</text:p>
          </table:table-cell>
          <table:table-cell table:formula="of:=0.5*[.K12]*(([.K6]-[.J6])/([.K1]-[.J1]))^2" office:value-type="float" office:value="0.00000323130946454782" calcext:value-type="float">
            <text:p>3.23130946454782E-06</text:p>
          </table:table-cell>
          <table:table-cell table:formula="of:=0.5*[.L12]*(([.L6]-[.K6])/([.L1]-[.K1]))^2" office:value-type="float" office:value="0.00000254179109704517" calcext:value-type="float">
            <text:p>2.54179109704517E-06</text:p>
          </table:table-cell>
          <table:table-cell table:formula="of:=0.5*[.M12]*(([.M6]-[.L6])/([.M1]-[.L1]))^2" office:value-type="float" office:value="0.0000000755910574455015" calcext:value-type="float">
            <text:p>7.55910574455015E-08</text:p>
          </table:table-cell>
          <table:table-cell table:formula="of:=0.5*[.N12]*(([.N6]-[.M6])/([.N1]-[.M1]))^2" office:value-type="float" office:value="0.000000579978059170444" calcext:value-type="float">
            <text:p>5.79978059170444E-07</text:p>
          </table:table-cell>
          <table:table-cell table:formula="of:=0.5*[.O12]*(([.O6]-[.N6])/([.O1]-[.N1]))^2" office:value-type="float" office:value="0.00000136661318758154" calcext:value-type="float">
            <text:p>1.36661318758154E-06</text:p>
          </table:table-cell>
          <table:table-cell table:formula="of:=0.5*[.P12]*(([.P6]-[.O6])/([.P1]-[.O1]))^2" office:value-type="float" office:value="0.000000148448179601752" calcext:value-type="float">
            <text:p>1.48448179601752E-07</text:p>
          </table:table-cell>
          <table:table-cell table:formula="of:=0.5*[.Q12]*(([.Q6]-[.P6])/([.Q1]-[.P1]))^2" office:value-type="float" office:value="0.00000329081820168435" calcext:value-type="float">
            <text:p>3.29081820168435E-06</text:p>
          </table:table-cell>
          <table:table-cell table:formula="of:=0.5*[.R12]*(([.R6]-[.Q6])/([.R1]-[.Q1]))^2" office:value-type="float" office:value="0.0000000141813139576084" calcext:value-type="float">
            <text:p>1.41813139576084E-08</text:p>
          </table:table-cell>
          <table:table-cell table:formula="of:=0.5*[.S12]*(([.S6]-[.R6])/([.S1]-[.R1]))^2" office:value-type="float" office:value="0.0000016268403500159" calcext:value-type="float">
            <text:p>1.6268403500159E-06</text:p>
          </table:table-cell>
          <table:table-cell table:formula="of:=0.5*[.T12]*(([.T6]-[.S6])/([.T1]-[.S1]))^2" office:value-type="float" office:value="0.000000129010348134692" calcext:value-type="float">
            <text:p>1.29010348134692E-07</text:p>
          </table:table-cell>
          <table:table-cell table:formula="of:=0.5*[.U12]*(([.U6]-[.T6])/([.U1]-[.T1]))^2" office:value-type="float" office:value="0.00000460396876869565" calcext:value-type="float">
            <text:p>4.60396876869565E-06</text:p>
          </table:table-cell>
          <table:table-cell table:formula="of:=0.5*[.V12]*(([.V6]-[.U6])/([.V1]-[.U1]))^2" office:value-type="float" office:value="0.000000365779902534369" calcext:value-type="float">
            <text:p>3.65779902534369E-07</text:p>
          </table:table-cell>
          <table:table-cell table:formula="of:=0.5*[.W12]*(([.W6]-[.V6])/([.W1]-[.V1]))^2" office:value-type="float" office:value="0.000000000121199886314354" calcext:value-type="float">
            <text:p>1.21199886314354E-10</text:p>
          </table:table-cell>
          <table:table-cell table:formula="of:=0.5*[.X12]*(([.X6]-[.W6])/([.X1]-[.W1]))^2" office:value-type="float" office:value="0.00000271185670487593" calcext:value-type="float">
            <text:p>2.71185670487593E-06</text:p>
          </table:table-cell>
          <table:table-cell table:formula="of:=0.5*[.Y12]*(([.Y6]-[.X6])/([.Y1]-[.X1]))^2" office:value-type="float" office:value="0.00000266764902288272" calcext:value-type="float">
            <text:p>2.66764902288272E-06</text:p>
          </table:table-cell>
          <table:table-cell table:formula="of:=0.5*[.Z12]*(([.Z6]-[.Y6])/([.Z1]-[.Y1]))^2" office:value-type="float" office:value="0.0000000169450063122018" calcext:value-type="float">
            <text:p>1.69450063122018E-08</text:p>
          </table:table-cell>
          <table:table-cell table:formula="of:=0.5*[.AA12]*(([.AA6]-[.Z6])/([.AA1]-[.Z1]))^2" office:value-type="float" office:value="0.0000000570753388054169" calcext:value-type="float">
            <text:p>5.70753388054169E-08</text:p>
          </table:table-cell>
          <table:table-cell table:formula="of:=0.5*[.AB12]*(([.AB6]-[.AA6])/([.AB1]-[.AA1]))^2" office:value-type="float" office:value="0.00000425772218566879" calcext:value-type="float">
            <text:p>4.25772218566879E-06</text:p>
          </table:table-cell>
          <table:table-cell table:formula="of:=0.5*[.AC12]*(([.AC6]-[.AB6])/([.AC1]-[.AB1]))^2" office:value-type="float" office:value="0.00000389988858656481" calcext:value-type="float">
            <text:p>3.89988858656481E-06</text:p>
          </table:table-cell>
          <table:table-cell table:formula="of:=0.5*[.AD12]*(([.AD6]-[.AC6])/([.AD1]-[.AC1]))^2" office:value-type="float" office:value="0.000000053536849185267" calcext:value-type="float">
            <text:p>5.3536849185267E-08</text:p>
          </table:table-cell>
          <table:table-cell table:formula="of:=0.5*[.AE12]*(([.AE6]-[.AD6])/([.AE1]-[.AD1]))^2" office:value-type="float" office:value="0.000000278437560564684" calcext:value-type="float">
            <text:p>2.78437560564684E-07</text:p>
          </table:table-cell>
          <table:table-cell table:formula="of:=0.5*[.AF12]*(([.AF6]-[.AE6])/([.AF1]-[.AE1]))^2" office:value-type="float" office:value="0.000000187585822282863" calcext:value-type="float">
            <text:p>1.87585822282863E-07</text:p>
          </table:table-cell>
          <table:table-cell table:formula="of:=0.5*[.AG12]*(([.AG6]-[.AF6])/([.AG1]-[.AF1]))^2" office:value-type="float" office:value="0.0000000601107713573688" calcext:value-type="float">
            <text:p>6.01107713573688E-08</text:p>
          </table:table-cell>
          <table:table-cell table:formula="of:=0.5*[.AH12]*(([.AH6]-[.AG6])/([.AH1]-[.AG1]))^2" office:value-type="float" office:value="0.0000000668714119332328" calcext:value-type="float">
            <text:p>6.68714119332328E-08</text:p>
          </table:table-cell>
          <table:table-cell table:formula="of:=0.5*[.AI12]*(([.AI6]-[.AH6])/([.AI1]-[.AH1]))^2" office:value-type="float" office:value="0.00000116347690515528" calcext:value-type="float">
            <text:p>1.16347690515528E-06</text:p>
          </table:table-cell>
          <table:table-cell table:formula="of:=0.5*[.AJ12]*(([.AJ6]-[.AI6])/([.AJ1]-[.AI1]))^2" office:value-type="float" office:value="0.00000186764195500755" calcext:value-type="float">
            <text:p>1.86764195500755E-06</text:p>
          </table:table-cell>
          <table:table-cell table:formula="of:=0.5*[.AK12]*(([.AK6]-[.AJ6])/([.AK1]-[.AJ1]))^2" office:value-type="float" office:value="0.00000128278551785937" calcext:value-type="float">
            <text:p>1.28278551785937E-06</text:p>
          </table:table-cell>
          <table:table-cell table:formula="of:=0.5*[.AL12]*(([.AL6]-[.AK6])/([.AL1]-[.AK1]))^2" office:value-type="float" office:value="0.00000138364321632823" calcext:value-type="float">
            <text:p>1.38364321632823E-06</text:p>
          </table:table-cell>
          <table:table-cell table:formula="of:=0.5*[.AM12]*(([.AM6]-[.AL6])/([.AM1]-[.AL1]))^2" office:value-type="float" office:value="0.00000172852550038072" calcext:value-type="float">
            <text:p>1.72852550038072E-06</text:p>
          </table:table-cell>
          <table:table-cell table:formula="of:=0.5*[.AN12]*(([.AN6]-[.AM6])/([.AN1]-[.AM1]))^2" office:value-type="float" office:value="0.0000023092838314519" calcext:value-type="float">
            <text:p>2.3092838314519E-06</text:p>
          </table:table-cell>
          <table:table-cell table:formula="of:=0.5*[.AO12]*(([.AO6]-[.AN6])/([.AO1]-[.AN1]))^2" office:value-type="float" office:value="0.000000233452083571097" calcext:value-type="float">
            <text:p>2.33452083571097E-07</text:p>
          </table:table-cell>
          <table:table-cell table:formula="of:=0.5*[.AP12]*(([.AP6]-[.AO6])/([.AP1]-[.AO1]))^2" office:value-type="float" office:value="0.000000216137530848952" calcext:value-type="float">
            <text:p>2.16137530848952E-07</text:p>
          </table:table-cell>
          <table:table-cell table:formula="of:=0.5*[.AQ12]*(([.AQ6]-[.AP6])/([.AQ1]-[.AP1]))^2" office:value-type="float" office:value="0.0000000203443854468929" calcext:value-type="float">
            <text:p>2.03443854468929E-08</text:p>
          </table:table-cell>
          <table:table-cell table:formula="of:=0.5*[.AR12]*(([.AR6]-[.AQ6])/([.AR1]-[.AQ1]))^2" office:value-type="float" office:value="0.00000138075551729525" calcext:value-type="float">
            <text:p>1.38075551729525E-06</text:p>
          </table:table-cell>
          <table:table-cell table:formula="of:=0.5*[.AS12]*(([.AS6]-[.AR6])/([.AS1]-[.AR1]))^2" office:value-type="float" office:value="0.0000000122105017091675" calcext:value-type="float">
            <text:p>1.22105017091675E-08</text:p>
          </table:table-cell>
          <table:table-cell table:formula="of:=0.5*[.AT12]*(([.AT6]-[.AS6])/([.AT1]-[.AS1]))^2" office:value-type="float" office:value="0.00000923785151814588" calcext:value-type="float">
            <text:p>9.23785151814588E-06</text:p>
          </table:table-cell>
          <table:table-cell table:formula="of:=0.5*[.AU12]*(([.AU6]-[.AT6])/([.AU1]-[.AT1]))^2" office:value-type="float" office:value="0.00000463578143043267" calcext:value-type="float">
            <text:p>4.63578143043267E-06</text:p>
          </table:table-cell>
          <table:table-cell table:formula="of:=0.5*[.AV12]*(([.AV6]-[.AU6])/([.AV1]-[.AU1]))^2" office:value-type="float" office:value="0.00000401084139145433" calcext:value-type="float">
            <text:p>4.01084139145433E-06</text:p>
          </table:table-cell>
          <table:table-cell table:formula="of:=0.5*[.AW12]*(([.AW6]-[.AV6])/([.AW1]-[.AV1]))^2" office:value-type="float" office:value="0.0000472093687086147" calcext:value-type="float">
            <text:p>4.72093687086147E-05</text:p>
          </table:table-cell>
          <table:table-cell table:formula="of:=0.5*[.AX12]*(([.AX6]-[.AW6])/([.AX1]-[.AW1]))^2" office:value-type="float" office:value="0.00176538359115831" calcext:value-type="float">
            <text:p>0.001765383591158</text:p>
          </table:table-cell>
          <table:table-cell table:formula="of:=0.5*[.AY12]*(([.AY6]-[.AX6])/([.AY1]-[.AX1]))^2" office:value-type="float" office:value="0.0000258374411680144" calcext:value-type="float">
            <text:p>2.58374411680144E-05</text:p>
          </table:table-cell>
          <table:table-cell table:formula="of:=0.5*[.AZ12]*(([.AZ6]-[.AY6])/([.AZ1]-[.AY1]))^2" office:value-type="float" office:value="0.00000246990916062985" calcext:value-type="float">
            <text:p>2.46990916062985E-06</text:p>
          </table:table-cell>
          <table:table-cell table:formula="of:=0.5*[.BA12]*(([.BA6]-[.AZ6])/([.BA1]-[.AZ1]))^2" office:value-type="float" office:value="0.0000052583649864529" calcext:value-type="float">
            <text:p>5.2583649864529E-06</text:p>
          </table:table-cell>
          <table:table-cell table:formula="of:=0.5*[.BB12]*(([.BB6]-[.BA6])/([.BB1]-[.BA1]))^2" office:value-type="float" office:value="0.00000151353103625966" calcext:value-type="float">
            <text:p>1.51353103625966E-06</text:p>
          </table:table-cell>
          <table:table-cell table:formula="of:=0.5*[.BC12]*(([.BC6]-[.BB6])/([.BC1]-[.BB1]))^2" office:value-type="float" office:value="0.0000170451197993247" calcext:value-type="float">
            <text:p>1.70451197993247E-05</text:p>
          </table:table-cell>
          <table:table-cell table:formula="of:=0.5*[.BD12]*(([.BD6]-[.BC6])/([.BD1]-[.BC1]))^2" office:value-type="float" office:value="0.0000126109617899408" calcext:value-type="float">
            <text:p>1.26109617899408E-05</text:p>
          </table:table-cell>
          <table:table-cell table:formula="of:=0.5*[.BE12]*(([.BE6]-[.BD6])/([.BE1]-[.BD1]))^2" office:value-type="float" office:value="0.0000341504527632425" calcext:value-type="float">
            <text:p>3.41504527632425E-05</text:p>
          </table:table-cell>
          <table:table-cell table:formula="of:=0.5*[.BF12]*(([.BF6]-[.BE6])/([.BF1]-[.BE1]))^2" office:value-type="float" office:value="0.002277513408005" calcext:value-type="float">
            <text:p>0.002277513408005</text:p>
          </table:table-cell>
          <table:table-cell table:formula="of:=0.5*[.BG12]*(([.BG6]-[.BF6])/([.BG1]-[.BF1]))^2" office:value-type="float" office:value="0.0141730633858979" calcext:value-type="float">
            <text:p>0.014173063385898</text:p>
          </table:table-cell>
          <table:table-cell table:formula="of:=0.5*[.BH12]*(([.BH6]-[.BG6])/([.BH1]-[.BG1]))^2" office:value-type="float" office:value="0.0260978006654392" calcext:value-type="float">
            <text:p>0.026097800665439</text:p>
          </table:table-cell>
          <table:table-cell table:formula="of:=0.5*[.BI12]*(([.BI6]-[.BH6])/([.BI1]-[.BH1]))^2" office:value-type="float" office:value="0.0406438563681082" calcext:value-type="float">
            <text:p>0.040643856368108</text:p>
          </table:table-cell>
          <table:table-cell table:formula="of:=0.5*[.BJ12]*(([.BJ6]-[.BI6])/([.BJ1]-[.BI1]))^2" office:value-type="float" office:value="0.0188143362759708" calcext:value-type="float">
            <text:p>0.018814336275971</text:p>
          </table:table-cell>
          <table:table-cell table:formula="of:=0.5*[.BK12]*(([.BK6]-[.BJ6])/([.BK1]-[.BJ1]))^2" office:value-type="float" office:value="0.00175145822222176" calcext:value-type="float">
            <text:p>0.001751458222222</text:p>
          </table:table-cell>
          <table:table-cell table:formula="of:=0.5*[.BL12]*(([.BL6]-[.BK6])/([.BL1]-[.BK1]))^2" office:value-type="float" office:value="0.00770092823506149" calcext:value-type="float">
            <text:p>0.007700928235061</text:p>
          </table:table-cell>
          <table:table-cell table:formula="of:=0.5*[.BM12]*(([.BM6]-[.BL6])/([.BM1]-[.BL1]))^2" office:value-type="float" office:value="0.000204346920598593" calcext:value-type="float">
            <text:p>0.000204346920599</text:p>
          </table:table-cell>
          <table:table-cell table:formula="of:=0.5*[.BN12]*(([.BN6]-[.BM6])/([.BN1]-[.BM1]))^2" office:value-type="float" office:value="0.00000111586793600631" calcext:value-type="float">
            <text:p>1.11586793600631E-06</text:p>
          </table:table-cell>
          <table:table-cell table:formula="of:=0.5*[.BO12]*(([.BO6]-[.BN6])/([.BO1]-[.BN1]))^2" office:value-type="float" office:value="0.00000375046154053911" calcext:value-type="float">
            <text:p>3.75046154053911E-06</text:p>
          </table:table-cell>
          <table:table-cell table:formula="of:=0.5*[.BP12]*(([.BP6]-[.BO6])/([.BP1]-[.BO1]))^2" office:value-type="float" office:value="0.00000600539093978457" calcext:value-type="float">
            <text:p>6.00539093978457E-06</text:p>
          </table:table-cell>
          <table:table-cell table:formula="of:=0.5*[.BQ12]*(([.BQ6]-[.BP6])/([.BQ1]-[.BP1]))^2" office:value-type="float" office:value="0.0000647114155945746" calcext:value-type="float">
            <text:p>6.47114155945746E-05</text:p>
          </table:table-cell>
          <table:table-cell table:formula="of:=0.5*[.BR12]*(([.BR6]-[.BQ6])/([.BR1]-[.BQ1]))^2" office:value-type="float" office:value="0.00357617604731297" calcext:value-type="float">
            <text:p>0.003576176047313</text:p>
          </table:table-cell>
          <table:table-cell table:formula="of:=0.5*[.BS12]*(([.BS6]-[.BR6])/([.BS1]-[.BR1]))^2" office:value-type="float" office:value="0.0410413065043963" calcext:value-type="float">
            <text:p>0.041041306504396</text:p>
          </table:table-cell>
          <table:table-cell table:formula="of:=0.5*[.BT12]*(([.BT6]-[.BS6])/([.BT1]-[.BS1]))^2" office:value-type="float" office:value="0.00808150339324755" calcext:value-type="float">
            <text:p>0.008081503393248</text:p>
          </table:table-cell>
          <table:table-cell table:formula="of:=0.5*[.BU12]*(([.BU6]-[.BT6])/([.BU1]-[.BT1]))^2" office:value-type="float" office:value="0.00167597520110934" calcext:value-type="float">
            <text:p>0.001675975201109</text:p>
          </table:table-cell>
          <table:table-cell table:formula="of:=0.5*[.BV12]*(([.BV6]-[.BU6])/([.BV1]-[.BU1]))^2" office:value-type="float" office:value="0.000113801147538813" calcext:value-type="float">
            <text:p>0.000113801147539</text:p>
          </table:table-cell>
          <table:table-cell table:formula="of:=0.5*[.BW12]*(([.BW6]-[.BV6])/([.BW1]-[.BV1]))^2" office:value-type="float" office:value="0.000000219049724791496" calcext:value-type="float">
            <text:p>2.19049724791496E-07</text:p>
          </table:table-cell>
          <table:table-cell table:formula="of:=0.5*[.BX12]*(([.BX6]-[.BW6])/([.BX1]-[.BW1]))^2" office:value-type="float" office:value="0.000220891273418147" calcext:value-type="float">
            <text:p>0.000220891273418</text:p>
          </table:table-cell>
          <table:table-cell table:formula="of:=0.5*[.BY12]*(([.BY6]-[.BX6])/([.BY1]-[.BX1]))^2" office:value-type="float" office:value="0.000308994763100088" calcext:value-type="float">
            <text:p>0.0003089947631</text:p>
          </table:table-cell>
          <table:table-cell table:formula="of:=0.5*[.BZ12]*(([.BZ6]-[.BY6])/([.BZ1]-[.BY1]))^2" office:value-type="float" office:value="0.00172656717333641" calcext:value-type="float">
            <text:p>0.001726567173336</text:p>
          </table:table-cell>
          <table:table-cell table:formula="of:=0.5*[.CA12]*(([.CA6]-[.BZ6])/([.CA1]-[.BZ1]))^2" office:value-type="float" office:value="0.00065155969342556" calcext:value-type="float">
            <text:p>0.000651559693426</text:p>
          </table:table-cell>
          <table:table-cell table:formula="of:=0.5*[.CB12]*(([.CB6]-[.CA6])/([.CB1]-[.CA1]))^2" office:value-type="float" office:value="0.00000806164134059346" calcext:value-type="float">
            <text:p>8.06164134059346E-06</text:p>
          </table:table-cell>
          <table:table-cell table:formula="of:=0.5*[.CC12]*(([.CC6]-[.CB6])/([.CC1]-[.CB1]))^2" office:value-type="float" office:value="0.00524149288172195" calcext:value-type="float">
            <text:p>0.005241492881722</text:p>
          </table:table-cell>
          <table:table-cell table:formula="of:=0.5*[.CD12]*(([.CD6]-[.CC6])/([.CD1]-[.CC1]))^2" office:value-type="float" office:value="0.00716669895093637" calcext:value-type="float">
            <text:p>0.007166698950936</text:p>
          </table:table-cell>
          <table:table-cell table:formula="of:=0.5*[.CE12]*(([.CE6]-[.CD6])/([.CE1]-[.CD1]))^2" office:value-type="float" office:value="0.0404351858945365" calcext:value-type="float">
            <text:p>0.040435185894537</text:p>
          </table:table-cell>
          <table:table-cell table:formula="of:=0.5*[.CF12]*(([.CF6]-[.CE6])/([.CF1]-[.CE1]))^2" office:value-type="float" office:value="0.00729155850365102" calcext:value-type="float">
            <text:p>0.007291558503651</text:p>
          </table:table-cell>
          <table:table-cell table:formula="of:=0.5*[.CG12]*(([.CG6]-[.CF6])/([.CG1]-[.CF1]))^2" office:value-type="float" office:value="0.00278275766385936" calcext:value-type="float">
            <text:p>0.002782757663859</text:p>
          </table:table-cell>
          <table:table-cell table:formula="of:=0.5*[.CH12]*(([.CH6]-[.CG6])/([.CH1]-[.CG1]))^2" office:value-type="float" office:value="0.025222881203035" calcext:value-type="float">
            <text:p>0.025222881203035</text:p>
          </table:table-cell>
          <table:table-cell table:formula="of:=0.5*[.CI12]*(([.CI6]-[.CH6])/([.CI1]-[.CH1]))^2" office:value-type="float" office:value="0.0255686768630184" calcext:value-type="float">
            <text:p>0.025568676863018</text:p>
          </table:table-cell>
          <table:table-cell table:formula="of:=0.5*[.CJ12]*(([.CJ6]-[.CI6])/([.CJ1]-[.CI1]))^2" office:value-type="float" office:value="0.00597356046818751" calcext:value-type="float">
            <text:p>0.005973560468188</text:p>
          </table:table-cell>
          <table:table-cell table:formula="of:=0.5*[.CK12]*(([.CK6]-[.CJ6])/([.CK1]-[.CJ1]))^2" office:value-type="float" office:value="0.00000642748145896453" calcext:value-type="float">
            <text:p>6.42748145896453E-06</text:p>
          </table:table-cell>
          <table:table-cell table:formula="of:=0.5*[.CL12]*(([.CL6]-[.CK6])/([.CL1]-[.CK1]))^2" office:value-type="float" office:value="0.000947073094340344" calcext:value-type="float">
            <text:p>0.00094707309434</text:p>
          </table:table-cell>
          <table:table-cell table:formula="of:=0.5*[.CM12]*(([.CM6]-[.CL6])/([.CM1]-[.CL1]))^2" office:value-type="float" office:value="0.00000309820703632589" calcext:value-type="float">
            <text:p>3.09820703632589E-06</text:p>
          </table:table-cell>
          <table:table-cell table:formula="of:=0.5*[.CN12]*(([.CN6]-[.CM6])/([.CN1]-[.CM1]))^2" office:value-type="float" office:value="0.00101216898364352" calcext:value-type="float">
            <text:p>0.001012168983644</text:p>
          </table:table-cell>
          <table:table-cell table:formula="of:=0.5*[.CO12]*(([.CO6]-[.CN6])/([.CO1]-[.CN1]))^2" office:value-type="float" office:value="0.000285963656238913" calcext:value-type="float">
            <text:p>0.000285963656239</text:p>
          </table:table-cell>
          <table:table-cell table:formula="of:=0.5*[.CP12]*(([.CP6]-[.CO6])/([.CP1]-[.CO1]))^2" office:value-type="float" office:value="0.000146962223608655" calcext:value-type="float">
            <text:p>0.000146962223609</text:p>
          </table:table-cell>
          <table:table-cell table:formula="of:=0.5*[.CQ12]*(([.CQ6]-[.CP6])/([.CQ1]-[.CP1]))^2" office:value-type="float" office:value="0.000122122092510504" calcext:value-type="float">
            <text:p>0.000122122092511</text:p>
          </table:table-cell>
          <table:table-cell table:formula="of:=0.5*[.CR12]*(([.CR6]-[.CQ6])/([.CR1]-[.CQ1]))^2" office:value-type="float" office:value="0.0016111120782568" calcext:value-type="float">
            <text:p>0.001611112078257</text:p>
          </table:table-cell>
          <table:table-cell table:formula="of:=0.5*[.CS12]*(([.CS6]-[.CR6])/([.CS1]-[.CR1]))^2" office:value-type="float" office:value="0.00433676566655351" calcext:value-type="float">
            <text:p>0.004336765666554</text:p>
          </table:table-cell>
          <table:table-cell table:formula="of:=0.5*[.CT12]*(([.CT6]-[.CS6])/([.CT1]-[.CS1]))^2" office:value-type="float" office:value="0.0145877516046923" calcext:value-type="float">
            <text:p>0.014587751604692</text:p>
          </table:table-cell>
          <table:table-cell table:formula="of:=0.5*[.CU12]*(([.CU6]-[.CT6])/([.CU1]-[.CT1]))^2" office:value-type="float" office:value="0.00241391028882384" calcext:value-type="float">
            <text:p>0.002413910288824</text:p>
          </table:table-cell>
          <table:table-cell table:formula="of:=0.5*[.CV12]*(([.CV6]-[.CU6])/([.CV1]-[.CU1]))^2" office:value-type="float" office:value="0.0363022124055406" calcext:value-type="float">
            <text:p>0.036302212405541</text:p>
          </table:table-cell>
          <table:table-cell table:formula="of:=0.5*[.CW12]*(([.CW6]-[.CV6])/([.CW1]-[.CV1]))^2" office:value-type="float" office:value="0.0000166283181386969" calcext:value-type="float">
            <text:p>1.66283181386969E-05</text:p>
          </table:table-cell>
          <table:table-cell table:formula="of:=0.5*[.CX12]*(([.CX6]-[.CW6])/([.CX1]-[.CW1]))^2" office:value-type="float" office:value="0.00461987103100627" calcext:value-type="float">
            <text:p>0.004619871031006</text:p>
          </table:table-cell>
          <table:table-cell table:formula="of:=0.5*[.CY12]*(([.CY6]-[.CX6])/([.CY1]-[.CX1]))^2" office:value-type="float" office:value="0.000581192856268905" calcext:value-type="float">
            <text:p>0.000581192856269</text:p>
          </table:table-cell>
          <table:table-cell table:formula="of:=0.5*[.CZ12]*(([.CZ6]-[.CY6])/([.CZ1]-[.CY1]))^2" office:value-type="float" office:value="0.00350994767309202" calcext:value-type="float">
            <text:p>0.003509947673092</text:p>
          </table:table-cell>
          <table:table-cell table:formula="of:=0.5*[.DA12]*(([.DA6]-[.CZ6])/([.DA1]-[.CZ1]))^2" office:value-type="float" office:value="0.0083456298382861" calcext:value-type="float">
            <text:p>0.008345629838286</text:p>
          </table:table-cell>
          <table:table-cell table:formula="of:=0.5*[.DB12]*(([.DB6]-[.DA6])/([.DB1]-[.DA1]))^2" office:value-type="float" office:value="0.100998400024325" calcext:value-type="float">
            <text:p>0.100998400024325</text:p>
          </table:table-cell>
          <table:table-cell table:formula="of:=0.5*[.DC12]*(([.DC6]-[.DB6])/([.DC1]-[.DB1]))^2" office:value-type="float" office:value="0.000635685725911278" calcext:value-type="float">
            <text:p>0.000635685725911</text:p>
          </table:table-cell>
          <table:table-cell table:formula="of:=0.5*[.DD12]*(([.DD6]-[.DC6])/([.DD1]-[.DC1]))^2" office:value-type="float" office:value="0.000015861862773075" calcext:value-type="float">
            <text:p>1.5861862773075E-05</text:p>
          </table:table-cell>
          <table:table-cell table:formula="of:=0.5*[.DE12]*(([.DE6]-[.DD6])/([.DE1]-[.DD1]))^2" office:value-type="float" office:value="0.0000884286717657059" calcext:value-type="float">
            <text:p>8.84286717657059E-05</text:p>
          </table:table-cell>
          <table:table-cell table:formula="of:=0.5*[.DF12]*(([.DF6]-[.DE6])/([.DF1]-[.DE1]))^2" office:value-type="float" office:value="0.0019381701449261" calcext:value-type="float">
            <text:p>0.001938170144926</text:p>
          </table:table-cell>
          <table:table-cell table:formula="of:=0.5*[.DG12]*(([.DG6]-[.DF6])/([.DG1]-[.DF1]))^2" office:value-type="float" office:value="0.0270591006110248" calcext:value-type="float">
            <text:p>0.027059100611025</text:p>
          </table:table-cell>
          <table:table-cell table:formula="of:=0.5*[.DH12]*(([.DH6]-[.DG6])/([.DH1]-[.DG1]))^2" office:value-type="float" office:value="0.00201703759129578" calcext:value-type="float">
            <text:p>0.002017037591296</text:p>
          </table:table-cell>
          <table:table-cell table:formula="of:=0.5*[.DI12]*(([.DI6]-[.DH6])/([.DI1]-[.DH1]))^2" office:value-type="float" office:value="0.043586046186731" calcext:value-type="float">
            <text:p>0.043586046186731</text:p>
          </table:table-cell>
          <table:table-cell table:formula="of:=0.5*[.DJ12]*(([.DJ6]-[.DI6])/([.DJ1]-[.DI1]))^2" office:value-type="float" office:value="0.0378080220448006" calcext:value-type="float">
            <text:p>0.037808022044801</text:p>
          </table:table-cell>
          <table:table-cell table:formula="of:=0.5*[.DK12]*(([.DK6]-[.DJ6])/([.DK1]-[.DJ1]))^2" office:value-type="float" office:value="0.0171501104467968" calcext:value-type="float">
            <text:p>0.017150110446797</text:p>
          </table:table-cell>
          <table:table-cell table:formula="of:=0.5*[.DL12]*(([.DL6]-[.DK6])/([.DL1]-[.DK1]))^2" office:value-type="float" office:value="0.00646244787748778" calcext:value-type="float">
            <text:p>0.006462447877488</text:p>
          </table:table-cell>
          <table:table-cell table:formula="of:=0.5*[.DM12]*(([.DM6]-[.DL6])/([.DM1]-[.DL1]))^2" office:value-type="float" office:value="0.000256681219854055" calcext:value-type="float">
            <text:p>0.000256681219854</text:p>
          </table:table-cell>
          <table:table-cell table:formula="of:=0.5*[.DN12]*(([.DN6]-[.DM6])/([.DN1]-[.DM1]))^2" office:value-type="float" office:value="0.000661905606732865" calcext:value-type="float">
            <text:p>0.000661905606733</text:p>
          </table:table-cell>
          <table:table-cell table:formula="of:=0.5*[.DO12]*(([.DO6]-[.DN6])/([.DO1]-[.DN1]))^2" office:value-type="float" office:value="0.000289146709277985" calcext:value-type="float">
            <text:p>0.000289146709278</text:p>
          </table:table-cell>
          <table:table-cell table:formula="of:=0.5*[.DP12]*(([.DP6]-[.DO6])/([.DP1]-[.DO1]))^2" office:value-type="float" office:value="0.00234312136141641" calcext:value-type="float">
            <text:p>0.002343121361416</text:p>
          </table:table-cell>
          <table:table-cell table:formula="of:=0.5*[.DQ12]*(([.DQ6]-[.DP6])/([.DQ1]-[.DP1]))^2" office:value-type="float" office:value="0.000189043344939453" calcext:value-type="float">
            <text:p>0.000189043344939</text:p>
          </table:table-cell>
          <table:table-cell table:formula="of:=0.5*[.DR12]*(([.DR6]-[.DQ6])/([.DR1]-[.DQ1]))^2" office:value-type="float" office:value="0.00208625977197225" calcext:value-type="float">
            <text:p>0.002086259771972</text:p>
          </table:table-cell>
          <table:table-cell table:formula="of:=0.5*[.DS12]*(([.DS6]-[.DR6])/([.DS1]-[.DR1]))^2" office:value-type="float" office:value="0.00910360736953109" calcext:value-type="float">
            <text:p>0.009103607369531</text:p>
          </table:table-cell>
          <table:table-cell table:formula="of:=0.5*[.DT12]*(([.DT6]-[.DS6])/([.DT1]-[.DS1]))^2" office:value-type="float" office:value="0.0110393392802819" calcext:value-type="float">
            <text:p>0.011039339280282</text:p>
          </table:table-cell>
          <table:table-cell table:formula="of:=0.5*[.DU12]*(([.DU6]-[.DT6])/([.DU1]-[.DT1]))^2" office:value-type="float" office:value="0.0170851811626288" calcext:value-type="float">
            <text:p>0.017085181162629</text:p>
          </table:table-cell>
          <table:table-cell table:formula="of:=0.5*[.DV12]*(([.DV6]-[.DU6])/([.DV1]-[.DU1]))^2" office:value-type="float" office:value="0.0046400345401153" calcext:value-type="float">
            <text:p>0.004640034540115</text:p>
          </table:table-cell>
          <table:table-cell table:formula="of:=0.5*[.DW12]*(([.DW6]-[.DV6])/([.DW1]-[.DV1]))^2" office:value-type="float" office:value="0.00129997996481118" calcext:value-type="float">
            <text:p>0.001299979964811</text:p>
          </table:table-cell>
          <table:table-cell table:formula="of:=0.5*[.DX12]*(([.DX6]-[.DW6])/([.DX1]-[.DW1]))^2" office:value-type="float" office:value="0.0314677122001296" calcext:value-type="float">
            <text:p>0.03146771220013</text:p>
          </table:table-cell>
          <table:table-cell table:formula="of:=0.5*[.DY12]*(([.DY6]-[.DX6])/([.DY1]-[.DX1]))^2" office:value-type="float" office:value="0.00116008824717316" calcext:value-type="float">
            <text:p>0.001160088247173</text:p>
          </table:table-cell>
          <table:table-cell table:formula="of:=0.5*[.DZ12]*(([.DZ6]-[.DY6])/([.DZ1]-[.DY1]))^2" office:value-type="float" office:value="0.0134701320476632" calcext:value-type="float">
            <text:p>0.013470132047663</text:p>
          </table:table-cell>
          <table:table-cell table:formula="of:=0.5*[.EA12]*(([.EA6]-[.DZ6])/([.EA1]-[.DZ1]))^2" office:value-type="float" office:value="0.0259757104784503" calcext:value-type="float">
            <text:p>0.02597571047845</text:p>
          </table:table-cell>
          <table:table-cell table:formula="of:=0.5*[.EB12]*(([.EB6]-[.EA6])/([.EB1]-[.EA1]))^2" office:value-type="float" office:value="0.00416844822947984" calcext:value-type="float">
            <text:p>0.00416844822948</text:p>
          </table:table-cell>
          <table:table-cell table:formula="of:=0.5*[.EC12]*(([.EC6]-[.EB6])/([.EC1]-[.EB1]))^2" office:value-type="float" office:value="0.00162155764152634" calcext:value-type="float">
            <text:p>0.001621557641526</text:p>
          </table:table-cell>
          <table:table-cell table:formula="of:=0.5*[.ED12]*(([.ED6]-[.EC6])/([.ED1]-[.EC1]))^2" office:value-type="float" office:value="0.00491387851942124" calcext:value-type="float">
            <text:p>0.004913878519421</text:p>
          </table:table-cell>
          <table:table-cell table:formula="of:=0.5*[.EE12]*(([.EE6]-[.ED6])/([.EE1]-[.ED1]))^2" office:value-type="float" office:value="0.000304213824916135" calcext:value-type="float">
            <text:p>0.000304213824916</text:p>
          </table:table-cell>
          <table:table-cell table:formula="of:=0.5*[.EF12]*(([.EF6]-[.EE6])/([.EF1]-[.EE1]))^2" office:value-type="float" office:value="0.00597199776126999" calcext:value-type="float">
            <text:p>0.00597199776127</text:p>
          </table:table-cell>
          <table:table-cell table:formula="of:=0.5*[.EG12]*(([.EG6]-[.EF6])/([.EG1]-[.EF1]))^2" office:value-type="float" office:value="0.00263063479895958" calcext:value-type="float">
            <text:p>0.00263063479896</text:p>
          </table:table-cell>
          <table:table-cell table:formula="of:=0.5*[.EH12]*(([.EH6]-[.EG6])/([.EH1]-[.EG1]))^2" office:value-type="float" office:value="0.039482779225565" calcext:value-type="float">
            <text:p>0.039482779225565</text:p>
          </table:table-cell>
          <table:table-cell table:formula="of:=0.5*[.EI12]*(([.EI6]-[.EH6])/([.EI1]-[.EH1]))^2" office:value-type="float" office:value="0.0632175766433244" calcext:value-type="float">
            <text:p>0.063217576643324</text:p>
          </table:table-cell>
          <table:table-cell table:formula="of:=0.5*[.EJ12]*(([.EJ6]-[.EI6])/([.EJ1]-[.EI1]))^2" office:value-type="float" office:value="0.0182205919674434" calcext:value-type="float">
            <text:p>0.018220591967444</text:p>
          </table:table-cell>
          <table:table-cell table:formula="of:=0.5*[.EK12]*(([.EK6]-[.EJ6])/([.EK1]-[.EJ1]))^2" office:value-type="float" office:value="0.00125022387312655" calcext:value-type="float">
            <text:p>0.001250223873127</text:p>
          </table:table-cell>
          <table:table-cell table:formula="of:=0.5*[.EL12]*(([.EL6]-[.EK6])/([.EL1]-[.EK1]))^2" office:value-type="float" office:value="0.00000782173397132184" calcext:value-type="float">
            <text:p>7.82173397132184E-06</text:p>
          </table:table-cell>
          <table:table-cell table:formula="of:=0.5*[.EM12]*(([.EM6]-[.EL6])/([.EM1]-[.EL1]))^2" office:value-type="float" office:value="0.00000225965378449435" calcext:value-type="float">
            <text:p>2.25965378449435E-06</text:p>
          </table:table-cell>
          <table:table-cell table:formula="of:=0.5*[.EN12]*(([.EN6]-[.EM6])/([.EN1]-[.EM1]))^2" office:value-type="float" office:value="0.00023276945301258" calcext:value-type="float">
            <text:p>0.000232769453013</text:p>
          </table:table-cell>
          <table:table-cell table:formula="of:=0.5*[.EO12]*(([.EO6]-[.EN6])/([.EO1]-[.EN1]))^2" office:value-type="float" office:value="0.00127376496617469" calcext:value-type="float">
            <text:p>0.001273764966175</text:p>
          </table:table-cell>
          <table:table-cell table:formula="of:=0.5*[.EP12]*(([.EP6]-[.EO6])/([.EP1]-[.EO1]))^2" office:value-type="float" office:value="0.00586806849512172" calcext:value-type="float">
            <text:p>0.005868068495122</text:p>
          </table:table-cell>
          <table:table-cell table:formula="of:=0.5*[.EQ12]*(([.EQ6]-[.EP6])/([.EQ1]-[.EP1]))^2" office:value-type="float" office:value="0.00640386881821483" calcext:value-type="float">
            <text:p>0.006403868818215</text:p>
          </table:table-cell>
          <table:table-cell table:formula="of:=0.5*[.ER12]*(([.ER6]-[.EQ6])/([.ER1]-[.EQ1]))^2" office:value-type="float" office:value="0.00225524065783824" calcext:value-type="float">
            <text:p>0.002255240657838</text:p>
          </table:table-cell>
          <table:table-cell table:formula="of:=0.5*[.ES12]*(([.ES6]-[.ER6])/([.ES1]-[.ER1]))^2" office:value-type="float" office:value="0.000624095385189995" calcext:value-type="float">
            <text:p>0.00062409538519</text:p>
          </table:table-cell>
          <table:table-cell table:formula="of:=0.5*[.ET12]*(([.ET6]-[.ES6])/([.ET1]-[.ES1]))^2" office:value-type="float" office:value="0.00131267798066039" calcext:value-type="float">
            <text:p>0.00131267798066</text:p>
          </table:table-cell>
          <table:table-cell table:formula="of:=0.5*[.EU12]*(([.EU6]-[.ET6])/([.EU1]-[.ET1]))^2" office:value-type="float" office:value="0.00912216106113048" calcext:value-type="float">
            <text:p>0.00912216106113</text:p>
          </table:table-cell>
          <table:table-cell table:formula="of:=0.5*[.EV12]*(([.EV6]-[.EU6])/([.EV1]-[.EU1]))^2" office:value-type="float" office:value="0.0892185286002628" calcext:value-type="float">
            <text:p>0.089218528600263</text:p>
          </table:table-cell>
          <table:table-cell table:formula="of:=0.5*[.EW12]*(([.EW6]-[.EV6])/([.EW1]-[.EV1]))^2" office:value-type="float" office:value="0.0365150946428837" calcext:value-type="float">
            <text:p>0.036515094642884</text:p>
          </table:table-cell>
          <table:table-cell table:formula="of:=0.5*[.EX12]*(([.EX6]-[.EW6])/([.EX1]-[.EW1]))^2" office:value-type="float" office:value="0.00298859478220571" calcext:value-type="float">
            <text:p>0.002988594782206</text:p>
          </table:table-cell>
          <table:table-cell table:formula="of:=0.5*[.EY12]*(([.EY6]-[.EX6])/([.EY1]-[.EX1]))^2" office:value-type="float" office:value="0.0557393536490537" calcext:value-type="float">
            <text:p>0.055739353649054</text:p>
          </table:table-cell>
          <table:table-cell table:formula="of:=0.5*[.EZ12]*(([.EZ6]-[.EY6])/([.EZ1]-[.EY1]))^2" office:value-type="float" office:value="0.0382334965437633" calcext:value-type="float">
            <text:p>0.038233496543763</text:p>
          </table:table-cell>
          <table:table-cell table:formula="of:=0.5*[.FA12]*(([.FA6]-[.EZ6])/([.FA1]-[.EZ1]))^2" office:value-type="float" office:value="0.0325123596845383" calcext:value-type="float">
            <text:p>0.032512359684538</text:p>
          </table:table-cell>
          <table:table-cell table:formula="of:=0.5*[.FB12]*(([.FB6]-[.FA6])/([.FB1]-[.FA1]))^2" office:value-type="float" office:value="0.0302217683054474" calcext:value-type="float">
            <text:p>0.030221768305448</text:p>
          </table:table-cell>
          <table:table-cell table:formula="of:=0.5*[.FC12]*(([.FC6]-[.FB6])/([.FC1]-[.FB1]))^2" office:value-type="float" office:value="0.00246101149141816" calcext:value-type="float">
            <text:p>0.002461011491418</text:p>
          </table:table-cell>
          <table:table-cell table:formula="of:=0.5*[.FD12]*(([.FD6]-[.FC6])/([.FD1]-[.FC1]))^2" office:value-type="float" office:value="0.0333626376170533" calcext:value-type="float">
            <text:p>0.033362637617053</text:p>
          </table:table-cell>
          <table:table-cell table:formula="of:=0.5*[.FE12]*(([.FE6]-[.FD6])/([.FE1]-[.FD1]))^2" office:value-type="float" office:value="0.00805970784089814" calcext:value-type="float">
            <text:p>0.008059707840898</text:p>
          </table:table-cell>
          <table:table-cell table:formula="of:=0.5*[.FF12]*(([.FF6]-[.FE6])/([.FF1]-[.FE1]))^2" office:value-type="float" office:value="0.000881191643666364" calcext:value-type="float">
            <text:p>0.000881191643666</text:p>
          </table:table-cell>
          <table:table-cell table:formula="of:=0.5*[.FG12]*(([.FG6]-[.FF6])/([.FG1]-[.FF1]))^2" office:value-type="float" office:value="0.0000292906149504337" calcext:value-type="float">
            <text:p>2.92906149504337E-05</text:p>
          </table:table-cell>
          <table:table-cell table:formula="of:=0.5*[.FH12]*(([.FH6]-[.FG6])/([.FH1]-[.FG1]))^2" office:value-type="float" office:value="0.00153097670814869" calcext:value-type="float">
            <text:p>0.001530976708149</text:p>
          </table:table-cell>
          <table:table-cell table:formula="of:=0.5*[.FI12]*(([.FI6]-[.FH6])/([.FI1]-[.FH1]))^2" office:value-type="float" office:value="0.00118260535491011" calcext:value-type="float">
            <text:p>0.00118260535491</text:p>
          </table:table-cell>
          <table:table-cell table:formula="of:=0.5*[.FJ12]*(([.FJ6]-[.FI6])/([.FJ1]-[.FI1]))^2" office:value-type="float" office:value="0.00000253363752708493" calcext:value-type="float">
            <text:p>2.53363752708493E-06</text:p>
          </table:table-cell>
          <table:table-cell table:formula="of:=0.5*[.FK12]*(([.FK6]-[.FJ6])/([.FK1]-[.FJ1]))^2" office:value-type="float" office:value="0.00187306063632782" calcext:value-type="float">
            <text:p>0.001873060636328</text:p>
          </table:table-cell>
          <table:table-cell table:formula="of:=0.5*[.FL12]*(([.FL6]-[.FK6])/([.FL1]-[.FK1]))^2" office:value-type="float" office:value="0.00881482655912937" calcext:value-type="float">
            <text:p>0.008814826559129</text:p>
          </table:table-cell>
          <table:table-cell table:formula="of:=0.5*[.FM12]*(([.FM6]-[.FL6])/([.FM1]-[.FL1]))^2" office:value-type="float" office:value="0.00867898901889157" calcext:value-type="float">
            <text:p>0.008678989018892</text:p>
          </table:table-cell>
          <table:table-cell table:formula="of:=0.5*[.FN12]*(([.FN6]-[.FM6])/([.FN1]-[.FM1]))^2" office:value-type="float" office:value="0.00169370295274872" calcext:value-type="float">
            <text:p>0.001693702952749</text:p>
          </table:table-cell>
          <table:table-cell table:formula="of:=0.5*[.FO12]*(([.FO6]-[.FN6])/([.FO1]-[.FN1]))^2" office:value-type="float" office:value="0.0000620943330078726" calcext:value-type="float">
            <text:p>6.20943330078726E-05</text:p>
          </table:table-cell>
          <table:table-cell table:formula="of:=0.5*[.FP12]*(([.FP6]-[.FO6])/([.FP1]-[.FO1]))^2" office:value-type="float" office:value="0.0445305399423585" calcext:value-type="float">
            <text:p>0.044530539942359</text:p>
          </table:table-cell>
          <table:table-cell table:formula="of:=0.5*[.FQ12]*(([.FQ6]-[.FP6])/([.FQ1]-[.FP1]))^2" office:value-type="float" office:value="0.00132936414051225" calcext:value-type="float">
            <text:p>0.001329364140512</text:p>
          </table:table-cell>
          <table:table-cell table:formula="of:=0.5*[.FR12]*(([.FR6]-[.FQ6])/([.FR1]-[.FQ1]))^2" office:value-type="float" office:value="0.00519918397043601" calcext:value-type="float">
            <text:p>0.005199183970436</text:p>
          </table:table-cell>
          <table:table-cell table:formula="of:=0.5*[.FS12]*(([.FS6]-[.FR6])/([.FS1]-[.FR1]))^2" office:value-type="float" office:value="0.0333802904352256" calcext:value-type="float">
            <text:p>0.033380290435226</text:p>
          </table:table-cell>
          <table:table-cell table:formula="of:=0.5*[.FT12]*(([.FT6]-[.FS6])/([.FT1]-[.FS1]))^2" office:value-type="float" office:value="0.0021972695339396" calcext:value-type="float">
            <text:p>0.00219726953394</text:p>
          </table:table-cell>
          <table:table-cell table:formula="of:=0.5*[.FU12]*(([.FU6]-[.FT6])/([.FU1]-[.FT1]))^2" office:value-type="float" office:value="0.000296792005322812" calcext:value-type="float">
            <text:p>0.000296792005323</text:p>
          </table:table-cell>
          <table:table-cell table:formula="of:=0.5*[.FV12]*(([.FV6]-[.FU6])/([.FV1]-[.FU1]))^2" office:value-type="float" office:value="0.000318160736436688" calcext:value-type="float">
            <text:p>0.000318160736437</text:p>
          </table:table-cell>
          <table:table-cell table:formula="of:=0.5*[.FW12]*(([.FW6]-[.FV6])/([.FW1]-[.FV1]))^2" office:value-type="float" office:value="0.00133589417650109" calcext:value-type="float">
            <text:p>0.001335894176501</text:p>
          </table:table-cell>
          <table:table-cell table:formula="of:=0.5*[.FX12]*(([.FX6]-[.FW6])/([.FX1]-[.FW1]))^2" office:value-type="float" office:value="0.0000230071600095752" calcext:value-type="float">
            <text:p>2.30071600095752E-05</text:p>
          </table:table-cell>
          <table:table-cell table:formula="of:=0.5*[.FY12]*(([.FY6]-[.FX6])/([.FY1]-[.FX1]))^2" office:value-type="float" office:value="0.000547086713966428" calcext:value-type="float">
            <text:p>0.000547086713966</text:p>
          </table:table-cell>
          <table:table-cell table:formula="of:=0.5*[.FZ12]*(([.FZ6]-[.FY6])/([.FZ1]-[.FY1]))^2" office:value-type="float" office:value="0.00534598537749869" calcext:value-type="float">
            <text:p>0.005345985377499</text:p>
          </table:table-cell>
          <table:table-cell table:formula="of:=0.5*[.GA12]*(([.GA6]-[.FZ6])/([.GA1]-[.FZ1]))^2" office:value-type="float" office:value="0.0188275904496217" calcext:value-type="float">
            <text:p>0.018827590449622</text:p>
          </table:table-cell>
          <table:table-cell table:formula="of:=0.5*[.GB12]*(([.GB6]-[.GA6])/([.GB1]-[.GA1]))^2" office:value-type="float" office:value="0.0220745563257073" calcext:value-type="float">
            <text:p>0.022074556325707</text:p>
          </table:table-cell>
          <table:table-cell table:formula="of:=0.5*[.GC12]*(([.GC6]-[.GB6])/([.GC1]-[.GB1]))^2" office:value-type="float" office:value="0.063647584663504" calcext:value-type="float">
            <text:p>0.063647584663504</text:p>
          </table:table-cell>
          <table:table-cell table:formula="of:=0.5*[.GD12]*(([.GD6]-[.GC6])/([.GD1]-[.GC1]))^2" office:value-type="float" office:value="0.0184353718880592" calcext:value-type="float">
            <text:p>0.018435371888059</text:p>
          </table:table-cell>
          <table:table-cell table:formula="of:=0.5*[.GE12]*(([.GE6]-[.GD6])/([.GE1]-[.GD1]))^2" office:value-type="float" office:value="0.0145179938488172" calcext:value-type="float">
            <text:p>0.014517993848817</text:p>
          </table:table-cell>
          <table:table-cell table:formula="of:=0.5*[.GF12]*(([.GF6]-[.GE6])/([.GF1]-[.GE1]))^2" office:value-type="float" office:value="0.00401065118563882" calcext:value-type="float">
            <text:p>0.004010651185639</text:p>
          </table:table-cell>
          <table:table-cell table:formula="of:=0.5*[.GG12]*(([.GG6]-[.GF6])/([.GG1]-[.GF1]))^2" office:value-type="float" office:value="0.0000245509268786331" calcext:value-type="float">
            <text:p>2.45509268786331E-05</text:p>
          </table:table-cell>
          <table:table-cell table:formula="of:=0.5*[.GH12]*(([.GH6]-[.GG6])/([.GH1]-[.GG1]))^2" office:value-type="float" office:value="0.000239220801815194" calcext:value-type="float">
            <text:p>0.000239220801815</text:p>
          </table:table-cell>
          <table:table-cell table:formula="of:=0.5*[.GI12]*(([.GI6]-[.GH6])/([.GI1]-[.GH1]))^2" office:value-type="float" office:value="0.00000248831914563372" calcext:value-type="float">
            <text:p>2.48831914563372E-06</text:p>
          </table:table-cell>
          <table:table-cell table:formula="of:=0.5*[.GJ12]*(([.GJ6]-[.GI6])/([.GJ1]-[.GI1]))^2" office:value-type="float" office:value="0.0013586677928843" calcext:value-type="float">
            <text:p>0.001358667792884</text:p>
          </table:table-cell>
          <table:table-cell table:formula="of:=0.5*[.GK12]*(([.GK6]-[.GJ6])/([.GK1]-[.GJ1]))^2" office:value-type="float" office:value="0.00696704837104633" calcext:value-type="float">
            <text:p>0.006967048371046</text:p>
          </table:table-cell>
          <table:table-cell table:formula="of:=0.5*[.GL12]*(([.GL6]-[.GK6])/([.GL1]-[.GK1]))^2" office:value-type="float" office:value="0.00122949523263974" calcext:value-type="float">
            <text:p>0.00122949523264</text:p>
          </table:table-cell>
          <table:table-cell table:formula="of:=0.5*[.GM12]*(([.GM6]-[.GL6])/([.GM1]-[.GL1]))^2" office:value-type="float" office:value="0.00157463536748611" calcext:value-type="float">
            <text:p>0.001574635367486</text:p>
          </table:table-cell>
          <table:table-cell table:formula="of:=0.5*[.GN12]*(([.GN6]-[.GM6])/([.GN1]-[.GM1]))^2" office:value-type="float" office:value="0.000202003218700235" calcext:value-type="float">
            <text:p>0.0002020032187</text:p>
          </table:table-cell>
          <table:table-cell table:formula="of:=0.5*[.GO12]*(([.GO6]-[.GN6])/([.GO1]-[.GN1]))^2" office:value-type="float" office:value="0.00000510744658762986" calcext:value-type="float">
            <text:p>5.10744658762986E-06</text:p>
          </table:table-cell>
          <table:table-cell table:formula="of:=0.5*[.GP12]*(([.GP6]-[.GO6])/([.GP1]-[.GO1]))^2" office:value-type="float" office:value="0.00376221882291933" calcext:value-type="float">
            <text:p>0.003762218822919</text:p>
          </table:table-cell>
          <table:table-cell table:formula="of:=0.5*[.GQ12]*(([.GQ6]-[.GP6])/([.GQ1]-[.GP1]))^2" office:value-type="float" office:value="0.0044340607570865" calcext:value-type="float">
            <text:p>0.004434060757087</text:p>
          </table:table-cell>
          <table:table-cell table:formula="of:=0.5*[.GR12]*(([.GR6]-[.GQ6])/([.GR1]-[.GQ1]))^2" office:value-type="float" office:value="0.0575443573045878" calcext:value-type="float">
            <text:p>0.057544357304588</text:p>
          </table:table-cell>
          <table:table-cell table:formula="of:=0.5*[.GS12]*(([.GS6]-[.GR6])/([.GS1]-[.GR1]))^2" office:value-type="float" office:value="0.037809720946765" calcext:value-type="float">
            <text:p>0.037809720946765</text:p>
          </table:table-cell>
          <table:table-cell table:formula="of:=0.5*[.GT12]*(([.GT6]-[.GS6])/([.GT1]-[.GS1]))^2" office:value-type="float" office:value="0.000180095941017256" calcext:value-type="float">
            <text:p>0.000180095941017</text:p>
          </table:table-cell>
          <table:table-cell table:formula="of:=0.5*[.GU12]*(([.GU6]-[.GT6])/([.GU1]-[.GT1]))^2" office:value-type="float" office:value="0.0453718066515987" calcext:value-type="float">
            <text:p>0.045371806651599</text:p>
          </table:table-cell>
          <table:table-cell table:formula="of:=0.5*[.GV12]*(([.GV6]-[.GU6])/([.GV1]-[.GU1]))^2" office:value-type="float" office:value="0.00889515171011355" calcext:value-type="float">
            <text:p>0.008895151710114</text:p>
          </table:table-cell>
          <table:table-cell table:formula="of:=0.5*[.GW12]*(([.GW6]-[.GV6])/([.GW1]-[.GV1]))^2" office:value-type="float" office:value="0.000189084441862294" calcext:value-type="float">
            <text:p>0.000189084441862</text:p>
          </table:table-cell>
          <table:table-cell table:formula="of:=0.5*[.GX12]*(([.GX6]-[.GW6])/([.GX1]-[.GW1]))^2" office:value-type="float" office:value="0.0012025388583268" calcext:value-type="float">
            <text:p>0.001202538858327</text:p>
          </table:table-cell>
          <table:table-cell table:formula="of:=0.5*[.GY12]*(([.GY6]-[.GX6])/([.GY1]-[.GX1]))^2" office:value-type="float" office:value="0.00101220279328293" calcext:value-type="float">
            <text:p>0.001012202793283</text:p>
          </table:table-cell>
          <table:table-cell table:formula="of:=0.5*[.GZ12]*(([.GZ6]-[.GY6])/([.GZ1]-[.GY1]))^2" office:value-type="float" office:value="0.0000664930150538503" calcext:value-type="float">
            <text:p>6.64930150538503E-05</text:p>
          </table:table-cell>
          <table:table-cell table:formula="of:=0.5*[.HA12]*(([.HA6]-[.GZ6])/([.HA1]-[.GZ1]))^2" office:value-type="float" office:value="0.00145822793976343" calcext:value-type="float">
            <text:p>0.001458227939763</text:p>
          </table:table-cell>
          <table:table-cell table:formula="of:=0.5*[.HB12]*(([.HB6]-[.HA6])/([.HB1]-[.HA1]))^2" office:value-type="float" office:value="0.00994039121045338" calcext:value-type="float">
            <text:p>0.009940391210453</text:p>
          </table:table-cell>
          <table:table-cell table:formula="of:=0.5*[.HC12]*(([.HC6]-[.HB6])/([.HC1]-[.HB1]))^2" office:value-type="float" office:value="0.012674687118416" calcext:value-type="float">
            <text:p>0.012674687118416</text:p>
          </table:table-cell>
          <table:table-cell table:formula="of:=0.5*[.HD12]*(([.HD6]-[.HC6])/([.HD1]-[.HC1]))^2" office:value-type="float" office:value="0.0169207595699917" calcext:value-type="float">
            <text:p>0.016920759569992</text:p>
          </table:table-cell>
          <table:table-cell table:formula="of:=0.5*[.HE12]*(([.HE6]-[.HD6])/([.HE1]-[.HD1]))^2" office:value-type="float" office:value="0.0169736143935185" calcext:value-type="float">
            <text:p>0.016973614393519</text:p>
          </table:table-cell>
          <table:table-cell table:formula="of:=0.5*[.HF12]*(([.HF6]-[.HE6])/([.HF1]-[.HE1]))^2" office:value-type="float" office:value="0.000392007131666189" calcext:value-type="float">
            <text:p>0.000392007131666</text:p>
          </table:table-cell>
          <table:table-cell table:formula="of:=0.5*[.HG12]*(([.HG6]-[.HF6])/([.HG1]-[.HF1]))^2" office:value-type="float" office:value="0.00189727424991097" calcext:value-type="float">
            <text:p>0.001897274249911</text:p>
          </table:table-cell>
          <table:table-cell table:formula="of:=0.5*[.HH12]*(([.HH6]-[.HG6])/([.HH1]-[.HG1]))^2" office:value-type="float" office:value="0.0209165777866384" calcext:value-type="float">
            <text:p>0.020916577786638</text:p>
          </table:table-cell>
          <table:table-cell table:formula="of:=0.5*[.HI12]*(([.HI6]-[.HH6])/([.HI1]-[.HH1]))^2" office:value-type="float" office:value="0.0000539866133016597" calcext:value-type="float">
            <text:p>5.39866133016597E-05</text:p>
          </table:table-cell>
          <table:table-cell table:formula="of:=0.5*[.HJ12]*(([.HJ6]-[.HI6])/([.HJ1]-[.HI1]))^2" office:value-type="float" office:value="0.00454112439179859" calcext:value-type="float">
            <text:p>0.004541124391799</text:p>
          </table:table-cell>
          <table:table-cell table:formula="of:=0.5*[.HK12]*(([.HK6]-[.HJ6])/([.HK1]-[.HJ1]))^2" office:value-type="float" office:value="0.00116497712324717" calcext:value-type="float">
            <text:p>0.001164977123247</text:p>
          </table:table-cell>
          <table:table-cell table:formula="of:=0.5*[.HL12]*(([.HL6]-[.HK6])/([.HL1]-[.HK1]))^2" office:value-type="float" office:value="0.0010852483090503" calcext:value-type="float">
            <text:p>0.00108524830905</text:p>
          </table:table-cell>
          <table:table-cell table:formula="of:=0.5*[.HM12]*(([.HM6]-[.HL6])/([.HM1]-[.HL1]))^2" office:value-type="float" office:value="0.00000377290154805911" calcext:value-type="float">
            <text:p>3.77290154805911E-06</text:p>
          </table:table-cell>
          <table:table-cell table:formula="of:=0.5*[.HN12]*(([.HN6]-[.HM6])/([.HN1]-[.HM1]))^2" office:value-type="float" office:value="0.00242736317252915" calcext:value-type="float">
            <text:p>0.002427363172529</text:p>
          </table:table-cell>
          <table:table-cell table:formula="of:=0.5*[.HO12]*(([.HO6]-[.HN6])/([.HO1]-[.HN1]))^2" office:value-type="float" office:value="0.00924871181653418" calcext:value-type="float">
            <text:p>0.009248711816534</text:p>
          </table:table-cell>
          <table:table-cell table:formula="of:=0.5*[.HP12]*(([.HP6]-[.HO6])/([.HP1]-[.HO1]))^2" office:value-type="float" office:value="0.00824361427865984" calcext:value-type="float">
            <text:p>0.00824361427866</text:p>
          </table:table-cell>
          <table:table-cell table:formula="of:=0.5*[.HQ12]*(([.HQ6]-[.HP6])/([.HQ1]-[.HP1]))^2" office:value-type="float" office:value="0.041798434138151" calcext:value-type="float">
            <text:p>0.041798434138151</text:p>
          </table:table-cell>
          <table:table-cell table:formula="of:=0.5*[.HR12]*(([.HR6]-[.HQ6])/([.HR1]-[.HQ1]))^2" office:value-type="float" office:value="0.00517942180951487" calcext:value-type="float">
            <text:p>0.005179421809515</text:p>
          </table:table-cell>
          <table:table-cell table:formula="of:=0.5*[.HS12]*(([.HS6]-[.HR6])/([.HS1]-[.HR1]))^2" office:value-type="float" office:value="0.000307368596319749" calcext:value-type="float">
            <text:p>0.00030736859632</text:p>
          </table:table-cell>
          <table:table-cell table:formula="of:=0.5*[.HT12]*(([.HT6]-[.HS6])/([.HT1]-[.HS1]))^2" office:value-type="float" office:value="0.00000116247345041796" calcext:value-type="float">
            <text:p>1.16247345041796E-06</text:p>
          </table:table-cell>
          <table:table-cell table:formula="of:=0.5*[.HU12]*(([.HU6]-[.HT6])/([.HU1]-[.HT1]))^2" office:value-type="float" office:value="0.00000314971626266398" calcext:value-type="float">
            <text:p>3.14971626266398E-06</text:p>
          </table:table-cell>
          <table:table-cell table:formula="of:=0.5*[.HV12]*(([.HV6]-[.HU6])/([.HV1]-[.HU1]))^2" office:value-type="float" office:value="0.00536614959127526" calcext:value-type="float">
            <text:p>0.005366149591275</text:p>
          </table:table-cell>
          <table:table-cell table:formula="of:=0.5*[.HW12]*(([.HW6]-[.HV6])/([.HW1]-[.HV1]))^2" office:value-type="float" office:value="0.00412429261377899" calcext:value-type="float">
            <text:p>0.004124292613779</text:p>
          </table:table-cell>
          <table:table-cell table:formula="of:=0.5*[.HX12]*(([.HX6]-[.HW6])/([.HX1]-[.HW1]))^2" office:value-type="float" office:value="0.00703196617327935" calcext:value-type="float">
            <text:p>0.007031966173279</text:p>
          </table:table-cell>
          <table:table-cell table:formula="of:=0.5*[.HY12]*(([.HY6]-[.HX6])/([.HY1]-[.HX1]))^2" office:value-type="float" office:value="0.000971305538925158" calcext:value-type="float">
            <text:p>0.000971305538925</text:p>
          </table:table-cell>
          <table:table-cell table:formula="of:=0.5*[.HZ12]*(([.HZ6]-[.HY6])/([.HZ1]-[.HY1]))^2" office:value-type="float" office:value="0.000132266962424519" calcext:value-type="float">
            <text:p>0.000132266962425</text:p>
          </table:table-cell>
          <table:table-cell table:formula="of:=0.5*[.IA12]*(([.IA6]-[.HZ6])/([.IA1]-[.HZ1]))^2" office:value-type="float" office:value="0.00741639400425296" calcext:value-type="float">
            <text:p>0.007416394004253</text:p>
          </table:table-cell>
          <table:table-cell table:formula="of:=0.5*[.IB12]*(([.IB6]-[.IA6])/([.IB1]-[.IA1]))^2" office:value-type="float" office:value="0.0182728583294039" calcext:value-type="float">
            <text:p>0.018272858329404</text:p>
          </table:table-cell>
          <table:table-cell table:formula="of:=0.5*[.IC12]*(([.IC6]-[.IB6])/([.IC1]-[.IB1]))^2" office:value-type="float" office:value="0.00403540430339505" calcext:value-type="float">
            <text:p>0.004035404303395</text:p>
          </table:table-cell>
          <table:table-cell table:formula="of:=0.5*[.ID12]*(([.ID6]-[.IC6])/([.ID1]-[.IC1]))^2" office:value-type="float" office:value="0.0501292611330339" calcext:value-type="float">
            <text:p>0.050129261133034</text:p>
          </table:table-cell>
          <table:table-cell table:formula="of:=0.5*[.IE12]*(([.IE6]-[.ID6])/([.IE1]-[.ID1]))^2" office:value-type="float" office:value="0.0314230228502996" calcext:value-type="float">
            <text:p>0.0314230228503</text:p>
          </table:table-cell>
          <table:table-cell table:formula="of:=0.5*[.IF12]*(([.IF6]-[.IE6])/([.IF1]-[.IE1]))^2" office:value-type="float" office:value="0.000256255519748505" calcext:value-type="float">
            <text:p>0.000256255519749</text:p>
          </table:table-cell>
          <table:table-cell table:formula="of:=0.5*[.IG12]*(([.IG6]-[.IF6])/([.IG1]-[.IF1]))^2" office:value-type="float" office:value="0.025970296263687" calcext:value-type="float">
            <text:p>0.025970296263687</text:p>
          </table:table-cell>
          <table:table-cell table:formula="of:=0.5*[.IH12]*(([.IH6]-[.IG6])/([.IH1]-[.IG1]))^2" office:value-type="float" office:value="0.0115007856804006" calcext:value-type="float">
            <text:p>0.011500785680401</text:p>
          </table:table-cell>
          <table:table-cell table:formula="of:=0.5*[.II12]*(([.II6]-[.IH6])/([.II1]-[.IH1]))^2" office:value-type="float" office:value="0.00036662491159301" calcext:value-type="float">
            <text:p>0.000366624911593</text:p>
          </table:table-cell>
          <table:table-cell table:formula="of:=0.5*[.IJ12]*(([.IJ6]-[.II6])/([.IJ1]-[.II1]))^2" office:value-type="float" office:value="0.000230268684073798" calcext:value-type="float">
            <text:p>0.000230268684074</text:p>
          </table:table-cell>
          <table:table-cell table:formula="of:=0.5*[.IK12]*(([.IK6]-[.IJ6])/([.IK1]-[.IJ1]))^2" office:value-type="float" office:value="0.000593914706054621" calcext:value-type="float">
            <text:p>0.000593914706055</text:p>
          </table:table-cell>
          <table:table-cell table:formula="of:=0.5*[.IL12]*(([.IL6]-[.IK6])/([.IL1]-[.IK1]))^2" office:value-type="float" office:value="0.00220532816085826" calcext:value-type="float">
            <text:p>0.002205328160858</text:p>
          </table:table-cell>
          <table:table-cell table:formula="of:=0.5*[.IM12]*(([.IM6]-[.IL6])/([.IM1]-[.IL1]))^2" office:value-type="float" office:value="0.00191140049674407" calcext:value-type="float">
            <text:p>0.001911400496744</text:p>
          </table:table-cell>
          <table:table-cell table:formula="of:=0.5*[.IN12]*(([.IN6]-[.IM6])/([.IN1]-[.IM1]))^2" office:value-type="float" office:value="0.00330089681572283" calcext:value-type="float">
            <text:p>0.003300896815723</text:p>
          </table:table-cell>
          <table:table-cell table:formula="of:=0.5*[.IO12]*(([.IO6]-[.IN6])/([.IO1]-[.IN1]))^2" office:value-type="float" office:value="0.00838358992028715" calcext:value-type="float">
            <text:p>0.008383589920287</text:p>
          </table:table-cell>
          <table:table-cell table:formula="of:=0.5*[.IP12]*(([.IP6]-[.IO6])/([.IP1]-[.IO1]))^2" office:value-type="float" office:value="0.00332747120122945" calcext:value-type="float">
            <text:p>0.003327471201229</text:p>
          </table:table-cell>
          <table:table-cell table:formula="of:=0.5*[.IQ12]*(([.IQ6]-[.IP6])/([.IQ1]-[.IP1]))^2" office:value-type="float" office:value="0.0370251833667994" calcext:value-type="float">
            <text:p>0.037025183366799</text:p>
          </table:table-cell>
          <table:table-cell table:formula="of:=0.5*[.IR12]*(([.IR6]-[.IQ6])/([.IR1]-[.IQ1]))^2" office:value-type="float" office:value="0.00000067285307873935" calcext:value-type="float">
            <text:p>6.7285307873935E-07</text:p>
          </table:table-cell>
          <table:table-cell table:formula="of:=0.5*[.IS12]*(([.IS6]-[.IR6])/([.IS1]-[.IR1]))^2" office:value-type="float" office:value="0.00768665232038224" calcext:value-type="float">
            <text:p>0.007686652320382</text:p>
          </table:table-cell>
          <table:table-cell table:formula="of:=0.5*[.IT12]*(([.IT6]-[.IS6])/([.IT1]-[.IS1]))^2" office:value-type="float" office:value="0.0215595517248659" calcext:value-type="float">
            <text:p>0.021559551724866</text:p>
          </table:table-cell>
          <table:table-cell table:formula="of:=0.5*[.IU12]*(([.IU6]-[.IT6])/([.IU1]-[.IT1]))^2" office:value-type="float" office:value="0.0128137953812925" calcext:value-type="float">
            <text:p>0.012813795381293</text:p>
          </table:table-cell>
          <table:table-cell table:formula="of:=0.5*[.IV12]*(([.IV6]-[.IU6])/([.IV1]-[.IU1]))^2" office:value-type="float" office:value="0.0000376871824562319" calcext:value-type="float">
            <text:p>3.76871824562319E-05</text:p>
          </table:table-cell>
          <table:table-cell table:formula="of:=0.5*[.IW12]*(([.IW6]-[.IV6])/([.IW1]-[.IV1]))^2" office:value-type="float" office:value="0.000556631962475558" calcext:value-type="float">
            <text:p>0.000556631962476</text:p>
          </table:table-cell>
          <table:table-cell table:formula="of:=0.5*[.IX12]*(([.IX6]-[.IW6])/([.IX1]-[.IW1]))^2" office:value-type="float" office:value="0.00230483269877383" calcext:value-type="float">
            <text:p>0.002304832698774</text:p>
          </table:table-cell>
          <table:table-cell table:formula="of:=0.5*[.IY12]*(([.IY6]-[.IX6])/([.IY1]-[.IX1]))^2" office:value-type="float" office:value="0.000163266798453003" calcext:value-type="float">
            <text:p>0.000163266798453</text:p>
          </table:table-cell>
          <table:table-cell table:formula="of:=0.5*[.IZ12]*(([.IZ6]-[.IY6])/([.IZ1]-[.IY1]))^2" office:value-type="float" office:value="0.00423671799458132" calcext:value-type="float">
            <text:p>0.004236717994581</text:p>
          </table:table-cell>
          <table:table-cell table:formula="of:=0.5*[.JA12]*(([.JA6]-[.IZ6])/([.JA1]-[.IZ1]))^2" office:value-type="float" office:value="0.0000209665458075794" calcext:value-type="float">
            <text:p>2.09665458075794E-05</text:p>
          </table:table-cell>
          <table:table-cell table:formula="of:=0.5*[.JB12]*(([.JB6]-[.JA6])/([.JB1]-[.JA1]))^2" office:value-type="float" office:value="0.00727341143200897" calcext:value-type="float">
            <text:p>0.007273411432009</text:p>
          </table:table-cell>
          <table:table-cell table:formula="of:=0.5*[.JC12]*(([.JC6]-[.JB6])/([.JC1]-[.JB1]))^2" office:value-type="float" office:value="0.0234622861263752" calcext:value-type="float">
            <text:p>0.023462286126375</text:p>
          </table:table-cell>
          <table:table-cell table:formula="of:=0.5*[.JD12]*(([.JD6]-[.JC6])/([.JD1]-[.JC1]))^2" office:value-type="float" office:value="0.00673562490058491" calcext:value-type="float">
            <text:p>0.006735624900585</text:p>
          </table:table-cell>
          <table:table-cell table:formula="of:=0.5*[.JE12]*(([.JE6]-[.JD6])/([.JE1]-[.JD1]))^2" office:value-type="float" office:value="0.00387102493636161" calcext:value-type="float">
            <text:p>0.003871024936362</text:p>
          </table:table-cell>
          <table:table-cell table:formula="of:=0.5*[.JF12]*(([.JF6]-[.JE6])/([.JF1]-[.JE1]))^2" office:value-type="float" office:value="0.00314629535523423" calcext:value-type="float">
            <text:p>0.003146295355234</text:p>
          </table:table-cell>
          <table:table-cell table:formula="of:=0.5*[.JG12]*(([.JG6]-[.JF6])/([.JG1]-[.JF1]))^2" office:value-type="float" office:value="0.000460293368715276" calcext:value-type="float">
            <text:p>0.000460293368715</text:p>
          </table:table-cell>
          <table:table-cell table:formula="of:=0.5*[.JH12]*(([.JH6]-[.JG6])/([.JH1]-[.JG1]))^2" office:value-type="float" office:value="0.00119750133526353" calcext:value-type="float">
            <text:p>0.001197501335264</text:p>
          </table:table-cell>
          <table:table-cell table:formula="of:=0.5*[.JI12]*(([.JI6]-[.JH6])/([.JI1]-[.JH1]))^2" office:value-type="float" office:value="0.000728690535046135" calcext:value-type="float">
            <text:p>0.000728690535046</text:p>
          </table:table-cell>
          <table:table-cell table:formula="of:=0.5*[.JJ12]*(([.JJ6]-[.JI6])/([.JJ1]-[.JI1]))^2" office:value-type="float" office:value="0.000561231820696999" calcext:value-type="float">
            <text:p>0.000561231820697</text:p>
          </table:table-cell>
          <table:table-cell table:formula="of:=0.5*[.JK12]*(([.JK6]-[.JJ6])/([.JK1]-[.JJ1]))^2" office:value-type="float" office:value="0.00116772026271623" calcext:value-type="float">
            <text:p>0.001167720262716</text:p>
          </table:table-cell>
          <table:table-cell table:formula="of:=0.5*[.JL12]*(([.JL6]-[.JK6])/([.JL1]-[.JK1]))^2" office:value-type="float" office:value="0.0152433835523321" calcext:value-type="float">
            <text:p>0.015243383552332</text:p>
          </table:table-cell>
          <table:table-cell table:formula="of:=0.5*[.JM12]*(([.JM6]-[.JL6])/([.JM1]-[.JL1]))^2" office:value-type="float" office:value="0.0125736945527692" calcext:value-type="float">
            <text:p>0.012573694552769</text:p>
          </table:table-cell>
          <table:table-cell table:formula="of:=0.5*[.JN12]*(([.JN6]-[.JM6])/([.JN1]-[.JM1]))^2" office:value-type="float" office:value="0.000259111663343643" calcext:value-type="float">
            <text:p>0.000259111663344</text:p>
          </table:table-cell>
          <table:table-cell table:formula="of:=0.5*[.JO12]*(([.JO6]-[.JN6])/([.JO1]-[.JN1]))^2" office:value-type="float" office:value="0.000283781739836019" calcext:value-type="float">
            <text:p>0.000283781739836</text:p>
          </table:table-cell>
          <table:table-cell table:formula="of:=0.5*[.JP12]*(([.JP6]-[.JO6])/([.JP1]-[.JO1]))^2" office:value-type="float" office:value="0.0000317886331775569" calcext:value-type="float">
            <text:p>3.17886331775569E-05</text:p>
          </table:table-cell>
          <table:table-cell table:formula="of:=0.5*[.JQ12]*(([.JQ6]-[.JP6])/([.JQ1]-[.JP1]))^2" office:value-type="float" office:value="0.00000423773463555602" calcext:value-type="float">
            <text:p>4.23773463555602E-06</text:p>
          </table:table-cell>
          <table:table-cell table:formula="of:=0.5*[.JR12]*(([.JR6]-[.JQ6])/([.JR1]-[.JQ1]))^2" office:value-type="float" office:value="0.00000631380440284044" calcext:value-type="float">
            <text:p>6.31380440284044E-06</text:p>
          </table:table-cell>
          <table:table-cell table:formula="of:=0.5*[.JS12]*(([.JS6]-[.JR6])/([.JS1]-[.JR1]))^2" office:value-type="float" office:value="0.0000000306832486642643" calcext:value-type="float">
            <text:p>3.06832486642643E-08</text:p>
          </table:table-cell>
          <table:table-cell table:formula="of:=0.5*[.JT12]*(([.JT6]-[.JS6])/([.JT1]-[.JS1]))^2" office:value-type="float" office:value="0.0000220552760282335" calcext:value-type="float">
            <text:p>2.20552760282335E-05</text:p>
          </table:table-cell>
          <table:table-cell table:formula="of:=0.5*[.JU12]*(([.JU6]-[.JT6])/([.JU1]-[.JT1]))^2" office:value-type="float" office:value="0.000000371787714095169" calcext:value-type="float">
            <text:p>3.71787714095169E-07</text:p>
          </table:table-cell>
          <table:table-cell table:formula="of:=0.5*[.JV12]*(([.JV6]-[.JU6])/([.JV1]-[.JU1]))^2" office:value-type="float" office:value="0.000000261151097239066" calcext:value-type="float">
            <text:p>2.61151097239066E-07</text:p>
          </table:table-cell>
          <table:table-cell table:formula="of:=0.5*[.JW12]*(([.JW6]-[.JV6])/([.JW1]-[.JV1]))^2" office:value-type="float" office:value="0.000000612787324324759" calcext:value-type="float">
            <text:p>6.12787324324759E-07</text:p>
          </table:table-cell>
          <table:table-cell table:formula="of:=0.5*[.JX12]*(([.JX6]-[.JW6])/([.JX1]-[.JW1]))^2" office:value-type="float" office:value="0.00000185467838640676" calcext:value-type="float">
            <text:p>1.85467838640676E-06</text:p>
          </table:table-cell>
          <table:table-cell table:formula="of:=0.5*[.JY12]*(([.JY6]-[.JX6])/([.JY1]-[.JX1]))^2" office:value-type="float" office:value="0.00000311407510162929" calcext:value-type="float">
            <text:p>3.11407510162929E-06</text:p>
          </table:table-cell>
          <table:table-cell table:formula="of:=0.5*[.JZ12]*(([.JZ6]-[.JY6])/([.JZ1]-[.JY1]))^2" office:value-type="float" office:value="0.00000254268416839336" calcext:value-type="float">
            <text:p>2.54268416839336E-06</text:p>
          </table:table-cell>
          <table:table-cell table:formula="of:=0.5*[.KA12]*(([.KA6]-[.JZ6])/([.KA1]-[.JZ1]))^2" office:value-type="float" office:value="0.00000363818914012975" calcext:value-type="float">
            <text:p>3.63818914012975E-06</text:p>
          </table:table-cell>
          <table:table-cell table:formula="of:=0.5*[.KB12]*(([.KB6]-[.KA6])/([.KB1]-[.KA1]))^2" office:value-type="float" office:value="0.00000000612968839402151" calcext:value-type="float">
            <text:p>6.12968839402151E-09</text:p>
          </table:table-cell>
          <table:table-cell table:formula="of:=0.5*[.KC12]*(([.KC6]-[.KB6])/([.KC1]-[.KB1]))^2" office:value-type="float" office:value="0.00000446761739262568" calcext:value-type="float">
            <text:p>4.46761739262568E-06</text:p>
          </table:table-cell>
          <table:table-cell table:formula="of:=0.5*[.KD12]*(([.KD6]-[.KC6])/([.KD1]-[.KC1]))^2" office:value-type="float" office:value="0.000000221659675656788" calcext:value-type="float">
            <text:p>2.21659675656788E-07</text:p>
          </table:table-cell>
          <table:table-cell table:formula="of:=0.5*[.KE12]*(([.KE6]-[.KD6])/([.KE1]-[.KD1]))^2" office:value-type="float" office:value="0.000000393702097357568" calcext:value-type="float">
            <text:p>3.93702097357568E-07</text:p>
          </table:table-cell>
          <table:table-cell table:formula="of:=0.5*[.KF12]*(([.KF6]-[.KE6])/([.KF1]-[.KE1]))^2" office:value-type="float" office:value="0.000000176753170294629" calcext:value-type="float">
            <text:p>1.76753170294629E-07</text:p>
          </table:table-cell>
          <table:table-cell table:formula="of:=0.5*[.KG12]*(([.KG6]-[.KF6])/([.KG1]-[.KF1]))^2" office:value-type="float" office:value="0.000000108849495847593" calcext:value-type="float">
            <text:p>1.08849495847593E-07</text:p>
          </table:table-cell>
          <table:table-cell table:formula="of:=0.5*[.KH12]*(([.KH6]-[.KG6])/([.KH1]-[.KG1]))^2" office:value-type="float" office:value="0.0000000678755431988782" calcext:value-type="float">
            <text:p>6.78755431988782E-08</text:p>
          </table:table-cell>
          <table:table-cell table:formula="of:=0.5*[.KI12]*(([.KI6]-[.KH6])/([.KI1]-[.KH1]))^2" office:value-type="float" office:value="0.0000000191957951273897" calcext:value-type="float">
            <text:p>1.91957951273897E-08</text:p>
          </table:table-cell>
          <table:table-cell table:formula="of:=0.5*[.KJ12]*(([.KJ6]-[.KI6])/([.KJ1]-[.KI1]))^2" office:value-type="float" office:value="0.00000000621470634814256" calcext:value-type="float">
            <text:p>6.21470634814256E-09</text:p>
          </table:table-cell>
          <table:table-cell table:formula="of:=0.5*[.KK12]*(([.KK6]-[.KJ6])/([.KK1]-[.KJ1]))^2" office:value-type="float" office:value="0.0000000181921665399015" calcext:value-type="float">
            <text:p>1.81921665399015E-08</text:p>
          </table:table-cell>
          <table:table-cell table:formula="of:=0.5*[.KL12]*(([.KL6]-[.KK6])/([.KL1]-[.KK1]))^2" office:value-type="float" office:value="0.0000000321562395273261" calcext:value-type="float">
            <text:p>3.21562395273261E-08</text:p>
          </table:table-cell>
          <table:table-cell table:formula="of:=0.5*[.KM12]*(([.KM6]-[.KL6])/([.KM1]-[.KL1]))^2" office:value-type="float" office:value="0.000000415192463348412" calcext:value-type="float">
            <text:p>4.15192463348412E-07</text:p>
          </table:table-cell>
          <table:table-cell table:formula="of:=0.5*[.KN12]*(([.KN6]-[.KM6])/([.KN1]-[.KM1]))^2" office:value-type="float" office:value="0.00000014588183385589" calcext:value-type="float">
            <text:p>1.4588183385589E-07</text:p>
          </table:table-cell>
          <table:table-cell table:formula="of:=0.5*[.KO12]*(([.KO6]-[.KN6])/([.KO1]-[.KN1]))^2" office:value-type="float" office:value="0.000000669802440310461" calcext:value-type="float">
            <text:p>6.69802440310461E-07</text:p>
          </table:table-cell>
          <table:table-cell table:formula="of:=0.5*[.KP12]*(([.KP6]-[.KO6])/([.KP1]-[.KO1]))^2" office:value-type="float" office:value="0.00000000403610209181277" calcext:value-type="float">
            <text:p>4.03610209181277E-09</text:p>
          </table:table-cell>
          <table:table-cell table:formula="of:=0.5*[.KQ12]*(([.KQ6]-[.KP6])/([.KQ1]-[.KP1]))^2" office:value-type="float" office:value="0.00000022602115193142" calcext:value-type="float">
            <text:p>2.2602115193142E-07</text:p>
          </table:table-cell>
          <table:table-cell table:formula="of:=0.5*[.KR12]*(([.KR6]-[.KQ6])/([.KR1]-[.KQ1]))^2" office:value-type="float" office:value="0.000000574627999623917" calcext:value-type="float">
            <text:p>5.74627999623917E-07</text:p>
          </table:table-cell>
          <table:table-cell table:formula="of:=0.5*[.KS12]*(([.KS6]-[.KR6])/([.KS1]-[.KR1]))^2" office:value-type="float" office:value="0.0000000126147625805602" calcext:value-type="float">
            <text:p>1.26147625805602E-08</text:p>
          </table:table-cell>
          <table:table-cell table:formula="of:=0.5*[.KT12]*(([.KT6]-[.KS6])/([.KT1]-[.KS1]))^2" office:value-type="float" office:value="0.000000000462660416401487" calcext:value-type="float">
            <text:p>4.62660416401487E-10</text:p>
          </table:table-cell>
          <table:table-cell table:formula="of:=0.5*[.KU12]*(([.KU6]-[.KT6])/([.KU1]-[.KT1]))^2" office:value-type="float" office:value="0.0000000162094026851981" calcext:value-type="float">
            <text:p>1.62094026851981E-08</text:p>
          </table:table-cell>
          <table:table-cell table:formula="of:=0.5*[.KV12]*(([.KV6]-[.KU6])/([.KV1]-[.KU1]))^2" office:value-type="float" office:value="0.000000753740795642199" calcext:value-type="float">
            <text:p>7.53740795642199E-07</text:p>
          </table:table-cell>
          <table:table-cell table:formula="of:=0.5*[.KW12]*(([.KW6]-[.KV6])/([.KW1]-[.KV1]))^2" office:value-type="float" office:value="0.00000000488838338900075" calcext:value-type="float">
            <text:p>4.88838338900075E-09</text:p>
          </table:table-cell>
          <table:table-cell table:formula="of:=0.5*[.KX12]*(([.KX6]-[.KW6])/([.KX1]-[.KW1]))^2" office:value-type="float" office:value="0.000000562981855003948" calcext:value-type="float">
            <text:p>5.62981855003948E-07</text:p>
          </table:table-cell>
          <table:table-cell table:formula="of:=0.5*[.KY12]*(([.KY6]-[.KX6])/([.KY1]-[.KX1]))^2" office:value-type="float" office:value="0.000000019183999584957" calcext:value-type="float">
            <text:p>1.9183999584957E-08</text:p>
          </table:table-cell>
          <table:table-cell table:formula="of:=0.5*[.KZ12]*(([.KZ6]-[.KY6])/([.KZ1]-[.KY1]))^2" office:value-type="float" office:value="0.00000000872117619717612" calcext:value-type="float">
            <text:p>8.72117619717612E-09</text:p>
          </table:table-cell>
          <table:table-cell table:formula="of:=0.5*[.LA12]*(([.LA6]-[.KZ6])/([.LA1]-[.KZ1]))^2" office:value-type="float" office:value="0.00000193529052352392" calcext:value-type="float">
            <text:p>1.93529052352392E-06</text:p>
          </table:table-cell>
          <table:table-cell table:formula="of:=0.5*[.LB12]*(([.LB6]-[.LA6])/([.LB1]-[.LA1]))^2" office:value-type="float" office:value="0.000000122410106483995" calcext:value-type="float">
            <text:p>1.22410106483995E-07</text:p>
          </table:table-cell>
          <table:table-cell table:formula="of:=0.5*[.LC12]*(([.LC6]-[.LB6])/([.LC1]-[.LB1]))^2" office:value-type="float" office:value="0.000000529085349642345" calcext:value-type="float">
            <text:p>5.29085349642345E-07</text:p>
          </table:table-cell>
          <table:table-cell table:formula="of:=0.5*[.LD12]*(([.LD6]-[.LC6])/([.LD1]-[.LC1]))^2" office:value-type="float" office:value="0.0000000370636086880071" calcext:value-type="float">
            <text:p>3.70636086880071E-08</text:p>
          </table:table-cell>
          <table:table-cell table:formula="of:=0.5*[.LE12]*(([.LE6]-[.LD6])/([.LE1]-[.LD1]))^2" office:value-type="float" office:value="0.00000040323262487139" calcext:value-type="float">
            <text:p>4.0323262487139E-07</text:p>
          </table:table-cell>
          <table:table-cell table:formula="of:=0.5*[.LF12]*(([.LF6]-[.LE6])/([.LF1]-[.LE1]))^2" office:value-type="float" office:value="0.0000000171228585635191" calcext:value-type="float">
            <text:p>1.71228585635191E-08</text:p>
          </table:table-cell>
          <table:table-cell table:formula="of:=0.5*[.LG12]*(([.LG6]-[.LF6])/([.LG1]-[.LF1]))^2" office:value-type="float" office:value="0.0000000230638841165365" calcext:value-type="float">
            <text:p>2.30638841165365E-08</text:p>
          </table:table-cell>
          <table:table-cell table:formula="of:=0.5*[.LH12]*(([.LH6]-[.LG6])/([.LH1]-[.LG1]))^2" office:value-type="float" office:value="0.000000113221719612404" calcext:value-type="float">
            <text:p>1.13221719612404E-07</text:p>
          </table:table-cell>
          <table:table-cell table:formula="of:=0.5*[.LI12]*(([.LI6]-[.LH6])/([.LI1]-[.LH1]))^2" office:value-type="float" office:value="0.00000000204144880481076" calcext:value-type="float">
            <text:p>2.04144880481076E-09</text:p>
          </table:table-cell>
          <table:table-cell table:formula="of:=0.5*[.LJ12]*(([.LJ6]-[.LI6])/([.LJ1]-[.LI1]))^2" office:value-type="float" office:value="0.0000000039582161199565" calcext:value-type="float">
            <text:p>3.9582161199565E-09</text:p>
          </table:table-cell>
          <table:table-cell table:formula="of:=0.5*[.LK12]*(([.LK6]-[.LJ6])/([.LK1]-[.LJ1]))^2" office:value-type="float" office:value="0.000000000327808398689231" calcext:value-type="float">
            <text:p>3.27808398689231E-10</text:p>
          </table:table-cell>
          <table:table-cell table:formula="of:=0.5*[.LL12]*(([.LL6]-[.LK6])/([.LL1]-[.LK1]))^2" office:value-type="float" office:value="0.000000080974129674303" calcext:value-type="float">
            <text:p>8.0974129674303E-08</text:p>
          </table:table-cell>
          <table:table-cell table:formula="of:=0.5*[.LM12]*(([.LM6]-[.LL6])/([.LM1]-[.LL1]))^2" office:value-type="float" office:value="0.000000547997801848433" calcext:value-type="float">
            <text:p>5.47997801848433E-07</text:p>
          </table:table-cell>
          <table:table-cell table:formula="of:=0.5*[.LN12]*(([.LN6]-[.LM6])/([.LN1]-[.LM1]))^2" office:value-type="float" office:value="0.00000000274531953809366" calcext:value-type="float">
            <text:p>2.74531953809366E-09</text:p>
          </table:table-cell>
          <table:table-cell table:formula="of:=0.5*[.LO12]*(([.LO6]-[.LN6])/([.LO1]-[.LN1]))^2" office:value-type="float" office:value="0.00000000190930575458384" calcext:value-type="float">
            <text:p>1.90930575458384E-09</text:p>
          </table:table-cell>
          <table:table-cell table:formula="of:=0.5*[.LP12]*(([.LP6]-[.LO6])/([.LP1]-[.LO1]))^2" office:value-type="float" office:value="0.0000000642157784362591" calcext:value-type="float">
            <text:p>6.42157784362591E-08</text:p>
          </table:table-cell>
          <table:table-cell table:formula="of:=0.5*[.LQ12]*(([.LQ6]-[.LP6])/([.LQ1]-[.LP1]))^2" office:value-type="float" office:value="0.0000000143786858553416" calcext:value-type="float">
            <text:p>1.43786858553416E-08</text:p>
          </table:table-cell>
          <table:table-cell table:formula="of:=0.5*[.LR12]*(([.LR6]-[.LQ6])/([.LR1]-[.LQ1]))^2" office:value-type="float" office:value="0.00000000342166856509665" calcext:value-type="float">
            <text:p>3.42166856509665E-09</text:p>
          </table:table-cell>
          <table:table-cell table:formula="of:=0.5*[.LS12]*(([.LS6]-[.LR6])/([.LS1]-[.LR1]))^2" office:value-type="float" office:value="0.0000000356150429701968" calcext:value-type="float">
            <text:p>3.56150429701968E-08</text:p>
          </table:table-cell>
          <table:table-cell table:formula="of:=0.5*[.LT12]*(([.LT6]-[.LS6])/([.LT1]-[.LS1]))^2" office:value-type="float" office:value="0.0000000148152617141635" calcext:value-type="float">
            <text:p>1.48152617141635E-08</text:p>
          </table:table-cell>
          <table:table-cell table:formula="of:=0.5*[.LU12]*(([.LU6]-[.LT6])/([.LU1]-[.LT1]))^2" office:value-type="float" office:value="0.00000211525492895448" calcext:value-type="float">
            <text:p>2.11525492895448E-06</text:p>
          </table:table-cell>
          <table:table-cell table:formula="of:=0.5*[.LV12]*(([.LV6]-[.LU6])/([.LV1]-[.LU1]))^2" office:value-type="float" office:value="0.0000000389396435191629" calcext:value-type="float">
            <text:p>3.89396435191629E-08</text:p>
          </table:table-cell>
          <table:table-cell table:formula="of:=0.5*[.LW12]*(([.LW6]-[.LV6])/([.LW1]-[.LV1]))^2" office:value-type="float" office:value="0.00000188894640775992" calcext:value-type="float">
            <text:p>1.88894640775992E-06</text:p>
          </table:table-cell>
          <table:table-cell table:formula="of:=0.5*[.LX12]*(([.LX6]-[.LW6])/([.LX1]-[.LW1]))^2" office:value-type="float" office:value="0.000000294434432426076" calcext:value-type="float">
            <text:p>2.94434432426076E-07</text:p>
          </table:table-cell>
          <table:table-cell table:formula="of:=0.5*[.LY12]*(([.LY6]-[.LX6])/([.LY1]-[.LX1]))^2" office:value-type="float" office:value="0.000000623947230048249" calcext:value-type="float">
            <text:p>6.23947230048249E-07</text:p>
          </table:table-cell>
          <table:table-cell table:formula="of:=0.5*[.LZ12]*(([.LZ6]-[.LY6])/([.LZ1]-[.LY1]))^2" office:value-type="float" office:value="0.00000000843717710465292" calcext:value-type="float">
            <text:p>8.43717710465292E-09</text:p>
          </table:table-cell>
          <table:table-cell table:formula="of:=0.5*[.MA12]*(([.MA6]-[.LZ6])/([.MA1]-[.LZ1]))^2" office:value-type="float" office:value="0.00000000498458023952533" calcext:value-type="float">
            <text:p>4.98458023952533E-09</text:p>
          </table:table-cell>
          <table:table-cell table:formula="of:=0.5*[.MB12]*(([.MB6]-[.MA6])/([.MB1]-[.MA1]))^2" office:value-type="float" office:value="0.0000000295344467388973" calcext:value-type="float">
            <text:p>2.95344467388973E-08</text:p>
          </table:table-cell>
          <table:table-cell table:formula="of:=0.5*[.MC12]*(([.MC6]-[.MB6])/([.MC1]-[.MB1]))^2" office:value-type="float" office:value="0.00000000441937059056785" calcext:value-type="float">
            <text:p>4.41937059056785E-09</text:p>
          </table:table-cell>
          <table:table-cell table:formula="of:=0.5*[.MD12]*(([.MD6]-[.MC6])/([.MD1]-[.MC1]))^2" office:value-type="float" office:value="0.0000000427368914724896" calcext:value-type="float">
            <text:p>4.27368914724896E-08</text:p>
          </table:table-cell>
          <table:table-cell table:formula="of:=0.5*[.ME12]*(([.ME6]-[.MD6])/([.ME1]-[.MD1]))^2" office:value-type="float" office:value="0.000000937166254037286" calcext:value-type="float">
            <text:p>9.37166254037286E-07</text:p>
          </table:table-cell>
          <table:table-cell table:formula="of:=0.5*[.MF12]*(([.MF6]-[.ME6])/([.MF1]-[.ME1]))^2" office:value-type="float" office:value="0.000000462972128257658" calcext:value-type="float">
            <text:p>4.62972128257658E-07</text:p>
          </table:table-cell>
          <table:table-cell table:formula="of:=0.5*[.MG12]*(([.MG6]-[.MF6])/([.MG1]-[.MF1]))^2" office:value-type="float" office:value="0.000000097644508532787" calcext:value-type="float">
            <text:p>9.7644508532787E-08</text:p>
          </table:table-cell>
          <table:table-cell table:formula="of:=0.5*[.MH12]*(([.MH6]-[.MG6])/([.MH1]-[.MG1]))^2" office:value-type="float" office:value="0.00000000293873978098951" calcext:value-type="float">
            <text:p>2.93873978098951E-09</text:p>
          </table:table-cell>
          <table:table-cell table:formula="of:=0.5*[.MI12]*(([.MI6]-[.MH6])/([.MI1]-[.MH1]))^2" office:value-type="float" office:value="0.00000000472609139612518" calcext:value-type="float">
            <text:p>4.72609139612518E-09</text:p>
          </table:table-cell>
          <table:table-cell table:formula="of:=0.5*[.MJ12]*(([.MJ6]-[.MI6])/([.MJ1]-[.MI1]))^2" office:value-type="float" office:value="0.000000078212756590653" calcext:value-type="float">
            <text:p>7.8212756590653E-08</text:p>
          </table:table-cell>
          <table:table-cell table:formula="of:=0.5*[.MK12]*(([.MK6]-[.MJ6])/([.MK1]-[.MJ1]))^2" office:value-type="float" office:value="0.0000000681180449476071" calcext:value-type="float">
            <text:p>6.81180449476071E-08</text:p>
          </table:table-cell>
          <table:table-cell table:formula="of:=0.5*[.ML12]*(([.ML6]-[.MK6])/([.ML1]-[.MK1]))^2" office:value-type="float" office:value="0.0000000303896530615345" calcext:value-type="float">
            <text:p>3.03896530615345E-08</text:p>
          </table:table-cell>
          <table:table-cell table:formula="of:=0.5*[.MM12]*(([.MM6]-[.ML6])/([.MM1]-[.ML1]))^2" office:value-type="float" office:value="0.0000000995818220652144" calcext:value-type="float">
            <text:p>9.95818220652144E-08</text:p>
          </table:table-cell>
          <table:table-cell table:formula="of:=0.5*[.MN12]*(([.MN6]-[.MM6])/([.MN1]-[.MM1]))^2" office:value-type="float" office:value="0.00000000190934360014278" calcext:value-type="float">
            <text:p>1.90934360014278E-09</text:p>
          </table:table-cell>
          <table:table-cell table:formula="of:=0.5*[.MO12]*(([.MO6]-[.MN6])/([.MO1]-[.MN1]))^2" office:value-type="float" office:value="0.000000282182730371521" calcext:value-type="float">
            <text:p>2.82182730371521E-07</text:p>
          </table:table-cell>
          <table:table-cell table:formula="of:=0.5*[.MP12]*(([.MP6]-[.MO6])/([.MP1]-[.MO1]))^2" office:value-type="float" office:value="0.0000000581655208157249" calcext:value-type="float">
            <text:p>5.81655208157249E-08</text:p>
          </table:table-cell>
          <table:table-cell table:formula="of:=0.5*[.MQ12]*(([.MQ6]-[.MP6])/([.MQ1]-[.MP1]))^2" office:value-type="float" office:value="0.00000000254116722719957" calcext:value-type="float">
            <text:p>2.54116722719957E-09</text:p>
          </table:table-cell>
          <table:table-cell table:formula="of:=0.5*[.MR12]*(([.MR6]-[.MQ6])/([.MR1]-[.MQ1]))^2" office:value-type="float" office:value="0.000000684451074916915" calcext:value-type="float">
            <text:p>6.84451074916915E-07</text:p>
          </table:table-cell>
          <table:table-cell table:formula="of:=0.5*[.MS12]*(([.MS6]-[.MR6])/([.MS1]-[.MR1]))^2" office:value-type="float" office:value="0.000000441951086287367" calcext:value-type="float">
            <text:p>4.41951086287367E-07</text:p>
          </table:table-cell>
          <table:table-cell table:formula="of:=0.5*[.MT12]*(([.MT6]-[.MS6])/([.MT1]-[.MS1]))^2" office:value-type="float" office:value="0.00000014182342810164" calcext:value-type="float">
            <text:p>1.4182342810164E-07</text:p>
          </table:table-cell>
          <table:table-cell table:formula="of:=0.5*[.MU12]*(([.MU6]-[.MT6])/([.MU1]-[.MT1]))^2" office:value-type="float" office:value="0.00000000453064541484672" calcext:value-type="float">
            <text:p>4.53064541484672E-09</text:p>
          </table:table-cell>
          <table:table-cell table:formula="of:=0.5*[.MV12]*(([.MV6]-[.MU6])/([.MV1]-[.MU1]))^2" office:value-type="float" office:value="0.0000000196818120117901" calcext:value-type="float">
            <text:p>1.96818120117901E-08</text:p>
          </table:table-cell>
          <table:table-cell table:formula="of:=0.5*[.MW12]*(([.MW6]-[.MV6])/([.MW1]-[.MV1]))^2" office:value-type="float" office:value="0.000000000290104032681316" calcext:value-type="float">
            <text:p>2.90104032681316E-10</text:p>
          </table:table-cell>
          <table:table-cell table:formula="of:=0.5*[.MX12]*(([.MX6]-[.MW6])/([.MX1]-[.MW1]))^2" office:value-type="float" office:value="0.000000108249270562316" calcext:value-type="float">
            <text:p>1.08249270562316E-07</text:p>
          </table:table-cell>
          <table:table-cell table:formula="of:=0.5*[.MY12]*(([.MY6]-[.MX6])/([.MY1]-[.MX1]))^2" office:value-type="float" office:value="0.00000034452013389858" calcext:value-type="float">
            <text:p>3.4452013389858E-07</text:p>
          </table:table-cell>
          <table:table-cell table:formula="of:=0.5*[.MZ12]*(([.MZ6]-[.MY6])/([.MZ1]-[.MY1]))^2" office:value-type="float" office:value="0.00000000188626694656647" calcext:value-type="float">
            <text:p>1.88626694656647E-09</text:p>
          </table:table-cell>
          <table:table-cell table:formula="of:=0.5*[.NA12]*(([.NA6]-[.MZ6])/([.NA1]-[.MZ1]))^2" office:value-type="float" office:value="0.000000295261582924749" calcext:value-type="float">
            <text:p>2.95261582924749E-07</text:p>
          </table:table-cell>
          <table:table-cell table:formula="of:=0.5*[.NB12]*(([.NB6]-[.NA6])/([.NB1]-[.NA1]))^2" office:value-type="float" office:value="0.0000000509151019143159" calcext:value-type="float">
            <text:p>5.09151019143159E-08</text:p>
          </table:table-cell>
          <table:table-cell table:formula="of:=0.5*[.NC12]*(([.NC6]-[.NB6])/([.NC1]-[.NB1]))^2" office:value-type="float" office:value="0.00000000253314422820805" calcext:value-type="float">
            <text:p>2.53314422820805E-09</text:p>
          </table:table-cell>
          <table:table-cell table:formula="of:=0.5*[.ND12]*(([.ND6]-[.NC6])/([.ND1]-[.NC1]))^2" office:value-type="float" office:value="0.0000000245702603983163" calcext:value-type="float">
            <text:p>2.45702603983163E-08</text:p>
          </table:table-cell>
          <table:table-cell table:formula="of:=0.5*[.NE12]*(([.NE6]-[.ND6])/([.NE1]-[.ND1]))^2" office:value-type="float" office:value="0.00000000401956134042988" calcext:value-type="float">
            <text:p>4.01956134042988E-09</text:p>
          </table:table-cell>
          <table:table-cell table:formula="of:=0.5*[.NF12]*(([.NF6]-[.NE6])/([.NF1]-[.NE1]))^2" office:value-type="float" office:value="0.0000000845263798950553" calcext:value-type="float">
            <text:p>8.45263798950553E-08</text:p>
          </table:table-cell>
          <table:table-cell table:formula="of:=0.5*[.NG12]*(([.NG6]-[.NF6])/([.NG1]-[.NF1]))^2" office:value-type="float" office:value="0.000000686228516297749" calcext:value-type="float">
            <text:p>6.86228516297749E-07</text:p>
          </table:table-cell>
          <table:table-cell table:formula="of:=0.5*[.NH12]*(([.NH6]-[.NG6])/([.NH1]-[.NG1]))^2" office:value-type="float" office:value="0.00000000065519157559994" calcext:value-type="float">
            <text:p>6.5519157559994E-10</text:p>
          </table:table-cell>
          <table:table-cell table:formula="of:=0.5*[.NI12]*(([.NI6]-[.NH6])/([.NI1]-[.NH1]))^2" office:value-type="float" office:value="0.00000032133066195036" calcext:value-type="float">
            <text:p>3.2133066195036E-07</text:p>
          </table:table-cell>
          <table:table-cell table:formula="of:=0.5*[.NJ12]*(([.NJ6]-[.NI6])/([.NJ1]-[.NI1]))^2" office:value-type="float" office:value="0.0000000233012703370308" calcext:value-type="float">
            <text:p>2.33012703370308E-08</text:p>
          </table:table-cell>
          <table:table-cell table:formula="of:=0.5*[.NK12]*(([.NK6]-[.NJ6])/([.NK1]-[.NJ1]))^2" office:value-type="float" office:value="0.000000407775105984968" calcext:value-type="float">
            <text:p>4.07775105984968E-07</text:p>
          </table:table-cell>
          <table:table-cell table:formula="of:=0.5*[.NL12]*(([.NL6]-[.NK6])/([.NL1]-[.NK1]))^2" office:value-type="float" office:value="0.000000166009632527038" calcext:value-type="float">
            <text:p>1.66009632527038E-07</text:p>
          </table:table-cell>
          <table:table-cell table:formula="of:=0.5*[.NM12]*(([.NM6]-[.NL6])/([.NM1]-[.NL1]))^2" office:value-type="float" office:value="0.000000153390494666135" calcext:value-type="float">
            <text:p>1.53390494666135E-07</text:p>
          </table:table-cell>
          <table:table-cell table:formula="of:=0.5*[.NN12]*(([.NN6]-[.NM6])/([.NN1]-[.NM1]))^2" office:value-type="float" office:value="0.0000000018430331638679" calcext:value-type="float">
            <text:p>1.8430331638679E-09</text:p>
          </table:table-cell>
          <table:table-cell table:formula="of:=0.5*[.NO12]*(([.NO6]-[.NN6])/([.NO1]-[.NN1]))^2" office:value-type="float" office:value="0.000304341262016442" calcext:value-type="float">
            <text:p>0.000304341262016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NN13])" office:value-type="float" office:value="4.75999270065669" calcext:value-type="float">
            <text:p>4.75999270065669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NN14])" office:value-type="float" office:value="2.16518786250556" calcext:value-type="float">
            <text:p>2.16518786250556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6.92518056316226" calcext:value-type="float">
            <text:p>6.92518056316226</text:p>
          </table:table-cell>
          <table:table-cell table:formula="of:=[.B17]+[.C9]" office:value-type="float" office:value="15.915680727379" calcext:value-type="float">
            <text:p>15.915680727379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16:32:36.0436658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2T16:34:55.033069860</dc:date>
    <meta:editing-duration>PT2M49S</meta:editing-duration>
    <meta:editing-cycles>2</meta:editing-cycles>
    <meta:generator>LibreOffice/6.4.7.2$Linux_X86_64 LibreOffice_project/40$Build-2</meta:generator>
    <meta:document-statistic meta:table-count="1" meta:cell-count="556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legend chart:legend-position="end" svg:x="12.724cm" svg:y="3.955cm" style:legend-expansion="high" chart:style-name="ch2"/>
        <chart:plot-area chart:style-name="ch3" table:cell-range-address="flatDgait15.A1:flatDgait15.NN1 flatDgait15.A6:flatDgait15.NN6 flatDgait15.A8:flatDgait15.NN8" chart:data-source-has-labels="both" svg:x="0.319cm" svg:y="0.18cm" svg:width="12.086cm" svg:height="8.646cm">
          <chartooo:coordinate-region svg:x="1.337cm" svg:y="0.38cm" svg:width="10.881cm" svg:height="8.247cm"/>
          <chart:axis chart:dimension="x" chart:name="primary-x" chart:style-name="ch4" chartooo:axis-type="auto">
            <chart:categories table:cell-range-address="flatDgait15.B1:flatDgait15.NN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latDgait15.B6:flatDgait15.NN6" chart:label-cell-address="flatDgait15.A6:flatDgait15.A6" chart:class="chart:scatter">
            <chart:domain table:cell-range-address="flatDgait15.B1:flatDgait15.NN1"/>
            <chart:data-point chart:repeated="377"/>
          </chart:series>
          <chart:series chart:style-name="ch7" chart:values-cell-range-address="flatDgait15.B8:flatDgait15.NN8" chart:label-cell-address="flatDgait15.A8:flatDgait15.A8" chart:class="chart:scatter">
            <chart:data-point chart:repeated="3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7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latDgait15.B1:flatDgait15.NN1</svg:desc>
                </draw:g>
              </table:table-cell>
              <table:table-cell office:value-type="float" office:value="0.0333566665649414">
                <text:p>0.0333566665649414</text:p>
              </table:table-cell>
              <table:table-cell office:value-type="float" office:value="0.100070238113403">
                <text:p>0.100070238113403</text:p>
              </table:table-cell>
              <table:table-cell office:value-type="float" office:value="0.133427143096924">
                <text:p>0.133427143096924</text:p>
              </table:table-cell>
              <table:table-cell office:value-type="float" office:value="0.166783809661865">
                <text:p>0.166783809661865</text:p>
              </table:table-cell>
              <table:table-cell office:value-type="float" office:value="0.233497619628906">
                <text:p>0.233497619628906</text:p>
              </table:table-cell>
              <table:table-cell office:value-type="float" office:value="0.266854524612427">
                <text:p>0.266854524612427</text:p>
              </table:table-cell>
              <table:table-cell office:value-type="float" office:value="0.300211668014526">
                <text:p>0.300211668014526</text:p>
              </table:table-cell>
              <table:table-cell office:value-type="float" office:value="0.333568572998047">
                <text:p>0.333568572998047</text:p>
              </table:table-cell>
              <table:table-cell office:value-type="float" office:value="0.400282621383667">
                <text:p>0.400282621383667</text:p>
              </table:table-cell>
              <table:table-cell office:value-type="float" office:value="0.433639526367188">
                <text:p>0.433639526367188</text:p>
              </table:table-cell>
              <table:table-cell office:value-type="float" office:value="0.466996431350708">
                <text:p>0.466996431350708</text:p>
              </table:table-cell>
              <table:table-cell office:value-type="float" office:value="0.500353336334229">
                <text:p>0.500353336334229</text:p>
              </table:table-cell>
              <table:table-cell office:value-type="float" office:value="0.567067384719849">
                <text:p>0.567067384719849</text:p>
              </table:table-cell>
              <table:table-cell office:value-type="float" office:value="0.600424289703369">
                <text:p>0.600424289703369</text:p>
              </table:table-cell>
              <table:table-cell office:value-type="float" office:value="0.63378119468689">
                <text:p>0.63378119468689</text:p>
              </table:table-cell>
              <table:table-cell office:value-type="float" office:value="0.700494766235352">
                <text:p>0.700494766235352</text:p>
              </table:table-cell>
              <table:table-cell office:value-type="float" office:value="0.733851671218872">
                <text:p>0.733851671218872</text:p>
              </table:table-cell>
              <table:table-cell office:value-type="float" office:value="0.767208576202393">
                <text:p>0.767208576202393</text:p>
              </table:table-cell>
              <table:table-cell office:value-type="float" office:value="0.800565481185913">
                <text:p>0.800565481185913</text:p>
              </table:table-cell>
              <table:table-cell office:value-type="float" office:value="0.833922386169434">
                <text:p>0.833922386169434</text:p>
              </table:table-cell>
              <table:table-cell office:value-type="float" office:value="0.867279529571533">
                <text:p>0.867279529571533</text:p>
              </table:table-cell>
              <table:table-cell office:value-type="float" office:value="0.933993101119995">
                <text:p>0.933993101119995</text:p>
              </table:table-cell>
              <table:table-cell office:value-type="float" office:value="1.00070691108704">
                <text:p>1.00070691108704</text:p>
              </table:table-cell>
              <table:table-cell office:value-type="float" office:value="1.03406381607056">
                <text:p>1.03406381607056</text:p>
              </table:table-cell>
              <table:table-cell office:value-type="float" office:value="1.06742072105408">
                <text:p>1.06742072105408</text:p>
              </table:table-cell>
              <table:table-cell office:value-type="float" office:value="1.13413429260254">
                <text:p>1.13413429260254</text:p>
              </table:table-cell>
              <table:table-cell office:value-type="float" office:value="1.20084810256958">
                <text:p>1.20084810256958</text:p>
              </table:table-cell>
              <table:table-cell office:value-type="float" office:value="1.26756477355957">
                <text:p>1.26756477355957</text:p>
              </table:table-cell>
              <table:table-cell office:value-type="float" office:value="1.33428168296814">
                <text:p>1.33428168296814</text:p>
              </table:table-cell>
              <table:table-cell office:value-type="float" office:value="1.40099811553955">
                <text:p>1.40099811553955</text:p>
              </table:table-cell>
              <table:table-cell office:value-type="float" office:value="1.46771502494812">
                <text:p>1.46771502494812</text:p>
              </table:table-cell>
              <table:table-cell office:value-type="float" office:value="1.53443169593811">
                <text:p>1.53443169593811</text:p>
              </table:table-cell>
              <table:table-cell office:value-type="float" office:value="1.60114860534668">
                <text:p>1.60114860534668</text:p>
              </table:table-cell>
              <table:table-cell office:value-type="float" office:value="1.66786527633667">
                <text:p>1.66786527633667</text:p>
              </table:table-cell>
              <table:table-cell office:value-type="float" office:value="1.73458218574524">
                <text:p>1.73458218574524</text:p>
              </table:table-cell>
              <table:table-cell office:value-type="float" office:value="1.76794052124023">
                <text:p>1.76794052124023</text:p>
              </table:table-cell>
              <table:table-cell office:value-type="float" office:value="1.80129885673523">
                <text:p>1.80129885673523</text:p>
              </table:table-cell>
              <table:table-cell office:value-type="float" office:value="1.8346574306488">
                <text:p>1.8346574306488</text:p>
              </table:table-cell>
              <table:table-cell office:value-type="float" office:value="1.90137434005737">
                <text:p>1.90137434005737</text:p>
              </table:table-cell>
              <table:table-cell office:value-type="float" office:value="1.96809124946594">
                <text:p>1.96809124946594</text:p>
              </table:table-cell>
              <table:table-cell office:value-type="float" office:value="2.00144958496094">
                <text:p>2.00144958496094</text:p>
              </table:table-cell>
              <table:table-cell office:value-type="float" office:value="2.03480792045593">
                <text:p>2.03480792045593</text:p>
              </table:table-cell>
              <table:table-cell office:value-type="float" office:value="2.10152506828308">
                <text:p>2.10152506828308</text:p>
              </table:table-cell>
              <table:table-cell office:value-type="float" office:value="2.13488340377808">
                <text:p>2.13488340377808</text:p>
              </table:table-cell>
              <table:table-cell office:value-type="float" office:value="2.16824197769165">
                <text:p>2.16824197769165</text:p>
              </table:table-cell>
              <table:table-cell office:value-type="float" office:value="2.20160055160522">
                <text:p>2.20160055160522</text:p>
              </table:table-cell>
              <table:table-cell office:value-type="float" office:value="2.26831412315369">
                <text:p>2.26831412315369</text:p>
              </table:table-cell>
              <table:table-cell office:value-type="float" office:value="2.30167102813721">
                <text:p>2.30167102813721</text:p>
              </table:table-cell>
              <table:table-cell office:value-type="float" office:value="2.36838483810425">
                <text:p>2.36838483810425</text:p>
              </table:table-cell>
              <table:table-cell office:value-type="float" office:value="2.40174174308777">
                <text:p>2.40174174308777</text:p>
              </table:table-cell>
              <table:table-cell office:value-type="float" office:value="2.46845555305481">
                <text:p>2.46845555305481</text:p>
              </table:table-cell>
              <table:table-cell office:value-type="float" office:value="2.53516936302185">
                <text:p>2.53516936302185</text:p>
              </table:table-cell>
              <table:table-cell office:value-type="float" office:value="2.56852626800537">
                <text:p>2.56852626800537</text:p>
              </table:table-cell>
              <table:table-cell office:value-type="float" office:value="2.60188293457031">
                <text:p>2.60188293457031</text:p>
              </table:table-cell>
              <table:table-cell office:value-type="float" office:value="2.66859674453735">
                <text:p>2.66859674453735</text:p>
              </table:table-cell>
              <table:table-cell office:value-type="float" office:value="2.73531031608582">
                <text:p>2.73531031608582</text:p>
              </table:table-cell>
              <table:table-cell office:value-type="float" office:value="2.76866745948791">
                <text:p>2.76866745948791</text:p>
              </table:table-cell>
              <table:table-cell office:value-type="float" office:value="2.80202436447144">
                <text:p>2.80202436447144</text:p>
              </table:table-cell>
              <table:table-cell office:value-type="float" office:value="2.8687379360199">
                <text:p>2.8687379360199</text:p>
              </table:table-cell>
              <table:table-cell office:value-type="float" office:value="2.90209484100342">
                <text:p>2.90209484100342</text:p>
              </table:table-cell>
              <table:table-cell office:value-type="float" office:value="3.0021653175354">
                <text:p>3.0021653175354</text:p>
              </table:table-cell>
              <table:table-cell office:value-type="float" office:value="3.20230650901794">
                <text:p>3.20230650901794</text:p>
              </table:table-cell>
              <table:table-cell office:value-type="float" office:value="3.26901936531067">
                <text:p>3.26901936531067</text:p>
              </table:table-cell>
              <table:table-cell office:value-type="float" office:value="3.30237579345703">
                <text:p>3.30237579345703</text:p>
              </table:table-cell>
              <table:table-cell office:value-type="float" office:value="3.33573222160339">
                <text:p>3.33573222160339</text:p>
              </table:table-cell>
              <table:table-cell office:value-type="float" office:value="3.50251460075378">
                <text:p>3.50251460075378</text:p>
              </table:table-cell>
              <table:table-cell office:value-type="float" office:value="3.53587102890015">
                <text:p>3.53587102890015</text:p>
              </table:table-cell>
              <table:table-cell office:value-type="float" office:value="3.60258388519287">
                <text:p>3.60258388519287</text:p>
              </table:table-cell>
              <table:table-cell office:value-type="float" office:value="3.83607840538025">
                <text:p>3.83607840538025</text:p>
              </table:table-cell>
              <table:table-cell office:value-type="float" office:value="3.86943483352661">
                <text:p>3.86943483352661</text:p>
              </table:table-cell>
              <table:table-cell office:value-type="float" office:value="3.93614768981934">
                <text:p>3.93614768981934</text:p>
              </table:table-cell>
              <table:table-cell office:value-type="float" office:value="4.00286030769348">
                <text:p>4.00286030769348</text:p>
              </table:table-cell>
              <table:table-cell office:value-type="float" office:value="4.03621649742126">
                <text:p>4.03621649742126</text:p>
              </table:table-cell>
              <table:table-cell office:value-type="float" office:value="4.06957292556763">
                <text:p>4.06957292556763</text:p>
              </table:table-cell>
              <table:table-cell office:value-type="float" office:value="4.10292911529541">
                <text:p>4.10292911529541</text:p>
              </table:table-cell>
              <table:table-cell office:value-type="float" office:value="4.16964173316956">
                <text:p>4.16964173316956</text:p>
              </table:table-cell>
              <table:table-cell office:value-type="float" office:value="4.20299792289734">
                <text:p>4.20299792289734</text:p>
              </table:table-cell>
              <table:table-cell office:value-type="float" office:value="4.23635458946228">
                <text:p>4.23635458946228</text:p>
              </table:table-cell>
              <table:table-cell office:value-type="float" office:value="4.30306792259216">
                <text:p>4.30306792259216</text:p>
              </table:table-cell>
              <table:table-cell office:value-type="float" office:value="4.70334720611572">
                <text:p>4.70334720611572</text:p>
              </table:table-cell>
              <table:table-cell office:value-type="float" office:value="4.77006053924561">
                <text:p>4.77006053924561</text:p>
              </table:table-cell>
              <table:table-cell office:value-type="float" office:value="4.83677363395691">
                <text:p>4.83677363395691</text:p>
              </table:table-cell>
              <table:table-cell office:value-type="float" office:value="4.87013006210327">
                <text:p>4.87013006210327</text:p>
              </table:table-cell>
              <table:table-cell office:value-type="float" office:value="4.90348672866821">
                <text:p>4.90348672866821</text:p>
              </table:table-cell>
              <table:table-cell office:value-type="float" office:value="4.93684315681458">
                <text:p>4.93684315681458</text:p>
              </table:table-cell>
              <table:table-cell office:value-type="float" office:value="4.97019958496094">
                <text:p>4.97019958496094</text:p>
              </table:table-cell>
              <table:table-cell office:value-type="float" office:value="5.00355625152588">
                <text:p>5.00355625152588</text:p>
              </table:table-cell>
              <table:table-cell office:value-type="float" office:value="5.0702691078186">
                <text:p>5.0702691078186</text:p>
              </table:table-cell>
              <table:table-cell office:value-type="float" office:value="5.10362577438355">
                <text:p>5.10362577438355</text:p>
              </table:table-cell>
              <table:table-cell office:value-type="float" office:value="5.13698220252991">
                <text:p>5.13698220252991</text:p>
              </table:table-cell>
              <table:table-cell office:value-type="float" office:value="5.17033886909485">
                <text:p>5.17033886909485</text:p>
              </table:table-cell>
              <table:table-cell office:value-type="float" office:value="5.20369529724121">
                <text:p>5.20369529724121</text:p>
              </table:table-cell>
              <table:table-cell office:value-type="float" office:value="5.27041292190552">
                <text:p>5.27041292190552</text:p>
              </table:table-cell>
              <table:table-cell office:value-type="float" office:value="5.3371307849884">
                <text:p>5.3371307849884</text:p>
              </table:table-cell>
              <table:table-cell office:value-type="float" office:value="5.43720746040344">
                <text:p>5.43720746040344</text:p>
              </table:table-cell>
              <table:table-cell office:value-type="float" office:value="5.50392508506775">
                <text:p>5.50392508506775</text:p>
              </table:table-cell>
              <table:table-cell office:value-type="float" office:value="5.7374382019043">
                <text:p>5.7374382019043</text:p>
              </table:table-cell>
              <table:table-cell office:value-type="float" office:value="5.80415606498718">
                <text:p>5.80415606498718</text:p>
              </table:table-cell>
              <table:table-cell office:value-type="float" office:value="5.87087416648865">
                <text:p>5.87087416648865</text:p>
              </table:table-cell>
              <table:table-cell office:value-type="float" office:value="5.93759250640869">
                <text:p>5.93759250640869</text:p>
              </table:table-cell>
              <table:table-cell office:value-type="float" office:value="6.00431036949158">
                <text:p>6.00431036949158</text:p>
              </table:table-cell>
              <table:table-cell office:value-type="float" office:value="6.07102870941162">
                <text:p>6.07102870941162</text:p>
              </table:table-cell>
              <table:table-cell office:value-type="float" office:value="6.13774704933167">
                <text:p>6.13774704933167</text:p>
              </table:table-cell>
              <table:table-cell office:value-type="float" office:value="6.20446515083313">
                <text:p>6.20446515083313</text:p>
              </table:table-cell>
              <table:table-cell office:value-type="float" office:value="6.47132611274719">
                <text:p>6.47132611274719</text:p>
              </table:table-cell>
              <table:table-cell office:value-type="float" office:value="6.50468373298645">
                <text:p>6.50468373298645</text:p>
              </table:table-cell>
              <table:table-cell office:value-type="float" office:value="6.53804135322571">
                <text:p>6.53804135322571</text:p>
              </table:table-cell>
              <table:table-cell office:value-type="float" office:value="6.83825969696045">
                <text:p>6.83825969696045</text:p>
              </table:table-cell>
              <table:table-cell office:value-type="float" office:value="7.17183566093445">
                <text:p>7.17183566093445</text:p>
              </table:table-cell>
              <table:table-cell office:value-type="float" office:value="7.20519328117371">
                <text:p>7.20519328117371</text:p>
              </table:table-cell>
              <table:table-cell office:value-type="float" office:value="7.40533399581909">
                <text:p>7.40533399581909</text:p>
              </table:table-cell>
              <table:table-cell office:value-type="float" office:value="7.47204804420471">
                <text:p>7.47204804420471</text:p>
              </table:table-cell>
              <table:table-cell office:value-type="float" office:value="7.57211828231812">
                <text:p>7.57211828231812</text:p>
              </table:table-cell>
              <table:table-cell office:value-type="float" office:value="7.63883185386658">
                <text:p>7.63883185386658</text:p>
              </table:table-cell>
              <table:table-cell office:value-type="float" office:value="7.67218852043152">
                <text:p>7.67218852043152</text:p>
              </table:table-cell>
              <table:table-cell office:value-type="float" office:value="7.73890233039856">
                <text:p>7.73890233039856</text:p>
              </table:table-cell>
              <table:table-cell office:value-type="float" office:value="7.7722589969635">
                <text:p>7.7722589969635</text:p>
              </table:table-cell>
              <table:table-cell office:value-type="float" office:value="7.80561566352844">
                <text:p>7.80561566352844</text:p>
              </table:table-cell>
              <table:table-cell office:value-type="float" office:value="7.83897233009338">
                <text:p>7.83897233009338</text:p>
              </table:table-cell>
              <table:table-cell office:value-type="float" office:value="7.8723292350769">
                <text:p>7.8723292350769</text:p>
              </table:table-cell>
              <table:table-cell office:value-type="float" office:value="7.93904256820679">
                <text:p>7.93904256820679</text:p>
              </table:table-cell>
              <table:table-cell office:value-type="float" office:value="7.97239923477173">
                <text:p>7.97239923477173</text:p>
              </table:table-cell>
              <table:table-cell office:value-type="float" office:value="8.00575590133667">
                <text:p>8.00575590133667</text:p>
              </table:table-cell>
              <table:table-cell office:value-type="float" office:value="8.03911256790161">
                <text:p>8.03911256790161</text:p>
              </table:table-cell>
              <table:table-cell office:value-type="float" office:value="8.07246947288513">
                <text:p>8.07246947288513</text:p>
              </table:table-cell>
              <table:table-cell office:value-type="float" office:value="8.13918280601501">
                <text:p>8.13918280601501</text:p>
              </table:table-cell>
              <table:table-cell office:value-type="float" office:value="8.23928332328796">
                <text:p>8.23928332328796</text:p>
              </table:table-cell>
              <table:table-cell office:value-type="float" office:value="8.30605792999268">
                <text:p>8.30605792999268</text:p>
              </table:table-cell>
              <table:table-cell office:value-type="float" office:value="8.3728334903717">
                <text:p>8.3728334903717</text:p>
              </table:table-cell>
              <table:table-cell office:value-type="float" office:value="8.43960976600647">
                <text:p>8.43960976600647</text:p>
              </table:table-cell>
              <table:table-cell office:value-type="float" office:value="8.47299814224243">
                <text:p>8.47299814224243</text:p>
              </table:table-cell>
              <table:table-cell office:value-type="float" office:value="8.50638675689697">
                <text:p>8.50638675689697</text:p>
              </table:table-cell>
              <table:table-cell office:value-type="float" office:value="8.57316470146179">
                <text:p>8.57316470146179</text:p>
              </table:table-cell>
              <table:table-cell office:value-type="float" office:value="8.63994336128235">
                <text:p>8.63994336128235</text:p>
              </table:table-cell>
              <table:table-cell office:value-type="float" office:value="8.70672249794006">
                <text:p>8.70672249794006</text:p>
              </table:table-cell>
              <table:table-cell office:value-type="float" office:value="8.7735025882721">
                <text:p>8.7735025882721</text:p>
              </table:table-cell>
              <table:table-cell office:value-type="float" office:value="8.84028339385986">
                <text:p>8.84028339385986</text:p>
              </table:table-cell>
              <table:table-cell office:value-type="float" office:value="8.94045615196228">
                <text:p>8.94045615196228</text:p>
              </table:table-cell>
              <table:table-cell office:value-type="float" office:value="8.97384762763977">
                <text:p>8.97384762763977</text:p>
              </table:table-cell>
              <table:table-cell office:value-type="float" office:value="9.00723886489868">
                <text:p>9.00723886489868</text:p>
              </table:table-cell>
              <table:table-cell office:value-type="float" office:value="9.0740225315094">
                <text:p>9.0740225315094</text:p>
              </table:table-cell>
              <table:table-cell office:value-type="float" office:value="9.10741472244263">
                <text:p>9.10741472244263</text:p>
              </table:table-cell>
              <table:table-cell office:value-type="float" office:value="9.17419934272766">
                <text:p>9.17419934272766</text:p>
              </table:table-cell>
              <table:table-cell office:value-type="float" office:value="9.2409451007843">
                <text:p>9.2409451007843</text:p>
              </table:table-cell>
              <table:table-cell office:value-type="float" office:value="9.30765295028687">
                <text:p>9.30765295028687</text:p>
              </table:table-cell>
              <table:table-cell office:value-type="float" office:value="9.34100675582886">
                <text:p>9.34100675582886</text:p>
              </table:table-cell>
              <table:table-cell office:value-type="float" office:value="9.37436056137085">
                <text:p>9.37436056137085</text:p>
              </table:table-cell>
              <table:table-cell office:value-type="float" office:value="9.47442173957825">
                <text:p>9.47442173957825</text:p>
              </table:table-cell>
              <table:table-cell office:value-type="float" office:value="9.54112935066223">
                <text:p>9.54112935066223</text:p>
              </table:table-cell>
              <table:table-cell office:value-type="float" office:value="9.57448267936707">
                <text:p>9.57448267936707</text:p>
              </table:table-cell>
              <table:table-cell office:value-type="float" office:value="9.64118981361389">
                <text:p>9.64118981361389</text:p>
              </table:table-cell>
              <table:table-cell office:value-type="float" office:value="9.87466382980347">
                <text:p>9.87466382980347</text:p>
              </table:table-cell>
              <table:table-cell office:value-type="float" office:value="9.94137048721314">
                <text:p>9.94137048721314</text:p>
              </table:table-cell>
              <table:table-cell office:value-type="float" office:value="9.97472381591797">
                <text:p>9.97472381591797</text:p>
              </table:table-cell>
              <table:table-cell office:value-type="float" office:value="10.0080771446228">
                <text:p>10.0080771446228</text:p>
              </table:table-cell>
              <table:table-cell office:value-type="float" office:value="10.0747833251953">
                <text:p>10.0747833251953</text:p>
              </table:table-cell>
              <table:table-cell office:value-type="float" office:value="10.1081364154816">
                <text:p>10.1081364154816</text:p>
              </table:table-cell>
              <table:table-cell office:value-type="float" office:value="10.1414892673492">
                <text:p>10.1414892673492</text:p>
              </table:table-cell>
              <table:table-cell office:value-type="float" office:value="10.2081956863403">
                <text:p>10.2081956863403</text:p>
              </table:table-cell>
              <table:table-cell office:value-type="float" office:value="10.2415497303009">
                <text:p>10.2415497303009</text:p>
              </table:table-cell>
              <table:table-cell office:value-type="float" office:value="10.2749035358429">
                <text:p>10.2749035358429</text:p>
              </table:table-cell>
              <table:table-cell office:value-type="float" office:value="10.3082573413849">
                <text:p>10.3082573413849</text:p>
              </table:table-cell>
              <table:table-cell office:value-type="float" office:value="10.3749649524689">
                <text:p>10.3749649524689</text:p>
              </table:table-cell>
              <table:table-cell office:value-type="float" office:value="10.4083187580109">
                <text:p>10.4083187580109</text:p>
              </table:table-cell>
              <table:table-cell office:value-type="float" office:value="10.4750263690948">
                <text:p>10.4750263690948</text:p>
              </table:table-cell>
              <table:table-cell office:value-type="float" office:value="10.5083799362183">
                <text:p>10.5083799362183</text:p>
              </table:table-cell>
              <table:table-cell office:value-type="float" office:value="10.5750873088837">
                <text:p>10.5750873088837</text:p>
              </table:table-cell>
              <table:table-cell office:value-type="float" office:value="10.6084408760071">
                <text:p>10.6084408760071</text:p>
              </table:table-cell>
              <table:table-cell office:value-type="float" office:value="10.6417944431305">
                <text:p>10.6417944431305</text:p>
              </table:table-cell>
              <table:table-cell office:value-type="float" office:value="10.7085015773773">
                <text:p>10.7085015773773</text:p>
              </table:table-cell>
              <table:table-cell office:value-type="float" office:value="10.7752084732056">
                <text:p>10.7752084732056</text:p>
              </table:table-cell>
              <table:table-cell office:value-type="float" office:value="10.8419151306152">
                <text:p>10.8419151306152</text:p>
              </table:table-cell>
              <table:table-cell office:value-type="float" office:value="10.9419751167297">
                <text:p>10.9419751167297</text:p>
              </table:table-cell>
              <table:table-cell office:value-type="float" office:value="10.9753284454346">
                <text:p>10.9753284454346</text:p>
              </table:table-cell>
              <table:table-cell office:value-type="float" office:value="11.0086817741394">
                <text:p>11.0086817741394</text:p>
              </table:table-cell>
              <table:table-cell office:value-type="float" office:value="11.0753879547119">
                <text:p>11.0753879547119</text:p>
              </table:table-cell>
              <table:table-cell office:value-type="float" office:value="11.1087412834167">
                <text:p>11.1087412834167</text:p>
              </table:table-cell>
              <table:table-cell office:value-type="float" office:value="11.1754474639893">
                <text:p>11.1754474639893</text:p>
              </table:table-cell>
              <table:table-cell office:value-type="float" office:value="11.2421555519104">
                <text:p>11.2421555519104</text:p>
              </table:table-cell>
              <table:table-cell office:value-type="float" office:value="11.2755103111267">
                <text:p>11.2755103111267</text:p>
              </table:table-cell>
              <table:table-cell office:value-type="float" office:value="11.3088653087616">
                <text:p>11.3088653087616</text:p>
              </table:table-cell>
              <table:table-cell office:value-type="float" office:value="11.3422200679779">
                <text:p>11.3422200679779</text:p>
              </table:table-cell>
              <table:table-cell office:value-type="float" office:value="11.4422843456268">
                <text:p>11.4422843456268</text:p>
              </table:table-cell>
              <table:table-cell office:value-type="float" office:value="11.4756391048431">
                <text:p>11.4756391048431</text:p>
              </table:table-cell>
              <table:table-cell office:value-type="float" office:value="11.5089938640595">
                <text:p>11.5089938640595</text:p>
              </table:table-cell>
              <table:table-cell office:value-type="float" office:value="11.5423486232758">
                <text:p>11.5423486232758</text:p>
              </table:table-cell>
              <table:table-cell office:value-type="float" office:value="11.5757031440735">
                <text:p>11.5757031440735</text:p>
              </table:table-cell>
              <table:table-cell office:value-type="float" office:value="11.6424124240875">
                <text:p>11.6424124240875</text:p>
              </table:table-cell>
              <table:table-cell office:value-type="float" office:value="11.7091217041016">
                <text:p>11.7091217041016</text:p>
              </table:table-cell>
              <table:table-cell office:value-type="float" office:value="11.775830745697">
                <text:p>11.775830745697</text:p>
              </table:table-cell>
              <table:table-cell office:value-type="float" office:value="11.8425397872925">
                <text:p>11.8425397872925</text:p>
              </table:table-cell>
              <table:table-cell office:value-type="float" office:value="11.8758940696716">
                <text:p>11.8758940696716</text:p>
              </table:table-cell>
              <table:table-cell office:value-type="float" office:value="11.9092485904694">
                <text:p>11.9092485904694</text:p>
              </table:table-cell>
              <table:table-cell office:value-type="float" office:value="11.9426028728485">
                <text:p>11.9426028728485</text:p>
              </table:table-cell>
              <table:table-cell office:value-type="float" office:value="11.9759573936462">
                <text:p>11.9759573936462</text:p>
              </table:table-cell>
              <table:table-cell office:value-type="float" office:value="12.009311914444">
                <text:p>12.009311914444</text:p>
              </table:table-cell>
              <table:table-cell office:value-type="float" office:value="12.4095678329468">
                <text:p>12.4095678329468</text:p>
              </table:table-cell>
              <table:table-cell office:value-type="float" office:value="12.5429873466492">
                <text:p>12.5429873466492</text:p>
              </table:table-cell>
              <table:table-cell office:value-type="float" office:value="12.6096971035004">
                <text:p>12.6096971035004</text:p>
              </table:table-cell>
              <table:table-cell office:value-type="float" office:value="12.6764068603516">
                <text:p>12.6764068603516</text:p>
              </table:table-cell>
              <table:table-cell office:value-type="float" office:value="12.7097616195679">
                <text:p>12.7097616195679</text:p>
              </table:table-cell>
              <table:table-cell office:value-type="float" office:value="12.7764711380005">
                <text:p>12.7764711380005</text:p>
              </table:table-cell>
              <table:table-cell office:value-type="float" office:value="12.8431806564331">
                <text:p>12.8431806564331</text:p>
              </table:table-cell>
              <table:table-cell office:value-type="float" office:value="12.9098899364471">
                <text:p>12.9098899364471</text:p>
              </table:table-cell>
              <table:table-cell office:value-type="float" office:value="12.9432446956635">
                <text:p>12.9432446956635</text:p>
              </table:table-cell>
              <table:table-cell office:value-type="float" office:value="12.9765992164612">
                <text:p>12.9765992164612</text:p>
              </table:table-cell>
              <table:table-cell office:value-type="float" office:value="13.0433084964752">
                <text:p>13.0433084964752</text:p>
              </table:table-cell>
              <table:table-cell office:value-type="float" office:value="13.0766632556915">
                <text:p>13.0766632556915</text:p>
              </table:table-cell>
              <table:table-cell office:value-type="float" office:value="13.1100177764893">
                <text:p>13.1100177764893</text:p>
              </table:table-cell>
              <table:table-cell office:value-type="float" office:value="13.1433725357056">
                <text:p>13.1433725357056</text:p>
              </table:table-cell>
              <table:table-cell office:value-type="float" office:value="13.1767268180847">
                <text:p>13.1767268180847</text:p>
              </table:table-cell>
              <table:table-cell office:value-type="float" office:value="13.2100813388824">
                <text:p>13.2100813388824</text:p>
              </table:table-cell>
              <table:table-cell office:value-type="float" office:value="13.2434360980988">
                <text:p>13.2434360980988</text:p>
              </table:table-cell>
              <table:table-cell office:value-type="float" office:value="13.3101453781128">
                <text:p>13.3101453781128</text:p>
              </table:table-cell>
              <table:table-cell office:value-type="float" office:value="13.3434998989105">
                <text:p>13.3434998989105</text:p>
              </table:table-cell>
              <table:table-cell office:value-type="float" office:value="13.5769810676575">
                <text:p>13.5769810676575</text:p>
              </table:table-cell>
              <table:table-cell office:value-type="float" office:value="13.6103355884552">
                <text:p>13.6103355884552</text:p>
              </table:table-cell>
              <table:table-cell office:value-type="float" office:value="13.6770441532135">
                <text:p>13.6770441532135</text:p>
              </table:table-cell>
              <table:table-cell office:value-type="float" office:value="13.7437527179718">
                <text:p>13.7437527179718</text:p>
              </table:table-cell>
              <table:table-cell office:value-type="float" office:value="13.8104612827301">
                <text:p>13.8104612827301</text:p>
              </table:table-cell>
              <table:table-cell office:value-type="float" office:value="13.8771698474884">
                <text:p>13.8771698474884</text:p>
              </table:table-cell>
              <table:table-cell office:value-type="float" office:value="13.9105241298676">
                <text:p>13.9105241298676</text:p>
              </table:table-cell>
              <table:table-cell office:value-type="float" office:value="14.077294588089">
                <text:p>14.077294588089</text:p>
              </table:table-cell>
              <table:table-cell office:value-type="float" office:value="14.1440026760101">
                <text:p>14.1440026760101</text:p>
              </table:table-cell>
              <table:table-cell office:value-type="float" office:value="14.2107107639313">
                <text:p>14.2107107639313</text:p>
              </table:table-cell>
              <table:table-cell office:value-type="float" office:value="14.2440650463104">
                <text:p>14.2440650463104</text:p>
              </table:table-cell>
              <table:table-cell office:value-type="float" office:value="14.3107738494873">
                <text:p>14.3107738494873</text:p>
              </table:table-cell>
              <table:table-cell office:value-type="float" office:value="14.3441281318665">
                <text:p>14.3441281318665</text:p>
              </table:table-cell>
              <table:table-cell office:value-type="float" office:value="14.3774824142456">
                <text:p>14.3774824142456</text:p>
              </table:table-cell>
              <table:table-cell office:value-type="float" office:value="14.4441905021667">
                <text:p>14.4441905021667</text:p>
              </table:table-cell>
              <table:table-cell office:value-type="float" office:value="14.5108988285065">
                <text:p>14.5108988285065</text:p>
              </table:table-cell>
              <table:table-cell office:value-type="float" office:value="14.5776071548462">
                <text:p>14.5776071548462</text:p>
              </table:table-cell>
              <table:table-cell office:value-type="float" office:value="14.6109609603882">
                <text:p>14.6109609603882</text:p>
              </table:table-cell>
              <table:table-cell office:value-type="float" office:value="14.6443150043488">
                <text:p>14.6443150043488</text:p>
              </table:table-cell>
              <table:table-cell office:value-type="float" office:value="15.0112071037292">
                <text:p>15.0112071037292</text:p>
              </table:table-cell>
              <table:table-cell office:value-type="float" office:value="15.1446216106415">
                <text:p>15.1446216106415</text:p>
              </table:table-cell>
              <table:table-cell office:value-type="float" office:value="15.1779751777649">
                <text:p>15.1779751777649</text:p>
              </table:table-cell>
              <table:table-cell office:value-type="float" office:value="15.2446851730347">
                <text:p>15.2446851730347</text:p>
              </table:table-cell>
              <table:table-cell office:value-type="float" office:value="15.278041601181">
                <text:p>15.278041601181</text:p>
              </table:table-cell>
              <table:table-cell office:value-type="float" office:value="15.3447542190552">
                <text:p>15.3447542190552</text:p>
              </table:table-cell>
              <table:table-cell office:value-type="float" office:value="15.3781106472015">
                <text:p>15.3781106472015</text:p>
              </table:table-cell>
              <table:table-cell office:value-type="float" office:value="15.4448232650757">
                <text:p>15.4448232650757</text:p>
              </table:table-cell>
              <table:table-cell office:value-type="float" office:value="15.5115358829498">
                <text:p>15.5115358829498</text:p>
              </table:table-cell>
              <table:table-cell office:value-type="float" office:value="15.5448923110962">
                <text:p>15.5448923110962</text:p>
              </table:table-cell>
              <table:table-cell office:value-type="float" office:value="15.6116046905518">
                <text:p>15.6116046905518</text:p>
              </table:table-cell>
              <table:table-cell office:value-type="float" office:value="15.6783170700073">
                <text:p>15.6783170700073</text:p>
              </table:table-cell>
              <table:table-cell office:value-type="float" office:value="15.7116732597351">
                <text:p>15.7116732597351</text:p>
              </table:table-cell>
              <table:table-cell office:value-type="float" office:value="15.7783856391907">
                <text:p>15.7783856391907</text:p>
              </table:table-cell>
              <table:table-cell office:value-type="float" office:value="15.8784539699554">
                <text:p>15.8784539699554</text:p>
              </table:table-cell>
              <table:table-cell office:value-type="float" office:value="15.9451661109924">
                <text:p>15.9451661109924</text:p>
              </table:table-cell>
              <table:table-cell office:value-type="float" office:value="15.9785223007202">
                <text:p>15.9785223007202</text:p>
              </table:table-cell>
              <table:table-cell office:value-type="float" office:value="16.0452342033386">
                <text:p>16.0452342033386</text:p>
              </table:table-cell>
              <table:table-cell office:value-type="float" office:value="16.1119463443756">
                <text:p>16.1119463443756</text:p>
              </table:table-cell>
              <table:table-cell office:value-type="float" office:value="16.1453022956848">
                <text:p>16.1453022956848</text:p>
              </table:table-cell>
              <table:table-cell office:value-type="float" office:value="16.2120144367218">
                <text:p>16.2120144367218</text:p>
              </table:table-cell>
              <table:table-cell office:value-type="float" office:value="16.2453694343567">
                <text:p>16.2453694343567</text:p>
              </table:table-cell>
              <table:table-cell office:value-type="float" office:value="16.2787244319916">
                <text:p>16.2787244319916</text:p>
              </table:table-cell>
              <table:table-cell office:value-type="float" office:value="16.3454341888428">
                <text:p>16.3454341888428</text:p>
              </table:table-cell>
              <table:table-cell office:value-type="float" office:value="16.4121441841126">
                <text:p>16.4121441841126</text:p>
              </table:table-cell>
              <table:table-cell office:value-type="float" office:value="16.4454989433289">
                <text:p>16.4454989433289</text:p>
              </table:table-cell>
              <table:table-cell office:value-type="float" office:value="16.678982257843">
                <text:p>16.678982257843</text:p>
              </table:table-cell>
              <table:table-cell office:value-type="float" office:value="16.7123370170593">
                <text:p>16.7123370170593</text:p>
              </table:table-cell>
              <table:table-cell office:value-type="float" office:value="16.7456915378571">
                <text:p>16.7456915378571</text:p>
              </table:table-cell>
              <table:table-cell office:value-type="float" office:value="16.8124008178711">
                <text:p>16.8124008178711</text:p>
              </table:table-cell>
              <table:table-cell office:value-type="float" office:value="16.8457553386688">
                <text:p>16.8457553386688</text:p>
              </table:table-cell>
              <table:table-cell office:value-type="float" office:value="16.8791100978851">
                <text:p>16.8791100978851</text:p>
              </table:table-cell>
              <table:table-cell office:value-type="float" office:value="16.945818901062">
                <text:p>16.945818901062</text:p>
              </table:table-cell>
              <table:table-cell office:value-type="float" office:value="17.0125277042389">
                <text:p>17.0125277042389</text:p>
              </table:table-cell>
              <table:table-cell office:value-type="float" office:value="17.0458822250366">
                <text:p>17.0458822250366</text:p>
              </table:table-cell>
              <table:table-cell office:value-type="float" office:value="17.1125910282135">
                <text:p>17.1125910282135</text:p>
              </table:table-cell>
              <table:table-cell office:value-type="float" office:value="17.1459455490112">
                <text:p>17.1459455490112</text:p>
              </table:table-cell>
              <table:table-cell office:value-type="float" office:value="17.1792995929718">
                <text:p>17.1792995929718</text:p>
              </table:table-cell>
              <table:table-cell office:value-type="float" office:value="17.2460086345673">
                <text:p>17.2460086345673</text:p>
              </table:table-cell>
              <table:table-cell office:value-type="float" office:value="17.279363155365">
                <text:p>17.279363155365</text:p>
              </table:table-cell>
              <table:table-cell office:value-type="float" office:value="17.3460721969605">
                <text:p>17.3460721969605</text:p>
              </table:table-cell>
              <table:table-cell office:value-type="float" office:value="17.4127812385559">
                <text:p>17.4127812385559</text:p>
              </table:table-cell>
              <table:table-cell office:value-type="float" office:value="17.4794898033142">
                <text:p>17.4794898033142</text:p>
              </table:table-cell>
              <table:table-cell office:value-type="float" office:value="17.5128443241119">
                <text:p>17.5128443241119</text:p>
              </table:table-cell>
              <table:table-cell office:value-type="float" office:value="17.5461986064911">
                <text:p>17.5461986064911</text:p>
              </table:table-cell>
              <table:table-cell office:value-type="float" office:value="17.612907409668">
                <text:p>17.612907409668</text:p>
              </table:table-cell>
              <table:table-cell office:value-type="float" office:value="17.6796157360077">
                <text:p>17.6796157360077</text:p>
              </table:table-cell>
              <table:table-cell office:value-type="float" office:value="17.7129700183868">
                <text:p>17.7129700183868</text:p>
              </table:table-cell>
              <table:table-cell office:value-type="float" office:value="17.8130328655243">
                <text:p>17.8130328655243</text:p>
              </table:table-cell>
              <table:table-cell office:value-type="float" office:value="17.8463869094849">
                <text:p>17.8463869094849</text:p>
              </table:table-cell>
              <table:table-cell office:value-type="float" office:value="17.879741191864">
                <text:p>17.879741191864</text:p>
              </table:table-cell>
              <table:table-cell office:value-type="float" office:value="17.9464492797852">
                <text:p>17.9464492797852</text:p>
              </table:table-cell>
              <table:table-cell office:value-type="float" office:value="17.9798033237457">
                <text:p>17.9798033237457</text:p>
              </table:table-cell>
              <table:table-cell office:value-type="float" office:value="18.0465114116669">
                <text:p>18.0465114116669</text:p>
              </table:table-cell>
              <table:table-cell office:value-type="float" office:value="18.0798654556274">
                <text:p>18.0798654556274</text:p>
              </table:table-cell>
              <table:table-cell office:value-type="float" office:value="18.1132192611694">
                <text:p>18.1132192611694</text:p>
              </table:table-cell>
              <table:table-cell office:value-type="float" office:value="18.1799273490906">
                <text:p>18.1799273490906</text:p>
              </table:table-cell>
              <table:table-cell office:value-type="float" office:value="18.2466354370117">
                <text:p>18.2466354370117</text:p>
              </table:table-cell>
              <table:table-cell office:value-type="float" office:value="18.2799894809723">
                <text:p>18.2799894809723</text:p>
              </table:table-cell>
              <table:table-cell office:value-type="float" office:value="18.3466973304749">
                <text:p>18.3466973304749</text:p>
              </table:table-cell>
              <table:table-cell office:value-type="float" office:value="18.3800511360168">
                <text:p>18.3800511360168</text:p>
              </table:table-cell>
              <table:table-cell office:value-type="float" office:value="18.4467589855194">
                <text:p>18.4467589855194</text:p>
              </table:table-cell>
              <table:table-cell office:value-type="float" office:value="18.4801127910614">
                <text:p>18.4801127910614</text:p>
              </table:table-cell>
              <table:table-cell office:value-type="float" office:value="18.5468201637268">
                <text:p>18.5468201637268</text:p>
              </table:table-cell>
              <table:table-cell office:value-type="float" office:value="18.5801739692688">
                <text:p>18.5801739692688</text:p>
              </table:table-cell>
              <table:table-cell office:value-type="float" office:value="18.6468813419342">
                <text:p>18.6468813419342</text:p>
              </table:table-cell>
              <table:table-cell office:value-type="float" office:value="18.713588476181">
                <text:p>18.713588476181</text:p>
              </table:table-cell>
              <table:table-cell office:value-type="float" office:value="18.7802958488464">
                <text:p>18.7802958488464</text:p>
              </table:table-cell>
              <table:table-cell office:value-type="float" office:value="18.8136494159699">
                <text:p>18.8136494159699</text:p>
              </table:table-cell>
              <table:table-cell office:value-type="float" office:value="18.8470025062561">
                <text:p>18.8470025062561</text:p>
              </table:table-cell>
              <table:table-cell office:value-type="float" office:value="18.9137096405029">
                <text:p>18.9137096405029</text:p>
              </table:table-cell>
              <table:table-cell office:value-type="float" office:value="18.9470629692078">
                <text:p>18.9470629692078</text:p>
              </table:table-cell>
              <table:table-cell office:value-type="float" office:value="18.980416059494">
                <text:p>18.980416059494</text:p>
              </table:table-cell>
              <table:table-cell office:value-type="float" office:value="19.0137696266174">
                <text:p>19.0137696266174</text:p>
              </table:table-cell>
              <table:table-cell office:value-type="float" office:value="19.0471229553223">
                <text:p>19.0471229553223</text:p>
              </table:table-cell>
              <table:table-cell office:value-type="float" office:value="19.1138291358948">
                <text:p>19.1138291358948</text:p>
              </table:table-cell>
              <table:table-cell office:value-type="float" office:value="19.1471824645996">
                <text:p>19.1471824645996</text:p>
              </table:table-cell>
              <table:table-cell office:value-type="float" office:value="19.2138888835907">
                <text:p>19.2138888835907</text:p>
              </table:table-cell>
              <table:table-cell office:value-type="float" office:value="19.2472424507141">
                <text:p>19.2472424507141</text:p>
              </table:table-cell>
              <table:table-cell office:value-type="float" office:value="19.3139500617981">
                <text:p>19.3139500617981</text:p>
              </table:table-cell>
              <table:table-cell office:value-type="float" office:value="19.3473036289215">
                <text:p>19.3473036289215</text:p>
              </table:table-cell>
              <table:table-cell office:value-type="float" office:value="19.4140107631683">
                <text:p>19.4140107631683</text:p>
              </table:table-cell>
              <table:table-cell office:value-type="float" office:value="19.4473643302917">
                <text:p>19.4473643302917</text:p>
              </table:table-cell>
              <table:table-cell office:value-type="float" office:value="19.4807178974152">
                <text:p>19.4807178974152</text:p>
              </table:table-cell>
              <table:table-cell office:value-type="float" office:value="19.547425031662">
                <text:p>19.547425031662</text:p>
              </table:table-cell>
              <table:table-cell office:value-type="float" office:value="19.6141316890717">
                <text:p>19.6141316890717</text:p>
              </table:table-cell>
              <table:table-cell office:value-type="float" office:value="19.6808385848999">
                <text:p>19.6808385848999</text:p>
              </table:table-cell>
              <table:table-cell office:value-type="float" office:value="19.747545003891">
                <text:p>19.747545003891</text:p>
              </table:table-cell>
              <table:table-cell office:value-type="float" office:value="19.7808983325958">
                <text:p>19.7808983325958</text:p>
              </table:table-cell>
              <table:table-cell office:value-type="float" office:value="19.8476045131683">
                <text:p>19.8476045131683</text:p>
              </table:table-cell>
              <table:table-cell office:value-type="float" office:value="19.8809576034546">
                <text:p>19.8809576034546</text:p>
              </table:table-cell>
              <table:table-cell office:value-type="float" office:value="19.9143106937408">
                <text:p>19.9143106937408</text:p>
              </table:table-cell>
              <table:table-cell office:value-type="float" office:value="19.9476637840271">
                <text:p>19.9476637840271</text:p>
              </table:table-cell>
              <table:table-cell office:value-type="float" office:value="20.014369726181">
                <text:p>20.014369726181</text:p>
              </table:table-cell>
              <table:table-cell office:value-type="float" office:value="20.0477228164673">
                <text:p>20.0477228164673</text:p>
              </table:table-cell>
              <table:table-cell office:value-type="float" office:value="20.1144285202026">
                <text:p>20.1144285202026</text:p>
              </table:table-cell>
              <table:table-cell office:value-type="float" office:value="20.1477813720703">
                <text:p>20.1477813720703</text:p>
              </table:table-cell>
              <table:table-cell office:value-type="float" office:value="20.2144870758057">
                <text:p>20.2144870758057</text:p>
              </table:table-cell>
              <table:table-cell office:value-type="float" office:value="20.247850894928">
                <text:p>20.247850894928</text:p>
              </table:table-cell>
              <table:table-cell office:value-type="float" office:value="20.2812149524689">
                <text:p>20.2812149524689</text:p>
              </table:table-cell>
              <table:table-cell office:value-type="float" office:value="20.3145790100098">
                <text:p>20.3145790100098</text:p>
              </table:table-cell>
              <table:table-cell office:value-type="float" office:value="20.3479430675507">
                <text:p>20.3479430675507</text:p>
              </table:table-cell>
              <table:table-cell office:value-type="float" office:value="20.3813071250916">
                <text:p>20.3813071250916</text:p>
              </table:table-cell>
              <table:table-cell office:value-type="float" office:value="20.4146711826324">
                <text:p>20.4146711826324</text:p>
              </table:table-cell>
              <table:table-cell office:value-type="float" office:value="20.4813995361328">
                <text:p>20.4813995361328</text:p>
              </table:table-cell>
              <table:table-cell office:value-type="float" office:value="20.5147635936737">
                <text:p>20.5147635936737</text:p>
              </table:table-cell>
              <table:table-cell office:value-type="float" office:value="20.5481278896332">
                <text:p>20.5481278896332</text:p>
              </table:table-cell>
              <table:table-cell office:value-type="float" office:value="20.5814921855927">
                <text:p>20.5814921855927</text:p>
              </table:table-cell>
              <table:table-cell office:value-type="float" office:value="20.648220539093">
                <text:p>20.648220539093</text:p>
              </table:table-cell>
              <table:table-cell office:value-type="float" office:value="20.6815850734711">
                <text:p>20.6815850734711</text:p>
              </table:table-cell>
              <table:table-cell office:value-type="float" office:value="20.7483139038086">
                <text:p>20.7483139038086</text:p>
              </table:table-cell>
              <table:table-cell office:value-type="float" office:value="20.7816784381866">
                <text:p>20.7816784381866</text:p>
              </table:table-cell>
              <table:table-cell office:value-type="float" office:value="20.8150424957275">
                <text:p>20.8150424957275</text:p>
              </table:table-cell>
              <table:table-cell office:value-type="float" office:value="20.8817718029022">
                <text:p>20.8817718029022</text:p>
              </table:table-cell>
              <table:table-cell office:value-type="float" office:value="20.9485008716583">
                <text:p>20.9485008716583</text:p>
              </table:table-cell>
              <table:table-cell office:value-type="float" office:value="21.015230178833">
                <text:p>21.015230178833</text:p>
              </table:table-cell>
              <table:table-cell office:value-type="float" office:value="21.0485949516296">
                <text:p>21.0485949516296</text:p>
              </table:table-cell>
              <table:table-cell office:value-type="float" office:value="21.1153242588043">
                <text:p>21.1153242588043</text:p>
              </table:table-cell>
              <table:table-cell office:value-type="float" office:value="21.1820540428162">
                <text:p>21.1820540428162</text:p>
              </table:table-cell>
              <table:table-cell office:value-type="float" office:value="21.2154185771942">
                <text:p>21.2154185771942</text:p>
              </table:table-cell>
              <table:table-cell office:value-type="float" office:value="21.2487721443176">
                <text:p>21.2487721443176</text:p>
              </table:table-cell>
              <table:table-cell office:value-type="float" office:value="21.2821254730225">
                <text:p>21.2821254730225</text:p>
              </table:table-cell>
              <table:table-cell office:value-type="float" office:value="21.3154785633087">
                <text:p>21.3154785633087</text:p>
              </table:table-cell>
              <table:table-cell office:value-type="float" office:value="21.3821852207184">
                <text:p>21.3821852207184</text:p>
              </table:table-cell>
              <table:table-cell office:value-type="float" office:value="21.4155385494232">
                <text:p>21.4155385494232</text:p>
              </table:table-cell>
              <table:table-cell office:value-type="float" office:value="21.4488916397095">
                <text:p>21.4488916397095</text:p>
              </table:table-cell>
              <table:table-cell office:value-type="float" office:value="21.4822449684143">
                <text:p>21.4822449684143</text:p>
              </table:table-cell>
              <table:table-cell office:value-type="float" office:value="21.5489511489868">
                <text:p>21.5489511489868</text:p>
              </table:table-cell>
              <table:table-cell office:value-type="float" office:value="21.5823042392731">
                <text:p>21.5823042392731</text:p>
              </table:table-cell>
              <table:table-cell office:value-type="float" office:value="21.649010181427">
                <text:p>21.649010181427</text:p>
              </table:table-cell>
              <table:table-cell office:value-type="float" office:value="21.7157161235809">
                <text:p>21.7157161235809</text:p>
              </table:table-cell>
              <table:table-cell office:value-type="float" office:value="21.815774679184">
                <text:p>21.815774679184</text:p>
              </table:table-cell>
              <table:table-cell office:value-type="float" office:value="21.8824803829193">
                <text:p>21.8824803829193</text:p>
              </table:table-cell>
              <table:table-cell office:value-type="float" office:value="21.9491858482361">
                <text:p>21.9491858482361</text:p>
              </table:table-cell>
              <table:table-cell office:value-type="float" office:value="21.9825387001038">
                <text:p>21.9825387001038</text:p>
              </table:table-cell>
              <table:table-cell office:value-type="float" office:value="22.0158913135529">
                <text:p>22.0158913135529</text:p>
              </table:table-cell>
              <table:table-cell office:value-type="float" office:value="22.049243927002">
                <text:p>22.049243927002</text:p>
              </table:table-cell>
              <table:table-cell office:value-type="float" office:value="22.1159491539001">
                <text:p>22.1159491539001</text:p>
              </table:table-cell>
              <table:table-cell office:value-type="float" office:value="22.1493015289307">
                <text:p>22.1493015289307</text:p>
              </table:table-cell>
              <table:table-cell office:value-type="float" office:value="22.2160067558289">
                <text:p>22.2160067558289</text:p>
              </table:table-cell>
              <table:table-cell office:value-type="float" office:value="22.2827138900757">
                <text:p>22.2827138900757</text:p>
              </table:table-cell>
              <table:table-cell office:value-type="float" office:value="22.3160674571991">
                <text:p>22.3160674571991</text:p>
              </table:table-cell>
            </table:table-row>
          </table:table-header-rows>
          <table:table-rows>
            <table:table-row>
              <table:table-cell office:value-type="string">
                <text:p>y_disp-axis</text:p>
                <draw:g>
                  <svg:desc>flatDgait15.A6:flatDgait15.A6</svg:desc>
                </draw:g>
              </table:table-cell>
              <table:table-cell office:value-type="float" office:value="0.303913474372131">
                <text:p>0.303913474372131</text:p>
                <draw:g>
                  <svg:desc>flatDgait15.B6:flatDgait15.NN6</svg:desc>
                </draw:g>
              </table:table-cell>
              <table:table-cell office:value-type="float" office:value="0.303969420311766">
                <text:p>0.303969420311766</text:p>
              </table:table-cell>
              <table:table-cell office:value-type="float" office:value="0.303939255878831">
                <text:p>0.303939255878831</text:p>
              </table:table-cell>
              <table:table-cell office:value-type="float" office:value="0.30401791712205">
                <text:p>0.30401791712205</text:p>
              </table:table-cell>
              <table:table-cell office:value-type="float" office:value="0.304012049808383">
                <text:p>0.304012049808383</text:p>
              </table:table-cell>
              <table:table-cell office:value-type="float" office:value="0.304002089602875">
                <text:p>0.304002089602875</text:p>
              </table:table-cell>
              <table:table-cell office:value-type="float" office:value="0.304016260716275">
                <text:p>0.304016260716275</text:p>
              </table:table-cell>
              <table:table-cell office:value-type="float" office:value="0.304027663211833">
                <text:p>0.304027663211833</text:p>
              </table:table-cell>
              <table:table-cell office:value-type="float" office:value="0.303952119216161">
                <text:p>0.303952119216161</text:p>
              </table:table-cell>
              <table:table-cell office:value-type="float" office:value="0.304042773336395">
                <text:p>0.304042773336395</text:p>
              </table:table-cell>
              <table:table-cell office:value-type="float" office:value="0.304002572355433">
                <text:p>0.304002572355433</text:p>
              </table:table-cell>
              <table:table-cell office:value-type="float" office:value="0.30399563966299">
                <text:p>0.30399563966299</text:p>
              </table:table-cell>
              <table:table-cell office:value-type="float" office:value="0.304014842814378">
                <text:p>0.304014842814378</text:p>
              </table:table-cell>
              <table:table-cell office:value-type="float" office:value="0.303955887755845">
                <text:p>0.303955887755845</text:p>
              </table:table-cell>
              <table:table-cell office:value-type="float" office:value="0.303946172501796">
                <text:p>0.303946172501796</text:p>
              </table:table-cell>
              <table:table-cell office:value-type="float" office:value="0.303991914872472">
                <text:p>0.303991914872472</text:p>
              </table:table-cell>
              <table:table-cell office:value-type="float" office:value="0.30399792043099">
                <text:p>0.30399792043099</text:p>
              </table:table-cell>
              <table:table-cell office:value-type="float" office:value="0.30396575871657">
                <text:p>0.30396575871657</text:p>
              </table:table-cell>
              <table:table-cell office:value-type="float" office:value="0.303956701828571">
                <text:p>0.303956701828571</text:p>
              </table:table-cell>
              <table:table-cell office:value-type="float" office:value="0.304010806268781">
                <text:p>0.304010806268781</text:p>
              </table:table-cell>
              <table:table-cell office:value-type="float" office:value="0.304026056507553">
                <text:p>0.304026056507553</text:p>
              </table:table-cell>
              <table:table-cell office:value-type="float" office:value="0.304026334108494">
                <text:p>0.304026334108494</text:p>
              </table:table-cell>
              <table:table-cell office:value-type="float" office:value="0.303943286231282">
                <text:p>0.303943286231282</text:p>
              </table:table-cell>
              <table:table-cell office:value-type="float" office:value="0.304025654713623">
                <text:p>0.304025654713623</text:p>
              </table:table-cell>
              <table:table-cell office:value-type="float" office:value="0.304028937084049">
                <text:p>0.304028937084049</text:p>
              </table:table-cell>
              <table:table-cell office:value-type="float" office:value="0.304022913000693">
                <text:p>0.304022913000693</text:p>
              </table:table-cell>
              <table:table-cell office:value-type="float" office:value="0.303918852999296">
                <text:p>0.303918852999296</text:p>
              </table:table-cell>
              <table:table-cell office:value-type="float" office:value="0.304018444624434">
                <text:p>0.304018444624434</text:p>
              </table:table-cell>
              <table:table-cell office:value-type="float" office:value="0.304006775406588">
                <text:p>0.304006775406588</text:p>
              </table:table-cell>
              <table:table-cell office:value-type="float" office:value="0.304033387608239">
                <text:p>0.304033387608239</text:p>
              </table:table-cell>
              <table:table-cell office:value-type="float" office:value="0.304011544532221">
                <text:p>0.304011544532221</text:p>
              </table:table-cell>
              <table:table-cell office:value-type="float" office:value="0.303999179562819">
                <text:p>0.303999179562819</text:p>
              </table:table-cell>
              <table:table-cell office:value-type="float" office:value="0.304012221304386">
                <text:p>0.304012221304386</text:p>
              </table:table-cell>
              <table:table-cell office:value-type="float" office:value="0.303957821695282">
                <text:p>0.303957821695282</text:p>
              </table:table-cell>
              <table:table-cell office:value-type="float" office:value="0.304026744374958">
                <text:p>0.304026744374958</text:p>
              </table:table-cell>
              <table:table-cell office:value-type="float" office:value="0.303969623622522">
                <text:p>0.303969623622522</text:p>
              </table:table-cell>
              <table:table-cell office:value-type="float" office:value="0.303999285416012">
                <text:p>0.303999285416012</text:p>
              </table:table-cell>
              <table:table-cell office:value-type="float" office:value="0.303966132384737">
                <text:p>0.303966132384737</text:p>
              </table:table-cell>
              <table:table-cell office:value-type="float" office:value="0.304004452526694">
                <text:p>0.304004452526694</text:p>
              </table:table-cell>
              <table:table-cell office:value-type="float" office:value="0.304028820295901">
                <text:p>0.304028820295901</text:p>
              </table:table-cell>
              <table:table-cell office:value-type="float" office:value="0.304005373581771">
                <text:p>0.304005373581771</text:p>
              </table:table-cell>
              <table:table-cell office:value-type="float" office:value="0.304001776853442">
                <text:p>0.304001776853442</text:p>
              </table:table-cell>
              <table:table-cell office:value-type="float" office:value="0.304031407678302">
                <text:p>0.304031407678302</text:p>
              </table:table-cell>
              <table:table-cell office:value-type="float" office:value="0.304025834727593">
                <text:p>0.304025834727593</text:p>
              </table:table-cell>
              <table:table-cell office:value-type="float" office:value="0.303949192020402">
                <text:p>0.303949192020402</text:p>
              </table:table-cell>
              <table:table-cell office:value-type="float" office:value="0.304003485781494">
                <text:p>0.304003485781494</text:p>
              </table:table-cell>
              <table:table-cell office:value-type="float" office:value="0.304053987504545">
                <text:p>0.304053987504545</text:p>
              </table:table-cell>
              <table:table-cell office:value-type="float" office:value="0.303707482697739">
                <text:p>0.303707482697739</text:p>
              </table:table-cell>
              <table:table-cell office:value-type="float" office:value="0.3026480185462">
                <text:p>0.3026480185462</text:p>
              </table:table-cell>
              <table:table-cell office:value-type="float" office:value="0.302391675542081">
                <text:p>0.302391675542081</text:p>
              </table:table-cell>
              <table:table-cell office:value-type="float" office:value="0.302431304003761">
                <text:p>0.302431304003761</text:p>
              </table:table-cell>
              <table:table-cell office:value-type="float" office:value="0.302315660275926">
                <text:p>0.302315660275926</text:p>
              </table:table-cell>
              <table:table-cell office:value-type="float" office:value="0.302253617333735">
                <text:p>0.302253617333735</text:p>
              </table:table-cell>
              <table:table-cell office:value-type="float" office:value="0.302149513492966">
                <text:p>0.302149513492966</text:p>
              </table:table-cell>
              <table:table-cell office:value-type="float" office:value="0.302059969238628">
                <text:p>0.302059969238628</text:p>
              </table:table-cell>
              <table:table-cell office:value-type="float" office:value="0.302354679292715">
                <text:p>0.302354679292715</text:p>
              </table:table-cell>
              <table:table-cell office:value-type="float" office:value="0.304761399688013">
                <text:p>0.304761399688013</text:p>
              </table:table-cell>
              <table:table-cell office:value-type="float" office:value="0.307763337508103">
                <text:p>0.307763337508103</text:p>
              </table:table-cell>
              <table:table-cell office:value-type="float" office:value="0.311836846491114">
                <text:p>0.311836846491114</text:p>
              </table:table-cell>
              <table:table-cell office:value-type="float" office:value="0.322003841751477">
                <text:p>0.322003841751477</text:p>
              </table:table-cell>
              <table:table-cell office:value-type="float" office:value="0.325462528058785">
                <text:p>0.325462528058785</text:p>
              </table:table-cell>
              <table:table-cell office:value-type="float" office:value="0.32862835255188">
                <text:p>0.32862835255188</text:p>
              </table:table-cell>
              <table:table-cell office:value-type="float" office:value="0.341905017475411">
                <text:p>0.341905017475411</text:p>
              </table:table-cell>
              <table:table-cell office:value-type="float" office:value="0.341184118248713">
                <text:p>0.341184118248713</text:p>
              </table:table-cell>
              <table:table-cell office:value-type="float" office:value="0.341210754120424">
                <text:p>0.341210754120424</text:p>
              </table:table-cell>
              <table:table-cell office:value-type="float" office:value="0.341161922304661">
                <text:p>0.341161922304661</text:p>
              </table:table-cell>
              <table:table-cell office:value-type="float" office:value="0.341470881967588">
                <text:p>0.341470881967588</text:p>
              </table:table-cell>
              <table:table-cell office:value-type="float" office:value="0.341268043198962">
                <text:p>0.341268043198962</text:p>
              </table:table-cell>
              <table:table-cell office:value-type="float" office:value="0.338252261121438">
                <text:p>0.338252261121438</text:p>
              </table:table-cell>
              <table:table-cell office:value-type="float" office:value="0.302494669742718">
                <text:p>0.302494669742718</text:p>
              </table:table-cell>
              <table:table-cell office:value-type="float" office:value="0.300227904237698">
                <text:p>0.300227904237698</text:p>
              </table:table-cell>
              <table:table-cell office:value-type="float" office:value="0.29816335946791">
                <text:p>0.29816335946791</text:p>
              </table:table-cell>
              <table:table-cell office:value-type="float" office:value="0.297625384238389">
                <text:p>0.297625384238389</text:p>
              </table:table-cell>
              <table:table-cell office:value-type="float" office:value="0.297613582967836">
                <text:p>0.297613582967836</text:p>
              </table:table-cell>
              <table:table-cell office:value-type="float" office:value="0.297988340003212">
                <text:p>0.297988340003212</text:p>
              </table:table-cell>
              <table:table-cell office:value-type="float" office:value="0.298431573904523">
                <text:p>0.298431573904523</text:p>
              </table:table-cell>
              <table:table-cell office:value-type="float" office:value="0.300527040290617">
                <text:p>0.300527040290617</text:p>
              </table:table-cell>
              <table:table-cell office:value-type="float" office:value="0.301170667678678">
                <text:p>0.301170667678678</text:p>
              </table:table-cell>
              <table:table-cell office:value-type="float" office:value="0.301242261469042">
                <text:p>0.301242261469042</text:p>
              </table:table-cell>
              <table:table-cell office:value-type="float" office:value="0.297591183434522">
                <text:p>0.297591183434522</text:p>
              </table:table-cell>
              <table:table-cell office:value-type="float" office:value="0.323206732550473">
                <text:p>0.323206732550473</text:p>
              </table:table-cell>
              <table:table-cell office:value-type="float" office:value="0.313065906408232">
                <text:p>0.313065906408232</text:p>
              </table:table-cell>
              <table:table-cell office:value-type="float" office:value="0.308759626601288">
                <text:p>0.308759626601288</text:p>
              </table:table-cell>
              <table:table-cell office:value-type="float" office:value="0.30742948398195">
                <text:p>0.30742948398195</text:p>
              </table:table-cell>
              <table:table-cell office:value-type="float" office:value="0.303424867166809">
                <text:p>0.303424867166809</text:p>
              </table:table-cell>
              <table:table-cell office:value-type="float" office:value="0.299392921764878">
                <text:p>0.299392921764878</text:p>
              </table:table-cell>
              <table:table-cell office:value-type="float" office:value="0.297444077446139">
                <text:p>0.297444077446139</text:p>
              </table:table-cell>
              <table:table-cell office:value-type="float" office:value="0.297380150488598">
                <text:p>0.297380150488598</text:p>
              </table:table-cell>
              <table:table-cell office:value-type="float" office:value="0.298932116694685">
                <text:p>0.298932116694685</text:p>
              </table:table-cell>
              <table:table-cell office:value-type="float" office:value="0.29888773347159">
                <text:p>0.29888773347159</text:p>
              </table:table-cell>
              <table:table-cell office:value-type="float" office:value="0.298085525399494">
                <text:p>0.298085525399494</text:p>
              </table:table-cell>
              <table:table-cell office:value-type="float" office:value="0.297659123589041">
                <text:p>0.297659123589041</text:p>
              </table:table-cell>
              <table:table-cell office:value-type="float" office:value="0.297353446159662">
                <text:p>0.297353446159662</text:p>
              </table:table-cell>
              <table:table-cell office:value-type="float" office:value="0.296796108140131">
                <text:p>0.296796108140131</text:p>
              </table:table-cell>
              <table:table-cell office:value-type="float" office:value="0.298820459902858">
                <text:p>0.298820459902858</text:p>
              </table:table-cell>
              <table:table-cell office:value-type="float" office:value="0.303802380750046">
                <text:p>0.303802380750046</text:p>
              </table:table-cell>
              <table:table-cell office:value-type="float" office:value="0.309893761286584">
                <text:p>0.309893761286584</text:p>
              </table:table-cell>
              <table:table-cell office:value-type="float" office:value="0.318566431240242">
                <text:p>0.318566431240242</text:p>
              </table:table-cell>
              <table:table-cell office:value-type="float" office:value="0.32817568473152">
                <text:p>0.32817568473152</text:p>
              </table:table-cell>
              <table:table-cell office:value-type="float" office:value="0.328381344251535">
                <text:p>0.328381344251535</text:p>
              </table:table-cell>
              <table:table-cell office:value-type="float" office:value="0.324953341725369">
                <text:p>0.324953341725369</text:p>
              </table:table-cell>
              <table:table-cell office:value-type="float" office:value="0.323737482660057">
                <text:p>0.323737482660057</text:p>
              </table:table-cell>
              <table:table-cell office:value-type="float" office:value="0.326725454693778">
                <text:p>0.326725454693778</text:p>
              </table:table-cell>
              <table:table-cell office:value-type="float" office:value="0.322118056301746">
                <text:p>0.322118056301746</text:p>
              </table:table-cell>
              <table:table-cell office:value-type="float" office:value="0.306089961505705">
                <text:p>0.306089961505705</text:p>
              </table:table-cell>
              <table:table-cell office:value-type="float" office:value="0.301003833892784">
                <text:p>0.301003833892784</text:p>
              </table:table-cell>
              <table:table-cell office:value-type="float" office:value="0.300903406282188">
                <text:p>0.300903406282188</text:p>
              </table:table-cell>
              <table:table-cell office:value-type="float" office:value="0.300666283879613">
                <text:p>0.300666283879613</text:p>
              </table:table-cell>
              <table:table-cell office:value-type="float" office:value="0.290675164456318">
                <text:p>0.290675164456318</text:p>
              </table:table-cell>
              <table:table-cell office:value-type="float" office:value="0.33215455857502">
                <text:p>0.33215455857502</text:p>
              </table:table-cell>
              <table:table-cell office:value-type="float" office:value="0.331022072079579">
                <text:p>0.331022072079579</text:p>
              </table:table-cell>
              <table:table-cell office:value-type="float" office:value="0.299436397311123">
                <text:p>0.299436397311123</text:p>
              </table:table-cell>
              <table:table-cell office:value-type="float" office:value="0.289630434316065">
                <text:p>0.289630434316065</text:p>
              </table:table-cell>
              <table:table-cell office:value-type="float" office:value="0.299536914370099">
                <text:p>0.299536914370099</text:p>
              </table:table-cell>
              <table:table-cell office:value-type="float" office:value="0.303591007246025">
                <text:p>0.303591007246025</text:p>
              </table:table-cell>
              <table:table-cell office:value-type="float" office:value="0.303994987991887">
                <text:p>0.303994987991887</text:p>
              </table:table-cell>
              <table:table-cell office:value-type="float" office:value="0.302697525687163">
                <text:p>0.302697525687163</text:p>
              </table:table-cell>
              <table:table-cell office:value-type="float" office:value="0.302268757311029">
                <text:p>0.302268757311029</text:p>
              </table:table-cell>
              <table:table-cell office:value-type="float" office:value="0.301048192033416">
                <text:p>0.301048192033416</text:p>
              </table:table-cell>
              <table:table-cell office:value-type="float" office:value="0.301394884429072">
                <text:p>0.301394884429072</text:p>
              </table:table-cell>
              <table:table-cell office:value-type="float" office:value="0.302546615055195">
                <text:p>0.302546615055195</text:p>
              </table:table-cell>
              <table:table-cell office:value-type="float" office:value="0.307358335356086">
                <text:p>0.307358335356086</text:p>
              </table:table-cell>
              <table:table-cell office:value-type="float" office:value="0.310007659881813">
                <text:p>0.310007659881813</text:p>
              </table:table-cell>
              <table:table-cell office:value-type="float" office:value="0.313303555230325">
                <text:p>0.313303555230325</text:p>
              </table:table-cell>
              <table:table-cell office:value-type="float" office:value="0.315021163910142">
                <text:p>0.315021163910142</text:p>
              </table:table-cell>
              <table:table-cell office:value-type="float" office:value="0.314112014935932">
                <text:p>0.314112014935932</text:p>
              </table:table-cell>
              <table:table-cell office:value-type="float" office:value="0.32305795944219">
                <text:p>0.32305795944219</text:p>
              </table:table-cell>
              <table:table-cell office:value-type="float" office:value="0.32048067227771">
                <text:p>0.32048067227771</text:p>
              </table:table-cell>
              <table:table-cell office:value-type="float" office:value="0.326339061753869">
                <text:p>0.326339061753869</text:p>
              </table:table-cell>
              <table:table-cell office:value-type="float" office:value="0.334474524008946">
                <text:p>0.334474524008946</text:p>
              </table:table-cell>
              <table:table-cell office:value-type="float" office:value="0.337733569141987">
                <text:p>0.337733569141987</text:p>
              </table:table-cell>
              <table:table-cell office:value-type="float" office:value="0.33671722106467">
                <text:p>0.33671722106467</text:p>
              </table:table-cell>
              <table:table-cell office:value-type="float" office:value="0.334947961372574">
                <text:p>0.334947961372574</text:p>
              </table:table-cell>
              <table:table-cell office:value-type="float" office:value="0.334067513808547">
                <text:p>0.334067513808547</text:p>
              </table:table-cell>
              <table:table-cell office:value-type="float" office:value="0.337968536645687">
                <text:p>0.337968536645687</text:p>
              </table:table-cell>
              <table:table-cell office:value-type="float" office:value="0.335379417381192">
                <text:p>0.335379417381192</text:p>
              </table:table-cell>
              <table:table-cell office:value-type="float" office:value="0.325348703664139">
                <text:p>0.325348703664139</text:p>
              </table:table-cell>
              <table:table-cell office:value-type="float" office:value="0.312656075679694">
                <text:p>0.312656075679694</text:p>
              </table:table-cell>
              <table:table-cell office:value-type="float" office:value="0.302434641213597">
                <text:p>0.302434641213597</text:p>
              </table:table-cell>
              <table:table-cell office:value-type="float" office:value="0.301542136575324">
                <text:p>0.301542136575324</text:p>
              </table:table-cell>
              <table:table-cell office:value-type="float" office:value="0.301471543027707">
                <text:p>0.301471543027707</text:p>
              </table:table-cell>
              <table:table-cell office:value-type="float" office:value="0.301547430866836">
                <text:p>0.301547430866836</text:p>
              </table:table-cell>
              <table:table-cell office:value-type="float" office:value="0.301932544491644">
                <text:p>0.301932544491644</text:p>
              </table:table-cell>
              <table:table-cell office:value-type="float" office:value="0.303734325838925">
                <text:p>0.303734325838925</text:p>
              </table:table-cell>
              <table:table-cell office:value-type="float" office:value="0.307599350174904">
                <text:p>0.307599350174904</text:p>
              </table:table-cell>
              <table:table-cell office:value-type="float" office:value="0.311634680855897">
                <text:p>0.311634680855897</text:p>
              </table:table-cell>
              <table:table-cell office:value-type="float" office:value="0.312832035531164">
                <text:p>0.312832035531164</text:p>
              </table:table-cell>
              <table:table-cell office:value-type="float" office:value="0.313461906879709">
                <text:p>0.313461906879709</text:p>
              </table:table-cell>
              <table:table-cell office:value-type="float" office:value="0.31072143286682">
                <text:p>0.31072143286682</text:p>
              </table:table-cell>
              <table:table-cell office:value-type="float" office:value="0.315537640832875">
                <text:p>0.315537640832875</text:p>
              </table:table-cell>
              <table:table-cell office:value-type="float" office:value="0.32306855482119">
                <text:p>0.32306855482119</text:p>
              </table:table-cell>
              <table:table-cell office:value-type="float" office:value="0.332704392481899">
                <text:p>0.332704392481899</text:p>
              </table:table-cell>
              <table:table-cell office:value-type="float" office:value="0.323056042542752">
                <text:p>0.323056042542752</text:p>
              </table:table-cell>
              <table:table-cell office:value-type="float" office:value="0.311150995412354">
                <text:p>0.311150995412354</text:p>
              </table:table-cell>
              <table:table-cell office:value-type="float" office:value="0.306221049350028">
                <text:p>0.306221049350028</text:p>
              </table:table-cell>
              <table:table-cell office:value-type="float" office:value="0.301674892613774">
                <text:p>0.301674892613774</text:p>
              </table:table-cell>
              <table:table-cell office:value-type="float" office:value="0.292908781195447">
                <text:p>0.292908781195447</text:p>
              </table:table-cell>
              <table:table-cell office:value-type="float" office:value="0.294159540883651">
                <text:p>0.294159540883651</text:p>
              </table:table-cell>
              <table:table-cell office:value-type="float" office:value="0.298764694686879">
                <text:p>0.298764694686879</text:p>
              </table:table-cell>
              <table:table-cell office:value-type="float" office:value="0.303291671314236">
                <text:p>0.303291671314236</text:p>
              </table:table-cell>
              <table:table-cell office:value-type="float" office:value="0.304040124527983">
                <text:p>0.304040124527983</text:p>
              </table:table-cell>
              <table:table-cell office:value-type="float" office:value="0.304176579892192">
                <text:p>0.304176579892192</text:p>
              </table:table-cell>
              <table:table-cell office:value-type="float" office:value="0.303190049066887">
                <text:p>0.303190049066887</text:p>
              </table:table-cell>
              <table:table-cell office:value-type="float" office:value="0.301455940497682">
                <text:p>0.301455940497682</text:p>
              </table:table-cell>
              <table:table-cell office:value-type="float" office:value="0.301415807776344">
                <text:p>0.301415807776344</text:p>
              </table:table-cell>
              <table:table-cell office:value-type="float" office:value="0.303598197370494">
                <text:p>0.303598197370494</text:p>
              </table:table-cell>
              <table:table-cell office:value-type="float" office:value="0.305965371192499">
                <text:p>0.305965371192499</text:p>
              </table:table-cell>
              <table:table-cell office:value-type="float" office:value="0.310663115565003">
                <text:p>0.310663115565003</text:p>
              </table:table-cell>
              <table:table-cell office:value-type="float" office:value="0.311700744051174">
                <text:p>0.311700744051174</text:p>
              </table:table-cell>
              <table:table-cell office:value-type="float" office:value="0.311502066294837">
                <text:p>0.311502066294837</text:p>
              </table:table-cell>
              <table:table-cell office:value-type="float" office:value="0.322143061312894">
                <text:p>0.322143061312894</text:p>
              </table:table-cell>
              <table:table-cell office:value-type="float" office:value="0.32398160386938">
                <text:p>0.32398160386938</text:p>
              </table:table-cell>
              <table:table-cell office:value-type="float" office:value="0.320345655166941">
                <text:p>0.320345655166941</text:p>
              </table:table-cell>
              <table:table-cell office:value-type="float" office:value="0.334164968675847">
                <text:p>0.334164968675847</text:p>
              </table:table-cell>
              <table:table-cell office:value-type="float" office:value="0.335346817224637">
                <text:p>0.335346817224637</text:p>
              </table:table-cell>
              <table:table-cell office:value-type="float" office:value="0.335781173657968">
                <text:p>0.335781173657968</text:p>
              </table:table-cell>
              <table:table-cell office:value-type="float" office:value="0.336680609814904">
                <text:p>0.336680609814904</text:p>
              </table:table-cell>
              <table:table-cell office:value-type="float" office:value="0.335759086797004">
                <text:p>0.335759086797004</text:p>
              </table:table-cell>
              <table:table-cell office:value-type="float" office:value="0.33600095487688">
                <text:p>0.33600095487688</text:p>
              </table:table-cell>
              <table:table-cell office:value-type="float" office:value="0.337180426650715">
                <text:p>0.337180426650715</text:p>
              </table:table-cell>
              <table:table-cell office:value-type="float" office:value="0.335336886210498">
                <text:p>0.335336886210498</text:p>
              </table:table-cell>
              <table:table-cell office:value-type="float" office:value="0.331877179681208">
                <text:p>0.331877179681208</text:p>
              </table:table-cell>
              <table:table-cell office:value-type="float" office:value="0.328131033008456">
                <text:p>0.328131033008456</text:p>
              </table:table-cell>
              <table:table-cell office:value-type="float" office:value="0.309047841705674">
                <text:p>0.309047841705674</text:p>
              </table:table-cell>
              <table:table-cell office:value-type="float" office:value="0.305624385812094">
                <text:p>0.305624385812094</text:p>
              </table:table-cell>
              <table:table-cell office:value-type="float" office:value="0.302586355592132">
                <text:p>0.302586355592132</text:p>
              </table:table-cell>
              <table:table-cell office:value-type="float" office:value="0.30098957137392">
                <text:p>0.30098957137392</text:p>
              </table:table-cell>
              <table:table-cell office:value-type="float" office:value="0.301114502204588">
                <text:p>0.301114502204588</text:p>
              </table:table-cell>
              <table:table-cell office:value-type="float" office:value="0.300334552316855">
                <text:p>0.300334552316855</text:p>
              </table:table-cell>
              <table:table-cell office:value-type="float" office:value="0.300255005964501">
                <text:p>0.300255005964501</text:p>
              </table:table-cell>
              <table:table-cell office:value-type="float" office:value="0.302113761680983">
                <text:p>0.302113761680983</text:p>
              </table:table-cell>
              <table:table-cell office:value-type="float" office:value="0.306322869879323">
                <text:p>0.306322869879323</text:p>
              </table:table-cell>
              <table:table-cell office:value-type="float" office:value="0.307206958908588">
                <text:p>0.307206958908588</text:p>
              </table:table-cell>
              <table:table-cell office:value-type="float" office:value="0.308207478695886">
                <text:p>0.308207478695886</text:p>
              </table:table-cell>
              <table:table-cell office:value-type="float" office:value="0.307849125137239">
                <text:p>0.307849125137239</text:p>
              </table:table-cell>
              <table:table-cell office:value-type="float" office:value="0.307792143149098">
                <text:p>0.307792143149098</text:p>
              </table:table-cell>
              <table:table-cell office:value-type="float" office:value="0.306245615434572">
                <text:p>0.306245615434572</text:p>
              </table:table-cell>
              <table:table-cell office:value-type="float" office:value="0.3263930409077">
                <text:p>0.3263930409077</text:p>
              </table:table-cell>
              <table:table-cell office:value-type="float" office:value="0.302199373783179">
                <text:p>0.302199373783179</text:p>
              </table:table-cell>
              <table:table-cell office:value-type="float" office:value="0.292393821280586">
                <text:p>0.292393821280586</text:p>
              </table:table-cell>
              <table:table-cell office:value-type="float" office:value="0.291717080581326">
                <text:p>0.291717080581326</text:p>
              </table:table-cell>
              <table:table-cell office:value-type="float" office:value="0.297087792056682">
                <text:p>0.297087792056682</text:p>
              </table:table-cell>
              <table:table-cell office:value-type="float" office:value="0.301843831645346">
                <text:p>0.301843831645346</text:p>
              </table:table-cell>
              <table:table-cell office:value-type="float" office:value="0.302537252149119">
                <text:p>0.302537252149119</text:p>
              </table:table-cell>
              <table:table-cell office:value-type="float" office:value="0.300788546196117">
                <text:p>0.300788546196117</text:p>
              </table:table-cell>
              <table:table-cell office:value-type="float" office:value="0.299986364863726">
                <text:p>0.299986364863726</text:p>
              </table:table-cell>
              <table:table-cell office:value-type="float" office:value="0.299780764587305">
                <text:p>0.299780764587305</text:p>
              </table:table-cell>
              <table:table-cell office:value-type="float" office:value="0.301706426038552">
                <text:p>0.301706426038552</text:p>
              </table:table-cell>
              <table:table-cell office:value-type="float" office:value="0.304220282775383">
                <text:p>0.304220282775383</text:p>
              </table:table-cell>
              <table:table-cell office:value-type="float" office:value="0.307058883471142">
                <text:p>0.307058883471142</text:p>
              </table:table-cell>
              <table:table-cell office:value-type="float" office:value="0.310338693676051">
                <text:p>0.310338693676051</text:p>
              </table:table-cell>
              <table:table-cell office:value-type="float" office:value="0.313623575443794">
                <text:p>0.313623575443794</text:p>
              </table:table-cell>
              <table:table-cell office:value-type="float" office:value="0.314122784741296">
                <text:p>0.314122784741296</text:p>
              </table:table-cell>
              <table:table-cell office:value-type="float" office:value="0.315221041391662">
                <text:p>0.315221041391662</text:p>
              </table:table-cell>
              <table:table-cell office:value-type="float" office:value="0.322514147698653">
                <text:p>0.322514147698653</text:p>
              </table:table-cell>
              <table:table-cell office:value-type="float" office:value="0.322699406446029">
                <text:p>0.322699406446029</text:p>
              </table:table-cell>
              <table:table-cell office:value-type="float" office:value="0.334593039447333">
                <text:p>0.334593039447333</text:p>
              </table:table-cell>
              <table:table-cell office:value-type="float" office:value="0.335453625651604">
                <text:p>0.335453625651604</text:p>
              </table:table-cell>
              <table:table-cell office:value-type="float" office:value="0.333792405726796">
                <text:p>0.333792405726796</text:p>
              </table:table-cell>
              <table:table-cell office:value-type="float" office:value="0.333890354794993">
                <text:p>0.333890354794993</text:p>
              </table:table-cell>
              <table:table-cell office:value-type="float" office:value="0.336374803026831">
                <text:p>0.336374803026831</text:p>
              </table:table-cell>
              <table:table-cell office:value-type="float" office:value="0.331525233431578">
                <text:p>0.331525233431578</text:p>
              </table:table-cell>
              <table:table-cell office:value-type="float" office:value="0.329235992996667">
                <text:p>0.329235992996667</text:p>
              </table:table-cell>
              <table:table-cell office:value-type="float" office:value="0.303462095088845">
                <text:p>0.303462095088845</text:p>
              </table:table-cell>
              <table:table-cell office:value-type="float" office:value="0.299832985283818">
                <text:p>0.299832985283818</text:p>
              </table:table-cell>
              <table:table-cell office:value-type="float" office:value="0.298948910069376">
                <text:p>0.298948910069376</text:p>
              </table:table-cell>
              <table:table-cell office:value-type="float" office:value="0.298921725397316">
                <text:p>0.298921725397316</text:p>
              </table:table-cell>
              <table:table-cell office:value-type="float" office:value="0.299011220617548">
                <text:p>0.299011220617548</text:p>
              </table:table-cell>
              <table:table-cell office:value-type="float" office:value="0.30085820815261">
                <text:p>0.30085820815261</text:p>
              </table:table-cell>
              <table:table-cell office:value-type="float" office:value="0.30247743356854">
                <text:p>0.30247743356854</text:p>
              </table:table-cell>
              <table:table-cell office:value-type="float" office:value="0.306706045731182">
                <text:p>0.306706045731182</text:p>
              </table:table-cell>
              <table:table-cell office:value-type="float" office:value="0.308277634632032">
                <text:p>0.308277634632032</text:p>
              </table:table-cell>
              <table:table-cell office:value-type="float" office:value="0.307697689763221">
                <text:p>0.307697689763221</text:p>
              </table:table-cell>
              <table:table-cell office:value-type="float" office:value="0.305526375100428">
                <text:p>0.305526375100428</text:p>
              </table:table-cell>
              <table:table-cell office:value-type="float" office:value="0.302118115112871">
                <text:p>0.302118115112871</text:p>
              </table:table-cell>
              <table:table-cell office:value-type="float" office:value="0.31973636890985">
                <text:p>0.31973636890985</text:p>
              </table:table-cell>
              <table:table-cell office:value-type="float" office:value="0.297156070198598">
                <text:p>0.297156070198598</text:p>
              </table:table-cell>
              <table:table-cell office:value-type="float" office:value="0.292686690579033">
                <text:p>0.292686690579033</text:p>
              </table:table-cell>
              <table:table-cell office:value-type="float" office:value="0.291879439749535">
                <text:p>0.291879439749535</text:p>
              </table:table-cell>
              <table:table-cell office:value-type="float" office:value="0.295942927615528">
                <text:p>0.295942927615528</text:p>
              </table:table-cell>
              <table:table-cell office:value-type="float" office:value="0.301351127244135">
                <text:p>0.301351127244135</text:p>
              </table:table-cell>
              <table:table-cell office:value-type="float" office:value="0.301833931957103">
                <text:p>0.301833931957103</text:p>
              </table:table-cell>
              <table:table-cell office:value-type="float" office:value="0.301068676565029">
                <text:p>0.301068676565029</text:p>
              </table:table-cell>
              <table:table-cell office:value-type="float" office:value="0.299839679068134">
                <text:p>0.299839679068134</text:p>
              </table:table-cell>
              <table:table-cell office:value-type="float" office:value="0.298655555222727">
                <text:p>0.298655555222727</text:p>
              </table:table-cell>
              <table:table-cell office:value-type="float" office:value="0.300860325035487">
                <text:p>0.300860325035487</text:p>
              </table:table-cell>
              <table:table-cell office:value-type="float" office:value="0.303757691179841">
                <text:p>0.303757691179841</text:p>
              </table:table-cell>
              <table:table-cell office:value-type="float" office:value="0.306066417342781">
                <text:p>0.306066417342781</text:p>
              </table:table-cell>
              <table:table-cell office:value-type="float" office:value="0.308975422957154">
                <text:p>0.308975422957154</text:p>
              </table:table-cell>
              <table:table-cell office:value-type="float" office:value="0.323530893177964">
                <text:p>0.323530893177964</text:p>
              </table:table-cell>
              <table:table-cell office:value-type="float" office:value="0.323489526944701">
                <text:p>0.323489526944701</text:p>
              </table:table-cell>
              <table:table-cell office:value-type="float" office:value="0.321278846192851">
                <text:p>0.321278846192851</text:p>
              </table:table-cell>
              <table:table-cell office:value-type="float" office:value="0.32868348989352">
                <text:p>0.32868348989352</text:p>
              </table:table-cell>
              <table:table-cell office:value-type="float" office:value="0.334392025929487">
                <text:p>0.334392025929487</text:p>
              </table:table-cell>
              <table:table-cell office:value-type="float" office:value="0.334546818867013">
                <text:p>0.334546818867013</text:p>
              </table:table-cell>
              <table:table-cell office:value-type="float" office:value="0.335736607799722">
                <text:p>0.335736607799722</text:p>
              </table:table-cell>
              <table:table-cell office:value-type="float" office:value="0.334526116720628">
                <text:p>0.334526116720628</text:p>
              </table:table-cell>
              <table:table-cell office:value-type="float" office:value="0.334848290972097">
                <text:p>0.334848290972097</text:p>
              </table:table-cell>
              <table:table-cell office:value-type="float" office:value="0.338130642662285">
                <text:p>0.338130642662285</text:p>
              </table:table-cell>
              <table:table-cell office:value-type="float" office:value="0.338361548721371">
                <text:p>0.338361548721371</text:p>
              </table:table-cell>
              <table:table-cell office:value-type="float" office:value="0.336211205110168">
                <text:p>0.336211205110168</text:p>
              </table:table-cell>
              <table:table-cell office:value-type="float" office:value="0.309176478074722">
                <text:p>0.309176478074722</text:p>
              </table:table-cell>
              <table:table-cell office:value-type="float" office:value="0.30710715770686">
                <text:p>0.30710715770686</text:p>
              </table:table-cell>
              <table:table-cell office:value-type="float" office:value="0.305538426031822">
                <text:p>0.305538426031822</text:p>
              </table:table-cell>
              <table:table-cell office:value-type="float" office:value="0.302709855753657">
                <text:p>0.302709855753657</text:p>
              </table:table-cell>
              <table:table-cell office:value-type="float" office:value="0.302168910841611">
                <text:p>0.302168910841611</text:p>
              </table:table-cell>
              <table:table-cell office:value-type="float" office:value="0.303041433650312">
                <text:p>0.303041433650312</text:p>
              </table:table-cell>
              <table:table-cell office:value-type="float" office:value="0.304402676742729">
                <text:p>0.304402676742729</text:p>
              </table:table-cell>
              <table:table-cell office:value-type="float" office:value="0.305597311835223">
                <text:p>0.305597311835223</text:p>
              </table:table-cell>
              <table:table-cell office:value-type="float" office:value="0.304735713027401">
                <text:p>0.304735713027401</text:p>
              </table:table-cell>
              <table:table-cell office:value-type="float" office:value="0.298509774713431">
                <text:p>0.298509774713431</text:p>
              </table:table-cell>
              <table:table-cell office:value-type="float" office:value="0.295682505694605">
                <text:p>0.295682505694605</text:p>
              </table:table-cell>
              <table:table-cell office:value-type="float" office:value="0.295276648776135">
                <text:p>0.295276648776135</text:p>
              </table:table-cell>
              <table:table-cell office:value-type="float" office:value="0.294427159500745">
                <text:p>0.294427159500745</text:p>
              </table:table-cell>
              <table:table-cell office:value-type="float" office:value="0.294285001401293">
                <text:p>0.294285001401293</text:p>
              </table:table-cell>
              <table:table-cell office:value-type="float" office:value="0.294181192987299">
                <text:p>0.294181192987299</text:p>
              </table:table-cell>
              <table:table-cell office:value-type="float" office:value="0.294307903088765">
                <text:p>0.294307903088765</text:p>
              </table:table-cell>
              <table:table-cell office:value-type="float" office:value="0.294299069986828">
                <text:p>0.294299069986828</text:p>
              </table:table-cell>
              <table:table-cell office:value-type="float" office:value="0.294180659019239">
                <text:p>0.294180659019239</text:p>
              </table:table-cell>
              <table:table-cell office:value-type="float" office:value="0.294165285259347">
                <text:p>0.294165285259347</text:p>
              </table:table-cell>
              <table:table-cell office:value-type="float" office:value="0.294139515518438">
                <text:p>0.294139515518438</text:p>
              </table:table-cell>
              <table:table-cell office:value-type="float" office:value="0.294100041084865">
                <text:p>0.294100041084865</text:p>
              </table:table-cell>
              <table:table-cell office:value-type="float" office:value="0.29413437844333">
                <text:p>0.29413437844333</text:p>
              </table:table-cell>
              <table:table-cell office:value-type="float" office:value="0.294267859111716">
                <text:p>0.294267859111716</text:p>
              </table:table-cell>
              <table:table-cell office:value-type="float" office:value="0.294308063705823">
                <text:p>0.294308063705823</text:p>
              </table:table-cell>
              <table:table-cell office:value-type="float" office:value="0.294356155968822">
                <text:p>0.294356155968822</text:p>
              </table:table-cell>
              <table:table-cell office:value-type="float" office:value="0.294360103982666">
                <text:p>0.294360103982666</text:p>
              </table:table-cell>
              <table:table-cell office:value-type="float" office:value="0.294306811315153">
                <text:p>0.294306811315153</text:p>
              </table:table-cell>
              <table:table-cell office:value-type="float" office:value="0.294283070107049">
                <text:p>0.294283070107049</text:p>
              </table:table-cell>
              <table:table-cell office:value-type="float" office:value="0.294267249857249">
                <text:p>0.294267249857249</text:p>
              </table:table-cell>
              <table:table-cell office:value-type="float" office:value="0.294277849957537">
                <text:p>0.294277849957537</text:p>
              </table:table-cell>
              <table:table-cell office:value-type="float" office:value="0.294294486867991">
                <text:p>0.294294486867991</text:p>
              </table:table-cell>
              <table:table-cell office:value-type="float" office:value="0.294281349265194">
                <text:p>0.294281349265194</text:p>
              </table:table-cell>
              <table:table-cell office:value-type="float" office:value="0.294284842538181">
                <text:p>0.294284842538181</text:p>
              </table:table-cell>
              <table:table-cell office:value-type="float" office:value="0.294288817822744">
                <text:p>0.294288817822744</text:p>
              </table:table-cell>
              <table:table-cell office:value-type="float" office:value="0.294292218524766">
                <text:p>0.294292218524766</text:p>
              </table:table-cell>
              <table:table-cell office:value-type="float" office:value="0.29430126106695">
                <text:p>0.29430126106695</text:p>
              </table:table-cell>
              <table:table-cell office:value-type="float" office:value="0.294285014893005">
                <text:p>0.294285014893005</text:p>
              </table:table-cell>
              <table:table-cell office:value-type="float" office:value="0.29426575493133">
                <text:p>0.29426575493133</text:p>
              </table:table-cell>
              <table:table-cell office:value-type="float" office:value="0.294286389706002">
                <text:p>0.294286389706002</text:p>
              </table:table-cell>
              <table:table-cell office:value-type="float" office:value="0.29428318612372">
                <text:p>0.29428318612372</text:p>
              </table:table-cell>
              <table:table-cell office:value-type="float" office:value="0.294259212824759">
                <text:p>0.294259212824759</text:p>
              </table:table-cell>
              <table:table-cell office:value-type="float" office:value="0.294297437887195">
                <text:p>0.294297437887195</text:p>
              </table:table-cell>
              <table:table-cell office:value-type="float" office:value="0.294294606085716">
                <text:p>0.294294606085716</text:p>
              </table:table-cell>
              <table:table-cell office:value-type="float" office:value="0.294294063774949">
                <text:p>0.294294063774949</text:p>
              </table:table-cell>
              <table:table-cell office:value-type="float" office:value="0.294287643749272">
                <text:p>0.294287643749272</text:p>
              </table:table-cell>
              <table:table-cell office:value-type="float" office:value="0.294265754484722">
                <text:p>0.294265754484722</text:p>
              </table:table-cell>
              <table:table-cell office:value-type="float" office:value="0.294267517271095">
                <text:p>0.294267517271095</text:p>
              </table:table-cell>
              <table:table-cell office:value-type="float" office:value="0.294286435063809">
                <text:p>0.294286435063809</text:p>
              </table:table-cell>
              <table:table-cell office:value-type="float" office:value="0.29428992718846">
                <text:p>0.29428992718846</text:p>
              </table:table-cell>
              <table:table-cell office:value-type="float" office:value="0.294285218124591">
                <text:p>0.294285218124591</text:p>
              </table:table-cell>
              <table:table-cell office:value-type="float" office:value="0.294250143482812">
                <text:p>0.294250143482812</text:p>
              </table:table-cell>
              <table:table-cell office:value-type="float" office:value="0.29426778586559">
                <text:p>0.29426778586559</text:p>
              </table:table-cell>
              <table:table-cell office:value-type="float" office:value="0.294286125308186">
                <text:p>0.294286125308186</text:p>
              </table:table-cell>
              <table:table-cell office:value-type="float" office:value="0.29429583331818">
                <text:p>0.29429583331818</text:p>
              </table:table-cell>
              <table:table-cell office:value-type="float" office:value="0.294279822958262">
                <text:p>0.294279822958262</text:p>
              </table:table-cell>
              <table:table-cell office:value-type="float" office:value="0.294273224516408">
                <text:p>0.294273224516408</text:p>
              </table:table-cell>
              <table:table-cell office:value-type="float" office:value="0.294277053552741">
                <text:p>0.294277053552741</text:p>
              </table:table-cell>
              <table:table-cell office:value-type="float" office:value="0.294268569797373">
                <text:p>0.294268569797373</text:p>
              </table:table-cell>
              <table:table-cell office:value-type="float" office:value="0.294270848158205">
                <text:p>0.294270848158205</text:p>
              </table:table-cell>
              <table:table-cell office:value-type="float" office:value="0.294274020645609">
                <text:p>0.294274020645609</text:p>
              </table:table-cell>
              <table:table-cell office:value-type="float" office:value="0.294273107664597">
                <text:p>0.294273107664597</text:p>
              </table:table-cell>
              <table:table-cell office:value-type="float" office:value="0.294258758660914">
                <text:p>0.294258758660914</text:p>
              </table:table-cell>
              <table:table-cell office:value-type="float" office:value="0.294277422868987">
                <text:p>0.294277422868987</text:p>
              </table:table-cell>
              <table:table-cell office:value-type="float" office:value="0.294274780803969">
                <text:p>0.294274780803969</text:p>
              </table:table-cell>
              <table:table-cell office:value-type="float" office:value="0.294273679125668">
                <text:p>0.294273679125668</text:p>
              </table:table-cell>
              <table:table-cell office:value-type="float" office:value="0.294280068199848">
                <text:p>0.294280068199848</text:p>
              </table:table-cell>
              <table:table-cell office:value-type="float" office:value="0.294277044931812">
                <text:p>0.294277044931812</text:p>
              </table:table-cell>
              <table:table-cell office:value-type="float" office:value="0.294274095322687">
                <text:p>0.294274095322687</text:p>
              </table:table-cell>
              <table:table-cell office:value-type="float" office:value="0.294269337220213">
                <text:p>0.294269337220213</text:p>
              </table:table-cell>
              <table:table-cell office:value-type="float" office:value="0.294263199619808">
                <text:p>0.294263199619808</text:p>
              </table:table-cell>
              <table:table-cell office:value-type="float" office:value="0.294299868302478">
                <text:p>0.294299868302478</text:p>
              </table:table-cell>
              <table:table-cell office:value-type="float" office:value="0.294289917916405">
                <text:p>0.294289917916405</text:p>
              </table:table-cell>
              <table:table-cell office:value-type="float" office:value="0.294255254884095">
                <text:p>0.294255254884095</text:p>
              </table:table-cell>
              <table:table-cell office:value-type="float" office:value="0.294268940178217">
                <text:p>0.294268940178217</text:p>
              </table:table-cell>
              <table:table-cell office:value-type="float" office:value="0.29428886221638">
                <text:p>0.29428886221638</text:p>
              </table:table-cell>
              <table:table-cell office:value-type="float" office:value="0.294291178855682">
                <text:p>0.294291178855682</text:p>
              </table:table-cell>
              <table:table-cell office:value-type="float" office:value="0.29428939822385">
                <text:p>0.29428939822385</text:p>
              </table:table-cell>
              <table:table-cell office:value-type="float" office:value="0.294285063871063">
                <text:p>0.294285063871063</text:p>
              </table:table-cell>
              <table:table-cell office:value-type="float" office:value="0.294281710577346">
                <text:p>0.294281710577346</text:p>
              </table:table-cell>
              <table:table-cell office:value-type="float" office:value="0.294276496694096">
                <text:p>0.294276496694096</text:p>
              </table:table-cell>
              <table:table-cell office:value-type="float" office:value="0.294252080877074">
                <text:p>0.294252080877074</text:p>
              </table:table-cell>
              <table:table-cell office:value-type="float" office:value="0.294269241789058">
                <text:p>0.294269241789058</text:p>
              </table:table-cell>
              <table:table-cell office:value-type="float" office:value="0.294285003933264">
                <text:p>0.294285003933264</text:p>
              </table:table-cell>
              <table:table-cell office:value-type="float" office:value="0.294283636687426">
                <text:p>0.294283636687426</text:p>
              </table:table-cell>
              <table:table-cell office:value-type="float" office:value="0.294287104419585">
                <text:p>0.294287104419585</text:p>
              </table:table-cell>
              <table:table-cell office:value-type="float" office:value="0.294280050916828">
                <text:p>0.294280050916828</text:p>
              </table:table-cell>
              <table:table-cell office:value-type="float" office:value="0.294286633417689">
                <text:p>0.294286633417689</text:p>
              </table:table-cell>
              <table:table-cell office:value-type="float" office:value="0.294277839944122">
                <text:p>0.294277839944122</text:p>
              </table:table-cell>
              <table:table-cell office:value-type="float" office:value="0.294293757855186">
                <text:p>0.294293757855186</text:p>
              </table:table-cell>
              <table:table-cell office:value-type="float" office:value="0.294295961997522">
                <text:p>0.294295961997522</text:p>
              </table:table-cell>
              <table:table-cell office:value-type="float" office:value="0.2942825641706">
                <text:p>0.2942825641706</text:p>
              </table:table-cell>
              <table:table-cell office:value-type="float" office:value="0.294270398658305">
                <text:p>0.294270398658305</text:p>
              </table:table-cell>
              <table:table-cell office:value-type="float" office:value="0.294267855828357">
                <text:p>0.294267855828357</text:p>
              </table:table-cell>
              <table:table-cell office:value-type="float" office:value="0.294288721734473">
                <text:p>0.294288721734473</text:p>
              </table:table-cell>
              <table:table-cell office:value-type="float" office:value="0.294271960331534">
                <text:p>0.294271960331534</text:p>
              </table:table-cell>
              <table:table-cell office:value-type="float" office:value="0.294281455313596">
                <text:p>0.294281455313596</text:p>
              </table:table-cell>
              <table:table-cell office:value-type="float" office:value="0.294283152373184">
                <text:p>0.294283152373184</text:p>
              </table:table-cell>
              <table:table-cell office:value-type="float" office:value="0.294276078085864">
                <text:p>0.294276078085864</text:p>
              </table:table-cell>
              <table:table-cell office:value-type="float" office:value="0.294276507520473">
                <text:p>0.294276507520473</text:p>
              </table:table-cell>
              <table:table-cell office:value-type="float" office:value="0.294268212269235">
                <text:p>0.294268212269235</text:p>
              </table:table-cell>
              <table:table-cell office:value-type="float" office:value="0.294283011102015">
                <text:p>0.294283011102015</text:p>
              </table:table-cell>
              <table:table-cell office:value-type="float" office:value="0.294285201124772">
                <text:p>0.294285201124772</text:p>
              </table:table-cell>
              <table:table-cell office:value-type="float" office:value="0.294298901123493">
                <text:p>0.294298901123493</text:p>
              </table:table-cell>
              <table:table-cell office:value-type="float" office:value="0.294287523048107">
                <text:p>0.294287523048107</text:p>
              </table:table-cell>
              <table:table-cell office:value-type="float" office:value="0.294290060953666">
                <text:p>0.294290060953666</text:p>
              </table:table-cell>
              <table:table-cell office:value-type="float" office:value="0.294278204901962">
                <text:p>0.294278204901962</text:p>
              </table:table-cell>
              <table:table-cell office:value-type="float" office:value="0.294275007970864">
                <text:p>0.294275007970864</text:p>
              </table:table-cell>
              <table:table-cell office:value-type="float" office:value="0.294289668124726">
                <text:p>0.294289668124726</text:p>
              </table:table-cell>
              <table:table-cell office:value-type="float" office:value="0.294268782458614">
                <text:p>0.294268782458614</text:p>
              </table:table-cell>
              <table:table-cell office:value-type="float" office:value="0.294269427808144">
                <text:p>0.294269427808144</text:p>
              </table:table-cell>
              <table:table-cell office:value-type="float" office:value="0.294283719608146">
                <text:p>0.294283719608146</text:p>
              </table:table-cell>
              <table:table-cell office:value-type="float" office:value="0.294276022445906">
                <text:p>0.294276022445906</text:p>
              </table:table-cell>
              <table:table-cell office:value-type="float" office:value="0.294292122157485">
                <text:p>0.294292122157485</text:p>
              </table:table-cell>
              <table:table-cell office:value-type="float" office:value="0.294271577094097">
                <text:p>0.294271577094097</text:p>
              </table:table-cell>
              <table:table-cell office:value-type="float" office:value="0.294291326429401">
                <text:p>0.294291326429401</text:p>
              </table:table-cell>
              <table:table-cell office:value-type="float" office:value="0.294292408834523">
                <text:p>0.294292408834523</text:p>
              </table:table-cell>
            </table:table-row>
            <table:table-row>
              <table:table-cell office:value-type="string">
                <text:p>Potential diff</text:p>
                <draw:g>
                  <svg:desc>flatDgait15.A8:flatDgait15.A8</svg:desc>
                </draw:g>
              </table:table-cell>
              <table:table-cell office:value-type="float" office:value="-0.0000386764137524365">
                <text:p>-0.0000386764137524365</text:p>
                <draw:g>
                  <svg:desc>flatDgait15.B8:flatDgait15.NN8</svg:desc>
                </draw:g>
              </table:table-cell>
              <table:table-cell office:value-type="float" office:value="0.000055945939634261">
                <text:p>0.000055945939634261</text:p>
              </table:table-cell>
              <table:table-cell office:value-type="float" office:value="-0.0000301644329342432">
                <text:p>-0.0000301644329342432</text:p>
              </table:table-cell>
              <table:table-cell office:value-type="float" office:value="0.0000786612432180922">
                <text:p>0.0000786612432180922</text:p>
              </table:table-cell>
              <table:table-cell office:value-type="float" office:value="-0.00000586731366697402">
                <text:p>-0.00000586731366697402</text:p>
              </table:table-cell>
              <table:table-cell office:value-type="float" office:value="-0.00000996020550725341">
                <text:p>-0.00000996020550725341</text:p>
              </table:table-cell>
              <table:table-cell office:value-type="float" office:value="0.0000141711133998523">
                <text:p>0.0000141711133998523</text:p>
              </table:table-cell>
              <table:table-cell office:value-type="float" office:value="0.0000114024955578662">
                <text:p>0.0000114024955578662</text:p>
              </table:table-cell>
              <table:table-cell office:value-type="float" office:value="-0.0000755439956725001">
                <text:p>-0.0000755439956725001</text:p>
              </table:table-cell>
              <table:table-cell office:value-type="float" office:value="0.0000906541202340128">
                <text:p>0.0000906541202340128</text:p>
              </table:table-cell>
              <table:table-cell office:value-type="float" office:value="-0.0000402009809611359">
                <text:p>-0.0000402009809611359</text:p>
              </table:table-cell>
              <table:table-cell office:value-type="float" office:value="-0.00000693269244328443">
                <text:p>-0.00000693269244328443</text:p>
              </table:table-cell>
              <table:table-cell office:value-type="float" office:value="0.0000192031513878144">
                <text:p>0.0000192031513878144</text:p>
              </table:table-cell>
              <table:table-cell office:value-type="float" office:value="-0.00005895505853315">
                <text:p>-0.00005895505853315</text:p>
              </table:table-cell>
              <table:table-cell office:value-type="float" office:value="-0.00000971525404891427">
                <text:p>-0.00000971525404891427</text:p>
              </table:table-cell>
              <table:table-cell office:value-type="float" office:value="0.0000457423706760052">
                <text:p>0.0000457423706760052</text:p>
              </table:table-cell>
              <table:table-cell office:value-type="float" office:value="0.00000600555851859586">
                <text:p>0.00000600555851859586</text:p>
              </table:table-cell>
              <table:table-cell office:value-type="float" office:value="-0.0000321617144203312">
                <text:p>-0.0000321617144203312</text:p>
              </table:table-cell>
              <table:table-cell office:value-type="float" office:value="-0.00000905688799934801">
                <text:p>-0.00000905688799934801</text:p>
              </table:table-cell>
              <table:table-cell office:value-type="float" office:value="0.0000541044402096458">
                <text:p>0.0000541044402096458</text:p>
              </table:table-cell>
              <table:table-cell office:value-type="float" office:value="0.000015250238772857">
                <text:p>0.000015250238772857</text:p>
              </table:table-cell>
              <table:table-cell office:value-type="float" office:value="0.000000277600940568057">
                <text:p>0.000000277600940568057</text:p>
              </table:table-cell>
              <table:table-cell office:value-type="float" office:value="-0.000083047877211806">
                <text:p>-0.000083047877211806</text:p>
              </table:table-cell>
              <table:table-cell office:value-type="float" office:value="0.0000823684823408333">
                <text:p>0.0000823684823408333</text:p>
              </table:table-cell>
              <table:table-cell office:value-type="float" office:value="0.00000328237042618307">
                <text:p>0.00000328237042618307</text:p>
              </table:table-cell>
              <table:table-cell office:value-type="float" office:value="-0.00000602408335603766">
                <text:p>-0.00000602408335603766</text:p>
              </table:table-cell>
              <table:table-cell office:value-type="float" office:value="-0.00010406000139751">
                <text:p>-0.00010406000139751</text:p>
              </table:table-cell>
              <table:table-cell office:value-type="float" office:value="0.0000995916251387285">
                <text:p>0.0000995916251387285</text:p>
              </table:table-cell>
              <table:table-cell office:value-type="float" office:value="-0.000011669217846122">
                <text:p>-0.000011669217846122</text:p>
              </table:table-cell>
              <table:table-cell office:value-type="float" office:value="0.0000266122016510106">
                <text:p>0.0000266122016510106</text:p>
              </table:table-cell>
              <table:table-cell office:value-type="float" office:value="-0.0000218430760184907">
                <text:p>-0.0000218430760184907</text:p>
              </table:table-cell>
              <table:table-cell office:value-type="float" office:value="-0.000012364969401546">
                <text:p>-0.000012364969401546</text:p>
              </table:table-cell>
              <table:table-cell office:value-type="float" office:value="0.0000130417415669659">
                <text:p>0.0000130417415669659</text:p>
              </table:table-cell>
              <table:table-cell office:value-type="float" office:value="-0.0000543996091041388">
                <text:p>-0.0000543996091041388</text:p>
              </table:table-cell>
              <table:table-cell office:value-type="float" office:value="0.0000689226796761755">
                <text:p>0.0000689226796761755</text:p>
              </table:table-cell>
              <table:table-cell office:value-type="float" office:value="-0.0000571207524356354">
                <text:p>-0.0000571207524356354</text:p>
              </table:table-cell>
              <table:table-cell office:value-type="float" office:value="0.000029661793489788">
                <text:p>0.000029661793489788</text:p>
              </table:table-cell>
              <table:table-cell office:value-type="float" office:value="-0.0000331530312748796">
                <text:p>-0.0000331530312748796</text:p>
              </table:table-cell>
              <table:table-cell office:value-type="float" office:value="0.0000383201419569823">
                <text:p>0.0000383201419569823</text:p>
              </table:table-cell>
              <table:table-cell office:value-type="float" office:value="0.000024367769206779">
                <text:p>0.000024367769206779</text:p>
              </table:table-cell>
              <table:table-cell office:value-type="float" office:value="-0.0000234467141304595">
                <text:p>-0.0000234467141304595</text:p>
              </table:table-cell>
              <table:table-cell office:value-type="float" office:value="-0.00000359672832855873">
                <text:p>-0.00000359672832855873</text:p>
              </table:table-cell>
              <table:table-cell office:value-type="float" office:value="0.0000296308248597388">
                <text:p>0.0000296308248597388</text:p>
              </table:table-cell>
              <table:table-cell office:value-type="float" office:value="-0.00000557295070857666">
                <text:p>-0.00000557295070857666</text:p>
              </table:table-cell>
              <table:table-cell office:value-type="float" office:value="-0.0000766427071913767">
                <text:p>-0.0000766427071913767</text:p>
              </table:table-cell>
              <table:table-cell office:value-type="float" office:value="0.0000542937610916172">
                <text:p>0.0000542937610916172</text:p>
              </table:table-cell>
              <table:table-cell office:value-type="float" office:value="0.0000505017230517102">
                <text:p>0.0000505017230517102</text:p>
              </table:table-cell>
              <table:table-cell office:value-type="float" office:value="-0.000346504806806258">
                <text:p>-0.000346504806806258</text:p>
              </table:table-cell>
              <table:table-cell office:value-type="float" office:value="-0.00105946415153907">
                <text:p>-0.00105946415153907</text:p>
              </table:table-cell>
              <table:table-cell office:value-type="float" office:value="-0.000256343004119086">
                <text:p>-0.000256343004119086</text:p>
              </table:table-cell>
              <table:table-cell office:value-type="float" office:value="0.0000396284616804299">
                <text:p>0.0000396284616804299</text:p>
              </table:table-cell>
              <table:table-cell office:value-type="float" office:value="-0.000115643727835346">
                <text:p>-0.000115643727835346</text:p>
              </table:table-cell>
              <table:table-cell office:value-type="float" office:value="-0.0000620429421909208">
                <text:p>-0.0000620429421909208</text:p>
              </table:table-cell>
              <table:table-cell office:value-type="float" office:value="-0.000104103840768532">
                <text:p>-0.000104103840768532</text:p>
              </table:table-cell>
              <table:table-cell office:value-type="float" office:value="-0.0000895442543379921">
                <text:p>-0.0000895442543379921</text:p>
              </table:table-cell>
              <table:table-cell office:value-type="float" office:value="0.000294710054086711">
                <text:p>0.000294710054086711</text:p>
              </table:table-cell>
              <table:table-cell office:value-type="float" office:value="0.00240672039529832">
                <text:p>0.00240672039529832</text:p>
              </table:table-cell>
              <table:table-cell office:value-type="float" office:value="0.00300193782008928">
                <text:p>0.00300193782008928</text:p>
              </table:table-cell>
              <table:table-cell office:value-type="float" office:value="0.00407350898301156">
                <text:p>0.00407350898301156</text:p>
              </table:table-cell>
              <table:table-cell office:value-type="float" office:value="0.0101669952603629">
                <text:p>0.0101669952603629</text:p>
              </table:table-cell>
              <table:table-cell office:value-type="float" office:value="0.00345868630730761">
                <text:p>0.00345868630730761</text:p>
              </table:table-cell>
              <table:table-cell office:value-type="float" office:value="0.00316582449309566">
                <text:p>0.00316582449309566</text:p>
              </table:table-cell>
              <table:table-cell office:value-type="float" office:value="0.0132766649235306">
                <text:p>0.0132766649235306</text:p>
              </table:table-cell>
              <table:table-cell office:value-type="float" office:value="-0.00072089922669788">
                <text:p>-0.00072089922669788</text:p>
              </table:table-cell>
              <table:table-cell office:value-type="float" office:value="0.0000266358717103676">
                <text:p>0.0000266358717103676</text:p>
              </table:table-cell>
              <table:table-cell office:value-type="float" office:value="-0.0000488318157628731">
                <text:p>-0.0000488318157628731</text:p>
              </table:table-cell>
              <table:table-cell office:value-type="float" office:value="0.000308959662927377">
                <text:p>0.000308959662927377</text:p>
              </table:table-cell>
              <table:table-cell office:value-type="float" office:value="-0.000202838768626312">
                <text:p>-0.000202838768626312</text:p>
              </table:table-cell>
              <table:table-cell office:value-type="float" office:value="-0.00301578207752329">
                <text:p>-0.00301578207752329</text:p>
              </table:table-cell>
              <table:table-cell office:value-type="float" office:value="-0.0357575913787201">
                <text:p>-0.0357575913787201</text:p>
              </table:table-cell>
              <table:table-cell office:value-type="float" office:value="-0.00226676550502031">
                <text:p>-0.00226676550502031</text:p>
              </table:table-cell>
              <table:table-cell office:value-type="float" office:value="-0.00206454476978779">
                <text:p>-0.00206454476978779</text:p>
              </table:table-cell>
              <table:table-cell office:value-type="float" office:value="-0.000537975229521648">
                <text:p>-0.000537975229521648</text:p>
              </table:table-cell>
              <table:table-cell office:value-type="float" office:value="-0.0000118012705521142">
                <text:p>-0.0000118012705521142</text:p>
              </table:table-cell>
              <table:table-cell office:value-type="float" office:value="0.000374757035374984">
                <text:p>0.000374757035374984</text:p>
              </table:table-cell>
              <table:table-cell office:value-type="float" office:value="0.000443233901311901">
                <text:p>0.000443233901311901</text:p>
              </table:table-cell>
              <table:table-cell office:value-type="float" office:value="0.00209546638609348">
                <text:p>0.00209546638609348</text:p>
              </table:table-cell>
              <table:table-cell office:value-type="float" office:value="0.000643627388060841">
                <text:p>0.000643627388060841</text:p>
              </table:table-cell>
              <table:table-cell office:value-type="float" office:value="0.0000715937903643105">
                <text:p>0.0000715937903643105</text:p>
              </table:table-cell>
              <table:table-cell office:value-type="float" office:value="-0.00365107803451981">
                <text:p>-0.00365107803451981</text:p>
              </table:table-cell>
              <table:table-cell office:value-type="float" office:value="0.0256155491159505">
                <text:p>0.0256155491159505</text:p>
              </table:table-cell>
              <table:table-cell office:value-type="float" office:value="-0.010140826142241">
                <text:p>-0.010140826142241</text:p>
              </table:table-cell>
              <table:table-cell office:value-type="float" office:value="-0.00430627980694404">
                <text:p>-0.00430627980694404</text:p>
              </table:table-cell>
              <table:table-cell office:value-type="float" office:value="-0.0013301426193375">
                <text:p>-0.0013301426193375</text:p>
              </table:table-cell>
              <table:table-cell office:value-type="float" office:value="-0.00400461681514114">
                <text:p>-0.00400461681514114</text:p>
              </table:table-cell>
              <table:table-cell office:value-type="float" office:value="-0.00403194540193108">
                <text:p>-0.00403194540193108</text:p>
              </table:table-cell>
              <table:table-cell office:value-type="float" office:value="-0.00194884431873943">
                <text:p>-0.00194884431873943</text:p>
              </table:table-cell>
              <table:table-cell office:value-type="float" office:value="-0.0000639269575405943">
                <text:p>-0.0000639269575405943</text:p>
              </table:table-cell>
              <table:table-cell office:value-type="float" office:value="0.00155196620608733">
                <text:p>0.00155196620608733</text:p>
              </table:table-cell>
              <table:table-cell office:value-type="float" office:value="-0.0000443832230956898">
                <text:p>-0.0000443832230956898</text:p>
              </table:table-cell>
              <table:table-cell office:value-type="float" office:value="-0.0008022080720958">
                <text:p>-0.0008022080720958</text:p>
              </table:table-cell>
              <table:table-cell office:value-type="float" office:value="-0.000426401810453225">
                <text:p>-0.000426401810453225</text:p>
              </table:table-cell>
              <table:table-cell office:value-type="float" office:value="-0.000305677429378037">
                <text:p>-0.000305677429378037</text:p>
              </table:table-cell>
              <table:table-cell office:value-type="float" office:value="-0.000557338019531062">
                <text:p>-0.000557338019531062</text:p>
              </table:table-cell>
              <table:table-cell office:value-type="float" office:value="0.00202435176272692">
                <text:p>0.00202435176272692</text:p>
              </table:table-cell>
              <table:table-cell office:value-type="float" office:value="0.00498192084718785">
                <text:p>0.00498192084718785</text:p>
              </table:table-cell>
              <table:table-cell office:value-type="float" office:value="0.00609138053653785">
                <text:p>0.00609138053653785</text:p>
              </table:table-cell>
              <table:table-cell office:value-type="float" office:value="0.00867266995365817">
                <text:p>0.00867266995365817</text:p>
              </table:table-cell>
              <table:table-cell office:value-type="float" office:value="0.00960925349127728">
                <text:p>0.00960925349127728</text:p>
              </table:table-cell>
              <table:table-cell office:value-type="float" office:value="0.000205659520015611">
                <text:p>0.000205659520015611</text:p>
              </table:table-cell>
              <table:table-cell office:value-type="float" office:value="-0.00342800252616598">
                <text:p>-0.00342800252616598</text:p>
              </table:table-cell>
              <table:table-cell office:value-type="float" office:value="-0.00121585906531219">
                <text:p>-0.00121585906531219</text:p>
              </table:table-cell>
              <table:table-cell office:value-type="float" office:value="0.00298797203372098">
                <text:p>0.00298797203372098</text:p>
              </table:table-cell>
              <table:table-cell office:value-type="float" office:value="-0.00460739839203145">
                <text:p>-0.00460739839203145</text:p>
              </table:table-cell>
              <table:table-cell office:value-type="float" office:value="-0.016028094796041">
                <text:p>-0.016028094796041</text:p>
              </table:table-cell>
              <table:table-cell office:value-type="float" office:value="-0.00508612761292143">
                <text:p>-0.00508612761292143</text:p>
              </table:table-cell>
              <table:table-cell office:value-type="float" office:value="-0.000100427610596088">
                <text:p>-0.000100427610596088</text:p>
              </table:table-cell>
              <table:table-cell office:value-type="float" office:value="-0.000237122402574952">
                <text:p>-0.000237122402574952</text:p>
              </table:table-cell>
              <table:table-cell office:value-type="float" office:value="-0.009991119423295">
                <text:p>-0.009991119423295</text:p>
              </table:table-cell>
              <table:table-cell office:value-type="float" office:value="0.0414793941187019">
                <text:p>0.0414793941187019</text:p>
              </table:table-cell>
              <table:table-cell office:value-type="float" office:value="-0.00113248649544057">
                <text:p>-0.00113248649544057</text:p>
              </table:table-cell>
              <table:table-cell office:value-type="float" office:value="-0.0315856747684564">
                <text:p>-0.0315856747684564</text:p>
              </table:table-cell>
              <table:table-cell office:value-type="float" office:value="-0.00980596299505815">
                <text:p>-0.00980596299505815</text:p>
              </table:table-cell>
              <table:table-cell office:value-type="float" office:value="0.00990648005403389">
                <text:p>0.00990648005403389</text:p>
              </table:table-cell>
              <table:table-cell office:value-type="float" office:value="0.00405409287592617">
                <text:p>0.00405409287592617</text:p>
              </table:table-cell>
              <table:table-cell office:value-type="float" office:value="0.000403980745862065">
                <text:p>0.000403980745862065</text:p>
              </table:table-cell>
              <table:table-cell office:value-type="float" office:value="-0.00129746230472433">
                <text:p>-0.00129746230472433</text:p>
              </table:table-cell>
              <table:table-cell office:value-type="float" office:value="-0.000428768376133426">
                <text:p>-0.000428768376133426</text:p>
              </table:table-cell>
              <table:table-cell office:value-type="float" office:value="-0.00122056527761294">
                <text:p>-0.00122056527761294</text:p>
              </table:table-cell>
              <table:table-cell office:value-type="float" office:value="0.000346692395656156">
                <text:p>0.000346692395656156</text:p>
              </table:table-cell>
              <table:table-cell office:value-type="float" office:value="0.00115173062612295">
                <text:p>0.00115173062612295</text:p>
              </table:table-cell>
              <table:table-cell office:value-type="float" office:value="0.00481172030089028">
                <text:p>0.00481172030089028</text:p>
              </table:table-cell>
              <table:table-cell office:value-type="float" office:value="0.00264932452572752">
                <text:p>0.00264932452572752</text:p>
              </table:table-cell>
              <table:table-cell office:value-type="float" office:value="0.00329589534851182">
                <text:p>0.00329589534851182</text:p>
              </table:table-cell>
              <table:table-cell office:value-type="float" office:value="0.00171760867981707">
                <text:p>0.00171760867981707</text:p>
              </table:table-cell>
              <table:table-cell office:value-type="float" office:value="-0.000909148974210183">
                <text:p>-0.000909148974210183</text:p>
              </table:table-cell>
              <table:table-cell office:value-type="float" office:value="0.0089459445062583">
                <text:p>0.0089459445062583</text:p>
              </table:table-cell>
              <table:table-cell office:value-type="float" office:value="-0.0025772871644798">
                <text:p>-0.0025772871644798</text:p>
              </table:table-cell>
              <table:table-cell office:value-type="float" office:value="0.0058583894761583">
                <text:p>0.0058583894761583</text:p>
              </table:table-cell>
              <table:table-cell office:value-type="float" office:value="0.008135462255077">
                <text:p>0.008135462255077</text:p>
              </table:table-cell>
              <table:table-cell office:value-type="float" office:value="0.00325904513304165">
                <text:p>0.00325904513304165</text:p>
              </table:table-cell>
              <table:table-cell office:value-type="float" office:value="-0.00101634807731743">
                <text:p>-0.00101634807731743</text:p>
              </table:table-cell>
              <table:table-cell office:value-type="float" office:value="-0.0017692596920959">
                <text:p>-0.0017692596920959</text:p>
              </table:table-cell>
              <table:table-cell office:value-type="float" office:value="-0.00088044756402672">
                <text:p>-0.00088044756402672</text:p>
              </table:table-cell>
              <table:table-cell office:value-type="float" office:value="0.00390102283713972">
                <text:p>0.00390102283713972</text:p>
              </table:table-cell>
              <table:table-cell office:value-type="float" office:value="-0.00258911926449529">
                <text:p>-0.00258911926449529</text:p>
              </table:table-cell>
              <table:table-cell office:value-type="float" office:value="-0.0100307137170523">
                <text:p>-0.0100307137170523</text:p>
              </table:table-cell>
              <table:table-cell office:value-type="float" office:value="-0.0126926279844456">
                <text:p>-0.0126926279844456</text:p>
              </table:table-cell>
              <table:table-cell office:value-type="float" office:value="-0.0102214344660967">
                <text:p>-0.0102214344660967</text:p>
              </table:table-cell>
              <table:table-cell office:value-type="float" office:value="-0.000892504638273173">
                <text:p>-0.000892504638273173</text:p>
              </table:table-cell>
              <table:table-cell office:value-type="float" office:value="-0.0000705935476166264">
                <text:p>-0.0000705935476166264</text:p>
              </table:table-cell>
              <table:table-cell office:value-type="float" office:value="0.0000758878391290407">
                <text:p>0.0000758878391290407</text:p>
              </table:table-cell>
              <table:table-cell office:value-type="float" office:value="0.000385113624807698">
                <text:p>0.000385113624807698</text:p>
              </table:table-cell>
              <table:table-cell office:value-type="float" office:value="0.00180178134728093">
                <text:p>0.00180178134728093</text:p>
              </table:table-cell>
              <table:table-cell office:value-type="float" office:value="0.00386502433597902">
                <text:p>0.00386502433597902</text:p>
              </table:table-cell>
              <table:table-cell office:value-type="float" office:value="0.00403533068099282">
                <text:p>0.00403533068099282</text:p>
              </table:table-cell>
              <table:table-cell office:value-type="float" office:value="0.00119735467526688">
                <text:p>0.00119735467526688</text:p>
              </table:table-cell>
              <table:table-cell office:value-type="float" office:value="0.000629871348545308">
                <text:p>0.000629871348545308</text:p>
              </table:table-cell>
              <table:table-cell office:value-type="float" office:value="-0.00274047401288868">
                <text:p>-0.00274047401288868</text:p>
              </table:table-cell>
              <table:table-cell office:value-type="float" office:value="0.00481620796605453">
                <text:p>0.00481620796605453</text:p>
              </table:table-cell>
              <table:table-cell office:value-type="float" office:value="0.00753091398831518">
                <text:p>0.00753091398831518</text:p>
              </table:table-cell>
              <table:table-cell office:value-type="float" office:value="0.00963583766070869">
                <text:p>0.00963583766070869</text:p>
              </table:table-cell>
              <table:table-cell office:value-type="float" office:value="-0.00964834993914676">
                <text:p>-0.00964834993914676</text:p>
              </table:table-cell>
              <table:table-cell office:value-type="float" office:value="-0.0119050471303979">
                <text:p>-0.0119050471303979</text:p>
              </table:table-cell>
              <table:table-cell office:value-type="float" office:value="-0.00492994606232644">
                <text:p>-0.00492994606232644</text:p>
              </table:table-cell>
              <table:table-cell office:value-type="float" office:value="-0.0045461567362533">
                <text:p>-0.0045461567362533</text:p>
              </table:table-cell>
              <table:table-cell office:value-type="float" office:value="-0.00876611141832751">
                <text:p>-0.00876611141832751</text:p>
              </table:table-cell>
              <table:table-cell office:value-type="float" office:value="0.00125075968820393">
                <text:p>0.00125075968820393</text:p>
              </table:table-cell>
              <table:table-cell office:value-type="float" office:value="0.0046051538032284">
                <text:p>0.0046051538032284</text:p>
              </table:table-cell>
              <table:table-cell office:value-type="float" office:value="0.00452697662735724">
                <text:p>0.00452697662735724</text:p>
              </table:table-cell>
              <table:table-cell office:value-type="float" office:value="0.000748453213746891">
                <text:p>0.000748453213746891</text:p>
              </table:table-cell>
              <table:table-cell office:value-type="float" office:value="0.000136455364208199">
                <text:p>0.000136455364208199</text:p>
              </table:table-cell>
              <table:table-cell office:value-type="float" office:value="-0.000986530825304588">
                <text:p>-0.000986530825304588</text:p>
              </table:table-cell>
              <table:table-cell office:value-type="float" office:value="-0.0017341085692047">
                <text:p>-0.0017341085692047</text:p>
              </table:table-cell>
              <table:table-cell office:value-type="float" office:value="-0.0000401327213377933">
                <text:p>-0.0000401327213377933</text:p>
              </table:table-cell>
              <table:table-cell office:value-type="float" office:value="0.00218238959414974">
                <text:p>0.00218238959414974</text:p>
              </table:table-cell>
              <table:table-cell office:value-type="float" office:value="0.00236717382200496">
                <text:p>0.00236717382200496</text:p>
              </table:table-cell>
              <table:table-cell office:value-type="float" office:value="0.00469774437250342">
                <text:p>0.00469774437250342</text:p>
              </table:table-cell>
              <table:table-cell office:value-type="float" office:value="0.00103762848617101">
                <text:p>0.00103762848617101</text:p>
              </table:table-cell>
              <table:table-cell office:value-type="float" office:value="-0.00019867775633664">
                <text:p>-0.00019867775633664</text:p>
              </table:table-cell>
              <table:table-cell office:value-type="float" office:value="0.0106409950180566">
                <text:p>0.0106409950180566</text:p>
              </table:table-cell>
              <table:table-cell office:value-type="float" office:value="0.00183854255648624">
                <text:p>0.00183854255648624</text:p>
              </table:table-cell>
              <table:table-cell office:value-type="float" office:value="-0.00363594870243894">
                <text:p>-0.00363594870243894</text:p>
              </table:table-cell>
              <table:table-cell office:value-type="float" office:value="0.0138193135089064">
                <text:p>0.0138193135089064</text:p>
              </table:table-cell>
              <table:table-cell office:value-type="float" office:value="0.00118184854878983">
                <text:p>0.00118184854878983</text:p>
              </table:table-cell>
              <table:table-cell office:value-type="float" office:value="0.000434356433330785">
                <text:p>0.000434356433330785</text:p>
              </table:table-cell>
              <table:table-cell office:value-type="float" office:value="0.000899436156935884">
                <text:p>0.000899436156935884</text:p>
              </table:table-cell>
              <table:table-cell office:value-type="float" office:value="-0.000921523017899384">
                <text:p>-0.000921523017899384</text:p>
              </table:table-cell>
              <table:table-cell office:value-type="float" office:value="0.000241868079875251">
                <text:p>0.000241868079875251</text:p>
              </table:table-cell>
              <table:table-cell office:value-type="float" office:value="0.00117947177383532">
                <text:p>0.00117947177383532</text:p>
              </table:table-cell>
              <table:table-cell office:value-type="float" office:value="-0.00184354044021673">
                <text:p>-0.00184354044021673</text:p>
              </table:table-cell>
              <table:table-cell office:value-type="float" office:value="-0.00345970652929067">
                <text:p>-0.00345970652929067</text:p>
              </table:table-cell>
              <table:table-cell office:value-type="float" office:value="-0.00374614667275197">
                <text:p>-0.00374614667275197</text:p>
              </table:table-cell>
              <table:table-cell office:value-type="float" office:value="-0.0190831913027819">
                <text:p>-0.0190831913027819</text:p>
              </table:table-cell>
              <table:table-cell office:value-type="float" office:value="-0.0034234558935794">
                <text:p>-0.0034234558935794</text:p>
              </table:table-cell>
              <table:table-cell office:value-type="float" office:value="-0.00303803021996263">
                <text:p>-0.00303803021996263</text:p>
              </table:table-cell>
              <table:table-cell office:value-type="float" office:value="-0.0015967842182118">
                <text:p>-0.0015967842182118</text:p>
              </table:table-cell>
              <table:table-cell office:value-type="float" office:value="0.000124930830667835">
                <text:p>0.000124930830667835</text:p>
              </table:table-cell>
              <table:table-cell office:value-type="float" office:value="-0.000779949887732889">
                <text:p>-0.000779949887732889</text:p>
              </table:table-cell>
              <table:table-cell office:value-type="float" office:value="-0.0000795463523539097">
                <text:p>-0.0000795463523539097</text:p>
              </table:table-cell>
              <table:table-cell office:value-type="float" office:value="0.00185875571648192">
                <text:p>0.00185875571648192</text:p>
              </table:table-cell>
              <table:table-cell office:value-type="float" office:value="0.00420910819833997">
                <text:p>0.00420910819833997</text:p>
              </table:table-cell>
              <table:table-cell office:value-type="float" office:value="0.000884089029265234">
                <text:p>0.000884089029265234</text:p>
              </table:table-cell>
              <table:table-cell office:value-type="float" office:value="0.00100051978729798">
                <text:p>0.00100051978729798</text:p>
              </table:table-cell>
              <table:table-cell office:value-type="float" office:value="-0.000358353558646884">
                <text:p>-0.000358353558646884</text:p>
              </table:table-cell>
              <table:table-cell office:value-type="float" office:value="-0.0000569819881409694">
                <text:p>-0.0000569819881409694</text:p>
              </table:table-cell>
              <table:table-cell office:value-type="float" office:value="-0.00154652771452579">
                <text:p>-0.00154652771452579</text:p>
              </table:table-cell>
              <table:table-cell office:value-type="float" office:value="0.0201474254731277">
                <text:p>0.0201474254731277</text:p>
              </table:table-cell>
              <table:table-cell office:value-type="float" office:value="-0.0241936671245215">
                <text:p>-0.0241936671245215</text:p>
              </table:table-cell>
              <table:table-cell office:value-type="float" office:value="-0.00980555250259258">
                <text:p>-0.00980555250259258</text:p>
              </table:table-cell>
              <table:table-cell office:value-type="float" office:value="-0.000676740699259604">
                <text:p>-0.000676740699259604</text:p>
              </table:table-cell>
              <table:table-cell office:value-type="float" office:value="0.00537071147535545">
                <text:p>0.00537071147535545</text:p>
              </table:table-cell>
              <table:table-cell office:value-type="float" office:value="0.00475603958866433">
                <text:p>0.00475603958866433</text:p>
              </table:table-cell>
              <table:table-cell office:value-type="float" office:value="0.000693420503772857">
                <text:p>0.000693420503772857</text:p>
              </table:table-cell>
              <table:table-cell office:value-type="float" office:value="-0.00174870595300242">
                <text:p>-0.00174870595300242</text:p>
              </table:table-cell>
              <table:table-cell office:value-type="float" office:value="-0.000802181332391016">
                <text:p>-0.000802181332391016</text:p>
              </table:table-cell>
              <table:table-cell office:value-type="float" office:value="-0.000205600276420748">
                <text:p>-0.000205600276420748</text:p>
              </table:table-cell>
              <table:table-cell office:value-type="float" office:value="0.00192566145124762">
                <text:p>0.00192566145124762</text:p>
              </table:table-cell>
              <table:table-cell office:value-type="float" office:value="0.00251385673683036">
                <text:p>0.00251385673683036</text:p>
              </table:table-cell>
              <table:table-cell office:value-type="float" office:value="0.00283860069575914">
                <text:p>0.00283860069575914</text:p>
              </table:table-cell>
              <table:table-cell office:value-type="float" office:value="0.0032798102049087">
                <text:p>0.0032798102049087</text:p>
              </table:table-cell>
              <table:table-cell office:value-type="float" office:value="0.00328488176774339">
                <text:p>0.00328488176774339</text:p>
              </table:table-cell>
              <table:table-cell office:value-type="float" office:value="0.000499209297502468">
                <text:p>0.000499209297502468</text:p>
              </table:table-cell>
              <table:table-cell office:value-type="float" office:value="0.00109825665036567">
                <text:p>0.00109825665036567</text:p>
              </table:table-cell>
              <table:table-cell office:value-type="float" office:value="0.00729310630699054">
                <text:p>0.00729310630699054</text:p>
              </table:table-cell>
              <table:table-cell office:value-type="float" office:value="0.00018525874737646">
                <text:p>0.00018525874737646</text:p>
              </table:table-cell>
              <table:table-cell office:value-type="float" office:value="0.0118936330013041">
                <text:p>0.0118936330013041</text:p>
              </table:table-cell>
              <table:table-cell office:value-type="float" office:value="0.000860586204270264">
                <text:p>0.000860586204270264</text:p>
              </table:table-cell>
              <table:table-cell office:value-type="float" office:value="-0.00166121992480778">
                <text:p>-0.00166121992480778</text:p>
              </table:table-cell>
              <table:table-cell office:value-type="float" office:value="0.0000979490681969342">
                <text:p>0.0000979490681969342</text:p>
              </table:table-cell>
              <table:table-cell office:value-type="float" office:value="0.00248444823183835">
                <text:p>0.00248444823183835</text:p>
              </table:table-cell>
              <table:table-cell office:value-type="float" office:value="-0.00484956959525323">
                <text:p>-0.00484956959525323</text:p>
              </table:table-cell>
              <table:table-cell office:value-type="float" office:value="-0.00228924043491036">
                <text:p>-0.00228924043491036</text:p>
              </table:table-cell>
              <table:table-cell office:value-type="float" office:value="-0.0257738979078225">
                <text:p>-0.0257738979078225</text:p>
              </table:table-cell>
              <table:table-cell office:value-type="float" office:value="-0.00362910980502668">
                <text:p>-0.00362910980502668</text:p>
              </table:table-cell>
              <table:table-cell office:value-type="float" office:value="-0.000884075214442226">
                <text:p>-0.000884075214442226</text:p>
              </table:table-cell>
              <table:table-cell office:value-type="float" office:value="-0.0000271846720603652">
                <text:p>-0.0000271846720603652</text:p>
              </table:table-cell>
              <table:table-cell office:value-type="float" office:value="0.0000894952202327715">
                <text:p>0.0000894952202327715</text:p>
              </table:table-cell>
              <table:table-cell office:value-type="float" office:value="0.00184698753506196">
                <text:p>0.00184698753506196</text:p>
              </table:table-cell>
              <table:table-cell office:value-type="float" office:value="0.0016192254159294">
                <text:p>0.0016192254159294</text:p>
              </table:table-cell>
              <table:table-cell office:value-type="float" office:value="0.00422861216264209">
                <text:p>0.00422861216264209</text:p>
              </table:table-cell>
              <table:table-cell office:value-type="float" office:value="0.00157158890084985">
                <text:p>0.00157158890084985</text:p>
              </table:table-cell>
              <table:table-cell office:value-type="float" office:value="-0.000579944868810911">
                <text:p>-0.000579944868810911</text:p>
              </table:table-cell>
              <table:table-cell office:value-type="float" office:value="-0.00217131466279313">
                <text:p>-0.00217131466279313</text:p>
              </table:table-cell>
              <table:table-cell office:value-type="float" office:value="-0.00340825998755717">
                <text:p>-0.00340825998755717</text:p>
              </table:table-cell>
              <table:table-cell office:value-type="float" office:value="0.0176182537969791">
                <text:p>0.0176182537969791</text:p>
              </table:table-cell>
              <table:table-cell office:value-type="float" office:value="-0.0225802987112516">
                <text:p>-0.0225802987112516</text:p>
              </table:table-cell>
              <table:table-cell office:value-type="float" office:value="-0.00446937961956484">
                <text:p>-0.00446937961956484</text:p>
              </table:table-cell>
              <table:table-cell office:value-type="float" office:value="-0.00080725082949773">
                <text:p>-0.00080725082949773</text:p>
              </table:table-cell>
              <table:table-cell office:value-type="float" office:value="0.00406348786599292">
                <text:p>0.00406348786599292</text:p>
              </table:table-cell>
              <table:table-cell office:value-type="float" office:value="0.00540819962860661">
                <text:p>0.00540819962860661</text:p>
              </table:table-cell>
              <table:table-cell office:value-type="float" office:value="0.000482804712968354">
                <text:p>0.000482804712968354</text:p>
              </table:table-cell>
              <table:table-cell office:value-type="float" office:value="-0.000765255392074115">
                <text:p>-0.000765255392074115</text:p>
              </table:table-cell>
              <table:table-cell office:value-type="float" office:value="-0.00122899749689537">
                <text:p>-0.00122899749689537</text:p>
              </table:table-cell>
              <table:table-cell office:value-type="float" office:value="-0.00118412384540645">
                <text:p>-0.00118412384540645</text:p>
              </table:table-cell>
              <table:table-cell office:value-type="float" office:value="0.00220476981275936">
                <text:p>0.00220476981275936</text:p>
              </table:table-cell>
              <table:table-cell office:value-type="float" office:value="0.00289736614435398">
                <text:p>0.00289736614435398</text:p>
              </table:table-cell>
              <table:table-cell office:value-type="float" office:value="0.00230872616294048">
                <text:p>0.00230872616294048</text:p>
              </table:table-cell>
              <table:table-cell office:value-type="float" office:value="0.00290900561437263">
                <text:p>0.00290900561437263</text:p>
              </table:table-cell>
              <table:table-cell office:value-type="float" office:value="0.0145554702208106">
                <text:p>0.0145554702208106</text:p>
              </table:table-cell>
              <table:table-cell office:value-type="float" office:value="-0.0000413662332633402">
                <text:p>-0.0000413662332633402</text:p>
              </table:table-cell>
              <table:table-cell office:value-type="float" office:value="-0.00221068075185049">
                <text:p>-0.00221068075185049</text:p>
              </table:table-cell>
              <table:table-cell office:value-type="float" office:value="0.00740464370066962">
                <text:p>0.00740464370066962</text:p>
              </table:table-cell>
              <table:table-cell office:value-type="float" office:value="0.00570853603596661">
                <text:p>0.00570853603596661</text:p>
              </table:table-cell>
              <table:table-cell office:value-type="float" office:value="0.000154792937525905">
                <text:p>0.000154792937525905</text:p>
              </table:table-cell>
              <table:table-cell office:value-type="float" office:value="0.00118978893270971">
                <text:p>0.00118978893270971</text:p>
              </table:table-cell>
              <table:table-cell office:value-type="float" office:value="-0.00121049107909454">
                <text:p>-0.00121049107909454</text:p>
              </table:table-cell>
              <table:table-cell office:value-type="float" office:value="0.000322174251469187">
                <text:p>0.000322174251469187</text:p>
              </table:table-cell>
              <table:table-cell office:value-type="float" office:value="0.00328235169018803">
                <text:p>0.00328235169018803</text:p>
              </table:table-cell>
              <table:table-cell office:value-type="float" office:value="0.000230906059086322">
                <text:p>0.000230906059086322</text:p>
              </table:table-cell>
              <table:table-cell office:value-type="float" office:value="-0.00215034361120348">
                <text:p>-0.00215034361120348</text:p>
              </table:table-cell>
              <table:table-cell office:value-type="float" office:value="-0.0270347270354463">
                <text:p>-0.0270347270354463</text:p>
              </table:table-cell>
              <table:table-cell office:value-type="float" office:value="-0.002069320367862">
                <text:p>-0.002069320367862</text:p>
              </table:table-cell>
              <table:table-cell office:value-type="float" office:value="-0.00156873167503807">
                <text:p>-0.00156873167503807</text:p>
              </table:table-cell>
              <table:table-cell office:value-type="float" office:value="-0.00282857027816419">
                <text:p>-0.00282857027816419</text:p>
              </table:table-cell>
              <table:table-cell office:value-type="float" office:value="-0.000540944912046093">
                <text:p>-0.000540944912046093</text:p>
              </table:table-cell>
              <table:table-cell office:value-type="float" office:value="0.00087252280870076">
                <text:p>0.00087252280870076</text:p>
              </table:table-cell>
              <table:table-cell office:value-type="float" office:value="0.00136124309241664">
                <text:p>0.00136124309241664</text:p>
              </table:table-cell>
              <table:table-cell office:value-type="float" office:value="0.00119463509249396">
                <text:p>0.00119463509249396</text:p>
              </table:table-cell>
              <table:table-cell office:value-type="float" office:value="-0.000861598807821606">
                <text:p>-0.000861598807821606</text:p>
              </table:table-cell>
              <table:table-cell office:value-type="float" office:value="-0.00622593831397034">
                <text:p>-0.00622593831397034</text:p>
              </table:table-cell>
              <table:table-cell office:value-type="float" office:value="-0.0028272690188253">
                <text:p>-0.0028272690188253</text:p>
              </table:table-cell>
              <table:table-cell office:value-type="float" office:value="-0.000405856918470449">
                <text:p>-0.000405856918470449</text:p>
              </table:table-cell>
              <table:table-cell office:value-type="float" office:value="-0.000849489275389526">
                <text:p>-0.000849489275389526</text:p>
              </table:table-cell>
              <table:table-cell office:value-type="float" office:value="-0.000142158099452228">
                <text:p>-0.000142158099452228</text:p>
              </table:table-cell>
              <table:table-cell office:value-type="float" office:value="-0.000103808413994544">
                <text:p>-0.000103808413994544</text:p>
              </table:table-cell>
              <table:table-cell office:value-type="float" office:value="0.000126710101465866">
                <text:p>0.000126710101465866</text:p>
              </table:table-cell>
              <table:table-cell office:value-type="float" office:value="-0.0000088331019361676">
                <text:p>-0.0000088331019361676</text:p>
              </table:table-cell>
              <table:table-cell office:value-type="float" office:value="-0.000118410967589189">
                <text:p>-0.000118410967589189</text:p>
              </table:table-cell>
              <table:table-cell office:value-type="float" office:value="-0.000015373759892523">
                <text:p>-0.000015373759892523</text:p>
              </table:table-cell>
              <table:table-cell office:value-type="float" office:value="-0.0000257697409089541">
                <text:p>-0.0000257697409089541</text:p>
              </table:table-cell>
              <table:table-cell office:value-type="float" office:value="-0.0000394744335725505">
                <text:p>-0.0000394744335725505</text:p>
              </table:table-cell>
              <table:table-cell office:value-type="float" office:value="0.0000343373584650863">
                <text:p>0.0000343373584650863</text:p>
              </table:table-cell>
              <table:table-cell office:value-type="float" office:value="0.000133480668385477">
                <text:p>0.000133480668385477</text:p>
              </table:table-cell>
              <table:table-cell office:value-type="float" office:value="0.0000402045941074181">
                <text:p>0.0000402045941074181</text:p>
              </table:table-cell>
              <table:table-cell office:value-type="float" office:value="0.0000480922629991776">
                <text:p>0.0000480922629991776</text:p>
              </table:table-cell>
              <table:table-cell office:value-type="float" office:value="0.00000394801384329124">
                <text:p>0.00000394801384329124</text:p>
              </table:table-cell>
              <table:table-cell office:value-type="float" office:value="-0.0000532926675120837">
                <text:p>-0.0000532926675120837</text:p>
              </table:table-cell>
              <table:table-cell office:value-type="float" office:value="-0.0000237412081046662">
                <text:p>-0.0000237412081046662</text:p>
              </table:table-cell>
              <table:table-cell office:value-type="float" office:value="-0.0000158202497997362">
                <text:p>-0.0000158202497997362</text:p>
              </table:table-cell>
              <table:table-cell office:value-type="float" office:value="0.0000106001002875278">
                <text:p>0.0000106001002875278</text:p>
              </table:table-cell>
              <table:table-cell office:value-type="float" office:value="0.0000166369104548369">
                <text:p>0.0000166369104548369</text:p>
              </table:table-cell>
              <table:table-cell office:value-type="float" office:value="-0.000013137602797697">
                <text:p>-0.000013137602797697</text:p>
              </table:table-cell>
              <table:table-cell office:value-type="float" office:value="0.00000349327298759805">
                <text:p>0.00000349327298759805</text:p>
              </table:table-cell>
              <table:table-cell office:value-type="float" office:value="0.00000397528456269614">
                <text:p>0.00000397528456269614</text:p>
              </table:table-cell>
              <table:table-cell office:value-type="float" office:value="0.00000340070202192733">
                <text:p>0.00000340070202192733</text:p>
              </table:table-cell>
              <table:table-cell office:value-type="float" office:value="0.00000904254218436762">
                <text:p>0.00000904254218436762</text:p>
              </table:table-cell>
              <table:table-cell office:value-type="float" office:value="-0.0000162461739459108">
                <text:p>-0.0000162461739459108</text:p>
              </table:table-cell>
              <table:table-cell office:value-type="float" office:value="-0.0000192599616744005">
                <text:p>-0.0000192599616744005</text:p>
              </table:table-cell>
              <table:table-cell office:value-type="float" office:value="0.0000206347746719571">
                <text:p>0.0000206347746719571</text:p>
              </table:table-cell>
              <table:table-cell office:value-type="float" office:value="-0.00000320358228239614">
                <text:p>-0.00000320358228239614</text:p>
              </table:table-cell>
              <table:table-cell office:value-type="float" office:value="-0.0000239732989603114">
                <text:p>-0.0000239732989603114</text:p>
              </table:table-cell>
              <table:table-cell office:value-type="float" office:value="0.000038225062435282">
                <text:p>0.000038225062435282</text:p>
              </table:table-cell>
              <table:table-cell office:value-type="float" office:value="-0.00000283180147814255">
                <text:p>-0.00000283180147814255</text:p>
              </table:table-cell>
              <table:table-cell office:value-type="float" office:value="-0.000000542310767681631">
                <text:p>-0.000000542310767681631</text:p>
              </table:table-cell>
              <table:table-cell office:value-type="float" office:value="-0.000006420025676801">
                <text:p>-0.000006420025676801</text:p>
              </table:table-cell>
              <table:table-cell office:value-type="float" office:value="-0.0000218892645494906">
                <text:p>-0.0000218892645494906</text:p>
              </table:table-cell>
              <table:table-cell office:value-type="float" office:value="0.0000017627863725389">
                <text:p>0.0000017627863725389</text:p>
              </table:table-cell>
              <table:table-cell office:value-type="float" office:value="0.0000189177927141238">
                <text:p>0.0000189177927141238</text:p>
              </table:table-cell>
              <table:table-cell office:value-type="float" office:value="0.00000349212465050597">
                <text:p>0.00000349212465050597</text:p>
              </table:table-cell>
              <table:table-cell office:value-type="float" office:value="-0.00000470906386917935">
                <text:p>-0.00000470906386917935</text:p>
              </table:table-cell>
              <table:table-cell office:value-type="float" office:value="-0.00003507464177821">
                <text:p>-0.00003507464177821</text:p>
              </table:table-cell>
              <table:table-cell office:value-type="float" office:value="0.0000176423827776828">
                <text:p>0.0000176423827776828</text:p>
              </table:table-cell>
              <table:table-cell office:value-type="float" office:value="0.0000183394425962713">
                <text:p>0.0000183394425962713</text:p>
              </table:table-cell>
              <table:table-cell office:value-type="float" office:value="0.00000970800999389176">
                <text:p>0.00000970800999389176</text:p>
              </table:table-cell>
              <table:table-cell office:value-type="float" office:value="-0.000016010359917773">
                <text:p>-0.000016010359917773</text:p>
              </table:table-cell>
              <table:table-cell office:value-type="float" office:value="-0.00000659844185435521">
                <text:p>-0.00000659844185435521</text:p>
              </table:table-cell>
              <table:table-cell office:value-type="float" office:value="0.00000382903633272536">
                <text:p>0.00000382903633272536</text:p>
              </table:table-cell>
              <table:table-cell office:value-type="float" office:value="-0.00000848375536799395">
                <text:p>-0.00000848375536799395</text:p>
              </table:table-cell>
              <table:table-cell office:value-type="float" office:value="0.00000227836083233068">
                <text:p>0.00000227836083233068</text:p>
              </table:table-cell>
              <table:table-cell office:value-type="float" office:value="0.00000317248740444587">
                <text:p>0.00000317248740444587</text:p>
              </table:table-cell>
              <table:table-cell office:value-type="float" office:value="-0.000000912981012457514">
                <text:p>-0.000000912981012457514</text:p>
              </table:table-cell>
              <table:table-cell office:value-type="float" office:value="-0.0000143490036827454">
                <text:p>-0.0000143490036827454</text:p>
              </table:table-cell>
              <table:table-cell office:value-type="float" office:value="0.0000186642080723942">
                <text:p>0.0000186642080723942</text:p>
              </table:table-cell>
              <table:table-cell office:value-type="float" office:value="-0.00000264206501821018">
                <text:p>-0.00000264206501821018</text:p>
              </table:table-cell>
              <table:table-cell office:value-type="float" office:value="-0.00000110167830064123">
                <text:p>-0.00000110167830064123</text:p>
              </table:table-cell>
              <table:table-cell office:value-type="float" office:value="0.00000638907418015755">
                <text:p>0.00000638907418015755</text:p>
              </table:table-cell>
              <table:table-cell office:value-type="float" office:value="-0.00000302326803597319">
                <text:p>-0.00000302326803597319</text:p>
              </table:table-cell>
              <table:table-cell office:value-type="float" office:value="-0.00000294960912472497">
                <text:p>-0.00000294960912472497</text:p>
              </table:table-cell>
              <table:table-cell office:value-type="float" office:value="-0.00000475810247463349">
                <text:p>-0.00000475810247463349</text:p>
              </table:table-cell>
              <table:table-cell office:value-type="float" office:value="-0.00000613760040463207">
                <text:p>-0.00000613760040463207</text:p>
              </table:table-cell>
              <table:table-cell office:value-type="float" office:value="0.000036668682669716">
                <text:p>0.000036668682669716</text:p>
              </table:table-cell>
              <table:table-cell office:value-type="float" office:value="-0.00000995038607226606">
                <text:p>-0.00000995038607226606</text:p>
              </table:table-cell>
              <table:table-cell office:value-type="float" office:value="-0.000034663032310589">
                <text:p>-0.000034663032310589</text:p>
              </table:table-cell>
              <table:table-cell office:value-type="float" office:value="0.0000136852941218235">
                <text:p>0.0000136852941218235</text:p>
              </table:table-cell>
              <table:table-cell office:value-type="float" office:value="0.0000199220381637555">
                <text:p>0.0000199220381637555</text:p>
              </table:table-cell>
              <table:table-cell office:value-type="float" office:value="0.00000231663930116976">
                <text:p>0.00000231663930116976</text:p>
              </table:table-cell>
              <table:table-cell office:value-type="float" office:value="-0.00000178063183187138">
                <text:p>-0.00000178063183187138</text:p>
              </table:table-cell>
              <table:table-cell office:value-type="float" office:value="-0.00000433435278696104">
                <text:p>-0.00000433435278696104</text:p>
              </table:table-cell>
              <table:table-cell office:value-type="float" office:value="-0.00000335329371708992">
                <text:p>-0.00000335329371708992</text:p>
              </table:table-cell>
              <table:table-cell office:value-type="float" office:value="-0.00000521388324953298">
                <text:p>-0.00000521388324953298</text:p>
              </table:table-cell>
              <table:table-cell office:value-type="float" office:value="-0.0000244158170221165">
                <text:p>-0.0000244158170221165</text:p>
              </table:table-cell>
              <table:table-cell office:value-type="float" office:value="0.0000171609119840599">
                <text:p>0.0000171609119840599</text:p>
              </table:table-cell>
              <table:table-cell office:value-type="float" office:value="0.0000157621442056222">
                <text:p>0.0000157621442056222</text:p>
              </table:table-cell>
              <table:table-cell office:value-type="float" office:value="-0.00000136724583721382">
                <text:p>-0.00000136724583721382</text:p>
              </table:table-cell>
              <table:table-cell office:value-type="float" office:value="0.00000346773215853524">
                <text:p>0.00000346773215853524</text:p>
              </table:table-cell>
              <table:table-cell office:value-type="float" office:value="-0.0000070535027569818">
                <text:p>-0.0000070535027569818</text:p>
              </table:table-cell>
              <table:table-cell office:value-type="float" office:value="0.00000658250086055245">
                <text:p>0.00000658250086055245</text:p>
              </table:table-cell>
              <table:table-cell office:value-type="float" office:value="-0.00000879347356647076">
                <text:p>-0.00000879347356647076</text:p>
              </table:table-cell>
              <table:table-cell office:value-type="float" office:value="0.000015917911064256">
                <text:p>0.000015917911064256</text:p>
              </table:table-cell>
              <table:table-cell office:value-type="float" office:value="0.00000220414233548238">
                <text:p>0.00000220414233548238</text:p>
              </table:table-cell>
              <table:table-cell office:value-type="float" office:value="-0.000013397826922279">
                <text:p>-0.000013397826922279</text:p>
              </table:table-cell>
              <table:table-cell office:value-type="float" office:value="-0.0000121655122949926">
                <text:p>-0.0000121655122949926</text:p>
              </table:table-cell>
              <table:table-cell office:value-type="float" office:value="-0.00000254282994710531">
                <text:p>-0.00000254282994710531</text:p>
              </table:table-cell>
              <table:table-cell office:value-type="float" office:value="0.0000208659061159966">
                <text:p>0.0000208659061159966</text:p>
              </table:table-cell>
              <table:table-cell office:value-type="float" office:value="-0.0000167614029394914">
                <text:p>-0.0000167614029394914</text:p>
              </table:table-cell>
              <table:table-cell office:value-type="float" office:value="0.00000949498206204158">
                <text:p>0.00000949498206204158</text:p>
              </table:table-cell>
              <table:table-cell office:value-type="float" office:value="0.00000169705958824595">
                <text:p>0.00000169705958824595</text:p>
              </table:table-cell>
              <table:table-cell office:value-type="float" office:value="-0.00000707428731988591">
                <text:p>-0.00000707428731988591</text:p>
              </table:table-cell>
              <table:table-cell office:value-type="float" office:value="0.000000429434608206769">
                <text:p>0.000000429434608206769</text:p>
              </table:table-cell>
              <table:table-cell office:value-type="float" office:value="-0.00000829525123757779">
                <text:p>-0.00000829525123757779</text:p>
              </table:table-cell>
              <table:table-cell office:value-type="float" office:value="0.0000147988327801607">
                <text:p>0.0000147988327801607</text:p>
              </table:table-cell>
              <table:table-cell office:value-type="float" office:value="0.00000219002275669844">
                <text:p>0.00000219002275669844</text:p>
              </table:table-cell>
              <table:table-cell office:value-type="float" office:value="0.0000136999987208619">
                <text:p>0.0000136999987208619</text:p>
              </table:table-cell>
              <table:table-cell office:value-type="float" office:value="-0.000011378075385704">
                <text:p>-0.000011378075385704</text:p>
              </table:table-cell>
              <table:table-cell office:value-type="float" office:value="0.00000253790555848621">
                <text:p>0.00000253790555848621</text:p>
              </table:table-cell>
              <table:table-cell office:value-type="float" office:value="-0.0000118560517035626">
                <text:p>-0.0000118560517035626</text:p>
              </table:table-cell>
              <table:table-cell office:value-type="float" office:value="-0.00000319693109779307">
                <text:p>-0.00000319693109779307</text:p>
              </table:table-cell>
              <table:table-cell office:value-type="float" office:value="0.0000146601538618119">
                <text:p>0.0000146601538618119</text:p>
              </table:table-cell>
              <table:table-cell office:value-type="float" office:value="-0.000020885666112358">
                <text:p>-0.000020885666112358</text:p>
              </table:table-cell>
              <table:table-cell office:value-type="float" office:value="0.000000645349530647987">
                <text:p>0.000000645349530647987</text:p>
              </table:table-cell>
              <table:table-cell office:value-type="float" office:value="0.0000142918000018422">
                <text:p>0.0000142918000018422</text:p>
              </table:table-cell>
              <table:table-cell office:value-type="float" office:value="-0.00000769716224058303">
                <text:p>-0.00000769716224058303</text:p>
              </table:table-cell>
              <table:table-cell office:value-type="float" office:value="0.0000160997115790096">
                <text:p>0.0000160997115790096</text:p>
              </table:table-cell>
              <table:table-cell office:value-type="float" office:value="-0.0000205450633877224">
                <text:p>-0.0000205450633877224</text:p>
              </table:table-cell>
              <table:table-cell office:value-type="float" office:value="0.0000197493353045752">
                <text:p>0.0000197493353045752</text:p>
              </table:table-cell>
              <table:table-cell office:value-type="float" office:value="0.00000108240512192159">
                <text:p>0.000001082405121921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